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Tms Rmn" svg:font-family="&quot;Tms Rmn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3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3">
      <style:table-cell-properties style:vertical-align="automatic" fo:background-color="#FFFFFF"/>
      <style:text-properties fo:font-size="12pt" style:font-size-asian="12pt" style:font-size-complex="12pt"/>
    </style:style>
    <style:style style:name="ce4" style:family="table-cell" style:parent-style-name="Normal_32_2" style:data-style-name="N3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5" style:family="table-cell" style:parent-style-name="Normal_32_2" style:data-style-name="N0">
      <style:table-cell-properties style:vertical-align="automatic" fo:background-color="#FFFFFF"/>
    </style:style>
    <style:style style:name="ce6" style:family="table-cell" style:parent-style-name="Hyperlink_32_3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7" style:family="table-cell" style:parent-style-name="Hyperlink_32_3" style:data-style-name="N3">
      <style:table-cell-properties style:vertical-align="automatic" fo:background-color="#FFFFFF"/>
      <style:text-properties fo:color="#0000FF" style:text-underline-style="solid" style:text-underline-type="single"/>
    </style:style>
    <style:style style:name="ce8" style:family="table-cell" style:parent-style-name="Normal_32_2" style:data-style-name="N3">
      <style:table-cell-properties style:vertical-align="automatic" fo:background-color="#FFFFFF"/>
    </style:style>
    <style:style style:name="ce9" style:family="table-cell" style:parent-style-name="Normal_32_2" style:data-style-name="N3">
      <style:table-cell-properties style:vertical-align="automatic"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Normal_32_2" style:data-style-name="N3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2" style:family="table-cell" style:parent-style-name="Heading_6._32_New_32_topics_32_3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Heading_6._32_New_32_topics_32_3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4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5" style:family="table-cell" style:parent-style-name="Heading_6._32_New_32_topics_32_3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Heading_6._32_New_32_topics_32_3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7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fo:font-size="12pt" style:font-size-asian="12pt" style:font-size-complex="12pt"/>
    </style:style>
    <style:style style:name="ce18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9" style:family="table-cell" style:parent-style-name="Normal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Normal_32_2" style:data-style-name="N3">
      <style:table-cell-properties fo:border-top="2pt solid #000000" fo:border-bottom="none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21" style:family="table-cell" style:parent-style-name="Normal_32_2" style:data-style-name="N3">
      <style:table-cell-properties style:vertical-align="automatic" fo:background-color="#FFFFFF"/>
      <style:text-properties fo:font-size="9pt" style:font-size-asian="9pt" style:font-size-complex="9pt"/>
    </style:style>
    <style:style style:name="ce22" style:family="table-cell" style:parent-style-name="Normal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Normal_32_2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6" style:family="table-cell" style:parent-style-name="Normal_32_2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Normal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Normal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Normal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0" style:family="table-cell" style:parent-style-name="Normal_32_2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32" style:family="table-cell" style:parent-style-name="Normal_32_2" style:data-style-name="N3">
      <style:table-cell-properties fo:border-top="2pt solid #000000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33" style:family="table-cell" style:parent-style-name="Normal_32_2" style:data-style-name="N3">
      <style:table-cell-properties fo:border-top="2pt solid #000000" fo:border-bottom="thin solid #000000" fo:border-left="none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34" style:family="table-cell" style:parent-style-name="Heading_6._32_New_32_topics_32_3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Heading_6._32_New_32_topics_32_3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36" style:family="table-cell" style:parent-style-name="Normal_32_2" style:data-style-name="N3">
      <style:table-cell-properties fo:border-top="2pt solid #000000" fo:border-bottom="thin solid #000000" fo:border-left="none" fo:border-right="none" style:vertical-align="automatic" fo:background-color="#FFFFFF"/>
      <style:text-properties fo:font-size="12pt" style:font-size-asian="12pt" style:font-size-complex="12pt"/>
    </style:style>
    <style:style style:name="ce37" style:family="table-cell" style:parent-style-name="Normal_32_2" style:data-style-name="N3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38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/>
    </style:style>
    <style:style style:name="ce39" style:family="table-cell" style:parent-style-name="Normal_7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0" style:family="table-cell" style:parent-style-name="Normal_7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1" style:family="table-cell" style:parent-style-name="Normal_7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2" style:family="table-cell" style:parent-style-name="Normal_32_3" style:data-style-name="N3">
      <style:table-cell-properties fo:border="thin solid #FFFFFF" style:vertical-align="automatic" fo:background-color="#FFFFFF"/>
      <style:text-properties fo:font-weight="bold" style:font-weight-asian="bold" style:font-weight-complex="bold"/>
    </style:style>
    <style:style style:name="ce43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44" style:family="table-cell" style:parent-style-name="Normal_7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45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Percent_32_3" style:data-style-name="N37">
      <style:table-cell-properties fo:background-color="#FFFFFF"/>
    </style:style>
    <style:style style:name="ce47" style:family="table-cell" style:parent-style-name="Normal_32_3" style:data-style-name="N3">
      <style:table-cell-properties fo:border="thin solid #FFFFFF" style:vertical-align="automatic" fo:background-color="#FFFFFF"/>
    </style:style>
    <style:style style:name="ce48" style:family="table-cell" style:parent-style-name="Normal_32_3" style:data-style-name="N3">
      <style:table-cell-properties fo:border-top="thin solid #FFFFFF" fo:border-bottom="thin solid #000000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49" style:family="table-cell" style:parent-style-name="Normal_32_2" style:data-style-name="N3">
      <style:table-cell-properties style:vertical-align="automatic" fo:background-color="#FFFFFF"/>
      <style:text-properties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Percent_32_3" style:data-style-name="N14">
      <style:table-cell-properties fo:background-color="#FFFFFF"/>
    </style:style>
    <style:style style:name="ce51" style:family="table-cell" style:parent-style-name="Normal_32_3" style:data-style-name="N3">
      <style:table-cell-properties fo:border-top="thin solid #000000" fo:border-bottom="thin solid #000000" fo:border-left="thin solid #FFFFFF" fo:border-right="thin solid #FFFFFF" style:vertical-align="automatic" fo:background-color="#FFFFFF"/>
      <style:text-properties fo:font-size="12pt" style:font-size-asian="12pt" style:font-size-complex="12pt"/>
    </style:style>
    <style:style style:name="ce52" style:family="table-cell" style:parent-style-name="Normal_32_2" style:data-style-name="N3">
      <style:table-cell-properties fo:border-top="thin solid #000000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53" style:family="table-cell" style:parent-style-name="Normal_32_2" style:data-style-name="N3">
      <style:table-cell-properties fo:border-top="thin solid #000000" fo:border-bottom="thin solid #000000" fo:border-left="none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54" style:family="table-cell" style:parent-style-name="Normal_32_2" style:data-style-name="N3">
      <style:table-cell-properties fo:border-top="thin solid #000000" fo:border-bottom="thin solid #000000" fo:border-left="none" fo:border-right="none" style:vertical-align="automatic" fo:background-color="#FFFFFF"/>
      <style:text-properties fo:color="#008080" fo:font-weight="bold" style:font-weight-asian="bold" style:font-weight-complex="bold"/>
    </style:style>
    <style:style style:name="ce55" style:family="table-cell" style:parent-style-name="Heading_6._32_New_32_topics_32_3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56" style:family="table-cell" style:parent-style-name="Heading_6._32_New_32_topics_32_3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57" style:family="table-cell" style:parent-style-name="Normal_32_2" style:data-style-name="N3">
      <style:table-cell-properties fo:border-top="thin solid #000000" fo:border-bottom="thin solid #000000" fo:border-left="none" fo:border-right="none" style:vertical-align="automatic" fo:background-color="#FFFFFF"/>
    </style:style>
    <style:style style:name="ce58" style:family="table-cell" style:parent-style-name="Normal_32_2" style:data-style-name="N3">
      <style:table-cell-properties fo:border-top="thin solid #000000" fo:border-bottom="thin solid #000000" fo:border-left="none" fo:border-right="none" style:vertical-align="automatic" fo:background-color="#FFFFFF"/>
      <style:text-properties fo:color="#008080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Normal_32_2" style:data-style-name="N3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60" style:family="table-cell" style:parent-style-name="Normal_7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1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62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63" style:family="table-cell" style:parent-style-name="Normal_7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4" style:family="table-cell" style:parent-style-name="Normal_32_3" style:data-style-name="N3">
      <style:table-cell-properties fo:border-top="thin solid #FFFFFF" fo:border-bottom="2pt solid #000000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65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7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8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69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70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71" style:family="table-cell" style:parent-style-name="Normal_32_2" style:data-style-name="N3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72" style:family="table-cell" style:parent-style-name="Normal_32_3" style:data-style-name="N3">
      <style:table-cell-properties fo:border-top="thin solid #FFFFFF" fo:border-bottom="thin solid #FFFFFF" fo:border-left="thin solid #FFFFFF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74" style:family="table-cell" style:parent-style-name="Normal_32_3" style:data-style-name="N3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75" style:family="table-cell" style:parent-style-name="Normal_7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6" style:family="table-cell" style:parent-style-name="Normal_32_3" style:data-style-name="N3">
      <style:table-cell-properties fo:border-top="thin solid #FFFFFF" fo:border-bottom="thin solid #FFFFFF" fo:border-left="none" fo:border-right="thin solid #FFFFFF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77" style:family="table-cell" style:parent-style-name="Normal_32_3" style:data-style-name="N3">
      <style:table-cell-properties fo:border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78" style:family="table-cell" style:parent-style-name="Normal_32_3" style:data-style-name="N3">
      <style:table-cell-properties fo:border="thin solid #FFFFFF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79" style:family="table-cell" style:parent-style-name="Normal_70608_32_updated_32_2" style:data-style-name="N2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0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1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82" style:family="table-cell" style:parent-style-name="Normal_7_32_2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3" style:family="table-cell" style:parent-style-name="Normal_7_32_2" style:data-style-name="N3">
      <style:table-cell-properties fo:border="thin solid #FFFFF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4" style:family="table-cell" style:parent-style-name="Normal_32_3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85" style:family="table-cell" style:parent-style-name="Hyperlink_32_2" style:data-style-name="N3">
      <style:table-cell-properties fo:border-top="thin solid #FFFFFF" fo:border-bottom="thin solid #FFFFFF" fo:border-left="thin solid #FFFFFF" fo:border-right="none" style:vertical-align="automatic" fo:background-color="#FFFFFF"/>
      <style:text-properties fo:color="#0000FF" style:text-underline-style="solid" style:text-underline-type="single"/>
    </style:style>
    <style:style style:name="ce86" style:family="table-cell" style:parent-style-name="Hyperlink_32_2" style:data-style-name="N3">
      <style:table-cell-properties fo:border="thin solid #FFFFFF" style:vertical-align="automatic" fo:background-color="#FFFFFF"/>
      <style:text-properties fo:color="#0000FF" style:text-underline-style="solid" style:text-underline-type="single"/>
    </style:style>
    <style:style style:name="ce87" style:family="table-cell" style:parent-style-name="Normal_32_3" style:data-style-name="N3">
      <style:table-cell-properties fo:border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88" style:family="table-cell" style:parent-style-name="Normal_32_3" style:data-style-name="N0">
      <style:table-cell-properties fo:border="thin solid #FFFFFF" style:vertical-align="to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9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tyle="italic" style:font-style-asian="italic" style:font-style-complex="italic" style:text-underline-style="none" style:text-underline-type="none"/>
    </style:style>
    <style:style style:name="ce90" style:family="table-cell" style:parent-style-name="Normal_32_3" style:data-style-name="N3">
      <style:table-cell-properties fo:border-top="thin solid #FFFFFF" fo:border-bottom="thin solid #FFFFFF" fo:border-left="thin solid #FFFFFF" fo:border-right="none" style:vertical-align="automatic" fo:background-color="#FFFFFF"/>
    </style:style>
    <style:style style:name="ce91" style:family="table-cell" style:parent-style-name="Normal_32_3" style:data-style-name="N0">
      <style:table-cell-properties fo:border="thin solid #FFFFFF" style:vertical-align="automatic" fo:background-color="#FFFFFF"/>
      <style:text-properties fo:font-style="italic" style:font-style-asian="italic" style:font-style-complex="italic"/>
    </style:style>
    <style:style style:name="ce92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93" style:family="table-cell" style:parent-style-name="Normal_32_3" style:data-style-name="N0">
      <style:table-cell-properties fo:border="thin solid #FFFFFF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4" style:family="table-cell" style:parent-style-name="Percent_32_2" style:data-style-name="N3">
      <style:table-cell-properties fo:border="thin solid #FFFFFF" fo:background-color="#FFFFFF"/>
    </style:style>
    <style:style style:name="ce95" style:family="table-cell" style:parent-style-name="Normal_32_2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Normal_32_2" style:data-style-name="N3">
      <style:table-cell-properties fo:border-top="2pt solid #000000" fo:border-bottom="2pt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97" style:family="table-cell" style:parent-style-name="Normal_32_2" style:data-style-name="N3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98" style:family="table-cell" style:parent-style-name="Normal_32_2" style:data-style-name="N3">
      <style:table-cell-properties fo:border-top="thin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99" style:family="table-cell" style:parent-style-name="Normal_32_3" style:data-style-name="N3">
      <style:table-cell-properties fo:border="thin solid #FFFFFF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0" style:family="table-cell" style:parent-style-name="Normal_32_3" style:data-style-name="N3">
      <style:table-cell-properties fo:border="thin solid #FFFFFF" style:vertical-align="automatic" fo:background-color="#FFFFFF"/>
      <style:text-properties fo:font-size="12pt" style:font-size-asian="12pt" style:font-size-complex="12pt"/>
    </style:style>
    <style:style style:name="ce101" style:family="table-cell" style:parent-style-name="Normal_32_3" style:data-style-name="N3">
      <style:table-cell-properties fo:border-top="thin solid #FFFFFF" fo:border-bottom="thin solid #FFFFFF" fo:border-left="thin solid #FFFFFF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2" style:family="table-cell" style:parent-style-name="Normal_32_3" style:data-style-name="N0">
      <style:table-cell-properties fo:border="thin solid #FFFFFF" style:vertical-align="automatic" fo:background-color="#FFFFFF"/>
    </style:style>
    <style:style style:name="ce103" style:family="table-cell" style:parent-style-name="Hyperlink_32_2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104" style:family="table-cell" style:parent-style-name="Normal_32_3" style:data-style-name="N3">
      <style:table-cell-properties fo:border="thin solid #FFFFFF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05" style:family="table-cell" style:parent-style-name="Normal_32_3" style:data-style-name="N3">
      <style:table-cell-properties fo:border-top="thin solid #FFFFFF" fo:border-bottom="thin solid #FFFFFF" fo:border-left="thin solid #FFFFFF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06" style:family="table-cell" style:parent-style-name="Heading_6._32_New_32_topics_32_2" style:data-style-name="N3">
      <style:table-cell-properties fo:border="thin solid #FFFFFF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07" style:family="table-cell" style:parent-style-name="Heading_6._32_New_32_topics_32_2" style:data-style-name="N3">
      <style:table-cell-properties fo:border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08" style:family="table-cell" style:parent-style-name="Normal_32_3" style:data-style-name="N3">
      <style:table-cell-properties fo:border-top="thin solid #FFFFFF" fo:border-bottom="2pt solid #000000" fo:border-left="thin solid #FFFFFF" fo:border-right="thin solid #FFFFFF" style:vertical-align="automatic" fo:background-color="#FFFFFF"/>
      <style:text-properties fo:font-size="12pt" style:font-size-asian="12pt" style:font-size-complex="12pt"/>
    </style:style>
    <style:style style:name="ce109" style:family="table-cell" style:parent-style-name="Normal_32_3" style:data-style-name="N3">
      <style:table-cell-properties fo:border-top="thin solid #FFFFFF" fo:border-bottom="2pt solid #000000" fo:border-left="thin solid #FFFFFF" fo:border-right="thin solid #FFFFFF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10" style:family="table-cell" style:parent-style-name="Normal_32_3" style:data-style-name="N3">
      <style:table-cell-properties fo:border-top="thin solid #FFFFFF" fo:border-bottom="2pt solid #000000" fo:border-left="thin solid #FFFFFF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11" style:family="table-cell" style:parent-style-name="Heading_6._32_New_32_topics_32_2" style:data-style-name="N3">
      <style:table-cell-properties fo:border-top="thin solid #FFFFFF" fo:border-bottom="2pt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12" style:family="table-cell" style:parent-style-name="Heading_6._32_New_32_topics_32_2" style:data-style-name="N3">
      <style:table-cell-properties fo:border-top="thin solid #FFFFFF" fo:border-bottom="2pt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13" style:family="table-cell" style:parent-style-name="Normal_32_3" style:data-style-name="N3">
      <style:table-cell-properties fo:border-top="thin solid #FFFFFF" fo:border-bottom="2pt solid #000000" fo:border-left="thin solid #FFFFFF" fo:border-right="thin solid #FFFFFF" style:vertical-align="automatic" fo:background-color="#FFFFFF" style:repeat-content="false"/>
      <style:paragraph-properties fo:text-align="end" fo:margin-right="0cm"/>
    </style:style>
    <style:style style:name="ce114" style:family="table-cell" style:parent-style-name="Normal_32_3" style:data-style-name="N3">
      <style:table-cell-properties fo:border-top="2pt solid #000000" fo:border-bottom="thin solid #FFFFFF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5" style:family="table-cell" style:parent-style-name="Normal_32_3" style:data-style-name="N3">
      <style:table-cell-properties fo:border-top="2pt solid #000000" fo:border-bottom="thin solid #FFFFFF" fo:border-left="thin solid #FFFFFF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17" style:family="table-cell" style:parent-style-name="Normal_32_3" style:data-style-name="N3">
      <style:table-cell-properties fo:border-top="2pt solid #000000" fo:border-bottom="thin solid #FFFFFF" fo:border-left="thin solid #FFFFFF" fo:border-right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18" style:family="table-cell" style:parent-style-name="Normal_32_3" style:data-style-name="N3">
      <style:table-cell-properties fo:border="thin solid #FFFFFF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9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0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21" style:family="table-cell" style:parent-style-name="Normal_32_3" style:data-style-name="N3">
      <style:table-cell-properties fo:border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22" style:family="table-cell" style:parent-style-name="Normal_32_3" style:data-style-name="N3">
      <style:table-cell-properties fo:border-top="thin solid #FFFFFF" fo:border-bottom="2pt solid #000000" fo:border-left="thin solid #FFFFFF" fo:border-right="thin solid #FFFFFF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3" style:family="table-cell" style:parent-style-name="Normal_32_3" style:data-style-name="N3">
      <style:table-cell-properties fo:border-top="thin solid #FFFFFF" fo:border-bottom="2pt solid #000000" fo:border-left="thin solid #FFFFFF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4" style:family="table-cell" style:parent-style-name="Normal_32_3" style:data-style-name="N3">
      <style:table-cell-properties fo:border-top="thin solid #FFFFFF" fo:border-bottom="2pt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5" style:family="table-cell" style:parent-style-name="Normal_32_3" style:data-style-name="N3">
      <style:table-cell-properties fo:border-top="none" fo:border-bottom="2pt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26" style:family="table-cell" style:parent-style-name="Normal_32_3" style:data-style-name="N3">
      <style:table-cell-properties fo:border-top="thin solid #FFFFFF" fo:border-bottom="2pt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27" style:family="table-cell" style:parent-style-name="Normal_32_3" style:data-style-name="N3">
      <style:table-cell-properties fo:border="thin solid #FFFFFF" style:vertical-align="automatic" fo:background-color="#FFFFFF" style:repeat-content="false"/>
      <style:paragraph-properties fo:text-align="end" fo:margin-right="0cm"/>
    </style:style>
    <style:style style:name="ce128" style:family="table-cell" style:parent-style-name="Normal_32_3" style:data-style-name="N3">
      <style:table-cell-properties fo:border-top="2pt solid #000000" fo:border-bottom="thin solid #000000" fo:border-left="thin solid #FFFFFF" fo:border-right="thin solid #FFFFFF" style:vertical-align="automatic" fo:background-color="#FFFFFF"/>
      <style:text-properties fo:font-size="12pt" style:font-size-asian="12pt" style:font-size-complex="12pt"/>
    </style:style>
    <style:style style:name="ce129" style:family="table-cell" style:parent-style-name="Normal_32_3" style:data-style-name="N3">
      <style:table-cell-properties fo:border-top="2pt solid #000000" fo:border-bottom="thin solid #000000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130" style:family="table-cell" style:parent-style-name="Normal_32_3" style:data-style-name="N3">
      <style:table-cell-properties fo:border-top="2pt solid #000000" fo:border-bottom="thin solid #000000" fo:border-left="thin solid #FFFFFF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31" style:family="table-cell" style:parent-style-name="Normal_32_3" style:data-style-name="N3">
      <style:table-cell-properties fo:border-top="2pt solid #000000" fo:border-bottom="thin solid #000000" fo:border-left="thin solid #FFFFFF" fo:border-right="thin solid #FFFFFF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32" style:family="table-cell" style:parent-style-name="Heading_6._32_New_32_topics_32_2" style:data-style-name="N3">
      <style:table-cell-properties fo:border-top="2pt solid #000000" fo:border-bottom="thin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33" style:family="table-cell" style:parent-style-name="Heading_6._32_New_32_topics_32_2" style:data-style-name="N3">
      <style:table-cell-properties fo:border-top="2pt solid #000000" fo:border-bottom="thin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34" style:family="table-cell" style:parent-style-name="Normal_32_3" style:data-style-name="N3">
      <style:table-cell-properties fo:border-top="2pt solid #000000" fo:border-bottom="thin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</style:style>
    <style:style style:name="ce135" style:family="table-cell" style:parent-style-name="Normal_32_3" style:data-style-name="N3">
      <style:table-cell-properties fo:border-top="none" fo:border-bottom="thin solid #FFFFFF" fo:border-left="thin solid #FFFFFF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6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</style:style>
    <style:style style:name="ce137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8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39" style:family="table-cell" style:parent-style-name="Normal_32_3" style:data-style-name="N3">
      <style:table-cell-properties fo:border-top="thin solid #FFFFFF" fo:border-bottom="thin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Normal_32_3" style:data-style-name="N3">
      <style:table-cell-properties fo:border-top="thin solid #000000" fo:border-bottom="thin solid #000000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141" style:family="table-cell" style:parent-style-name="Normal_32_3" style:data-style-name="N3">
      <style:table-cell-properties fo:border-top="thin solid #000000" fo:border-bottom="thin solid #000000" fo:border-left="thin solid #FFFFFF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42" style:family="table-cell" style:parent-style-name="Normal_32_3" style:data-style-name="N3">
      <style:table-cell-properties fo:border-top="thin solid #000000" fo:border-bottom="thin solid #000000" fo:border-left="thin solid #FFFFFF" fo:border-right="thin solid #FFFFFF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43" style:family="table-cell" style:parent-style-name="Heading_6._32_New_32_topics_32_2" style:data-style-name="N3">
      <style:table-cell-properties fo:border-top="thin solid #000000" fo:border-bottom="thin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44" style:family="table-cell" style:parent-style-name="Heading_6._32_New_32_topics_32_2" style:data-style-name="N3">
      <style:table-cell-properties fo:border-top="thin solid #000000" fo:border-bottom="thin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45" style:family="table-cell" style:parent-style-name="Normal_32_3" style:data-style-name="N3">
      <style:table-cell-properties fo:border-top="thin solid #000000" fo:border-bottom="thin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</style:style>
    <style:style style:name="ce146" style:family="table-cell" style:parent-style-name="Normal_7_32_2" style:data-style-name="N36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47" style:family="table-cell" style:parent-style-name="Normal_32_3" style:data-style-name="N36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</style:style>
    <style:style style:name="ce148" style:family="table-cell" style:parent-style-name="Normal_7_32_2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49" style:family="table-cell" style:parent-style-name="Normal_7_32_2" style:data-style-name="N36">
      <style:table-cell-properties fo:border="thin solid #FFFFF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50" style:family="table-cell" style:parent-style-name="Normal_32_3" style:data-style-name="N36">
      <style:table-cell-properties fo:border="thin solid #FFFFFF" style:vertical-align="automatic" fo:background-color="#FFFFFF" style:repeat-content="false"/>
      <style:paragraph-properties fo:text-align="end" fo:margin-right="0cm"/>
    </style:style>
    <style:style style:name="ce151" style:family="table-cell" style:parent-style-name="Normal_7_32_2" style:data-style-name="N36">
      <style:table-cell-properties fo:border="thin solid #FFFFF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152" style:family="table-cell" style:parent-style-name="Normal_32_3" style:data-style-name="N3">
      <style:table-cell-properties fo:border-top="thin solid #FFFFFF" fo:border-bottom="2pt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3" style:family="table-cell" style:parent-style-name="Normal_32_3" style:data-style-name="N3">
      <style:table-cell-properties fo:border-top="thin solid #FFFFFF" fo:border-bottom="2pt solid #000000" fo:border-left="thin solid #FFFFFF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4" style:family="table-cell" style:parent-style-name="Normal_32_3" style:data-style-name="N3">
      <style:table-cell-properties fo:border-top="thin solid #FFFFFF" fo:border-bottom="2pt solid #000000" fo:border-left="thin solid #FFFFFF" fo:border-right="thin solid #FFFFFF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5" style:family="table-cell" style:parent-style-name="Normal_32_3" style:data-style-name="N3">
      <style:table-cell-properties fo:border-top="thin solid #FFFFFF" fo:border-bottom="2pt solid #000000" fo:border-left="thin solid #FFFFFF" fo:border-right="thin solid #FFFFFF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56" style:family="table-cell" style:parent-style-name="Normal_32_3" style:data-style-name="N36">
      <style:table-cell-properties fo:border-top="thin solid #FFFFFF" fo:border-bottom="2pt solid #000000" fo:border-left="thin solid #FFFFFF" fo:border-right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57" style:family="table-cell" style:parent-style-name="Normal_32_3" style:data-style-name="N36">
      <style:table-cell-properties fo:border-top="thin solid #FFFFFF" fo:border-bottom="2pt solid #000000" fo:border-left="thin solid #FFFFFF" fo:border-right="thin solid #FFFFFF" style:vertical-align="automatic" fo:background-color="#FFFFFF" style:repeat-content="false"/>
      <style:paragraph-properties fo:text-align="end" fo:margin-right="0cm"/>
    </style:style>
    <style:style style:name="ce158" style:family="table-cell" style:parent-style-name="Normal_32_3" style:data-style-name="N3">
      <style:table-cell-properties fo:border-top="none" fo:border-bottom="none" fo:border-left="thin solid #FFFFFF" fo:border-right="thin solid #FFFFFF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9" style:family="table-cell" style:parent-style-name="Normal_32_3" style:data-style-name="N3">
      <style:table-cell-properties fo:border-top="none" fo:border-bottom="none" fo:border-left="thin solid #FFFFFF" fo:border-right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60" style:family="table-cell" style:parent-style-name="Normal_7_32_2" style:data-style-name="N3">
      <style:table-cell-properties fo:border-top="none" fo:border-bottom="none" fo:border-left="thin solid #FFFFFF" fo:border-right="thin solid #FFFFF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1" style:family="table-cell" style:parent-style-name="Normal_32_3" style:data-style-name="N3">
      <style:table-cell-properties fo:border-top="2pt solid #000000" fo:border-bottom="thin solid #000000" fo:border-left="thin solid #FFFFFF" fo:border-right="thin solid #FFFFFF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Normal_32_3" style:data-style-name="N3">
      <style:table-cell-properties fo:border-top="2pt solid #000000" fo:border-bottom="2pt solid #000000" fo:border-left="thin solid #FFFFFF" fo:border-right="thin solid #FFFFFF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3" style:family="table-cell" style:parent-style-name="Normal_32_3" style:data-style-name="N3">
      <style:table-cell-properties fo:border-top="thin solid #000000" fo:border-bottom="thin solid #000000" fo:border-left="thin solid #FFFFFF" fo:border-right="thin solid #FFFFFF" style:vertical-align="automatic" fo:background-color="#FFFFFF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164" style:family="table-cell" style:parent-style-name="Normal_32_3" style:data-style-name="N3">
      <style:table-cell-properties fo:border-top="thin solid #000000" fo:border-bottom="2pt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5" style:family="table-cell" style:parent-style-name="Default" style:data-style-name="N3">
      <style:table-cell-properties fo:border="thin solid #FFFFFF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66" style:family="table-cell" style:parent-style-name="Default" style:data-style-name="N3">
      <style:table-cell-properties fo:border="thin solid #FFFFFF" fo:background-color="#FFFFFF"/>
      <style:text-properties fo:font-size="12pt" style:font-size-asian="12pt" style:font-size-complex="12pt"/>
    </style:style>
    <style:style style:name="ce167" style:family="table-cell" style:parent-style-name="Default" style:data-style-name="N3">
      <style:table-cell-properties fo:border-top="thin solid #FFFFFF" fo:border-bottom="thin solid #FFFFFF" fo:border-left="thin solid #FFFFFF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68" style:family="table-cell" style:parent-style-name="Default" style:data-style-name="N3">
      <style:table-cell-properties fo:border="thin solid #FFFFFF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69" style:family="table-cell" style:parent-style-name="Default" style:data-style-name="N0">
      <style:table-cell-properties fo:border="thin solid #FFFFFF" fo:background-color="#FFFFFF"/>
    </style:style>
    <style:style style:name="ce170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171" style:family="table-cell" style:parent-style-name="Default" style:data-style-name="N3">
      <style:table-cell-properties fo:border="thin solid #FFFFFF" fo:background-color="#FFFFFF"/>
    </style:style>
    <style:style style:name="ce172" style:family="table-cell" style:parent-style-name="Hyperlink" style:data-style-name="N3">
      <style:table-cell-properties fo:border-top="thin solid #FFFFFF" fo:border-bottom="thin solid #FFFFFF" fo:border-left="thin solid #FFFFFF" fo:border-right="none" style:vertical-align="automatic" fo:background-color="#FFFFFF"/>
      <style:text-properties fo:color="#0000FF" style:text-underline-style="solid" style:text-underline-type="single"/>
    </style:style>
    <style:style style:name="ce173" style:family="table-cell" style:parent-style-name="Hyperlink" style:data-style-name="N3">
      <style:table-cell-properties fo:border="thin solid #FFFFFF" style:vertical-align="automatic" fo:background-color="#FFFFFF"/>
      <style:text-properties fo:color="#0000FF" style:text-underline-style="solid" style:text-underline-type="single"/>
    </style:style>
    <style:style style:name="ce174" style:family="table-cell" style:parent-style-name="Default" style:data-style-name="N3">
      <style:table-cell-properties fo:border="thin solid #FFFFFF" fo:background-color="#FFFFFF"/>
      <style:text-properties fo:font-weight="bold" style:font-weight-asian="bold" style:font-weight-complex="bold"/>
    </style:style>
    <style:style style:name="ce175" style:family="table-cell" style:parent-style-name="Default" style:data-style-name="N3">
      <style:table-cell-properties fo:border="thin solid #FFFFFF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76" style:family="table-cell" style:parent-style-name="Default" style:data-style-name="N3">
      <style:table-cell-properties fo:border-top="thin solid #FFFFFF" fo:border-bottom="thin solid #FFFFFF" fo:border-left="thin solid #FFFFFF" fo:border-right="non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77" style:family="table-cell" style:parent-style-name="Default" style:data-style-name="N3">
      <style:table-cell-properties fo:border="thin solid #FFFFFF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78" style:family="table-cell" style:parent-style-name="Heading_6._32_New_32_topics" style:data-style-name="N3">
      <style:table-cell-properties fo:border="thin solid #FFFFFF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79" style:family="table-cell" style:parent-style-name="Heading_6._32_New_32_topics" style:data-style-name="N3">
      <style:table-cell-properties fo:border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80" style:family="table-cell" style:parent-style-name="Default" style:data-style-name="N3">
      <style:table-cell-properties fo:border-top="thin solid #FFFFFF" fo:border-bottom="2pt solid #000000" fo:border-left="thin solid #FFFFFF" fo:border-right="thin solid #FFFFFF" fo:background-color="#FFFFFF"/>
      <style:text-properties fo:font-size="12pt" style:font-size-asian="12pt" style:font-size-complex="12pt"/>
    </style:style>
    <style:style style:name="ce181" style:family="table-cell" style:parent-style-name="Default" style:data-style-name="N3">
      <style:table-cell-properties fo:border-top="thin solid #FFFFFF" fo:border-bottom="2pt solid #000000" fo:border-left="thin solid #FFFFFF" fo:border-right="thin solid #FFFFFF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82" style:family="table-cell" style:parent-style-name="Default" style:data-style-name="N3">
      <style:table-cell-properties fo:border-top="thin solid #FFFFFF" fo:border-bottom="2pt solid #000000" fo:border-left="thin solid #FFFFFF" fo:border-right="non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83" style:family="table-cell" style:parent-style-name="Default" style:data-style-name="N3">
      <style:table-cell-properties fo:border-top="thin solid #FFFFFF" fo:border-bottom="2pt solid #000000" fo:border-left="thin solid #FFFFFF" fo:border-right="thin solid #FFFFFF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84" style:family="table-cell" style:parent-style-name="Heading_6._32_New_32_topics" style:data-style-name="N3">
      <style:table-cell-properties fo:border-top="thin solid #FFFFFF" fo:border-bottom="2pt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85" style:family="table-cell" style:parent-style-name="Heading_6._32_New_32_topics" style:data-style-name="N3">
      <style:table-cell-properties fo:border-top="thin solid #FFFFFF" fo:border-bottom="2pt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86" style:family="table-cell" style:parent-style-name="Default" style:data-style-name="N3">
      <style:table-cell-properties fo:border-top="thin solid #FFFFFF" fo:border-bottom="2pt solid #000000" fo:border-left="thin solid #FFFFFF" fo:border-right="thin solid #FFFFFF" style:vertical-align="automatic" fo:background-color="#FFFFFF" style:repeat-content="false"/>
      <style:paragraph-properties fo:text-align="end" fo:margin-right="0cm"/>
    </style:style>
    <style:style style:name="ce187" style:family="table-cell" style:parent-style-name="Default" style:data-style-name="N3">
      <style:table-cell-properties fo:border-top="thin solid #000000" fo:border-bottom="thin solid #FFFFFF" fo:border-left="thin solid #FFFFFF" fo:border-right="thin solid #FFFFFF" style:vertical-align="automatic" fo:background-color="#FFFFFF"/>
    </style:style>
    <style:style style:name="ce188" style:family="table-cell" style:parent-style-name="Default" style:data-style-name="N3">
      <style:table-cell-properties fo:border-top="thin solid #000000" fo:border-bottom="thin solid #FFFFFF" fo:border-left="thin solid #FFFFFF" fo:border-right="thin solid #FFFFFF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9" style:family="table-cell" style:parent-style-name="Default" style:data-style-name="N3">
      <style:table-cell-properties fo:border-top="thin solid #000000" fo:border-bottom="thin solid #FFFFFF" fo:border-left="thin solid #FFFFFF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0" style:family="table-cell" style:parent-style-name="Default" style:data-style-name="N3">
      <style:table-cell-properties fo:border-top="thin solid #000000" fo:border-bottom="thin solid #FFFFFF" fo:border-left="thin solid #FFFFFF" fo:border-right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91" style:family="table-cell" style:parent-style-name="Default" style:data-style-name="N3">
      <style:table-cell-properties fo:border="thin solid #FFFFFF" style:vertical-align="automatic" fo:background-color="#FFFFFF"/>
    </style:style>
    <style:style style:name="ce192" style:family="table-cell" style:parent-style-name="Default" style:data-style-name="N3">
      <style:table-cell-properties fo:border="thin solid #FFFFFF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3" style:family="table-cell" style:parent-style-name="Default" style:data-style-name="N3">
      <style:table-cell-properties fo:border-top="thin solid #FFFFFF" fo:border-bottom="thin solid #FFFFFF" fo:border-left="thin solid #FFFFFF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4" style:family="table-cell" style:parent-style-name="Default" style:data-style-name="N3">
      <style:table-cell-properties fo:border-top="none" fo:border-bottom="thin solid #FFFFFF" fo:border-left="thin solid #FFFFFF" fo:border-right="thin solid #FFFFFF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5" style:family="table-cell" style:parent-style-name="Default" style:data-style-name="N3">
      <style:table-cell-properties fo:border-top="none" fo:border-bottom="thin solid #FFFFFF" fo:border-left="thin solid #FFFFFF" fo:border-right="thin solid #FFFFFF" style:vertical-align="automatic" fo:background-color="#FFFFFF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6" style:family="table-cell" style:parent-style-name="Default" style:data-style-name="N3">
      <style:table-cell-properties fo:border="thin solid #FFFFFF" style:vertical-align="automatic" fo:background-color="#FFFFFF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7" style:family="table-cell" style:parent-style-name="Normal_32_2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8" style:family="table-cell" style:parent-style-name="Default" style:data-style-name="N3">
      <style:table-cell-properties fo:border-top="thin solid #FFFFFF" fo:border-bottom="thin solid #000000" fo:border-left="thin solid #FFFFFF" fo:border-right="thin solid #FFFFFF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9" style:family="table-cell" style:parent-style-name="Default" style:data-style-name="N3">
      <style:table-cell-properties fo:border-top="thin solid #FFFFFF" fo:border-bottom="thin solid #000000" fo:border-left="thin solid #FFFFFF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0" style:family="table-cell" style:parent-style-name="Default" style:data-style-name="N3">
      <style:table-cell-properties fo:border-top="thin solid #FFFFFF" fo:border-bottom="thin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1" style:family="table-cell" style:parent-style-name="Default" style:data-style-name="N3">
      <style:table-cell-properties fo:border-top="none" fo:border-bottom="thin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02" style:family="table-cell" style:parent-style-name="Default" style:data-style-name="N3">
      <style:table-cell-properties fo:border-top="thin solid #FFFFFF" fo:border-bottom="thin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03" style:family="table-cell" style:parent-style-name="Default" style:data-style-name="N3">
      <style:table-cell-properties fo:border="thin solid #FFFFFF" style:vertical-align="automatic" fo:background-color="#FFFFFF" style:repeat-content="false"/>
      <style:paragraph-properties fo:text-align="end" fo:margin-right="0cm"/>
    </style:style>
    <style:style style:name="ce204" style:family="table-cell" style:parent-style-name="Default" style:data-style-name="N3">
      <style:table-cell-properties fo:border-top="2pt solid #000000" fo:border-bottom="thin solid #000000" fo:border-left="thin solid #FFFFFF" fo:border-right="thin solid #FFFFFF" fo:background-color="#FFFFFF"/>
      <style:text-properties fo:font-size="12pt" style:font-size-asian="12pt" style:font-size-complex="12pt"/>
    </style:style>
    <style:style style:name="ce205" style:family="table-cell" style:parent-style-name="Default" style:data-style-name="N3">
      <style:table-cell-properties fo:border-top="2pt solid #000000" fo:border-bottom="thin solid #000000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206" style:family="table-cell" style:parent-style-name="Default" style:data-style-name="N3">
      <style:table-cell-properties fo:border-top="2pt solid #000000" fo:border-bottom="thin solid #000000" fo:border-left="thin solid #FFFFFF" fo:border-right="non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07" style:family="table-cell" style:parent-style-name="Default" style:data-style-name="N3">
      <style:table-cell-properties fo:border-top="2pt solid #000000" fo:border-bottom="thin solid #000000" fo:border-left="thin solid #FFFFFF" fo:border-right="thin solid #FFFFFF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08" style:family="table-cell" style:parent-style-name="Heading_6._32_New_32_topics" style:data-style-name="N3">
      <style:table-cell-properties fo:border-top="2pt solid #000000" fo:border-bottom="thin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09" style:family="table-cell" style:parent-style-name="Heading_6._32_New_32_topics" style:data-style-name="N3">
      <style:table-cell-properties fo:border-top="2pt solid #000000" fo:border-bottom="thin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10" style:family="table-cell" style:parent-style-name="Default" style:data-style-name="N3">
      <style:table-cell-properties fo:border-top="2pt solid #000000" fo:border-bottom="thin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</style:style>
    <style:style style:name="ce211" style:family="table-cell" style:parent-style-name="Default" style:data-style-name="N3">
      <style:table-cell-properties fo:border-top="none" fo:border-bottom="thin solid #FFFFFF" fo:border-left="thin solid #FFFFFF" fo:border-right="thin solid #FFFFFF" fo:background-color="#FFFFFF"/>
    </style:style>
    <style:style style:name="ce212" style:family="table-cell" style:parent-style-name="Default" style:data-style-name="N3">
      <style:table-cell-properties fo:border-top="none" fo:border-bottom="thin solid #FFFFFF" fo:border-left="thin solid #FFFFFF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3">
      <style:table-cell-properties fo:border-top="none" fo:border-bottom="thin solid #FFFFFF" fo:border-left="thin solid #FFFFFF" fo:border-right="thin solid #FFFFFF" style:vertical-align="automatic" fo:background-color="#FFFFFF" style:cell-protect="protected" style:repeat-content="false"/>
      <style:paragraph-properties fo:text-align="end" fo:margin-right="0cm"/>
    </style:style>
    <style:style style:name="ce214" style:family="table-cell" style:parent-style-name="Default" style:data-style-name="N3">
      <style:table-cell-properties fo:border-top="none" fo:border-bottom="thin solid #FFFFFF" fo:border-left="thin solid #FFFFFF" fo:border-right="thin solid #FFFFFF"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15" style:family="table-cell" style:parent-style-name="Default" style:data-style-name="N3">
      <style:table-cell-properties fo:border-top="none" fo:border-bottom="thin solid #FFFFFF" fo:border-left="thin solid #FFFFFF" fo:border-right="thin solid #FFFFFF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6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17" style:family="table-cell" style:parent-style-name="Default" style:data-style-name="N3">
      <style:table-cell-properties fo:border-top="none" fo:border-bottom="thin solid #FFFFFF" fo:border-left="thin solid #FFFFFF" fo:border-right="thin solid #FFFFFF"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18" style:family="table-cell" style:parent-style-name="Default" style:data-style-name="N3">
      <style:table-cell-properties fo:border-top="thin solid #FFFFFF" fo:border-bottom="thin solid #000000" fo:border-left="thin solid #FFFFFF" fo:border-right="thin solid #FFFFFF" fo:background-color="#FFFFFF"/>
      <style:text-properties fo:font-weight="bold" style:font-weight-asian="bold" style:font-weight-complex="bold"/>
    </style:style>
    <style:style style:name="ce219" style:family="table-cell" style:parent-style-name="Default" style:data-style-name="N3">
      <style:table-cell-properties fo:border-top="thin solid #FFFFFF" fo:border-bottom="thin solid #000000" fo:border-left="thin solid #FFFFFF" fo:border-right="thin solid #FFFFFF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3">
      <style:table-cell-properties fo:border-top="thin solid #000000" fo:border-bottom="thin solid #000000" fo:border-left="thin solid #FFFFFF" fo:border-right="thin solid #FFFFFF" fo:background-color="#FFFFFF"/>
      <style:text-properties fo:font-size="12pt" style:font-size-asian="12pt" style:font-size-complex="12pt"/>
    </style:style>
    <style:style style:name="ce221" style:family="table-cell" style:parent-style-name="Default" style:data-style-name="N3">
      <style:table-cell-properties fo:border-top="thin solid #000000" fo:border-bottom="thin solid #000000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222" style:family="table-cell" style:parent-style-name="Default" style:data-style-name="N3">
      <style:table-cell-properties fo:border-top="thin solid #000000" fo:border-bottom="thin solid #000000" fo:border-left="thin solid #FFFFFF" fo:border-right="non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23" style:family="table-cell" style:parent-style-name="Default" style:data-style-name="N3">
      <style:table-cell-properties fo:border-top="thin solid #000000" fo:border-bottom="thin solid #000000" fo:border-left="thin solid #FFFFFF" fo:border-right="thin solid #FFFFFF" fo:background-color="#FFFFFF"/>
      <style:text-properties fo:color="#008080" fo:font-weight="bold" style:font-weight-asian="bold" style:font-weight-complex="bold"/>
    </style:style>
    <style:style style:name="ce224" style:family="table-cell" style:parent-style-name="Heading_6._32_New_32_topics" style:data-style-name="N3">
      <style:table-cell-properties fo:border-top="thin solid #000000" fo:border-bottom="thin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225" style:family="table-cell" style:parent-style-name="Default" style:data-style-name="N3">
      <style:table-cell-properties fo:border-top="thin solid #000000" fo:border-bottom="thin solid #000000" fo:border-left="thin solid #FFFFFF" fo:border-right="thin solid #FFFFFF" fo:background-color="#FFFFFF"/>
    </style:style>
    <style:style style:name="ce226" style:family="table-cell" style:parent-style-name="Default" style:data-style-name="N3">
      <style:table-cell-properties fo:border-top="thin solid #000000" fo:border-bottom="thin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</style:style>
    <style:style style:name="ce227" style:family="table-cell" style:parent-style-name="Normal_7_32_2" style:data-style-name="N36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tyle="italic" style:font-style-asian="italic" style:font-style-complex="italic"/>
    </style:style>
    <style:style style:name="ce228" style:family="table-cell" style:parent-style-name="Default" style:data-style-name="N36">
      <style:table-cell-properties fo:border-top="none" fo:border-bottom="thin solid #FFFFFF" fo:border-left="thin solid #FFFFFF" fo:border-right="thin solid #FFFFFF" style:vertical-align="automatic" fo:background-color="#FFFFFF" style:cell-protect="protected" style:repeat-content="false"/>
      <style:paragraph-properties fo:text-align="end" fo:margin-right="0cm"/>
    </style:style>
    <style:style style:name="ce229" style:family="table-cell" style:parent-style-name="Normal_7_32_2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tyle="italic" style:font-style-asian="italic" style:font-style-complex="italic"/>
    </style:style>
    <style:style style:name="ce230" style:family="table-cell" style:parent-style-name="Normal_7_32_2" style:data-style-name="N36">
      <style:table-cell-properties fo:border="thin solid #FFFFFF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tyle="italic" style:font-style-asian="italic" style:font-style-complex="italic"/>
    </style:style>
    <style:style style:name="ce231" style:family="table-cell" style:parent-style-name="Default" style:data-style-name="N36">
      <style:table-cell-properties fo:border="thin solid #FFFFFF" style:vertical-align="automatic" fo:background-color="#FFFFFF" style:cell-protect="protected" style:repeat-content="false"/>
      <style:paragraph-properties fo:text-align="end" fo:margin-right="0cm"/>
    </style:style>
    <style:style style:name="ce232" style:family="table-cell" style:parent-style-name="Default" style:data-style-name="N3">
      <style:table-cell-properties fo:border="thin solid #FFFFFF" style:vertical-align="automatic" fo:background-color="#FFFFFF" style:cell-protect="protected" style:repeat-content="false"/>
      <style:paragraph-properties fo:text-align="end" fo:margin-right="0cm"/>
    </style:style>
    <style:style style:name="ce233" style:family="table-cell" style:parent-style-name="Normal_7_32_2" style:data-style-name="N3">
      <style:table-cell-properties fo:border="thin solid #FFFFFF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234" style:family="table-cell" style:parent-style-name="Default" style:data-style-name="N3">
      <style:table-cell-properties fo:border-top="none" fo:border-bottom="thin solid #FFFFFF" fo:border-left="thin solid #FFFFFF" fo:border-right="thin solid #FFFFFF" fo:background-color="#FFFFFF"/>
      <style:text-properties fo:font-weight="bold" style:font-weight-asian="bold" style:font-weight-complex="bold"/>
    </style:style>
    <style:style style:name="ce235" style:family="table-cell" style:parent-style-name="Normal_7_32_2" style:data-style-name="N36">
      <style:table-cell-properties fo:border="thin solid #FFFFFF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tyle="italic" style:font-style-asian="italic" style:font-style-complex="italic" fo:font-weight="bold" style:font-weight-asian="bold" style:font-weight-complex="bold"/>
    </style:style>
    <style:style style:name="ce236" style:family="table-cell" style:parent-style-name="Default" style:data-style-name="N3">
      <style:table-cell-properties fo:border-top="thin solid #FFFFFF" fo:border-bottom="2pt solid #000000" fo:border-left="thin solid #FFFFFF" fo:border-right="thin solid #FFFFFF" fo:background-color="#FFFFFF"/>
      <style:text-properties fo:font-weight="bold" style:font-weight-asian="bold" style:font-weight-complex="bold"/>
    </style:style>
    <style:style style:name="ce237" style:family="table-cell" style:parent-style-name="Default" style:data-style-name="N3">
      <style:table-cell-properties fo:border-top="thin solid #FFFFFF" fo:border-bottom="2pt solid #000000" fo:border-left="thin solid #FFFFFF" fo:border-right="thin solid #FFFFFF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8" style:family="table-cell" style:parent-style-name="Default" style:data-style-name="N3">
      <style:table-cell-properties fo:border-top="thin solid #FFFFFF" fo:border-bottom="2pt solid #000000" fo:border-left="thin solid #FFFFFF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9" style:family="table-cell" style:parent-style-name="Default" style:data-style-name="N3">
      <style:table-cell-properties fo:border-top="thin solid #FFFFFF" fo:border-bottom="2pt solid #000000" fo:border-left="thin solid #FFFFFF" fo:border-right="thin solid #FFFFFF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0" style:family="table-cell" style:parent-style-name="Default" style:data-style-name="N3">
      <style:table-cell-properties fo:border-top="thin solid #FFFFFF" fo:border-bottom="2pt solid #000000" fo:border-left="thin solid #FFFFFF" fo:border-right="thin solid #FFFFFF"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41" style:family="table-cell" style:parent-style-name="Default" style:data-style-name="N36">
      <style:table-cell-properties fo:border-top="thin solid #FFFFFF" fo:border-bottom="2pt solid #000000" fo:border-left="thin solid #FFFFFF" fo:border-right="thin solid #FFFFFF" fo:background-color="#FFFFFF"/>
      <style:text-properties fo:font-style="italic" style:font-style-asian="italic" style:font-style-complex="italic" fo:font-weight="bold" style:font-weight-asian="bold" style:font-weight-complex="bold"/>
    </style:style>
    <style:style style:name="ce242" style:family="table-cell" style:parent-style-name="Default" style:data-style-name="N36">
      <style:table-cell-properties fo:border-top="thin solid #FFFFFF" fo:border-bottom="2pt solid #000000" fo:border-left="thin solid #FFFFFF" fo:border-right="thin solid #FFFFFF" style:vertical-align="automatic" fo:background-color="#FFFFFF" style:cell-protect="protected" style:repeat-content="false"/>
      <style:paragraph-properties fo:text-align="end" fo:margin-right="0cm"/>
    </style:style>
    <style:style style:name="ce243" style:family="table-cell" style:parent-style-name="Default" style:data-style-name="N3">
      <style:table-cell-properties fo:border-top="thin solid #FFFFFF" fo:border-bottom="2pt solid #000000" fo:border-left="thin solid #FFFFFF" fo:border-right="thin solid #FFFFFF" style:vertical-align="automatic" fo:background-color="#FFFFFF" style:cell-protect="protected" style:repeat-content="false"/>
      <style:paragraph-properties fo:text-align="end" fo:margin-right="0cm"/>
    </style:style>
    <style:style style:name="ce244" style:family="table-cell" style:parent-style-name="Default" style:data-style-name="N3">
      <style:table-cell-properties fo:border-top="none" fo:border-bottom="thin solid #FFFFFF" fo:border-left="thin solid #FFFFFF" fo:border-right="thin solid #FFFFFF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45" style:family="table-cell" style:parent-style-name="Normal_7_32_2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246" style:family="table-cell" style:parent-style-name="Default" style:data-style-name="N3">
      <style:table-cell-properties fo:border="thin solid #FFFFFF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7" style:family="table-cell" style:parent-style-name="Default" style:data-style-name="N3">
      <style:table-cell-properties fo:border="thin solid #FFFFFF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48" style:family="table-cell" style:parent-style-name="Normal_70608_32_updated_32_2" style:data-style-name="N2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249" style:family="table-cell" style:parent-style-name="Default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50" style:family="table-cell" style:parent-style-name="Default" style:data-style-name="N0">
      <style:table-cell-properties fo:border="thin solid #FFFFFF" style:vertical-align="to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51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252" style:family="table-cell" style:parent-style-name="Default" style:data-style-name="N3">
      <style:table-cell-properties fo:border-top="thin solid #FFFFFF" fo:border-bottom="thin solid #FFFFFF" fo:border-left="thin solid #FFFFFF" fo:border-right="none" fo:background-color="#FFFFFF"/>
    </style:style>
    <style:style style:name="ce253" style:family="table-cell" style:parent-style-name="Default" style:data-style-name="N0">
      <style:table-cell-properties fo:border="thin solid #FFFFFF" fo:background-color="#FFFFFF"/>
      <style:text-properties fo:font-style="italic" style:font-style-asian="italic" style:font-style-complex="italic"/>
    </style:style>
    <style:style style:name="ce25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55" style:family="table-cell" style:parent-style-name="Default" style:data-style-name="N0">
      <style:table-cell-properties fo:border="thin solid #FFFFFF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56" style:family="table-cell" style:parent-style-name="Percent" style:data-style-name="N3">
      <style:table-cell-properties fo:border="thin solid #FFFFFF" style:vertical-align="automatic" fo:background-color="#FFFFFF"/>
    </style:style>
    <style:style style:name="ce257" style:family="table-cell" style:parent-style-name="Default" style:data-style-name="N3">
      <style:table-cell-properties fo:border-top="2pt solid #000000" fo:border-bottom="thin solid #000000" fo:border-left="thin solid #FFFFFF" fo:border-right="thin solid #FFFFFF" style:vertical-align="automatic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3">
      <style:table-cell-properties fo:border-top="2pt solid #000000" fo:border-bottom="2pt solid #000000" fo:border-left="thin solid #FFFFFF" fo:border-right="thin solid #FFFFFF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9" style:family="table-cell" style:parent-style-name="Default" style:data-style-name="N3">
      <style:table-cell-properties fo:border-top="thin solid #000000" fo:border-bottom="thin solid #000000" fo:border-left="thin solid #FFFFFF" fo:border-right="thin solid #FFFFFF" style:vertical-align="automatic" fo:background-color="#FFFFFF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260" style:family="table-cell" style:parent-style-name="Default" style:data-style-name="N3">
      <style:table-cell-properties fo:border-top="thin solid #000000" fo:border-bottom="2pt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1" style:family="table-cell" style:parent-style-name="Default" style:data-style-name="N3">
      <style:table-cell-properties fo:border-top="thin solid #000000" fo:border-bottom="thin solid #000000" fo:border-left="thin solid #FFFFFF" fo:border-right="thin solid #FFFFFF" style:vertical-align="automatic" fo:wrap-option="wrap" fo:background-color="#FFFFFF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262" style:family="table-cell" style:parent-style-name="Normal_32_2_32_2" style:data-style-name="N3">
      <style:table-cell-properties fo:border="thin solid #FFFFFF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63" style:family="table-cell" style:parent-style-name="Normal_32_2_32_2" style:data-style-name="N3">
      <style:table-cell-properties fo:border="thin solid #FFFFFF" style:vertical-align="automatic" fo:background-color="#FFFFFF"/>
      <style:text-properties fo:font-size="12pt" style:font-size-asian="12pt" style:font-size-complex="12pt"/>
    </style:style>
    <style:style style:name="ce264" style:family="table-cell" style:parent-style-name="Normal_32_2_32_2" style:data-style-name="N3">
      <style:table-cell-properties fo:border-top="thin solid #FFFFFF" fo:border-bottom="thin solid #FFFFFF" fo:border-left="thin solid #FFFFFF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65" style:family="table-cell" style:parent-style-name="Normal_32_2_32_2" style:data-style-name="N3">
      <style:table-cell-properties fo:border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66" style:family="table-cell" style:parent-style-name="Normal_32_2_32_2" style:data-style-name="N0">
      <style:table-cell-properties fo:border="thin solid #FFFFFF" style:vertical-align="automatic" fo:background-color="#FFFFFF"/>
    </style:style>
    <style:style style:name="ce267" style:family="table-cell" style:parent-style-name="Normal_32_2_32_2" style:data-style-name="N3">
      <style:table-cell-properties fo:border="thin solid #FFFFFF" style:vertical-align="automatic" fo:background-color="#FFFFFF"/>
    </style:style>
    <style:style style:name="ce268" style:family="table-cell" style:parent-style-name="Normal_32_2_32_2" style:data-style-name="N3">
      <style:table-cell-properties fo:border="thin solid #FFFFFF" style:vertical-align="automatic" fo:background-color="#FFFFFF"/>
      <style:text-properties fo:font-weight="bold" style:font-weight-asian="bold" style:font-weight-complex="bold"/>
    </style:style>
    <style:style style:name="ce269" style:family="table-cell" style:parent-style-name="Normal_32_2_32_2" style:data-style-name="N3">
      <style:table-cell-properties fo:border="thin solid #FFFFFF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70" style:family="table-cell" style:parent-style-name="Normal_32_2_32_2" style:data-style-name="N3">
      <style:table-cell-properties fo:border-top="thin solid #FFFFFF" fo:border-bottom="thin solid #FFFFFF" fo:border-left="thin solid #FFFFFF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71" style:family="table-cell" style:parent-style-name="Normal_32_2_32_2" style:data-style-name="N3">
      <style:table-cell-properties fo:border-top="thin solid #FFFFFF" fo:border-bottom="2pt solid #000000" fo:border-left="thin solid #FFFFFF" fo:border-right="thin solid #FFFFFF" style:vertical-align="automatic" fo:background-color="#FFFFFF"/>
      <style:text-properties fo:font-size="12pt" style:font-size-asian="12pt" style:font-size-complex="12pt"/>
    </style:style>
    <style:style style:name="ce272" style:family="table-cell" style:parent-style-name="Normal_32_2_32_2" style:data-style-name="N3">
      <style:table-cell-properties fo:border-top="thin solid #FFFFFF" fo:border-bottom="2pt solid #000000" fo:border-left="thin solid #FFFFFF" fo:border-right="thin solid #FFFFFF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73" style:family="table-cell" style:parent-style-name="Normal_32_2_32_2" style:data-style-name="N3">
      <style:table-cell-properties fo:border-top="thin solid #FFFFFF" fo:border-bottom="2pt solid #000000" fo:border-left="thin solid #FFFFFF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74" style:family="table-cell" style:parent-style-name="Normal_32_2_32_2" style:data-style-name="N3">
      <style:table-cell-properties fo:border-top="thin solid #FFFFFF" fo:border-bottom="2pt solid #000000" fo:border-left="thin solid #FFFFFF" fo:border-right="thin solid #FFFFFF" style:vertical-align="automatic" fo:background-color="#FFFFFF" style:repeat-content="false"/>
      <style:paragraph-properties fo:text-align="end" fo:margin-right="0cm"/>
    </style:style>
    <style:style style:name="ce275" style:family="table-cell" style:parent-style-name="Normal_32_2_32_2" style:data-style-name="N3">
      <style:table-cell-properties fo:border-top="none" fo:border-bottom="thin solid #FFFFFF" fo:border-left="thin solid #FFFFFF" fo:border-right="thin solid #FFFFFF" style:vertical-align="automatic" fo:background-color="#FFFFFF"/>
    </style:style>
    <style:style style:name="ce276" style:family="table-cell" style:parent-style-name="Normal_32_2_32_2" style:data-style-name="N3">
      <style:table-cell-properties fo:border-top="2pt solid #000000" fo:border-bottom="thin solid #FFFFFF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7" style:family="table-cell" style:parent-style-name="Normal_32_2_32_2" style:data-style-name="N3">
      <style:table-cell-properties fo:border-top="2pt solid #000000" fo:border-bottom="thin solid #FFFFFF" fo:border-left="thin solid #FFFFFF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8" style:family="table-cell" style:parent-style-name="Normal_32_2_32_2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79" style:family="table-cell" style:parent-style-name="Normal_32_2_32_2" style:data-style-name="N3">
      <style:table-cell-properties fo:border-top="2pt solid #000000" fo:border-bottom="thin solid #FFFFFF" fo:border-left="thin solid #FFFFFF" fo:border-right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80" style:family="table-cell" style:parent-style-name="Normal_32_2_32_2" style:data-style-name="N3">
      <style:table-cell-properties fo:border="thin solid #FFFFFF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1" style:family="table-cell" style:parent-style-name="Normal_32_2_32_2" style:data-style-name="N3">
      <style:table-cell-properties fo:border-top="thin solid #FFFFFF" fo:border-bottom="thin solid #FFFFFF" fo:border-left="thin solid #FFFFFF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2" style:family="table-cell" style:parent-style-name="Normal_32_2_32_2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3" style:family="table-cell" style:parent-style-name="Normal_32_2_32_2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84" style:family="table-cell" style:parent-style-name="Normal_32_2_32_2" style:data-style-name="N3">
      <style:table-cell-properties fo:border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85" style:family="table-cell" style:parent-style-name="Normal_32_2_32_2" style:data-style-name="N3">
      <style:table-cell-properties fo:border-top="thin solid #FFFFFF" fo:border-bottom="2pt solid #000000" fo:border-left="thin solid #FFFFFF" fo:border-right="thin solid #FFFFFF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6" style:family="table-cell" style:parent-style-name="Normal_32_2_32_2" style:data-style-name="N3">
      <style:table-cell-properties fo:border-top="thin solid #FFFFFF" fo:border-bottom="2pt solid #000000" fo:border-left="thin solid #FFFFFF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7" style:family="table-cell" style:parent-style-name="Normal_32_2_32_2" style:data-style-name="N3">
      <style:table-cell-properties fo:border-top="thin solid #FFFFFF" fo:border-bottom="2pt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8" style:family="table-cell" style:parent-style-name="Normal_32_2_32_2" style:data-style-name="N3">
      <style:table-cell-properties fo:border-top="none" fo:border-bottom="2pt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89" style:family="table-cell" style:parent-style-name="Normal_32_2_32_2" style:data-style-name="N3">
      <style:table-cell-properties fo:border-top="thin solid #FFFFFF" fo:border-bottom="2pt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90" style:family="table-cell" style:parent-style-name="Normal_32_2_32_2" style:data-style-name="N3">
      <style:table-cell-properties fo:border="thin solid #FFFFFF" style:vertical-align="automatic" fo:background-color="#FFFFFF" style:repeat-content="false"/>
      <style:paragraph-properties fo:text-align="end" fo:margin-right="0cm"/>
    </style:style>
    <style:style style:name="ce291" style:family="table-cell" style:parent-style-name="Normal_32_2_32_2" style:data-style-name="N3">
      <style:table-cell-properties fo:border-top="2pt solid #000000" fo:border-bottom="thin solid #000000" fo:border-left="thin solid #FFFFFF" fo:border-right="thin solid #FFFFFF" style:vertical-align="automatic" fo:background-color="#FFFFFF"/>
      <style:text-properties fo:font-size="12pt" style:font-size-asian="12pt" style:font-size-complex="12pt"/>
    </style:style>
    <style:style style:name="ce292" style:family="table-cell" style:parent-style-name="Normal_32_2_32_2" style:data-style-name="N3">
      <style:table-cell-properties fo:border-top="2pt solid #000000" fo:border-bottom="thin solid #000000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293" style:family="table-cell" style:parent-style-name="Normal_32_2_32_2" style:data-style-name="N3">
      <style:table-cell-properties fo:border-top="2pt solid #000000" fo:border-bottom="thin solid #000000" fo:border-left="thin solid #FFFFFF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94" style:family="table-cell" style:parent-style-name="Normal_32_2_32_2" style:data-style-name="N3">
      <style:table-cell-properties fo:border-top="2pt solid #000000" fo:border-bottom="thin solid #000000" fo:border-left="thin solid #FFFFFF" fo:border-right="thin solid #FFFFFF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95" style:family="table-cell" style:parent-style-name="Normal_32_2_32_2" style:data-style-name="N3">
      <style:table-cell-properties fo:border-top="2pt solid #000000" fo:border-bottom="thin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</style:style>
    <style:style style:name="ce296" style:family="table-cell" style:parent-style-name="Normal_32_2_32_2" style:data-style-name="N3">
      <style:table-cell-properties fo:border-top="none" fo:border-bottom="thin solid #FFFFFF" fo:border-left="thin solid #FFFFFF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7" style:family="table-cell" style:parent-style-name="Normal_32_2_32_2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</style:style>
    <style:style style:name="ce298" style:family="table-cell" style:parent-style-name="Normal_32_2_32_2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99" style:family="table-cell" style:parent-style-name="Normal_32_2_32_2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0" style:family="table-cell" style:parent-style-name="Normal_32_2_32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301" style:family="table-cell" style:parent-style-name="Normal_7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tyle="italic" style:font-style-asian="italic" style:font-style-complex="italic"/>
    </style:style>
    <style:style style:name="ce302" style:family="table-cell" style:parent-style-name="Normal_7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303" style:family="table-cell" style:parent-style-name="Normal_32_2_32_2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4" style:family="table-cell" style:parent-style-name="Normal_32_2_32_2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305" style:family="table-cell" style:parent-style-name="Normal_32_2_32_2" style:data-style-name="N3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306" style:family="table-cell" style:parent-style-name="Normal_7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tyle="italic" style:font-style-asian="italic" style:font-style-complex="italic" fo:font-weight="bold" style:font-weight-asian="bold" style:font-weight-complex="bold"/>
    </style:style>
    <style:style style:name="ce307" style:family="table-cell" style:parent-style-name="Normal_32_2_32_2" style:data-style-name="N3">
      <style:table-cell-properties fo:border-top="thin solid #FFFFFF" fo:border-bottom="thin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8" style:family="table-cell" style:parent-style-name="Normal_32_2_32_2" style:data-style-name="N3">
      <style:table-cell-properties fo:border-top="thin solid #FFFFFF" fo:border-bottom="thin solid #000000" fo:border-left="thin solid #FFFFFF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9" style:family="table-cell" style:parent-style-name="Normal_32_2_32_2" style:data-style-name="N3">
      <style:table-cell-properties style:vertical-align="automatic" fo:background-color="#FFFFFF"/>
      <style:text-properties fo:font-style="italic" style:font-style-asian="italic" style:font-style-complex="italic" fo:font-weight="bold" style:font-weight-asian="bold" style:font-weight-complex="bold"/>
    </style:style>
    <style:style style:name="ce310" style:family="table-cell" style:parent-style-name="Normal_32_2_32_2" style:data-style-name="N3">
      <style:table-cell-properties fo:border-top="thin solid #000000" fo:border-bottom="thin solid #000000" fo:border-left="thin solid #FFFFFF" fo:border-right="thin solid #FFFFFF" style:vertical-align="automatic" fo:background-color="#FFFFFF"/>
      <style:text-properties fo:font-size="12pt" style:font-size-asian="12pt" style:font-size-complex="12pt"/>
    </style:style>
    <style:style style:name="ce311" style:family="table-cell" style:parent-style-name="Normal_32_2_32_2" style:data-style-name="N3">
      <style:table-cell-properties fo:border-top="thin solid #000000" fo:border-bottom="thin solid #000000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312" style:family="table-cell" style:parent-style-name="Normal_32_2_32_2" style:data-style-name="N3">
      <style:table-cell-properties fo:border-top="thin solid #000000" fo:border-bottom="thin solid #000000" fo:border-left="thin solid #FFFFFF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313" style:family="table-cell" style:parent-style-name="Normal_32_2_32_2" style:data-style-name="N3">
      <style:table-cell-properties fo:border-top="thin solid #000000" fo:border-bottom="thin solid #000000" fo:border-left="thin solid #FFFFFF" fo:border-right="thin solid #FFFFFF" style:vertical-align="automatic" fo:background-color="#FFFFFF"/>
      <style:text-properties fo:color="#008080" fo:font-weight="bold" style:font-weight-asian="bold" style:font-weight-complex="bold"/>
    </style:style>
    <style:style style:name="ce314" style:family="table-cell" style:parent-style-name="Normal_32_2_32_2" style:data-style-name="N3">
      <style:table-cell-properties fo:border-top="thin solid #000000" fo:border-bottom="thin solid #000000" fo:border-left="thin solid #FFFFFF" fo:border-right="thin solid #FFFFFF" style:vertical-align="automatic" fo:background-color="#FFFFFF"/>
    </style:style>
    <style:style style:name="ce315" style:family="table-cell" style:parent-style-name="Normal_32_2_32_2" style:data-style-name="N3">
      <style:table-cell-properties fo:border-top="thin solid #000000" fo:border-bottom="thin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</style:style>
    <style:style style:name="ce316" style:family="table-cell" style:parent-style-name="Normal_32_2_32_2" style:data-style-name="N36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end" fo:margin-right="0cm"/>
    </style:style>
    <style:style style:name="ce317" style:family="table-cell" style:parent-style-name="Normal_32_2_32_2" style:data-style-name="N36">
      <style:table-cell-properties fo:border="thin solid #FFFFFF" style:vertical-align="automatic" fo:background-color="#FFFFFF" style:repeat-content="false"/>
      <style:paragraph-properties fo:text-align="end" fo:margin-right="0cm"/>
    </style:style>
    <style:style style:name="ce318" style:family="table-cell" style:parent-style-name="Normal_32_2_32_2" style:data-style-name="N3">
      <style:table-cell-properties fo:border-top="thin solid #FFFFFF" fo:border-bottom="2pt solid #000000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319" style:family="table-cell" style:parent-style-name="Normal_32_2_32_2" style:data-style-name="N3">
      <style:table-cell-properties fo:border-top="thin solid #FFFFFF" fo:border-bottom="2pt solid #000000" fo:border-left="thin solid #FFFFFF" fo:border-right="thin solid #FFFFFF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0" style:family="table-cell" style:parent-style-name="Normal_32_2_32_2" style:data-style-name="N3">
      <style:table-cell-properties fo:border-top="thin solid #FFFFFF" fo:border-bottom="2pt solid #000000" fo:border-left="thin solid #FFFFFF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1" style:family="table-cell" style:parent-style-name="Normal_32_2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2" style:family="table-cell" style:parent-style-name="Normal_32_2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323" style:family="table-cell" style:parent-style-name="Normal_32_2_32_2" style:data-style-name="N36">
      <style:table-cell-properties fo:border-top="thin solid #FFFFFF" fo:border-bottom="2pt solid #000000" fo:border-left="thin solid #FFFFFF" fo:border-right="thin solid #FFFFFF" style:vertical-align="automatic" fo:background-color="#FFFFFF"/>
      <style:text-properties fo:font-style="italic" style:font-style-asian="italic" style:font-style-complex="italic" fo:font-weight="bold" style:font-weight-asian="bold" style:font-weight-complex="bold"/>
    </style:style>
    <style:style style:name="ce324" style:family="table-cell" style:parent-style-name="Normal_32_2_32_2" style:data-style-name="N36">
      <style:table-cell-properties fo:border-top="thin solid #FFFFFF" fo:border-bottom="2pt solid #000000" fo:border-left="thin solid #FFFFFF" fo:border-right="thin solid #FFFFFF" style:vertical-align="automatic" fo:background-color="#FFFFFF" style:repeat-content="false"/>
      <style:paragraph-properties fo:text-align="end" fo:margin-right="0cm"/>
    </style:style>
    <style:style style:name="ce325" style:family="table-cell" style:parent-style-name="Normal_32_2_32_2" style:data-style-name="N3">
      <style:table-cell-properties fo:border-top="none" fo:border-bottom="thin solid #FFFFFF" fo:border-left="thin solid #FFFFFF" fo:border-right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26" style:family="table-cell" style:parent-style-name="Normal_32_2_32_2" style:data-style-name="N3">
      <style:table-cell-properties fo:border="thin solid #FFFFFF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7" style:family="table-cell" style:parent-style-name="Normal_32_2_32_2" style:data-style-name="N3">
      <style:table-cell-properties fo:border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28" style:family="table-cell" style:parent-style-name="Normal_32_2_32_2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29" style:family="table-cell" style:parent-style-name="Normal_32_2_32_2" style:data-style-name="N0">
      <style:table-cell-properties fo:border="thin solid #FFFFFF" style:vertical-align="to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30" style:family="table-cell" style:parent-style-name="Normal_32_2_32_2" style:data-style-name="N3">
      <style:table-cell-properties fo:border-top="thin solid #FFFFFF" fo:border-bottom="thin solid #FFFFFF" fo:border-left="thin solid #FFFFFF" fo:border-right="none" style:vertical-align="automatic" fo:background-color="#FFFFFF"/>
    </style:style>
    <style:style style:name="ce331" style:family="table-cell" style:parent-style-name="Normal_32_2_32_2" style:data-style-name="N0">
      <style:table-cell-properties fo:border="thin solid #FFFFFF" style:vertical-align="automatic" fo:background-color="#FFFFFF"/>
      <style:text-properties fo:font-style="italic" style:font-style-asian="italic" style:font-style-complex="italic"/>
    </style:style>
    <style:style style:name="ce332" style:family="table-cell" style:parent-style-name="Normal_32_2_32_2" style:data-style-name="N0">
      <style:table-cell-properties fo:border="thin solid #FFFFFF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33" style:family="table-cell" style:parent-style-name="Normal_32_2_32_2" style:data-style-name="N3">
      <style:table-cell-properties fo:border-top="2pt solid #000000" fo:border-bottom="thin solid #000000" fo:border-left="thin solid #FFFFFF" fo:border-right="thin solid #FFFFFF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34" style:family="table-cell" style:parent-style-name="Normal_32_2_32_2" style:data-style-name="N3">
      <style:table-cell-properties fo:border-top="2pt solid #000000" fo:border-bottom="2pt solid #000000" fo:border-left="thin solid #FFFFFF" fo:border-right="thin solid #FFFFFF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35" style:family="table-cell" style:parent-style-name="Normal_32_2_32_2" style:data-style-name="N3">
      <style:table-cell-properties fo:border-top="thin solid #000000" fo:border-bottom="thin solid #000000" fo:border-left="thin solid #FFFFFF" fo:border-right="thin solid #FFFFFF" style:vertical-align="automatic" fo:background-color="#FFFFFF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336" style:family="table-cell" style:parent-style-name="Normal_32_2_32_2" style:data-style-name="N3">
      <style:table-cell-properties fo:border-top="thin solid #000000" fo:border-bottom="2pt solid #000000" fo:border-left="thin solid #FFFFFF" fo:border-right="thin solid #FFFFFF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37" style:family="table-cell" style:parent-style-name="Default" style:data-style-name="N3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38" style:family="table-cell" style:parent-style-name="Default" style:data-style-name="N3">
      <style:table-cell-properties fo:background-color="#FFFFFF"/>
      <style:text-properties fo:font-size="12pt" style:font-size-asian="12pt" style:font-size-complex="12pt"/>
    </style:style>
    <style:style style:name="ce339" style:family="table-cell" style:parent-style-name="Default" style:data-style-name="N3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40" style:family="table-cell" style:parent-style-name="Hyperlink" style:data-style-name="N3">
      <style:table-cell-properties style:vertical-align="automatic" fo:background-color="#FFFFFF"/>
      <style:text-properties fo:color="#0000FF" style:text-underline-style="solid" style:text-underline-type="single"/>
    </style:style>
    <style:style style:name="ce341" style:family="table-cell" style:parent-style-name="Default" style:data-style-name="N3">
      <style:table-cell-properties fo:background-color="#FFFFFF"/>
    </style:style>
    <style:style style:name="ce342" style:family="table-cell" style:parent-style-name="Default" style:data-style-name="N3">
      <style:table-cell-properties fo:background-color="#FFFFFF"/>
      <style:text-properties fo:font-weight="bold" style:font-weight-asian="bold" style:font-weight-complex="bold"/>
    </style:style>
    <style:style style:name="ce343" style:family="table-cell" style:parent-style-name="Default" style:data-style-name="N3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344" style:family="table-cell" style:parent-style-name="Default" style:data-style-name="N3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345" style:family="table-cell" style:parent-style-name="Heading_6._32_New_32_topics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346" style:family="table-cell" style:parent-style-name="Heading_6._32_New_32_topics" style:data-style-name="N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347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fo:font-size="12pt" style:font-size-asian="12pt" style:font-size-complex="12pt"/>
    </style:style>
    <style:style style:name="ce348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349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350" style:family="table-cell" style:parent-style-name="Heading_6._32_New_32_topics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351" style:family="table-cell" style:parent-style-name="Heading_6._32_New_32_topics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352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53" style:family="table-cell" style:parent-style-name="Default" style:data-style-name="N3">
      <style:table-cell-properties style:vertical-align="automatic" fo:background-color="#FFFFFF"/>
    </style:style>
    <style:style style:name="ce354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5" style:family="table-cell" style:parent-style-name="Default" style:data-style-name="N3">
      <style:table-cell-properties fo:border-top="2pt solid #000000" fo:border-bottom="none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56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57" style:family="table-cell" style:parent-style-name="Default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8" style:family="table-cell" style:parent-style-name="Default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9" style:family="table-cell" style:parent-style-name="Default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60" style:family="table-cell" style:parent-style-name="Default" style:data-style-name="N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61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362" style:family="table-cell" style:parent-style-name="Default" style:data-style-name="N3">
      <style:table-cell-properties fo:border-top="2pt solid #000000" fo:border-bottom="thin solid #000000" fo:border-left="none" fo:border-right="none" fo:background-color="#FFFFFF"/>
      <style:text-properties fo:font-size="12pt" style:font-size-asian="12pt" style:font-size-complex="12pt"/>
    </style:style>
    <style:style style:name="ce363" style:family="table-cell" style:parent-style-name="Default" style:data-style-name="N3">
      <style:table-cell-properties fo:border-top="2pt solid #000000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364" style:family="table-cell" style:parent-style-name="Default" style:data-style-name="N3">
      <style:table-cell-properties fo:border-top="2pt solid #000000" fo:border-bottom="thin solid #000000" fo:border-left="none" fo:border-right="non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365" style:family="table-cell" style:parent-style-name="Heading_6._32_New_32_topics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366" style:family="table-cell" style:parent-style-name="Heading_6._32_New_32_topics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367" style:family="table-cell" style:parent-style-name="Default" style:data-style-name="N3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368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9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370" style:family="table-cell" style:parent-style-name="Default" style:data-style-name="N3">
      <style:table-cell-properties fo:background-color="#FFFFFF"/>
      <style:text-properties fo:font-style="italic" style:font-style-asian="italic" style:font-style-complex="italic" fo:font-weight="bold" style:font-weight-asian="bold" style:font-weight-complex="bold"/>
    </style:style>
    <style:style style:name="ce371" style:family="table-cell" style:parent-style-name="Default" style:data-style-name="N3">
      <style:table-cell-properties fo:border-top="thin solid #000000" fo:border-bottom="thin solid #000000" fo:border-left="none" fo:border-right="none" fo:background-color="#FFFFFF"/>
      <style:text-properties fo:font-size="12pt" style:font-size-asian="12pt" style:font-size-complex="12pt"/>
    </style:style>
    <style:style style:name="ce372" style:family="table-cell" style:parent-style-name="Default" style:data-style-name="N3">
      <style:table-cell-properties fo:border-top="thin solid #000000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373" style:family="table-cell" style:parent-style-name="Default" style:data-style-name="N3">
      <style:table-cell-properties fo:border-top="thin solid #000000" fo:border-bottom="thin solid #000000" fo:border-left="none" fo:border-right="non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374" style:family="table-cell" style:parent-style-name="Default" style:data-style-name="N3">
      <style:table-cell-properties fo:border-top="thin solid #000000" fo:border-bottom="thin solid #000000" fo:border-left="none" fo:border-right="none" fo:background-color="#FFFFFF"/>
      <style:text-properties fo:color="#008080" fo:font-weight="bold" style:font-weight-asian="bold" style:font-weight-complex="bold"/>
    </style:style>
    <style:style style:name="ce375" style:family="table-cell" style:parent-style-name="Heading_6._32_New_32_topics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76" style:family="table-cell" style:parent-style-name="Heading_6._32_New_32_topics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377" style:family="table-cell" style:parent-style-name="Default" style:data-style-name="N3">
      <style:table-cell-properties fo:border-top="thin solid #000000" fo:border-bottom="thin solid #000000" fo:border-left="none" fo:border-right="none" fo:background-color="#FFFFFF"/>
    </style:style>
    <style:style style:name="ce378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379" style:family="table-cell" style:parent-style-name="Normal_7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tyle="italic" style:font-style-asian="italic" style:font-style-complex="italic"/>
    </style:style>
    <style:style style:name="ce380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81" style:family="table-cell" style:parent-style-name="Normal_7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tyle="italic" style:font-style-asian="italic" style:font-style-complex="italic" fo:font-weight="bold" style:font-weight-asian="bold" style:font-weight-complex="bold"/>
    </style:style>
    <style:style style:name="ce382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383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4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85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386" style:family="table-cell" style:parent-style-name="Default" style:data-style-name="N36">
      <style:table-cell-properties fo:border-top="none" fo:border-bottom="2pt solid #000000" fo:border-left="none" fo:border-right="none" fo:background-color="#FFFFFF"/>
      <style:text-properties fo:font-style="italic" style:font-style-asian="italic" style:font-style-complex="italic" fo:font-weight="bold" style:font-weight-asian="bold" style:font-weight-complex="bold"/>
    </style:style>
    <style:style style:name="ce387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88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89" style:family="table-cell" style:parent-style-name="Default" style:data-style-name="N3">
      <style:table-cell-properties fo:background-color="#FFFFFF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90" style:family="table-cell" style:parent-style-name="Normal_70608_32_updated_32_2" style:data-style-name="N2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9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92" style:family="table-cell" style:parent-style-name="Default" style:data-style-name="N0">
      <style:table-cell-properties style:vertical-align="to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93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394" style:family="table-cell" style:parent-style-name="Percent" style:data-style-name="N3">
      <style:table-cell-properties style:vertical-align="automatic" fo:background-color="#FFFFFF"/>
    </style:style>
    <style:style style:name="ce395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9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97" style:family="table-cell" style:parent-style-name="Default" style:data-style-name="N3">
      <style:table-cell-properties fo:border-top="2pt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98" style:family="table-cell" style:parent-style-name="Default" style:data-style-name="N3">
      <style:table-cell-properties fo:border-top="2pt solid #000000" fo:border-bottom="2pt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9" style:family="table-cell" style:parent-style-name="Default" style:data-style-name="N3">
      <style:table-cell-properties fo:border-top="thin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400" style:family="table-cell" style:parent-style-name="Default" style:data-style-name="N3">
      <style:table-cell-properties fo:border-top="thin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01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fo:font-style="italic" style:font-style-asian="italic" style:font-style-complex="italic" fo:font-weight="bold" style:font-weight-asian="bold" style:font-weight-complex="bold"/>
    </style:style>
    <style:style style:name="ce402" style:family="table-cell" style:parent-style-name="Normal_7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403" style:family="table-cell" style:parent-style-name="Normal_RDL0201_32__40_2008_41_" style:data-style-name="N3">
      <style:table-cell-properties fo:border="thin solid #000000" style:vertical-align="automatic" fo:background-color="#FFFFFF" style:repeat-content="false"/>
      <style:paragraph-properties fo:text-align="center"/>
    </style:style>
    <style:style style:name="ce404" style:family="table-cell" style:parent-style-name="Normal_RDL0201_32__40_2008_41_" style:data-style-name="N3">
      <style:table-cell-properties fo:border="thin solid #C0C0C0" style:vertical-align="automatic" fo:wrap-option="wrap" fo:background-color="#FFFFFF" style:repeat-content="false"/>
      <style:paragraph-properties fo:text-align="end" fo:margin-right="0cm"/>
    </style:style>
    <style:style style:name="ce405" style:family="table-cell" style:parent-style-name="Normal_RDL0201_32__40_2008_41_" style:data-style-name="N3">
      <style:table-cell-properties style:vertical-align="automatic" fo:background-color="#FFFFFF"/>
    </style:style>
    <style:style style:name="ce406" style:family="table-cell" style:parent-style-name="Default" style:data-style-name="N3">
      <style:table-cell-properties fo:border-top="thin solid #FFFFFF" fo:border-bottom="thin solid #FFFFFF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7" style:family="table-cell" style:parent-style-name="Default" style:data-style-name="N3">
      <style:table-cell-properties fo:border="thin solid #FFFFFF" fo:background-color="#FFFFFF"/>
      <style:text-properties fo:font-style="italic" style:font-style-asian="italic" style:font-style-complex="italic" fo:font-weight="bold" style:font-weight-asian="bold" style:font-weight-complex="bold"/>
    </style:style>
    <style:style style:name="ce408" style:family="table-cell" style:parent-style-name="Default" style:data-style-name="N3">
      <style:table-cell-properties fo:background-color="#FFFFFF"/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0.3704166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0.687916666666667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page" style:column-width="2.43416666666667cm"/>
    </style:style>
    <style:style style:name="co18" style:family="table-column">
      <style:table-column-properties fo:break-before="auto" style:column-width="0.899583333333333cm"/>
    </style:style>
    <style:style style:name="co19" style:family="table-column">
      <style:table-column-properties fo:break-before="auto" style:column-width="1.13770833333333cm"/>
    </style:style>
    <style:style style:name="co20" style:family="table-column">
      <style:table-column-properties fo:break-before="auto" style:column-width="2.090208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6.2pt" style:use-optimal-row-height="tru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34.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33.75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DL0201_(2017)" table:style-name="ta1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-group>
          <table:table-column table:style-name="co4" table:number-columns-repeated="2" table:default-cell-style-name="ce8"/>
        </table:table-column-group>
        <table:table-column table:style-name="co5" table:default-cell-style-name="ce8"/>
        <table:table-column-group>
          <table:table-column table:style-name="co4" table:number-columns-repeated="2" table:default-cell-style-name="ce4"/>
        </table:table-column-group>
        <table:table-column table:style-name="co5" table:default-cell-style-name="ce8"/>
        <table:table-column-group>
          <table:table-column table:style-name="co4" table:number-columns-repeated="2" table:default-cell-style-name="ce4"/>
        </table:table-column-group>
        <table:table-column table:style-name="co4" table:default-cell-style-name="ce4"/>
        <table:table-column table:style-name="co6" table:default-cell-style-name="ce4"/>
        <table:table-column table:style-name="co5" table:default-cell-style-name="ce8"/>
        <table:table-column-group>
          <table:table-column table:style-name="co4" table:default-cell-style-name="ce8"/>
          <table:table-column table:style-name="co7" table:default-cell-style-name="ce8"/>
        </table:table-column-group>
        <table:table-column table:style-name="co8" table:default-cell-style-name="ce8"/>
        <table:table-column-group>
          <table:table-column table:style-name="co4" table:default-cell-style-name="ce8"/>
          <table:table-column table:style-name="co9" table:default-cell-style-name="ce8"/>
        </table:table-column-group>
        <table:table-column table:style-name="co4" table:default-cell-style-name="ce8"/>
        <table:table-column table:style-name="co10" table:default-cell-style-name="ce8"/>
        <table:table-column table:style-name="co4" table:default-cell-style-name="ce9"/>
        <table:table-column table:style-name="co11" table:default-cell-style-name="ce8"/>
        <table:table-column table:style-name="co11" table:number-columns-repeated="14" table:default-cell-style-name="ce5"/>
        <table:table-column table:style-name="co11" table:number-columns-repeated="16346" table:default-cell-style-name="ce8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" table:style-name="ce2"/>
          <table:table-cell table:number-columns-repeated="2" table:style-name="ce3"/>
          <table:table-cell table:style-name="ce2"/>
          <table:table-cell table:number-columns-repeated="2" table:style-name="ce4"/>
          <table:table-cell table:style-name="ce2"/>
          <table:table-cell table:number-columns-repeated="4" table:style-name="ce4"/>
          <table:table-cell table:style-name="ce2"/>
          <table:table-cell table:number-columns-repeated="2" table:style-name="ce3"/>
          <table:table-cell table:style-name="ce2"/>
          <table:table-cell table:number-columns-repeated="4" table:style-name="ce3"/>
          <table:table-cell table:style-name="ce2"/>
          <table:table-cell table:style-name="ce3"/>
          <table:table-cell table:number-columns-repeated="14" table:style-name="ce5"/>
          <table:table-cell table:number-columns-repeated="16346" table:style-name="ce3"/>
        </table:table-row>
        <table:table-row table:style-name="ro2">
          <table:table-cell office:value-type="string" table:style-name="ce6">
            <text:p><text:a xlink:href="https://www.gov.uk/government/collections/road-network-size-and-condition">Road lengths statistics</text:a></text:p>
          </table:table-cell>
          <table:table-cell table:style-name="ce6"/>
          <table:table-cell table:number-columns-repeated="2" table:style-name="ce7"/>
          <table:table-cell table:number-columns-repeated="2" table:style-name="ce8"/>
          <table:table-cell table:style-name="ce7"/>
          <table:table-cell table:number-columns-repeated="2" table:style-name="ce4"/>
          <table:table-cell table:style-name="ce7"/>
          <table:table-cell table:number-columns-repeated="4" table:style-name="ce4"/>
          <table:table-cell table:style-name="ce7"/>
          <table:table-cell table:number-columns-repeated="2" table:style-name="ce8"/>
          <table:table-cell table:style-name="ce7"/>
          <table:table-cell table:number-columns-repeated="4" table:style-name="ce8"/>
          <table:table-cell table:style-name="ce9"/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3">
          <table:table-cell office:value-type="string" table:style-name="ce11">
            <text:p>Table RDL0201</text:p>
          </table:table-cell>
          <table:table-cell table:number-columns-repeated="3" table:style-name="ce11"/>
          <table:table-cell table:number-columns-repeated="2" table:style-name="ce3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style-name="ce11"/>
          <table:table-cell table:number-columns-repeated="2" table:style-name="ce3"/>
          <table:table-cell table:style-name="ce11"/>
          <table:table-cell table:number-columns-repeated="4" table:style-name="ce3"/>
          <table:table-cell table:style-name="ce2"/>
          <table:table-cell table:style-name="ce3"/>
          <table:table-cell table:number-columns-repeated="14" table:style-name="ce5"/>
          <table:table-cell table:number-columns-repeated="16346" table:style-name="ce3"/>
        </table:table-row>
        <table:table-row table:style-name="ro1">
          <table:table-cell office:value-type="string" table:style-name="ce11">
            <text:p>Road lengths (kilometres) by road type and region and country in Great Britain, 2017</text:p>
          </table:table-cell>
          <table:table-cell table:number-columns-repeated="3" table:style-name="ce11"/>
          <table:table-cell table:number-columns-repeated="2" table:style-name="ce12"/>
          <table:table-cell table:style-name="ce11"/>
          <table:table-cell table:number-columns-repeated="2" table:style-name="ce13"/>
          <table:table-cell table:style-name="ce11"/>
          <table:table-cell table:number-columns-repeated="4" table:style-name="ce13"/>
          <table:table-cell table:style-name="ce11"/>
          <table:table-cell table:number-columns-repeated="2" table:style-name="ce3"/>
          <table:table-cell table:style-name="ce11"/>
          <table:table-cell table:number-columns-repeated="3" table:style-name="ce3"/>
          <table:table-cell table:style-name="ce13"/>
          <table:table-cell table:style-name="ce2"/>
          <table:table-cell table:style-name="ce3"/>
          <table:table-cell table:number-columns-repeated="14" table:style-name="ce5"/>
          <table:table-cell table:number-columns-repeated="16346" table:style-name="ce3"/>
        </table:table-row>
        <table:table-row table:style-name="ro4">
          <table:table-cell table:number-columns-repeated="4" table:style-name="ce14"/>
          <table:table-cell table:number-columns-repeated="2" table:style-name="ce15"/>
          <table:table-cell table:style-name="ce14"/>
          <table:table-cell table:number-columns-repeated="2" table:style-name="ce16"/>
          <table:table-cell table:style-name="ce14"/>
          <table:table-cell table:number-columns-repeated="4" table:style-name="ce16"/>
          <table:table-cell table:style-name="ce14"/>
          <table:table-cell table:number-columns-repeated="2" table:style-name="ce17"/>
          <table:table-cell table:style-name="ce14"/>
          <table:table-cell table:number-columns-repeated="3" table:style-name="ce17"/>
          <table:table-cell table:style-name="ce16"/>
          <table:table-cell office:value-type="string" table:style-name="ce18">
            <text:p>Kilometres</text:p>
          </table:table-cell>
          <table:table-cell table:style-name="ce3"/>
          <table:table-cell table:number-columns-repeated="14" table:style-name="ce5"/>
          <table:table-cell table:number-columns-repeated="16346" table:style-name="ce3"/>
        </table:table-row>
        <table:table-row table:style-name="ro5">
          <table:table-cell table:number-columns-repeated="3" table:style-name="ce19"/>
          <table:table-cell office:value-type="string" table:number-columns-spanned="10" table:number-rows-spanned="1" table:style-name="ce95">
            <text:p>Major roads</text:p>
          </table:table-cell>
          <table:covered-table-cell table:number-columns-repeated="9"/>
          <table:table-cell table:style-name="ce20"/>
          <table:table-cell office:value-type="string" table:number-columns-spanned="7" table:number-rows-spanned="1" table:style-name="ce95">
            <text:p>Minor roads</text:p>
          </table:table-cell>
          <table:covered-table-cell table:number-columns-repeated="6"/>
          <table:table-cell table:style-name="ce20"/>
          <table:table-cell office:value-type="string" table:number-columns-spanned="1" table:number-rows-spanned="3" table:style-name="ce96">
            <text:p>All roads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6">
          <table:table-cell table:style-name="ce21"/>
          <table:table-cell table:number-columns-repeated="3" table:style-name="ce22"/>
          <table:table-cell office:value-type="string" table:number-columns-spanned="2" table:number-rows-spanned="1" table:style-name="ce97">
            <text:p>of which</text:p>
          </table:table-cell>
          <table:covered-table-cell/>
          <table:table-cell table:style-name="ce22"/>
          <table:table-cell office:value-type="string" table:number-columns-spanned="2" table:number-rows-spanned="1" table:style-name="ce97">
            <text:p>of which</text:p>
          </table:table-cell>
          <table:covered-table-cell/>
          <table:table-cell table:style-name="ce22"/>
          <table:table-cell office:value-type="string" table:number-columns-spanned="2" table:number-rows-spanned="1" table:style-name="ce97">
            <text:p>of which</text:p>
          </table:table-cell>
          <table:covered-table-cell/>
          <table:table-cell office:value-type="string" table:number-columns-spanned="1" table:number-rows-spanned="2" table:style-name="ce98">
            <text:p>All major roads</text:p>
          </table:table-cell>
          <table:table-cell table:style-name="ce23"/>
          <table:table-cell table:style-name="ce22"/>
          <table:table-cell office:value-type="string" table:number-columns-spanned="2" table:number-rows-spanned="1" table:style-name="ce97">
            <text:p>of which</text:p>
          </table:table-cell>
          <table:covered-table-cell/>
          <table:table-cell table:style-name="ce22"/>
          <table:table-cell office:value-type="string" table:number-columns-spanned="2" table:number-rows-spanned="1" table:style-name="ce97">
            <text:p>of which</text:p>
          </table:table-cell>
          <table:covered-table-cell/>
          <table:table-cell office:value-type="string" table:number-columns-spanned="1" table:number-rows-spanned="2" table:style-name="ce98">
            <text:p>All minor roads</text:p>
          </table:table-cell>
          <table:table-cell table:style-name="ce23"/>
          <table:covered-table-cell/>
          <table:table-cell table:style-name="ce21"/>
          <table:table-cell table:number-columns-repeated="14" table:style-name="ce24"/>
          <table:table-cell table:number-columns-repeated="16346" table:style-name="ce25"/>
        </table:table-row>
        <table:table-row table:style-name="ro7">
          <table:table-cell office:value-type="string" table:style-name="ce26">
            <text:p>ONS Area<text:s/></text:p>
            <text:p>Code</text:p>
          </table:table-cell>
          <table:table-cell table:style-name="ce27"/>
          <table:table-cell table:style-name="ce28"/>
          <table:table-cell office:value-type="string" table:style-name="ce28">
            <text:p>Motorways<text:span text:style-name="T1">1</text:span></text:p>
          </table:table-cell>
          <table:table-cell office:value-type="string" table:style-name="ce29">
            <text:p>Trunk</text:p>
          </table:table-cell>
          <table:table-cell office:value-type="string" table:style-name="ce29">
            <text:p>Principal</text:p>
          </table:table-cell>
          <table:table-cell office:value-type="string" table:style-name="ce28">
            <text:p>Rural 'A'<text:s/><text:span text:style-name="T1">1 2</text:span></text:p>
          </table:table-cell>
          <table:table-cell office:value-type="string" table:style-name="ce29">
            <text:p>Trunk</text:p>
          </table:table-cell>
          <table:table-cell office:value-type="string" table:style-name="ce29">
            <text:p>Principal</text:p>
          </table:table-cell>
          <table:table-cell office:value-type="string" table:style-name="ce28">
            <text:p>Urban 'A'<text:s/><text:span text:style-name="T1">1 2</text:span></text:p>
          </table:table-cell>
          <table:table-cell office:value-type="string" table:style-name="ce29">
            <text:p>Trunk</text:p>
          </table:table-cell>
          <table:table-cell office:value-type="string" table:style-name="ce29">
            <text:p>Principal</text:p>
          </table:table-cell>
          <table:covered-table-cell/>
          <table:table-cell table:style-name="ce30"/>
          <table:table-cell office:value-type="string" table:style-name="ce28">
            <text:p>Minor rural<text:span text:style-name="T1">1 2</text:span></text:p>
          </table:table-cell>
          <table:table-cell office:value-type="string" table:style-name="ce29">
            <text:p>Rural 'B'<text:s/><text:span text:style-name="T2">2</text:span></text:p>
          </table:table-cell>
          <table:table-cell office:value-type="string" table:style-name="ce29">
            <text:p>Rural 'C' and 'U'<text:s/><text:span text:style-name="T2">2</text:span></text:p>
          </table:table-cell>
          <table:table-cell office:value-type="string" table:style-name="ce28">
            <text:p>Minor urban<text:span text:style-name="T1">1 2<text:s/></text:span></text:p>
          </table:table-cell>
          <table:table-cell office:value-type="string" table:style-name="ce29">
            <text:p>Urban 'B'<text:s/><text:span text:style-name="T2">2</text:span></text:p>
          </table:table-cell>
          <table:table-cell office:value-type="string" table:style-name="ce29">
            <text:p>Urban 'C' and 'U'<text:s/><text:span text:style-name="T2">2</text:span></text:p>
          </table:table-cell>
          <table:covered-table-cell/>
          <table:table-cell table:style-name="ce30"/>
          <table:covered-table-cell/>
          <table:table-cell table:style-name="ce31"/>
          <table:table-cell table:number-columns-repeated="14" table:style-name="ce5"/>
          <table:table-cell table:number-columns-repeated="16346" table:style-name="ce31"/>
        </table:table-row>
        <table:table-row table:style-name="ro8">
          <table:table-cell table:style-name="ce32"/>
          <table:table-cell office:value-type="string" table:style-name="ce32">
            <text:p>(a) Total length</text:p>
          </table:table-cell>
          <table:table-cell table:number-columns-repeated="2" table:style-name="ce33"/>
          <table:table-cell table:number-columns-repeated="2" table:style-name="ce34"/>
          <table:table-cell table:style-name="ce33"/>
          <table:table-cell table:number-columns-repeated="2" table:style-name="ce35"/>
          <table:table-cell table:style-name="ce33"/>
          <table:table-cell table:number-columns-repeated="4" table:style-name="ce35"/>
          <table:table-cell table:style-name="ce33"/>
          <table:table-cell table:number-columns-repeated="2" table:style-name="ce36"/>
          <table:table-cell table:style-name="ce33"/>
          <table:table-cell table:number-columns-repeated="3" table:style-name="ce36"/>
          <table:table-cell table:style-name="ce35"/>
          <table:table-cell table:style-name="ce37"/>
          <table:table-cell table:style-name="ce3"/>
          <table:table-cell table:number-columns-repeated="14" table:style-name="ce5"/>
          <table:table-cell table:number-columns-repeated="16346" table:style-name="ce3"/>
        </table:table-row>
        <table:table-row table:style-name="ro9">
          <table:table-cell office:value-type="string" table:style-name="ce38">
            <text:p>E12000001</text:p>
          </table:table-cell>
          <table:table-cell office:value-type="string" table:style-name="ce19">
            <text:p>North East</text:p>
          </table:table-cell>
          <table:table-cell table:style-name="ce19"/>
          <table:table-cell office:value-type="float" office:value="58.4" table:style-name="ce31">
            <text:p>58</text:p>
          </table:table-cell>
          <table:table-cell office:value-type="float" office:value="55.6" table:style-name="ce39">
            <text:p>56</text:p>
          </table:table-cell>
          <table:table-cell office:value-type="float" office:value="2.8" table:style-name="ce39">
            <text:p>3</text:p>
          </table:table-cell>
          <table:table-cell office:value-type="float" office:value="1346.1" table:style-name="ce31">
            <text:p>1,346</text:p>
          </table:table-cell>
          <table:table-cell office:value-type="float" office:value="318.89999999999998" table:style-name="ce39">
            <text:p>319</text:p>
          </table:table-cell>
          <table:table-cell office:value-type="float" office:value="1027.2" table:style-name="ce39">
            <text:p>1,027</text:p>
          </table:table-cell>
          <table:table-cell office:value-type="float" office:value="435.5" table:style-name="ce31">
            <text:p>436</text:p>
          </table:table-cell>
          <table:table-cell office:value-type="float" office:value="28.5" table:style-name="ce39">
            <text:p>29</text:p>
          </table:table-cell>
          <table:table-cell office:value-type="float" office:value="407" table:style-name="ce39">
            <text:p>407</text:p>
          </table:table-cell>
          <table:table-cell office:value-type="float" office:value="1840" table:style-name="ce40">
            <text:p>1,840</text:p>
          </table:table-cell>
          <table:table-cell table:style-name="ce41"/>
          <table:table-cell office:value-type="float" office:value="7486.8" table:style-name="ce31">
            <text:p>7,487</text:p>
          </table:table-cell>
          <table:table-cell office:value-type="float" office:value="1087.8" table:style-name="ce39">
            <text:p>1,088</text:p>
          </table:table-cell>
          <table:table-cell office:value-type="float" office:value="6399" table:style-name="ce39">
            <text:p>6,399</text:p>
          </table:table-cell>
          <table:table-cell office:value-type="float" office:value="7007.2400000000007" table:style-name="ce31">
            <text:p>7,007</text:p>
          </table:table-cell>
          <table:table-cell office:value-type="float" office:value="254.93" table:style-name="ce39">
            <text:p>255</text:p>
          </table:table-cell>
          <table:table-cell office:value-type="float" office:value="6752.31" table:style-name="ce39">
            <text:p>6,752</text:p>
          </table:table-cell>
          <table:table-cell office:value-type="float" office:value="14494.04" table:style-name="ce40">
            <text:p>14,494</text:p>
          </table:table-cell>
          <table:table-cell table:style-name="ce41"/>
          <table:table-cell office:value-type="float" office:value="16334.04" table:style-name="ce40">
            <text:p>16,334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2</text:p>
          </table:table-cell>
          <table:table-cell office:value-type="string" table:style-name="ce19">
            <text:p>North West</text:p>
          </table:table-cell>
          <table:table-cell table:style-name="ce19"/>
          <table:table-cell office:value-type="float" office:value="653.70000000000005" table:style-name="ce31">
            <text:p>654</text:p>
          </table:table-cell>
          <table:table-cell office:value-type="float" office:value="630.20000000000005" table:style-name="ce39">
            <text:p>630</text:p>
          </table:table-cell>
          <table:table-cell office:value-type="float" office:value="23.5" table:style-name="ce39">
            <text:p>24</text:p>
          </table:table-cell>
          <table:table-cell office:value-type="float" office:value="2415.3000000000002" table:style-name="ce31">
            <text:p>2,415</text:p>
          </table:table-cell>
          <table:table-cell office:value-type="float" office:value="262.5" table:style-name="ce39">
            <text:p>263</text:p>
          </table:table-cell>
          <table:table-cell office:value-type="float" office:value="2152.8000000000002" table:style-name="ce39">
            <text:p>2,153</text:p>
          </table:table-cell>
          <table:table-cell office:value-type="float" office:value="1608" table:style-name="ce31">
            <text:p>1,608</text:p>
          </table:table-cell>
          <table:table-cell office:value-type="float" office:value="31.8" table:style-name="ce39">
            <text:p>32</text:p>
          </table:table-cell>
          <table:table-cell office:value-type="float" office:value="1576.2" table:style-name="ce39">
            <text:p>1,576</text:p>
          </table:table-cell>
          <table:table-cell office:value-type="float" office:value="4677" table:style-name="ce40">
            <text:p>4,677</text:p>
          </table:table-cell>
          <table:table-cell table:style-name="ce41"/>
          <table:table-cell office:value-type="float" office:value="13701.11" table:style-name="ce31">
            <text:p>13,701</text:p>
          </table:table-cell>
          <table:table-cell office:value-type="float" office:value="1260.53" table:style-name="ce39">
            <text:p>1,261</text:p>
          </table:table-cell>
          <table:table-cell office:value-type="float" office:value="12440.58" table:style-name="ce39">
            <text:p>12,441</text:p>
          </table:table-cell>
          <table:table-cell office:value-type="float" office:value="18769" table:style-name="ce31">
            <text:p>18,769</text:p>
          </table:table-cell>
          <table:table-cell office:value-type="float" office:value="755.46" table:style-name="ce39">
            <text:p>755</text:p>
          </table:table-cell>
          <table:table-cell office:value-type="float" office:value="18013.54" table:style-name="ce39">
            <text:p>18,014</text:p>
          </table:table-cell>
          <table:table-cell office:value-type="float" office:value="32470.11" table:style-name="ce40">
            <text:p>32,470</text:p>
          </table:table-cell>
          <table:table-cell table:style-name="ce41"/>
          <table:table-cell office:value-type="float" office:value="37147.11" table:style-name="ce40">
            <text:p>37,147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3</text:p>
          </table:table-cell>
          <table:table-cell office:value-type="string" table:style-name="ce19">
            <text:p>Yorkshire and the Humber</text:p>
          </table:table-cell>
          <table:table-cell table:style-name="ce19"/>
          <table:table-cell office:value-type="float" office:value="421.7" table:style-name="ce31">
            <text:p>422</text:p>
          </table:table-cell>
          <table:table-cell office:value-type="float" office:value="418.2" table:style-name="ce39">
            <text:p>418</text:p>
          </table:table-cell>
          <table:table-cell office:value-type="float" office:value="3.5" table:style-name="ce39">
            <text:p>4</text:p>
          </table:table-cell>
          <table:table-cell office:value-type="float" office:value="2361.4" table:style-name="ce31">
            <text:p>2,361</text:p>
          </table:table-cell>
          <table:table-cell office:value-type="float" office:value="256.5" table:style-name="ce39">
            <text:p>257</text:p>
          </table:table-cell>
          <table:table-cell office:value-type="float" office:value="2104.9" table:style-name="ce39">
            <text:p>2,105</text:p>
          </table:table-cell>
          <table:table-cell office:value-type="float" office:value="1000.6" table:style-name="ce31">
            <text:p>1,001</text:p>
          </table:table-cell>
          <table:table-cell office:value-type="float" office:value="20.2" table:style-name="ce39">
            <text:p>20</text:p>
          </table:table-cell>
          <table:table-cell office:value-type="float" office:value="980.4" table:style-name="ce39">
            <text:p>980</text:p>
          </table:table-cell>
          <table:table-cell office:value-type="float" office:value="3783.7" table:style-name="ce40">
            <text:p>3,784</text:p>
          </table:table-cell>
          <table:table-cell table:style-name="ce41"/>
          <table:table-cell office:value-type="float" office:value="15051.4" table:style-name="ce31">
            <text:p>15,051</text:p>
          </table:table-cell>
          <table:table-cell office:value-type="float" office:value="1446.97" table:style-name="ce39">
            <text:p>1,447</text:p>
          </table:table-cell>
          <table:table-cell office:value-type="float" office:value="13604.43" table:style-name="ce39">
            <text:p>13,604</text:p>
          </table:table-cell>
          <table:table-cell office:value-type="float" office:value="13263.89" table:style-name="ce31">
            <text:p>13,264</text:p>
          </table:table-cell>
          <table:table-cell office:value-type="float" office:value="478.16" table:style-name="ce39">
            <text:p>478</text:p>
          </table:table-cell>
          <table:table-cell office:value-type="float" office:value="12785.73" table:style-name="ce39">
            <text:p>12,786</text:p>
          </table:table-cell>
          <table:table-cell office:value-type="float" office:value="28315.29" table:style-name="ce40">
            <text:p>28,315</text:p>
          </table:table-cell>
          <table:table-cell table:style-name="ce41"/>
          <table:table-cell office:value-type="float" office:value="32098.99" table:style-name="ce40">
            <text:p>32,099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4</text:p>
          </table:table-cell>
          <table:table-cell office:value-type="string" table:style-name="ce19">
            <text:p>East Midlands</text:p>
          </table:table-cell>
          <table:table-cell table:style-name="ce19"/>
          <table:table-cell office:value-type="float" office:value="199.9" table:style-name="ce31">
            <text:p>200</text:p>
          </table:table-cell>
          <table:table-cell office:value-type="float" office:value="199.9" table:style-name="ce39">
            <text:p>200</text:p>
          </table:table-cell>
          <table:table-cell office:value-type="float" office:value="0" table:style-name="ce39">
            <text:p>0</text:p>
          </table:table-cell>
          <table:table-cell office:value-type="float" office:value="3190" table:style-name="ce31">
            <text:p>3,190</text:p>
          </table:table-cell>
          <table:table-cell office:value-type="float" office:value="555.5" table:style-name="ce39">
            <text:p>556</text:p>
          </table:table-cell>
          <table:table-cell office:value-type="float" office:value="2634.5" table:style-name="ce39">
            <text:p>2,635</text:p>
          </table:table-cell>
          <table:table-cell office:value-type="float" office:value="694.5" table:style-name="ce31">
            <text:p>695</text:p>
          </table:table-cell>
          <table:table-cell office:value-type="float" office:value="34.6" table:style-name="ce39">
            <text:p>35</text:p>
          </table:table-cell>
          <table:table-cell office:value-type="float" office:value="659.9" table:style-name="ce39">
            <text:p>660</text:p>
          </table:table-cell>
          <table:table-cell office:value-type="float" office:value="4084.4" table:style-name="ce40">
            <text:p>4,084</text:p>
          </table:table-cell>
          <table:table-cell table:style-name="ce41"/>
          <table:table-cell office:value-type="float" office:value="17957.22" table:style-name="ce31">
            <text:p>17,957</text:p>
          </table:table-cell>
          <table:table-cell office:value-type="float" office:value="1621.03" table:style-name="ce39">
            <text:p>1,621</text:p>
          </table:table-cell>
          <table:table-cell office:value-type="float" office:value="16336.19" table:style-name="ce39">
            <text:p>16,336</text:p>
          </table:table-cell>
          <table:table-cell office:value-type="float" office:value="9647.630000000001" table:style-name="ce31">
            <text:p>9,648</text:p>
          </table:table-cell>
          <table:table-cell office:value-type="float" office:value="390.59" table:style-name="ce39">
            <text:p>391</text:p>
          </table:table-cell>
          <table:table-cell office:value-type="float" office:value="9257.0400000000009" table:style-name="ce39">
            <text:p>9,257</text:p>
          </table:table-cell>
          <table:table-cell office:value-type="float" office:value="27604.850000000002" table:style-name="ce40">
            <text:p>27,605</text:p>
          </table:table-cell>
          <table:table-cell table:style-name="ce41"/>
          <table:table-cell office:value-type="float" office:value="31689.250000000004" table:style-name="ce40">
            <text:p>31,689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5</text:p>
          </table:table-cell>
          <table:table-cell office:value-type="string" table:style-name="ce19">
            <text:p>West Midlands</text:p>
          </table:table-cell>
          <table:table-cell table:style-name="ce19"/>
          <table:table-cell office:value-type="float" office:value="444.40000000000003" table:style-name="ce31">
            <text:p>444</text:p>
          </table:table-cell>
          <table:table-cell office:value-type="float" office:value="440.6" table:style-name="ce39">
            <text:p>441</text:p>
          </table:table-cell>
          <table:table-cell office:value-type="float" office:value="3.8" table:style-name="ce39">
            <text:p>4</text:p>
          </table:table-cell>
          <table:table-cell office:value-type="float" office:value="2526.5" table:style-name="ce31">
            <text:p>2,527</text:p>
          </table:table-cell>
          <table:table-cell office:value-type="float" office:value="399" table:style-name="ce39">
            <text:p>399</text:p>
          </table:table-cell>
          <table:table-cell office:value-type="float" office:value="2127.5" table:style-name="ce39">
            <text:p>2,128</text:p>
          </table:table-cell>
          <table:table-cell office:value-type="float" office:value="1037.9000000000001" table:style-name="ce31">
            <text:p>1,038</text:p>
          </table:table-cell>
          <table:table-cell office:value-type="float" office:value="41.7" table:style-name="ce39">
            <text:p>42</text:p>
          </table:table-cell>
          <table:table-cell office:value-type="float" office:value="996.2" table:style-name="ce39">
            <text:p>996</text:p>
          </table:table-cell>
          <table:table-cell office:value-type="float" office:value="4008.8" table:style-name="ce40">
            <text:p>4,009</text:p>
          </table:table-cell>
          <table:table-cell table:style-name="ce41"/>
          <table:table-cell office:value-type="float" office:value="16165.380000000001" table:style-name="ce31">
            <text:p>16,165</text:p>
          </table:table-cell>
          <table:table-cell office:value-type="float" office:value="1886.69" table:style-name="ce39">
            <text:p>1,887</text:p>
          </table:table-cell>
          <table:table-cell office:value-type="float" office:value="14278.69" table:style-name="ce39">
            <text:p>14,279</text:p>
          </table:table-cell>
          <table:table-cell office:value-type="float" office:value="13021.619999999999" table:style-name="ce31">
            <text:p>13,022</text:p>
          </table:table-cell>
          <table:table-cell office:value-type="float" office:value="635.38" table:style-name="ce39">
            <text:p>635</text:p>
          </table:table-cell>
          <table:table-cell office:value-type="float" office:value="12386.24" table:style-name="ce39">
            <text:p>12,386</text:p>
          </table:table-cell>
          <table:table-cell office:value-type="float" office:value="29187" table:style-name="ce40">
            <text:p>29,187</text:p>
          </table:table-cell>
          <table:table-cell table:style-name="ce41"/>
          <table:table-cell office:value-type="float" office:value="33195.800000000003" table:style-name="ce40">
            <text:p>33,196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6</text:p>
          </table:table-cell>
          <table:table-cell office:value-type="string" table:style-name="ce19">
            <text:p>East of England</text:p>
          </table:table-cell>
          <table:table-cell table:style-name="ce19"/>
          <table:table-cell office:value-type="float" office:value="263.3" table:style-name="ce31">
            <text:p>263</text:p>
          </table:table-cell>
          <table:table-cell office:value-type="float" office:value="263.3" table:style-name="ce39">
            <text:p>263</text:p>
          </table:table-cell>
          <table:table-cell office:value-type="float" office:value="0" table:style-name="ce39">
            <text:p>0</text:p>
          </table:table-cell>
          <table:table-cell office:value-type="float" office:value="3115.9" table:style-name="ce31">
            <text:p>3,116</text:p>
          </table:table-cell>
          <table:table-cell office:value-type="float" office:value="734.1" table:style-name="ce39">
            <text:p>734</text:p>
          </table:table-cell>
          <table:table-cell office:value-type="float" office:value="2381.8000000000002" table:style-name="ce39">
            <text:p>2,382</text:p>
          </table:table-cell>
          <table:table-cell office:value-type="float" office:value="772.3" table:style-name="ce31">
            <text:p>772</text:p>
          </table:table-cell>
          <table:table-cell office:value-type="float" office:value="45.5" table:style-name="ce39">
            <text:p>46</text:p>
          </table:table-cell>
          <table:table-cell office:value-type="float" office:value="726.8" table:style-name="ce39">
            <text:p>727</text:p>
          </table:table-cell>
          <table:table-cell office:value-type="float" office:value="4151.5" table:style-name="ce40">
            <text:p>4,152</text:p>
          </table:table-cell>
          <table:table-cell table:style-name="ce41"/>
          <table:table-cell office:value-type="float" office:value="24551.64" table:style-name="ce31">
            <text:p>24,552</text:p>
          </table:table-cell>
          <table:table-cell office:value-type="float" office:value="2874.87" table:style-name="ce39">
            <text:p>2,875</text:p>
          </table:table-cell>
          <table:table-cell office:value-type="float" office:value="21676.77" table:style-name="ce39">
            <text:p>21,677</text:p>
          </table:table-cell>
          <table:table-cell office:value-type="float" office:value="11348.449999999999" table:style-name="ce31">
            <text:p>11,348</text:p>
          </table:table-cell>
          <table:table-cell office:value-type="float" office:value="444.97" table:style-name="ce39">
            <text:p>445</text:p>
          </table:table-cell>
          <table:table-cell office:value-type="float" office:value="10903.48" table:style-name="ce39">
            <text:p>10,903</text:p>
          </table:table-cell>
          <table:table-cell office:value-type="float" office:value="35900.089999999997" table:style-name="ce40">
            <text:p>35,900</text:p>
          </table:table-cell>
          <table:table-cell table:style-name="ce41"/>
          <table:table-cell office:value-type="float" office:value="40051.589999999997" table:style-name="ce40">
            <text:p>40,052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7</text:p>
          </table:table-cell>
          <table:table-cell office:value-type="string" table:style-name="ce19">
            <text:p>London</text:p>
          </table:table-cell>
          <table:table-cell table:style-name="ce19"/>
          <table:table-cell office:value-type="float" office:value="60.1" table:style-name="ce31">
            <text:p>60</text:p>
          </table:table-cell>
          <table:table-cell office:value-type="float" office:value="60.1" table:style-name="ce39">
            <text:p>60</text:p>
          </table:table-cell>
          <table:table-cell office:value-type="float" office:value="0" table:style-name="ce39">
            <text:p>0</text:p>
          </table:table-cell>
          <table:table-cell office:value-type="float" office:value="122.39999999999999" table:style-name="ce31">
            <text:p>122</text:p>
          </table:table-cell>
          <table:table-cell office:value-type="float" office:value="1.1000000000000001" table:style-name="ce39">
            <text:p>1</text:p>
          </table:table-cell>
          <table:table-cell office:value-type="float" office:value="121.3" table:style-name="ce39">
            <text:p>121</text:p>
          </table:table-cell>
          <table:table-cell office:value-type="float" office:value="1595.4" table:style-name="ce31">
            <text:p>1,595</text:p>
          </table:table-cell>
          <table:table-cell office:value-type="float" office:value="0.2" table:style-name="ce39">
            <text:p>0</text:p>
          </table:table-cell>
          <table:table-cell office:value-type="float" office:value="1595.2" table:style-name="ce39">
            <text:p>1,595</text:p>
          </table:table-cell>
          <table:table-cell office:value-type="float" office:value="1777.9" table:style-name="ce40">
            <text:p>1,778</text:p>
          </table:table-cell>
          <table:table-cell table:style-name="ce41"/>
          <table:table-cell office:value-type="float" office:value="345.03" table:style-name="ce31">
            <text:p>345</text:p>
          </table:table-cell>
          <table:table-cell office:value-type="float" office:value="26.14" table:style-name="ce39">
            <text:p>26</text:p>
          </table:table-cell>
          <table:table-cell office:value-type="float" office:value="318.89" table:style-name="ce39">
            <text:p>319</text:p>
          </table:table-cell>
          <table:table-cell office:value-type="float" office:value="12719.09" table:style-name="ce31">
            <text:p>12,719</text:p>
          </table:table-cell>
          <table:table-cell office:value-type="float" office:value="481.85" table:style-name="ce39">
            <text:p>482</text:p>
          </table:table-cell>
          <table:table-cell office:value-type="float" office:value="12237.24" table:style-name="ce39">
            <text:p>12,237</text:p>
          </table:table-cell>
          <table:table-cell office:value-type="float" office:value="13064.12" table:style-name="ce40">
            <text:p>13,064</text:p>
          </table:table-cell>
          <table:table-cell table:style-name="ce41"/>
          <table:table-cell office:value-type="float" office:value="14842.02" table:style-name="ce40">
            <text:p>14,842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8</text:p>
          </table:table-cell>
          <table:table-cell office:value-type="string" table:style-name="ce19">
            <text:p>South East</text:p>
          </table:table-cell>
          <table:table-cell table:style-name="ce19"/>
          <table:table-cell office:value-type="float" office:value="656.30000000000007" table:style-name="ce31">
            <text:p>656</text:p>
          </table:table-cell>
          <table:table-cell office:value-type="float" office:value="645.70000000000005" table:style-name="ce39">
            <text:p>646</text:p>
          </table:table-cell>
          <table:table-cell office:value-type="float" office:value="10.6" table:style-name="ce39">
            <text:p>11</text:p>
          </table:table-cell>
          <table:table-cell office:value-type="float" office:value="3854.3999999999996" table:style-name="ce31">
            <text:p>3,854</text:p>
          </table:table-cell>
          <table:table-cell office:value-type="float" office:value="622.20000000000005" table:style-name="ce39">
            <text:p>622</text:p>
          </table:table-cell>
          <table:table-cell office:value-type="float" office:value="3232.2" table:style-name="ce39">
            <text:p>3,232</text:p>
          </table:table-cell>
          <table:table-cell office:value-type="float" office:value="1390.5" table:style-name="ce31">
            <text:p>1,391</text:p>
          </table:table-cell>
          <table:table-cell office:value-type="float" office:value="57.2" table:style-name="ce39">
            <text:p>57</text:p>
          </table:table-cell>
          <table:table-cell office:value-type="float" office:value="1333.3" table:style-name="ce39">
            <text:p>1,333</text:p>
          </table:table-cell>
          <table:table-cell office:value-type="float" office:value="5901.2" table:style-name="ce40">
            <text:p>5,901</text:p>
          </table:table-cell>
          <table:table-cell table:style-name="ce41"/>
          <table:table-cell office:value-type="float" office:value="23256.91" table:style-name="ce31">
            <text:p>23,257</text:p>
          </table:table-cell>
          <table:table-cell office:value-type="float" office:value="2295.39" table:style-name="ce39">
            <text:p>2,295</text:p>
          </table:table-cell>
          <table:table-cell office:value-type="float" office:value="20961.52" table:style-name="ce39">
            <text:p>20,962</text:p>
          </table:table-cell>
          <table:table-cell office:value-type="float" office:value="19020.97" table:style-name="ce31">
            <text:p>19,021</text:p>
          </table:table-cell>
          <table:table-cell office:value-type="float" office:value="783.82" table:style-name="ce39">
            <text:p>784</text:p>
          </table:table-cell>
          <table:table-cell office:value-type="float" office:value="18237.150000000001" table:style-name="ce39">
            <text:p>18,237</text:p>
          </table:table-cell>
          <table:table-cell office:value-type="float" office:value="42277.880000000005" table:style-name="ce40">
            <text:p>42,278</text:p>
          </table:table-cell>
          <table:table-cell table:style-name="ce41"/>
          <table:table-cell office:value-type="float" office:value="48179.08" table:style-name="ce40">
            <text:p>48,179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9</text:p>
          </table:table-cell>
          <table:table-cell office:value-type="string" table:style-name="ce19">
            <text:p>South West</text:p>
          </table:table-cell>
          <table:table-cell table:style-name="ce19"/>
          <table:table-cell office:value-type="float" office:value="327.3" table:style-name="ce31">
            <text:p>327</text:p>
          </table:table-cell>
          <table:table-cell office:value-type="float" office:value="327.3" table:style-name="ce39">
            <text:p>327</text:p>
          </table:table-cell>
          <table:table-cell office:value-type="float" office:value="0" table:style-name="ce39">
            <text:p>0</text:p>
          </table:table-cell>
          <table:table-cell office:value-type="float" office:value="4244.3" table:style-name="ce31">
            <text:p>4,244</text:p>
          </table:table-cell>
          <table:table-cell office:value-type="float" office:value="711.1" table:style-name="ce39">
            <text:p>711</text:p>
          </table:table-cell>
          <table:table-cell office:value-type="float" office:value="3533.2" table:style-name="ce39">
            <text:p>3,533</text:p>
          </table:table-cell>
          <table:table-cell office:value-type="float" office:value="716.30000000000007" table:style-name="ce31">
            <text:p>716</text:p>
          </table:table-cell>
          <table:table-cell office:value-type="float" office:value="27.7" table:style-name="ce39">
            <text:p>28</text:p>
          </table:table-cell>
          <table:table-cell office:value-type="float" office:value="688.6" table:style-name="ce39">
            <text:p>689</text:p>
          </table:table-cell>
          <table:table-cell office:value-type="float" office:value="5287.9000000000005" table:style-name="ce40">
            <text:p>5,288</text:p>
          </table:table-cell>
          <table:table-cell table:style-name="ce41"/>
          <table:table-cell office:value-type="float" office:value="33980.379999999997" table:style-name="ce31">
            <text:p>33,980</text:p>
          </table:table-cell>
          <table:table-cell office:value-type="float" office:value="2793.81" table:style-name="ce39">
            <text:p>2,794</text:p>
          </table:table-cell>
          <table:table-cell office:value-type="float" office:value="31186.57" table:style-name="ce39">
            <text:p>31,187</text:p>
          </table:table-cell>
          <table:table-cell office:value-type="float" office:value="11088.11" table:style-name="ce31">
            <text:p>11,088</text:p>
          </table:table-cell>
          <table:table-cell office:value-type="float" office:value="479.59" table:style-name="ce39">
            <text:p>480</text:p>
          </table:table-cell>
          <table:table-cell office:value-type="float" office:value="10608.52" table:style-name="ce39">
            <text:p>10,609</text:p>
          </table:table-cell>
          <table:table-cell office:value-type="float" office:value="45068.49" table:style-name="ce40">
            <text:p>45,068</text:p>
          </table:table-cell>
          <table:table-cell table:style-name="ce41"/>
          <table:table-cell office:value-type="float" office:value="50356.39" table:style-name="ce40">
            <text:p>50,356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9">
          <table:table-cell office:value-type="string" table:style-name="ce42">
            <text:p>E92000001</text:p>
          </table:table-cell>
          <table:table-cell office:value-type="string" table:style-name="ce19">
            <text:p>England</text:p>
          </table:table-cell>
          <table:table-cell table:style-name="ce19"/>
          <table:table-cell office:value-type="float" office:value="3085.1000000000004" table:style-name="ce43">
            <text:p>3,085</text:p>
          </table:table-cell>
          <table:table-cell office:value-type="float" office:value="3040.9000000000005" table:style-name="ce44">
            <text:p>3,041</text:p>
          </table:table-cell>
          <table:table-cell office:value-type="float" office:value="44.2" table:style-name="ce44">
            <text:p>44</text:p>
          </table:table-cell>
          <table:table-cell office:value-type="float" office:value="23176.300000000003" table:style-name="ce45">
            <text:p>23,176</text:p>
          </table:table-cell>
          <table:table-cell office:value-type="float" office:value="3860.9" table:style-name="ce44">
            <text:p>3,861</text:p>
          </table:table-cell>
          <table:table-cell office:value-type="float" office:value="19315.400000000001" table:style-name="ce44">
            <text:p>19,315</text:p>
          </table:table-cell>
          <table:table-cell office:value-type="float" office:value="9251" table:style-name="ce45">
            <text:p>9,251</text:p>
          </table:table-cell>
          <table:table-cell office:value-type="float" office:value="287.39999999999998" table:style-name="ce44">
            <text:p>287</text:p>
          </table:table-cell>
          <table:table-cell office:value-type="float" office:value="8963.6" table:style-name="ce44">
            <text:p>8,964</text:p>
          </table:table-cell>
          <table:table-cell office:value-type="float" office:value="35512.400000000001" table:style-name="ce40">
            <text:p>35,512</text:p>
          </table:table-cell>
          <table:table-cell table:style-name="ce40"/>
          <table:table-cell office:value-type="float" office:value="152495.87000000002" table:style-name="ce45">
            <text:p>152,496</text:p>
          </table:table-cell>
          <table:table-cell office:value-type="float" office:value="15293.229999999998" table:style-name="ce44">
            <text:p>15,293</text:p>
          </table:table-cell>
          <table:table-cell office:value-type="float" office:value="137202.64000000001" table:style-name="ce44">
            <text:p>137,203</text:p>
          </table:table-cell>
          <table:table-cell office:value-type="float" office:value="115886.00000000001" table:style-name="ce45">
            <text:p>115,886</text:p>
          </table:table-cell>
          <table:table-cell office:value-type="float" office:value="4704.75" table:style-name="ce44">
            <text:p>4,705</text:p>
          </table:table-cell>
          <table:table-cell office:value-type="float" office:value="111181.25000000001" table:style-name="ce44">
            <text:p>111,181</text:p>
          </table:table-cell>
          <table:table-cell office:value-type="float" office:value="268381.87000000005" table:style-name="ce40">
            <text:p>268,382</text:p>
          </table:table-cell>
          <table:table-cell table:style-name="ce40"/>
          <table:table-cell office:value-type="float" office:value="303894.27000000008" table:style-name="ce40">
            <text:p>303,894</text:p>
          </table:table-cell>
          <table:table-cell table:style-name="ce9"/>
          <table:table-cell table:number-columns-repeated="2" table:style-name="ce8"/>
          <table:table-cell table:style-name="ce5"/>
          <table:table-cell table:style-name="ce8"/>
          <table:table-cell table:style-name="ce46"/>
          <table:table-cell table:number-columns-repeated="9" table:style-name="ce5"/>
          <table:table-cell table:number-columns-repeated="16346" table:style-name="ce9"/>
        </table:table-row>
        <table:table-row table:style-name="ro9">
          <table:table-cell office:value-type="string" table:style-name="ce47">
            <text:p>W92000004</text:p>
          </table:table-cell>
          <table:table-cell office:value-type="string" table:style-name="ce19">
            <text:p>Wales</text:p>
          </table:table-cell>
          <table:table-cell table:style-name="ce19"/>
          <table:table-cell office:value-type="float" office:value="141.80000000000001" table:style-name="ce31">
            <text:p>142</text:p>
          </table:table-cell>
          <table:table-cell office:value-type="float" office:value="141.80000000000001" table:style-name="ce39">
            <text:p>142</text:p>
          </table:table-cell>
          <table:table-cell office:value-type="float" office:value="0" table:style-name="ce39">
            <text:p>0</text:p>
          </table:table-cell>
          <table:table-cell office:value-type="float" office:value="3681.9" table:style-name="ce31">
            <text:p>3,682</text:p>
          </table:table-cell>
          <table:table-cell office:value-type="float" office:value="1473" table:style-name="ce39">
            <text:p>1,473</text:p>
          </table:table-cell>
          <table:table-cell office:value-type="float" office:value="2208.9" table:style-name="ce39">
            <text:p>2,209</text:p>
          </table:table-cell>
          <table:table-cell office:value-type="float" office:value="514.4" table:style-name="ce31">
            <text:p>514</text:p>
          </table:table-cell>
          <table:table-cell office:value-type="float" office:value="65.3" table:style-name="ce39">
            <text:p>65</text:p>
          </table:table-cell>
          <table:table-cell office:value-type="float" office:value="449.1" table:style-name="ce39">
            <text:p>449</text:p>
          </table:table-cell>
          <table:table-cell office:value-type="float" office:value="4338.1000000000004" table:style-name="ce40">
            <text:p>4,338</text:p>
          </table:table-cell>
          <table:table-cell table:style-name="ce41"/>
          <table:table-cell office:value-type="float" office:value="22801.88" table:style-name="ce31">
            <text:p>22,802</text:p>
          </table:table-cell>
          <table:table-cell office:value-type="float" office:value="2657.09" table:style-name="ce39">
            <text:p>2,657</text:p>
          </table:table-cell>
          <table:table-cell office:value-type="float" office:value="20144.79" table:style-name="ce39">
            <text:p>20,145</text:p>
          </table:table-cell>
          <table:table-cell office:value-type="float" office:value="6719.44" table:style-name="ce31">
            <text:p>6,719</text:p>
          </table:table-cell>
          <table:table-cell office:value-type="float" office:value="345.62" table:style-name="ce39">
            <text:p>346</text:p>
          </table:table-cell>
          <table:table-cell office:value-type="float" office:value="6373.82" table:style-name="ce39">
            <text:p>6,374</text:p>
          </table:table-cell>
          <table:table-cell office:value-type="float" office:value="29521.32" table:style-name="ce40">
            <text:p>29,521</text:p>
          </table:table-cell>
          <table:table-cell table:style-name="ce41"/>
          <table:table-cell office:value-type="float" office:value="33859.42" table:style-name="ce40">
            <text:p>33,859</text:p>
          </table:table-cell>
          <table:table-cell table:number-columns-repeated="3" table:style-name="ce8"/>
          <table:table-cell table:style-name="ce5"/>
          <table:table-cell table:style-name="ce8"/>
          <table:table-cell table:style-name="ce46"/>
          <table:table-cell table:number-columns-repeated="9" table:style-name="ce5"/>
          <table:table-cell table:number-columns-repeated="16346" table:style-name="ce10"/>
        </table:table-row>
        <table:table-row table:style-name="ro10">
          <table:table-cell office:value-type="string" table:style-name="ce47">
            <text:p>S92000003</text:p>
          </table:table-cell>
          <table:table-cell office:value-type="string" table:style-name="ce19">
            <text:p>Scotland</text:p>
          </table:table-cell>
          <table:table-cell table:style-name="ce19"/>
          <table:table-cell office:value-type="float" office:value="461.3" table:style-name="ce31">
            <text:p>461</text:p>
          </table:table-cell>
          <table:table-cell office:value-type="float" office:value="461.3" table:style-name="ce39">
            <text:p>461</text:p>
          </table:table-cell>
          <table:table-cell office:value-type="float" office:value="0" table:style-name="ce39">
            <text:p>0</text:p>
          </table:table-cell>
          <table:table-cell office:value-type="float" office:value="8986.2000000000007" table:style-name="ce31">
            <text:p>8,986</text:p>
          </table:table-cell>
          <table:table-cell office:value-type="float" office:value="2603.6999999999998" table:style-name="ce39">
            <text:p>2,604</text:p>
          </table:table-cell>
          <table:table-cell office:value-type="float" office:value="6382.5" table:style-name="ce39">
            <text:p>6,383</text:p>
          </table:table-cell>
          <table:table-cell office:value-type="float" office:value="1286.4000000000001" table:style-name="ce31">
            <text:p>1,286</text:p>
          </table:table-cell>
          <table:table-cell office:value-type="float" office:value="190.2" table:style-name="ce39">
            <text:p>190</text:p>
          </table:table-cell>
          <table:table-cell office:value-type="float" office:value="1096.2" table:style-name="ce39">
            <text:p>1,096</text:p>
          </table:table-cell>
          <table:table-cell office:value-type="float" office:value="10733.9" table:style-name="ce40">
            <text:p>10,734</text:p>
          </table:table-cell>
          <table:table-cell table:style-name="ce41"/>
          <table:table-cell office:value-type="float" office:value="33318.839999999997" table:style-name="ce31">
            <text:p>33,319</text:p>
          </table:table-cell>
          <table:table-cell office:value-type="float" office:value="6602.45" table:style-name="ce39">
            <text:p>6,602</text:p>
          </table:table-cell>
          <table:table-cell office:value-type="float" office:value="26716.39" table:style-name="ce39">
            <text:p>26,716</text:p>
          </table:table-cell>
          <table:table-cell office:value-type="float" office:value="15232.66" table:style-name="ce31">
            <text:p>15,233</text:p>
          </table:table-cell>
          <table:table-cell office:value-type="float" office:value="720.35" table:style-name="ce39">
            <text:p>720</text:p>
          </table:table-cell>
          <table:table-cell office:value-type="float" office:value="14512.31" table:style-name="ce39">
            <text:p>14,512</text:p>
          </table:table-cell>
          <table:table-cell office:value-type="float" office:value="48551.5" table:style-name="ce40">
            <text:p>48,552</text:p>
          </table:table-cell>
          <table:table-cell table:style-name="ce41"/>
          <table:table-cell office:value-type="float" office:value="59285.4" table:style-name="ce40">
            <text:p>59,285</text:p>
          </table:table-cell>
          <table:table-cell table:number-columns-repeated="3" table:style-name="ce8"/>
          <table:table-cell table:style-name="ce5"/>
          <table:table-cell table:style-name="ce8"/>
          <table:table-cell table:style-name="ce46"/>
          <table:table-cell table:number-columns-repeated="9" table:style-name="ce5"/>
          <table:table-cell table:number-columns-repeated="16346" table:style-name="ce10"/>
        </table:table-row>
        <table:table-row table:style-name="ro9">
          <table:table-cell office:value-type="string" table:style-name="ce48">
            <text:p>K03000001</text:p>
          </table:table-cell>
          <table:table-cell office:value-type="string" table:style-name="ce19">
            <text:p>Great Britain</text:p>
          </table:table-cell>
          <table:table-cell table:style-name="ce19"/>
          <table:table-cell office:value-type="float" office:value="3688.2000000000007" table:style-name="ce43">
            <text:p>3,688</text:p>
          </table:table-cell>
          <table:table-cell office:value-type="float" office:value="3644.0000000000009" table:style-name="ce49">
            <text:p>3,644</text:p>
          </table:table-cell>
          <table:table-cell office:value-type="float" office:value="44.2" table:style-name="ce49">
            <text:p>44</text:p>
          </table:table-cell>
          <table:table-cell office:value-type="float" office:value="35844.400000000001" table:style-name="ce45">
            <text:p>35,844</text:p>
          </table:table-cell>
          <table:table-cell office:value-type="float" office:value="7937.5999999999995" table:style-name="ce49">
            <text:p>7,938</text:p>
          </table:table-cell>
          <table:table-cell office:value-type="float" office:value="27906.800000000003" table:style-name="ce49">
            <text:p>27,907</text:p>
          </table:table-cell>
          <table:table-cell office:value-type="float" office:value="11051.800000000001" table:style-name="ce45">
            <text:p>11,052</text:p>
          </table:table-cell>
          <table:table-cell office:value-type="float" office:value="542.9" table:style-name="ce49">
            <text:p>543</text:p>
          </table:table-cell>
          <table:table-cell office:value-type="float" office:value="10508.900000000001" table:style-name="ce49">
            <text:p>10,509</text:p>
          </table:table-cell>
          <table:table-cell office:value-type="float" office:value="50584.400000000009" table:style-name="ce40">
            <text:p>50,584</text:p>
          </table:table-cell>
          <table:table-cell table:style-name="ce9"/>
          <table:table-cell office:value-type="float" office:value="208616.59" table:style-name="ce45">
            <text:p>208,617</text:p>
          </table:table-cell>
          <table:table-cell office:value-type="float" office:value="24552.77" table:style-name="ce49">
            <text:p>24,553</text:p>
          </table:table-cell>
          <table:table-cell office:value-type="float" office:value="184063.82" table:style-name="ce49">
            <text:p>184,064</text:p>
          </table:table-cell>
          <table:table-cell office:value-type="float" office:value="137838.1" table:style-name="ce45">
            <text:p>137,838</text:p>
          </table:table-cell>
          <table:table-cell office:value-type="float" office:value="5770.72" table:style-name="ce49">
            <text:p>5,771</text:p>
          </table:table-cell>
          <table:table-cell office:value-type="float" office:value="132067.38" table:style-name="ce49">
            <text:p>132,067</text:p>
          </table:table-cell>
          <table:table-cell office:value-type="float" office:value="346454.69" table:style-name="ce40">
            <text:p>346,455</text:p>
          </table:table-cell>
          <table:table-cell table:style-name="ce9"/>
          <table:table-cell office:value-type="float" office:value="397039.09" table:style-name="ce40">
            <text:p>397,039</text:p>
          </table:table-cell>
          <table:table-cell table:style-name="ce9"/>
          <table:table-cell table:style-name="ce50"/>
          <table:table-cell table:number-columns-repeated="13" table:style-name="ce5"/>
          <table:table-cell table:number-columns-repeated="16346" table:style-name="ce9"/>
        </table:table-row>
        <table:table-row table:style-name="ro8">
          <table:table-cell table:style-name="ce51"/>
          <table:table-cell office:value-type="string" table:style-name="ce52">
            <text:p>(b) Length which is major road dual carriageway</text:p>
          </table:table-cell>
          <table:table-cell table:style-name="ce53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6"/>
          <table:table-cell table:style-name="ce54"/>
          <table:table-cell table:number-columns-repeated="2" table:style-name="ce56"/>
          <table:table-cell table:number-columns-repeated="2" table:style-name="ce55"/>
          <table:table-cell table:style-name="ce54"/>
          <table:table-cell table:number-columns-repeated="2" table:style-name="ce57"/>
          <table:table-cell table:style-name="ce58"/>
          <table:table-cell table:number-columns-repeated="3" table:style-name="ce57"/>
          <table:table-cell table:style-name="ce55"/>
          <table:table-cell table:style-name="ce59"/>
          <table:table-cell table:style-name="ce3"/>
          <table:table-cell table:number-columns-repeated="14" table:style-name="ce5"/>
          <table:table-cell table:number-columns-repeated="16346" table:style-name="ce3"/>
        </table:table-row>
        <table:table-row table:style-name="ro9">
          <table:table-cell office:value-type="string" table:style-name="ce38">
            <text:p>E12000001</text:p>
          </table:table-cell>
          <table:table-cell office:value-type="string" table:style-name="ce19">
            <text:p>North East</text:p>
          </table:table-cell>
          <table:table-cell table:style-name="ce19"/>
          <table:table-cell office:value-type="float" office:value="57.7" table:style-name="ce31">
            <text:p>58</text:p>
          </table:table-cell>
          <table:table-cell office:value-type="float" office:value="55.6" table:style-name="ce39">
            <text:p>56</text:p>
          </table:table-cell>
          <table:table-cell office:value-type="float" office:value="2.1" table:style-name="ce39">
            <text:p>2</text:p>
          </table:table-cell>
          <table:table-cell office:value-type="float" office:value="362.6" table:style-name="ce31">
            <text:p>363</text:p>
          </table:table-cell>
          <table:table-cell office:value-type="float" office:value="205.1" table:style-name="ce39">
            <text:p>205</text:p>
          </table:table-cell>
          <table:table-cell office:value-type="float" office:value="157.5" table:style-name="ce39">
            <text:p>158</text:p>
          </table:table-cell>
          <table:table-cell office:value-type="float" office:value="130.79999999999998" table:style-name="ce31">
            <text:p>131</text:p>
          </table:table-cell>
          <table:table-cell office:value-type="float" office:value="23.7" table:style-name="ce39">
            <text:p>24</text:p>
          </table:table-cell>
          <table:table-cell office:value-type="float" office:value="107.1" table:style-name="ce39">
            <text:p>107</text:p>
          </table:table-cell>
          <table:table-cell office:value-type="float" office:value="551.1" table:style-name="ce40">
            <text:p>551</text:p>
          </table:table-cell>
          <table:table-cell table:style-name="ce60"/>
          <table:table-cell office:value-type="string" table:style-name="ce6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table:style-name="ce41"/>
          <table:table-cell office:value-type="string" table:style-name="ce31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2</text:p>
          </table:table-cell>
          <table:table-cell office:value-type="string" table:style-name="ce19">
            <text:p>North West</text:p>
          </table:table-cell>
          <table:table-cell table:style-name="ce19"/>
          <table:table-cell office:value-type="float" office:value="644.5" table:style-name="ce31">
            <text:p>645</text:p>
          </table:table-cell>
          <table:table-cell office:value-type="float" office:value="624.6" table:style-name="ce39">
            <text:p>625</text:p>
          </table:table-cell>
          <table:table-cell office:value-type="float" office:value="19.899999999999999" table:style-name="ce39">
            <text:p>20</text:p>
          </table:table-cell>
          <table:table-cell office:value-type="float" office:value="363.29999999999995" table:style-name="ce31">
            <text:p>363</text:p>
          </table:table-cell>
          <table:table-cell office:value-type="float" office:value="105.1" table:style-name="ce39">
            <text:p>105</text:p>
          </table:table-cell>
          <table:table-cell office:value-type="float" office:value="258.2" table:style-name="ce39">
            <text:p>258</text:p>
          </table:table-cell>
          <table:table-cell office:value-type="float" office:value="364.1" table:style-name="ce31">
            <text:p>364</text:p>
          </table:table-cell>
          <table:table-cell office:value-type="float" office:value="15.5" table:style-name="ce39">
            <text:p>16</text:p>
          </table:table-cell>
          <table:table-cell office:value-type="float" office:value="348.6" table:style-name="ce39">
            <text:p>349</text:p>
          </table:table-cell>
          <table:table-cell office:value-type="float" office:value="1371.9" table:style-name="ce40">
            <text:p>1,372</text:p>
          </table:table-cell>
          <table:table-cell table:style-name="ce60"/>
          <table:table-cell office:value-type="string" table:style-name="ce6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table:style-name="ce40"/>
          <table:table-cell office:value-type="string" table:style-name="ce31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3</text:p>
          </table:table-cell>
          <table:table-cell office:value-type="string" table:style-name="ce19">
            <text:p>Yorkshire and the Humber</text:p>
          </table:table-cell>
          <table:table-cell table:style-name="ce19"/>
          <table:table-cell office:value-type="float" office:value="402" table:style-name="ce31">
            <text:p>402</text:p>
          </table:table-cell>
          <table:table-cell office:value-type="float" office:value="398.5" table:style-name="ce39">
            <text:p>399</text:p>
          </table:table-cell>
          <table:table-cell office:value-type="float" office:value="3.5" table:style-name="ce39">
            <text:p>4</text:p>
          </table:table-cell>
          <table:table-cell office:value-type="float" office:value="304.10000000000002" table:style-name="ce31">
            <text:p>304</text:p>
          </table:table-cell>
          <table:table-cell office:value-type="float" office:value="161" table:style-name="ce39">
            <text:p>161</text:p>
          </table:table-cell>
          <table:table-cell office:value-type="float" office:value="143.1" table:style-name="ce39">
            <text:p>143</text:p>
          </table:table-cell>
          <table:table-cell office:value-type="float" office:value="268.2" table:style-name="ce31">
            <text:p>268</text:p>
          </table:table-cell>
          <table:table-cell office:value-type="float" office:value="16" table:style-name="ce39">
            <text:p>16</text:p>
          </table:table-cell>
          <table:table-cell office:value-type="float" office:value="252.2" table:style-name="ce39">
            <text:p>252</text:p>
          </table:table-cell>
          <table:table-cell office:value-type="float" office:value="974.3" table:style-name="ce40">
            <text:p>974</text:p>
          </table:table-cell>
          <table:table-cell table:style-name="ce60"/>
          <table:table-cell office:value-type="string" table:style-name="ce6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table:style-name="ce40"/>
          <table:table-cell office:value-type="string" table:style-name="ce31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4</text:p>
          </table:table-cell>
          <table:table-cell office:value-type="string" table:style-name="ce19">
            <text:p>East Midlands</text:p>
          </table:table-cell>
          <table:table-cell table:style-name="ce19"/>
          <table:table-cell office:value-type="float" office:value="196" table:style-name="ce31">
            <text:p>196</text:p>
          </table:table-cell>
          <table:table-cell office:value-type="float" office:value="196" table:style-name="ce39">
            <text:p>196</text:p>
          </table:table-cell>
          <table:table-cell office:value-type="float" office:value="0" table:style-name="ce39">
            <text:p>0</text:p>
          </table:table-cell>
          <table:table-cell office:value-type="float" office:value="526.09999999999991" table:style-name="ce31">
            <text:p>526</text:p>
          </table:table-cell>
          <table:table-cell office:value-type="float" office:value="339.4" table:style-name="ce39">
            <text:p>339</text:p>
          </table:table-cell>
          <table:table-cell office:value-type="float" office:value="186.7" table:style-name="ce39">
            <text:p>187</text:p>
          </table:table-cell>
          <table:table-cell office:value-type="float" office:value="157.1" table:style-name="ce31">
            <text:p>157</text:p>
          </table:table-cell>
          <table:table-cell office:value-type="float" office:value="27.2" table:style-name="ce39">
            <text:p>27</text:p>
          </table:table-cell>
          <table:table-cell office:value-type="float" office:value="129.9" table:style-name="ce39">
            <text:p>130</text:p>
          </table:table-cell>
          <table:table-cell office:value-type="float" office:value="879.19999999999993" table:style-name="ce40">
            <text:p>879</text:p>
          </table:table-cell>
          <table:table-cell table:style-name="ce60"/>
          <table:table-cell office:value-type="string" table:style-name="ce6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table:style-name="ce40"/>
          <table:table-cell office:value-type="string" table:style-name="ce31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5</text:p>
          </table:table-cell>
          <table:table-cell office:value-type="string" table:style-name="ce19">
            <text:p>West Midlands</text:p>
          </table:table-cell>
          <table:table-cell table:style-name="ce19"/>
          <table:table-cell office:value-type="float" office:value="423.40000000000003" table:style-name="ce31">
            <text:p>423</text:p>
          </table:table-cell>
          <table:table-cell office:value-type="float" office:value="420.3" table:style-name="ce39">
            <text:p>420</text:p>
          </table:table-cell>
          <table:table-cell office:value-type="float" office:value="3.1" table:style-name="ce39">
            <text:p>3</text:p>
          </table:table-cell>
          <table:table-cell office:value-type="float" office:value="396.79999999999995" table:style-name="ce31">
            <text:p>397</text:p>
          </table:table-cell>
          <table:table-cell office:value-type="float" office:value="181.1" table:style-name="ce39">
            <text:p>181</text:p>
          </table:table-cell>
          <table:table-cell office:value-type="float" office:value="215.7" table:style-name="ce39">
            <text:p>216</text:p>
          </table:table-cell>
          <table:table-cell office:value-type="float" office:value="311" table:style-name="ce31">
            <text:p>311</text:p>
          </table:table-cell>
          <table:table-cell office:value-type="float" office:value="30.9" table:style-name="ce39">
            <text:p>31</text:p>
          </table:table-cell>
          <table:table-cell office:value-type="float" office:value="280.10000000000002" table:style-name="ce39">
            <text:p>280</text:p>
          </table:table-cell>
          <table:table-cell office:value-type="float" office:value="1131.2" table:style-name="ce40">
            <text:p>1,131</text:p>
          </table:table-cell>
          <table:table-cell table:style-name="ce60"/>
          <table:table-cell office:value-type="string" table:style-name="ce6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table:style-name="ce40"/>
          <table:table-cell office:value-type="string" table:style-name="ce31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6</text:p>
          </table:table-cell>
          <table:table-cell office:value-type="string" table:style-name="ce19">
            <text:p>East of England</text:p>
          </table:table-cell>
          <table:table-cell table:style-name="ce19"/>
          <table:table-cell office:value-type="float" office:value="261" table:style-name="ce31">
            <text:p>261</text:p>
          </table:table-cell>
          <table:table-cell office:value-type="float" office:value="261" table:style-name="ce39">
            <text:p>261</text:p>
          </table:table-cell>
          <table:table-cell office:value-type="float" office:value="0" table:style-name="ce39">
            <text:p>0</text:p>
          </table:table-cell>
          <table:table-cell office:value-type="float" office:value="887.1" table:style-name="ce31">
            <text:p>887</text:p>
          </table:table-cell>
          <table:table-cell office:value-type="float" office:value="557.70000000000005" table:style-name="ce39">
            <text:p>558</text:p>
          </table:table-cell>
          <table:table-cell office:value-type="float" office:value="329.4" table:style-name="ce39">
            <text:p>329</text:p>
          </table:table-cell>
          <table:table-cell office:value-type="float" office:value="185.2" table:style-name="ce31">
            <text:p>185</text:p>
          </table:table-cell>
          <table:table-cell office:value-type="float" office:value="34.1" table:style-name="ce39">
            <text:p>34</text:p>
          </table:table-cell>
          <table:table-cell office:value-type="float" office:value="151.1" table:style-name="ce39">
            <text:p>151</text:p>
          </table:table-cell>
          <table:table-cell office:value-type="float" office:value="1333.3" table:style-name="ce40">
            <text:p>1,333</text:p>
          </table:table-cell>
          <table:table-cell table:style-name="ce60"/>
          <table:table-cell office:value-type="string" table:style-name="ce6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table:style-name="ce40"/>
          <table:table-cell office:value-type="string" table:style-name="ce31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7</text:p>
          </table:table-cell>
          <table:table-cell office:value-type="string" table:style-name="ce19">
            <text:p>London</text:p>
          </table:table-cell>
          <table:table-cell table:style-name="ce19"/>
          <table:table-cell office:value-type="float" office:value="60.1" table:style-name="ce31">
            <text:p>60</text:p>
          </table:table-cell>
          <table:table-cell office:value-type="float" office:value="60.1" table:style-name="ce39">
            <text:p>60</text:p>
          </table:table-cell>
          <table:table-cell office:value-type="float" office:value="0" table:style-name="ce39">
            <text:p>0</text:p>
          </table:table-cell>
          <table:table-cell office:value-type="float" office:value="51.4" table:style-name="ce31">
            <text:p>51</text:p>
          </table:table-cell>
          <table:table-cell office:value-type="float" office:value="0.9" table:style-name="ce39">
            <text:p>1</text:p>
          </table:table-cell>
          <table:table-cell office:value-type="float" office:value="50.5" table:style-name="ce39">
            <text:p>51</text:p>
          </table:table-cell>
          <table:table-cell office:value-type="float" office:value="389" table:style-name="ce31">
            <text:p>389</text:p>
          </table:table-cell>
          <table:table-cell office:value-type="float" office:value="0.2" table:style-name="ce39">
            <text:p>0</text:p>
          </table:table-cell>
          <table:table-cell office:value-type="float" office:value="388.8" table:style-name="ce39">
            <text:p>389</text:p>
          </table:table-cell>
          <table:table-cell office:value-type="float" office:value="500.5" table:style-name="ce40">
            <text:p>501</text:p>
          </table:table-cell>
          <table:table-cell table:style-name="ce60"/>
          <table:table-cell office:value-type="string" table:style-name="ce6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table:style-name="ce40"/>
          <table:table-cell office:value-type="string" table:style-name="ce31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8</text:p>
          </table:table-cell>
          <table:table-cell office:value-type="string" table:style-name="ce19">
            <text:p>South East</text:p>
          </table:table-cell>
          <table:table-cell table:style-name="ce19"/>
          <table:table-cell office:value-type="float" office:value="654.70000000000005" table:style-name="ce31">
            <text:p>655</text:p>
          </table:table-cell>
          <table:table-cell office:value-type="float" office:value="644.1" table:style-name="ce39">
            <text:p>644</text:p>
          </table:table-cell>
          <table:table-cell office:value-type="float" office:value="10.6" table:style-name="ce39">
            <text:p>11</text:p>
          </table:table-cell>
          <table:table-cell office:value-type="float" office:value="971.6" table:style-name="ce31">
            <text:p>972</text:p>
          </table:table-cell>
          <table:table-cell office:value-type="float" office:value="472.6" table:style-name="ce39">
            <text:p>473</text:p>
          </table:table-cell>
          <table:table-cell office:value-type="float" office:value="499" table:style-name="ce39">
            <text:p>499</text:p>
          </table:table-cell>
          <table:table-cell office:value-type="float" office:value="313.60000000000002" table:style-name="ce31">
            <text:p>314</text:p>
          </table:table-cell>
          <table:table-cell office:value-type="float" office:value="41.5" table:style-name="ce39">
            <text:p>42</text:p>
          </table:table-cell>
          <table:table-cell office:value-type="float" office:value="272.10000000000002" table:style-name="ce39">
            <text:p>272</text:p>
          </table:table-cell>
          <table:table-cell office:value-type="float" office:value="1939.9" table:style-name="ce40">
            <text:p>1,940</text:p>
          </table:table-cell>
          <table:table-cell table:style-name="ce60"/>
          <table:table-cell office:value-type="string" table:style-name="ce6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table:style-name="ce40"/>
          <table:table-cell office:value-type="string" table:style-name="ce31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E12000009</text:p>
          </table:table-cell>
          <table:table-cell office:value-type="string" table:style-name="ce19">
            <text:p>South West</text:p>
          </table:table-cell>
          <table:table-cell table:style-name="ce19"/>
          <table:table-cell office:value-type="float" office:value="326.8" table:style-name="ce31">
            <text:p>327</text:p>
          </table:table-cell>
          <table:table-cell office:value-type="float" office:value="326.8" table:style-name="ce39">
            <text:p>327</text:p>
          </table:table-cell>
          <table:table-cell office:value-type="float" office:value="0" table:style-name="ce39">
            <text:p>0</text:p>
          </table:table-cell>
          <table:table-cell office:value-type="float" office:value="581.5" table:style-name="ce31">
            <text:p>582</text:p>
          </table:table-cell>
          <table:table-cell office:value-type="float" office:value="401.3" table:style-name="ce39">
            <text:p>401</text:p>
          </table:table-cell>
          <table:table-cell office:value-type="float" office:value="180.2" table:style-name="ce39">
            <text:p>180</text:p>
          </table:table-cell>
          <table:table-cell office:value-type="float" office:value="165.2" table:style-name="ce31">
            <text:p>165</text:p>
          </table:table-cell>
          <table:table-cell office:value-type="float" office:value="16.600000000000001" table:style-name="ce39">
            <text:p>17</text:p>
          </table:table-cell>
          <table:table-cell office:value-type="float" office:value="148.6" table:style-name="ce39">
            <text:p>149</text:p>
          </table:table-cell>
          <table:table-cell office:value-type="float" office:value="1073.5" table:style-name="ce40">
            <text:p>1,074</text:p>
          </table:table-cell>
          <table:table-cell table:style-name="ce60"/>
          <table:table-cell office:value-type="string" table:style-name="ce6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table:style-name="ce40"/>
          <table:table-cell office:value-type="string" table:style-name="ce31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9">
          <table:table-cell office:value-type="string" table:style-name="ce62">
            <text:p>E92000001</text:p>
          </table:table-cell>
          <table:table-cell office:value-type="string" table:style-name="ce19">
            <text:p>England</text:p>
          </table:table-cell>
          <table:table-cell table:style-name="ce19"/>
          <table:table-cell office:value-type="float" office:value="3026.2" table:style-name="ce45">
            <text:p>3,026</text:p>
          </table:table-cell>
          <table:table-cell office:value-type="float" office:value="2987" table:style-name="ce44">
            <text:p>2,987</text:p>
          </table:table-cell>
          <table:table-cell office:value-type="float" office:value="39.200000000000003" table:style-name="ce44">
            <text:p>39</text:p>
          </table:table-cell>
          <table:table-cell office:value-type="float" office:value="4444.5" table:style-name="ce40">
            <text:p>4,445</text:p>
          </table:table-cell>
          <table:table-cell office:value-type="float" office:value="2424.2000000000003" table:style-name="ce44">
            <text:p>2,424</text:p>
          </table:table-cell>
          <table:table-cell office:value-type="float" office:value="2020.3" table:style-name="ce44">
            <text:p>2,020</text:p>
          </table:table-cell>
          <table:table-cell office:value-type="float" office:value="2284.1999999999998" table:style-name="ce40">
            <text:p>2,284</text:p>
          </table:table-cell>
          <table:table-cell office:value-type="float" office:value="205.7" table:style-name="ce44">
            <text:p>206</text:p>
          </table:table-cell>
          <table:table-cell office:value-type="float" office:value="2078.5" table:style-name="ce44">
            <text:p>2,079</text:p>
          </table:table-cell>
          <table:table-cell office:value-type="float" office:value="9754.9" table:style-name="ce40">
            <text:p>9,755</text:p>
          </table:table-cell>
          <table:table-cell table:style-name="ce63"/>
          <table:table-cell office:value-type="string" table:style-name="ce6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table:style-name="ce40"/>
          <table:table-cell office:value-type="string" table:style-name="ce31">
            <text:p>.</text:p>
          </table:table-cell>
          <table:table-cell table:style-name="ce9"/>
          <table:table-cell table:number-columns-repeated="14" table:style-name="ce5"/>
          <table:table-cell table:number-columns-repeated="16346" table:style-name="ce9"/>
        </table:table-row>
        <table:table-row table:style-name="ro9">
          <table:table-cell office:value-type="string" table:style-name="ce38">
            <text:p>W92000004</text:p>
          </table:table-cell>
          <table:table-cell office:value-type="string" table:style-name="ce19">
            <text:p>Wales</text:p>
          </table:table-cell>
          <table:table-cell table:style-name="ce19"/>
          <table:table-cell office:value-type="float" office:value="141.80000000000001" table:style-name="ce31">
            <text:p>142</text:p>
          </table:table-cell>
          <table:table-cell office:value-type="float" office:value="141.80000000000001" table:style-name="ce39">
            <text:p>142</text:p>
          </table:table-cell>
          <table:table-cell office:value-type="float" office:value="0" table:style-name="ce39">
            <text:p>0</text:p>
          </table:table-cell>
          <table:table-cell office:value-type="float" office:value="445.7" table:style-name="ce31">
            <text:p>446</text:p>
          </table:table-cell>
          <table:table-cell office:value-type="float" office:value="314" table:style-name="ce39">
            <text:p>314</text:p>
          </table:table-cell>
          <table:table-cell office:value-type="float" office:value="131.69999999999999" table:style-name="ce39">
            <text:p>132</text:p>
          </table:table-cell>
          <table:table-cell office:value-type="float" office:value="125.4" table:style-name="ce31">
            <text:p>125</text:p>
          </table:table-cell>
          <table:table-cell office:value-type="float" office:value="35.9" table:style-name="ce39">
            <text:p>36</text:p>
          </table:table-cell>
          <table:table-cell office:value-type="float" office:value="89.5" table:style-name="ce39">
            <text:p>90</text:p>
          </table:table-cell>
          <table:table-cell office:value-type="float" office:value="712.9" table:style-name="ce40">
            <text:p>713</text:p>
          </table:table-cell>
          <table:table-cell table:style-name="ce60"/>
          <table:table-cell office:value-type="string" table:style-name="ce6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table:style-name="ce40"/>
          <table:table-cell office:value-type="string" table:style-name="ce31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38">
            <text:p>S92000003</text:p>
          </table:table-cell>
          <table:table-cell office:value-type="string" table:style-name="ce19">
            <text:p>Scotland</text:p>
          </table:table-cell>
          <table:table-cell table:style-name="ce19"/>
          <table:table-cell office:value-type="float" office:value="437.8" table:style-name="ce31">
            <text:p>438</text:p>
          </table:table-cell>
          <table:table-cell office:value-type="float" office:value="437.8" table:style-name="ce39">
            <text:p>438</text:p>
          </table:table-cell>
          <table:table-cell office:value-type="float" office:value="0" table:style-name="ce39">
            <text:p>0</text:p>
          </table:table-cell>
          <table:table-cell office:value-type="float" office:value="468" table:style-name="ce31">
            <text:p>468</text:p>
          </table:table-cell>
          <table:table-cell office:value-type="float" office:value="397.8" table:style-name="ce39">
            <text:p>398</text:p>
          </table:table-cell>
          <table:table-cell office:value-type="float" office:value="70.2" table:style-name="ce39">
            <text:p>70</text:p>
          </table:table-cell>
          <table:table-cell office:value-type="float" office:value="303" table:style-name="ce31">
            <text:p>303</text:p>
          </table:table-cell>
          <table:table-cell office:value-type="float" office:value="96" table:style-name="ce39">
            <text:p>96</text:p>
          </table:table-cell>
          <table:table-cell office:value-type="float" office:value="207" table:style-name="ce39">
            <text:p>207</text:p>
          </table:table-cell>
          <table:table-cell office:value-type="float" office:value="1208.8" table:style-name="ce40">
            <text:p>1,209</text:p>
          </table:table-cell>
          <table:table-cell table:style-name="ce60"/>
          <table:table-cell office:value-type="string" table:style-name="ce6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1">
            <text:p>.</text:p>
          </table:table-cell>
          <table:table-cell table:style-name="ce40"/>
          <table:table-cell office:value-type="string" table:style-name="ce31">
            <text:p>.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9">
          <table:table-cell office:value-type="string" table:style-name="ce64">
            <text:p>K03000001</text:p>
          </table:table-cell>
          <table:table-cell office:value-type="string" table:style-name="ce65">
            <text:p>Great Britain</text:p>
          </table:table-cell>
          <table:table-cell table:style-name="ce65"/>
          <table:table-cell office:value-type="float" office:value="3605.8" table:style-name="ce66">
            <text:p>3,606</text:p>
          </table:table-cell>
          <table:table-cell office:value-type="float" office:value="3566.6000000000004" table:style-name="ce67">
            <text:p>3,567</text:p>
          </table:table-cell>
          <table:table-cell office:value-type="float" office:value="39.200000000000003" table:style-name="ce66">
            <text:p>39</text:p>
          </table:table-cell>
          <table:table-cell office:value-type="float" office:value="5358.2" table:style-name="ce66">
            <text:p>5,358</text:p>
          </table:table-cell>
          <table:table-cell office:value-type="float" office:value="3136.0000000000005" table:style-name="ce67">
            <text:p>3,136</text:p>
          </table:table-cell>
          <table:table-cell office:value-type="float" office:value="2222.1999999999998" table:style-name="ce67">
            <text:p>2,222</text:p>
          </table:table-cell>
          <table:table-cell office:value-type="float" office:value="2712.6" table:style-name="ce66">
            <text:p>2,713</text:p>
          </table:table-cell>
          <table:table-cell office:value-type="float" office:value="337.6" table:style-name="ce67">
            <text:p>338</text:p>
          </table:table-cell>
          <table:table-cell office:value-type="float" office:value="2375" table:style-name="ce67">
            <text:p>2,375</text:p>
          </table:table-cell>
          <table:table-cell office:value-type="float" office:value="11676.599999999999" table:style-name="ce66">
            <text:p>11,677</text:p>
          </table:table-cell>
          <table:table-cell table:style-name="ce68"/>
          <table:table-cell office:value-type="string" table:style-name="ce69">
            <text:p>.</text:p>
          </table:table-cell>
          <table:table-cell office:value-type="string" table:style-name="ce18">
            <text:p>.</text:p>
          </table:table-cell>
          <table:table-cell office:value-type="string" table:style-name="ce18">
            <text:p>.</text:p>
          </table:table-cell>
          <table:table-cell office:value-type="string" table:style-name="ce18">
            <text:p>.</text:p>
          </table:table-cell>
          <table:table-cell office:value-type="string" table:style-name="ce18">
            <text:p>.</text:p>
          </table:table-cell>
          <table:table-cell office:value-type="string" table:style-name="ce18">
            <text:p>.</text:p>
          </table:table-cell>
          <table:table-cell office:value-type="string" table:style-name="ce18">
            <text:p>.</text:p>
          </table:table-cell>
          <table:table-cell table:style-name="ce70"/>
          <table:table-cell office:value-type="string" table:style-name="ce18">
            <text:p>.</text:p>
          </table:table-cell>
          <table:table-cell table:style-name="ce9"/>
          <table:table-cell table:number-columns-repeated="14" table:style-name="ce5"/>
          <table:table-cell table:number-columns-repeated="16346" table:style-name="ce9"/>
        </table:table-row>
        <table:table-row table:style-name="ro11">
          <table:table-cell table:style-name="ce9"/>
          <table:table-cell table:number-columns-repeated="2" table:style-name="ce19"/>
          <table:table-cell table:style-name="ce45"/>
          <table:table-cell table:number-columns-repeated="2" table:style-name="ce71"/>
          <table:table-cell table:style-name="ce45"/>
          <table:table-cell table:number-columns-repeated="2" table:style-name="ce71"/>
          <table:table-cell table:style-name="ce45"/>
          <table:table-cell table:number-columns-repeated="2" table:style-name="ce71"/>
          <table:table-cell table:style-name="ce40"/>
          <table:table-cell table:style-name="ce71"/>
          <table:table-cell table:style-name="ce45"/>
          <table:table-cell table:number-columns-repeated="2" table:style-name="ce71"/>
          <table:table-cell table:style-name="ce45"/>
          <table:table-cell table:number-columns-repeated="2" table:style-name="ce71"/>
          <table:table-cell table:number-columns-repeated="3" table:style-name="ce49"/>
          <table:table-cell table:style-name="ce9"/>
          <table:table-cell table:number-columns-repeated="14" table:style-name="ce5"/>
          <table:table-cell table:number-columns-repeated="16346" table:style-name="ce9"/>
        </table:table-row>
        <table:table-row table:style-name="ro11">
          <table:table-cell office:value-type="string" table:style-name="ce47">
            <text:p>Values may not sum to totals due to rounding</text:p>
          </table:table-cell>
          <table:table-cell table:style-name="ce9"/>
          <table:table-cell table:style-name="ce42"/>
          <table:table-cell table:style-name="ce72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5"/>
          <table:table-cell table:style-name="ce74"/>
          <table:table-cell table:style-name="ce76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3" table:style-name="ce42"/>
          <table:table-cell table:number-columns-repeated="14" table:style-name="ce5"/>
          <table:table-cell table:number-columns-repeated="16346" table:style-name="ce9"/>
        </table:table-row>
        <table:table-row table:style-name="ro11">
          <table:table-cell office:value-type="string" table:style-name="ce47">
            <text:p>1. Use controls at top of sheet to expand/collapse selection</text:p>
          </table:table-cell>
          <table:table-cell table:style-name="ce9"/>
          <table:table-cell table:style-name="ce42"/>
          <table:table-cell table:style-name="ce72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5"/>
          <table:table-cell table:style-name="ce74"/>
          <table:table-cell table:style-name="ce76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3" table:style-name="ce42"/>
          <table:table-cell table:number-columns-repeated="14" table:style-name="ce5"/>
          <table:table-cell table:number-columns-repeated="16346" table:style-name="ce9"/>
        </table:table-row>
        <table:table-row table:style-name="ro11">
          <table:table-cell office:value-type="string" table:style-name="ce47">
            <text:p>2. In 2017 a set of methodological changes were made, particularly affecting the rural/urban classification of roads, but also affecting the overall length of major roads. For more information please see the 2017 statistical release and associated methodology notes.</text:p>
          </table:table-cell>
          <table:table-cell table:style-name="ce9"/>
          <table:table-cell table:style-name="ce42"/>
          <table:table-cell table:style-name="ce72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5"/>
          <table:table-cell table:style-name="ce74"/>
          <table:table-cell table:style-name="ce76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3" table:style-name="ce42"/>
          <table:table-cell table:number-columns-repeated="14" table:style-name="ce5"/>
          <table:table-cell table:number-columns-repeated="16346" table:style-name="ce9"/>
        </table:table-row>
        <table:table-row table:style-name="ro11">
          <table:table-cell table:style-name="ce79"/>
          <table:table-cell table:style-name="ce9"/>
          <table:table-cell table:style-name="ce42"/>
          <table:table-cell table:style-name="ce72"/>
          <table:table-cell table:style-name="ce80"/>
          <table:table-cell table:number-columns-repeated="2" table:style-name="ce81"/>
          <table:table-cell table:style-name="ce80"/>
          <table:table-cell table:number-columns-repeated="2" table:style-name="ce81"/>
          <table:table-cell table:style-name="ce80"/>
          <table:table-cell table:number-columns-repeated="2" table:style-name="ce81"/>
          <table:table-cell table:style-name="ce82"/>
          <table:table-cell table:style-name="ce81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3" table:style-name="ce42"/>
          <table:table-cell table:number-columns-repeated="14" table:style-name="ce5"/>
          <table:table-cell table:number-columns-repeated="16346" table:style-name="ce9"/>
        </table:table-row>
        <table:table-row table:style-name="ro11">
          <table:table-cell office:value-type="string" table:style-name="ce79">
            <text:p>Symbols</text:p>
          </table:table-cell>
          <table:table-cell table:style-name="ce8"/>
          <table:table-cell table:style-name="ce42"/>
          <table:table-cell table:style-name="ce72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83"/>
          <table:table-cell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3" table:style-name="ce42"/>
          <table:table-cell table:number-columns-repeated="14" table:style-name="ce5"/>
          <table:table-cell table:number-columns-repeated="16346" table:style-name="ce10"/>
        </table:table-row>
        <table:table-row table:style-name="ro11">
          <table:table-cell office:value-type="string" table:style-name="ce47">
            <text:p>. <text:s/>Not applicable</text:p>
          </table:table-cell>
          <table:table-cell table:style-name="ce8"/>
          <table:table-cell table:style-name="ce42"/>
          <table:table-cell table:style-name="ce72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83"/>
          <table:table-cell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3" table:style-name="ce42"/>
          <table:table-cell table:number-columns-repeated="14" table:style-name="ce5"/>
          <table:table-cell table:number-columns-repeated="16346" table:style-name="ce10"/>
        </table:table-row>
        <table:table-row table:style-name="ro11">
          <table:table-cell table:style-name="ce47"/>
          <table:table-cell table:style-name="ce8"/>
          <table:table-cell table:style-name="ce42"/>
          <table:table-cell table:style-name="ce72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83"/>
          <table:table-cell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3" table:style-name="ce42"/>
          <table:table-cell table:number-columns-repeated="14" table:style-name="ce5"/>
          <table:table-cell table:number-columns-repeated="16346" table:style-name="ce10"/>
        </table:table-row>
        <table:table-row table:style-name="ro11">
          <table:table-cell office:value-type="string" table:style-name="ce84">
            <text:p>Telephone: 020 7944 5032</text:p>
          </table:table-cell>
          <table:table-cell table:style-name="ce8"/>
          <table:table-cell table:style-name="ce47"/>
          <table:table-cell table:style-name="ce85"/>
          <table:table-cell table:style-name="ce86"/>
          <table:table-cell table:number-columns-repeated="2" table:style-name="ce47"/>
          <table:table-cell table:style-name="ce86"/>
          <table:table-cell table:number-columns-repeated="2" table:style-name="ce87"/>
          <table:table-cell table:style-name="ce86"/>
          <table:table-cell table:number-columns-repeated="4" table:style-name="ce87"/>
          <table:table-cell table:style-name="ce86"/>
          <table:table-cell table:number-columns-repeated="2" table:style-name="ce47"/>
          <table:table-cell table:style-name="ce86"/>
          <table:table-cell table:number-columns-repeated="3" table:style-name="ce47"/>
          <table:table-cell office:value-type="string" table:style-name="ce88">
            <text:p>Source: Department for Transport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89">
            <text:p><text:a xlink:href="mailto:road.length@dft.gsi.gov.uk">Email:<text:s/><text:span text:style-name="T3">road.length@dft.gsi.gov.uk</text:span></text:a></text:p>
          </table:table-cell>
          <table:table-cell table:style-name="ce8"/>
          <table:table-cell table:style-name="ce47"/>
          <table:table-cell table:style-name="ce90"/>
          <table:table-cell table:number-columns-repeated="4" table:style-name="ce47"/>
          <table:table-cell table:number-columns-repeated="2" table:style-name="ce87"/>
          <table:table-cell table:style-name="ce47"/>
          <table:table-cell table:number-columns-repeated="4" table:style-name="ce87"/>
          <table:table-cell table:number-columns-repeated="7" table:style-name="ce47"/>
          <table:table-cell table:style-name="ce91"/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92">
            <text:p><text:a xlink:href="https://www.gov.uk/government/uploads/system/uploads/attachment_data/file/230605/road-length-notes-definitions.pdf">Notes and definitions</text:a></text:p>
          </table:table-cell>
          <table:table-cell table:style-name="ce8"/>
          <table:table-cell table:style-name="ce47"/>
          <table:table-cell table:style-name="ce90"/>
          <table:table-cell table:number-columns-repeated="4" table:style-name="ce47"/>
          <table:table-cell table:number-columns-repeated="2" table:style-name="ce87"/>
          <table:table-cell table:style-name="ce47"/>
          <table:table-cell table:number-columns-repeated="4" table:style-name="ce87"/>
          <table:table-cell table:number-columns-repeated="7" table:style-name="ce47"/>
          <table:table-cell office:value-type="string" table:style-name="ce93">
            <text:p>Last updated: 5 July 2018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92">
            <text:p><text:a xlink:href="https://www.gov.uk/government/uploads/system/uploads/attachment_data/file/230607/road-length-statistics-methodology.pdf">Methodology note</text:a></text:p>
          </table:table-cell>
          <table:table-cell table:style-name="ce8"/>
          <table:table-cell table:style-name="ce47"/>
          <table:table-cell table:style-name="ce90"/>
          <table:table-cell table:style-name="ce94"/>
          <table:table-cell table:number-columns-repeated="3" table:style-name="ce47"/>
          <table:table-cell table:number-columns-repeated="2" table:style-name="ce87"/>
          <table:table-cell table:style-name="ce47"/>
          <table:table-cell table:number-columns-repeated="4" table:style-name="ce87"/>
          <table:table-cell table:number-columns-repeated="7" table:style-name="ce47"/>
          <table:table-cell office:value-type="string" table:style-name="ce93">
            <text:p>Next update: April/May 2019</text:p>
          </table:table-cell>
          <table:table-cell table:style-name="ce8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table:style-name="ce47"/>
          <table:table-cell table:style-name="ce8"/>
          <table:table-cell table:style-name="ce47"/>
          <table:table-cell table:style-name="ce90"/>
          <table:table-cell table:number-columns-repeated="4" table:style-name="ce47"/>
          <table:table-cell table:number-columns-repeated="2" table:style-name="ce87"/>
          <table:table-cell table:style-name="ce47"/>
          <table:table-cell table:number-columns-repeated="4" table:style-name="ce87"/>
          <table:table-cell table:number-columns-repeated="8" table:style-name="ce47"/>
          <table:table-cell table:style-name="ce42"/>
          <table:table-cell table:number-columns-repeated="14" table:style-name="ce5"/>
          <table:table-cell table:number-columns-repeated="16346" table:style-name="ce10"/>
        </table:table-row>
        <table:table-row table:style-name="ro10">
          <table:table-cell office:value-type="string" table:style-name="ce47">
            <text:p>The figures in this table are National Statistics</text:p>
          </table:table-cell>
          <table:table-cell table:style-name="ce8"/>
          <table:table-cell table:style-name="ce47"/>
          <table:table-cell table:style-name="ce90"/>
          <table:table-cell table:number-columns-repeated="4" table:style-name="ce47"/>
          <table:table-cell table:number-columns-repeated="2" table:style-name="ce87"/>
          <table:table-cell table:style-name="ce47"/>
          <table:table-cell table:number-columns-repeated="4" table:style-name="ce87"/>
          <table:table-cell table:number-columns-repeated="8" table:style-name="ce47"/>
          <table:table-cell table:style-name="ce42"/>
          <table:table-cell table:number-columns-repeated="14" table:style-name="ce5"/>
          <table:table-cell table:number-columns-repeated="16346" table:style-name="ce10"/>
        </table:table-row>
        <table:table-row table:number-rows-repeated="4" table:style-name="ro10">
          <table:table-cell table:style-name="ce8"/>
          <table:table-cell table:number-columns-repeated="2" table:style-name="ce47"/>
          <table:table-cell table:style-name="ce90"/>
          <table:table-cell table:number-columns-repeated="4" table:style-name="ce47"/>
          <table:table-cell table:number-columns-repeated="2" table:style-name="ce87"/>
          <table:table-cell table:style-name="ce47"/>
          <table:table-cell table:number-columns-repeated="4" table:style-name="ce87"/>
          <table:table-cell table:number-columns-repeated="8" table:style-name="ce47"/>
          <table:table-cell table:style-name="ce42"/>
          <table:table-cell table:number-columns-repeated="14" table:style-name="ce5"/>
          <table:table-cell table:number-columns-repeated="16346" table:style-name="ce10"/>
        </table:table-row>
        <table:table-row table:number-rows-repeated="1048522" table:style-name="ro10">
          <table:table-cell table:number-columns-repeated="16384"/>
        </table:table-row>
        <table:named-expressions>
          <table:named-range table:name="Print_Area" table:cell-range-address="RDL0201_(2017).$B$1:RDL0201_(2017).$W$47" table:base-cell-address="RDL0201_(2017).$A$1"/>
        </table:named-expressions>
      </table:table>
      <table:table table:name="RDL0201_(2016)" table:style-name="ta2">
        <table:table-column table:style-name="co1" table:number-columns-repeated="2" table:default-cell-style-name="ce47"/>
        <table:table-column table:style-name="co2" table:default-cell-style-name="ce90"/>
        <table:table-column table:style-name="co12" table:default-cell-style-name="ce47"/>
        <table:table-column-group>
          <table:table-column table:style-name="co13" table:number-columns-repeated="2" table:default-cell-style-name="ce47"/>
        </table:table-column-group>
        <table:table-column table:style-name="co12" table:default-cell-style-name="ce47"/>
        <table:table-column-group>
          <table:table-column table:style-name="co13" table:number-columns-repeated="2" table:default-cell-style-name="ce87"/>
        </table:table-column-group>
        <table:table-column table:style-name="co12" table:default-cell-style-name="ce47"/>
        <table:table-column-group>
          <table:table-column table:style-name="co13" table:number-columns-repeated="2" table:default-cell-style-name="ce87"/>
        </table:table-column-group>
        <table:table-column table:style-name="co12" table:default-cell-style-name="ce87"/>
        <table:table-column table:style-name="co6" table:default-cell-style-name="ce87"/>
        <table:table-column table:style-name="co12" table:default-cell-style-name="ce47"/>
        <table:table-column-group>
          <table:table-column table:style-name="co13" table:number-columns-repeated="2" table:default-cell-style-name="ce47"/>
        </table:table-column-group>
        <table:table-column table:style-name="co12" table:default-cell-style-name="ce47"/>
        <table:table-column-group>
          <table:table-column table:style-name="co13" table:number-columns-repeated="2" table:default-cell-style-name="ce47"/>
        </table:table-column-group>
        <table:table-column table:style-name="co12" table:default-cell-style-name="ce47"/>
        <table:table-column table:style-name="co6" table:default-cell-style-name="ce47"/>
        <table:table-column table:style-name="co14" table:default-cell-style-name="ce42"/>
        <table:table-column table:style-name="co9" table:default-cell-style-name="ce47"/>
        <table:table-column table:style-name="co9" table:number-columns-repeated="14" table:default-cell-style-name="ce102"/>
        <table:table-column table:style-name="co9" table:number-columns-repeated="16346" table:default-cell-style-name="ce47"/>
        <table:table-row table:style-name="ro1">
          <table:table-cell office:value-type="string" table:style-name="ce99">
            <text:p>Department for Transport statistics</text:p>
          </table:table-cell>
          <table:table-cell table:style-name="ce100"/>
          <table:table-cell table:style-name="ce101"/>
          <table:table-cell table:style-name="ce99"/>
          <table:table-cell table:number-columns-repeated="2" table:style-name="ce100"/>
          <table:table-cell table:style-name="ce99"/>
          <table:table-cell table:number-columns-repeated="2" table:style-name="ce87"/>
          <table:table-cell table:style-name="ce99"/>
          <table:table-cell table:number-columns-repeated="4" table:style-name="ce87"/>
          <table:table-cell table:style-name="ce99"/>
          <table:table-cell table:number-columns-repeated="2" table:style-name="ce100"/>
          <table:table-cell table:style-name="ce99"/>
          <table:table-cell table:number-columns-repeated="4" table:style-name="ce100"/>
          <table:table-cell table:style-name="ce99"/>
          <table:table-cell table:style-name="ce100"/>
          <table:table-cell table:number-columns-repeated="14" table:style-name="ce102"/>
          <table:table-cell table:number-columns-repeated="16346" table:style-name="ce100"/>
        </table:table-row>
        <table:table-row table:style-name="ro2">
          <table:table-cell office:value-type="string" table:style-name="ce103">
            <text:p><text:a xlink:href="https://www.gov.uk/government/collections/road-network-size-and-condition">Road lengths statistics</text:a></text:p>
          </table:table-cell>
          <table:table-cell table:style-name="ce47"/>
          <table:table-cell table:style-name="ce85"/>
          <table:table-cell table:style-name="ce86"/>
          <table:table-cell table:number-columns-repeated="2" table:style-name="ce47"/>
          <table:table-cell table:style-name="ce86"/>
          <table:table-cell table:number-columns-repeated="2" table:style-name="ce87"/>
          <table:table-cell table:style-name="ce86"/>
          <table:table-cell table:number-columns-repeated="4" table:style-name="ce87"/>
          <table:table-cell table:style-name="ce86"/>
          <table:table-cell table:number-columns-repeated="2" table:style-name="ce47"/>
          <table:table-cell table:style-name="ce86"/>
          <table:table-cell table:number-columns-repeated="4" table:style-name="ce47"/>
          <table:table-cell table:style-name="ce42"/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3">
          <table:table-cell office:value-type="string" table:style-name="ce104">
            <text:p>Table RDL0201</text:p>
          </table:table-cell>
          <table:table-cell table:style-name="ce100"/>
          <table:table-cell table:style-name="ce105"/>
          <table:table-cell table:style-name="ce104"/>
          <table:table-cell table:number-columns-repeated="2" table:style-name="ce100"/>
          <table:table-cell table:style-name="ce104"/>
          <table:table-cell table:number-columns-repeated="2" table:style-name="ce87"/>
          <table:table-cell table:style-name="ce104"/>
          <table:table-cell table:number-columns-repeated="4" table:style-name="ce87"/>
          <table:table-cell table:style-name="ce104"/>
          <table:table-cell table:number-columns-repeated="2" table:style-name="ce100"/>
          <table:table-cell table:style-name="ce104"/>
          <table:table-cell table:number-columns-repeated="4" table:style-name="ce100"/>
          <table:table-cell table:style-name="ce99"/>
          <table:table-cell table:style-name="ce100"/>
          <table:table-cell table:number-columns-repeated="14" table:style-name="ce102"/>
          <table:table-cell table:number-columns-repeated="16346" table:style-name="ce100"/>
        </table:table-row>
        <table:table-row table:style-name="ro1">
          <table:table-cell office:value-type="string" table:style-name="ce104">
            <text:p>Road lengths (kilometres) by road type and region and country in Great Britain, 2016</text:p>
          </table:table-cell>
          <table:table-cell table:style-name="ce100"/>
          <table:table-cell table:style-name="ce105"/>
          <table:table-cell table:style-name="ce104"/>
          <table:table-cell table:number-columns-repeated="2" table:style-name="ce106"/>
          <table:table-cell table:style-name="ce104"/>
          <table:table-cell table:number-columns-repeated="2" table:style-name="ce107"/>
          <table:table-cell table:style-name="ce104"/>
          <table:table-cell table:number-columns-repeated="4" table:style-name="ce107"/>
          <table:table-cell table:style-name="ce104"/>
          <table:table-cell table:number-columns-repeated="2" table:style-name="ce100"/>
          <table:table-cell table:style-name="ce104"/>
          <table:table-cell table:number-columns-repeated="3" table:style-name="ce100"/>
          <table:table-cell table:style-name="ce107"/>
          <table:table-cell table:style-name="ce99"/>
          <table:table-cell table:style-name="ce100"/>
          <table:table-cell table:number-columns-repeated="14" table:style-name="ce102"/>
          <table:table-cell table:number-columns-repeated="16346" table:style-name="ce100"/>
        </table:table-row>
        <table:table-row table:style-name="ro4">
          <table:table-cell table:style-name="ce108"/>
          <table:table-cell table:style-name="ce109"/>
          <table:table-cell table:style-name="ce110"/>
          <table:table-cell table:style-name="ce109"/>
          <table:table-cell table:number-columns-repeated="2" table:style-name="ce111"/>
          <table:table-cell table:style-name="ce109"/>
          <table:table-cell table:number-columns-repeated="2" table:style-name="ce112"/>
          <table:table-cell table:style-name="ce109"/>
          <table:table-cell table:number-columns-repeated="4" table:style-name="ce112"/>
          <table:table-cell table:style-name="ce109"/>
          <table:table-cell table:number-columns-repeated="2" table:style-name="ce108"/>
          <table:table-cell table:style-name="ce109"/>
          <table:table-cell table:number-columns-repeated="3" table:style-name="ce108"/>
          <table:table-cell table:style-name="ce112"/>
          <table:table-cell office:value-type="string" table:style-name="ce113">
            <text:p>Kilometres</text:p>
          </table:table-cell>
          <table:table-cell table:style-name="ce100"/>
          <table:table-cell table:number-columns-repeated="14" table:style-name="ce102"/>
          <table:table-cell table:number-columns-repeated="16346" table:style-name="ce100"/>
        </table:table-row>
        <table:table-row table:style-name="ro5">
          <table:table-cell table:style-name="ce38"/>
          <table:table-cell table:style-name="ce114"/>
          <table:table-cell table:style-name="ce115"/>
          <table:table-cell office:value-type="string" table:number-columns-spanned="10" table:number-rows-spanned="1" table:style-name="ce161">
            <text:p>Major roads</text:p>
          </table:table-cell>
          <table:covered-table-cell table:number-columns-repeated="9"/>
          <table:table-cell table:style-name="ce116"/>
          <table:table-cell office:value-type="string" table:number-columns-spanned="7" table:number-rows-spanned="1" table:style-name="ce161">
            <text:p>Minor roads</text:p>
          </table:table-cell>
          <table:covered-table-cell table:number-columns-repeated="6"/>
          <table:table-cell table:style-name="ce117"/>
          <table:table-cell office:value-type="string" table:number-columns-spanned="1" table:number-rows-spanned="3" table:style-name="ce162">
            <text:p>All roads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6">
          <table:table-cell table:style-name="ce47"/>
          <table:table-cell table:style-name="ce118"/>
          <table:table-cell table:style-name="ce72"/>
          <table:table-cell table:style-name="ce119"/>
          <table:table-cell office:value-type="string" table:number-columns-spanned="2" table:number-rows-spanned="1" table:style-name="ce163">
            <text:p>of which</text:p>
          </table:table-cell>
          <table:covered-table-cell/>
          <table:table-cell table:style-name="ce119"/>
          <table:table-cell office:value-type="string" table:number-columns-spanned="2" table:number-rows-spanned="1" table:style-name="ce163">
            <text:p>of which</text:p>
          </table:table-cell>
          <table:covered-table-cell/>
          <table:table-cell table:style-name="ce119"/>
          <table:table-cell office:value-type="string" table:number-columns-spanned="2" table:number-rows-spanned="1" table:style-name="ce163">
            <text:p>of which</text:p>
          </table:table-cell>
          <table:covered-table-cell/>
          <table:table-cell office:value-type="string" table:number-columns-spanned="1" table:number-rows-spanned="2" table:style-name="ce164">
            <text:p>All major roads</text:p>
          </table:table-cell>
          <table:table-cell table:style-name="ce120"/>
          <table:table-cell table:style-name="ce119"/>
          <table:table-cell office:value-type="string" table:number-columns-spanned="2" table:number-rows-spanned="1" table:style-name="ce163">
            <text:p>of which</text:p>
          </table:table-cell>
          <table:covered-table-cell/>
          <table:table-cell office:value-type="string" table:number-columns-spanned="1" table:number-rows-spanned="2" table:style-name="ce164">
            <text:p>Minor urban</text:p>
          </table:table-cell>
          <table:table-cell office:value-type="string" table:number-columns-spanned="2" table:number-rows-spanned="1" table:style-name="ce163">
            <text:p>of which</text:p>
          </table:table-cell>
          <table:covered-table-cell/>
          <table:table-cell office:value-type="string" table:number-columns-spanned="1" table:number-rows-spanned="2" table:style-name="ce164">
            <text:p>All minor roads</text:p>
          </table:table-cell>
          <table:table-cell table:style-name="ce121"/>
          <table:covered-table-cell/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2">
          <table:table-cell office:value-type="string" table:style-name="ce26">
            <text:p>ONS Area<text:s/></text:p>
            <text:p>Code</text:p>
          </table:table-cell>
          <table:table-cell table:style-name="ce122"/>
          <table:table-cell table:style-name="ce123"/>
          <table:table-cell office:value-type="string" table:style-name="ce124">
            <text:p>Motorways<text:span text:style-name="T1">1</text:span></text:p>
          </table:table-cell>
          <table:table-cell office:value-type="string" table:style-name="ce125">
            <text:p>Trunk</text:p>
          </table:table-cell>
          <table:table-cell office:value-type="string" table:style-name="ce125">
            <text:p>Principal</text:p>
          </table:table-cell>
          <table:table-cell office:value-type="string" table:style-name="ce124">
            <text:p>Rural 'A'<text:s/><text:span text:style-name="T1">1</text:span></text:p>
          </table:table-cell>
          <table:table-cell office:value-type="string" table:style-name="ce125">
            <text:p>Trunk</text:p>
          </table:table-cell>
          <table:table-cell office:value-type="string" table:style-name="ce125">
            <text:p>Principal</text:p>
          </table:table-cell>
          <table:table-cell office:value-type="string" table:style-name="ce124">
            <text:p>Urban 'A'<text:s/><text:span text:style-name="T1">1</text:span></text:p>
          </table:table-cell>
          <table:table-cell office:value-type="string" table:style-name="ce125">
            <text:p>Trunk</text:p>
          </table:table-cell>
          <table:table-cell office:value-type="string" table:style-name="ce125">
            <text:p>Principal</text:p>
          </table:table-cell>
          <table:covered-table-cell/>
          <table:table-cell table:style-name="ce126"/>
          <table:table-cell office:value-type="string" table:style-name="ce124">
            <text:p>Minor rural<text:span text:style-name="T1">1</text:span></text:p>
          </table:table-cell>
          <table:table-cell office:value-type="string" table:style-name="ce125">
            <text:p>Rural 'B'</text:p>
          </table:table-cell>
          <table:table-cell office:value-type="string" table:style-name="ce125">
            <text:p>Rural 'C' and 'U'</text:p>
          </table:table-cell>
          <table:covered-table-cell/>
          <table:table-cell office:value-type="string" table:style-name="ce125">
            <text:p>Urban 'B'</text:p>
          </table:table-cell>
          <table:table-cell office:value-type="string" table:style-name="ce125">
            <text:p>Urban 'C' and 'U'</text:p>
          </table:table-cell>
          <table:covered-table-cell/>
          <table:table-cell table:style-name="ce126"/>
          <table:covered-table-cell/>
          <table:table-cell table:style-name="ce127"/>
          <table:table-cell table:number-columns-repeated="14" table:style-name="ce102"/>
          <table:table-cell table:number-columns-repeated="16346" table:style-name="ce127"/>
        </table:table-row>
        <table:table-row table:style-name="ro8">
          <table:table-cell table:style-name="ce128"/>
          <table:table-cell office:value-type="string" table:style-name="ce129">
            <text:p>(a) Total length</text:p>
          </table:table-cell>
          <table:table-cell table:style-name="ce130"/>
          <table:table-cell table:style-name="ce131"/>
          <table:table-cell table:number-columns-repeated="2" table:style-name="ce132"/>
          <table:table-cell table:style-name="ce131"/>
          <table:table-cell table:number-columns-repeated="2" table:style-name="ce133"/>
          <table:table-cell table:style-name="ce131"/>
          <table:table-cell table:number-columns-repeated="4" table:style-name="ce133"/>
          <table:table-cell table:style-name="ce131"/>
          <table:table-cell table:number-columns-repeated="2" table:style-name="ce128"/>
          <table:table-cell table:style-name="ce131"/>
          <table:table-cell table:number-columns-repeated="3" table:style-name="ce128"/>
          <table:table-cell table:style-name="ce133"/>
          <table:table-cell table:style-name="ce134"/>
          <table:table-cell table:style-name="ce100"/>
          <table:table-cell table:number-columns-repeated="14" table:style-name="ce102"/>
          <table:table-cell table:number-columns-repeated="16346" table:style-name="ce100"/>
        </table:table-row>
        <table:table-row table:style-name="ro9">
          <table:table-cell office:value-type="string" table:style-name="ce38">
            <text:p>E12000001</text:p>
          </table:table-cell>
          <table:table-cell office:value-type="string" table:style-name="ce119">
            <text:p>North East</text:p>
          </table:table-cell>
          <table:table-cell table:style-name="ce135"/>
          <table:table-cell office:value-type="float" office:value="58" table:style-name="ce136">
            <text:p>58</text:p>
          </table:table-cell>
          <table:table-cell office:value-type="float" office:value="55.6" table:style-name="ce137">
            <text:p>56</text:p>
          </table:table-cell>
          <table:table-cell office:value-type="float" office:value="2.4" table:style-name="ce137">
            <text:p>2</text:p>
          </table:table-cell>
          <table:table-cell office:value-type="float" office:value="1277.5999999999999" table:style-name="ce136">
            <text:p>1,278</text:p>
          </table:table-cell>
          <table:table-cell office:value-type="float" office:value="298.39999999999998" table:style-name="ce137">
            <text:p>298</text:p>
          </table:table-cell>
          <table:table-cell office:value-type="float" office:value="979.2" table:style-name="ce137">
            <text:p>979</text:p>
          </table:table-cell>
          <table:table-cell office:value-type="float" office:value="492.9" table:style-name="ce136">
            <text:p>493</text:p>
          </table:table-cell>
          <table:table-cell office:value-type="float" office:value="42.8" table:style-name="ce137">
            <text:p>43</text:p>
          </table:table-cell>
          <table:table-cell office:value-type="float" office:value="450.1" table:style-name="ce137">
            <text:p>450</text:p>
          </table:table-cell>
          <table:table-cell office:value-type="float" office:value="1828.5" table:style-name="ce80">
            <text:p>1,829</text:p>
          </table:table-cell>
          <table:table-cell table:style-name="ce136"/>
          <table:table-cell office:value-type="float" office:value="7473.33" table:style-name="ce136">
            <text:p>7,473</text:p>
          </table:table-cell>
          <table:table-cell office:value-type="float" office:value="1087.42" table:style-name="ce137">
            <text:p>1,087</text:p>
          </table:table-cell>
          <table:table-cell office:value-type="float" office:value="6385.9" table:style-name="ce137">
            <text:p>6,386</text:p>
          </table:table-cell>
          <table:table-cell office:value-type="float" office:value="6983.41" table:style-name="ce136">
            <text:p>6,983</text:p>
          </table:table-cell>
          <table:table-cell office:value-type="float" office:value="254.15" table:style-name="ce137">
            <text:p>254</text:p>
          </table:table-cell>
          <table:table-cell office:value-type="float" office:value="6729.25" table:style-name="ce137">
            <text:p>6,729</text:p>
          </table:table-cell>
          <table:table-cell office:value-type="float" office:value="14456.73" table:style-name="ce80">
            <text:p>14,457</text:p>
          </table:table-cell>
          <table:table-cell table:style-name="ce80"/>
          <table:table-cell office:value-type="float" office:value="16285.23" table:style-name="ce80">
            <text:p>16,285</text:p>
          </table:table-cell>
          <table:table-cell table:number-columns-repeated="2" table:style-name="ce47"/>
          <table:table-cell table:number-columns-repeated="13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2</text:p>
          </table:table-cell>
          <table:table-cell office:value-type="string" table:style-name="ce118">
            <text:p>North West</text:p>
          </table:table-cell>
          <table:table-cell table:style-name="ce135"/>
          <table:table-cell office:value-type="float" office:value="646.29999999999995" table:style-name="ce136">
            <text:p>646</text:p>
          </table:table-cell>
          <table:table-cell office:value-type="float" office:value="624.6" table:style-name="ce137">
            <text:p>625</text:p>
          </table:table-cell>
          <table:table-cell office:value-type="float" office:value="21.7" table:style-name="ce137">
            <text:p>22</text:p>
          </table:table-cell>
          <table:table-cell office:value-type="float" office:value="2322.3000000000002" table:style-name="ce136">
            <text:p>2,322</text:p>
          </table:table-cell>
          <table:table-cell office:value-type="float" office:value="259.10000000000002" table:style-name="ce137">
            <text:p>259</text:p>
          </table:table-cell>
          <table:table-cell office:value-type="float" office:value="2063.1999999999998" table:style-name="ce137">
            <text:p>2,063</text:p>
          </table:table-cell>
          <table:table-cell office:value-type="float" office:value="1669.7" table:style-name="ce136">
            <text:p>1,670</text:p>
          </table:table-cell>
          <table:table-cell office:value-type="float" office:value="30.2" table:style-name="ce137">
            <text:p>30</text:p>
          </table:table-cell>
          <table:table-cell office:value-type="float" office:value="1639.5" table:style-name="ce137">
            <text:p>1,640</text:p>
          </table:table-cell>
          <table:table-cell office:value-type="float" office:value="4638.3" table:style-name="ce80">
            <text:p>4,638</text:p>
          </table:table-cell>
          <table:table-cell table:style-name="ce136"/>
          <table:table-cell office:value-type="float" office:value="13715.23" table:style-name="ce136">
            <text:p>13,715</text:p>
          </table:table-cell>
          <table:table-cell office:value-type="float" office:value="1280.1500000000001" table:style-name="ce137">
            <text:p>1,280</text:p>
          </table:table-cell>
          <table:table-cell office:value-type="float" office:value="12435.08" table:style-name="ce137">
            <text:p>12,435</text:p>
          </table:table-cell>
          <table:table-cell office:value-type="float" office:value="18759.48" table:style-name="ce136">
            <text:p>18,759</text:p>
          </table:table-cell>
          <table:table-cell office:value-type="float" office:value="731.28" table:style-name="ce137">
            <text:p>731</text:p>
          </table:table-cell>
          <table:table-cell office:value-type="float" office:value="18028.189999999999" table:style-name="ce137">
            <text:p>18,028</text:p>
          </table:table-cell>
          <table:table-cell office:value-type="float" office:value="32474.7" table:style-name="ce80">
            <text:p>32,475</text:p>
          </table:table-cell>
          <table:table-cell table:style-name="ce80"/>
          <table:table-cell office:value-type="float" office:value="37113" table:style-name="ce80">
            <text:p>37,113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3</text:p>
          </table:table-cell>
          <table:table-cell office:value-type="string" table:style-name="ce118">
            <text:p>Yorkshire and the Humber</text:p>
          </table:table-cell>
          <table:table-cell table:style-name="ce135"/>
          <table:table-cell office:value-type="float" office:value="415.4" table:style-name="ce136">
            <text:p>415</text:p>
          </table:table-cell>
          <table:table-cell office:value-type="float" office:value="411.9" table:style-name="ce137">
            <text:p>412</text:p>
          </table:table-cell>
          <table:table-cell office:value-type="float" office:value="3.5" table:style-name="ce137">
            <text:p>4</text:p>
          </table:table-cell>
          <table:table-cell office:value-type="float" office:value="2268" table:style-name="ce136">
            <text:p>2,268</text:p>
          </table:table-cell>
          <table:table-cell office:value-type="float" office:value="253.7" table:style-name="ce137">
            <text:p>254</text:p>
          </table:table-cell>
          <table:table-cell office:value-type="float" office:value="2014.3" table:style-name="ce137">
            <text:p>2,014</text:p>
          </table:table-cell>
          <table:table-cell office:value-type="float" office:value="1072.9000000000001" table:style-name="ce136">
            <text:p>1,073</text:p>
          </table:table-cell>
          <table:table-cell office:value-type="float" office:value="15" table:style-name="ce137">
            <text:p>15</text:p>
          </table:table-cell>
          <table:table-cell office:value-type="float" office:value="1057.9000000000001" table:style-name="ce137">
            <text:p>1,058</text:p>
          </table:table-cell>
          <table:table-cell office:value-type="float" office:value="3756.3" table:style-name="ce80">
            <text:p>3,756</text:p>
          </table:table-cell>
          <table:table-cell table:style-name="ce136"/>
          <table:table-cell office:value-type="float" office:value="15561.1" table:style-name="ce136">
            <text:p>15,561</text:p>
          </table:table-cell>
          <table:table-cell office:value-type="float" office:value="1472.26" table:style-name="ce137">
            <text:p>1,472</text:p>
          </table:table-cell>
          <table:table-cell office:value-type="float" office:value="14088.84" table:style-name="ce137">
            <text:p>14,089</text:p>
          </table:table-cell>
          <table:table-cell office:value-type="float" office:value="12762.3" table:style-name="ce136">
            <text:p>12,762</text:p>
          </table:table-cell>
          <table:table-cell office:value-type="float" office:value="453.44" table:style-name="ce137">
            <text:p>453</text:p>
          </table:table-cell>
          <table:table-cell office:value-type="float" office:value="12308.86" table:style-name="ce137">
            <text:p>12,309</text:p>
          </table:table-cell>
          <table:table-cell office:value-type="float" office:value="28323.4" table:style-name="ce80">
            <text:p>28,323</text:p>
          </table:table-cell>
          <table:table-cell table:style-name="ce80"/>
          <table:table-cell office:value-type="float" office:value="32079.7" table:style-name="ce80">
            <text:p>32,080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4</text:p>
          </table:table-cell>
          <table:table-cell office:value-type="string" table:style-name="ce118">
            <text:p>East Midlands</text:p>
          </table:table-cell>
          <table:table-cell table:style-name="ce135"/>
          <table:table-cell office:value-type="float" office:value="196.9" table:style-name="ce136">
            <text:p>197</text:p>
          </table:table-cell>
          <table:table-cell office:value-type="float" office:value="196.9" table:style-name="ce137">
            <text:p>197</text:p>
          </table:table-cell>
          <table:table-cell office:value-type="float" office:value="0" table:style-name="ce137">
            <text:p>0</text:p>
          </table:table-cell>
          <table:table-cell office:value-type="float" office:value="3184" table:style-name="ce136">
            <text:p>3,184</text:p>
          </table:table-cell>
          <table:table-cell office:value-type="float" office:value="554.6" table:style-name="ce137">
            <text:p>555</text:p>
          </table:table-cell>
          <table:table-cell office:value-type="float" office:value="2629.4" table:style-name="ce137">
            <text:p>2,629</text:p>
          </table:table-cell>
          <table:table-cell office:value-type="float" office:value="694.9" table:style-name="ce136">
            <text:p>695</text:p>
          </table:table-cell>
          <table:table-cell office:value-type="float" office:value="34.700000000000003" table:style-name="ce137">
            <text:p>35</text:p>
          </table:table-cell>
          <table:table-cell office:value-type="float" office:value="660.2" table:style-name="ce137">
            <text:p>660</text:p>
          </table:table-cell>
          <table:table-cell office:value-type="float" office:value="4075.8" table:style-name="ce80">
            <text:p>4,076</text:p>
          </table:table-cell>
          <table:table-cell table:style-name="ce136"/>
          <table:table-cell office:value-type="float" office:value="18445.82" table:style-name="ce136">
            <text:p>18,446</text:p>
          </table:table-cell>
          <table:table-cell office:value-type="float" office:value="1628.62" table:style-name="ce137">
            <text:p>1,629</text:p>
          </table:table-cell>
          <table:table-cell office:value-type="float" office:value="16817.21" table:style-name="ce137">
            <text:p>16,817</text:p>
          </table:table-cell>
          <table:table-cell office:value-type="float" office:value="9096.94" table:style-name="ce136">
            <text:p>9,097</text:p>
          </table:table-cell>
          <table:table-cell office:value-type="float" office:value="388.54" table:style-name="ce137">
            <text:p>389</text:p>
          </table:table-cell>
          <table:table-cell office:value-type="float" office:value="8708.4" table:style-name="ce137">
            <text:p>8,708</text:p>
          </table:table-cell>
          <table:table-cell office:value-type="float" office:value="27542.76" table:style-name="ce80">
            <text:p>27,543</text:p>
          </table:table-cell>
          <table:table-cell table:style-name="ce80"/>
          <table:table-cell office:value-type="float" office:value="31618.560000000001" table:style-name="ce80">
            <text:p>31,619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5</text:p>
          </table:table-cell>
          <table:table-cell office:value-type="string" table:style-name="ce118">
            <text:p>West Midlands</text:p>
          </table:table-cell>
          <table:table-cell table:style-name="ce135"/>
          <table:table-cell office:value-type="float" office:value="432" table:style-name="ce136">
            <text:p>432</text:p>
          </table:table-cell>
          <table:table-cell office:value-type="float" office:value="428.8" table:style-name="ce137">
            <text:p>429</text:p>
          </table:table-cell>
          <table:table-cell office:value-type="float" office:value="3.2" table:style-name="ce137">
            <text:p>3</text:p>
          </table:table-cell>
          <table:table-cell office:value-type="float" office:value="2466.4" table:style-name="ce136">
            <text:p>2,466</text:p>
          </table:table-cell>
          <table:table-cell office:value-type="float" office:value="399.5" table:style-name="ce137">
            <text:p>400</text:p>
          </table:table-cell>
          <table:table-cell office:value-type="float" office:value="2066.9" table:style-name="ce137">
            <text:p>2,067</text:p>
          </table:table-cell>
          <table:table-cell office:value-type="float" office:value="1092.4000000000001" table:style-name="ce136">
            <text:p>1,092</text:p>
          </table:table-cell>
          <table:table-cell office:value-type="float" office:value="41.3" table:style-name="ce137">
            <text:p>41</text:p>
          </table:table-cell>
          <table:table-cell office:value-type="float" office:value="1051.0999999999999" table:style-name="ce137">
            <text:p>1,051</text:p>
          </table:table-cell>
          <table:table-cell office:value-type="float" office:value="3990.8" table:style-name="ce80">
            <text:p>3,991</text:p>
          </table:table-cell>
          <table:table-cell table:style-name="ce136"/>
          <table:table-cell office:value-type="float" office:value="16223.14" table:style-name="ce136">
            <text:p>16,223</text:p>
          </table:table-cell>
          <table:table-cell office:value-type="float" office:value="1884.07" table:style-name="ce137">
            <text:p>1,884</text:p>
          </table:table-cell>
          <table:table-cell office:value-type="float" office:value="14339.08" table:style-name="ce137">
            <text:p>14,339</text:p>
          </table:table-cell>
          <table:table-cell office:value-type="float" office:value="12930.05" table:style-name="ce136">
            <text:p>12,930</text:p>
          </table:table-cell>
          <table:table-cell office:value-type="float" office:value="637.04999999999995" table:style-name="ce137">
            <text:p>637</text:p>
          </table:table-cell>
          <table:table-cell office:value-type="float" office:value="12292.99" table:style-name="ce137">
            <text:p>12,293</text:p>
          </table:table-cell>
          <table:table-cell office:value-type="float" office:value="29153.19" table:style-name="ce80">
            <text:p>29,153</text:p>
          </table:table-cell>
          <table:table-cell table:style-name="ce80"/>
          <table:table-cell office:value-type="float" office:value="33143.99" table:style-name="ce80">
            <text:p>33,144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6</text:p>
          </table:table-cell>
          <table:table-cell office:value-type="string" table:style-name="ce118">
            <text:p>East of England</text:p>
          </table:table-cell>
          <table:table-cell table:style-name="ce135"/>
          <table:table-cell office:value-type="float" office:value="261.5" table:style-name="ce136">
            <text:p>262</text:p>
          </table:table-cell>
          <table:table-cell office:value-type="float" office:value="261.5" table:style-name="ce137">
            <text:p>262</text:p>
          </table:table-cell>
          <table:table-cell office:value-type="float" office:value="0" table:style-name="ce137">
            <text:p>0</text:p>
          </table:table-cell>
          <table:table-cell office:value-type="float" office:value="3089.2" table:style-name="ce136">
            <text:p>3,089</text:p>
          </table:table-cell>
          <table:table-cell office:value-type="float" office:value="748.3" table:style-name="ce137">
            <text:p>748</text:p>
          </table:table-cell>
          <table:table-cell office:value-type="float" office:value="2340.9" table:style-name="ce137">
            <text:p>2,341</text:p>
          </table:table-cell>
          <table:table-cell office:value-type="float" office:value="811.4" table:style-name="ce136">
            <text:p>811</text:p>
          </table:table-cell>
          <table:table-cell office:value-type="float" office:value="35.700000000000003" table:style-name="ce137">
            <text:p>36</text:p>
          </table:table-cell>
          <table:table-cell office:value-type="float" office:value="775.7" table:style-name="ce137">
            <text:p>776</text:p>
          </table:table-cell>
          <table:table-cell office:value-type="float" office:value="4162.1000000000004" table:style-name="ce80">
            <text:p>4,162</text:p>
          </table:table-cell>
          <table:table-cell table:style-name="ce136"/>
          <table:table-cell office:value-type="float" office:value="24802.07" table:style-name="ce136">
            <text:p>24,802</text:p>
          </table:table-cell>
          <table:table-cell office:value-type="float" office:value="2868.68" table:style-name="ce137">
            <text:p>2,869</text:p>
          </table:table-cell>
          <table:table-cell office:value-type="float" office:value="21933.4" table:style-name="ce137">
            <text:p>21,933</text:p>
          </table:table-cell>
          <table:table-cell office:value-type="float" office:value="11048.93" table:style-name="ce136">
            <text:p>11,049</text:p>
          </table:table-cell>
          <table:table-cell office:value-type="float" office:value="427.46" table:style-name="ce137">
            <text:p>427</text:p>
          </table:table-cell>
          <table:table-cell office:value-type="float" office:value="10621.47" table:style-name="ce137">
            <text:p>10,621</text:p>
          </table:table-cell>
          <table:table-cell office:value-type="float" office:value="35851" table:style-name="ce80">
            <text:p>35,851</text:p>
          </table:table-cell>
          <table:table-cell table:style-name="ce80"/>
          <table:table-cell office:value-type="float" office:value="40013.1" table:style-name="ce80">
            <text:p>40,013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7</text:p>
          </table:table-cell>
          <table:table-cell office:value-type="string" table:style-name="ce118">
            <text:p>London</text:p>
          </table:table-cell>
          <table:table-cell table:style-name="ce135"/>
          <table:table-cell office:value-type="float" office:value="60.1" table:style-name="ce136">
            <text:p>60</text:p>
          </table:table-cell>
          <table:table-cell office:value-type="float" office:value="60.1" table:style-name="ce137">
            <text:p>60</text:p>
          </table:table-cell>
          <table:table-cell office:value-type="float" office:value="0" table:style-name="ce137">
            <text:p>0</text:p>
          </table:table-cell>
          <table:table-cell office:value-type="float" office:value="61.5" table:style-name="ce136">
            <text:p>62</text:p>
          </table:table-cell>
          <table:table-cell office:value-type="float" office:value="0" table:style-name="ce137">
            <text:p>0</text:p>
          </table:table-cell>
          <table:table-cell office:value-type="float" office:value="61.5" table:style-name="ce137">
            <text:p>62</text:p>
          </table:table-cell>
          <table:table-cell office:value-type="float" office:value="1659.3" table:style-name="ce136">
            <text:p>1,659</text:p>
          </table:table-cell>
          <table:table-cell office:value-type="float" office:value="1.3" table:style-name="ce137">
            <text:p>1</text:p>
          </table:table-cell>
          <table:table-cell office:value-type="float" office:value="1658" table:style-name="ce137">
            <text:p>1,658</text:p>
          </table:table-cell>
          <table:table-cell office:value-type="float" office:value="1780.9" table:style-name="ce80">
            <text:p>1,781</text:p>
          </table:table-cell>
          <table:table-cell table:style-name="ce136"/>
          <table:table-cell office:value-type="float" office:value="326.22000000000003" table:style-name="ce136">
            <text:p>326</text:p>
          </table:table-cell>
          <table:table-cell office:value-type="float" office:value="31.57" table:style-name="ce137">
            <text:p>32</text:p>
          </table:table-cell>
          <table:table-cell office:value-type="float" office:value="294.64999999999998" table:style-name="ce137">
            <text:p>295</text:p>
          </table:table-cell>
          <table:table-cell office:value-type="float" office:value="12726.39" table:style-name="ce136">
            <text:p>12,726</text:p>
          </table:table-cell>
          <table:table-cell office:value-type="float" office:value="476.31" table:style-name="ce137">
            <text:p>476</text:p>
          </table:table-cell>
          <table:table-cell office:value-type="float" office:value="12250.08" table:style-name="ce137">
            <text:p>12,250</text:p>
          </table:table-cell>
          <table:table-cell office:value-type="float" office:value="13052.61" table:style-name="ce80">
            <text:p>13,053</text:p>
          </table:table-cell>
          <table:table-cell table:style-name="ce80"/>
          <table:table-cell office:value-type="float" office:value="14833.51" table:style-name="ce80">
            <text:p>14,834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8</text:p>
          </table:table-cell>
          <table:table-cell office:value-type="string" table:style-name="ce118">
            <text:p>South East</text:p>
          </table:table-cell>
          <table:table-cell table:style-name="ce135"/>
          <table:table-cell office:value-type="float" office:value="654.6" table:style-name="ce136">
            <text:p>655</text:p>
          </table:table-cell>
          <table:table-cell office:value-type="float" office:value="644" table:style-name="ce137">
            <text:p>644</text:p>
          </table:table-cell>
          <table:table-cell office:value-type="float" office:value="10.6" table:style-name="ce137">
            <text:p>11</text:p>
          </table:table-cell>
          <table:table-cell office:value-type="float" office:value="3786.7" table:style-name="ce136">
            <text:p>3,787</text:p>
          </table:table-cell>
          <table:table-cell office:value-type="float" office:value="624.70000000000005" table:style-name="ce137">
            <text:p>625</text:p>
          </table:table-cell>
          <table:table-cell office:value-type="float" office:value="3162" table:style-name="ce137">
            <text:p>3,162</text:p>
          </table:table-cell>
          <table:table-cell office:value-type="float" office:value="1452.3" table:style-name="ce136">
            <text:p>1,452</text:p>
          </table:table-cell>
          <table:table-cell office:value-type="float" office:value="47.5" table:style-name="ce137">
            <text:p>48</text:p>
          </table:table-cell>
          <table:table-cell office:value-type="float" office:value="1404.8" table:style-name="ce137">
            <text:p>1,405</text:p>
          </table:table-cell>
          <table:table-cell office:value-type="float" office:value="5893.6" table:style-name="ce80">
            <text:p>5,894</text:p>
          </table:table-cell>
          <table:table-cell table:style-name="ce136"/>
          <table:table-cell office:value-type="float" office:value="23154.74" table:style-name="ce136">
            <text:p>23,155</text:p>
          </table:table-cell>
          <table:table-cell office:value-type="float" office:value="2278.0500000000002" table:style-name="ce137">
            <text:p>2,278</text:p>
          </table:table-cell>
          <table:table-cell office:value-type="float" office:value="20876.7" table:style-name="ce137">
            <text:p>20,877</text:p>
          </table:table-cell>
          <table:table-cell office:value-type="float" office:value="19021.13" table:style-name="ce136">
            <text:p>19,021</text:p>
          </table:table-cell>
          <table:table-cell office:value-type="float" office:value="800.57" table:style-name="ce137">
            <text:p>801</text:p>
          </table:table-cell>
          <table:table-cell office:value-type="float" office:value="18220.560000000001" table:style-name="ce137">
            <text:p>18,221</text:p>
          </table:table-cell>
          <table:table-cell office:value-type="float" office:value="42175.88" table:style-name="ce80">
            <text:p>42,176</text:p>
          </table:table-cell>
          <table:table-cell table:style-name="ce80"/>
          <table:table-cell office:value-type="float" office:value="48069.48" table:style-name="ce80">
            <text:p>48,069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9</text:p>
          </table:table-cell>
          <table:table-cell office:value-type="string" table:style-name="ce118">
            <text:p>South West</text:p>
          </table:table-cell>
          <table:table-cell table:style-name="ce135"/>
          <table:table-cell office:value-type="float" office:value="326.8" table:style-name="ce136">
            <text:p>327</text:p>
          </table:table-cell>
          <table:table-cell office:value-type="float" office:value="326.8" table:style-name="ce137">
            <text:p>327</text:p>
          </table:table-cell>
          <table:table-cell office:value-type="float" office:value="0" table:style-name="ce137">
            <text:p>0</text:p>
          </table:table-cell>
          <table:table-cell office:value-type="float" office:value="4239" table:style-name="ce136">
            <text:p>4,239</text:p>
          </table:table-cell>
          <table:table-cell office:value-type="float" office:value="710" table:style-name="ce137">
            <text:p>710</text:p>
          </table:table-cell>
          <table:table-cell office:value-type="float" office:value="3529" table:style-name="ce137">
            <text:p>3,529</text:p>
          </table:table-cell>
          <table:table-cell office:value-type="float" office:value="710.3" table:style-name="ce136">
            <text:p>710</text:p>
          </table:table-cell>
          <table:table-cell office:value-type="float" office:value="27.3" table:style-name="ce137">
            <text:p>27</text:p>
          </table:table-cell>
          <table:table-cell office:value-type="float" office:value="683" table:style-name="ce137">
            <text:p>683</text:p>
          </table:table-cell>
          <table:table-cell office:value-type="float" office:value="5276.1" table:style-name="ce80">
            <text:p>5,276</text:p>
          </table:table-cell>
          <table:table-cell table:style-name="ce136"/>
          <table:table-cell office:value-type="float" office:value="34571" table:style-name="ce136">
            <text:p>34,571</text:p>
          </table:table-cell>
          <table:table-cell office:value-type="float" office:value="2820.66" table:style-name="ce137">
            <text:p>2,821</text:p>
          </table:table-cell>
          <table:table-cell office:value-type="float" office:value="31750.34" table:style-name="ce137">
            <text:p>31,750</text:p>
          </table:table-cell>
          <table:table-cell office:value-type="float" office:value="10424.4" table:style-name="ce136">
            <text:p>10,424</text:p>
          </table:table-cell>
          <table:table-cell office:value-type="float" office:value="451.38" table:style-name="ce137">
            <text:p>451</text:p>
          </table:table-cell>
          <table:table-cell office:value-type="float" office:value="9973.02" table:style-name="ce137">
            <text:p>9,973</text:p>
          </table:table-cell>
          <table:table-cell office:value-type="float" office:value="44995.4" table:style-name="ce80">
            <text:p>44,995</text:p>
          </table:table-cell>
          <table:table-cell table:style-name="ce80"/>
          <table:table-cell office:value-type="float" office:value="50271.5" table:style-name="ce80">
            <text:p>50,272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9">
          <table:table-cell office:value-type="string" table:style-name="ce42">
            <text:p>E92000001</text:p>
          </table:table-cell>
          <table:table-cell office:value-type="string" table:style-name="ce118">
            <text:p>England</text:p>
          </table:table-cell>
          <table:table-cell table:style-name="ce135"/>
          <table:table-cell office:value-type="float" office:value="3051.6" table:style-name="ce80">
            <text:p>3,052</text:p>
          </table:table-cell>
          <table:table-cell office:value-type="float" office:value="3010.2" table:style-name="ce138">
            <text:p>3,010</text:p>
          </table:table-cell>
          <table:table-cell office:value-type="float" office:value="41.4" table:style-name="ce138">
            <text:p>41</text:p>
          </table:table-cell>
          <table:table-cell office:value-type="float" office:value="22694.7" table:style-name="ce80">
            <text:p>22,695</text:p>
          </table:table-cell>
          <table:table-cell office:value-type="float" office:value="3848.3" table:style-name="ce138">
            <text:p>3,848</text:p>
          </table:table-cell>
          <table:table-cell office:value-type="float" office:value="18846.400000000001" table:style-name="ce138">
            <text:p>18,846</text:p>
          </table:table-cell>
          <table:table-cell office:value-type="float" office:value="9656.1" table:style-name="ce80">
            <text:p>9,656</text:p>
          </table:table-cell>
          <table:table-cell office:value-type="float" office:value="275.8" table:style-name="ce138">
            <text:p>276</text:p>
          </table:table-cell>
          <table:table-cell office:value-type="float" office:value="9380.2999999999993" table:style-name="ce138">
            <text:p>9,380</text:p>
          </table:table-cell>
          <table:table-cell office:value-type="float" office:value="35402.400000000001" table:style-name="ce80">
            <text:p>35,402</text:p>
          </table:table-cell>
          <table:table-cell table:style-name="ce80"/>
          <table:table-cell office:value-type="float" office:value="154272.66" table:style-name="ce80">
            <text:p>154,273</text:p>
          </table:table-cell>
          <table:table-cell office:value-type="float" office:value="15351.47" table:style-name="ce138">
            <text:p>15,351</text:p>
          </table:table-cell>
          <table:table-cell office:value-type="float" office:value="138921.19" table:style-name="ce138">
            <text:p>138,921</text:p>
          </table:table-cell>
          <table:table-cell office:value-type="float" office:value="113753.02" table:style-name="ce80">
            <text:p>113,753</text:p>
          </table:table-cell>
          <table:table-cell office:value-type="float" office:value="4620.1899999999996" table:style-name="ce138">
            <text:p>4,620</text:p>
          </table:table-cell>
          <table:table-cell office:value-type="float" office:value="109132.83" table:style-name="ce138">
            <text:p>109,133</text:p>
          </table:table-cell>
          <table:table-cell office:value-type="float" office:value="268025.68" table:style-name="ce80">
            <text:p>268,026</text:p>
          </table:table-cell>
          <table:table-cell table:style-name="ce80"/>
          <table:table-cell office:value-type="float" office:value="303428.08" table:style-name="ce80">
            <text:p>303,428</text:p>
          </table:table-cell>
          <table:table-cell table:style-name="ce42"/>
          <table:table-cell table:number-columns-repeated="14" table:style-name="ce102"/>
          <table:table-cell table:number-columns-repeated="16346" table:style-name="ce42"/>
        </table:table-row>
        <table:table-row table:style-name="ro9">
          <table:table-cell office:value-type="string" table:style-name="ce47">
            <text:p>W92000004</text:p>
          </table:table-cell>
          <table:table-cell office:value-type="string" table:style-name="ce118">
            <text:p>Wales</text:p>
          </table:table-cell>
          <table:table-cell table:style-name="ce135"/>
          <table:table-cell office:value-type="float" office:value="141.80000000000001" table:style-name="ce136">
            <text:p>142</text:p>
          </table:table-cell>
          <table:table-cell office:value-type="float" office:value="141.80000000000001" table:style-name="ce137">
            <text:p>142</text:p>
          </table:table-cell>
          <table:table-cell office:value-type="float" office:value="0" table:style-name="ce137">
            <text:p>0</text:p>
          </table:table-cell>
          <table:table-cell office:value-type="float" office:value="3666.59" table:style-name="ce136">
            <text:p>3,667</text:p>
          </table:table-cell>
          <table:table-cell office:value-type="float" office:value="1501.28" table:style-name="ce137">
            <text:p>1,501</text:p>
          </table:table-cell>
          <table:table-cell office:value-type="float" office:value="2165.31" table:style-name="ce137">
            <text:p>2,165</text:p>
          </table:table-cell>
          <table:table-cell office:value-type="float" office:value="529.29999999999995" table:style-name="ce136">
            <text:p>529</text:p>
          </table:table-cell>
          <table:table-cell office:value-type="float" office:value="45.42" table:style-name="ce137">
            <text:p>45</text:p>
          </table:table-cell>
          <table:table-cell office:value-type="float" office:value="483.88" table:style-name="ce137">
            <text:p>484</text:p>
          </table:table-cell>
          <table:table-cell office:value-type="float" office:value="4337.6899999999996" table:style-name="ce80">
            <text:p>4,338</text:p>
          </table:table-cell>
          <table:table-cell table:style-name="ce136"/>
          <table:table-cell office:value-type="float" office:value="22688.43" table:style-name="ce136">
            <text:p>22,688</text:p>
          </table:table-cell>
          <table:table-cell office:value-type="float" office:value="2625.49" table:style-name="ce137">
            <text:p>2,625</text:p>
          </table:table-cell>
          <table:table-cell office:value-type="float" office:value="20062.939999999999" table:style-name="ce137">
            <text:p>20,063</text:p>
          </table:table-cell>
          <table:table-cell office:value-type="float" office:value="6899.75" table:style-name="ce136">
            <text:p>6,900</text:p>
          </table:table-cell>
          <table:table-cell office:value-type="float" office:value="377.05" table:style-name="ce137">
            <text:p>377</text:p>
          </table:table-cell>
          <table:table-cell office:value-type="float" office:value="6522.7" table:style-name="ce137">
            <text:p>6,523</text:p>
          </table:table-cell>
          <table:table-cell office:value-type="float" office:value="29588.17" table:style-name="ce80">
            <text:p>29,588</text:p>
          </table:table-cell>
          <table:table-cell table:style-name="ce80"/>
          <table:table-cell office:value-type="float" office:value="33925.86" table:style-name="ce80">
            <text:p>33,926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47">
            <text:p>S92000003</text:p>
          </table:table-cell>
          <table:table-cell office:value-type="string" table:style-name="ce118">
            <text:p>Scotland</text:p>
          </table:table-cell>
          <table:table-cell table:style-name="ce135"/>
          <table:table-cell office:value-type="float" office:value="456.03" table:style-name="ce136">
            <text:p>456</text:p>
          </table:table-cell>
          <table:table-cell office:value-type="float" office:value="456.03" table:style-name="ce137">
            <text:p>456</text:p>
          </table:table-cell>
          <table:table-cell office:value-type="float" office:value="0" table:style-name="ce137">
            <text:p>0</text:p>
          </table:table-cell>
          <table:table-cell office:value-type="float" office:value="9359.4599999999991" table:style-name="ce136">
            <text:p>9,359</text:p>
          </table:table-cell>
          <table:table-cell office:value-type="float" office:value="2706.16" table:style-name="ce137">
            <text:p>2,706</text:p>
          </table:table-cell>
          <table:table-cell office:value-type="float" office:value="6653.3" table:style-name="ce137">
            <text:p>6,653</text:p>
          </table:table-cell>
          <table:table-cell office:value-type="float" office:value="909.09" table:style-name="ce136">
            <text:p>909</text:p>
          </table:table-cell>
          <table:table-cell office:value-type="float" office:value="87.7" table:style-name="ce137">
            <text:p>88</text:p>
          </table:table-cell>
          <table:table-cell office:value-type="float" office:value="821.39" table:style-name="ce137">
            <text:p>821</text:p>
          </table:table-cell>
          <table:table-cell office:value-type="float" office:value="10724.58" table:style-name="ce80">
            <text:p>10,725</text:p>
          </table:table-cell>
          <table:table-cell table:style-name="ce136"/>
          <table:table-cell office:value-type="float" office:value="36754.559999999998" table:style-name="ce136">
            <text:p>36,755</text:p>
          </table:table-cell>
          <table:table-cell office:value-type="float" office:value="6818.43" table:style-name="ce137">
            <text:p>6,818</text:p>
          </table:table-cell>
          <table:table-cell office:value-type="float" office:value="29936.13" table:style-name="ce137">
            <text:p>29,936</text:p>
          </table:table-cell>
          <table:table-cell office:value-type="float" office:value="11885.89" table:style-name="ce136">
            <text:p>11,886</text:p>
          </table:table-cell>
          <table:table-cell office:value-type="float" office:value="502.53" table:style-name="ce137">
            <text:p>503</text:p>
          </table:table-cell>
          <table:table-cell office:value-type="float" office:value="11383.36" table:style-name="ce137">
            <text:p>11,383</text:p>
          </table:table-cell>
          <table:table-cell office:value-type="float" office:value="48640.45" table:style-name="ce80">
            <text:p>48,640</text:p>
          </table:table-cell>
          <table:table-cell table:style-name="ce80"/>
          <table:table-cell office:value-type="float" office:value="59365.03" table:style-name="ce80">
            <text:p>59,365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9">
          <table:table-cell office:value-type="string" table:style-name="ce48">
            <text:p>K03000001</text:p>
          </table:table-cell>
          <table:table-cell office:value-type="string" table:style-name="ce139">
            <text:p>Great Britain</text:p>
          </table:table-cell>
          <table:table-cell table:style-name="ce135"/>
          <table:table-cell office:value-type="float" office:value="3649.43" table:style-name="ce136">
            <text:p>3,649</text:p>
          </table:table-cell>
          <table:table-cell office:value-type="float" office:value="3608.03" table:style-name="ce137">
            <text:p>3,608</text:p>
          </table:table-cell>
          <table:table-cell office:value-type="float" office:value="41.4" table:style-name="ce137">
            <text:p>41</text:p>
          </table:table-cell>
          <table:table-cell office:value-type="float" office:value="35720.75" table:style-name="ce136">
            <text:p>35,721</text:p>
          </table:table-cell>
          <table:table-cell office:value-type="float" office:value="8055.74" table:style-name="ce137">
            <text:p>8,056</text:p>
          </table:table-cell>
          <table:table-cell office:value-type="float" office:value="27665.01" table:style-name="ce137">
            <text:p>27,665</text:p>
          </table:table-cell>
          <table:table-cell office:value-type="float" office:value="11094.49" table:style-name="ce136">
            <text:p>11,094</text:p>
          </table:table-cell>
          <table:table-cell office:value-type="float" office:value="408.92" table:style-name="ce137">
            <text:p>409</text:p>
          </table:table-cell>
          <table:table-cell office:value-type="float" office:value="10685.57" table:style-name="ce137">
            <text:p>10,686</text:p>
          </table:table-cell>
          <table:table-cell office:value-type="float" office:value="50464.67" table:style-name="ce80">
            <text:p>50,465</text:p>
          </table:table-cell>
          <table:table-cell table:style-name="ce136"/>
          <table:table-cell office:value-type="float" office:value="213715.65" table:style-name="ce136">
            <text:p>213,716</text:p>
          </table:table-cell>
          <table:table-cell office:value-type="float" office:value="24795.39" table:style-name="ce137">
            <text:p>24,795</text:p>
          </table:table-cell>
          <table:table-cell office:value-type="float" office:value="188920.26" table:style-name="ce137">
            <text:p>188,920</text:p>
          </table:table-cell>
          <table:table-cell office:value-type="float" office:value="132538.66" table:style-name="ce136">
            <text:p>132,539</text:p>
          </table:table-cell>
          <table:table-cell office:value-type="float" office:value="5499.77" table:style-name="ce137">
            <text:p>5,500</text:p>
          </table:table-cell>
          <table:table-cell office:value-type="float" office:value="127038.88" table:style-name="ce137">
            <text:p>127,039</text:p>
          </table:table-cell>
          <table:table-cell office:value-type="float" office:value="346254.3" table:style-name="ce80">
            <text:p>346,254</text:p>
          </table:table-cell>
          <table:table-cell table:style-name="ce80"/>
          <table:table-cell office:value-type="float" office:value="396718.97" table:style-name="ce80">
            <text:p>396,719</text:p>
          </table:table-cell>
          <table:table-cell table:style-name="ce42"/>
          <table:table-cell table:number-columns-repeated="14" table:style-name="ce102"/>
          <table:table-cell table:number-columns-repeated="16346" table:style-name="ce42"/>
        </table:table-row>
        <table:table-row table:style-name="ro8">
          <table:table-cell table:style-name="ce51"/>
          <table:table-cell office:value-type="string" table:style-name="ce140">
            <text:p>(b) Length which is major road dual carriageway</text:p>
          </table:table-cell>
          <table:table-cell table:style-name="ce141"/>
          <table:table-cell table:style-name="ce142"/>
          <table:table-cell table:number-columns-repeated="2" table:style-name="ce143"/>
          <table:table-cell table:style-name="ce142"/>
          <table:table-cell table:number-columns-repeated="2" table:style-name="ce143"/>
          <table:table-cell table:style-name="ce142"/>
          <table:table-cell table:number-columns-repeated="2" table:style-name="ce143"/>
          <table:table-cell table:style-name="ce144"/>
          <table:table-cell table:style-name="ce143"/>
          <table:table-cell table:style-name="ce142"/>
          <table:table-cell table:number-columns-repeated="2" table:style-name="ce51"/>
          <table:table-cell table:style-name="ce142"/>
          <table:table-cell table:number-columns-repeated="3" table:style-name="ce51"/>
          <table:table-cell table:style-name="ce143"/>
          <table:table-cell table:style-name="ce145"/>
          <table:table-cell table:style-name="ce100"/>
          <table:table-cell table:number-columns-repeated="14" table:style-name="ce102"/>
          <table:table-cell table:number-columns-repeated="16346" table:style-name="ce100"/>
        </table:table-row>
        <table:table-row table:style-name="ro9">
          <table:table-cell office:value-type="string" table:style-name="ce38">
            <text:p>E12000001</text:p>
          </table:table-cell>
          <table:table-cell office:value-type="string" table:style-name="ce119">
            <text:p>North East</text:p>
          </table:table-cell>
          <table:table-cell table:style-name="ce135"/>
          <table:table-cell office:value-type="float" office:value="58" table:style-name="ce136">
            <text:p>58</text:p>
          </table:table-cell>
          <table:table-cell office:value-type="float" office:value="55.6" table:style-name="ce137">
            <text:p>56</text:p>
          </table:table-cell>
          <table:table-cell office:value-type="float" office:value="2.4" table:style-name="ce137">
            <text:p>2</text:p>
          </table:table-cell>
          <table:table-cell office:value-type="float" office:value="318.89999999999998" table:style-name="ce136">
            <text:p>319</text:p>
          </table:table-cell>
          <table:table-cell office:value-type="float" office:value="193.1" table:style-name="ce137">
            <text:p>193</text:p>
          </table:table-cell>
          <table:table-cell office:value-type="float" office:value="125.8" table:style-name="ce137">
            <text:p>126</text:p>
          </table:table-cell>
          <table:table-cell office:value-type="float" office:value="166.9" table:style-name="ce136">
            <text:p>167</text:p>
          </table:table-cell>
          <table:table-cell office:value-type="float" office:value="32.5" table:style-name="ce137">
            <text:p>33</text:p>
          </table:table-cell>
          <table:table-cell office:value-type="float" office:value="134.4" table:style-name="ce137">
            <text:p>134</text:p>
          </table:table-cell>
          <table:table-cell office:value-type="float" office:value="543.79999999999995" table:style-name="ce80">
            <text:p>544</text:p>
          </table:table-cell>
          <table:table-cell table:style-name="ce146"/>
          <table:table-cell office:value-type="string" table:style-name="ce147">
            <text:p>.</text:p>
          </table:table-cell>
          <table:table-cell office:value-type="string" table:style-name="ce136">
            <text:p>.</text:p>
          </table:table-cell>
          <table:table-cell office:value-type="string" table:style-name="ce136">
            <text:p>.</text:p>
          </table:table-cell>
          <table:table-cell office:value-type="string" table:style-name="ce136">
            <text:p>.</text:p>
          </table:table-cell>
          <table:table-cell office:value-type="string" table:style-name="ce136">
            <text:p>.</text:p>
          </table:table-cell>
          <table:table-cell office:value-type="string" table:style-name="ce136">
            <text:p>.</text:p>
          </table:table-cell>
          <table:table-cell office:value-type="string" table:style-name="ce136">
            <text:p>.</text:p>
          </table:table-cell>
          <table:table-cell table:style-name="ce148"/>
          <table:table-cell office:value-type="string" table:style-name="ce136">
            <text:p>.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2</text:p>
          </table:table-cell>
          <table:table-cell office:value-type="string" table:style-name="ce118">
            <text:p>North West</text:p>
          </table:table-cell>
          <table:table-cell table:style-name="ce72"/>
          <table:table-cell office:value-type="float" office:value="644.5" table:style-name="ce136">
            <text:p>645</text:p>
          </table:table-cell>
          <table:table-cell office:value-type="float" office:value="623.29999999999995" table:style-name="ce137">
            <text:p>623</text:p>
          </table:table-cell>
          <table:table-cell office:value-type="float" office:value="21.2" table:style-name="ce137">
            <text:p>21</text:p>
          </table:table-cell>
          <table:table-cell office:value-type="float" office:value="293.85000000000002" table:style-name="ce136">
            <text:p>294</text:p>
          </table:table-cell>
          <table:table-cell office:value-type="float" office:value="100.3" table:style-name="ce137">
            <text:p>100</text:p>
          </table:table-cell>
          <table:table-cell office:value-type="float" office:value="193.55" table:style-name="ce137">
            <text:p>194</text:p>
          </table:table-cell>
          <table:table-cell office:value-type="float" office:value="414.18" table:style-name="ce136">
            <text:p>414</text:p>
          </table:table-cell>
          <table:table-cell office:value-type="float" office:value="13.2" table:style-name="ce137">
            <text:p>13</text:p>
          </table:table-cell>
          <table:table-cell office:value-type="float" office:value="400.98" table:style-name="ce137">
            <text:p>401</text:p>
          </table:table-cell>
          <table:table-cell office:value-type="float" office:value="1352.53" table:style-name="ce80">
            <text:p>1,353</text:p>
          </table:table-cell>
          <table:table-cell table:style-name="ce149"/>
          <table:table-cell office:value-type="string" table:style-name="ce150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table:style-name="ce83"/>
          <table:table-cell office:value-type="string" table:style-name="ce127">
            <text:p>.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3</text:p>
          </table:table-cell>
          <table:table-cell office:value-type="string" table:style-name="ce118">
            <text:p>Yorkshire and the Humber</text:p>
          </table:table-cell>
          <table:table-cell table:style-name="ce72"/>
          <table:table-cell office:value-type="float" office:value="401.7" table:style-name="ce136">
            <text:p>402</text:p>
          </table:table-cell>
          <table:table-cell office:value-type="float" office:value="398.2" table:style-name="ce137">
            <text:p>398</text:p>
          </table:table-cell>
          <table:table-cell office:value-type="float" office:value="3.5" table:style-name="ce137">
            <text:p>4</text:p>
          </table:table-cell>
          <table:table-cell office:value-type="float" office:value="263.89999999999998" table:style-name="ce136">
            <text:p>264</text:p>
          </table:table-cell>
          <table:table-cell office:value-type="float" office:value="164.1" table:style-name="ce137">
            <text:p>164</text:p>
          </table:table-cell>
          <table:table-cell office:value-type="float" office:value="99.8" table:style-name="ce137">
            <text:p>100</text:p>
          </table:table-cell>
          <table:table-cell office:value-type="float" office:value="296.27999999999997" table:style-name="ce136">
            <text:p>296</text:p>
          </table:table-cell>
          <table:table-cell office:value-type="float" office:value="10.7" table:style-name="ce137">
            <text:p>11</text:p>
          </table:table-cell>
          <table:table-cell office:value-type="float" office:value="285.58" table:style-name="ce137">
            <text:p>286</text:p>
          </table:table-cell>
          <table:table-cell office:value-type="float" office:value="961.88" table:style-name="ce80">
            <text:p>962</text:p>
          </table:table-cell>
          <table:table-cell table:style-name="ce149"/>
          <table:table-cell office:value-type="string" table:style-name="ce150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table:style-name="ce83"/>
          <table:table-cell office:value-type="string" table:style-name="ce127">
            <text:p>.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4</text:p>
          </table:table-cell>
          <table:table-cell office:value-type="string" table:style-name="ce118">
            <text:p>East Midlands</text:p>
          </table:table-cell>
          <table:table-cell table:style-name="ce72"/>
          <table:table-cell office:value-type="float" office:value="195.2" table:style-name="ce136">
            <text:p>195</text:p>
          </table:table-cell>
          <table:table-cell office:value-type="float" office:value="195.2" table:style-name="ce137">
            <text:p>195</text:p>
          </table:table-cell>
          <table:table-cell office:value-type="float" office:value="0" table:style-name="ce137">
            <text:p>0</text:p>
          </table:table-cell>
          <table:table-cell office:value-type="float" office:value="513.32000000000005" table:style-name="ce136">
            <text:p>513</text:p>
          </table:table-cell>
          <table:table-cell office:value-type="float" office:value="338.7" table:style-name="ce137">
            <text:p>339</text:p>
          </table:table-cell>
          <table:table-cell office:value-type="float" office:value="174.62" table:style-name="ce137">
            <text:p>175</text:p>
          </table:table-cell>
          <table:table-cell office:value-type="float" office:value="165.55" table:style-name="ce136">
            <text:p>166</text:p>
          </table:table-cell>
          <table:table-cell office:value-type="float" office:value="29" table:style-name="ce137">
            <text:p>29</text:p>
          </table:table-cell>
          <table:table-cell office:value-type="float" office:value="136.55000000000001" table:style-name="ce137">
            <text:p>137</text:p>
          </table:table-cell>
          <table:table-cell office:value-type="float" office:value="874.07" table:style-name="ce80">
            <text:p>874</text:p>
          </table:table-cell>
          <table:table-cell table:style-name="ce149"/>
          <table:table-cell office:value-type="string" table:style-name="ce150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table:style-name="ce83"/>
          <table:table-cell office:value-type="string" table:style-name="ce127">
            <text:p>.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5</text:p>
          </table:table-cell>
          <table:table-cell office:value-type="string" table:style-name="ce118">
            <text:p>West Midlands</text:p>
          </table:table-cell>
          <table:table-cell table:style-name="ce72"/>
          <table:table-cell office:value-type="float" office:value="426.4" table:style-name="ce136">
            <text:p>426</text:p>
          </table:table-cell>
          <table:table-cell office:value-type="float" office:value="423.2" table:style-name="ce137">
            <text:p>423</text:p>
          </table:table-cell>
          <table:table-cell office:value-type="float" office:value="3.2" table:style-name="ce137">
            <text:p>3</text:p>
          </table:table-cell>
          <table:table-cell office:value-type="float" office:value="358.15" table:style-name="ce136">
            <text:p>358</text:p>
          </table:table-cell>
          <table:table-cell office:value-type="float" office:value="183.3" table:style-name="ce137">
            <text:p>183</text:p>
          </table:table-cell>
          <table:table-cell office:value-type="float" office:value="174.85" table:style-name="ce137">
            <text:p>175</text:p>
          </table:table-cell>
          <table:table-cell office:value-type="float" office:value="356.62" table:style-name="ce136">
            <text:p>357</text:p>
          </table:table-cell>
          <table:table-cell office:value-type="float" office:value="31" table:style-name="ce137">
            <text:p>31</text:p>
          </table:table-cell>
          <table:table-cell office:value-type="float" office:value="325.62" table:style-name="ce137">
            <text:p>326</text:p>
          </table:table-cell>
          <table:table-cell office:value-type="float" office:value="1141.17" table:style-name="ce80">
            <text:p>1,141</text:p>
          </table:table-cell>
          <table:table-cell table:style-name="ce149"/>
          <table:table-cell office:value-type="string" table:style-name="ce150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table:style-name="ce83"/>
          <table:table-cell office:value-type="string" table:style-name="ce127">
            <text:p>.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6</text:p>
          </table:table-cell>
          <table:table-cell office:value-type="string" table:style-name="ce118">
            <text:p>East of England</text:p>
          </table:table-cell>
          <table:table-cell table:style-name="ce72"/>
          <table:table-cell office:value-type="float" office:value="261.3" table:style-name="ce136">
            <text:p>261</text:p>
          </table:table-cell>
          <table:table-cell office:value-type="float" office:value="261.3" table:style-name="ce137">
            <text:p>261</text:p>
          </table:table-cell>
          <table:table-cell office:value-type="float" office:value="0" table:style-name="ce137">
            <text:p>0</text:p>
          </table:table-cell>
          <table:table-cell office:value-type="float" office:value="876.21" table:style-name="ce136">
            <text:p>876</text:p>
          </table:table-cell>
          <table:table-cell office:value-type="float" office:value="563.5" table:style-name="ce137">
            <text:p>564</text:p>
          </table:table-cell>
          <table:table-cell office:value-type="float" office:value="312.70999999999998" table:style-name="ce137">
            <text:p>313</text:p>
          </table:table-cell>
          <table:table-cell office:value-type="float" office:value="184.89" table:style-name="ce136">
            <text:p>185</text:p>
          </table:table-cell>
          <table:table-cell office:value-type="float" office:value="23" table:style-name="ce137">
            <text:p>23</text:p>
          </table:table-cell>
          <table:table-cell office:value-type="float" office:value="161.88999999999999" table:style-name="ce137">
            <text:p>162</text:p>
          </table:table-cell>
          <table:table-cell office:value-type="float" office:value="1322.4" table:style-name="ce80">
            <text:p>1,322</text:p>
          </table:table-cell>
          <table:table-cell table:style-name="ce149"/>
          <table:table-cell office:value-type="string" table:style-name="ce150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table:style-name="ce83"/>
          <table:table-cell office:value-type="string" table:style-name="ce127">
            <text:p>.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7</text:p>
          </table:table-cell>
          <table:table-cell office:value-type="string" table:style-name="ce118">
            <text:p>London</text:p>
          </table:table-cell>
          <table:table-cell table:style-name="ce72"/>
          <table:table-cell office:value-type="float" office:value="60.1" table:style-name="ce136">
            <text:p>60</text:p>
          </table:table-cell>
          <table:table-cell office:value-type="float" office:value="60.1" table:style-name="ce137">
            <text:p>60</text:p>
          </table:table-cell>
          <table:table-cell office:value-type="float" office:value="0" table:style-name="ce137">
            <text:p>0</text:p>
          </table:table-cell>
          <table:table-cell office:value-type="float" office:value="23.3" table:style-name="ce136">
            <text:p>23</text:p>
          </table:table-cell>
          <table:table-cell office:value-type="float" office:value="0" table:style-name="ce137">
            <text:p>0</text:p>
          </table:table-cell>
          <table:table-cell office:value-type="float" office:value="23.3" table:style-name="ce137">
            <text:p>23</text:p>
          </table:table-cell>
          <table:table-cell office:value-type="float" office:value="414.95" table:style-name="ce136">
            <text:p>415</text:p>
          </table:table-cell>
          <table:table-cell office:value-type="float" office:value="1.3" table:style-name="ce137">
            <text:p>1</text:p>
          </table:table-cell>
          <table:table-cell office:value-type="float" office:value="413.65" table:style-name="ce137">
            <text:p>414</text:p>
          </table:table-cell>
          <table:table-cell office:value-type="float" office:value="498.35" table:style-name="ce80">
            <text:p>498</text:p>
          </table:table-cell>
          <table:table-cell table:style-name="ce149"/>
          <table:table-cell office:value-type="string" table:style-name="ce150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table:style-name="ce83"/>
          <table:table-cell office:value-type="string" table:style-name="ce127">
            <text:p>.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8</text:p>
          </table:table-cell>
          <table:table-cell office:value-type="string" table:style-name="ce118">
            <text:p>South East</text:p>
          </table:table-cell>
          <table:table-cell table:style-name="ce72"/>
          <table:table-cell office:value-type="float" office:value="653.1" table:style-name="ce136">
            <text:p>653</text:p>
          </table:table-cell>
          <table:table-cell office:value-type="float" office:value="642.5" table:style-name="ce137">
            <text:p>643</text:p>
          </table:table-cell>
          <table:table-cell office:value-type="float" office:value="10.6" table:style-name="ce137">
            <text:p>11</text:p>
          </table:table-cell>
          <table:table-cell office:value-type="float" office:value="907.31" table:style-name="ce136">
            <text:p>907</text:p>
          </table:table-cell>
          <table:table-cell office:value-type="float" office:value="475" table:style-name="ce137">
            <text:p>475</text:p>
          </table:table-cell>
          <table:table-cell office:value-type="float" office:value="432.31" table:style-name="ce137">
            <text:p>432</text:p>
          </table:table-cell>
          <table:table-cell office:value-type="float" office:value="371.2" table:style-name="ce136">
            <text:p>371</text:p>
          </table:table-cell>
          <table:table-cell office:value-type="float" office:value="33.700000000000003" table:style-name="ce137">
            <text:p>34</text:p>
          </table:table-cell>
          <table:table-cell office:value-type="float" office:value="337.5" table:style-name="ce137">
            <text:p>338</text:p>
          </table:table-cell>
          <table:table-cell office:value-type="float" office:value="1931.61" table:style-name="ce80">
            <text:p>1,932</text:p>
          </table:table-cell>
          <table:table-cell table:style-name="ce149"/>
          <table:table-cell office:value-type="string" table:style-name="ce150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table:style-name="ce83"/>
          <table:table-cell office:value-type="string" table:style-name="ce127">
            <text:p>.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E12000009</text:p>
          </table:table-cell>
          <table:table-cell office:value-type="string" table:style-name="ce118">
            <text:p>South West</text:p>
          </table:table-cell>
          <table:table-cell table:style-name="ce72"/>
          <table:table-cell office:value-type="float" office:value="326.8" table:style-name="ce136">
            <text:p>327</text:p>
          </table:table-cell>
          <table:table-cell office:value-type="float" office:value="326.8" table:style-name="ce137">
            <text:p>327</text:p>
          </table:table-cell>
          <table:table-cell office:value-type="float" office:value="0" table:style-name="ce137">
            <text:p>0</text:p>
          </table:table-cell>
          <table:table-cell office:value-type="float" office:value="550.78" table:style-name="ce136">
            <text:p>551</text:p>
          </table:table-cell>
          <table:table-cell office:value-type="float" office:value="400.2" table:style-name="ce137">
            <text:p>400</text:p>
          </table:table-cell>
          <table:table-cell office:value-type="float" office:value="150.58000000000001" table:style-name="ce137">
            <text:p>151</text:p>
          </table:table-cell>
          <table:table-cell office:value-type="float" office:value="181.6" table:style-name="ce136">
            <text:p>182</text:p>
          </table:table-cell>
          <table:table-cell office:value-type="float" office:value="17.399999999999999" table:style-name="ce137">
            <text:p>17</text:p>
          </table:table-cell>
          <table:table-cell office:value-type="float" office:value="164.2" table:style-name="ce137">
            <text:p>164</text:p>
          </table:table-cell>
          <table:table-cell office:value-type="float" office:value="1059.18" table:style-name="ce80">
            <text:p>1,059</text:p>
          </table:table-cell>
          <table:table-cell table:style-name="ce149"/>
          <table:table-cell office:value-type="string" table:style-name="ce150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table:style-name="ce83"/>
          <table:table-cell office:value-type="string" table:style-name="ce127">
            <text:p>.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9">
          <table:table-cell office:value-type="string" table:style-name="ce62">
            <text:p>E92000001</text:p>
          </table:table-cell>
          <table:table-cell office:value-type="string" table:style-name="ce118">
            <text:p>England</text:p>
          </table:table-cell>
          <table:table-cell table:style-name="ce72"/>
          <table:table-cell office:value-type="float" office:value="3027.1" table:style-name="ce80">
            <text:p>3,027</text:p>
          </table:table-cell>
          <table:table-cell office:value-type="float" office:value="2986.2" table:style-name="ce138">
            <text:p>2,986</text:p>
          </table:table-cell>
          <table:table-cell office:value-type="float" office:value="40.9" table:style-name="ce138">
            <text:p>41</text:p>
          </table:table-cell>
          <table:table-cell office:value-type="float" office:value="4105.72" table:style-name="ce80">
            <text:p>4,106</text:p>
          </table:table-cell>
          <table:table-cell office:value-type="float" office:value="2418.1999999999998" table:style-name="ce138">
            <text:p>2,418</text:p>
          </table:table-cell>
          <table:table-cell office:value-type="float" office:value="1687.52" table:style-name="ce138">
            <text:p>1,688</text:p>
          </table:table-cell>
          <table:table-cell office:value-type="float" office:value="2552.17" table:style-name="ce80">
            <text:p>2,552</text:p>
          </table:table-cell>
          <table:table-cell office:value-type="float" office:value="191.8" table:style-name="ce138">
            <text:p>192</text:p>
          </table:table-cell>
          <table:table-cell office:value-type="float" office:value="2360.37" table:style-name="ce138">
            <text:p>2,360</text:p>
          </table:table-cell>
          <table:table-cell office:value-type="float" office:value="9684.99" table:style-name="ce80">
            <text:p>9,685</text:p>
          </table:table-cell>
          <table:table-cell table:style-name="ce151"/>
          <table:table-cell office:value-type="string" table:style-name="ce150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table:style-name="ce83"/>
          <table:table-cell office:value-type="string" table:style-name="ce127">
            <text:p>.</text:p>
          </table:table-cell>
          <table:table-cell table:style-name="ce42"/>
          <table:table-cell table:number-columns-repeated="14" table:style-name="ce102"/>
          <table:table-cell table:number-columns-repeated="16346" table:style-name="ce42"/>
        </table:table-row>
        <table:table-row table:style-name="ro9">
          <table:table-cell office:value-type="string" table:style-name="ce38">
            <text:p>W92000004</text:p>
          </table:table-cell>
          <table:table-cell office:value-type="string" table:style-name="ce118">
            <text:p>Wales</text:p>
          </table:table-cell>
          <table:table-cell table:style-name="ce72"/>
          <table:table-cell office:value-type="float" office:value="141.80000000000001" table:style-name="ce136">
            <text:p>142</text:p>
          </table:table-cell>
          <table:table-cell office:value-type="float" office:value="141.80000000000001" table:style-name="ce137">
            <text:p>142</text:p>
          </table:table-cell>
          <table:table-cell office:value-type="float" office:value="0" table:style-name="ce137">
            <text:p>0</text:p>
          </table:table-cell>
          <table:table-cell office:value-type="float" office:value="438.4" table:style-name="ce136">
            <text:p>438</text:p>
          </table:table-cell>
          <table:table-cell office:value-type="float" office:value="338.6" table:style-name="ce137">
            <text:p>339</text:p>
          </table:table-cell>
          <table:table-cell office:value-type="float" office:value="99.8" table:style-name="ce137">
            <text:p>100</text:p>
          </table:table-cell>
          <table:table-cell office:value-type="float" office:value="133.19999999999999" table:style-name="ce136">
            <text:p>133</text:p>
          </table:table-cell>
          <table:table-cell office:value-type="float" office:value="19.100000000000001" table:style-name="ce137">
            <text:p>19</text:p>
          </table:table-cell>
          <table:table-cell office:value-type="float" office:value="114.1" table:style-name="ce137">
            <text:p>114</text:p>
          </table:table-cell>
          <table:table-cell office:value-type="float" office:value="713.4" table:style-name="ce80">
            <text:p>713</text:p>
          </table:table-cell>
          <table:table-cell table:style-name="ce149"/>
          <table:table-cell office:value-type="string" table:style-name="ce150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table:style-name="ce83"/>
          <table:table-cell office:value-type="string" table:style-name="ce127">
            <text:p>.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38">
            <text:p>S92000003</text:p>
          </table:table-cell>
          <table:table-cell office:value-type="string" table:style-name="ce118">
            <text:p>Scotland</text:p>
          </table:table-cell>
          <table:table-cell table:style-name="ce72"/>
          <table:table-cell office:value-type="float" office:value="437.17" table:style-name="ce136">
            <text:p>437</text:p>
          </table:table-cell>
          <table:table-cell office:value-type="float" office:value="437.17" table:style-name="ce137">
            <text:p>437</text:p>
          </table:table-cell>
          <table:table-cell office:value-type="float" office:value="0" table:style-name="ce137">
            <text:p>0</text:p>
          </table:table-cell>
          <table:table-cell office:value-type="float" office:value="535.1" table:style-name="ce136">
            <text:p>535</text:p>
          </table:table-cell>
          <table:table-cell office:value-type="float" office:value="444.1" table:style-name="ce137">
            <text:p>444</text:p>
          </table:table-cell>
          <table:table-cell office:value-type="float" office:value="91" table:style-name="ce137">
            <text:p>91</text:p>
          </table:table-cell>
          <table:table-cell office:value-type="float" office:value="235.08" table:style-name="ce136">
            <text:p>235</text:p>
          </table:table-cell>
          <table:table-cell office:value-type="float" office:value="49.7" table:style-name="ce137">
            <text:p>50</text:p>
          </table:table-cell>
          <table:table-cell office:value-type="float" office:value="185.38" table:style-name="ce137">
            <text:p>185</text:p>
          </table:table-cell>
          <table:table-cell office:value-type="float" office:value="1207.3499999999999" table:style-name="ce80">
            <text:p>1,207</text:p>
          </table:table-cell>
          <table:table-cell table:style-name="ce149"/>
          <table:table-cell office:value-type="string" table:style-name="ce150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office:value-type="string" table:style-name="ce127">
            <text:p>.</text:p>
          </table:table-cell>
          <table:table-cell table:style-name="ce83"/>
          <table:table-cell office:value-type="string" table:style-name="ce127">
            <text:p>.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9">
          <table:table-cell office:value-type="string" table:style-name="ce64">
            <text:p>K03000001</text:p>
          </table:table-cell>
          <table:table-cell office:value-type="string" table:style-name="ce152">
            <text:p>Great Britain</text:p>
          </table:table-cell>
          <table:table-cell table:style-name="ce153"/>
          <table:table-cell office:value-type="float" office:value="3606.07" table:style-name="ce154">
            <text:p>3,606</text:p>
          </table:table-cell>
          <table:table-cell office:value-type="float" office:value="3565.17" table:style-name="ce155">
            <text:p>3,565</text:p>
          </table:table-cell>
          <table:table-cell office:value-type="float" office:value="40.9" table:style-name="ce155">
            <text:p>41</text:p>
          </table:table-cell>
          <table:table-cell office:value-type="float" office:value="5079.22" table:style-name="ce154">
            <text:p>5,079</text:p>
          </table:table-cell>
          <table:table-cell office:value-type="float" office:value="3200.9" table:style-name="ce155">
            <text:p>3,201</text:p>
          </table:table-cell>
          <table:table-cell office:value-type="float" office:value="1878.32" table:style-name="ce155">
            <text:p>1,878</text:p>
          </table:table-cell>
          <table:table-cell office:value-type="float" office:value="2920.45" table:style-name="ce154">
            <text:p>2,920</text:p>
          </table:table-cell>
          <table:table-cell office:value-type="float" office:value="260.60000000000002" table:style-name="ce155">
            <text:p>261</text:p>
          </table:table-cell>
          <table:table-cell office:value-type="float" office:value="2659.85" table:style-name="ce155">
            <text:p>2,660</text:p>
          </table:table-cell>
          <table:table-cell office:value-type="float" office:value="11605.74" table:style-name="ce154">
            <text:p>11,606</text:p>
          </table:table-cell>
          <table:table-cell table:style-name="ce156"/>
          <table:table-cell office:value-type="string" table:style-name="ce157">
            <text:p>.</text:p>
          </table:table-cell>
          <table:table-cell office:value-type="string" table:style-name="ce113">
            <text:p>.</text:p>
          </table:table-cell>
          <table:table-cell office:value-type="string" table:style-name="ce113">
            <text:p>.</text:p>
          </table:table-cell>
          <table:table-cell office:value-type="string" table:style-name="ce113">
            <text:p>.</text:p>
          </table:table-cell>
          <table:table-cell office:value-type="string" table:style-name="ce113">
            <text:p>.</text:p>
          </table:table-cell>
          <table:table-cell office:value-type="string" table:style-name="ce113">
            <text:p>.</text:p>
          </table:table-cell>
          <table:table-cell office:value-type="string" table:style-name="ce113">
            <text:p>.</text:p>
          </table:table-cell>
          <table:table-cell table:style-name="ce64"/>
          <table:table-cell office:value-type="string" table:style-name="ce113">
            <text:p>.</text:p>
          </table:table-cell>
          <table:table-cell table:style-name="ce42"/>
          <table:table-cell table:number-columns-repeated="14" table:style-name="ce102"/>
          <table:table-cell table:number-columns-repeated="16346" table:style-name="ce42"/>
        </table:table-row>
        <table:table-row table:style-name="ro11">
          <table:table-cell table:style-name="ce62"/>
          <table:table-cell table:style-name="ce119"/>
          <table:table-cell table:style-name="ce135"/>
          <table:table-cell table:style-name="ce158"/>
          <table:table-cell table:number-columns-repeated="2" table:style-name="ce159"/>
          <table:table-cell table:style-name="ce158"/>
          <table:table-cell table:number-columns-repeated="2" table:style-name="ce159"/>
          <table:table-cell table:style-name="ce158"/>
          <table:table-cell table:number-columns-repeated="2" table:style-name="ce159"/>
          <table:table-cell table:style-name="ce160"/>
          <table:table-cell table:style-name="ce159"/>
          <table:table-cell table:style-name="ce80"/>
          <table:table-cell table:number-columns-repeated="2" table:style-name="ce81"/>
          <table:table-cell table:style-name="ce80"/>
          <table:table-cell table:number-columns-repeated="2" table:style-name="ce81"/>
          <table:table-cell table:number-columns-repeated="3" table:style-name="ce62"/>
          <table:table-cell table:style-name="ce42"/>
          <table:table-cell table:number-columns-repeated="14" table:style-name="ce102"/>
          <table:table-cell table:number-columns-repeated="16346" table:style-name="ce42"/>
        </table:table-row>
        <table:table-row table:style-name="ro11">
          <table:table-cell office:value-type="string" table:style-name="ce47">
            <text:p>Values may not sum to totals due to rounding</text:p>
          </table:table-cell>
          <table:table-cell table:style-name="ce42"/>
          <table:table-cell table:style-name="ce72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5"/>
          <table:table-cell table:style-name="ce74"/>
          <table:table-cell table:style-name="ce76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4" table:style-name="ce42"/>
          <table:table-cell table:number-columns-repeated="14" table:style-name="ce102"/>
          <table:table-cell table:number-columns-repeated="16346" table:style-name="ce42"/>
        </table:table-row>
        <table:table-row table:style-name="ro11">
          <table:table-cell office:value-type="string" table:style-name="ce47">
            <text:p>1. Use controls at top of sheet to expand/collapse selection</text:p>
          </table:table-cell>
          <table:table-cell table:style-name="ce42"/>
          <table:table-cell table:style-name="ce72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3"/>
          <table:table-cell table:number-columns-repeated="2" table:style-name="ce74"/>
          <table:table-cell table:style-name="ce75"/>
          <table:table-cell table:style-name="ce74"/>
          <table:table-cell table:style-name="ce76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4" table:style-name="ce42"/>
          <table:table-cell table:number-columns-repeated="14" table:style-name="ce102"/>
          <table:table-cell table:number-columns-repeated="16346" table:style-name="ce42"/>
        </table:table-row>
        <table:table-row table:style-name="ro11">
          <table:table-cell table:style-name="ce79"/>
          <table:table-cell table:style-name="ce42"/>
          <table:table-cell table:style-name="ce72"/>
          <table:table-cell table:style-name="ce80"/>
          <table:table-cell table:number-columns-repeated="2" table:style-name="ce81"/>
          <table:table-cell table:style-name="ce80"/>
          <table:table-cell table:number-columns-repeated="2" table:style-name="ce81"/>
          <table:table-cell table:style-name="ce80"/>
          <table:table-cell table:number-columns-repeated="2" table:style-name="ce81"/>
          <table:table-cell table:style-name="ce82"/>
          <table:table-cell table:style-name="ce81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4" table:style-name="ce42"/>
          <table:table-cell table:number-columns-repeated="14" table:style-name="ce102"/>
          <table:table-cell table:number-columns-repeated="16346" table:style-name="ce42"/>
        </table:table-row>
        <table:table-row table:style-name="ro11">
          <table:table-cell office:value-type="string" table:style-name="ce79">
            <text:p>Symbols</text:p>
          </table:table-cell>
          <table:table-cell table:style-name="ce42"/>
          <table:table-cell table:style-name="ce72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83"/>
          <table:table-cell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4" table:style-name="ce42"/>
          <table:table-cell table:number-columns-repeated="14" table:style-name="ce102"/>
          <table:table-cell table:number-columns-repeated="16346" table:style-name="ce42"/>
        </table:table-row>
        <table:table-row table:style-name="ro11">
          <table:table-cell office:value-type="string" table:style-name="ce47">
            <text:p>. <text:s/>Not applicable</text:p>
          </table:table-cell>
          <table:table-cell table:style-name="ce42"/>
          <table:table-cell table:style-name="ce72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83"/>
          <table:table-cell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4" table:style-name="ce42"/>
          <table:table-cell table:number-columns-repeated="14" table:style-name="ce102"/>
          <table:table-cell table:number-columns-repeated="16346" table:style-name="ce42"/>
        </table:table-row>
        <table:table-row table:style-name="ro11">
          <table:table-cell table:style-name="ce47"/>
          <table:table-cell table:style-name="ce42"/>
          <table:table-cell table:style-name="ce72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style-name="ce83"/>
          <table:table-cell table:style-name="ce77"/>
          <table:table-cell table:style-name="ce78"/>
          <table:table-cell table:number-columns-repeated="2" table:style-name="ce77"/>
          <table:table-cell table:style-name="ce78"/>
          <table:table-cell table:number-columns-repeated="2" table:style-name="ce77"/>
          <table:table-cell table:number-columns-repeated="4" table:style-name="ce42"/>
          <table:table-cell table:number-columns-repeated="14" table:style-name="ce102"/>
          <table:table-cell table:number-columns-repeated="16346" table:style-name="ce42"/>
        </table:table-row>
        <table:table-row table:style-name="ro11">
          <table:table-cell office:value-type="string" table:style-name="ce84">
            <text:p>Telephone: 020 7944 5032</text:p>
          </table:table-cell>
          <table:table-cell table:style-name="ce47"/>
          <table:table-cell table:style-name="ce85"/>
          <table:table-cell table:style-name="ce86"/>
          <table:table-cell table:number-columns-repeated="2" table:style-name="ce47"/>
          <table:table-cell table:style-name="ce86"/>
          <table:table-cell table:number-columns-repeated="2" table:style-name="ce87"/>
          <table:table-cell table:style-name="ce86"/>
          <table:table-cell table:number-columns-repeated="4" table:style-name="ce87"/>
          <table:table-cell table:style-name="ce86"/>
          <table:table-cell table:number-columns-repeated="2" table:style-name="ce47"/>
          <table:table-cell table:style-name="ce86"/>
          <table:table-cell table:number-columns-repeated="4" table:style-name="ce47"/>
          <table:table-cell office:value-type="string" table:style-name="ce88">
            <text:p>Source: Department for Transport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1">
          <table:table-cell office:value-type="string" table:style-name="ce89">
            <text:p><text:a xlink:href="mailto:road.length@dft.gsi.gov.uk">Email:<text:s/><text:span text:style-name="T3">road.length@dft.gsi.gov.uk</text:span></text:a></text:p>
          </table:table-cell>
          <table:table-cell table:style-name="ce47"/>
          <table:table-cell table:style-name="ce90"/>
          <table:table-cell table:number-columns-repeated="4" table:style-name="ce47"/>
          <table:table-cell table:number-columns-repeated="2" table:style-name="ce87"/>
          <table:table-cell table:style-name="ce47"/>
          <table:table-cell table:number-columns-repeated="4" table:style-name="ce87"/>
          <table:table-cell table:number-columns-repeated="8" table:style-name="ce47"/>
          <table:table-cell table:style-name="ce91"/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1">
          <table:table-cell office:value-type="string" table:style-name="ce92">
            <text:p><text:a xlink:href="https://www.gov.uk/government/uploads/system/uploads/attachment_data/file/230605/road-length-notes-definitions.pdf">Notes and definitions</text:a></text:p>
          </table:table-cell>
          <table:table-cell table:style-name="ce47"/>
          <table:table-cell table:style-name="ce90"/>
          <table:table-cell table:number-columns-repeated="4" table:style-name="ce47"/>
          <table:table-cell table:number-columns-repeated="2" table:style-name="ce87"/>
          <table:table-cell table:style-name="ce47"/>
          <table:table-cell table:number-columns-repeated="4" table:style-name="ce87"/>
          <table:table-cell table:number-columns-repeated="8" table:style-name="ce47"/>
          <table:table-cell office:value-type="string" table:style-name="ce93">
            <text:p>Last updated: 27 April 2017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1">
          <table:table-cell office:value-type="string" table:style-name="ce92">
            <text:p><text:a xlink:href="https://www.gov.uk/government/uploads/system/uploads/attachment_data/file/230607/road-length-statistics-methodology.pdf">Methodology note</text:a></text:p>
          </table:table-cell>
          <table:table-cell table:style-name="ce47"/>
          <table:table-cell table:style-name="ce90"/>
          <table:table-cell table:style-name="ce94"/>
          <table:table-cell table:number-columns-repeated="3" table:style-name="ce47"/>
          <table:table-cell table:number-columns-repeated="2" table:style-name="ce87"/>
          <table:table-cell table:style-name="ce47"/>
          <table:table-cell table:number-columns-repeated="4" table:style-name="ce87"/>
          <table:table-cell table:number-columns-repeated="8" table:style-name="ce47"/>
          <table:table-cell office:value-type="string" table:style-name="ce93">
            <text:p>Next update: April/May 2018</text:p>
          </table:table-cell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table:number-columns-repeated="2" table:style-name="ce47"/>
          <table:table-cell table:style-name="ce90"/>
          <table:table-cell table:number-columns-repeated="4" table:style-name="ce47"/>
          <table:table-cell table:number-columns-repeated="2" table:style-name="ce87"/>
          <table:table-cell table:style-name="ce47"/>
          <table:table-cell table:number-columns-repeated="4" table:style-name="ce87"/>
          <table:table-cell table:number-columns-repeated="8" table:style-name="ce47"/>
          <table:table-cell table:style-name="ce42"/>
          <table:table-cell table:style-name="ce47"/>
          <table:table-cell table:number-columns-repeated="14" table:style-name="ce102"/>
          <table:table-cell table:number-columns-repeated="16346"/>
        </table:table-row>
        <table:table-row table:style-name="ro10">
          <table:table-cell office:value-type="string" table:style-name="ce47">
            <text:p>The figures in this table are National Statistics</text:p>
          </table:table-cell>
          <table:table-cell table:number-columns-repeated="16383"/>
        </table:table-row>
        <table:table-row table:number-rows-repeated="1048527" table:style-name="ro13">
          <table:table-cell table:number-columns-repeated="16384"/>
        </table:table-row>
        <table:named-expressions>
          <table:named-range table:name="Print_Area" table:cell-range-address="RDL0201_(2016).$A$1:RDL0201_(2016).$W$49" table:base-cell-address="RDL0201_(2016).$A$1"/>
        </table:named-expressions>
      </table:table>
      <table:table table:name="RDL0201_(2015)" table:style-name="ta3">
        <table:table-column table:style-name="co1" table:number-columns-repeated="2" table:default-cell-style-name="ce171"/>
        <table:table-column table:style-name="co2" table:default-cell-style-name="ce252"/>
        <table:table-column table:style-name="co4" table:default-cell-style-name="ce171"/>
        <table:table-column-group>
          <table:table-column table:style-name="co4" table:number-columns-repeated="2" table:default-cell-style-name="ce171"/>
        </table:table-column-group>
        <table:table-column table:style-name="co4" table:default-cell-style-name="ce171"/>
        <table:table-column-group>
          <table:table-column table:style-name="co4" table:number-columns-repeated="2" table:default-cell-style-name="ce168"/>
        </table:table-column-group>
        <table:table-column table:style-name="co12" table:default-cell-style-name="ce171"/>
        <table:table-column-group>
          <table:table-column table:style-name="co4" table:number-columns-repeated="2" table:default-cell-style-name="ce168"/>
        </table:table-column-group>
        <table:table-column table:style-name="co12" table:default-cell-style-name="ce168"/>
        <table:table-column table:style-name="co6" table:default-cell-style-name="ce168"/>
        <table:table-column table:style-name="co4" table:default-cell-style-name="ce171"/>
        <table:table-column-group>
          <table:table-column table:style-name="co4" table:number-columns-repeated="3" table:default-cell-style-name="ce171"/>
        </table:table-column-group>
        <table:table-column table:style-name="co12" table:default-cell-style-name="ce171"/>
        <table:table-column-group>
          <table:table-column table:style-name="co4" table:number-columns-repeated="3" table:default-cell-style-name="ce171"/>
        </table:table-column-group>
        <table:table-column table:style-name="co12" table:default-cell-style-name="ce171"/>
        <table:table-column table:style-name="co6" table:default-cell-style-name="ce171"/>
        <table:table-column table:style-name="co14" table:default-cell-style-name="ce174"/>
        <table:table-column table:style-name="co11" table:default-cell-style-name="ce171"/>
        <table:table-column table:style-name="co11" table:number-columns-repeated="14" table:default-cell-style-name="ce169"/>
        <table:table-column table:style-name="co11" table:number-columns-repeated="984" table:default-cell-style-name="ce171"/>
        <table:table-column table:style-name="co15" table:number-columns-repeated="15360" table:default-cell-style-name="ce1"/>
        <table:table-row table:style-name="ro1">
          <table:table-cell office:value-type="string" table:style-name="ce165">
            <text:p>Department for Transport statistics</text:p>
          </table:table-cell>
          <table:table-cell table:style-name="ce166"/>
          <table:table-cell table:style-name="ce167"/>
          <table:table-cell table:style-name="ce165"/>
          <table:table-cell table:number-columns-repeated="2" table:style-name="ce166"/>
          <table:table-cell table:style-name="ce165"/>
          <table:table-cell table:number-columns-repeated="2" table:style-name="ce168"/>
          <table:table-cell table:style-name="ce165"/>
          <table:table-cell table:number-columns-repeated="4" table:style-name="ce168"/>
          <table:table-cell table:style-name="ce165"/>
          <table:table-cell table:number-columns-repeated="3" table:style-name="ce166"/>
          <table:table-cell table:style-name="ce165"/>
          <table:table-cell table:number-columns-repeated="5" table:style-name="ce166"/>
          <table:table-cell table:style-name="ce165"/>
          <table:table-cell table:style-name="ce166"/>
          <table:table-cell table:number-columns-repeated="14" table:style-name="ce169"/>
          <table:table-cell table:number-columns-repeated="16344" table:style-name="ce166"/>
        </table:table-row>
        <table:table-row table:style-name="ro2">
          <table:table-cell office:value-type="string" table:style-name="ce170">
            <text:p><text:a xlink:href="https://www.gov.uk/government/collections/road-network-size-and-condition">Road lengths statistics</text:a></text:p>
          </table:table-cell>
          <table:table-cell table:style-name="ce171"/>
          <table:table-cell table:style-name="ce172"/>
          <table:table-cell table:style-name="ce173"/>
          <table:table-cell table:number-columns-repeated="2" table:style-name="ce171"/>
          <table:table-cell table:style-name="ce173"/>
          <table:table-cell table:number-columns-repeated="2" table:style-name="ce168"/>
          <table:table-cell table:style-name="ce173"/>
          <table:table-cell table:number-columns-repeated="4" table:style-name="ce168"/>
          <table:table-cell table:style-name="ce173"/>
          <table:table-cell table:number-columns-repeated="3" table:style-name="ce171"/>
          <table:table-cell table:style-name="ce173"/>
          <table:table-cell table:number-columns-repeated="5" table:style-name="ce171"/>
          <table:table-cell table:style-name="ce174"/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3">
          <table:table-cell office:value-type="string" table:style-name="ce175">
            <text:p>Table RDL0201</text:p>
          </table:table-cell>
          <table:table-cell table:style-name="ce166"/>
          <table:table-cell table:style-name="ce176"/>
          <table:table-cell table:style-name="ce175"/>
          <table:table-cell table:number-columns-repeated="2" table:style-name="ce166"/>
          <table:table-cell table:style-name="ce175"/>
          <table:table-cell table:number-columns-repeated="2" table:style-name="ce168"/>
          <table:table-cell table:style-name="ce175"/>
          <table:table-cell table:number-columns-repeated="4" table:style-name="ce168"/>
          <table:table-cell table:style-name="ce175"/>
          <table:table-cell table:number-columns-repeated="3" table:style-name="ce166"/>
          <table:table-cell table:style-name="ce175"/>
          <table:table-cell table:number-columns-repeated="5" table:style-name="ce166"/>
          <table:table-cell table:style-name="ce165"/>
          <table:table-cell table:style-name="ce166"/>
          <table:table-cell table:number-columns-repeated="14" table:style-name="ce169"/>
          <table:table-cell table:number-columns-repeated="16344" table:style-name="ce166"/>
        </table:table-row>
        <table:table-row table:style-name="ro1">
          <table:table-cell office:value-type="string" table:style-name="ce177">
            <text:p>Road lengths (kilometres) by road type and region and country in Great Britain, 2015</text:p>
          </table:table-cell>
          <table:table-cell table:style-name="ce166"/>
          <table:table-cell table:style-name="ce176"/>
          <table:table-cell table:style-name="ce175"/>
          <table:table-cell table:number-columns-repeated="2" table:style-name="ce178"/>
          <table:table-cell table:style-name="ce175"/>
          <table:table-cell table:number-columns-repeated="2" table:style-name="ce179"/>
          <table:table-cell table:style-name="ce175"/>
          <table:table-cell table:number-columns-repeated="4" table:style-name="ce179"/>
          <table:table-cell table:style-name="ce175"/>
          <table:table-cell table:number-columns-repeated="3" table:style-name="ce166"/>
          <table:table-cell table:style-name="ce175"/>
          <table:table-cell table:number-columns-repeated="4" table:style-name="ce166"/>
          <table:table-cell table:style-name="ce179"/>
          <table:table-cell table:style-name="ce165"/>
          <table:table-cell table:style-name="ce166"/>
          <table:table-cell table:number-columns-repeated="14" table:style-name="ce169"/>
          <table:table-cell table:number-columns-repeated="16344" table:style-name="ce166"/>
        </table:table-row>
        <table:table-row table:style-name="ro4">
          <table:table-cell table:style-name="ce180"/>
          <table:table-cell table:style-name="ce181"/>
          <table:table-cell table:style-name="ce182"/>
          <table:table-cell table:style-name="ce183"/>
          <table:table-cell table:number-columns-repeated="2" table:style-name="ce184"/>
          <table:table-cell table:style-name="ce183"/>
          <table:table-cell table:number-columns-repeated="2" table:style-name="ce185"/>
          <table:table-cell table:style-name="ce183"/>
          <table:table-cell table:number-columns-repeated="4" table:style-name="ce185"/>
          <table:table-cell table:style-name="ce183"/>
          <table:table-cell table:number-columns-repeated="3" table:style-name="ce180"/>
          <table:table-cell table:style-name="ce183"/>
          <table:table-cell table:number-columns-repeated="4" table:style-name="ce180"/>
          <table:table-cell table:style-name="ce185"/>
          <table:table-cell office:value-type="string" table:style-name="ce186">
            <text:p>Kilometres</text:p>
          </table:table-cell>
          <table:table-cell table:style-name="ce166"/>
          <table:table-cell table:number-columns-repeated="14" table:style-name="ce169"/>
          <table:table-cell table:number-columns-repeated="16344" table:style-name="ce166"/>
        </table:table-row>
        <table:table-row table:style-name="ro5">
          <table:table-cell table:style-name="ce187"/>
          <table:table-cell table:style-name="ce188"/>
          <table:table-cell table:style-name="ce189"/>
          <table:table-cell office:value-type="string" table:number-columns-spanned="10" table:number-rows-spanned="1" table:style-name="ce257">
            <text:p>Major roads</text:p>
          </table:table-cell>
          <table:covered-table-cell table:number-columns-repeated="9"/>
          <table:table-cell table:style-name="ce190"/>
          <table:table-cell office:value-type="string" table:number-columns-spanned="9" table:number-rows-spanned="1" table:style-name="ce257">
            <text:p>Minor roads</text:p>
          </table:table-cell>
          <table:covered-table-cell table:number-columns-repeated="8"/>
          <table:table-cell table:style-name="ce190"/>
          <table:table-cell office:value-type="string" table:number-columns-spanned="1" table:number-rows-spanned="3" table:style-name="ce258">
            <text:p>All roads</text:p>
          </table:table-cell>
          <table:table-cell table:style-name="ce191"/>
          <table:table-cell table:number-columns-repeated="14" table:style-name="ce169"/>
          <table:table-cell table:number-columns-repeated="16344" table:style-name="ce191"/>
        </table:table-row>
        <table:table-row table:style-name="ro6">
          <table:table-cell table:style-name="ce191"/>
          <table:table-cell table:style-name="ce192"/>
          <table:table-cell table:style-name="ce193"/>
          <table:table-cell table:style-name="ce194"/>
          <table:table-cell office:value-type="string" table:number-columns-spanned="2" table:number-rows-spanned="1" table:style-name="ce259">
            <text:p>of which</text:p>
          </table:table-cell>
          <table:covered-table-cell/>
          <table:table-cell table:style-name="ce194"/>
          <table:table-cell office:value-type="string" table:number-columns-spanned="2" table:number-rows-spanned="1" table:style-name="ce259">
            <text:p>of which</text:p>
          </table:table-cell>
          <table:covered-table-cell/>
          <table:table-cell table:style-name="ce194"/>
          <table:table-cell office:value-type="string" table:number-columns-spanned="2" table:number-rows-spanned="1" table:style-name="ce259">
            <text:p>of which</text:p>
          </table:table-cell>
          <table:covered-table-cell/>
          <table:table-cell office:value-type="string" table:number-columns-spanned="1" table:number-rows-spanned="2" table:style-name="ce260">
            <text:p>All major roads</text:p>
          </table:table-cell>
          <table:table-cell table:style-name="ce195"/>
          <table:table-cell table:style-name="ce194"/>
          <table:table-cell office:value-type="string" table:number-columns-spanned="3" table:number-rows-spanned="1" table:style-name="ce261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260">
            <text:p>Minor urban</text:p>
          </table:table-cell>
          <table:table-cell office:value-type="string" table:number-columns-spanned="3" table:number-rows-spanned="1" table:style-name="ce261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260">
            <text:p>All minor roads</text:p>
          </table:table-cell>
          <table:table-cell table:style-name="ce196"/>
          <table:covered-table-cell/>
          <table:table-cell table:style-name="ce191"/>
          <table:table-cell table:number-columns-repeated="14" table:style-name="ce169"/>
          <table:table-cell table:number-columns-repeated="16344" table:style-name="ce191"/>
        </table:table-row>
        <table:table-row table:style-name="ro12">
          <table:table-cell office:value-type="string" table:style-name="ce197">
            <text:p>ONS Area</text:p>
            <text:p>Code</text:p>
          </table:table-cell>
          <table:table-cell table:style-name="ce198"/>
          <table:table-cell table:style-name="ce199"/>
          <table:table-cell office:value-type="string" table:style-name="ce200">
            <text:p>Motorways<text:span text:style-name="T1">1</text:span></text:p>
          </table:table-cell>
          <table:table-cell office:value-type="string" table:style-name="ce201">
            <text:p>Trunk</text:p>
          </table:table-cell>
          <table:table-cell office:value-type="string" table:style-name="ce201">
            <text:p>Principal</text:p>
          </table:table-cell>
          <table:table-cell office:value-type="string" table:style-name="ce200">
            <text:p>Rural 'A'<text:s/><text:span text:style-name="T1">1</text:span></text:p>
          </table:table-cell>
          <table:table-cell office:value-type="string" table:style-name="ce201">
            <text:p>Trunk</text:p>
          </table:table-cell>
          <table:table-cell office:value-type="string" table:style-name="ce201">
            <text:p>Principal</text:p>
          </table:table-cell>
          <table:table-cell office:value-type="string" table:style-name="ce200">
            <text:p>Urban 'A'<text:s/><text:span text:style-name="T1">1</text:span></text:p>
          </table:table-cell>
          <table:table-cell office:value-type="string" table:style-name="ce201">
            <text:p>Trunk</text:p>
          </table:table-cell>
          <table:table-cell office:value-type="string" table:style-name="ce201">
            <text:p>Principal</text:p>
          </table:table-cell>
          <table:covered-table-cell/>
          <table:table-cell table:style-name="ce202"/>
          <table:table-cell office:value-type="string" table:style-name="ce200">
            <text:p>Minor rural<text:span text:style-name="T1">1</text:span></text:p>
          </table:table-cell>
          <table:table-cell office:value-type="string" table:style-name="ce201">
            <text:p>Rural 'B'</text:p>
          </table:table-cell>
          <table:table-cell office:value-type="string" table:style-name="ce201">
            <text:p>Rural 'C'</text:p>
          </table:table-cell>
          <table:table-cell office:value-type="string" table:style-name="ce201">
            <text:p>Rural 'U'</text:p>
          </table:table-cell>
          <table:covered-table-cell/>
          <table:table-cell office:value-type="string" table:style-name="ce201">
            <text:p>Urban 'B'</text:p>
          </table:table-cell>
          <table:table-cell office:value-type="string" table:style-name="ce201">
            <text:p>Urban 'C'</text:p>
          </table:table-cell>
          <table:table-cell office:value-type="string" table:style-name="ce201">
            <text:p>Urban 'U'</text:p>
          </table:table-cell>
          <table:covered-table-cell/>
          <table:table-cell table:style-name="ce202"/>
          <table:covered-table-cell/>
          <table:table-cell table:style-name="ce203"/>
          <table:table-cell table:number-columns-repeated="14" table:style-name="ce169"/>
          <table:table-cell table:number-columns-repeated="16344" table:style-name="ce203"/>
        </table:table-row>
        <table:table-row table:style-name="ro8">
          <table:table-cell table:style-name="ce204"/>
          <table:table-cell office:value-type="string" table:style-name="ce205">
            <text:p>(a) Total length</text:p>
          </table:table-cell>
          <table:table-cell table:style-name="ce206"/>
          <table:table-cell table:style-name="ce207"/>
          <table:table-cell table:number-columns-repeated="2" table:style-name="ce208"/>
          <table:table-cell table:style-name="ce207"/>
          <table:table-cell table:number-columns-repeated="2" table:style-name="ce209"/>
          <table:table-cell table:style-name="ce207"/>
          <table:table-cell table:number-columns-repeated="4" table:style-name="ce209"/>
          <table:table-cell table:style-name="ce207"/>
          <table:table-cell table:number-columns-repeated="3" table:style-name="ce204"/>
          <table:table-cell table:style-name="ce207"/>
          <table:table-cell table:number-columns-repeated="4" table:style-name="ce204"/>
          <table:table-cell table:style-name="ce209"/>
          <table:table-cell table:style-name="ce210"/>
          <table:table-cell table:style-name="ce166"/>
          <table:table-cell table:number-columns-repeated="14" table:style-name="ce169"/>
          <table:table-cell table:number-columns-repeated="16344" table:style-name="ce166"/>
        </table:table-row>
        <table:table-row table:style-name="ro9">
          <table:table-cell office:value-type="string" table:style-name="ce211">
            <text:p>E12000001</text:p>
          </table:table-cell>
          <table:table-cell office:value-type="string" table:style-name="ce194">
            <text:p>North East</text:p>
          </table:table-cell>
          <table:table-cell table:style-name="ce212"/>
          <table:table-cell office:value-type="float" office:value="58" table:style-name="ce213">
            <text:p>58</text:p>
          </table:table-cell>
          <table:table-cell office:value-type="float" office:value="55.6" table:style-name="ce214">
            <text:p>56</text:p>
          </table:table-cell>
          <table:table-cell office:value-type="float" office:value="2.4" table:style-name="ce214">
            <text:p>2</text:p>
          </table:table-cell>
          <table:table-cell office:value-type="float" office:value="1272.5" table:style-name="ce213">
            <text:p>1,273</text:p>
          </table:table-cell>
          <table:table-cell office:value-type="float" office:value="293.7" table:style-name="ce214">
            <text:p>294</text:p>
          </table:table-cell>
          <table:table-cell office:value-type="float" office:value="978.8" table:style-name="ce214">
            <text:p>979</text:p>
          </table:table-cell>
          <table:table-cell office:value-type="float" office:value="498.1" table:style-name="ce213">
            <text:p>498</text:p>
          </table:table-cell>
          <table:table-cell office:value-type="float" office:value="48.5" table:style-name="ce214">
            <text:p>49</text:p>
          </table:table-cell>
          <table:table-cell office:value-type="float" office:value="449.6" table:style-name="ce214">
            <text:p>450</text:p>
          </table:table-cell>
          <table:table-cell office:value-type="float" office:value="1828.6" table:style-name="ce215">
            <text:p>1,829</text:p>
          </table:table-cell>
          <table:table-cell table:style-name="ce213"/>
          <table:table-cell office:value-type="float" office:value="7467.4" table:style-name="ce213">
            <text:p>7,467</text:p>
          </table:table-cell>
          <table:table-cell office:value-type="float" office:value="1086.2" table:style-name="ce214">
            <text:p>1,086</text:p>
          </table:table-cell>
          <table:table-cell office:value-type="float" office:value="2372.6" table:style-name="ce214">
            <text:p>2,373</text:p>
          </table:table-cell>
          <table:table-cell office:value-type="float" office:value="4008.7" table:style-name="ce214">
            <text:p>4,009</text:p>
          </table:table-cell>
          <table:table-cell office:value-type="float" office:value="6970.4" table:style-name="ce213">
            <text:p>6,970</text:p>
          </table:table-cell>
          <table:table-cell office:value-type="float" office:value="254.9" table:style-name="ce214">
            <text:p>255</text:p>
          </table:table-cell>
          <table:table-cell office:value-type="float" office:value="471.6" table:style-name="ce214">
            <text:p>472</text:p>
          </table:table-cell>
          <table:table-cell office:value-type="float" office:value="6243.9" table:style-name="ce214">
            <text:p>6,244</text:p>
          </table:table-cell>
          <table:table-cell office:value-type="float" office:value="14437.8" table:style-name="ce215">
            <text:p>14,438</text:p>
          </table:table-cell>
          <table:table-cell table:style-name="ce213"/>
          <table:table-cell office:value-type="float" office:value="16266.4" table:style-name="ce215">
            <text:p>16,266</text:p>
          </table:table-cell>
          <table:table-cell table:number-columns-repeated="2" table:style-name="ce171"/>
          <table:table-cell table:number-columns-repeated="13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2</text:p>
          </table:table-cell>
          <table:table-cell office:value-type="string" table:style-name="ce192">
            <text:p>North West</text:p>
          </table:table-cell>
          <table:table-cell table:style-name="ce212"/>
          <table:table-cell office:value-type="float" office:value="646.29999999999995" table:style-name="ce213">
            <text:p>646</text:p>
          </table:table-cell>
          <table:table-cell office:value-type="float" office:value="624.6" table:style-name="ce214">
            <text:p>625</text:p>
          </table:table-cell>
          <table:table-cell office:value-type="float" office:value="21.7" table:style-name="ce214">
            <text:p>22</text:p>
          </table:table-cell>
          <table:table-cell office:value-type="float" office:value="2317.5" table:style-name="ce213">
            <text:p>2,318</text:p>
          </table:table-cell>
          <table:table-cell office:value-type="float" office:value="273.2" table:style-name="ce214">
            <text:p>273</text:p>
          </table:table-cell>
          <table:table-cell office:value-type="float" office:value="2044.3" table:style-name="ce214">
            <text:p>2,044</text:p>
          </table:table-cell>
          <table:table-cell office:value-type="float" office:value="1671.2" table:style-name="ce213">
            <text:p>1,671</text:p>
          </table:table-cell>
          <table:table-cell office:value-type="float" office:value="32.200000000000003" table:style-name="ce214">
            <text:p>32</text:p>
          </table:table-cell>
          <table:table-cell office:value-type="float" office:value="1639" table:style-name="ce214">
            <text:p>1,639</text:p>
          </table:table-cell>
          <table:table-cell office:value-type="float" office:value="4635" table:style-name="ce215">
            <text:p>4,635</text:p>
          </table:table-cell>
          <table:table-cell table:style-name="ce213"/>
          <table:table-cell office:value-type="float" office:value="13688.9" table:style-name="ce213">
            <text:p>13,689</text:p>
          </table:table-cell>
          <table:table-cell office:value-type="float" office:value="1279.2" table:style-name="ce214">
            <text:p>1,279</text:p>
          </table:table-cell>
          <table:table-cell office:value-type="float" office:value="4457.2" table:style-name="ce214">
            <text:p>4,457</text:p>
          </table:table-cell>
          <table:table-cell office:value-type="float" office:value="7952.5" table:style-name="ce214">
            <text:p>7,953</text:p>
          </table:table-cell>
          <table:table-cell office:value-type="float" office:value="18707.900000000001" table:style-name="ce213">
            <text:p>18,708</text:p>
          </table:table-cell>
          <table:table-cell office:value-type="float" office:value="731.2" table:style-name="ce214">
            <text:p>731</text:p>
          </table:table-cell>
          <table:table-cell office:value-type="float" office:value="1176.2" table:style-name="ce214">
            <text:p>1,176</text:p>
          </table:table-cell>
          <table:table-cell office:value-type="float" office:value="16800.599999999999" table:style-name="ce214">
            <text:p>16,801</text:p>
          </table:table-cell>
          <table:table-cell office:value-type="float" office:value="32396.799999999999" table:style-name="ce215">
            <text:p>32,397</text:p>
          </table:table-cell>
          <table:table-cell table:style-name="ce216"/>
          <table:table-cell office:value-type="float" office:value="37031.800000000003" table:style-name="ce215">
            <text:p>37,032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3</text:p>
          </table:table-cell>
          <table:table-cell office:value-type="string" table:style-name="ce192">
            <text:p>Yorkshire and the Humber</text:p>
          </table:table-cell>
          <table:table-cell table:style-name="ce212"/>
          <table:table-cell office:value-type="float" office:value="415.1" table:style-name="ce213">
            <text:p>415</text:p>
          </table:table-cell>
          <table:table-cell office:value-type="float" office:value="411.6" table:style-name="ce214">
            <text:p>412</text:p>
          </table:table-cell>
          <table:table-cell office:value-type="float" office:value="3.5" table:style-name="ce214">
            <text:p>4</text:p>
          </table:table-cell>
          <table:table-cell office:value-type="float" office:value="2267.5" table:style-name="ce213">
            <text:p>2,268</text:p>
          </table:table-cell>
          <table:table-cell office:value-type="float" office:value="254.1" table:style-name="ce214">
            <text:p>254</text:p>
          </table:table-cell>
          <table:table-cell office:value-type="float" office:value="2013.4" table:style-name="ce214">
            <text:p>2,013</text:p>
          </table:table-cell>
          <table:table-cell office:value-type="float" office:value="1065.0999999999999" table:style-name="ce213">
            <text:p>1,065</text:p>
          </table:table-cell>
          <table:table-cell office:value-type="float" office:value="15" table:style-name="ce214">
            <text:p>15</text:p>
          </table:table-cell>
          <table:table-cell office:value-type="float" office:value="1050.0999999999999" table:style-name="ce214">
            <text:p>1,050</text:p>
          </table:table-cell>
          <table:table-cell office:value-type="float" office:value="3747.7" table:style-name="ce215">
            <text:p>3,748</text:p>
          </table:table-cell>
          <table:table-cell table:style-name="ce213"/>
          <table:table-cell office:value-type="float" office:value="15550.2" table:style-name="ce213">
            <text:p>15,550</text:p>
          </table:table-cell>
          <table:table-cell office:value-type="float" office:value="1467.1" table:style-name="ce214">
            <text:p>1,467</text:p>
          </table:table-cell>
          <table:table-cell office:value-type="float" office:value="4801.3999999999996" table:style-name="ce214">
            <text:p>4,801</text:p>
          </table:table-cell>
          <table:table-cell office:value-type="float" office:value="9281.7999999999993" table:style-name="ce214">
            <text:p>9,282</text:p>
          </table:table-cell>
          <table:table-cell office:value-type="float" office:value="12720" table:style-name="ce213">
            <text:p>12,720</text:p>
          </table:table-cell>
          <table:table-cell office:value-type="float" office:value="453" table:style-name="ce214">
            <text:p>453</text:p>
          </table:table-cell>
          <table:table-cell office:value-type="float" office:value="964.7" table:style-name="ce214">
            <text:p>965</text:p>
          </table:table-cell>
          <table:table-cell office:value-type="float" office:value="11302.3" table:style-name="ce214">
            <text:p>11,302</text:p>
          </table:table-cell>
          <table:table-cell office:value-type="float" office:value="28270.3" table:style-name="ce215">
            <text:p>28,270</text:p>
          </table:table-cell>
          <table:table-cell table:style-name="ce216"/>
          <table:table-cell office:value-type="float" office:value="32018" table:style-name="ce215">
            <text:p>32,018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4</text:p>
          </table:table-cell>
          <table:table-cell office:value-type="string" table:style-name="ce192">
            <text:p>East Midlands</text:p>
          </table:table-cell>
          <table:table-cell table:style-name="ce212"/>
          <table:table-cell office:value-type="float" office:value="195.4" table:style-name="ce213">
            <text:p>195</text:p>
          </table:table-cell>
          <table:table-cell office:value-type="float" office:value="195.4" table:style-name="ce214">
            <text:p>195</text:p>
          </table:table-cell>
          <table:table-cell office:value-type="float" office:value="0" table:style-name="ce214">
            <text:p>0</text:p>
          </table:table-cell>
          <table:table-cell office:value-type="float" office:value="3179.1" table:style-name="ce213">
            <text:p>3,179</text:p>
          </table:table-cell>
          <table:table-cell office:value-type="float" office:value="554.6" table:style-name="ce214">
            <text:p>555</text:p>
          </table:table-cell>
          <table:table-cell office:value-type="float" office:value="2624.5" table:style-name="ce214">
            <text:p>2,625</text:p>
          </table:table-cell>
          <table:table-cell office:value-type="float" office:value="693.4" table:style-name="ce213">
            <text:p>693</text:p>
          </table:table-cell>
          <table:table-cell office:value-type="float" office:value="34.700000000000003" table:style-name="ce214">
            <text:p>35</text:p>
          </table:table-cell>
          <table:table-cell office:value-type="float" office:value="658.7" table:style-name="ce214">
            <text:p>659</text:p>
          </table:table-cell>
          <table:table-cell office:value-type="float" office:value="4067.9" table:style-name="ce215">
            <text:p>4,068</text:p>
          </table:table-cell>
          <table:table-cell table:style-name="ce213"/>
          <table:table-cell office:value-type="float" office:value="18368" table:style-name="ce213">
            <text:p>18,368</text:p>
          </table:table-cell>
          <table:table-cell office:value-type="float" office:value="1628.9" table:style-name="ce214">
            <text:p>1,629</text:p>
          </table:table-cell>
          <table:table-cell office:value-type="float" office:value="6825.8" table:style-name="ce214">
            <text:p>6,826</text:p>
          </table:table-cell>
          <table:table-cell office:value-type="float" office:value="9913.2000000000007" table:style-name="ce214">
            <text:p>9,913</text:p>
          </table:table-cell>
          <table:table-cell office:value-type="float" office:value="9047.4" table:style-name="ce213">
            <text:p>9,047</text:p>
          </table:table-cell>
          <table:table-cell office:value-type="float" office:value="388.4" table:style-name="ce214">
            <text:p>388</text:p>
          </table:table-cell>
          <table:table-cell office:value-type="float" office:value="933.8" table:style-name="ce214">
            <text:p>934</text:p>
          </table:table-cell>
          <table:table-cell office:value-type="float" office:value="7725.3" table:style-name="ce214">
            <text:p>7,725</text:p>
          </table:table-cell>
          <table:table-cell office:value-type="float" office:value="27415.4" table:style-name="ce215">
            <text:p>27,415</text:p>
          </table:table-cell>
          <table:table-cell table:style-name="ce216"/>
          <table:table-cell office:value-type="float" office:value="31483.3" table:style-name="ce215">
            <text:p>31,483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5</text:p>
          </table:table-cell>
          <table:table-cell office:value-type="string" table:style-name="ce192">
            <text:p>West Midlands</text:p>
          </table:table-cell>
          <table:table-cell table:style-name="ce212"/>
          <table:table-cell office:value-type="float" office:value="437.7" table:style-name="ce213">
            <text:p>438</text:p>
          </table:table-cell>
          <table:table-cell office:value-type="float" office:value="434.5" table:style-name="ce214">
            <text:p>435</text:p>
          </table:table-cell>
          <table:table-cell office:value-type="float" office:value="3.2" table:style-name="ce214">
            <text:p>3</text:p>
          </table:table-cell>
          <table:table-cell office:value-type="float" office:value="2456" table:style-name="ce213">
            <text:p>2,456</text:p>
          </table:table-cell>
          <table:table-cell office:value-type="float" office:value="397.8" table:style-name="ce214">
            <text:p>398</text:p>
          </table:table-cell>
          <table:table-cell office:value-type="float" office:value="2058.1999999999998" table:style-name="ce214">
            <text:p>2,058</text:p>
          </table:table-cell>
          <table:table-cell office:value-type="float" office:value="1092" table:style-name="ce213">
            <text:p>1,092</text:p>
          </table:table-cell>
          <table:table-cell office:value-type="float" office:value="41.3" table:style-name="ce214">
            <text:p>41</text:p>
          </table:table-cell>
          <table:table-cell office:value-type="float" office:value="1050.7" table:style-name="ce214">
            <text:p>1,051</text:p>
          </table:table-cell>
          <table:table-cell office:value-type="float" office:value="3985.7" table:style-name="ce215">
            <text:p>3,986</text:p>
          </table:table-cell>
          <table:table-cell table:style-name="ce213"/>
          <table:table-cell office:value-type="float" office:value="16163.5" table:style-name="ce213">
            <text:p>16,164</text:p>
          </table:table-cell>
          <table:table-cell office:value-type="float" office:value="1878.9" table:style-name="ce214">
            <text:p>1,879</text:p>
          </table:table-cell>
          <table:table-cell office:value-type="float" office:value="5789.5" table:style-name="ce214">
            <text:p>5,790</text:p>
          </table:table-cell>
          <table:table-cell office:value-type="float" office:value="8495.1" table:style-name="ce214">
            <text:p>8,495</text:p>
          </table:table-cell>
          <table:table-cell office:value-type="float" office:value="12859.9" table:style-name="ce213">
            <text:p>12,860</text:p>
          </table:table-cell>
          <table:table-cell office:value-type="float" office:value="636" table:style-name="ce214">
            <text:p>636</text:p>
          </table:table-cell>
          <table:table-cell office:value-type="float" office:value="1048.3" table:style-name="ce214">
            <text:p>1,048</text:p>
          </table:table-cell>
          <table:table-cell office:value-type="float" office:value="11175.6" table:style-name="ce214">
            <text:p>11,176</text:p>
          </table:table-cell>
          <table:table-cell office:value-type="float" office:value="29023.4" table:style-name="ce215">
            <text:p>29,023</text:p>
          </table:table-cell>
          <table:table-cell table:style-name="ce216"/>
          <table:table-cell office:value-type="float" office:value="33009.1" table:style-name="ce215">
            <text:p>33,009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6</text:p>
          </table:table-cell>
          <table:table-cell office:value-type="string" table:style-name="ce192">
            <text:p>East of England</text:p>
          </table:table-cell>
          <table:table-cell table:style-name="ce212"/>
          <table:table-cell office:value-type="float" office:value="261.89999999999998" table:style-name="ce213">
            <text:p>262</text:p>
          </table:table-cell>
          <table:table-cell office:value-type="float" office:value="261.89999999999998" table:style-name="ce214">
            <text:p>262</text:p>
          </table:table-cell>
          <table:table-cell office:value-type="float" office:value="0" table:style-name="ce214">
            <text:p>0</text:p>
          </table:table-cell>
          <table:table-cell office:value-type="float" office:value="3083.8" table:style-name="ce213">
            <text:p>3,084</text:p>
          </table:table-cell>
          <table:table-cell office:value-type="float" office:value="746" table:style-name="ce214">
            <text:p>746</text:p>
          </table:table-cell>
          <table:table-cell office:value-type="float" office:value="2337.8000000000002" table:style-name="ce214">
            <text:p>2,338</text:p>
          </table:table-cell>
          <table:table-cell office:value-type="float" office:value="813.8" table:style-name="ce213">
            <text:p>814</text:p>
          </table:table-cell>
          <table:table-cell office:value-type="float" office:value="35.299999999999997" table:style-name="ce214">
            <text:p>35</text:p>
          </table:table-cell>
          <table:table-cell office:value-type="float" office:value="778.5" table:style-name="ce214">
            <text:p>779</text:p>
          </table:table-cell>
          <table:table-cell office:value-type="float" office:value="4159.5" table:style-name="ce215">
            <text:p>4,160</text:p>
          </table:table-cell>
          <table:table-cell table:style-name="ce213"/>
          <table:table-cell office:value-type="float" office:value="24740" table:style-name="ce213">
            <text:p>24,740</text:p>
          </table:table-cell>
          <table:table-cell office:value-type="float" office:value="2875.2" table:style-name="ce214">
            <text:p>2,875</text:p>
          </table:table-cell>
          <table:table-cell office:value-type="float" office:value="8469.7000000000007" table:style-name="ce214">
            <text:p>8,470</text:p>
          </table:table-cell>
          <table:table-cell office:value-type="float" office:value="13395.1" table:style-name="ce214">
            <text:p>13,395</text:p>
          </table:table-cell>
          <table:table-cell office:value-type="float" office:value="10982.1" table:style-name="ce213">
            <text:p>10,982</text:p>
          </table:table-cell>
          <table:table-cell office:value-type="float" office:value="427.4" table:style-name="ce214">
            <text:p>427</text:p>
          </table:table-cell>
          <table:table-cell office:value-type="float" office:value="1259.9000000000001" table:style-name="ce214">
            <text:p>1,260</text:p>
          </table:table-cell>
          <table:table-cell office:value-type="float" office:value="9294.7999999999993" table:style-name="ce214">
            <text:p>9,295</text:p>
          </table:table-cell>
          <table:table-cell office:value-type="float" office:value="35722.1" table:style-name="ce215">
            <text:p>35,722</text:p>
          </table:table-cell>
          <table:table-cell table:style-name="ce216"/>
          <table:table-cell office:value-type="float" office:value="39881.599999999999" table:style-name="ce215">
            <text:p>39,882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7</text:p>
          </table:table-cell>
          <table:table-cell office:value-type="string" table:style-name="ce192">
            <text:p>London</text:p>
          </table:table-cell>
          <table:table-cell table:style-name="ce212"/>
          <table:table-cell office:value-type="float" office:value="60.1" table:style-name="ce213">
            <text:p>60</text:p>
          </table:table-cell>
          <table:table-cell office:value-type="float" office:value="60.1" table:style-name="ce214">
            <text:p>60</text:p>
          </table:table-cell>
          <table:table-cell office:value-type="float" office:value="0" table:style-name="ce214">
            <text:p>0</text:p>
          </table:table-cell>
          <table:table-cell office:value-type="float" office:value="61.5" table:style-name="ce213">
            <text:p>62</text:p>
          </table:table-cell>
          <table:table-cell office:value-type="float" office:value="0" table:style-name="ce214">
            <text:p>0</text:p>
          </table:table-cell>
          <table:table-cell office:value-type="float" office:value="61.5" table:style-name="ce214">
            <text:p>62</text:p>
          </table:table-cell>
          <table:table-cell office:value-type="float" office:value="1657.5" table:style-name="ce213">
            <text:p>1,658</text:p>
          </table:table-cell>
          <table:table-cell office:value-type="float" office:value="0" table:style-name="ce214">
            <text:p>0</text:p>
          </table:table-cell>
          <table:table-cell office:value-type="float" office:value="1657.5" table:style-name="ce214">
            <text:p>1,658</text:p>
          </table:table-cell>
          <table:table-cell office:value-type="float" office:value="1779.1" table:style-name="ce215">
            <text:p>1,779</text:p>
          </table:table-cell>
          <table:table-cell table:style-name="ce213"/>
          <table:table-cell office:value-type="float" office:value="325.89999999999998" table:style-name="ce213">
            <text:p>326</text:p>
          </table:table-cell>
          <table:table-cell office:value-type="float" office:value="32" table:style-name="ce214">
            <text:p>32</text:p>
          </table:table-cell>
          <table:table-cell office:value-type="float" office:value="91.2" table:style-name="ce214">
            <text:p>91</text:p>
          </table:table-cell>
          <table:table-cell office:value-type="float" office:value="202.7" table:style-name="ce214">
            <text:p>203</text:p>
          </table:table-cell>
          <table:table-cell office:value-type="float" office:value="12691.2" table:style-name="ce213">
            <text:p>12,691</text:p>
          </table:table-cell>
          <table:table-cell office:value-type="float" office:value="477.1" table:style-name="ce214">
            <text:p>477</text:p>
          </table:table-cell>
          <table:table-cell office:value-type="float" office:value="775.3" table:style-name="ce214">
            <text:p>775</text:p>
          </table:table-cell>
          <table:table-cell office:value-type="float" office:value="11438.8" table:style-name="ce214">
            <text:p>11,439</text:p>
          </table:table-cell>
          <table:table-cell office:value-type="float" office:value="13017.1" table:style-name="ce215">
            <text:p>13,017</text:p>
          </table:table-cell>
          <table:table-cell table:style-name="ce216"/>
          <table:table-cell office:value-type="float" office:value="14796.2" table:style-name="ce215">
            <text:p>14,796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8</text:p>
          </table:table-cell>
          <table:table-cell office:value-type="string" table:style-name="ce192">
            <text:p>South East</text:p>
          </table:table-cell>
          <table:table-cell table:style-name="ce212"/>
          <table:table-cell office:value-type="float" office:value="654.6" table:style-name="ce213">
            <text:p>655</text:p>
          </table:table-cell>
          <table:table-cell office:value-type="float" office:value="644" table:style-name="ce214">
            <text:p>644</text:p>
          </table:table-cell>
          <table:table-cell office:value-type="float" office:value="10.6" table:style-name="ce214">
            <text:p>11</text:p>
          </table:table-cell>
          <table:table-cell office:value-type="float" office:value="3782.9" table:style-name="ce213">
            <text:p>3,783</text:p>
          </table:table-cell>
          <table:table-cell office:value-type="float" office:value="628.1" table:style-name="ce214">
            <text:p>628</text:p>
          </table:table-cell>
          <table:table-cell office:value-type="float" office:value="3154.8" table:style-name="ce214">
            <text:p>3,155</text:p>
          </table:table-cell>
          <table:table-cell office:value-type="float" office:value="1451" table:style-name="ce213">
            <text:p>1,451</text:p>
          </table:table-cell>
          <table:table-cell office:value-type="float" office:value="45.2" table:style-name="ce214">
            <text:p>45</text:p>
          </table:table-cell>
          <table:table-cell office:value-type="float" office:value="1405.8" table:style-name="ce214">
            <text:p>1,406</text:p>
          </table:table-cell>
          <table:table-cell office:value-type="float" office:value="5888.5" table:style-name="ce215">
            <text:p>5,889</text:p>
          </table:table-cell>
          <table:table-cell table:style-name="ce213"/>
          <table:table-cell office:value-type="float" office:value="23066.2" table:style-name="ce213">
            <text:p>23,066</text:p>
          </table:table-cell>
          <table:table-cell office:value-type="float" office:value="2277.1999999999998" table:style-name="ce214">
            <text:p>2,277</text:p>
          </table:table-cell>
          <table:table-cell office:value-type="float" office:value="7491.3" table:style-name="ce214">
            <text:p>7,491</text:p>
          </table:table-cell>
          <table:table-cell office:value-type="float" office:value="13297.6" table:style-name="ce214">
            <text:p>13,298</text:p>
          </table:table-cell>
          <table:table-cell office:value-type="float" office:value="18942.2" table:style-name="ce213">
            <text:p>18,942</text:p>
          </table:table-cell>
          <table:table-cell office:value-type="float" office:value="800.5" table:style-name="ce214">
            <text:p>801</text:p>
          </table:table-cell>
          <table:table-cell office:value-type="float" office:value="2045.3" table:style-name="ce214">
            <text:p>2,045</text:p>
          </table:table-cell>
          <table:table-cell office:value-type="float" office:value="16096.4" table:style-name="ce214">
            <text:p>16,096</text:p>
          </table:table-cell>
          <table:table-cell office:value-type="float" office:value="42008.4" table:style-name="ce215">
            <text:p>42,008</text:p>
          </table:table-cell>
          <table:table-cell table:style-name="ce216"/>
          <table:table-cell office:value-type="float" office:value="47896.9" table:style-name="ce215">
            <text:p>47,897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9</text:p>
          </table:table-cell>
          <table:table-cell office:value-type="string" table:style-name="ce192">
            <text:p>South West</text:p>
          </table:table-cell>
          <table:table-cell table:style-name="ce212"/>
          <table:table-cell office:value-type="float" office:value="326.8" table:style-name="ce213">
            <text:p>327</text:p>
          </table:table-cell>
          <table:table-cell office:value-type="float" office:value="326.8" table:style-name="ce214">
            <text:p>327</text:p>
          </table:table-cell>
          <table:table-cell office:value-type="float" office:value="0" table:style-name="ce214">
            <text:p>0</text:p>
          </table:table-cell>
          <table:table-cell office:value-type="float" office:value="4239.1000000000004" table:style-name="ce213">
            <text:p>4,239</text:p>
          </table:table-cell>
          <table:table-cell office:value-type="float" office:value="709.2" table:style-name="ce214">
            <text:p>709</text:p>
          </table:table-cell>
          <table:table-cell office:value-type="float" office:value="3529.9" table:style-name="ce214">
            <text:p>3,530</text:p>
          </table:table-cell>
          <table:table-cell office:value-type="float" office:value="711.2" table:style-name="ce213">
            <text:p>711</text:p>
          </table:table-cell>
          <table:table-cell office:value-type="float" office:value="27.3" table:style-name="ce214">
            <text:p>27</text:p>
          </table:table-cell>
          <table:table-cell office:value-type="float" office:value="683.9" table:style-name="ce214">
            <text:p>684</text:p>
          </table:table-cell>
          <table:table-cell office:value-type="float" office:value="5277.1" table:style-name="ce215">
            <text:p>5,277</text:p>
          </table:table-cell>
          <table:table-cell table:style-name="ce213"/>
          <table:table-cell office:value-type="float" office:value="34457" table:style-name="ce213">
            <text:p>34,457</text:p>
          </table:table-cell>
          <table:table-cell office:value-type="float" office:value="2821.3" table:style-name="ce214">
            <text:p>2,821</text:p>
          </table:table-cell>
          <table:table-cell office:value-type="float" office:value="13712.5" table:style-name="ce214">
            <text:p>13,713</text:p>
          </table:table-cell>
          <table:table-cell office:value-type="float" office:value="17923.2" table:style-name="ce214">
            <text:p>17,923</text:p>
          </table:table-cell>
          <table:table-cell office:value-type="float" office:value="10359.700000000001" table:style-name="ce213">
            <text:p>10,360</text:p>
          </table:table-cell>
          <table:table-cell office:value-type="float" office:value="451.4" table:style-name="ce214">
            <text:p>451</text:p>
          </table:table-cell>
          <table:table-cell office:value-type="float" office:value="1194.8" table:style-name="ce214">
            <text:p>1,195</text:p>
          </table:table-cell>
          <table:table-cell office:value-type="float" office:value="8713.4" table:style-name="ce214">
            <text:p>8,713</text:p>
          </table:table-cell>
          <table:table-cell office:value-type="float" office:value="44816.7" table:style-name="ce215">
            <text:p>44,817</text:p>
          </table:table-cell>
          <table:table-cell table:style-name="ce216"/>
          <table:table-cell office:value-type="float" office:value="50093.8" table:style-name="ce215">
            <text:p>50,094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9">
          <table:table-cell office:value-type="string" table:style-name="ce174">
            <text:p>E92000001</text:p>
          </table:table-cell>
          <table:table-cell office:value-type="string" table:style-name="ce192">
            <text:p>England</text:p>
          </table:table-cell>
          <table:table-cell table:style-name="ce212"/>
          <table:table-cell office:value-type="float" office:value="3055.9" table:style-name="ce215">
            <text:p>3,056</text:p>
          </table:table-cell>
          <table:table-cell office:value-type="float" office:value="3014.5" table:style-name="ce217">
            <text:p>3,015</text:p>
          </table:table-cell>
          <table:table-cell office:value-type="float" office:value="41.4" table:style-name="ce217">
            <text:p>41</text:p>
          </table:table-cell>
          <table:table-cell office:value-type="float" office:value="22659.9" table:style-name="ce215">
            <text:p>22,660</text:p>
          </table:table-cell>
          <table:table-cell office:value-type="float" office:value="3856.7" table:style-name="ce217">
            <text:p>3,857</text:p>
          </table:table-cell>
          <table:table-cell office:value-type="float" office:value="18803.2" table:style-name="ce217">
            <text:p>18,803</text:p>
          </table:table-cell>
          <table:table-cell office:value-type="float" office:value="9653.2999999999993" table:style-name="ce215">
            <text:p>9,653</text:p>
          </table:table-cell>
          <table:table-cell office:value-type="float" office:value="279.5" table:style-name="ce217">
            <text:p>280</text:p>
          </table:table-cell>
          <table:table-cell office:value-type="float" office:value="9373.7999999999993" table:style-name="ce217">
            <text:p>9,374</text:p>
          </table:table-cell>
          <table:table-cell office:value-type="float" office:value="35369.1" table:style-name="ce215">
            <text:p>35,369</text:p>
          </table:table-cell>
          <table:table-cell table:style-name="ce217"/>
          <table:table-cell office:value-type="float" office:value="153827.1" table:style-name="ce215">
            <text:p>153,827</text:p>
          </table:table-cell>
          <table:table-cell office:value-type="float" office:value="15346" table:style-name="ce217">
            <text:p>15,346</text:p>
          </table:table-cell>
          <table:table-cell office:value-type="float" office:value="54011.199999999997" table:style-name="ce217">
            <text:p>54,011</text:p>
          </table:table-cell>
          <table:table-cell office:value-type="float" office:value="84469.9" table:style-name="ce217">
            <text:p>84,470</text:p>
          </table:table-cell>
          <table:table-cell office:value-type="float" office:value="113280.8" table:style-name="ce215">
            <text:p>113,281</text:p>
          </table:table-cell>
          <table:table-cell office:value-type="float" office:value="4620" table:style-name="ce217">
            <text:p>4,620</text:p>
          </table:table-cell>
          <table:table-cell office:value-type="float" office:value="9869.9" table:style-name="ce217">
            <text:p>9,870</text:p>
          </table:table-cell>
          <table:table-cell office:value-type="float" office:value="98790.9" table:style-name="ce217">
            <text:p>98,791</text:p>
          </table:table-cell>
          <table:table-cell office:value-type="float" office:value="267108" table:style-name="ce215">
            <text:p>267,108</text:p>
          </table:table-cell>
          <table:table-cell table:style-name="ce216"/>
          <table:table-cell office:value-type="float" office:value="302477.09999999998" table:style-name="ce215">
            <text:p>302,477</text:p>
          </table:table-cell>
          <table:table-cell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9">
          <table:table-cell office:value-type="string" table:style-name="ce171">
            <text:p>W92000004</text:p>
          </table:table-cell>
          <table:table-cell office:value-type="string" table:style-name="ce192">
            <text:p>Wales</text:p>
          </table:table-cell>
          <table:table-cell table:style-name="ce212"/>
          <table:table-cell office:value-type="float" office:value="141.80000000000001" table:style-name="ce213">
            <text:p>142</text:p>
          </table:table-cell>
          <table:table-cell office:value-type="float" office:value="141.80000000000001" table:style-name="ce214">
            <text:p>142</text:p>
          </table:table-cell>
          <table:table-cell office:value-type="float" office:value="0" table:style-name="ce214">
            <text:p>0</text:p>
          </table:table-cell>
          <table:table-cell office:value-type="float" office:value="3660.19" table:style-name="ce213">
            <text:p>3,660</text:p>
          </table:table-cell>
          <table:table-cell office:value-type="float" office:value="1499.58" table:style-name="ce214">
            <text:p>1,500</text:p>
          </table:table-cell>
          <table:table-cell office:value-type="float" office:value="2160.61" table:style-name="ce214">
            <text:p>2,161</text:p>
          </table:table-cell>
          <table:table-cell office:value-type="float" office:value="528.5" table:style-name="ce213">
            <text:p>529</text:p>
          </table:table-cell>
          <table:table-cell office:value-type="float" office:value="47.92" table:style-name="ce214">
            <text:p>48</text:p>
          </table:table-cell>
          <table:table-cell office:value-type="float" office:value="480.58" table:style-name="ce214">
            <text:p>481</text:p>
          </table:table-cell>
          <table:table-cell office:value-type="float" office:value="4330.49" table:style-name="ce215">
            <text:p>4,330</text:p>
          </table:table-cell>
          <table:table-cell table:style-name="ce213"/>
          <table:table-cell office:value-type="float" office:value="22669.1" table:style-name="ce213">
            <text:p>22,669</text:p>
          </table:table-cell>
          <table:table-cell office:value-type="float" office:value="2625.2" table:style-name="ce214">
            <text:p>2,625</text:p>
          </table:table-cell>
          <table:table-cell office:value-type="float" office:value="9163.2999999999993" table:style-name="ce214">
            <text:p>9,163</text:p>
          </table:table-cell>
          <table:table-cell office:value-type="float" office:value="10880.7" table:style-name="ce214">
            <text:p>10,881</text:p>
          </table:table-cell>
          <table:table-cell office:value-type="float" office:value="6881.4" table:style-name="ce213">
            <text:p>6,881</text:p>
          </table:table-cell>
          <table:table-cell office:value-type="float" office:value="376.7" table:style-name="ce214">
            <text:p>377</text:p>
          </table:table-cell>
          <table:table-cell office:value-type="float" office:value="635.70000000000005" table:style-name="ce214">
            <text:p>636</text:p>
          </table:table-cell>
          <table:table-cell office:value-type="float" office:value="5868.9" table:style-name="ce214">
            <text:p>5,869</text:p>
          </table:table-cell>
          <table:table-cell office:value-type="float" office:value="29550.5" table:style-name="ce215">
            <text:p>29,551</text:p>
          </table:table-cell>
          <table:table-cell table:style-name="ce216"/>
          <table:table-cell office:value-type="float" office:value="33881" table:style-name="ce215">
            <text:p>33,881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171">
            <text:p>S92000003</text:p>
          </table:table-cell>
          <table:table-cell office:value-type="string" table:style-name="ce192">
            <text:p>Scotland</text:p>
          </table:table-cell>
          <table:table-cell table:style-name="ce212"/>
          <table:table-cell office:value-type="float" office:value="455.83" table:style-name="ce213">
            <text:p>456</text:p>
          </table:table-cell>
          <table:table-cell office:value-type="float" office:value="455.83" table:style-name="ce214">
            <text:p>456</text:p>
          </table:table-cell>
          <table:table-cell office:value-type="float" office:value="0" table:style-name="ce214">
            <text:p>0</text:p>
          </table:table-cell>
          <table:table-cell office:value-type="float" office:value="9364.86" table:style-name="ce213">
            <text:p>9,365</text:p>
          </table:table-cell>
          <table:table-cell office:value-type="float" office:value="2706.16" table:style-name="ce214">
            <text:p>2,706</text:p>
          </table:table-cell>
          <table:table-cell office:value-type="float" office:value="6658.7" table:style-name="ce214">
            <text:p>6,659</text:p>
          </table:table-cell>
          <table:table-cell office:value-type="float" office:value="909.29" table:style-name="ce213">
            <text:p>909</text:p>
          </table:table-cell>
          <table:table-cell office:value-type="float" office:value="87.8" table:style-name="ce214">
            <text:p>88</text:p>
          </table:table-cell>
          <table:table-cell office:value-type="float" office:value="821.49" table:style-name="ce214">
            <text:p>821</text:p>
          </table:table-cell>
          <table:table-cell office:value-type="float" office:value="10729.98" table:style-name="ce215">
            <text:p>10,730</text:p>
          </table:table-cell>
          <table:table-cell table:style-name="ce213"/>
          <table:table-cell office:value-type="float" office:value="36779.4" table:style-name="ce213">
            <text:p>36,779</text:p>
          </table:table-cell>
          <table:table-cell office:value-type="float" office:value="6815.9" table:style-name="ce214">
            <text:p>6,816</text:p>
          </table:table-cell>
          <table:table-cell office:value-type="float" office:value="9910.2000000000007" table:style-name="ce214">
            <text:p>9,910</text:p>
          </table:table-cell>
          <table:table-cell office:value-type="float" office:value="20053.400000000001" table:style-name="ce214">
            <text:p>20,053</text:p>
          </table:table-cell>
          <table:table-cell office:value-type="float" office:value="11835.7" table:style-name="ce213">
            <text:p>11,836</text:p>
          </table:table-cell>
          <table:table-cell office:value-type="float" office:value="501.9" table:style-name="ce214">
            <text:p>502</text:p>
          </table:table-cell>
          <table:table-cell office:value-type="float" office:value="771.1" table:style-name="ce214">
            <text:p>771</text:p>
          </table:table-cell>
          <table:table-cell office:value-type="float" office:value="10562.6" table:style-name="ce214">
            <text:p>10,563</text:p>
          </table:table-cell>
          <table:table-cell office:value-type="float" office:value="48615.1" table:style-name="ce215">
            <text:p>48,615</text:p>
          </table:table-cell>
          <table:table-cell table:style-name="ce216"/>
          <table:table-cell office:value-type="float" office:value="59345.1" table:style-name="ce215">
            <text:p>59,345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9">
          <table:table-cell office:value-type="string" table:style-name="ce218">
            <text:p>K03000001</text:p>
          </table:table-cell>
          <table:table-cell office:value-type="string" table:style-name="ce219">
            <text:p>Great Britain</text:p>
          </table:table-cell>
          <table:table-cell table:style-name="ce212"/>
          <table:table-cell office:value-type="float" office:value="3653.53" table:style-name="ce215">
            <text:p>3,654</text:p>
          </table:table-cell>
          <table:table-cell office:value-type="float" office:value="3612.13" table:style-name="ce217">
            <text:p>3,612</text:p>
          </table:table-cell>
          <table:table-cell office:value-type="float" office:value="41.4" table:style-name="ce217">
            <text:p>41</text:p>
          </table:table-cell>
          <table:table-cell office:value-type="float" office:value="35684.949999999997" table:style-name="ce215">
            <text:p>35,685</text:p>
          </table:table-cell>
          <table:table-cell office:value-type="float" office:value="8062.44" table:style-name="ce217">
            <text:p>8,062</text:p>
          </table:table-cell>
          <table:table-cell office:value-type="float" office:value="27622.51" table:style-name="ce217">
            <text:p>27,623</text:p>
          </table:table-cell>
          <table:table-cell office:value-type="float" office:value="11091.09" table:style-name="ce215">
            <text:p>11,091</text:p>
          </table:table-cell>
          <table:table-cell office:value-type="float" office:value="415.22" table:style-name="ce217">
            <text:p>415</text:p>
          </table:table-cell>
          <table:table-cell office:value-type="float" office:value="10675.87" table:style-name="ce217">
            <text:p>10,676</text:p>
          </table:table-cell>
          <table:table-cell office:value-type="float" office:value="50429.57" table:style-name="ce215">
            <text:p>50,430</text:p>
          </table:table-cell>
          <table:table-cell table:style-name="ce217"/>
          <table:table-cell office:value-type="float" office:value="213275.7" table:style-name="ce215">
            <text:p>213,276</text:p>
          </table:table-cell>
          <table:table-cell office:value-type="float" office:value="24787.1" table:style-name="ce217">
            <text:p>24,787</text:p>
          </table:table-cell>
          <table:table-cell office:value-type="float" office:value="73084.7" table:style-name="ce217">
            <text:p>73,085</text:p>
          </table:table-cell>
          <table:table-cell office:value-type="float" office:value="115403.9" table:style-name="ce217">
            <text:p>115,404</text:p>
          </table:table-cell>
          <table:table-cell office:value-type="float" office:value="131997.9" table:style-name="ce215">
            <text:p>131,998</text:p>
          </table:table-cell>
          <table:table-cell office:value-type="float" office:value="5498.6" table:style-name="ce217">
            <text:p>5,499</text:p>
          </table:table-cell>
          <table:table-cell office:value-type="float" office:value="11276.8" table:style-name="ce217">
            <text:p>11,277</text:p>
          </table:table-cell>
          <table:table-cell office:value-type="float" office:value="115222.39999999999" table:style-name="ce217">
            <text:p>115,222</text:p>
          </table:table-cell>
          <table:table-cell office:value-type="float" office:value="345273.59999999998" table:style-name="ce215">
            <text:p>345,274</text:p>
          </table:table-cell>
          <table:table-cell table:style-name="ce216"/>
          <table:table-cell office:value-type="float" office:value="395703.1" table:style-name="ce215">
            <text:p>395,703</text:p>
          </table:table-cell>
          <table:table-cell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8">
          <table:table-cell table:style-name="ce220"/>
          <table:table-cell office:value-type="string" table:style-name="ce221">
            <text:p>(b) Length which is major road dual carriageway</text:p>
          </table:table-cell>
          <table:table-cell table:style-name="ce222"/>
          <table:table-cell table:style-name="ce223"/>
          <table:table-cell table:number-columns-repeated="2" table:style-name="ce224"/>
          <table:table-cell table:style-name="ce223"/>
          <table:table-cell table:number-columns-repeated="2" table:style-name="ce224"/>
          <table:table-cell table:style-name="ce223"/>
          <table:table-cell table:number-columns-repeated="4" table:style-name="ce224"/>
          <table:table-cell table:style-name="ce223"/>
          <table:table-cell table:number-columns-repeated="3" table:style-name="ce225"/>
          <table:table-cell table:style-name="ce223"/>
          <table:table-cell table:number-columns-repeated="4" table:style-name="ce225"/>
          <table:table-cell table:style-name="ce224"/>
          <table:table-cell table:style-name="ce226"/>
          <table:table-cell table:style-name="ce166"/>
          <table:table-cell table:number-columns-repeated="14" table:style-name="ce169"/>
          <table:table-cell table:number-columns-repeated="16344" table:style-name="ce166"/>
        </table:table-row>
        <table:table-row table:style-name="ro9">
          <table:table-cell office:value-type="string" table:style-name="ce211">
            <text:p>E12000001</text:p>
          </table:table-cell>
          <table:table-cell office:value-type="string" table:style-name="ce194">
            <text:p>North East</text:p>
          </table:table-cell>
          <table:table-cell table:style-name="ce212"/>
          <table:table-cell office:value-type="float" office:value="58" table:style-name="ce213">
            <text:p>58</text:p>
          </table:table-cell>
          <table:table-cell office:value-type="float" office:value="55.6" table:style-name="ce214">
            <text:p>56</text:p>
          </table:table-cell>
          <table:table-cell office:value-type="float" office:value="2.4" table:style-name="ce214">
            <text:p>2</text:p>
          </table:table-cell>
          <table:table-cell office:value-type="float" office:value="314.2" table:style-name="ce213">
            <text:p>314</text:p>
          </table:table-cell>
          <table:table-cell office:value-type="float" office:value="188.8" table:style-name="ce214">
            <text:p>189</text:p>
          </table:table-cell>
          <table:table-cell office:value-type="float" office:value="125.4" table:style-name="ce214">
            <text:p>125</text:p>
          </table:table-cell>
          <table:table-cell office:value-type="float" office:value="171.6" table:style-name="ce213">
            <text:p>172</text:p>
          </table:table-cell>
          <table:table-cell office:value-type="float" office:value="37.799999999999997" table:style-name="ce214">
            <text:p>38</text:p>
          </table:table-cell>
          <table:table-cell office:value-type="float" office:value="133.80000000000001" table:style-name="ce214">
            <text:p>134</text:p>
          </table:table-cell>
          <table:table-cell office:value-type="float" office:value="543.79999999999995" table:style-name="ce215">
            <text:p>544</text:p>
          </table:table-cell>
          <table:table-cell table:style-name="ce227"/>
          <table:table-cell office:value-type="string" table:style-name="ce228">
            <text:p>.</text:p>
          </table:table-cell>
          <table:table-cell office:value-type="string" table:style-name="ce213">
            <text:p>.</text:p>
          </table:table-cell>
          <table:table-cell office:value-type="string" table:style-name="ce213">
            <text:p>.</text:p>
          </table:table-cell>
          <table:table-cell office:value-type="string" table:style-name="ce213">
            <text:p>.</text:p>
          </table:table-cell>
          <table:table-cell office:value-type="string" table:style-name="ce213">
            <text:p>.</text:p>
          </table:table-cell>
          <table:table-cell office:value-type="string" table:style-name="ce213">
            <text:p>.</text:p>
          </table:table-cell>
          <table:table-cell office:value-type="string" table:style-name="ce213">
            <text:p>.</text:p>
          </table:table-cell>
          <table:table-cell office:value-type="string" table:style-name="ce213">
            <text:p>.</text:p>
          </table:table-cell>
          <table:table-cell office:value-type="string" table:style-name="ce213">
            <text:p>.</text:p>
          </table:table-cell>
          <table:table-cell table:style-name="ce229"/>
          <table:table-cell office:value-type="string" table:style-name="ce213">
            <text:p>.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2</text:p>
          </table:table-cell>
          <table:table-cell office:value-type="string" table:style-name="ce192">
            <text:p>North West</text:p>
          </table:table-cell>
          <table:table-cell table:style-name="ce193"/>
          <table:table-cell office:value-type="float" office:value="644.5" table:style-name="ce213">
            <text:p>645</text:p>
          </table:table-cell>
          <table:table-cell office:value-type="float" office:value="623.29999999999995" table:style-name="ce214">
            <text:p>623</text:p>
          </table:table-cell>
          <table:table-cell office:value-type="float" office:value="21.2" table:style-name="ce214">
            <text:p>21</text:p>
          </table:table-cell>
          <table:table-cell office:value-type="float" office:value="293.25" table:style-name="ce213">
            <text:p>293</text:p>
          </table:table-cell>
          <table:table-cell office:value-type="float" office:value="100.8" table:style-name="ce214">
            <text:p>101</text:p>
          </table:table-cell>
          <table:table-cell office:value-type="float" office:value="192.45" table:style-name="ce214">
            <text:p>192</text:p>
          </table:table-cell>
          <table:table-cell office:value-type="float" office:value="415.38" table:style-name="ce213">
            <text:p>415</text:p>
          </table:table-cell>
          <table:table-cell office:value-type="float" office:value="13.5" table:style-name="ce214">
            <text:p>14</text:p>
          </table:table-cell>
          <table:table-cell office:value-type="float" office:value="401.88" table:style-name="ce214">
            <text:p>402</text:p>
          </table:table-cell>
          <table:table-cell office:value-type="float" office:value="1353.13" table:style-name="ce215">
            <text:p>1,353</text:p>
          </table:table-cell>
          <table:table-cell table:style-name="ce230"/>
          <table:table-cell office:value-type="string" table:style-name="ce231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table:style-name="ce233"/>
          <table:table-cell office:value-type="string" table:style-name="ce232">
            <text:p>.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3</text:p>
          </table:table-cell>
          <table:table-cell office:value-type="string" table:style-name="ce192">
            <text:p>Yorkshire and the Humber</text:p>
          </table:table-cell>
          <table:table-cell table:style-name="ce193"/>
          <table:table-cell office:value-type="float" office:value="401.7" table:style-name="ce213">
            <text:p>402</text:p>
          </table:table-cell>
          <table:table-cell office:value-type="float" office:value="398.2" table:style-name="ce214">
            <text:p>398</text:p>
          </table:table-cell>
          <table:table-cell office:value-type="float" office:value="3.5" table:style-name="ce214">
            <text:p>4</text:p>
          </table:table-cell>
          <table:table-cell office:value-type="float" office:value="263.89999999999998" table:style-name="ce213">
            <text:p>264</text:p>
          </table:table-cell>
          <table:table-cell office:value-type="float" office:value="164.9" table:style-name="ce214">
            <text:p>165</text:p>
          </table:table-cell>
          <table:table-cell office:value-type="float" office:value="99" table:style-name="ce214">
            <text:p>99</text:p>
          </table:table-cell>
          <table:table-cell office:value-type="float" office:value="296.38" table:style-name="ce213">
            <text:p>296</text:p>
          </table:table-cell>
          <table:table-cell office:value-type="float" office:value="10.7" table:style-name="ce214">
            <text:p>11</text:p>
          </table:table-cell>
          <table:table-cell office:value-type="float" office:value="285.68" table:style-name="ce214">
            <text:p>286</text:p>
          </table:table-cell>
          <table:table-cell office:value-type="float" office:value="961.98" table:style-name="ce215">
            <text:p>962</text:p>
          </table:table-cell>
          <table:table-cell table:style-name="ce230"/>
          <table:table-cell office:value-type="string" table:style-name="ce231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table:style-name="ce233"/>
          <table:table-cell office:value-type="string" table:style-name="ce232">
            <text:p>.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4</text:p>
          </table:table-cell>
          <table:table-cell office:value-type="string" table:style-name="ce192">
            <text:p>East Midlands</text:p>
          </table:table-cell>
          <table:table-cell table:style-name="ce193"/>
          <table:table-cell office:value-type="float" office:value="193.7" table:style-name="ce213">
            <text:p>194</text:p>
          </table:table-cell>
          <table:table-cell office:value-type="float" office:value="193.7" table:style-name="ce214">
            <text:p>194</text:p>
          </table:table-cell>
          <table:table-cell office:value-type="float" office:value="0" table:style-name="ce214">
            <text:p>0</text:p>
          </table:table-cell>
          <table:table-cell office:value-type="float" office:value="513.32000000000005" table:style-name="ce213">
            <text:p>513</text:p>
          </table:table-cell>
          <table:table-cell office:value-type="float" office:value="338.7" table:style-name="ce214">
            <text:p>339</text:p>
          </table:table-cell>
          <table:table-cell office:value-type="float" office:value="174.62" table:style-name="ce214">
            <text:p>175</text:p>
          </table:table-cell>
          <table:table-cell office:value-type="float" office:value="165.55" table:style-name="ce213">
            <text:p>166</text:p>
          </table:table-cell>
          <table:table-cell office:value-type="float" office:value="29" table:style-name="ce214">
            <text:p>29</text:p>
          </table:table-cell>
          <table:table-cell office:value-type="float" office:value="136.55000000000001" table:style-name="ce214">
            <text:p>137</text:p>
          </table:table-cell>
          <table:table-cell office:value-type="float" office:value="872.57" table:style-name="ce215">
            <text:p>873</text:p>
          </table:table-cell>
          <table:table-cell table:style-name="ce230"/>
          <table:table-cell office:value-type="string" table:style-name="ce231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table:style-name="ce233"/>
          <table:table-cell office:value-type="string" table:style-name="ce232">
            <text:p>.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5</text:p>
          </table:table-cell>
          <table:table-cell office:value-type="string" table:style-name="ce192">
            <text:p>West Midlands</text:p>
          </table:table-cell>
          <table:table-cell table:style-name="ce193"/>
          <table:table-cell office:value-type="float" office:value="425.7" table:style-name="ce213">
            <text:p>426</text:p>
          </table:table-cell>
          <table:table-cell office:value-type="float" office:value="422.5" table:style-name="ce214">
            <text:p>423</text:p>
          </table:table-cell>
          <table:table-cell office:value-type="float" office:value="3.2" table:style-name="ce214">
            <text:p>3</text:p>
          </table:table-cell>
          <table:table-cell office:value-type="float" office:value="350.55" table:style-name="ce213">
            <text:p>351</text:p>
          </table:table-cell>
          <table:table-cell office:value-type="float" office:value="173.6" table:style-name="ce214">
            <text:p>174</text:p>
          </table:table-cell>
          <table:table-cell office:value-type="float" office:value="176.95" table:style-name="ce214">
            <text:p>177</text:p>
          </table:table-cell>
          <table:table-cell office:value-type="float" office:value="356.82" table:style-name="ce213">
            <text:p>357</text:p>
          </table:table-cell>
          <table:table-cell office:value-type="float" office:value="31" table:style-name="ce214">
            <text:p>31</text:p>
          </table:table-cell>
          <table:table-cell office:value-type="float" office:value="325.82" table:style-name="ce214">
            <text:p>326</text:p>
          </table:table-cell>
          <table:table-cell office:value-type="float" office:value="1133.07" table:style-name="ce215">
            <text:p>1,133</text:p>
          </table:table-cell>
          <table:table-cell table:style-name="ce230"/>
          <table:table-cell office:value-type="string" table:style-name="ce231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table:style-name="ce233"/>
          <table:table-cell office:value-type="string" table:style-name="ce232">
            <text:p>.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6</text:p>
          </table:table-cell>
          <table:table-cell office:value-type="string" table:style-name="ce192">
            <text:p>East of England</text:p>
          </table:table-cell>
          <table:table-cell table:style-name="ce193"/>
          <table:table-cell office:value-type="float" office:value="262.5" table:style-name="ce213">
            <text:p>263</text:p>
          </table:table-cell>
          <table:table-cell office:value-type="float" office:value="262.5" table:style-name="ce214">
            <text:p>263</text:p>
          </table:table-cell>
          <table:table-cell office:value-type="float" office:value="0" table:style-name="ce214">
            <text:p>0</text:p>
          </table:table-cell>
          <table:table-cell office:value-type="float" office:value="872.11" table:style-name="ce213">
            <text:p>872</text:p>
          </table:table-cell>
          <table:table-cell office:value-type="float" office:value="560.9" table:style-name="ce214">
            <text:p>561</text:p>
          </table:table-cell>
          <table:table-cell office:value-type="float" office:value="311.20999999999998" table:style-name="ce214">
            <text:p>311</text:p>
          </table:table-cell>
          <table:table-cell office:value-type="float" office:value="187.19" table:style-name="ce213">
            <text:p>187</text:p>
          </table:table-cell>
          <table:table-cell office:value-type="float" office:value="25" table:style-name="ce214">
            <text:p>25</text:p>
          </table:table-cell>
          <table:table-cell office:value-type="float" office:value="162.19" table:style-name="ce214">
            <text:p>162</text:p>
          </table:table-cell>
          <table:table-cell office:value-type="float" office:value="1321.8" table:style-name="ce215">
            <text:p>1,322</text:p>
          </table:table-cell>
          <table:table-cell table:style-name="ce230"/>
          <table:table-cell office:value-type="string" table:style-name="ce231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table:style-name="ce233"/>
          <table:table-cell office:value-type="string" table:style-name="ce232">
            <text:p>.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7</text:p>
          </table:table-cell>
          <table:table-cell office:value-type="string" table:style-name="ce192">
            <text:p>London</text:p>
          </table:table-cell>
          <table:table-cell table:style-name="ce193"/>
          <table:table-cell office:value-type="float" office:value="60.1" table:style-name="ce213">
            <text:p>60</text:p>
          </table:table-cell>
          <table:table-cell office:value-type="float" office:value="60.1" table:style-name="ce214">
            <text:p>60</text:p>
          </table:table-cell>
          <table:table-cell office:value-type="float" office:value="0" table:style-name="ce214">
            <text:p>0</text:p>
          </table:table-cell>
          <table:table-cell office:value-type="float" office:value="23.3" table:style-name="ce213">
            <text:p>23</text:p>
          </table:table-cell>
          <table:table-cell office:value-type="float" office:value="0" table:style-name="ce214">
            <text:p>0</text:p>
          </table:table-cell>
          <table:table-cell office:value-type="float" office:value="23.3" table:style-name="ce214">
            <text:p>23</text:p>
          </table:table-cell>
          <table:table-cell office:value-type="float" office:value="412.65" table:style-name="ce213">
            <text:p>413</text:p>
          </table:table-cell>
          <table:table-cell office:value-type="float" office:value="0" table:style-name="ce214">
            <text:p>0</text:p>
          </table:table-cell>
          <table:table-cell office:value-type="float" office:value="412.65" table:style-name="ce214">
            <text:p>413</text:p>
          </table:table-cell>
          <table:table-cell office:value-type="float" office:value="496.05" table:style-name="ce215">
            <text:p>496</text:p>
          </table:table-cell>
          <table:table-cell table:style-name="ce230"/>
          <table:table-cell office:value-type="string" table:style-name="ce231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table:style-name="ce233"/>
          <table:table-cell office:value-type="string" table:style-name="ce232">
            <text:p>.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8</text:p>
          </table:table-cell>
          <table:table-cell office:value-type="string" table:style-name="ce192">
            <text:p>South East</text:p>
          </table:table-cell>
          <table:table-cell table:style-name="ce193"/>
          <table:table-cell office:value-type="float" office:value="653.1" table:style-name="ce213">
            <text:p>653</text:p>
          </table:table-cell>
          <table:table-cell office:value-type="float" office:value="642.5" table:style-name="ce214">
            <text:p>643</text:p>
          </table:table-cell>
          <table:table-cell office:value-type="float" office:value="10.6" table:style-name="ce214">
            <text:p>11</text:p>
          </table:table-cell>
          <table:table-cell office:value-type="float" office:value="909.61" table:style-name="ce213">
            <text:p>910</text:p>
          </table:table-cell>
          <table:table-cell office:value-type="float" office:value="477.4" table:style-name="ce214">
            <text:p>477</text:p>
          </table:table-cell>
          <table:table-cell office:value-type="float" office:value="432.21" table:style-name="ce214">
            <text:p>432</text:p>
          </table:table-cell>
          <table:table-cell office:value-type="float" office:value="369.6" table:style-name="ce213">
            <text:p>370</text:p>
          </table:table-cell>
          <table:table-cell office:value-type="float" office:value="31.4" table:style-name="ce214">
            <text:p>31</text:p>
          </table:table-cell>
          <table:table-cell office:value-type="float" office:value="338.2" table:style-name="ce214">
            <text:p>338</text:p>
          </table:table-cell>
          <table:table-cell office:value-type="float" office:value="1932.31" table:style-name="ce215">
            <text:p>1,932</text:p>
          </table:table-cell>
          <table:table-cell table:style-name="ce230"/>
          <table:table-cell office:value-type="string" table:style-name="ce231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table:style-name="ce233"/>
          <table:table-cell office:value-type="string" table:style-name="ce232">
            <text:p>.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E12000009</text:p>
          </table:table-cell>
          <table:table-cell office:value-type="string" table:style-name="ce192">
            <text:p>South West</text:p>
          </table:table-cell>
          <table:table-cell table:style-name="ce193"/>
          <table:table-cell office:value-type="float" office:value="326.8" table:style-name="ce213">
            <text:p>327</text:p>
          </table:table-cell>
          <table:table-cell office:value-type="float" office:value="326.8" table:style-name="ce214">
            <text:p>327</text:p>
          </table:table-cell>
          <table:table-cell office:value-type="float" office:value="0" table:style-name="ce214">
            <text:p>0</text:p>
          </table:table-cell>
          <table:table-cell office:value-type="float" office:value="550.78" table:style-name="ce213">
            <text:p>551</text:p>
          </table:table-cell>
          <table:table-cell office:value-type="float" office:value="399.4" table:style-name="ce214">
            <text:p>399</text:p>
          </table:table-cell>
          <table:table-cell office:value-type="float" office:value="151.38" table:style-name="ce214">
            <text:p>151</text:p>
          </table:table-cell>
          <table:table-cell office:value-type="float" office:value="181.6" table:style-name="ce213">
            <text:p>182</text:p>
          </table:table-cell>
          <table:table-cell office:value-type="float" office:value="17.399999999999999" table:style-name="ce214">
            <text:p>17</text:p>
          </table:table-cell>
          <table:table-cell office:value-type="float" office:value="164.2" table:style-name="ce214">
            <text:p>164</text:p>
          </table:table-cell>
          <table:table-cell office:value-type="float" office:value="1059.18" table:style-name="ce215">
            <text:p>1,059</text:p>
          </table:table-cell>
          <table:table-cell table:style-name="ce230"/>
          <table:table-cell office:value-type="string" table:style-name="ce231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table:style-name="ce233"/>
          <table:table-cell office:value-type="string" table:style-name="ce232">
            <text:p>.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9">
          <table:table-cell office:value-type="string" table:style-name="ce234">
            <text:p>E92000001</text:p>
          </table:table-cell>
          <table:table-cell office:value-type="string" table:style-name="ce192">
            <text:p>England</text:p>
          </table:table-cell>
          <table:table-cell table:style-name="ce193"/>
          <table:table-cell office:value-type="float" office:value="3026.1" table:style-name="ce215">
            <text:p>3,026</text:p>
          </table:table-cell>
          <table:table-cell office:value-type="float" office:value="2985.2" table:style-name="ce217">
            <text:p>2,985</text:p>
          </table:table-cell>
          <table:table-cell office:value-type="float" office:value="40.9" table:style-name="ce217">
            <text:p>41</text:p>
          </table:table-cell>
          <table:table-cell office:value-type="float" office:value="4091.02" table:style-name="ce215">
            <text:p>4,091</text:p>
          </table:table-cell>
          <table:table-cell office:value-type="float" office:value="2404.5" table:style-name="ce217">
            <text:p>2,405</text:p>
          </table:table-cell>
          <table:table-cell office:value-type="float" office:value="1686.52" table:style-name="ce217">
            <text:p>1,687</text:p>
          </table:table-cell>
          <table:table-cell office:value-type="float" office:value="2556.77" table:style-name="ce215">
            <text:p>2,557</text:p>
          </table:table-cell>
          <table:table-cell office:value-type="float" office:value="195.8" table:style-name="ce217">
            <text:p>196</text:p>
          </table:table-cell>
          <table:table-cell office:value-type="float" office:value="2360.9699999999998" table:style-name="ce217">
            <text:p>2,361</text:p>
          </table:table-cell>
          <table:table-cell office:value-type="float" office:value="9673.89" table:style-name="ce215">
            <text:p>9,674</text:p>
          </table:table-cell>
          <table:table-cell table:style-name="ce235"/>
          <table:table-cell office:value-type="string" table:style-name="ce231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table:style-name="ce233"/>
          <table:table-cell office:value-type="string" table:style-name="ce232">
            <text:p>.</text:p>
          </table:table-cell>
          <table:table-cell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9">
          <table:table-cell office:value-type="string" table:style-name="ce211">
            <text:p>W92000004</text:p>
          </table:table-cell>
          <table:table-cell office:value-type="string" table:style-name="ce192">
            <text:p>Wales</text:p>
          </table:table-cell>
          <table:table-cell table:style-name="ce193"/>
          <table:table-cell office:value-type="float" office:value="141.80000000000001" table:style-name="ce213">
            <text:p>142</text:p>
          </table:table-cell>
          <table:table-cell office:value-type="float" office:value="141.80000000000001" table:style-name="ce214">
            <text:p>142</text:p>
          </table:table-cell>
          <table:table-cell office:value-type="float" office:value="0" table:style-name="ce214">
            <text:p>0</text:p>
          </table:table-cell>
          <table:table-cell office:value-type="float" office:value="431.4" table:style-name="ce213">
            <text:p>431</text:p>
          </table:table-cell>
          <table:table-cell office:value-type="float" office:value="331.6" table:style-name="ce214">
            <text:p>332</text:p>
          </table:table-cell>
          <table:table-cell office:value-type="float" office:value="99.8" table:style-name="ce214">
            <text:p>100</text:p>
          </table:table-cell>
          <table:table-cell office:value-type="float" office:value="131.69999999999999" table:style-name="ce213">
            <text:p>132</text:p>
          </table:table-cell>
          <table:table-cell office:value-type="float" office:value="18.399999999999999" table:style-name="ce214">
            <text:p>18</text:p>
          </table:table-cell>
          <table:table-cell office:value-type="float" office:value="113.3" table:style-name="ce214">
            <text:p>113</text:p>
          </table:table-cell>
          <table:table-cell office:value-type="float" office:value="704.9" table:style-name="ce215">
            <text:p>705</text:p>
          </table:table-cell>
          <table:table-cell table:style-name="ce230"/>
          <table:table-cell office:value-type="string" table:style-name="ce231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table:style-name="ce233"/>
          <table:table-cell office:value-type="string" table:style-name="ce232">
            <text:p>.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211">
            <text:p>S92000003</text:p>
          </table:table-cell>
          <table:table-cell office:value-type="string" table:style-name="ce192">
            <text:p>Scotland</text:p>
          </table:table-cell>
          <table:table-cell table:style-name="ce193"/>
          <table:table-cell office:value-type="float" office:value="437.77" table:style-name="ce213">
            <text:p>438</text:p>
          </table:table-cell>
          <table:table-cell office:value-type="float" office:value="437.77" table:style-name="ce214">
            <text:p>438</text:p>
          </table:table-cell>
          <table:table-cell office:value-type="float" office:value="0" table:style-name="ce214">
            <text:p>0</text:p>
          </table:table-cell>
          <table:table-cell office:value-type="float" office:value="535.1" table:style-name="ce213">
            <text:p>535</text:p>
          </table:table-cell>
          <table:table-cell office:value-type="float" office:value="444.1" table:style-name="ce214">
            <text:p>444</text:p>
          </table:table-cell>
          <table:table-cell office:value-type="float" office:value="91" table:style-name="ce214">
            <text:p>91</text:p>
          </table:table-cell>
          <table:table-cell office:value-type="float" office:value="235.08" table:style-name="ce213">
            <text:p>235</text:p>
          </table:table-cell>
          <table:table-cell office:value-type="float" office:value="49.7" table:style-name="ce214">
            <text:p>50</text:p>
          </table:table-cell>
          <table:table-cell office:value-type="float" office:value="185.38" table:style-name="ce214">
            <text:p>185</text:p>
          </table:table-cell>
          <table:table-cell office:value-type="float" office:value="1207.95" table:style-name="ce215">
            <text:p>1,208</text:p>
          </table:table-cell>
          <table:table-cell table:style-name="ce230"/>
          <table:table-cell office:value-type="string" table:style-name="ce231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office:value-type="string" table:style-name="ce232">
            <text:p>.</text:p>
          </table:table-cell>
          <table:table-cell table:style-name="ce233"/>
          <table:table-cell office:value-type="string" table:style-name="ce232">
            <text:p>.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9">
          <table:table-cell office:value-type="string" table:style-name="ce236">
            <text:p>K03000001</text:p>
          </table:table-cell>
          <table:table-cell office:value-type="string" table:style-name="ce237">
            <text:p>Great Britain</text:p>
          </table:table-cell>
          <table:table-cell table:style-name="ce238"/>
          <table:table-cell office:value-type="float" office:value="3605.67" table:style-name="ce239">
            <text:p>3,606</text:p>
          </table:table-cell>
          <table:table-cell office:value-type="float" office:value="3564.77" table:style-name="ce240">
            <text:p>3,565</text:p>
          </table:table-cell>
          <table:table-cell office:value-type="float" office:value="40.9" table:style-name="ce240">
            <text:p>41</text:p>
          </table:table-cell>
          <table:table-cell office:value-type="float" office:value="5057.5200000000004" table:style-name="ce239">
            <text:p>5,058</text:p>
          </table:table-cell>
          <table:table-cell office:value-type="float" office:value="3180.2" table:style-name="ce240">
            <text:p>3,180</text:p>
          </table:table-cell>
          <table:table-cell office:value-type="float" office:value="1877.32" table:style-name="ce240">
            <text:p>1,877</text:p>
          </table:table-cell>
          <table:table-cell office:value-type="float" office:value="2923.55" table:style-name="ce239">
            <text:p>2,924</text:p>
          </table:table-cell>
          <table:table-cell office:value-type="float" office:value="263.89999999999998" table:style-name="ce240">
            <text:p>264</text:p>
          </table:table-cell>
          <table:table-cell office:value-type="float" office:value="2659.65" table:style-name="ce240">
            <text:p>2,660</text:p>
          </table:table-cell>
          <table:table-cell office:value-type="float" office:value="11586.74" table:style-name="ce239">
            <text:p>11,587</text:p>
          </table:table-cell>
          <table:table-cell table:style-name="ce241"/>
          <table:table-cell office:value-type="string" table:style-name="ce242">
            <text:p>.</text:p>
          </table:table-cell>
          <table:table-cell office:value-type="string" table:style-name="ce243">
            <text:p>.</text:p>
          </table:table-cell>
          <table:table-cell office:value-type="string" table:style-name="ce243">
            <text:p>.</text:p>
          </table:table-cell>
          <table:table-cell office:value-type="string" table:style-name="ce243">
            <text:p>.</text:p>
          </table:table-cell>
          <table:table-cell office:value-type="string" table:style-name="ce243">
            <text:p>.</text:p>
          </table:table-cell>
          <table:table-cell office:value-type="string" table:style-name="ce243">
            <text:p>.</text:p>
          </table:table-cell>
          <table:table-cell office:value-type="string" table:style-name="ce243">
            <text:p>.</text:p>
          </table:table-cell>
          <table:table-cell office:value-type="string" table:style-name="ce243">
            <text:p>.</text:p>
          </table:table-cell>
          <table:table-cell office:value-type="string" table:style-name="ce243">
            <text:p>.</text:p>
          </table:table-cell>
          <table:table-cell table:style-name="ce236"/>
          <table:table-cell office:value-type="string" table:style-name="ce243">
            <text:p>.</text:p>
          </table:table-cell>
          <table:table-cell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11">
          <table:table-cell table:style-name="ce234"/>
          <table:table-cell table:style-name="ce194"/>
          <table:table-cell table:style-name="ce212"/>
          <table:table-cell table:style-name="ce215"/>
          <table:table-cell table:number-columns-repeated="2" table:style-name="ce244"/>
          <table:table-cell table:style-name="ce215"/>
          <table:table-cell table:number-columns-repeated="2" table:style-name="ce244"/>
          <table:table-cell table:style-name="ce215"/>
          <table:table-cell table:number-columns-repeated="2" table:style-name="ce244"/>
          <table:table-cell table:style-name="ce245"/>
          <table:table-cell table:style-name="ce244"/>
          <table:table-cell table:style-name="ce215"/>
          <table:table-cell table:number-columns-repeated="3" table:style-name="ce244"/>
          <table:table-cell table:style-name="ce215"/>
          <table:table-cell table:number-columns-repeated="3" table:style-name="ce244"/>
          <table:table-cell table:number-columns-repeated="3" table:style-name="ce234"/>
          <table:table-cell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11">
          <table:table-cell office:value-type="string" table:style-name="ce171">
            <text:p>Values may not sum to totals due to rounding</text:p>
          </table:table-cell>
          <table:table-cell table:style-name="ce174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4"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11">
          <table:table-cell office:value-type="string" table:style-name="ce171">
            <text:p>1. Use controls at top of sheet to expand/collapse selection</text:p>
          </table:table-cell>
          <table:table-cell table:style-name="ce174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4"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11">
          <table:table-cell table:style-name="ce248"/>
          <table:table-cell table:style-name="ce174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4"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11">
          <table:table-cell office:value-type="string" table:style-name="ce248">
            <text:p>Symbols</text:p>
          </table:table-cell>
          <table:table-cell table:style-name="ce174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4"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11">
          <table:table-cell office:value-type="string" table:style-name="ce171">
            <text:p>. <text:s/>Not applicable</text:p>
          </table:table-cell>
          <table:table-cell table:style-name="ce174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4"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11">
          <table:table-cell table:style-name="ce171"/>
          <table:table-cell table:style-name="ce174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4"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11">
          <table:table-cell office:value-type="string" table:style-name="ce249">
            <text:p>Telephone: 020 7944 5032</text:p>
          </table:table-cell>
          <table:table-cell table:style-name="ce171"/>
          <table:table-cell table:style-name="ce172"/>
          <table:table-cell table:style-name="ce173"/>
          <table:table-cell table:number-columns-repeated="2" table:style-name="ce171"/>
          <table:table-cell table:style-name="ce173"/>
          <table:table-cell table:number-columns-repeated="2" table:style-name="ce168"/>
          <table:table-cell table:style-name="ce173"/>
          <table:table-cell table:number-columns-repeated="4" table:style-name="ce168"/>
          <table:table-cell table:style-name="ce173"/>
          <table:table-cell table:number-columns-repeated="3" table:style-name="ce171"/>
          <table:table-cell table:style-name="ce173"/>
          <table:table-cell table:number-columns-repeated="5" table:style-name="ce171"/>
          <table:table-cell office:value-type="string" table:style-name="ce250">
            <text:p>Source: Department for Transport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1">
          <table:table-cell office:value-type="string" table:style-name="ce251">
            <text:p><text:a xlink:href="mailto:road.length@dft.gsi.gov.uk">Email: road.length@dft.gsi.gov.uk</text:a></text:p>
          </table:table-cell>
          <table:table-cell table:style-name="ce171"/>
          <table:table-cell table:style-name="ce252"/>
          <table:table-cell table:number-columns-repeated="4" table:style-name="ce171"/>
          <table:table-cell table:number-columns-repeated="2" table:style-name="ce168"/>
          <table:table-cell table:style-name="ce171"/>
          <table:table-cell table:number-columns-repeated="4" table:style-name="ce168"/>
          <table:table-cell table:number-columns-repeated="10" table:style-name="ce171"/>
          <table:table-cell table:style-name="ce253"/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5/road-length-notes-definitions.pdf">Notes and definitions</text:a></text:p>
          </table:table-cell>
          <table:table-cell table:style-name="ce171"/>
          <table:table-cell table:style-name="ce252"/>
          <table:table-cell table:number-columns-repeated="4" table:style-name="ce171"/>
          <table:table-cell table:number-columns-repeated="2" table:style-name="ce168"/>
          <table:table-cell table:style-name="ce171"/>
          <table:table-cell table:number-columns-repeated="4" table:style-name="ce168"/>
          <table:table-cell table:number-columns-repeated="10" table:style-name="ce171"/>
          <table:table-cell office:value-type="string" table:style-name="ce255">
            <text:p>Last updated: 19 May 2016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7/road-length-statistics-methodology.pdf">Methodology note</text:a></text:p>
          </table:table-cell>
          <table:table-cell table:style-name="ce171"/>
          <table:table-cell table:style-name="ce252"/>
          <table:table-cell table:style-name="ce256"/>
          <table:table-cell table:number-columns-repeated="3" table:style-name="ce171"/>
          <table:table-cell table:number-columns-repeated="2" table:style-name="ce168"/>
          <table:table-cell table:style-name="ce171"/>
          <table:table-cell table:number-columns-repeated="4" table:style-name="ce168"/>
          <table:table-cell table:number-columns-repeated="10" table:style-name="ce171"/>
          <table:table-cell office:value-type="string" table:style-name="ce255">
            <text:p>Next update: May 2017</text:p>
          </table:table-cell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table:number-columns-repeated="2" table:style-name="ce171"/>
          <table:table-cell table:style-name="ce252"/>
          <table:table-cell table:number-columns-repeated="4" table:style-name="ce171"/>
          <table:table-cell table:number-columns-repeated="2" table:style-name="ce168"/>
          <table:table-cell table:style-name="ce171"/>
          <table:table-cell table:number-columns-repeated="4" table:style-name="ce168"/>
          <table:table-cell table:number-columns-repeated="10" table:style-name="ce171"/>
          <table:table-cell table:style-name="ce174"/>
          <table:table-cell table:style-name="ce171"/>
          <table:table-cell table:number-columns-repeated="14" table:style-name="ce169"/>
          <table:table-cell table:number-columns-repeated="16344"/>
        </table:table-row>
        <table:table-row table:style-name="ro10">
          <table:table-cell office:value-type="string" table:style-name="ce171">
            <text:p>The figures in this table are National Statistics</text:p>
          </table:table-cell>
          <table:table-cell table:number-columns-repeated="16383"/>
        </table:table-row>
        <table:table-row table:number-rows-repeated="1048527" table:style-name="ro14">
          <table:table-cell table:number-columns-repeated="16384"/>
        </table:table-row>
        <table:named-expressions>
          <table:named-range table:name="Print_Area" table:cell-range-address="RDL0201_(2015).$A$1:RDL0201_(2015).$Y$49" table:base-cell-address="RDL0201_(2015).$A$1"/>
        </table:named-expressions>
      </table:table>
      <table:table table:name="RDL0201_(2014)" table:style-name="ta4">
        <table:table-column table:style-name="co1" table:number-columns-repeated="2" table:default-cell-style-name="ce267"/>
        <table:table-column table:style-name="co2" table:default-cell-style-name="ce330"/>
        <table:table-column table:style-name="co4" table:default-cell-style-name="ce267"/>
        <table:table-column-group>
          <table:table-column table:style-name="co4" table:number-columns-repeated="2" table:default-cell-style-name="ce267"/>
        </table:table-column-group>
        <table:table-column table:style-name="co5" table:default-cell-style-name="ce267"/>
        <table:table-column-group>
          <table:table-column table:style-name="co4" table:number-columns-repeated="2" table:default-cell-style-name="ce265"/>
        </table:table-column-group>
        <table:table-column table:style-name="co5" table:default-cell-style-name="ce267"/>
        <table:table-column-group>
          <table:table-column table:style-name="co4" table:number-columns-repeated="2" table:default-cell-style-name="ce265"/>
        </table:table-column-group>
        <table:table-column table:style-name="co4" table:default-cell-style-name="ce265"/>
        <table:table-column table:style-name="co6" table:default-cell-style-name="ce265"/>
        <table:table-column table:style-name="co5" table:default-cell-style-name="ce267"/>
        <table:table-column-group>
          <table:table-column table:style-name="co16" table:number-columns-repeated="2" table:default-cell-style-name="ce267"/>
        </table:table-column-group>
        <table:table-column table:style-name="co8" table:default-cell-style-name="ce267"/>
        <table:table-column-group>
          <table:table-column table:style-name="co16" table:number-columns-repeated="2" table:default-cell-style-name="ce267"/>
        </table:table-column-group>
        <table:table-column table:style-name="co4" table:default-cell-style-name="ce267"/>
        <table:table-column table:style-name="co10" table:default-cell-style-name="ce267"/>
        <table:table-column table:style-name="co4" table:default-cell-style-name="ce268"/>
        <table:table-column table:style-name="co11" table:default-cell-style-name="ce267"/>
        <table:table-column table:style-name="co11" table:number-columns-repeated="14" table:default-cell-style-name="ce266"/>
        <table:table-column table:style-name="co11" table:number-columns-repeated="986" table:default-cell-style-name="ce267"/>
        <table:table-column table:style-name="co15" table:number-columns-repeated="15360" table:default-cell-style-name="ce1"/>
        <table:table-row table:style-name="ro1">
          <table:table-cell office:value-type="string" table:style-name="ce262">
            <text:p>Department for Transport statistics</text:p>
          </table:table-cell>
          <table:table-cell table:style-name="ce263"/>
          <table:table-cell table:style-name="ce264"/>
          <table:table-cell table:style-name="ce262"/>
          <table:table-cell table:number-columns-repeated="2" table:style-name="ce263"/>
          <table:table-cell table:style-name="ce262"/>
          <table:table-cell table:number-columns-repeated="2" table:style-name="ce265"/>
          <table:table-cell table:style-name="ce262"/>
          <table:table-cell table:number-columns-repeated="4" table:style-name="ce265"/>
          <table:table-cell table:style-name="ce262"/>
          <table:table-cell table:number-columns-repeated="2" table:style-name="ce263"/>
          <table:table-cell table:style-name="ce262"/>
          <table:table-cell table:number-columns-repeated="4" table:style-name="ce263"/>
          <table:table-cell table:style-name="ce262"/>
          <table:table-cell table:style-name="ce263"/>
          <table:table-cell table:number-columns-repeated="14" table:style-name="ce266"/>
          <table:table-cell table:number-columns-repeated="16346" table:style-name="ce263"/>
        </table:table-row>
        <table:table-row table:style-name="ro2">
          <table:table-cell office:value-type="string" table:style-name="ce170">
            <text:p><text:a xlink:href="https://www.gov.uk/government/collections/road-network-size-and-condition">Road lengths statistics</text:a></text:p>
          </table:table-cell>
          <table:table-cell table:style-name="ce267"/>
          <table:table-cell table:style-name="ce172"/>
          <table:table-cell table:style-name="ce173"/>
          <table:table-cell table:number-columns-repeated="2" table:style-name="ce267"/>
          <table:table-cell table:style-name="ce173"/>
          <table:table-cell table:number-columns-repeated="2" table:style-name="ce265"/>
          <table:table-cell table:style-name="ce173"/>
          <table:table-cell table:number-columns-repeated="4" table:style-name="ce265"/>
          <table:table-cell table:style-name="ce173"/>
          <table:table-cell table:number-columns-repeated="2" table:style-name="ce267"/>
          <table:table-cell table:style-name="ce173"/>
          <table:table-cell table:number-columns-repeated="4" table:style-name="ce267"/>
          <table:table-cell table:style-name="ce268"/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3">
          <table:table-cell office:value-type="string" table:style-name="ce269">
            <text:p>Table RDL0201</text:p>
          </table:table-cell>
          <table:table-cell table:style-name="ce263"/>
          <table:table-cell table:style-name="ce270"/>
          <table:table-cell table:style-name="ce269"/>
          <table:table-cell table:number-columns-repeated="2" table:style-name="ce263"/>
          <table:table-cell table:style-name="ce269"/>
          <table:table-cell table:number-columns-repeated="2" table:style-name="ce265"/>
          <table:table-cell table:style-name="ce269"/>
          <table:table-cell table:number-columns-repeated="4" table:style-name="ce265"/>
          <table:table-cell table:style-name="ce269"/>
          <table:table-cell table:number-columns-repeated="2" table:style-name="ce263"/>
          <table:table-cell table:style-name="ce269"/>
          <table:table-cell table:number-columns-repeated="4" table:style-name="ce263"/>
          <table:table-cell table:style-name="ce262"/>
          <table:table-cell table:style-name="ce263"/>
          <table:table-cell table:number-columns-repeated="14" table:style-name="ce266"/>
          <table:table-cell table:number-columns-repeated="16346" table:style-name="ce263"/>
        </table:table-row>
        <table:table-row table:style-name="ro1">
          <table:table-cell office:value-type="string" table:style-name="ce269">
            <text:p>Road lengths (kilometres) by road type and region and country in Great Britain, 2014</text:p>
          </table:table-cell>
          <table:table-cell table:style-name="ce263"/>
          <table:table-cell table:style-name="ce270"/>
          <table:table-cell table:style-name="ce269"/>
          <table:table-cell table:number-columns-repeated="2" table:style-name="ce178"/>
          <table:table-cell table:style-name="ce269"/>
          <table:table-cell table:number-columns-repeated="2" table:style-name="ce179"/>
          <table:table-cell table:style-name="ce269"/>
          <table:table-cell table:number-columns-repeated="4" table:style-name="ce179"/>
          <table:table-cell table:style-name="ce269"/>
          <table:table-cell table:number-columns-repeated="2" table:style-name="ce263"/>
          <table:table-cell table:style-name="ce269"/>
          <table:table-cell table:number-columns-repeated="3" table:style-name="ce263"/>
          <table:table-cell table:style-name="ce179"/>
          <table:table-cell table:style-name="ce262"/>
          <table:table-cell table:style-name="ce263"/>
          <table:table-cell table:number-columns-repeated="14" table:style-name="ce266"/>
          <table:table-cell table:number-columns-repeated="16346" table:style-name="ce263"/>
        </table:table-row>
        <table:table-row table:style-name="ro4">
          <table:table-cell table:style-name="ce271"/>
          <table:table-cell table:style-name="ce272"/>
          <table:table-cell table:style-name="ce273"/>
          <table:table-cell table:style-name="ce272"/>
          <table:table-cell table:number-columns-repeated="2" table:style-name="ce184"/>
          <table:table-cell table:style-name="ce272"/>
          <table:table-cell table:number-columns-repeated="2" table:style-name="ce185"/>
          <table:table-cell table:style-name="ce272"/>
          <table:table-cell table:number-columns-repeated="4" table:style-name="ce185"/>
          <table:table-cell table:style-name="ce272"/>
          <table:table-cell table:number-columns-repeated="2" table:style-name="ce271"/>
          <table:table-cell table:style-name="ce272"/>
          <table:table-cell table:number-columns-repeated="3" table:style-name="ce271"/>
          <table:table-cell table:style-name="ce185"/>
          <table:table-cell office:value-type="string" table:style-name="ce274">
            <text:p>Kilometres</text:p>
          </table:table-cell>
          <table:table-cell table:style-name="ce263"/>
          <table:table-cell table:number-columns-repeated="14" table:style-name="ce266"/>
          <table:table-cell table:number-columns-repeated="16346" table:style-name="ce263"/>
        </table:table-row>
        <table:table-row table:style-name="ro5">
          <table:table-cell table:style-name="ce275"/>
          <table:table-cell table:style-name="ce276"/>
          <table:table-cell table:style-name="ce277"/>
          <table:table-cell office:value-type="string" table:number-columns-spanned="10" table:number-rows-spanned="1" table:style-name="ce333">
            <text:p>Major roads</text:p>
          </table:table-cell>
          <table:covered-table-cell table:number-columns-repeated="9"/>
          <table:table-cell table:style-name="ce278"/>
          <table:table-cell office:value-type="string" table:number-columns-spanned="7" table:number-rows-spanned="1" table:style-name="ce333">
            <text:p>Minor roads<text:span text:style-name="T1">1</text:span></text:p>
          </table:table-cell>
          <table:covered-table-cell table:number-columns-repeated="6"/>
          <table:table-cell table:style-name="ce279"/>
          <table:table-cell office:value-type="string" table:number-columns-spanned="1" table:number-rows-spanned="3" table:style-name="ce334">
            <text:p>All roads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6">
          <table:table-cell table:style-name="ce267"/>
          <table:table-cell table:style-name="ce280"/>
          <table:table-cell table:style-name="ce281"/>
          <table:table-cell table:style-name="ce282"/>
          <table:table-cell office:value-type="string" table:number-columns-spanned="2" table:number-rows-spanned="1" table:style-name="ce335">
            <text:p>of which</text:p>
          </table:table-cell>
          <table:covered-table-cell/>
          <table:table-cell table:style-name="ce282"/>
          <table:table-cell office:value-type="string" table:number-columns-spanned="2" table:number-rows-spanned="1" table:style-name="ce335">
            <text:p>of which</text:p>
          </table:table-cell>
          <table:covered-table-cell/>
          <table:table-cell table:style-name="ce282"/>
          <table:table-cell office:value-type="string" table:number-columns-spanned="2" table:number-rows-spanned="1" table:style-name="ce335">
            <text:p>of which</text:p>
          </table:table-cell>
          <table:covered-table-cell/>
          <table:table-cell office:value-type="string" table:number-columns-spanned="1" table:number-rows-spanned="2" table:style-name="ce336">
            <text:p>All major roads</text:p>
          </table:table-cell>
          <table:table-cell table:style-name="ce283"/>
          <table:table-cell table:style-name="ce282"/>
          <table:table-cell office:value-type="string" table:number-columns-spanned="2" table:number-rows-spanned="1" table:style-name="ce335">
            <text:p>of which</text:p>
          </table:table-cell>
          <table:covered-table-cell/>
          <table:table-cell table:style-name="ce282"/>
          <table:table-cell office:value-type="string" table:number-columns-spanned="2" table:number-rows-spanned="1" table:style-name="ce335">
            <text:p>of which</text:p>
          </table:table-cell>
          <table:covered-table-cell/>
          <table:table-cell office:value-type="string" table:number-columns-spanned="1" table:number-rows-spanned="2" table:style-name="ce336">
            <text:p>All minor roads</text:p>
          </table:table-cell>
          <table:table-cell table:style-name="ce284"/>
          <table:covered-table-cell/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8">
          <table:table-cell office:value-type="string" table:style-name="ce285">
            <text:p>ONS Area</text:p>
            <text:p>Code</text:p>
          </table:table-cell>
          <table:table-cell table:style-name="ce285"/>
          <table:table-cell table:style-name="ce286"/>
          <table:table-cell office:value-type="string" table:style-name="ce287">
            <text:p>Motorways<text:span text:style-name="T1">2</text:span></text:p>
          </table:table-cell>
          <table:table-cell office:value-type="string" table:style-name="ce288">
            <text:p>Trunk</text:p>
          </table:table-cell>
          <table:table-cell office:value-type="string" table:style-name="ce288">
            <text:p>Principal</text:p>
          </table:table-cell>
          <table:table-cell office:value-type="string" table:style-name="ce287">
            <text:p>Rural 'A'<text:s/><text:span text:style-name="T1">2</text:span></text:p>
          </table:table-cell>
          <table:table-cell office:value-type="string" table:style-name="ce288">
            <text:p>Trunk</text:p>
          </table:table-cell>
          <table:table-cell office:value-type="string" table:style-name="ce288">
            <text:p>Principal</text:p>
          </table:table-cell>
          <table:table-cell office:value-type="string" table:style-name="ce287">
            <text:p>Urban 'A'<text:s/><text:span text:style-name="T1">2</text:span></text:p>
          </table:table-cell>
          <table:table-cell office:value-type="string" table:style-name="ce288">
            <text:p>Trunk</text:p>
          </table:table-cell>
          <table:table-cell office:value-type="string" table:style-name="ce288">
            <text:p>Principal</text:p>
          </table:table-cell>
          <table:covered-table-cell/>
          <table:table-cell table:style-name="ce289"/>
          <table:table-cell office:value-type="string" table:style-name="ce287">
            <text:p>Minor rural<text:span text:style-name="T1">2</text:span></text:p>
          </table:table-cell>
          <table:table-cell office:value-type="string" table:style-name="ce288">
            <text:p>Rural 'B'</text:p>
          </table:table-cell>
          <table:table-cell office:value-type="string" table:style-name="ce288">
            <text:p>Rural 'C' and 'U'</text:p>
          </table:table-cell>
          <table:table-cell office:value-type="string" table:style-name="ce287">
            <text:p>Minor urban<text:span text:style-name="T1">2</text:span></text:p>
          </table:table-cell>
          <table:table-cell office:value-type="string" table:style-name="ce288">
            <text:p>Urban 'B'</text:p>
          </table:table-cell>
          <table:table-cell office:value-type="string" table:style-name="ce288">
            <text:p>Urban 'C' and 'U'</text:p>
          </table:table-cell>
          <table:covered-table-cell/>
          <table:table-cell table:style-name="ce289"/>
          <table:covered-table-cell/>
          <table:table-cell table:style-name="ce290"/>
          <table:table-cell table:number-columns-repeated="14" table:style-name="ce266"/>
          <table:table-cell table:number-columns-repeated="16346" table:style-name="ce290"/>
        </table:table-row>
        <table:table-row table:style-name="ro8">
          <table:table-cell table:style-name="ce291"/>
          <table:table-cell office:value-type="string" table:style-name="ce292">
            <text:p>(a) Total length</text:p>
          </table:table-cell>
          <table:table-cell table:style-name="ce293"/>
          <table:table-cell table:style-name="ce294"/>
          <table:table-cell table:number-columns-repeated="2" table:style-name="ce208"/>
          <table:table-cell table:style-name="ce294"/>
          <table:table-cell table:number-columns-repeated="2" table:style-name="ce209"/>
          <table:table-cell table:style-name="ce294"/>
          <table:table-cell table:number-columns-repeated="4" table:style-name="ce209"/>
          <table:table-cell table:style-name="ce294"/>
          <table:table-cell table:number-columns-repeated="2" table:style-name="ce291"/>
          <table:table-cell table:style-name="ce294"/>
          <table:table-cell table:number-columns-repeated="3" table:style-name="ce291"/>
          <table:table-cell table:style-name="ce209"/>
          <table:table-cell table:style-name="ce295"/>
          <table:table-cell table:style-name="ce263"/>
          <table:table-cell table:number-columns-repeated="14" table:style-name="ce266"/>
          <table:table-cell table:number-columns-repeated="16346" table:style-name="ce263"/>
        </table:table-row>
        <table:table-row table:style-name="ro9">
          <table:table-cell office:value-type="string" table:style-name="ce275">
            <text:p>E12000001</text:p>
          </table:table-cell>
          <table:table-cell office:value-type="string" table:style-name="ce282">
            <text:p>North East</text:p>
          </table:table-cell>
          <table:table-cell table:style-name="ce296"/>
          <table:table-cell office:value-type="float" office:value="58" table:style-name="ce297">
            <text:p>58</text:p>
          </table:table-cell>
          <table:table-cell office:value-type="float" office:value="55.6" table:style-name="ce298">
            <text:p>56</text:p>
          </table:table-cell>
          <table:table-cell office:value-type="float" office:value="2.4" table:style-name="ce298">
            <text:p>2</text:p>
          </table:table-cell>
          <table:table-cell office:value-type="float" office:value="1271.6600000000001" table:style-name="ce297">
            <text:p>1,272</text:p>
          </table:table-cell>
          <table:table-cell office:value-type="float" office:value="293.7" table:style-name="ce298">
            <text:p>294</text:p>
          </table:table-cell>
          <table:table-cell office:value-type="float" office:value="977.96" table:style-name="ce298">
            <text:p>978</text:p>
          </table:table-cell>
          <table:table-cell office:value-type="float" office:value="498.32" table:style-name="ce297">
            <text:p>498</text:p>
          </table:table-cell>
          <table:table-cell office:value-type="float" office:value="48.47" table:style-name="ce298">
            <text:p>48</text:p>
          </table:table-cell>
          <table:table-cell office:value-type="float" office:value="449.85" table:style-name="ce298">
            <text:p>450</text:p>
          </table:table-cell>
          <table:table-cell office:value-type="float" office:value="1827.98" table:style-name="ce299">
            <text:p>1,828</text:p>
          </table:table-cell>
          <table:table-cell table:style-name="ce297"/>
          <table:table-cell office:value-type="float" office:value="7466" table:style-name="ce300">
            <text:p>7,466</text:p>
          </table:table-cell>
          <table:table-cell office:value-type="float" office:value="1086" table:style-name="ce301">
            <text:p>1,086</text:p>
          </table:table-cell>
          <table:table-cell office:value-type="float" office:value="6380" table:style-name="ce301">
            <text:p>6,380</text:p>
          </table:table-cell>
          <table:table-cell office:value-type="float" office:value="6945.5" table:style-name="ce300">
            <text:p>6,946</text:p>
          </table:table-cell>
          <table:table-cell office:value-type="float" office:value="254.9" table:style-name="ce301">
            <text:p>255</text:p>
          </table:table-cell>
          <table:table-cell office:value-type="float" office:value="6690.6" table:style-name="ce301">
            <text:p>6,691</text:p>
          </table:table-cell>
          <table:table-cell office:value-type="float" office:value="14411.5" table:style-name="ce302">
            <text:p>14,412</text:p>
          </table:table-cell>
          <table:table-cell table:style-name="ce300"/>
          <table:table-cell office:value-type="float" office:value="16239.5" table:style-name="ce303">
            <text:p>16,240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2</text:p>
          </table:table-cell>
          <table:table-cell office:value-type="string" table:style-name="ce280">
            <text:p>North West</text:p>
          </table:table-cell>
          <table:table-cell table:style-name="ce281"/>
          <table:table-cell office:value-type="float" office:value="646.29999999999995" table:style-name="ce297">
            <text:p>646</text:p>
          </table:table-cell>
          <table:table-cell office:value-type="float" office:value="624.6" table:style-name="ce298">
            <text:p>625</text:p>
          </table:table-cell>
          <table:table-cell office:value-type="float" office:value="21.7" table:style-name="ce298">
            <text:p>22</text:p>
          </table:table-cell>
          <table:table-cell office:value-type="float" office:value="2320.48" table:style-name="ce297">
            <text:p>2,320</text:p>
          </table:table-cell>
          <table:table-cell office:value-type="float" office:value="273.23" table:style-name="ce298">
            <text:p>273</text:p>
          </table:table-cell>
          <table:table-cell office:value-type="float" office:value="2047.25" table:style-name="ce298">
            <text:p>2,047</text:p>
          </table:table-cell>
          <table:table-cell office:value-type="float" office:value="1677.77" table:style-name="ce297">
            <text:p>1,678</text:p>
          </table:table-cell>
          <table:table-cell office:value-type="float" office:value="32.200000000000003" table:style-name="ce298">
            <text:p>32</text:p>
          </table:table-cell>
          <table:table-cell office:value-type="float" office:value="1645.57" table:style-name="ce298">
            <text:p>1,646</text:p>
          </table:table-cell>
          <table:table-cell office:value-type="float" office:value="4644.55" table:style-name="ce299">
            <text:p>4,645</text:p>
          </table:table-cell>
          <table:table-cell table:style-name="ce297"/>
          <table:table-cell office:value-type="float" office:value="13687" table:style-name="ce300">
            <text:p>13,687</text:p>
          </table:table-cell>
          <table:table-cell office:value-type="float" office:value="1274.3" table:style-name="ce301">
            <text:p>1,274</text:p>
          </table:table-cell>
          <table:table-cell office:value-type="float" office:value="12412.6" table:style-name="ce301">
            <text:p>12,413</text:p>
          </table:table-cell>
          <table:table-cell office:value-type="float" office:value="18694.2" table:style-name="ce300">
            <text:p>18,694</text:p>
          </table:table-cell>
          <table:table-cell office:value-type="float" office:value="731.1" table:style-name="ce301">
            <text:p>731</text:p>
          </table:table-cell>
          <table:table-cell office:value-type="float" office:value="17963.099999999999" table:style-name="ce301">
            <text:p>17,963</text:p>
          </table:table-cell>
          <table:table-cell office:value-type="float" office:value="32381.1" table:style-name="ce302">
            <text:p>32,381</text:p>
          </table:table-cell>
          <table:table-cell table:style-name="ce300"/>
          <table:table-cell office:value-type="float" office:value="37025.699999999997" table:style-name="ce303">
            <text:p>37,026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3</text:p>
          </table:table-cell>
          <table:table-cell office:value-type="string" table:style-name="ce280">
            <text:p>Yorkshire and the Humber</text:p>
          </table:table-cell>
          <table:table-cell table:style-name="ce281"/>
          <table:table-cell office:value-type="float" office:value="404.8" table:style-name="ce297">
            <text:p>405</text:p>
          </table:table-cell>
          <table:table-cell office:value-type="float" office:value="401.3" table:style-name="ce298">
            <text:p>401</text:p>
          </table:table-cell>
          <table:table-cell office:value-type="float" office:value="3.5" table:style-name="ce298">
            <text:p>4</text:p>
          </table:table-cell>
          <table:table-cell office:value-type="float" office:value="2277.39" table:style-name="ce297">
            <text:p>2,277</text:p>
          </table:table-cell>
          <table:table-cell office:value-type="float" office:value="263.87" table:style-name="ce298">
            <text:p>264</text:p>
          </table:table-cell>
          <table:table-cell office:value-type="float" office:value="2013.52" table:style-name="ce298">
            <text:p>2,014</text:p>
          </table:table-cell>
          <table:table-cell office:value-type="float" office:value="1071.99" table:style-name="ce297">
            <text:p>1,072</text:p>
          </table:table-cell>
          <table:table-cell office:value-type="float" office:value="14.95" table:style-name="ce298">
            <text:p>15</text:p>
          </table:table-cell>
          <table:table-cell office:value-type="float" office:value="1057.04" table:style-name="ce298">
            <text:p>1,057</text:p>
          </table:table-cell>
          <table:table-cell office:value-type="float" office:value="3754.18" table:style-name="ce299">
            <text:p>3,754</text:p>
          </table:table-cell>
          <table:table-cell table:style-name="ce297"/>
          <table:table-cell office:value-type="float" office:value="15538.2" table:style-name="ce300">
            <text:p>15,538</text:p>
          </table:table-cell>
          <table:table-cell office:value-type="float" office:value="1457.9" table:style-name="ce301">
            <text:p>1,458</text:p>
          </table:table-cell>
          <table:table-cell office:value-type="float" office:value="14080.3" table:style-name="ce301">
            <text:p>14,080</text:p>
          </table:table-cell>
          <table:table-cell office:value-type="float" office:value="12741.5" table:style-name="ce300">
            <text:p>12,742</text:p>
          </table:table-cell>
          <table:table-cell office:value-type="float" office:value="452.9" table:style-name="ce301">
            <text:p>453</text:p>
          </table:table-cell>
          <table:table-cell office:value-type="float" office:value="12288.6" table:style-name="ce301">
            <text:p>12,289</text:p>
          </table:table-cell>
          <table:table-cell office:value-type="float" office:value="28279.8" table:style-name="ce302">
            <text:p>28,280</text:p>
          </table:table-cell>
          <table:table-cell table:style-name="ce300"/>
          <table:table-cell office:value-type="float" office:value="32033.9" table:style-name="ce303">
            <text:p>32,034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4</text:p>
          </table:table-cell>
          <table:table-cell office:value-type="string" table:style-name="ce280">
            <text:p>East Midlands</text:p>
          </table:table-cell>
          <table:table-cell table:style-name="ce281"/>
          <table:table-cell office:value-type="float" office:value="195.4" table:style-name="ce297">
            <text:p>195</text:p>
          </table:table-cell>
          <table:table-cell office:value-type="float" office:value="195.4" table:style-name="ce298">
            <text:p>195</text:p>
          </table:table-cell>
          <table:table-cell office:value-type="float" office:value="0" table:style-name="ce298">
            <text:p>0</text:p>
          </table:table-cell>
          <table:table-cell office:value-type="float" office:value="3169.86" table:style-name="ce297">
            <text:p>3,170</text:p>
          </table:table-cell>
          <table:table-cell office:value-type="float" office:value="554.32000000000005" table:style-name="ce298">
            <text:p>554</text:p>
          </table:table-cell>
          <table:table-cell office:value-type="float" office:value="2615.54" table:style-name="ce298">
            <text:p>2,616</text:p>
          </table:table-cell>
          <table:table-cell office:value-type="float" office:value="693.17" table:style-name="ce297">
            <text:p>693</text:p>
          </table:table-cell>
          <table:table-cell office:value-type="float" office:value="34.700000000000003" table:style-name="ce298">
            <text:p>35</text:p>
          </table:table-cell>
          <table:table-cell office:value-type="float" office:value="658.47" table:style-name="ce298">
            <text:p>658</text:p>
          </table:table-cell>
          <table:table-cell office:value-type="float" office:value="4058.43" table:style-name="ce299">
            <text:p>4,058</text:p>
          </table:table-cell>
          <table:table-cell table:style-name="ce297"/>
          <table:table-cell office:value-type="float" office:value="18348.7" table:style-name="ce300">
            <text:p>18,349</text:p>
          </table:table-cell>
          <table:table-cell office:value-type="float" office:value="1624.5" table:style-name="ce301">
            <text:p>1,625</text:p>
          </table:table-cell>
          <table:table-cell office:value-type="float" office:value="16724.2" table:style-name="ce301">
            <text:p>16,724</text:p>
          </table:table-cell>
          <table:table-cell office:value-type="float" office:value="9038.1" table:style-name="ce300">
            <text:p>9,038</text:p>
          </table:table-cell>
          <table:table-cell office:value-type="float" office:value="388.5" table:style-name="ce301">
            <text:p>389</text:p>
          </table:table-cell>
          <table:table-cell office:value-type="float" office:value="8649.6" table:style-name="ce301">
            <text:p>8,650</text:p>
          </table:table-cell>
          <table:table-cell office:value-type="float" office:value="27386.799999999999" table:style-name="ce302">
            <text:p>27,387</text:p>
          </table:table-cell>
          <table:table-cell table:style-name="ce300"/>
          <table:table-cell office:value-type="float" office:value="31445.200000000001" table:style-name="ce303">
            <text:p>31,445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5</text:p>
          </table:table-cell>
          <table:table-cell office:value-type="string" table:style-name="ce280">
            <text:p>West Midlands</text:p>
          </table:table-cell>
          <table:table-cell table:style-name="ce281"/>
          <table:table-cell office:value-type="float" office:value="437.9" table:style-name="ce297">
            <text:p>438</text:p>
          </table:table-cell>
          <table:table-cell office:value-type="float" office:value="434.7" table:style-name="ce298">
            <text:p>435</text:p>
          </table:table-cell>
          <table:table-cell office:value-type="float" office:value="3.2" table:style-name="ce298">
            <text:p>3</text:p>
          </table:table-cell>
          <table:table-cell office:value-type="float" office:value="2452.6799999999998" table:style-name="ce297">
            <text:p>2,453</text:p>
          </table:table-cell>
          <table:table-cell office:value-type="float" office:value="397.78" table:style-name="ce298">
            <text:p>398</text:p>
          </table:table-cell>
          <table:table-cell office:value-type="float" office:value="2054.9" table:style-name="ce298">
            <text:p>2,055</text:p>
          </table:table-cell>
          <table:table-cell office:value-type="float" office:value="1095.6500000000001" table:style-name="ce297">
            <text:p>1,096</text:p>
          </table:table-cell>
          <table:table-cell office:value-type="float" office:value="41.3" table:style-name="ce298">
            <text:p>41</text:p>
          </table:table-cell>
          <table:table-cell office:value-type="float" office:value="1054.3499999999999" table:style-name="ce298">
            <text:p>1,054</text:p>
          </table:table-cell>
          <table:table-cell office:value-type="float" office:value="3986.23" table:style-name="ce299">
            <text:p>3,986</text:p>
          </table:table-cell>
          <table:table-cell table:style-name="ce297"/>
          <table:table-cell office:value-type="float" office:value="16133.8" table:style-name="ce300">
            <text:p>16,134</text:p>
          </table:table-cell>
          <table:table-cell office:value-type="float" office:value="1864.2" table:style-name="ce301">
            <text:p>1,864</text:p>
          </table:table-cell>
          <table:table-cell office:value-type="float" office:value="14269.5" table:style-name="ce301">
            <text:p>14,270</text:p>
          </table:table-cell>
          <table:table-cell office:value-type="float" office:value="12838.6" table:style-name="ce300">
            <text:p>12,839</text:p>
          </table:table-cell>
          <table:table-cell office:value-type="float" office:value="634.1" table:style-name="ce301">
            <text:p>634</text:p>
          </table:table-cell>
          <table:table-cell office:value-type="float" office:value="12204.5" table:style-name="ce301">
            <text:p>12,205</text:p>
          </table:table-cell>
          <table:table-cell office:value-type="float" office:value="28972.3" table:style-name="ce302">
            <text:p>28,972</text:p>
          </table:table-cell>
          <table:table-cell table:style-name="ce300"/>
          <table:table-cell office:value-type="float" office:value="32958.6" table:style-name="ce303">
            <text:p>32,959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6</text:p>
          </table:table-cell>
          <table:table-cell office:value-type="string" table:style-name="ce280">
            <text:p>East of England</text:p>
          </table:table-cell>
          <table:table-cell table:style-name="ce281"/>
          <table:table-cell office:value-type="float" office:value="262.2" table:style-name="ce297">
            <text:p>262</text:p>
          </table:table-cell>
          <table:table-cell office:value-type="float" office:value="262.2" table:style-name="ce298">
            <text:p>262</text:p>
          </table:table-cell>
          <table:table-cell office:value-type="float" office:value="0" table:style-name="ce298">
            <text:p>0</text:p>
          </table:table-cell>
          <table:table-cell office:value-type="float" office:value="3083.61" table:style-name="ce297">
            <text:p>3,084</text:p>
          </table:table-cell>
          <table:table-cell office:value-type="float" office:value="745.09" table:style-name="ce298">
            <text:p>745</text:p>
          </table:table-cell>
          <table:table-cell office:value-type="float" office:value="2338.52" table:style-name="ce298">
            <text:p>2,339</text:p>
          </table:table-cell>
          <table:table-cell office:value-type="float" office:value="809.9" table:style-name="ce297">
            <text:p>810</text:p>
          </table:table-cell>
          <table:table-cell office:value-type="float" office:value="33.799999999999997" table:style-name="ce298">
            <text:p>34</text:p>
          </table:table-cell>
          <table:table-cell office:value-type="float" office:value="776.1" table:style-name="ce298">
            <text:p>776</text:p>
          </table:table-cell>
          <table:table-cell office:value-type="float" office:value="4155.71" table:style-name="ce299">
            <text:p>4,156</text:p>
          </table:table-cell>
          <table:table-cell table:style-name="ce297"/>
          <table:table-cell office:value-type="float" office:value="24682.400000000001" table:style-name="ce300">
            <text:p>24,682</text:p>
          </table:table-cell>
          <table:table-cell office:value-type="float" office:value="2811.7" table:style-name="ce301">
            <text:p>2,812</text:p>
          </table:table-cell>
          <table:table-cell office:value-type="float" office:value="21870.799999999999" table:style-name="ce301">
            <text:p>21,871</text:p>
          </table:table-cell>
          <table:table-cell office:value-type="float" office:value="10969.1" table:style-name="ce300">
            <text:p>10,969</text:p>
          </table:table-cell>
          <table:table-cell office:value-type="float" office:value="427.3" table:style-name="ce301">
            <text:p>427</text:p>
          </table:table-cell>
          <table:table-cell office:value-type="float" office:value="10541.8" table:style-name="ce301">
            <text:p>10,542</text:p>
          </table:table-cell>
          <table:table-cell office:value-type="float" office:value="35651.5" table:style-name="ce302">
            <text:p>35,652</text:p>
          </table:table-cell>
          <table:table-cell table:style-name="ce300"/>
          <table:table-cell office:value-type="float" office:value="39807.300000000003" table:style-name="ce303">
            <text:p>39,807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7</text:p>
          </table:table-cell>
          <table:table-cell office:value-type="string" table:style-name="ce280">
            <text:p>London</text:p>
          </table:table-cell>
          <table:table-cell table:style-name="ce281"/>
          <table:table-cell office:value-type="float" office:value="60.1" table:style-name="ce297">
            <text:p>60</text:p>
          </table:table-cell>
          <table:table-cell office:value-type="float" office:value="60.1" table:style-name="ce298">
            <text:p>60</text:p>
          </table:table-cell>
          <table:table-cell office:value-type="float" office:value="0" table:style-name="ce298">
            <text:p>0</text:p>
          </table:table-cell>
          <table:table-cell office:value-type="float" office:value="61.5" table:style-name="ce297">
            <text:p>62</text:p>
          </table:table-cell>
          <table:table-cell office:value-type="float" office:value="0" table:style-name="ce298">
            <text:p>0</text:p>
          </table:table-cell>
          <table:table-cell office:value-type="float" office:value="61.5" table:style-name="ce298">
            <text:p>62</text:p>
          </table:table-cell>
          <table:table-cell office:value-type="float" office:value="1656.16" table:style-name="ce297">
            <text:p>1,656</text:p>
          </table:table-cell>
          <table:table-cell office:value-type="float" office:value="0" table:style-name="ce298">
            <text:p>0</text:p>
          </table:table-cell>
          <table:table-cell office:value-type="float" office:value="1656.16" table:style-name="ce298">
            <text:p>1,656</text:p>
          </table:table-cell>
          <table:table-cell office:value-type="float" office:value="1777.76" table:style-name="ce299">
            <text:p>1,778</text:p>
          </table:table-cell>
          <table:table-cell table:style-name="ce297"/>
          <table:table-cell office:value-type="float" office:value="306.60000000000002" table:style-name="ce300">
            <text:p>307</text:p>
          </table:table-cell>
          <table:table-cell office:value-type="float" office:value="39.1" table:style-name="ce301">
            <text:p>39</text:p>
          </table:table-cell>
          <table:table-cell office:value-type="float" office:value="267.5" table:style-name="ce301">
            <text:p>268</text:p>
          </table:table-cell>
          <table:table-cell office:value-type="float" office:value="12758.5" table:style-name="ce300">
            <text:p>12,759</text:p>
          </table:table-cell>
          <table:table-cell office:value-type="float" office:value="478.2" table:style-name="ce301">
            <text:p>478</text:p>
          </table:table-cell>
          <table:table-cell office:value-type="float" office:value="12280.3" table:style-name="ce301">
            <text:p>12,280</text:p>
          </table:table-cell>
          <table:table-cell office:value-type="float" office:value="13065.1" table:style-name="ce302">
            <text:p>13,065</text:p>
          </table:table-cell>
          <table:table-cell table:style-name="ce300"/>
          <table:table-cell office:value-type="float" office:value="14842.8" table:style-name="ce303">
            <text:p>14,843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8</text:p>
          </table:table-cell>
          <table:table-cell office:value-type="string" table:style-name="ce280">
            <text:p>South East</text:p>
          </table:table-cell>
          <table:table-cell table:style-name="ce281"/>
          <table:table-cell office:value-type="float" office:value="654.6" table:style-name="ce297">
            <text:p>655</text:p>
          </table:table-cell>
          <table:table-cell office:value-type="float" office:value="644" table:style-name="ce298">
            <text:p>644</text:p>
          </table:table-cell>
          <table:table-cell office:value-type="float" office:value="10.6" table:style-name="ce298">
            <text:p>11</text:p>
          </table:table-cell>
          <table:table-cell office:value-type="float" office:value="3780.1" table:style-name="ce297">
            <text:p>3,780</text:p>
          </table:table-cell>
          <table:table-cell office:value-type="float" office:value="629.9" table:style-name="ce298">
            <text:p>630</text:p>
          </table:table-cell>
          <table:table-cell office:value-type="float" office:value="3150.2" table:style-name="ce298">
            <text:p>3,150</text:p>
          </table:table-cell>
          <table:table-cell office:value-type="float" office:value="1452.88" table:style-name="ce297">
            <text:p>1,453</text:p>
          </table:table-cell>
          <table:table-cell office:value-type="float" office:value="43.4" table:style-name="ce298">
            <text:p>43</text:p>
          </table:table-cell>
          <table:table-cell office:value-type="float" office:value="1409.48" table:style-name="ce298">
            <text:p>1,409</text:p>
          </table:table-cell>
          <table:table-cell office:value-type="float" office:value="5887.58" table:style-name="ce299">
            <text:p>5,888</text:p>
          </table:table-cell>
          <table:table-cell table:style-name="ce297"/>
          <table:table-cell office:value-type="float" office:value="23043.200000000001" table:style-name="ce300">
            <text:p>23,043</text:p>
          </table:table-cell>
          <table:table-cell office:value-type="float" office:value="2281.1" table:style-name="ce301">
            <text:p>2,281</text:p>
          </table:table-cell>
          <table:table-cell office:value-type="float" office:value="20762" table:style-name="ce301">
            <text:p>20,762</text:p>
          </table:table-cell>
          <table:table-cell office:value-type="float" office:value="18914.900000000001" table:style-name="ce300">
            <text:p>18,915</text:p>
          </table:table-cell>
          <table:table-cell office:value-type="float" office:value="799.1" table:style-name="ce301">
            <text:p>799</text:p>
          </table:table-cell>
          <table:table-cell office:value-type="float" office:value="18115.7" table:style-name="ce301">
            <text:p>18,116</text:p>
          </table:table-cell>
          <table:table-cell office:value-type="float" office:value="41958" table:style-name="ce302">
            <text:p>41,958</text:p>
          </table:table-cell>
          <table:table-cell table:style-name="ce300"/>
          <table:table-cell office:value-type="float" office:value="47845.599999999999" table:style-name="ce303">
            <text:p>47,846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9</text:p>
          </table:table-cell>
          <table:table-cell office:value-type="string" table:style-name="ce280">
            <text:p>South West</text:p>
          </table:table-cell>
          <table:table-cell table:style-name="ce281"/>
          <table:table-cell office:value-type="float" office:value="326.8" table:style-name="ce297">
            <text:p>327</text:p>
          </table:table-cell>
          <table:table-cell office:value-type="float" office:value="326.8" table:style-name="ce298">
            <text:p>327</text:p>
          </table:table-cell>
          <table:table-cell office:value-type="float" office:value="0" table:style-name="ce298">
            <text:p>0</text:p>
          </table:table-cell>
          <table:table-cell office:value-type="float" office:value="4241.4399999999996" table:style-name="ce297">
            <text:p>4,241</text:p>
          </table:table-cell>
          <table:table-cell office:value-type="float" office:value="709.2" table:style-name="ce298">
            <text:p>709</text:p>
          </table:table-cell>
          <table:table-cell office:value-type="float" office:value="3532.24" table:style-name="ce298">
            <text:p>3,532</text:p>
          </table:table-cell>
          <table:table-cell office:value-type="float" office:value="711.63" table:style-name="ce297">
            <text:p>712</text:p>
          </table:table-cell>
          <table:table-cell office:value-type="float" office:value="27.3" table:style-name="ce298">
            <text:p>27</text:p>
          </table:table-cell>
          <table:table-cell office:value-type="float" office:value="684.33" table:style-name="ce298">
            <text:p>684</text:p>
          </table:table-cell>
          <table:table-cell office:value-type="float" office:value="5279.87" table:style-name="ce299">
            <text:p>5,280</text:p>
          </table:table-cell>
          <table:table-cell table:style-name="ce297"/>
          <table:table-cell office:value-type="float" office:value="34470.300000000003" table:style-name="ce300">
            <text:p>34,470</text:p>
          </table:table-cell>
          <table:table-cell office:value-type="float" office:value="2832.1" table:style-name="ce301">
            <text:p>2,832</text:p>
          </table:table-cell>
          <table:table-cell office:value-type="float" office:value="31638.2" table:style-name="ce301">
            <text:p>31,638</text:p>
          </table:table-cell>
          <table:table-cell office:value-type="float" office:value="10346.4" table:style-name="ce300">
            <text:p>10,346</text:p>
          </table:table-cell>
          <table:table-cell office:value-type="float" office:value="452" table:style-name="ce301">
            <text:p>452</text:p>
          </table:table-cell>
          <table:table-cell office:value-type="float" office:value="9894.4" table:style-name="ce301">
            <text:p>9,894</text:p>
          </table:table-cell>
          <table:table-cell office:value-type="float" office:value="44816.6" table:style-name="ce302">
            <text:p>44,817</text:p>
          </table:table-cell>
          <table:table-cell table:style-name="ce300"/>
          <table:table-cell office:value-type="float" office:value="50096.5" table:style-name="ce303">
            <text:p>50,097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9">
          <table:table-cell office:value-type="string" table:style-name="ce304">
            <text:p>E92000001</text:p>
          </table:table-cell>
          <table:table-cell office:value-type="string" table:style-name="ce280">
            <text:p>England</text:p>
          </table:table-cell>
          <table:table-cell table:style-name="ce281"/>
          <table:table-cell office:value-type="float" office:value="3046.1" table:style-name="ce299">
            <text:p>3,046</text:p>
          </table:table-cell>
          <table:table-cell office:value-type="float" office:value="3004.7" table:style-name="ce305">
            <text:p>3,005</text:p>
          </table:table-cell>
          <table:table-cell office:value-type="float" office:value="41.4" table:style-name="ce305">
            <text:p>41</text:p>
          </table:table-cell>
          <table:table-cell office:value-type="float" office:value="22658.720000000001" table:style-name="ce299">
            <text:p>22,659</text:p>
          </table:table-cell>
          <table:table-cell office:value-type="float" office:value="3867.09" table:style-name="ce305">
            <text:p>3,867</text:p>
          </table:table-cell>
          <table:table-cell office:value-type="float" office:value="18791.63" table:style-name="ce305">
            <text:p>18,792</text:p>
          </table:table-cell>
          <table:table-cell office:value-type="float" office:value="9667.4699999999993" table:style-name="ce299">
            <text:p>9,667</text:p>
          </table:table-cell>
          <table:table-cell office:value-type="float" office:value="276.12" table:style-name="ce305">
            <text:p>276</text:p>
          </table:table-cell>
          <table:table-cell office:value-type="float" office:value="9391.35" table:style-name="ce305">
            <text:p>9,391</text:p>
          </table:table-cell>
          <table:table-cell office:value-type="float" office:value="35372.29" table:style-name="ce299">
            <text:p>35,372</text:p>
          </table:table-cell>
          <table:table-cell table:style-name="ce305"/>
          <table:table-cell office:value-type="float" office:value="153676.1" table:style-name="ce303">
            <text:p>153,676</text:p>
          </table:table-cell>
          <table:table-cell office:value-type="float" office:value="15271" table:style-name="ce306">
            <text:p>15,271</text:p>
          </table:table-cell>
          <table:table-cell office:value-type="float" office:value="138405.1" table:style-name="ce306">
            <text:p>138,405</text:p>
          </table:table-cell>
          <table:table-cell office:value-type="float" office:value="113246.7" table:style-name="ce303">
            <text:p>113,247</text:p>
          </table:table-cell>
          <table:table-cell office:value-type="float" office:value="4618.2" table:style-name="ce306">
            <text:p>4,618</text:p>
          </table:table-cell>
          <table:table-cell office:value-type="float" office:value="108628.5" table:style-name="ce306">
            <text:p>108,629</text:p>
          </table:table-cell>
          <table:table-cell office:value-type="float" office:value="266922.8" table:style-name="ce302">
            <text:p>266,923</text:p>
          </table:table-cell>
          <table:table-cell table:style-name="ce300"/>
          <table:table-cell office:value-type="float" office:value="302295.09999999998" table:style-name="ce303">
            <text:p>302,295</text:p>
          </table:table-cell>
          <table:table-cell table:style-name="ce268"/>
          <table:table-cell table:number-columns-repeated="14" table:style-name="ce266"/>
          <table:table-cell table:number-columns-repeated="16346" table:style-name="ce268"/>
        </table:table-row>
        <table:table-row table:style-name="ro9">
          <table:table-cell office:value-type="string" table:style-name="ce275">
            <text:p>W92000004</text:p>
          </table:table-cell>
          <table:table-cell office:value-type="string" table:style-name="ce280">
            <text:p>Wales</text:p>
          </table:table-cell>
          <table:table-cell table:style-name="ce281"/>
          <table:table-cell office:value-type="float" office:value="141.80000000000001" table:style-name="ce297">
            <text:p>142</text:p>
          </table:table-cell>
          <table:table-cell office:value-type="float" office:value="141.80000000000001" table:style-name="ce298">
            <text:p>142</text:p>
          </table:table-cell>
          <table:table-cell office:value-type="float" office:value="0" table:style-name="ce298">
            <text:p>0</text:p>
          </table:table-cell>
          <table:table-cell office:value-type="float" office:value="3660.19" table:style-name="ce297">
            <text:p>3,660</text:p>
          </table:table-cell>
          <table:table-cell office:value-type="float" office:value="1499.58" table:style-name="ce298">
            <text:p>1,500</text:p>
          </table:table-cell>
          <table:table-cell office:value-type="float" office:value="2160.61" table:style-name="ce298">
            <text:p>2,161</text:p>
          </table:table-cell>
          <table:table-cell office:value-type="float" office:value="524.70000000000005" table:style-name="ce297">
            <text:p>525</text:p>
          </table:table-cell>
          <table:table-cell office:value-type="float" office:value="47.92" table:style-name="ce298">
            <text:p>48</text:p>
          </table:table-cell>
          <table:table-cell office:value-type="float" office:value="476.78" table:style-name="ce298">
            <text:p>477</text:p>
          </table:table-cell>
          <table:table-cell office:value-type="float" office:value="4326.6899999999996" table:style-name="ce299">
            <text:p>4,327</text:p>
          </table:table-cell>
          <table:table-cell table:style-name="ce297"/>
          <table:table-cell office:value-type="float" office:value="22702.1" table:style-name="ce300">
            <text:p>22,702</text:p>
          </table:table-cell>
          <table:table-cell office:value-type="float" office:value="2625.8" table:style-name="ce301">
            <text:p>2,626</text:p>
          </table:table-cell>
          <table:table-cell office:value-type="float" office:value="20076.3" table:style-name="ce301">
            <text:p>20,076</text:p>
          </table:table-cell>
          <table:table-cell office:value-type="float" office:value="6888.3" table:style-name="ce300">
            <text:p>6,888</text:p>
          </table:table-cell>
          <table:table-cell office:value-type="float" office:value="378.3" table:style-name="ce301">
            <text:p>378</text:p>
          </table:table-cell>
          <table:table-cell office:value-type="float" office:value="6510" table:style-name="ce301">
            <text:p>6,510</text:p>
          </table:table-cell>
          <table:table-cell office:value-type="float" office:value="29590.400000000001" table:style-name="ce302">
            <text:p>29,590</text:p>
          </table:table-cell>
          <table:table-cell table:style-name="ce300"/>
          <table:table-cell office:value-type="float" office:value="33917.1" table:style-name="ce303">
            <text:p>33,917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S92000003</text:p>
          </table:table-cell>
          <table:table-cell office:value-type="string" table:style-name="ce280">
            <text:p>Scotland</text:p>
          </table:table-cell>
          <table:table-cell table:style-name="ce281"/>
          <table:table-cell office:value-type="float" office:value="456.82" table:style-name="ce297">
            <text:p>457</text:p>
          </table:table-cell>
          <table:table-cell office:value-type="float" office:value="456.82" table:style-name="ce298">
            <text:p>457</text:p>
          </table:table-cell>
          <table:table-cell office:value-type="float" office:value="0" table:style-name="ce298">
            <text:p>0</text:p>
          </table:table-cell>
          <table:table-cell office:value-type="float" office:value="9364.86" table:style-name="ce297">
            <text:p>9,365</text:p>
          </table:table-cell>
          <table:table-cell office:value-type="float" office:value="2706.16" table:style-name="ce298">
            <text:p>2,706</text:p>
          </table:table-cell>
          <table:table-cell office:value-type="float" office:value="6658.7" table:style-name="ce298">
            <text:p>6,659</text:p>
          </table:table-cell>
          <table:table-cell office:value-type="float" office:value="909.29" table:style-name="ce297">
            <text:p>909</text:p>
          </table:table-cell>
          <table:table-cell office:value-type="float" office:value="87.8" table:style-name="ce298">
            <text:p>88</text:p>
          </table:table-cell>
          <table:table-cell office:value-type="float" office:value="821.49" table:style-name="ce298">
            <text:p>821</text:p>
          </table:table-cell>
          <table:table-cell office:value-type="float" office:value="10730.97" table:style-name="ce299">
            <text:p>10,731</text:p>
          </table:table-cell>
          <table:table-cell table:style-name="ce297"/>
          <table:table-cell office:value-type="float" office:value="36856.1" table:style-name="ce300">
            <text:p>36,856</text:p>
          </table:table-cell>
          <table:table-cell office:value-type="float" office:value="6812.3" table:style-name="ce301">
            <text:p>6,812</text:p>
          </table:table-cell>
          <table:table-cell office:value-type="float" office:value="30043.8" table:style-name="ce301">
            <text:p>30,044</text:p>
          </table:table-cell>
          <table:table-cell office:value-type="float" office:value="11820.6" table:style-name="ce300">
            <text:p>11,821</text:p>
          </table:table-cell>
          <table:table-cell office:value-type="float" office:value="501.6" table:style-name="ce301">
            <text:p>502</text:p>
          </table:table-cell>
          <table:table-cell office:value-type="float" office:value="11319.1" table:style-name="ce301">
            <text:p>11,319</text:p>
          </table:table-cell>
          <table:table-cell office:value-type="float" office:value="48676.7" table:style-name="ce302">
            <text:p>48,677</text:p>
          </table:table-cell>
          <table:table-cell table:style-name="ce300"/>
          <table:table-cell office:value-type="float" office:value="59407.7" table:style-name="ce303">
            <text:p>59,408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9">
          <table:table-cell office:value-type="string" table:style-name="ce304">
            <text:p>K03000001</text:p>
          </table:table-cell>
          <table:table-cell office:value-type="string" table:style-name="ce307">
            <text:p>Great Britain</text:p>
          </table:table-cell>
          <table:table-cell table:style-name="ce308"/>
          <table:table-cell office:value-type="float" office:value="3644.72" table:style-name="ce299">
            <text:p>3,645</text:p>
          </table:table-cell>
          <table:table-cell office:value-type="float" office:value="3603.32" table:style-name="ce305">
            <text:p>3,603</text:p>
          </table:table-cell>
          <table:table-cell office:value-type="float" office:value="41.4" table:style-name="ce305">
            <text:p>41</text:p>
          </table:table-cell>
          <table:table-cell office:value-type="float" office:value="35683.769999999997" table:style-name="ce299">
            <text:p>35,684</text:p>
          </table:table-cell>
          <table:table-cell office:value-type="float" office:value="8072.83" table:style-name="ce305">
            <text:p>8,073</text:p>
          </table:table-cell>
          <table:table-cell office:value-type="float" office:value="27610.94" table:style-name="ce305">
            <text:p>27,611</text:p>
          </table:table-cell>
          <table:table-cell office:value-type="float" office:value="11101.46" table:style-name="ce299">
            <text:p>11,101</text:p>
          </table:table-cell>
          <table:table-cell office:value-type="float" office:value="411.84" table:style-name="ce305">
            <text:p>412</text:p>
          </table:table-cell>
          <table:table-cell office:value-type="float" office:value="10689.62" table:style-name="ce305">
            <text:p>10,690</text:p>
          </table:table-cell>
          <table:table-cell office:value-type="float" office:value="50429.95" table:style-name="ce299">
            <text:p>50,430</text:p>
          </table:table-cell>
          <table:table-cell table:style-name="ce305"/>
          <table:table-cell office:value-type="float" office:value="213234.2" table:style-name="ce303">
            <text:p>213,234</text:p>
          </table:table-cell>
          <table:table-cell office:value-type="float" office:value="24709.1" table:style-name="ce309">
            <text:p>24,709</text:p>
          </table:table-cell>
          <table:table-cell office:value-type="float" office:value="188525.2" table:style-name="ce309">
            <text:p>188,525</text:p>
          </table:table-cell>
          <table:table-cell office:value-type="float" office:value="131955.70000000001" table:style-name="ce303">
            <text:p>131,956</text:p>
          </table:table-cell>
          <table:table-cell office:value-type="float" office:value="5498" table:style-name="ce309">
            <text:p>5,498</text:p>
          </table:table-cell>
          <table:table-cell office:value-type="float" office:value="126457.7" table:style-name="ce309">
            <text:p>126,458</text:p>
          </table:table-cell>
          <table:table-cell office:value-type="float" office:value="345189.9" table:style-name="ce302">
            <text:p>345,190</text:p>
          </table:table-cell>
          <table:table-cell table:style-name="ce300"/>
          <table:table-cell office:value-type="float" office:value="395619.9" table:style-name="ce303">
            <text:p>395,620</text:p>
          </table:table-cell>
          <table:table-cell table:style-name="ce268"/>
          <table:table-cell table:number-columns-repeated="14" table:style-name="ce266"/>
          <table:table-cell table:number-columns-repeated="16346" table:style-name="ce268"/>
        </table:table-row>
        <table:table-row table:style-name="ro8">
          <table:table-cell table:style-name="ce310"/>
          <table:table-cell office:value-type="string" table:style-name="ce311">
            <text:p>(b) Length which is major road dual carriageway</text:p>
          </table:table-cell>
          <table:table-cell table:style-name="ce312"/>
          <table:table-cell table:style-name="ce313"/>
          <table:table-cell table:number-columns-repeated="2" table:style-name="ce224"/>
          <table:table-cell table:style-name="ce313"/>
          <table:table-cell table:number-columns-repeated="2" table:style-name="ce224"/>
          <table:table-cell table:style-name="ce313"/>
          <table:table-cell table:number-columns-repeated="4" table:style-name="ce224"/>
          <table:table-cell table:style-name="ce313"/>
          <table:table-cell table:number-columns-repeated="2" table:style-name="ce314"/>
          <table:table-cell table:style-name="ce313"/>
          <table:table-cell table:number-columns-repeated="3" table:style-name="ce314"/>
          <table:table-cell table:style-name="ce224"/>
          <table:table-cell table:style-name="ce315"/>
          <table:table-cell table:style-name="ce267"/>
          <table:table-cell table:number-columns-repeated="14" table:style-name="ce266"/>
          <table:table-cell table:number-columns-repeated="16346" table:style-name="ce263"/>
        </table:table-row>
        <table:table-row table:style-name="ro9">
          <table:table-cell office:value-type="string" table:style-name="ce275">
            <text:p>E12000001</text:p>
          </table:table-cell>
          <table:table-cell office:value-type="string" table:style-name="ce282">
            <text:p>North East</text:p>
          </table:table-cell>
          <table:table-cell table:style-name="ce296"/>
          <table:table-cell office:value-type="float" office:value="58" table:style-name="ce300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314.2" table:style-name="ce300">
            <text:p>314</text:p>
          </table:table-cell>
          <table:table-cell office:value-type="float" office:value="188.8" table:style-name="ce301">
            <text:p>189</text:p>
          </table:table-cell>
          <table:table-cell office:value-type="float" office:value="125.4" table:style-name="ce301">
            <text:p>125</text:p>
          </table:table-cell>
          <table:table-cell office:value-type="float" office:value="171.8" table:style-name="ce300">
            <text:p>172</text:p>
          </table:table-cell>
          <table:table-cell office:value-type="float" office:value="37.799999999999997" table:style-name="ce301">
            <text:p>38</text:p>
          </table:table-cell>
          <table:table-cell office:value-type="float" office:value="134" table:style-name="ce301">
            <text:p>134</text:p>
          </table:table-cell>
          <table:table-cell office:value-type="float" office:value="544" table:style-name="ce302">
            <text:p>544</text:p>
          </table:table-cell>
          <table:table-cell table:style-name="ce227"/>
          <table:table-cell office:value-type="string" table:style-name="ce316">
            <text:p>.</text:p>
          </table:table-cell>
          <table:table-cell office:value-type="string" table:style-name="ce297">
            <text:p>.</text:p>
          </table:table-cell>
          <table:table-cell office:value-type="string" table:style-name="ce297">
            <text:p>.</text:p>
          </table:table-cell>
          <table:table-cell office:value-type="string" table:style-name="ce297">
            <text:p>.</text:p>
          </table:table-cell>
          <table:table-cell office:value-type="string" table:style-name="ce297">
            <text:p>.</text:p>
          </table:table-cell>
          <table:table-cell office:value-type="string" table:style-name="ce297">
            <text:p>.</text:p>
          </table:table-cell>
          <table:table-cell office:value-type="string" table:style-name="ce297">
            <text:p>.</text:p>
          </table:table-cell>
          <table:table-cell table:style-name="ce229"/>
          <table:table-cell office:value-type="string" table:style-name="ce297">
            <text:p>.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2</text:p>
          </table:table-cell>
          <table:table-cell office:value-type="string" table:style-name="ce280">
            <text:p>North West</text:p>
          </table:table-cell>
          <table:table-cell table:style-name="ce281"/>
          <table:table-cell office:value-type="float" office:value="644.5" table:style-name="ce300">
            <text:p>645</text:p>
          </table:table-cell>
          <table:table-cell office:value-type="float" office:value="623.29999999999995" table:style-name="ce301">
            <text:p>623</text:p>
          </table:table-cell>
          <table:table-cell office:value-type="float" office:value="21.2" table:style-name="ce301">
            <text:p>21</text:p>
          </table:table-cell>
          <table:table-cell office:value-type="float" office:value="293.25" table:style-name="ce300">
            <text:p>293</text:p>
          </table:table-cell>
          <table:table-cell office:value-type="float" office:value="100.8" table:style-name="ce301">
            <text:p>101</text:p>
          </table:table-cell>
          <table:table-cell office:value-type="float" office:value="192.45" table:style-name="ce301">
            <text:p>192</text:p>
          </table:table-cell>
          <table:table-cell office:value-type="float" office:value="415.88" table:style-name="ce300">
            <text:p>416</text:p>
          </table:table-cell>
          <table:table-cell office:value-type="float" office:value="13.5" table:style-name="ce301">
            <text:p>14</text:p>
          </table:table-cell>
          <table:table-cell office:value-type="float" office:value="402.38" table:style-name="ce301">
            <text:p>402</text:p>
          </table:table-cell>
          <table:table-cell office:value-type="float" office:value="1353.63" table:style-name="ce302">
            <text:p>1,354</text:p>
          </table:table-cell>
          <table:table-cell table:style-name="ce230"/>
          <table:table-cell office:value-type="string" table:style-name="ce317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table:style-name="ce233"/>
          <table:table-cell office:value-type="string" table:style-name="ce290">
            <text:p>.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3</text:p>
          </table:table-cell>
          <table:table-cell office:value-type="string" table:style-name="ce280">
            <text:p>Yorkshire and the Humber</text:p>
          </table:table-cell>
          <table:table-cell table:style-name="ce281"/>
          <table:table-cell office:value-type="float" office:value="392.3" table:style-name="ce300">
            <text:p>392</text:p>
          </table:table-cell>
          <table:table-cell office:value-type="float" office:value="388.8" table:style-name="ce301">
            <text:p>389</text:p>
          </table:table-cell>
          <table:table-cell office:value-type="float" office:value="3.5" table:style-name="ce301">
            <text:p>4</text:p>
          </table:table-cell>
          <table:table-cell office:value-type="float" office:value="272.89999999999998" table:style-name="ce300">
            <text:p>273</text:p>
          </table:table-cell>
          <table:table-cell office:value-type="float" office:value="173.9" table:style-name="ce301">
            <text:p>174</text:p>
          </table:table-cell>
          <table:table-cell office:value-type="float" office:value="99" table:style-name="ce301">
            <text:p>99</text:p>
          </table:table-cell>
          <table:table-cell office:value-type="float" office:value="296.58" table:style-name="ce300">
            <text:p>297</text:p>
          </table:table-cell>
          <table:table-cell office:value-type="float" office:value="10.7" table:style-name="ce301">
            <text:p>11</text:p>
          </table:table-cell>
          <table:table-cell office:value-type="float" office:value="285.88" table:style-name="ce301">
            <text:p>286</text:p>
          </table:table-cell>
          <table:table-cell office:value-type="float" office:value="961.78" table:style-name="ce302">
            <text:p>962</text:p>
          </table:table-cell>
          <table:table-cell table:style-name="ce230"/>
          <table:table-cell office:value-type="string" table:style-name="ce317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table:style-name="ce233"/>
          <table:table-cell office:value-type="string" table:style-name="ce290">
            <text:p>.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4</text:p>
          </table:table-cell>
          <table:table-cell office:value-type="string" table:style-name="ce280">
            <text:p>East Midlands</text:p>
          </table:table-cell>
          <table:table-cell table:style-name="ce281"/>
          <table:table-cell office:value-type="float" office:value="193.7" table:style-name="ce300">
            <text:p>194</text:p>
          </table:table-cell>
          <table:table-cell office:value-type="float" office:value="193.7" table:style-name="ce301">
            <text:p>194</text:p>
          </table:table-cell>
          <table:table-cell office:value-type="float" office:value="0" table:style-name="ce301">
            <text:p>0</text:p>
          </table:table-cell>
          <table:table-cell office:value-type="float" office:value="504.62" table:style-name="ce300">
            <text:p>505</text:p>
          </table:table-cell>
          <table:table-cell office:value-type="float" office:value="338.7" table:style-name="ce301">
            <text:p>339</text:p>
          </table:table-cell>
          <table:table-cell office:value-type="float" office:value="165.92" table:style-name="ce301">
            <text:p>166</text:p>
          </table:table-cell>
          <table:table-cell office:value-type="float" office:value="165.35" table:style-name="ce300">
            <text:p>165</text:p>
          </table:table-cell>
          <table:table-cell office:value-type="float" office:value="29" table:style-name="ce301">
            <text:p>29</text:p>
          </table:table-cell>
          <table:table-cell office:value-type="float" office:value="136.35" table:style-name="ce301">
            <text:p>136</text:p>
          </table:table-cell>
          <table:table-cell office:value-type="float" office:value="863.67" table:style-name="ce302">
            <text:p>864</text:p>
          </table:table-cell>
          <table:table-cell table:style-name="ce230"/>
          <table:table-cell office:value-type="string" table:style-name="ce317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table:style-name="ce233"/>
          <table:table-cell office:value-type="string" table:style-name="ce290">
            <text:p>.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5</text:p>
          </table:table-cell>
          <table:table-cell office:value-type="string" table:style-name="ce280">
            <text:p>West Midlands</text:p>
          </table:table-cell>
          <table:table-cell table:style-name="ce281"/>
          <table:table-cell office:value-type="float" office:value="421.7" table:style-name="ce300">
            <text:p>422</text:p>
          </table:table-cell>
          <table:table-cell office:value-type="float" office:value="418.5" table:style-name="ce301">
            <text:p>419</text:p>
          </table:table-cell>
          <table:table-cell office:value-type="float" office:value="3.2" table:style-name="ce301">
            <text:p>3</text:p>
          </table:table-cell>
          <table:table-cell office:value-type="float" office:value="347.55" table:style-name="ce300">
            <text:p>348</text:p>
          </table:table-cell>
          <table:table-cell office:value-type="float" office:value="173.6" table:style-name="ce301">
            <text:p>174</text:p>
          </table:table-cell>
          <table:table-cell office:value-type="float" office:value="173.95" table:style-name="ce301">
            <text:p>174</text:p>
          </table:table-cell>
          <table:table-cell office:value-type="float" office:value="360.52" table:style-name="ce300">
            <text:p>361</text:p>
          </table:table-cell>
          <table:table-cell office:value-type="float" office:value="31" table:style-name="ce301">
            <text:p>31</text:p>
          </table:table-cell>
          <table:table-cell office:value-type="float" office:value="329.52" table:style-name="ce301">
            <text:p>330</text:p>
          </table:table-cell>
          <table:table-cell office:value-type="float" office:value="1129.77" table:style-name="ce302">
            <text:p>1,130</text:p>
          </table:table-cell>
          <table:table-cell table:style-name="ce230"/>
          <table:table-cell office:value-type="string" table:style-name="ce317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table:style-name="ce233"/>
          <table:table-cell office:value-type="string" table:style-name="ce290">
            <text:p>.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6</text:p>
          </table:table-cell>
          <table:table-cell office:value-type="string" table:style-name="ce280">
            <text:p>East of England</text:p>
          </table:table-cell>
          <table:table-cell table:style-name="ce281"/>
          <table:table-cell office:value-type="float" office:value="262.8" table:style-name="ce300">
            <text:p>263</text:p>
          </table:table-cell>
          <table:table-cell office:value-type="float" office:value="262.8" table:style-name="ce301">
            <text:p>263</text:p>
          </table:table-cell>
          <table:table-cell office:value-type="float" office:value="0" table:style-name="ce301">
            <text:p>0</text:p>
          </table:table-cell>
          <table:table-cell office:value-type="float" office:value="856.11" table:style-name="ce300">
            <text:p>856</text:p>
          </table:table-cell>
          <table:table-cell office:value-type="float" office:value="545.6" table:style-name="ce301">
            <text:p>546</text:p>
          </table:table-cell>
          <table:table-cell office:value-type="float" office:value="310.51" table:style-name="ce301">
            <text:p>311</text:p>
          </table:table-cell>
          <table:table-cell office:value-type="float" office:value="185.29" table:style-name="ce300">
            <text:p>185</text:p>
          </table:table-cell>
          <table:table-cell office:value-type="float" office:value="23.5" table:style-name="ce301">
            <text:p>24</text:p>
          </table:table-cell>
          <table:table-cell office:value-type="float" office:value="161.79" table:style-name="ce301">
            <text:p>162</text:p>
          </table:table-cell>
          <table:table-cell office:value-type="float" office:value="1304.2" table:style-name="ce302">
            <text:p>1,304</text:p>
          </table:table-cell>
          <table:table-cell table:style-name="ce230"/>
          <table:table-cell office:value-type="string" table:style-name="ce317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table:style-name="ce233"/>
          <table:table-cell office:value-type="string" table:style-name="ce290">
            <text:p>.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7</text:p>
          </table:table-cell>
          <table:table-cell office:value-type="string" table:style-name="ce280">
            <text:p>London</text:p>
          </table:table-cell>
          <table:table-cell table:style-name="ce281"/>
          <table:table-cell office:value-type="float" office:value="60.1" table:style-name="ce300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300">
            <text:p>23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301">
            <text:p>23</text:p>
          </table:table-cell>
          <table:table-cell office:value-type="float" office:value="412.45" table:style-name="ce300">
            <text:p>412</text:p>
          </table:table-cell>
          <table:table-cell office:value-type="float" office:value="0" table:style-name="ce301">
            <text:p>0</text:p>
          </table:table-cell>
          <table:table-cell office:value-type="float" office:value="412.45" table:style-name="ce301">
            <text:p>412</text:p>
          </table:table-cell>
          <table:table-cell office:value-type="float" office:value="495.85" table:style-name="ce302">
            <text:p>496</text:p>
          </table:table-cell>
          <table:table-cell table:style-name="ce230"/>
          <table:table-cell office:value-type="string" table:style-name="ce317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table:style-name="ce233"/>
          <table:table-cell office:value-type="string" table:style-name="ce290">
            <text:p>.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8</text:p>
          </table:table-cell>
          <table:table-cell office:value-type="string" table:style-name="ce280">
            <text:p>South East</text:p>
          </table:table-cell>
          <table:table-cell table:style-name="ce281"/>
          <table:table-cell office:value-type="float" office:value="653.1" table:style-name="ce300">
            <text:p>653</text:p>
          </table:table-cell>
          <table:table-cell office:value-type="float" office:value="642.5" table:style-name="ce301">
            <text:p>643</text:p>
          </table:table-cell>
          <table:table-cell office:value-type="float" office:value="10.6" table:style-name="ce301">
            <text:p>11</text:p>
          </table:table-cell>
          <table:table-cell office:value-type="float" office:value="908.41" table:style-name="ce300">
            <text:p>908</text:p>
          </table:table-cell>
          <table:table-cell office:value-type="float" office:value="479.2" table:style-name="ce301">
            <text:p>479</text:p>
          </table:table-cell>
          <table:table-cell office:value-type="float" office:value="429.21" table:style-name="ce301">
            <text:p>429</text:p>
          </table:table-cell>
          <table:table-cell office:value-type="float" office:value="367.5" table:style-name="ce300">
            <text:p>368</text:p>
          </table:table-cell>
          <table:table-cell office:value-type="float" office:value="29.6" table:style-name="ce301">
            <text:p>30</text:p>
          </table:table-cell>
          <table:table-cell office:value-type="float" office:value="337.9" table:style-name="ce301">
            <text:p>338</text:p>
          </table:table-cell>
          <table:table-cell office:value-type="float" office:value="1929.01" table:style-name="ce302">
            <text:p>1,929</text:p>
          </table:table-cell>
          <table:table-cell table:style-name="ce230"/>
          <table:table-cell office:value-type="string" table:style-name="ce317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table:style-name="ce233"/>
          <table:table-cell office:value-type="string" table:style-name="ce290">
            <text:p>.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10">
          <table:table-cell office:value-type="string" table:style-name="ce275">
            <text:p>E12000009</text:p>
          </table:table-cell>
          <table:table-cell office:value-type="string" table:style-name="ce280">
            <text:p>South West</text:p>
          </table:table-cell>
          <table:table-cell table:style-name="ce281"/>
          <table:table-cell office:value-type="float" office:value="326.8" table:style-name="ce300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550.48" table:style-name="ce300">
            <text:p>550</text:p>
          </table:table-cell>
          <table:table-cell office:value-type="float" office:value="399.4" table:style-name="ce301">
            <text:p>399</text:p>
          </table:table-cell>
          <table:table-cell office:value-type="float" office:value="151.08000000000001" table:style-name="ce301">
            <text:p>151</text:p>
          </table:table-cell>
          <table:table-cell office:value-type="float" office:value="181.6" table:style-name="ce300">
            <text:p>182</text:p>
          </table:table-cell>
          <table:table-cell office:value-type="float" office:value="17.399999999999999" table:style-name="ce301">
            <text:p>17</text:p>
          </table:table-cell>
          <table:table-cell office:value-type="float" office:value="164.2" table:style-name="ce301">
            <text:p>164</text:p>
          </table:table-cell>
          <table:table-cell office:value-type="float" office:value="1058.8800000000001" table:style-name="ce302">
            <text:p>1,059</text:p>
          </table:table-cell>
          <table:table-cell table:style-name="ce230"/>
          <table:table-cell office:value-type="string" table:style-name="ce317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table:style-name="ce233"/>
          <table:table-cell office:value-type="string" table:style-name="ce290">
            <text:p>.</text:p>
          </table:table-cell>
          <table:table-cell table:style-name="ce267"/>
          <table:table-cell table:number-columns-repeated="14" table:style-name="ce266"/>
          <table:table-cell table:number-columns-repeated="16346"/>
        </table:table-row>
        <table:table-row table:style-name="ro9">
          <table:table-cell office:value-type="string" table:style-name="ce304">
            <text:p>E92000001</text:p>
          </table:table-cell>
          <table:table-cell office:value-type="string" table:style-name="ce280">
            <text:p>England</text:p>
          </table:table-cell>
          <table:table-cell table:style-name="ce281"/>
          <table:table-cell office:value-type="float" office:value="3013" table:style-name="ce303">
            <text:p>3,013</text:p>
          </table:table-cell>
          <table:table-cell office:value-type="float" office:value="2972.1" table:style-name="ce306">
            <text:p>2,972</text:p>
          </table:table-cell>
          <table:table-cell office:value-type="float" office:value="40.9" table:style-name="ce306">
            <text:p>41</text:p>
          </table:table-cell>
          <table:table-cell office:value-type="float" office:value="4070.82" table:style-name="ce302">
            <text:p>4,071</text:p>
          </table:table-cell>
          <table:table-cell office:value-type="float" office:value="2400" table:style-name="ce306">
            <text:p>2,400</text:p>
          </table:table-cell>
          <table:table-cell office:value-type="float" office:value="1670.82" table:style-name="ce306">
            <text:p>1,671</text:p>
          </table:table-cell>
          <table:table-cell office:value-type="float" office:value="2556.9699999999998" table:style-name="ce302">
            <text:p>2,557</text:p>
          </table:table-cell>
          <table:table-cell office:value-type="float" office:value="192.5" table:style-name="ce306">
            <text:p>193</text:p>
          </table:table-cell>
          <table:table-cell office:value-type="float" office:value="2364.4699999999998" table:style-name="ce306">
            <text:p>2,364</text:p>
          </table:table-cell>
          <table:table-cell office:value-type="float" office:value="9640.7900000000009" table:style-name="ce302">
            <text:p>9,641</text:p>
          </table:table-cell>
          <table:table-cell table:style-name="ce235"/>
          <table:table-cell office:value-type="string" table:style-name="ce317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table:style-name="ce233"/>
          <table:table-cell office:value-type="string" table:style-name="ce290">
            <text:p>.</text:p>
          </table:table-cell>
          <table:table-cell table:style-name="ce268"/>
          <table:table-cell table:number-columns-repeated="14" table:style-name="ce266"/>
          <table:table-cell table:number-columns-repeated="16346" table:style-name="ce268"/>
        </table:table-row>
        <table:table-row table:style-name="ro9">
          <table:table-cell office:value-type="string" table:style-name="ce275">
            <text:p>W92000004</text:p>
          </table:table-cell>
          <table:table-cell office:value-type="string" table:style-name="ce280">
            <text:p>Wales</text:p>
          </table:table-cell>
          <table:table-cell table:style-name="ce281"/>
          <table:table-cell office:value-type="float" office:value="141.80000000000001" table:style-name="ce300">
            <text:p>142</text:p>
          </table:table-cell>
          <table:table-cell office:value-type="float" office:value="141.80000000000001" table:style-name="ce301">
            <text:p>142</text:p>
          </table:table-cell>
          <table:table-cell office:value-type="float" office:value="0" table:style-name="ce301">
            <text:p>0</text:p>
          </table:table-cell>
          <table:table-cell office:value-type="float" office:value="431.4" table:style-name="ce300">
            <text:p>431</text:p>
          </table:table-cell>
          <table:table-cell office:value-type="float" office:value="331.6" table:style-name="ce301">
            <text:p>332</text:p>
          </table:table-cell>
          <table:table-cell office:value-type="float" office:value="99.8" table:style-name="ce301">
            <text:p>100</text:p>
          </table:table-cell>
          <table:table-cell office:value-type="float" office:value="131.4" table:style-name="ce300">
            <text:p>131</text:p>
          </table:table-cell>
          <table:table-cell office:value-type="float" office:value="18.399999999999999" table:style-name="ce301">
            <text:p>18</text:p>
          </table:table-cell>
          <table:table-cell office:value-type="float" office:value="113" table:style-name="ce301">
            <text:p>113</text:p>
          </table:table-cell>
          <table:table-cell office:value-type="float" office:value="704.6" table:style-name="ce302">
            <text:p>705</text:p>
          </table:table-cell>
          <table:table-cell table:style-name="ce230"/>
          <table:table-cell office:value-type="string" table:style-name="ce317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table:style-name="ce233"/>
          <table:table-cell office:value-type="string" table:style-name="ce290">
            <text:p>.</text:p>
          </table:table-cell>
          <table:table-cell table:style-name="ce267"/>
          <table:table-cell table:number-columns-repeated="14" table:style-name="ce266"/>
          <table:table-cell table:number-columns-repeated="986" table:style-name="ce267"/>
          <table:table-cell table:number-columns-repeated="15360"/>
        </table:table-row>
        <table:table-row table:style-name="ro10">
          <table:table-cell office:value-type="string" table:style-name="ce275">
            <text:p>S92000003</text:p>
          </table:table-cell>
          <table:table-cell office:value-type="string" table:style-name="ce280">
            <text:p>Scotland</text:p>
          </table:table-cell>
          <table:table-cell table:style-name="ce281"/>
          <table:table-cell office:value-type="float" office:value="438.47" table:style-name="ce300">
            <text:p>438</text:p>
          </table:table-cell>
          <table:table-cell office:value-type="float" office:value="438.47" table:style-name="ce301">
            <text:p>438</text:p>
          </table:table-cell>
          <table:table-cell office:value-type="float" office:value="0" table:style-name="ce301">
            <text:p>0</text:p>
          </table:table-cell>
          <table:table-cell office:value-type="float" office:value="535.1" table:style-name="ce300">
            <text:p>535</text:p>
          </table:table-cell>
          <table:table-cell office:value-type="float" office:value="444.1" table:style-name="ce301">
            <text:p>444</text:p>
          </table:table-cell>
          <table:table-cell office:value-type="float" office:value="91" table:style-name="ce301">
            <text:p>91</text:p>
          </table:table-cell>
          <table:table-cell office:value-type="float" office:value="235.08" table:style-name="ce300">
            <text:p>235</text:p>
          </table:table-cell>
          <table:table-cell office:value-type="float" office:value="49.7" table:style-name="ce301">
            <text:p>50</text:p>
          </table:table-cell>
          <table:table-cell office:value-type="float" office:value="185.38" table:style-name="ce301">
            <text:p>185</text:p>
          </table:table-cell>
          <table:table-cell office:value-type="float" office:value="1208.6500000000001" table:style-name="ce302">
            <text:p>1,209</text:p>
          </table:table-cell>
          <table:table-cell table:style-name="ce230"/>
          <table:table-cell office:value-type="string" table:style-name="ce317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office:value-type="string" table:style-name="ce290">
            <text:p>.</text:p>
          </table:table-cell>
          <table:table-cell table:style-name="ce233"/>
          <table:table-cell office:value-type="string" table:style-name="ce290">
            <text:p>.</text:p>
          </table:table-cell>
          <table:table-cell table:style-name="ce267"/>
          <table:table-cell table:number-columns-repeated="14" table:style-name="ce266"/>
          <table:table-cell table:number-columns-repeated="986" table:style-name="ce267"/>
          <table:table-cell table:number-columns-repeated="15360"/>
        </table:table-row>
        <table:table-row table:style-name="ro9">
          <table:table-cell office:value-type="string" table:style-name="ce318">
            <text:p>K03000001</text:p>
          </table:table-cell>
          <table:table-cell office:value-type="string" table:style-name="ce319">
            <text:p>Great Britain</text:p>
          </table:table-cell>
          <table:table-cell table:style-name="ce320"/>
          <table:table-cell office:value-type="float" office:value="3593.27" table:style-name="ce321">
            <text:p>3,593</text:p>
          </table:table-cell>
          <table:table-cell office:value-type="float" office:value="3552.37" table:style-name="ce322">
            <text:p>3,552</text:p>
          </table:table-cell>
          <table:table-cell office:value-type="float" office:value="40.9" table:style-name="ce322">
            <text:p>41</text:p>
          </table:table-cell>
          <table:table-cell office:value-type="float" office:value="5037.32" table:style-name="ce321">
            <text:p>5,037</text:p>
          </table:table-cell>
          <table:table-cell office:value-type="float" office:value="3175.7" table:style-name="ce322">
            <text:p>3,176</text:p>
          </table:table-cell>
          <table:table-cell office:value-type="float" office:value="1861.62" table:style-name="ce322">
            <text:p>1,862</text:p>
          </table:table-cell>
          <table:table-cell office:value-type="float" office:value="2923.45" table:style-name="ce321">
            <text:p>2,923</text:p>
          </table:table-cell>
          <table:table-cell office:value-type="float" office:value="260.60000000000002" table:style-name="ce322">
            <text:p>261</text:p>
          </table:table-cell>
          <table:table-cell office:value-type="float" office:value="2662.85" table:style-name="ce322">
            <text:p>2,663</text:p>
          </table:table-cell>
          <table:table-cell office:value-type="float" office:value="11554.04" table:style-name="ce321">
            <text:p>11,554</text:p>
          </table:table-cell>
          <table:table-cell table:style-name="ce323"/>
          <table:table-cell office:value-type="string" table:style-name="ce324">
            <text:p>.</text:p>
          </table:table-cell>
          <table:table-cell office:value-type="string" table:style-name="ce274">
            <text:p>.</text:p>
          </table:table-cell>
          <table:table-cell office:value-type="string" table:style-name="ce274">
            <text:p>.</text:p>
          </table:table-cell>
          <table:table-cell office:value-type="string" table:style-name="ce274">
            <text:p>.</text:p>
          </table:table-cell>
          <table:table-cell office:value-type="string" table:style-name="ce274">
            <text:p>.</text:p>
          </table:table-cell>
          <table:table-cell office:value-type="string" table:style-name="ce274">
            <text:p>.</text:p>
          </table:table-cell>
          <table:table-cell office:value-type="string" table:style-name="ce274">
            <text:p>.</text:p>
          </table:table-cell>
          <table:table-cell table:style-name="ce318"/>
          <table:table-cell office:value-type="string" table:style-name="ce274">
            <text:p>.</text:p>
          </table:table-cell>
          <table:table-cell table:style-name="ce268"/>
          <table:table-cell table:number-columns-repeated="14" table:style-name="ce266"/>
          <table:table-cell table:number-columns-repeated="16346" table:style-name="ce268"/>
        </table:table-row>
        <table:table-row table:style-name="ro11">
          <table:table-cell table:style-name="ce304"/>
          <table:table-cell table:style-name="ce282"/>
          <table:table-cell table:style-name="ce296"/>
          <table:table-cell table:style-name="ce299"/>
          <table:table-cell table:number-columns-repeated="2" table:style-name="ce325"/>
          <table:table-cell table:style-name="ce299"/>
          <table:table-cell table:number-columns-repeated="2" table:style-name="ce325"/>
          <table:table-cell table:style-name="ce299"/>
          <table:table-cell table:number-columns-repeated="2" table:style-name="ce325"/>
          <table:table-cell table:style-name="ce245"/>
          <table:table-cell table:style-name="ce325"/>
          <table:table-cell table:style-name="ce299"/>
          <table:table-cell table:number-columns-repeated="2" table:style-name="ce325"/>
          <table:table-cell table:style-name="ce299"/>
          <table:table-cell table:number-columns-repeated="2" table:style-name="ce325"/>
          <table:table-cell table:number-columns-repeated="3" table:style-name="ce304"/>
          <table:table-cell table:style-name="ce268"/>
          <table:table-cell table:number-columns-repeated="14" table:style-name="ce266"/>
          <table:table-cell table:number-columns-repeated="16346" table:style-name="ce268"/>
        </table:table-row>
        <table:table-row table:style-name="ro11">
          <table:table-cell office:value-type="string" table:style-name="ce171">
            <text:p>Values may not sum to totals due to rounding</text:p>
          </table:table-cell>
          <table:table-cell table:style-name="ce268"/>
          <table:table-cell table:style-name="ce281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style-name="ce233"/>
          <table:table-cell table:style-name="ce327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number-columns-repeated="4" table:style-name="ce268"/>
          <table:table-cell table:number-columns-repeated="14" table:style-name="ce266"/>
          <table:table-cell table:number-columns-repeated="16346" table:style-name="ce268"/>
        </table:table-row>
        <table:table-row table:style-name="ro11">
          <table:table-cell office:value-type="string" table:style-name="ce248">
            <text:p>1. Minor roads figures in 2014 have been derived differently, with C and U roads combined, as no R199b road length consultation took place.</text:p>
          </table:table-cell>
          <table:table-cell table:style-name="ce268"/>
          <table:table-cell table:style-name="ce281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style-name="ce233"/>
          <table:table-cell table:style-name="ce327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number-columns-repeated="4" table:style-name="ce268"/>
          <table:table-cell table:number-columns-repeated="14" table:style-name="ce266"/>
          <table:table-cell table:number-columns-repeated="16346" table:style-name="ce268"/>
        </table:table-row>
        <table:table-row table:style-name="ro11">
          <table:table-cell office:value-type="string" table:style-name="ce267">
            <text:p>2. Use controls at top of sheet to expand/collapse selection</text:p>
          </table:table-cell>
          <table:table-cell table:style-name="ce268"/>
          <table:table-cell table:style-name="ce281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style-name="ce233"/>
          <table:table-cell table:style-name="ce327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number-columns-repeated="4" table:style-name="ce268"/>
          <table:table-cell table:number-columns-repeated="14" table:style-name="ce266"/>
          <table:table-cell table:number-columns-repeated="16346" table:style-name="ce268"/>
        </table:table-row>
        <table:table-row table:style-name="ro11">
          <table:table-cell table:style-name="ce280"/>
          <table:table-cell table:style-name="ce268"/>
          <table:table-cell table:style-name="ce281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style-name="ce233"/>
          <table:table-cell table:style-name="ce327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number-columns-repeated="4" table:style-name="ce268"/>
          <table:table-cell table:number-columns-repeated="14" table:style-name="ce266"/>
          <table:table-cell table:number-columns-repeated="16346" table:style-name="ce268"/>
        </table:table-row>
        <table:table-row table:style-name="ro11">
          <table:table-cell office:value-type="string" table:style-name="ce248">
            <text:p>Symbols</text:p>
          </table:table-cell>
          <table:table-cell table:style-name="ce174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4"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11">
          <table:table-cell office:value-type="string" table:style-name="ce171">
            <text:p>. <text:s/>Not applicable</text:p>
          </table:table-cell>
          <table:table-cell table:style-name="ce174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4"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11">
          <table:table-cell table:style-name="ce171"/>
          <table:table-cell table:style-name="ce174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4" table:style-name="ce174"/>
          <table:table-cell table:number-columns-repeated="14" table:style-name="ce169"/>
          <table:table-cell table:number-columns-repeated="16344" table:style-name="ce174"/>
        </table:table-row>
        <table:table-row table:style-name="ro11">
          <table:table-cell office:value-type="string" table:style-name="ce328">
            <text:p>Telephone: 020 7944 5032</text:p>
          </table:table-cell>
          <table:table-cell table:style-name="ce267"/>
          <table:table-cell table:style-name="ce172"/>
          <table:table-cell table:style-name="ce173"/>
          <table:table-cell table:number-columns-repeated="2" table:style-name="ce267"/>
          <table:table-cell table:style-name="ce173"/>
          <table:table-cell table:number-columns-repeated="2" table:style-name="ce265"/>
          <table:table-cell table:style-name="ce173"/>
          <table:table-cell table:number-columns-repeated="4" table:style-name="ce265"/>
          <table:table-cell table:style-name="ce173"/>
          <table:table-cell table:number-columns-repeated="2" table:style-name="ce267"/>
          <table:table-cell table:style-name="ce173"/>
          <table:table-cell table:number-columns-repeated="4" table:style-name="ce267"/>
          <table:table-cell office:value-type="string" table:style-name="ce329">
            <text:p>Source: Department for Transport</text:p>
          </table:table-cell>
          <table:table-cell table:style-name="ce267"/>
          <table:table-cell table:number-columns-repeated="14" table:style-name="ce266"/>
          <table:table-cell table:number-columns-repeated="986" table:style-name="ce267"/>
          <table:table-cell table:number-columns-repeated="15360"/>
        </table:table-row>
        <table:table-row table:style-name="ro11">
          <table:table-cell office:value-type="string" table:style-name="ce251">
            <text:p><text:a xlink:href="mailto:road.length@dft.gsi.gov.uk">Email: road.length@dft.gsi.gov.uk</text:a></text:p>
          </table:table-cell>
          <table:table-cell table:style-name="ce267"/>
          <table:table-cell table:style-name="ce330"/>
          <table:table-cell table:number-columns-repeated="4" table:style-name="ce267"/>
          <table:table-cell table:number-columns-repeated="2" table:style-name="ce265"/>
          <table:table-cell table:style-name="ce267"/>
          <table:table-cell table:number-columns-repeated="4" table:style-name="ce265"/>
          <table:table-cell table:number-columns-repeated="8" table:style-name="ce267"/>
          <table:table-cell table:style-name="ce331"/>
          <table:table-cell table:style-name="ce267"/>
          <table:table-cell table:number-columns-repeated="14" table:style-name="ce266"/>
          <table:table-cell table:number-columns-repeated="986" table:style-name="ce267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5/road-length-notes-definitions.pdf">Notes and definitions</text:a></text:p>
          </table:table-cell>
          <table:table-cell table:style-name="ce267"/>
          <table:table-cell table:style-name="ce330"/>
          <table:table-cell table:number-columns-repeated="4" table:style-name="ce267"/>
          <table:table-cell table:number-columns-repeated="2" table:style-name="ce265"/>
          <table:table-cell table:style-name="ce267"/>
          <table:table-cell table:number-columns-repeated="4" table:style-name="ce265"/>
          <table:table-cell table:number-columns-repeated="8" table:style-name="ce267"/>
          <table:table-cell office:value-type="string" table:style-name="ce332">
            <text:p>Last updated: 19 May 2016</text:p>
          </table:table-cell>
          <table:table-cell table:style-name="ce267"/>
          <table:table-cell table:number-columns-repeated="14" table:style-name="ce266"/>
          <table:table-cell table:number-columns-repeated="986" table:style-name="ce267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7/road-length-statistics-methodology.pdf">Methodology note</text:a></text:p>
          </table:table-cell>
          <table:table-cell table:style-name="ce267"/>
          <table:table-cell table:style-name="ce330"/>
          <table:table-cell table:style-name="ce256"/>
          <table:table-cell table:number-columns-repeated="3" table:style-name="ce267"/>
          <table:table-cell table:number-columns-repeated="2" table:style-name="ce265"/>
          <table:table-cell table:style-name="ce267"/>
          <table:table-cell table:number-columns-repeated="4" table:style-name="ce265"/>
          <table:table-cell table:number-columns-repeated="8" table:style-name="ce267"/>
          <table:table-cell office:value-type="string" table:style-name="ce332">
            <text:p>Next update: May 2017</text:p>
          </table:table-cell>
          <table:table-cell table:style-name="ce267"/>
          <table:table-cell table:number-columns-repeated="14" table:style-name="ce266"/>
          <table:table-cell table:number-columns-repeated="986" table:style-name="ce267"/>
          <table:table-cell table:number-columns-repeated="15360"/>
        </table:table-row>
        <table:table-row table:style-name="ro10">
          <table:table-cell table:number-columns-repeated="2" table:style-name="ce267"/>
          <table:table-cell table:number-columns-repeated="16382"/>
        </table:table-row>
        <table:table-row table:style-name="ro10">
          <table:table-cell office:value-type="string" table:style-name="ce267">
            <text:p>The figures in this table are National Statistics</text:p>
          </table:table-cell>
          <table:table-cell table:number-columns-repeated="16383"/>
        </table:table-row>
        <table:table-row table:number-rows-repeated="1048526" table:style-name="ro14">
          <table:table-cell table:number-columns-repeated="16384"/>
        </table:table-row>
        <table:named-expressions>
          <table:named-range table:name="Print_Area" table:cell-range-address="RDL0201_(2014).$A$1:RDL0201_(2014).$W$50" table:base-cell-address="RDL0201_(2014).$A$1"/>
        </table:named-expressions>
      </table:table>
      <table:table table:name="RDL0201_(2013)" table:style-name="ta5">
        <table:table-column table:style-name="co1" table:number-columns-repeated="2" table:default-cell-style-name="ce341"/>
        <table:table-column table:style-name="co2" table:default-cell-style-name="ce341"/>
        <table:table-column table:style-name="co4" table:default-cell-style-name="ce341"/>
        <table:table-column-group>
          <table:table-column table:style-name="co4" table:number-columns-repeated="2" table:default-cell-style-name="ce341"/>
        </table:table-column-group>
        <table:table-column table:style-name="co4" table:default-cell-style-name="ce339"/>
        <table:table-column-group>
          <table:table-column table:style-name="co4" table:default-cell-style-name="ce339"/>
          <table:table-column table:style-name="co4" table:default-cell-style-name="ce341"/>
        </table:table-column-group>
        <table:table-column table:style-name="co4" table:default-cell-style-name="ce339"/>
        <table:table-column-group>
          <table:table-column table:style-name="co4" table:number-columns-repeated="2" table:default-cell-style-name="ce339"/>
        </table:table-column-group>
        <table:table-column table:style-name="co4" table:default-cell-style-name="ce339"/>
        <table:table-column table:style-name="co10" table:default-cell-style-name="ce341"/>
        <table:table-column table:style-name="co4" table:default-cell-style-name="ce341"/>
        <table:table-column-group>
          <table:table-column table:style-name="co16" table:default-cell-style-name="ce341"/>
          <table:table-column table:style-name="co8" table:default-cell-style-name="ce341"/>
        </table:table-column-group>
        <table:table-column table:style-name="co8" table:default-cell-style-name="ce341"/>
        <table:table-column-group>
          <table:table-column table:style-name="co16" table:number-columns-repeated="2" table:default-cell-style-name="ce341"/>
        </table:table-column-group>
        <table:table-column table:style-name="co4" table:default-cell-style-name="ce341"/>
        <table:table-column table:style-name="co10" table:default-cell-style-name="ce342"/>
        <table:table-column table:style-name="co11" table:default-cell-style-name="ce341"/>
        <table:table-column table:style-name="co17" table:default-cell-style-name="ce10"/>
        <table:table-column table:style-name="co11" table:number-columns-repeated="13" table:default-cell-style-name="ce10"/>
        <table:table-column table:style-name="co11" table:number-columns-repeated="987" table:default-cell-style-name="ce341"/>
        <table:table-column table:style-name="co15" table:number-columns-repeated="15360" table:default-cell-style-name="ce1"/>
        <table:table-row table:style-name="ro1">
          <table:table-cell office:value-type="string" table:style-name="ce337">
            <text:p>Department for Transport statistics</text:p>
          </table:table-cell>
          <table:table-cell table:number-columns-repeated="2" table:style-name="ce337"/>
          <table:table-cell table:number-columns-repeated="2" table:style-name="ce338"/>
          <table:table-cell table:style-name="ce337"/>
          <table:table-cell table:number-columns-repeated="2" table:style-name="ce339"/>
          <table:table-cell table:style-name="ce337"/>
          <table:table-cell table:number-columns-repeated="4" table:style-name="ce339"/>
          <table:table-cell table:style-name="ce337"/>
          <table:table-cell table:number-columns-repeated="2" table:style-name="ce338"/>
          <table:table-cell table:style-name="ce337"/>
          <table:table-cell table:number-columns-repeated="4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7" table:style-name="ce338"/>
        </table:table-row>
        <table:table-row table:style-name="ro2">
          <table:table-cell office:value-type="string" table:style-name="ce170">
            <text:p><text:a xlink:href="https://www.gov.uk/government/collections/road-network-size-and-condition">Road lengths statistics</text:a>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2" table:style-name="ce341"/>
          <table:table-cell table:style-name="ce340"/>
          <table:table-cell table:number-columns-repeated="4" table:style-name="ce341"/>
          <table:table-cell table:style-name="ce342"/>
          <table:table-cell table:style-name="ce341"/>
          <table:table-cell table:number-columns-repeated="14" table:style-name="ce10"/>
          <table:table-cell table:number-columns-repeated="16347"/>
        </table:table-row>
        <table:table-row table:style-name="ro3">
          <table:table-cell office:value-type="string" table:style-name="ce343">
            <text:p>Table RDL0201</text:p>
          </table:table-cell>
          <table:table-cell table:number-columns-repeated="2" table:style-name="ce343"/>
          <table:table-cell table:number-columns-repeated="2" table:style-name="ce338"/>
          <table:table-cell table:style-name="ce343"/>
          <table:table-cell table:number-columns-repeated="2" table:style-name="ce339"/>
          <table:table-cell table:style-name="ce343"/>
          <table:table-cell table:number-columns-repeated="4" table:style-name="ce339"/>
          <table:table-cell table:style-name="ce343"/>
          <table:table-cell table:number-columns-repeated="2" table:style-name="ce338"/>
          <table:table-cell table:style-name="ce343"/>
          <table:table-cell table:number-columns-repeated="4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7" table:style-name="ce338"/>
        </table:table-row>
        <table:table-row table:style-name="ro1">
          <table:table-cell office:value-type="string" table:style-name="ce344">
            <text:p>Road lengths (kilometres) by road type and region and country in Great Britain, 2013</text:p>
          </table:table-cell>
          <table:table-cell table:number-columns-repeated="2" table:style-name="ce343"/>
          <table:table-cell table:number-columns-repeated="2" table:style-name="ce345"/>
          <table:table-cell table:style-name="ce343"/>
          <table:table-cell table:number-columns-repeated="2" table:style-name="ce346"/>
          <table:table-cell table:style-name="ce343"/>
          <table:table-cell table:number-columns-repeated="4" table:style-name="ce346"/>
          <table:table-cell table:style-name="ce343"/>
          <table:table-cell table:number-columns-repeated="2" table:style-name="ce338"/>
          <table:table-cell table:style-name="ce343"/>
          <table:table-cell table:number-columns-repeated="3" table:style-name="ce338"/>
          <table:table-cell table:style-name="ce346"/>
          <table:table-cell table:style-name="ce337"/>
          <table:table-cell table:style-name="ce338"/>
          <table:table-cell table:number-columns-repeated="14" table:style-name="ce10"/>
          <table:table-cell table:number-columns-repeated="16347" table:style-name="ce338"/>
        </table:table-row>
        <table:table-row table:style-name="ro4">
          <table:table-cell table:style-name="ce347"/>
          <table:table-cell table:style-name="ce348"/>
          <table:table-cell table:number-columns-repeated="2" table:style-name="ce349"/>
          <table:table-cell table:number-columns-repeated="2" table:style-name="ce350"/>
          <table:table-cell table:style-name="ce349"/>
          <table:table-cell table:number-columns-repeated="2" table:style-name="ce351"/>
          <table:table-cell table:style-name="ce349"/>
          <table:table-cell table:number-columns-repeated="4" table:style-name="ce351"/>
          <table:table-cell table:style-name="ce349"/>
          <table:table-cell table:number-columns-repeated="2" table:style-name="ce347"/>
          <table:table-cell table:style-name="ce349"/>
          <table:table-cell table:number-columns-repeated="3" table:style-name="ce347"/>
          <table:table-cell table:style-name="ce351"/>
          <table:table-cell office:value-type="string" table:style-name="ce352">
            <text:p>Kilometres</text:p>
          </table:table-cell>
          <table:table-cell table:number-columns-repeated="14" table:style-name="ce10"/>
          <table:table-cell table:number-columns-repeated="16347" table:style-name="ce338"/>
        </table:table-row>
        <table:table-row table:style-name="ro5">
          <table:table-cell table:style-name="ce353"/>
          <table:table-cell table:number-columns-repeated="2" table:style-name="ce354"/>
          <table:table-cell office:value-type="string" table:number-columns-spanned="10" table:number-rows-spanned="1" table:style-name="ce397">
            <text:p>Major roads</text:p>
          </table:table-cell>
          <table:covered-table-cell table:number-columns-repeated="9"/>
          <table:table-cell table:style-name="ce355"/>
          <table:table-cell office:value-type="string" table:number-columns-spanned="7" table:number-rows-spanned="1" table:style-name="ce397">
            <text:p>Minor roads<text:span text:style-name="T1">1</text:span></text:p>
          </table:table-cell>
          <table:covered-table-cell table:number-columns-repeated="6"/>
          <table:table-cell table:style-name="ce355"/>
          <table:table-cell office:value-type="string" table:number-columns-spanned="1" table:number-rows-spanned="3" table:style-name="ce398">
            <text:p>All roads</text:p>
          </table:table-cell>
          <table:table-cell table:number-columns-repeated="14" table:style-name="ce10"/>
          <table:table-cell table:number-columns-repeated="16347" table:style-name="ce353"/>
        </table:table-row>
        <table:table-row table:style-name="ro6">
          <table:table-cell table:style-name="ce353"/>
          <table:table-cell table:number-columns-repeated="3"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office:value-type="string" table:number-columns-spanned="1" table:number-rows-spanned="2" table:style-name="ce400">
            <text:p>All major roads</text:p>
          </table:table-cell>
          <table:table-cell table:style-name="ce356"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office:value-type="string" table:number-columns-spanned="1" table:number-rows-spanned="2" table:style-name="ce400">
            <text:p>All minor roads</text:p>
          </table:table-cell>
          <table:table-cell table:style-name="ce356"/>
          <table:covered-table-cell/>
          <table:table-cell table:number-columns-repeated="14" table:style-name="ce10"/>
          <table:table-cell table:number-columns-repeated="16347" table:style-name="ce353"/>
        </table:table-row>
        <table:table-row table:style-name="ro8">
          <table:table-cell office:value-type="string" table:style-name="ce285">
            <text:p>ONS Area</text:p>
            <text:p>Code</text:p>
          </table:table-cell>
          <table:table-cell table:style-name="ce357"/>
          <table:table-cell table:style-name="ce358"/>
          <table:table-cell office:value-type="string" table:style-name="ce358">
            <text:p>Motorways<text:span text:style-name="T1">2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Rural 'A'<text:s/><text:span text:style-name="T1">2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Urban 'A'<text:s/><text:span text:style-name="T1">2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covered-table-cell/>
          <table:table-cell table:style-name="ce360"/>
          <table:table-cell office:value-type="string" table:style-name="ce358">
            <text:p>Minor rural<text:span text:style-name="T1">2</text:span></text:p>
          </table:table-cell>
          <table:table-cell office:value-type="string" table:style-name="ce359">
            <text:p>Rural 'B'</text:p>
          </table:table-cell>
          <table:table-cell office:value-type="string" table:style-name="ce359">
            <text:p>Rural 'C' and 'U'</text:p>
          </table:table-cell>
          <table:table-cell office:value-type="string" table:style-name="ce358">
            <text:p>Minor urban<text:span text:style-name="T1">2</text:span></text:p>
          </table:table-cell>
          <table:table-cell office:value-type="string" table:style-name="ce359">
            <text:p>Urban 'B'</text:p>
          </table:table-cell>
          <table:table-cell office:value-type="string" table:style-name="ce359">
            <text:p>Urban 'C' and 'U'</text:p>
          </table:table-cell>
          <table:covered-table-cell/>
          <table:table-cell table:style-name="ce360"/>
          <table:covered-table-cell/>
          <table:table-cell table:number-columns-repeated="14" table:style-name="ce10"/>
          <table:table-cell table:number-columns-repeated="16347" table:style-name="ce361"/>
        </table:table-row>
        <table:table-row table:style-name="ro8">
          <table:table-cell table:style-name="ce362"/>
          <table:table-cell office:value-type="string" table:style-name="ce363">
            <text:p>(a) Total length</text:p>
          </table:table-cell>
          <table:table-cell table:number-columns-repeated="2" table:style-name="ce364"/>
          <table:table-cell table:number-columns-repeated="2" table:style-name="ce365"/>
          <table:table-cell table:style-name="ce364"/>
          <table:table-cell table:number-columns-repeated="2" table:style-name="ce366"/>
          <table:table-cell table:style-name="ce364"/>
          <table:table-cell table:number-columns-repeated="4" table:style-name="ce366"/>
          <table:table-cell table:style-name="ce364"/>
          <table:table-cell table:number-columns-repeated="2" table:style-name="ce362"/>
          <table:table-cell table:style-name="ce364"/>
          <table:table-cell table:number-columns-repeated="3" table:style-name="ce362"/>
          <table:table-cell table:style-name="ce366"/>
          <table:table-cell table:style-name="ce367"/>
          <table:table-cell table:number-columns-repeated="14" table:style-name="ce10"/>
          <table:table-cell table:number-columns-repeated="16347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1271.6600000000001" table:style-name="ce216">
            <text:p>1,272</text:p>
          </table:table-cell>
          <table:table-cell office:value-type="float" office:value="293.7" table:style-name="ce301">
            <text:p>294</text:p>
          </table:table-cell>
          <table:table-cell office:value-type="float" office:value="977.96" table:style-name="ce301">
            <text:p>978</text:p>
          </table:table-cell>
          <table:table-cell office:value-type="float" office:value="498.32" table:style-name="ce216">
            <text:p>498</text:p>
          </table:table-cell>
          <table:table-cell office:value-type="float" office:value="48.47" table:style-name="ce301">
            <text:p>48</text:p>
          </table:table-cell>
          <table:table-cell office:value-type="float" office:value="449.85" table:style-name="ce301">
            <text:p>450</text:p>
          </table:table-cell>
          <table:table-cell office:value-type="float" office:value="1827.98" table:style-name="ce302">
            <text:p>1,828</text:p>
          </table:table-cell>
          <table:table-cell table:style-name="ce301"/>
          <table:table-cell office:value-type="float" office:value="7461.4" table:style-name="ce216">
            <text:p>7,461</text:p>
          </table:table-cell>
          <table:table-cell office:value-type="float" office:value="1085.9000000000001" table:style-name="ce301">
            <text:p>1,086</text:p>
          </table:table-cell>
          <table:table-cell office:value-type="float" office:value="6375.5" table:style-name="ce301">
            <text:p>6,376</text:p>
          </table:table-cell>
          <table:table-cell office:value-type="float" office:value="6934.1" table:style-name="ce216">
            <text:p>6,934</text:p>
          </table:table-cell>
          <table:table-cell office:value-type="float" office:value="254.9" table:style-name="ce301">
            <text:p>255</text:p>
          </table:table-cell>
          <table:table-cell office:value-type="float" office:value="6679.2" table:style-name="ce301">
            <text:p>6,679</text:p>
          </table:table-cell>
          <table:table-cell office:value-type="float" office:value="14395.5" table:style-name="ce302">
            <text:p>14,396</text:p>
          </table:table-cell>
          <table:table-cell table:style-name="ce216"/>
          <table:table-cell office:value-type="float" office:value="16223.5" table:style-name="ce216">
            <text:p>16,224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46.29999999999995" table:style-name="ce216">
            <text:p>646</text:p>
          </table:table-cell>
          <table:table-cell office:value-type="float" office:value="624.6" table:style-name="ce301">
            <text:p>625</text:p>
          </table:table-cell>
          <table:table-cell office:value-type="float" office:value="21.7" table:style-name="ce301">
            <text:p>22</text:p>
          </table:table-cell>
          <table:table-cell office:value-type="float" office:value="2320.1799999999998" table:style-name="ce216">
            <text:p>2,320</text:p>
          </table:table-cell>
          <table:table-cell office:value-type="float" office:value="272.93" table:style-name="ce301">
            <text:p>273</text:p>
          </table:table-cell>
          <table:table-cell office:value-type="float" office:value="2047.25" table:style-name="ce301">
            <text:p>2,047</text:p>
          </table:table-cell>
          <table:table-cell office:value-type="float" office:value="1678.77" table:style-name="ce216">
            <text:p>1,679</text:p>
          </table:table-cell>
          <table:table-cell office:value-type="float" office:value="32.200000000000003" table:style-name="ce301">
            <text:p>32</text:p>
          </table:table-cell>
          <table:table-cell office:value-type="float" office:value="1646.57" table:style-name="ce301">
            <text:p>1,647</text:p>
          </table:table-cell>
          <table:table-cell office:value-type="float" office:value="4645.25" table:style-name="ce302">
            <text:p>4,645</text:p>
          </table:table-cell>
          <table:table-cell table:style-name="ce301"/>
          <table:table-cell office:value-type="float" office:value="13694.4" table:style-name="ce216">
            <text:p>13,694</text:p>
          </table:table-cell>
          <table:table-cell office:value-type="float" office:value="1274.5" table:style-name="ce301">
            <text:p>1,275</text:p>
          </table:table-cell>
          <table:table-cell office:value-type="float" office:value="12419.9" table:style-name="ce301">
            <text:p>12,420</text:p>
          </table:table-cell>
          <table:table-cell office:value-type="float" office:value="18688.2" table:style-name="ce216">
            <text:p>18,688</text:p>
          </table:table-cell>
          <table:table-cell office:value-type="float" office:value="730.8" table:style-name="ce301">
            <text:p>731</text:p>
          </table:table-cell>
          <table:table-cell office:value-type="float" office:value="17957.400000000001" table:style-name="ce301">
            <text:p>17,957</text:p>
          </table:table-cell>
          <table:table-cell office:value-type="float" office:value="32382.6" table:style-name="ce302">
            <text:p>32,383</text:p>
          </table:table-cell>
          <table:table-cell table:style-name="ce216"/>
          <table:table-cell office:value-type="float" office:value="37027.9" table:style-name="ce216">
            <text:p>37,028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404.8" table:style-name="ce216">
            <text:p>405</text:p>
          </table:table-cell>
          <table:table-cell office:value-type="float" office:value="401.3" table:style-name="ce301">
            <text:p>401</text:p>
          </table:table-cell>
          <table:table-cell office:value-type="float" office:value="3.5" table:style-name="ce301">
            <text:p>4</text:p>
          </table:table-cell>
          <table:table-cell office:value-type="float" office:value="2268.4899999999998" table:style-name="ce216">
            <text:p>2,268</text:p>
          </table:table-cell>
          <table:table-cell office:value-type="float" office:value="263.87" table:style-name="ce301">
            <text:p>264</text:p>
          </table:table-cell>
          <table:table-cell office:value-type="float" office:value="2004.62" table:style-name="ce301">
            <text:p>2,005</text:p>
          </table:table-cell>
          <table:table-cell office:value-type="float" office:value="1071.99" table:style-name="ce216">
            <text:p>1,072</text:p>
          </table:table-cell>
          <table:table-cell office:value-type="float" office:value="14.95" table:style-name="ce301">
            <text:p>15</text:p>
          </table:table-cell>
          <table:table-cell office:value-type="float" office:value="1057.04" table:style-name="ce301">
            <text:p>1,057</text:p>
          </table:table-cell>
          <table:table-cell office:value-type="float" office:value="3745.28" table:style-name="ce302">
            <text:p>3,745</text:p>
          </table:table-cell>
          <table:table-cell table:style-name="ce301"/>
          <table:table-cell office:value-type="float" office:value="15574.3" table:style-name="ce216">
            <text:p>15,574</text:p>
          </table:table-cell>
          <table:table-cell office:value-type="float" office:value="1466.4" table:style-name="ce301">
            <text:p>1,466</text:p>
          </table:table-cell>
          <table:table-cell office:value-type="float" office:value="14107.9" table:style-name="ce301">
            <text:p>14,108</text:p>
          </table:table-cell>
          <table:table-cell office:value-type="float" office:value="12729.6" table:style-name="ce216">
            <text:p>12,730</text:p>
          </table:table-cell>
          <table:table-cell office:value-type="float" office:value="453.4" table:style-name="ce301">
            <text:p>453</text:p>
          </table:table-cell>
          <table:table-cell office:value-type="float" office:value="12276.2" table:style-name="ce301">
            <text:p>12,276</text:p>
          </table:table-cell>
          <table:table-cell office:value-type="float" office:value="28303.9" table:style-name="ce302">
            <text:p>28,304</text:p>
          </table:table-cell>
          <table:table-cell table:style-name="ce216"/>
          <table:table-cell office:value-type="float" office:value="32049.200000000001" table:style-name="ce216">
            <text:p>32,049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5.4" table:style-name="ce216">
            <text:p>195</text:p>
          </table:table-cell>
          <table:table-cell office:value-type="float" office:value="195.4" table:style-name="ce301">
            <text:p>195</text:p>
          </table:table-cell>
          <table:table-cell office:value-type="float" office:value="0" table:style-name="ce301">
            <text:p>0</text:p>
          </table:table-cell>
          <table:table-cell office:value-type="float" office:value="3174.06" table:style-name="ce216">
            <text:p>3,174</text:p>
          </table:table-cell>
          <table:table-cell office:value-type="float" office:value="554.32000000000005" table:style-name="ce301">
            <text:p>554</text:p>
          </table:table-cell>
          <table:table-cell office:value-type="float" office:value="2619.7399999999998" table:style-name="ce301">
            <text:p>2,620</text:p>
          </table:table-cell>
          <table:table-cell office:value-type="float" office:value="688.97" table:style-name="ce216">
            <text:p>689</text:p>
          </table:table-cell>
          <table:table-cell office:value-type="float" office:value="34.700000000000003" table:style-name="ce301">
            <text:p>35</text:p>
          </table:table-cell>
          <table:table-cell office:value-type="float" office:value="654.27" table:style-name="ce301">
            <text:p>654</text:p>
          </table:table-cell>
          <table:table-cell office:value-type="float" office:value="4058.43" table:style-name="ce302">
            <text:p>4,058</text:p>
          </table:table-cell>
          <table:table-cell table:style-name="ce301"/>
          <table:table-cell office:value-type="float" office:value="18333.400000000001" table:style-name="ce216">
            <text:p>18,333</text:p>
          </table:table-cell>
          <table:table-cell office:value-type="float" office:value="1624.5" table:style-name="ce301">
            <text:p>1,625</text:p>
          </table:table-cell>
          <table:table-cell office:value-type="float" office:value="16708.900000000001" table:style-name="ce301">
            <text:p>16,709</text:p>
          </table:table-cell>
          <table:table-cell office:value-type="float" office:value="9034.1" table:style-name="ce216">
            <text:p>9,034</text:p>
          </table:table-cell>
          <table:table-cell office:value-type="float" office:value="388.4" table:style-name="ce301">
            <text:p>388</text:p>
          </table:table-cell>
          <table:table-cell office:value-type="float" office:value="8645.7000000000007" table:style-name="ce301">
            <text:p>8,646</text:p>
          </table:table-cell>
          <table:table-cell office:value-type="float" office:value="27367.5" table:style-name="ce302">
            <text:p>27,368</text:p>
          </table:table-cell>
          <table:table-cell table:style-name="ce216"/>
          <table:table-cell office:value-type="float" office:value="31425.9" table:style-name="ce216">
            <text:p>31,426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30.2" table:style-name="ce216">
            <text:p>430</text:p>
          </table:table-cell>
          <table:table-cell office:value-type="float" office:value="427" table:style-name="ce301">
            <text:p>427</text:p>
          </table:table-cell>
          <table:table-cell office:value-type="float" office:value="3.2" table:style-name="ce301">
            <text:p>3</text:p>
          </table:table-cell>
          <table:table-cell office:value-type="float" office:value="2452.6799999999998" table:style-name="ce216">
            <text:p>2,453</text:p>
          </table:table-cell>
          <table:table-cell office:value-type="float" office:value="397.78" table:style-name="ce301">
            <text:p>398</text:p>
          </table:table-cell>
          <table:table-cell office:value-type="float" office:value="2054.9" table:style-name="ce301">
            <text:p>2,055</text:p>
          </table:table-cell>
          <table:table-cell office:value-type="float" office:value="1094.8499999999999" table:style-name="ce216">
            <text:p>1,095</text:p>
          </table:table-cell>
          <table:table-cell office:value-type="float" office:value="41.3" table:style-name="ce301">
            <text:p>41</text:p>
          </table:table-cell>
          <table:table-cell office:value-type="float" office:value="1053.55" table:style-name="ce301">
            <text:p>1,054</text:p>
          </table:table-cell>
          <table:table-cell office:value-type="float" office:value="3977.73" table:style-name="ce302">
            <text:p>3,978</text:p>
          </table:table-cell>
          <table:table-cell table:style-name="ce301"/>
          <table:table-cell office:value-type="float" office:value="16131.5" table:style-name="ce216">
            <text:p>16,132</text:p>
          </table:table-cell>
          <table:table-cell office:value-type="float" office:value="1863.2" table:style-name="ce301">
            <text:p>1,863</text:p>
          </table:table-cell>
          <table:table-cell office:value-type="float" office:value="14268.3" table:style-name="ce301">
            <text:p>14,268</text:p>
          </table:table-cell>
          <table:table-cell office:value-type="float" office:value="12818.8" table:style-name="ce216">
            <text:p>12,819</text:p>
          </table:table-cell>
          <table:table-cell office:value-type="float" office:value="633.9" table:style-name="ce301">
            <text:p>634</text:p>
          </table:table-cell>
          <table:table-cell office:value-type="float" office:value="12184.9" table:style-name="ce301">
            <text:p>12,185</text:p>
          </table:table-cell>
          <table:table-cell office:value-type="float" office:value="28950.3" table:style-name="ce302">
            <text:p>28,950</text:p>
          </table:table-cell>
          <table:table-cell table:style-name="ce216"/>
          <table:table-cell office:value-type="float" office:value="32928" table:style-name="ce216">
            <text:p>32,928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6.8" table:style-name="ce216">
            <text:p>267</text:p>
          </table:table-cell>
          <table:table-cell office:value-type="float" office:value="266.8" table:style-name="ce301">
            <text:p>267</text:p>
          </table:table-cell>
          <table:table-cell office:value-type="float" office:value="0" table:style-name="ce301">
            <text:p>0</text:p>
          </table:table-cell>
          <table:table-cell office:value-type="float" office:value="3077.91" table:style-name="ce216">
            <text:p>3,078</text:p>
          </table:table-cell>
          <table:table-cell office:value-type="float" office:value="740.09" table:style-name="ce301">
            <text:p>740</text:p>
          </table:table-cell>
          <table:table-cell office:value-type="float" office:value="2337.8200000000002" table:style-name="ce301">
            <text:p>2,338</text:p>
          </table:table-cell>
          <table:table-cell office:value-type="float" office:value="807.3" table:style-name="ce216">
            <text:p>807</text:p>
          </table:table-cell>
          <table:table-cell office:value-type="float" office:value="33.799999999999997" table:style-name="ce301">
            <text:p>34</text:p>
          </table:table-cell>
          <table:table-cell office:value-type="float" office:value="773.5" table:style-name="ce301">
            <text:p>774</text:p>
          </table:table-cell>
          <table:table-cell office:value-type="float" office:value="4152.01" table:style-name="ce302">
            <text:p>4,152</text:p>
          </table:table-cell>
          <table:table-cell table:style-name="ce301"/>
          <table:table-cell office:value-type="float" office:value="24657.8" table:style-name="ce216">
            <text:p>24,658</text:p>
          </table:table-cell>
          <table:table-cell office:value-type="float" office:value="2811.2" table:style-name="ce301">
            <text:p>2,811</text:p>
          </table:table-cell>
          <table:table-cell office:value-type="float" office:value="21846.6" table:style-name="ce301">
            <text:p>21,847</text:p>
          </table:table-cell>
          <table:table-cell office:value-type="float" office:value="10955.4" table:style-name="ce216">
            <text:p>10,955</text:p>
          </table:table-cell>
          <table:table-cell office:value-type="float" office:value="427.2" table:style-name="ce301">
            <text:p>427</text:p>
          </table:table-cell>
          <table:table-cell office:value-type="float" office:value="10528.2" table:style-name="ce301">
            <text:p>10,528</text:p>
          </table:table-cell>
          <table:table-cell office:value-type="float" office:value="35613.199999999997" table:style-name="ce302">
            <text:p>35,613</text:p>
          </table:table-cell>
          <table:table-cell table:style-name="ce216"/>
          <table:table-cell office:value-type="float" office:value="39765.199999999997" table:style-name="ce216">
            <text:p>39,765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216">
            <text:p>62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301">
            <text:p>62</text:p>
          </table:table-cell>
          <table:table-cell office:value-type="float" office:value="1651.66" table:style-name="ce216">
            <text:p>1,652</text:p>
          </table:table-cell>
          <table:table-cell office:value-type="float" office:value="0" table:style-name="ce301">
            <text:p>0</text:p>
          </table:table-cell>
          <table:table-cell office:value-type="float" office:value="1651.66" table:style-name="ce301">
            <text:p>1,652</text:p>
          </table:table-cell>
          <table:table-cell office:value-type="float" office:value="1773.26" table:style-name="ce302">
            <text:p>1,773</text:p>
          </table:table-cell>
          <table:table-cell table:style-name="ce301"/>
          <table:table-cell office:value-type="float" office:value="306" table:style-name="ce216">
            <text:p>306</text:p>
          </table:table-cell>
          <table:table-cell office:value-type="float" office:value="39.200000000000003" table:style-name="ce301">
            <text:p>39</text:p>
          </table:table-cell>
          <table:table-cell office:value-type="float" office:value="266.8" table:style-name="ce301">
            <text:p>267</text:p>
          </table:table-cell>
          <table:table-cell office:value-type="float" office:value="12750" table:style-name="ce216">
            <text:p>12,750</text:p>
          </table:table-cell>
          <table:table-cell office:value-type="float" office:value="478.1" table:style-name="ce301">
            <text:p>478</text:p>
          </table:table-cell>
          <table:table-cell office:value-type="float" office:value="12271.9" table:style-name="ce301">
            <text:p>12,272</text:p>
          </table:table-cell>
          <table:table-cell office:value-type="float" office:value="13056" table:style-name="ce302">
            <text:p>13,056</text:p>
          </table:table-cell>
          <table:table-cell table:style-name="ce216"/>
          <table:table-cell office:value-type="float" office:value="14829.3" table:style-name="ce216">
            <text:p>14,829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4.6" table:style-name="ce216">
            <text:p>655</text:p>
          </table:table-cell>
          <table:table-cell office:value-type="float" office:value="644" table:style-name="ce301">
            <text:p>644</text:p>
          </table:table-cell>
          <table:table-cell office:value-type="float" office:value="10.6" table:style-name="ce301">
            <text:p>11</text:p>
          </table:table-cell>
          <table:table-cell office:value-type="float" office:value="3780.7" table:style-name="ce216">
            <text:p>3,781</text:p>
          </table:table-cell>
          <table:table-cell office:value-type="float" office:value="629.9" table:style-name="ce301">
            <text:p>630</text:p>
          </table:table-cell>
          <table:table-cell office:value-type="float" office:value="3150.8" table:style-name="ce301">
            <text:p>3,151</text:p>
          </table:table-cell>
          <table:table-cell office:value-type="float" office:value="1452.68" table:style-name="ce216">
            <text:p>1,453</text:p>
          </table:table-cell>
          <table:table-cell office:value-type="float" office:value="43.4" table:style-name="ce301">
            <text:p>43</text:p>
          </table:table-cell>
          <table:table-cell office:value-type="float" office:value="1409.28" table:style-name="ce301">
            <text:p>1,409</text:p>
          </table:table-cell>
          <table:table-cell office:value-type="float" office:value="5887.98" table:style-name="ce302">
            <text:p>5,888</text:p>
          </table:table-cell>
          <table:table-cell table:style-name="ce301"/>
          <table:table-cell office:value-type="float" office:value="23014.3" table:style-name="ce216">
            <text:p>23,014</text:p>
          </table:table-cell>
          <table:table-cell office:value-type="float" office:value="2281.3000000000002" table:style-name="ce301">
            <text:p>2,281</text:p>
          </table:table-cell>
          <table:table-cell office:value-type="float" office:value="20733" table:style-name="ce301">
            <text:p>20,733</text:p>
          </table:table-cell>
          <table:table-cell office:value-type="float" office:value="18887.8" table:style-name="ce216">
            <text:p>18,888</text:p>
          </table:table-cell>
          <table:table-cell office:value-type="float" office:value="799.2" table:style-name="ce301">
            <text:p>799</text:p>
          </table:table-cell>
          <table:table-cell office:value-type="float" office:value="18088.599999999999" table:style-name="ce301">
            <text:p>18,089</text:p>
          </table:table-cell>
          <table:table-cell office:value-type="float" office:value="41902.1" table:style-name="ce302">
            <text:p>41,902</text:p>
          </table:table-cell>
          <table:table-cell table:style-name="ce216"/>
          <table:table-cell office:value-type="float" office:value="47790.1" table:style-name="ce216">
            <text:p>47,790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4235.41" table:style-name="ce216">
            <text:p>4,235</text:p>
          </table:table-cell>
          <table:table-cell office:value-type="float" office:value="709.2" table:style-name="ce301">
            <text:p>709</text:p>
          </table:table-cell>
          <table:table-cell office:value-type="float" office:value="3526.21" table:style-name="ce301">
            <text:p>3,526</text:p>
          </table:table-cell>
          <table:table-cell office:value-type="float" office:value="712.37" table:style-name="ce216">
            <text:p>712</text:p>
          </table:table-cell>
          <table:table-cell office:value-type="float" office:value="27.3" table:style-name="ce301">
            <text:p>27</text:p>
          </table:table-cell>
          <table:table-cell office:value-type="float" office:value="685.07" table:style-name="ce301">
            <text:p>685</text:p>
          </table:table-cell>
          <table:table-cell office:value-type="float" office:value="5274.58" table:style-name="ce302">
            <text:p>5,275</text:p>
          </table:table-cell>
          <table:table-cell table:style-name="ce301"/>
          <table:table-cell office:value-type="float" office:value="34450.6" table:style-name="ce216">
            <text:p>34,451</text:p>
          </table:table-cell>
          <table:table-cell office:value-type="float" office:value="2831.7" table:style-name="ce301">
            <text:p>2,832</text:p>
          </table:table-cell>
          <table:table-cell office:value-type="float" office:value="31618.9" table:style-name="ce301">
            <text:p>31,619</text:p>
          </table:table-cell>
          <table:table-cell office:value-type="float" office:value="10328.299999999999" table:style-name="ce216">
            <text:p>10,328</text:p>
          </table:table-cell>
          <table:table-cell office:value-type="float" office:value="452.1" table:style-name="ce301">
            <text:p>452</text:p>
          </table:table-cell>
          <table:table-cell office:value-type="float" office:value="9876.2000000000007" table:style-name="ce301">
            <text:p>9,876</text:p>
          </table:table-cell>
          <table:table-cell office:value-type="float" office:value="44778.9" table:style-name="ce302">
            <text:p>44,779</text:p>
          </table:table-cell>
          <table:table-cell table:style-name="ce216"/>
          <table:table-cell office:value-type="float" office:value="50053.5" table:style-name="ce216">
            <text:p>50,054</text:p>
          </table:table-cell>
          <table:table-cell table:number-columns-repeated="14" table:style-name="ce10"/>
          <table:table-cell table:number-columns-repeated="16347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3043" table:style-name="ce368">
            <text:p>3,043</text:p>
          </table:table-cell>
          <table:table-cell office:value-type="float" office:value="3001.6" table:style-name="ce306">
            <text:p>3,002</text:p>
          </table:table-cell>
          <table:table-cell office:value-type="float" office:value="41.4" table:style-name="ce306">
            <text:p>41</text:p>
          </table:table-cell>
          <table:table-cell office:value-type="float" office:value="22642.59" table:style-name="ce368">
            <text:p>22,643</text:p>
          </table:table-cell>
          <table:table-cell office:value-type="float" office:value="3861.79" table:style-name="ce306">
            <text:p>3,862</text:p>
          </table:table-cell>
          <table:table-cell office:value-type="float" office:value="18780.8" table:style-name="ce306">
            <text:p>18,781</text:p>
          </table:table-cell>
          <table:table-cell office:value-type="float" office:value="9656.91" table:style-name="ce368">
            <text:p>9,657</text:p>
          </table:table-cell>
          <table:table-cell office:value-type="float" office:value="276.12" table:style-name="ce306">
            <text:p>276</text:p>
          </table:table-cell>
          <table:table-cell office:value-type="float" office:value="9380.7900000000009" table:style-name="ce306">
            <text:p>9,381</text:p>
          </table:table-cell>
          <table:table-cell office:value-type="float" office:value="35342.5" table:style-name="ce302">
            <text:p>35,343</text:p>
          </table:table-cell>
          <table:table-cell table:style-name="ce306"/>
          <table:table-cell office:value-type="float" office:value="153623.70000000001" table:style-name="ce368">
            <text:p>153,624</text:p>
          </table:table-cell>
          <table:table-cell office:value-type="float" office:value="15277.9" table:style-name="ce306">
            <text:p>15,278</text:p>
          </table:table-cell>
          <table:table-cell office:value-type="float" office:value="138345.79999999999" table:style-name="ce306">
            <text:p>138,346</text:p>
          </table:table-cell>
          <table:table-cell office:value-type="float" office:value="113126.3" table:style-name="ce368">
            <text:p>113,126</text:p>
          </table:table-cell>
          <table:table-cell office:value-type="float" office:value="4618" table:style-name="ce306">
            <text:p>4,618</text:p>
          </table:table-cell>
          <table:table-cell office:value-type="float" office:value="108508.3" table:style-name="ce306">
            <text:p>108,508</text:p>
          </table:table-cell>
          <table:table-cell office:value-type="float" office:value="266750" table:style-name="ce302">
            <text:p>266,750</text:p>
          </table:table-cell>
          <table:table-cell table:style-name="ce216"/>
          <table:table-cell office:value-type="float" office:value="302092.5" table:style-name="ce216">
            <text:p>302,093</text:p>
          </table:table-cell>
          <table:table-cell table:number-columns-repeated="14" table:style-name="ce10"/>
          <table:table-cell table:number-columns-repeated="16347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3649.89" table:style-name="ce216">
            <text:p>3,650</text:p>
          </table:table-cell>
          <table:table-cell office:value-type="float" office:value="1514.68" table:style-name="ce301">
            <text:p>1,515</text:p>
          </table:table-cell>
          <table:table-cell office:value-type="float" office:value="2135.21" table:style-name="ce301">
            <text:p>2,135</text:p>
          </table:table-cell>
          <table:table-cell office:value-type="float" office:value="516" table:style-name="ce216">
            <text:p>516</text:p>
          </table:table-cell>
          <table:table-cell office:value-type="float" office:value="49.12" table:style-name="ce301">
            <text:p>49</text:p>
          </table:table-cell>
          <table:table-cell office:value-type="float" office:value="466.88" table:style-name="ce301">
            <text:p>467</text:p>
          </table:table-cell>
          <table:table-cell office:value-type="float" office:value="4307.1899999999996" table:style-name="ce302">
            <text:p>4,307</text:p>
          </table:table-cell>
          <table:table-cell table:style-name="ce301"/>
          <table:table-cell office:value-type="float" office:value="22706.7" table:style-name="ce216">
            <text:p>22,707</text:p>
          </table:table-cell>
          <table:table-cell office:value-type="float" office:value="2626.7" table:style-name="ce301">
            <text:p>2,627</text:p>
          </table:table-cell>
          <table:table-cell office:value-type="float" office:value="20080" table:style-name="ce301">
            <text:p>20,080</text:p>
          </table:table-cell>
          <table:table-cell office:value-type="float" office:value="6880.2" table:style-name="ce216">
            <text:p>6,880</text:p>
          </table:table-cell>
          <table:table-cell office:value-type="float" office:value="378.3" table:style-name="ce301">
            <text:p>378</text:p>
          </table:table-cell>
          <table:table-cell office:value-type="float" office:value="6501.9" table:style-name="ce301">
            <text:p>6,502</text:p>
          </table:table-cell>
          <table:table-cell office:value-type="float" office:value="29586.9" table:style-name="ce302">
            <text:p>29,587</text:p>
          </table:table-cell>
          <table:table-cell table:style-name="ce216"/>
          <table:table-cell office:value-type="float" office:value="33894.1" table:style-name="ce216">
            <text:p>33,894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456.82" table:style-name="ce216">
            <text:p>457</text:p>
          </table:table-cell>
          <table:table-cell office:value-type="float" office:value="456.82" table:style-name="ce301">
            <text:p>457</text:p>
          </table:table-cell>
          <table:table-cell office:value-type="float" office:value="0" table:style-name="ce301">
            <text:p>0</text:p>
          </table:table-cell>
          <table:table-cell office:value-type="float" office:value="9373.36" table:style-name="ce216">
            <text:p>9,373</text:p>
          </table:table-cell>
          <table:table-cell office:value-type="float" office:value="2715.06" table:style-name="ce301">
            <text:p>2,715</text:p>
          </table:table-cell>
          <table:table-cell office:value-type="float" office:value="6658.3" table:style-name="ce301">
            <text:p>6,658</text:p>
          </table:table-cell>
          <table:table-cell office:value-type="float" office:value="910.69" table:style-name="ce216">
            <text:p>911</text:p>
          </table:table-cell>
          <table:table-cell office:value-type="float" office:value="87.8" table:style-name="ce301">
            <text:p>88</text:p>
          </table:table-cell>
          <table:table-cell office:value-type="float" office:value="822.89" table:style-name="ce301">
            <text:p>823</text:p>
          </table:table-cell>
          <table:table-cell office:value-type="float" office:value="10740.87" table:style-name="ce302">
            <text:p>10,741</text:p>
          </table:table-cell>
          <table:table-cell table:style-name="ce301"/>
          <table:table-cell office:value-type="float" office:value="36929.1" table:style-name="ce216">
            <text:p>36,929</text:p>
          </table:table-cell>
          <table:table-cell office:value-type="float" office:value="6814.6" table:style-name="ce301">
            <text:p>6,815</text:p>
          </table:table-cell>
          <table:table-cell office:value-type="float" office:value="30114.5" table:style-name="ce301">
            <text:p>30,115</text:p>
          </table:table-cell>
          <table:table-cell office:value-type="float" office:value="11804.3" table:style-name="ce216">
            <text:p>11,804</text:p>
          </table:table-cell>
          <table:table-cell office:value-type="float" office:value="501.8" table:style-name="ce301">
            <text:p>502</text:p>
          </table:table-cell>
          <table:table-cell office:value-type="float" office:value="11302.5" table:style-name="ce301">
            <text:p>11,303</text:p>
          </table:table-cell>
          <table:table-cell office:value-type="float" office:value="48733.4" table:style-name="ce302">
            <text:p>48,733</text:p>
          </table:table-cell>
          <table:table-cell table:style-name="ce216"/>
          <table:table-cell office:value-type="float" office:value="59474.3" table:style-name="ce216">
            <text:p>59,474</text:p>
          </table:table-cell>
          <table:table-cell table:number-columns-repeated="14" table:style-name="ce10"/>
          <table:table-cell table:number-columns-repeated="16347"/>
        </table:table-row>
        <table:table-row table:style-name="ro9">
          <table:table-cell office:value-type="string" table:style-name="ce369">
            <text:p>K03000001</text:p>
          </table:table-cell>
          <table:table-cell office:value-type="string" table:style-name="ce354">
            <text:p>Great Britain</text:p>
          </table:table-cell>
          <table:table-cell table:style-name="ce354"/>
          <table:table-cell office:value-type="float" office:value="3641.12" table:style-name="ce368">
            <text:p>3,641</text:p>
          </table:table-cell>
          <table:table-cell office:value-type="float" office:value="3599.72" table:style-name="ce370">
            <text:p>3,600</text:p>
          </table:table-cell>
          <table:table-cell office:value-type="float" office:value="41.4" table:style-name="ce370">
            <text:p>41</text:p>
          </table:table-cell>
          <table:table-cell office:value-type="float" office:value="35665.839999999997" table:style-name="ce368">
            <text:p>35,666</text:p>
          </table:table-cell>
          <table:table-cell office:value-type="float" office:value="8091.53" table:style-name="ce370">
            <text:p>8,092</text:p>
          </table:table-cell>
          <table:table-cell office:value-type="float" office:value="27574.31" table:style-name="ce370">
            <text:p>27,574</text:p>
          </table:table-cell>
          <table:table-cell office:value-type="float" office:value="11083.6" table:style-name="ce368">
            <text:p>11,084</text:p>
          </table:table-cell>
          <table:table-cell office:value-type="float" office:value="413.04" table:style-name="ce370">
            <text:p>413</text:p>
          </table:table-cell>
          <table:table-cell office:value-type="float" office:value="10670.56" table:style-name="ce370">
            <text:p>10,671</text:p>
          </table:table-cell>
          <table:table-cell office:value-type="float" office:value="50390.559999999998" table:style-name="ce302">
            <text:p>50,391</text:p>
          </table:table-cell>
          <table:table-cell table:style-name="ce370"/>
          <table:table-cell office:value-type="float" office:value="213259.5" table:style-name="ce368">
            <text:p>213,260</text:p>
          </table:table-cell>
          <table:table-cell office:value-type="float" office:value="24719.200000000001" table:style-name="ce370">
            <text:p>24,719</text:p>
          </table:table-cell>
          <table:table-cell office:value-type="float" office:value="188540.3" table:style-name="ce370">
            <text:p>188,540</text:p>
          </table:table-cell>
          <table:table-cell office:value-type="float" office:value="131810.79999999999" table:style-name="ce368">
            <text:p>131,811</text:p>
          </table:table-cell>
          <table:table-cell office:value-type="float" office:value="5498.1" table:style-name="ce370">
            <text:p>5,498</text:p>
          </table:table-cell>
          <table:table-cell office:value-type="float" office:value="126312.7" table:style-name="ce370">
            <text:p>126,313</text:p>
          </table:table-cell>
          <table:table-cell office:value-type="float" office:value="345070.3" table:style-name="ce302">
            <text:p>345,070</text:p>
          </table:table-cell>
          <table:table-cell table:style-name="ce216"/>
          <table:table-cell office:value-type="float" office:value="395460.9" table:style-name="ce216">
            <text:p>395,461</text:p>
          </table:table-cell>
          <table:table-cell table:number-columns-repeated="14" table:style-name="ce10"/>
          <table:table-cell table:number-columns-repeated="16347" table:style-name="ce342"/>
        </table:table-row>
        <table:table-row table:style-name="ro8">
          <table:table-cell table:style-name="ce371"/>
          <table:table-cell office:value-type="string" table:style-name="ce372">
            <text:p>(b) Length which is major road dual carriageway</text:p>
          </table:table-cell>
          <table:table-cell table:style-name="ce373"/>
          <table:table-cell table:style-name="ce374"/>
          <table:table-cell table:number-columns-repeated="2" table:style-name="ce375"/>
          <table:table-cell table:style-name="ce374"/>
          <table:table-cell table:number-columns-repeated="2" table:style-name="ce376"/>
          <table:table-cell table:style-name="ce374"/>
          <table:table-cell table:number-columns-repeated="4" table:style-name="ce376"/>
          <table:table-cell table:style-name="ce374"/>
          <table:table-cell table:number-columns-repeated="2" table:style-name="ce377"/>
          <table:table-cell table:style-name="ce374"/>
          <table:table-cell table:number-columns-repeated="3" table:style-name="ce377"/>
          <table:table-cell table:style-name="ce376"/>
          <table:table-cell table:style-name="ce378"/>
          <table:table-cell table:number-columns-repeated="14" table:style-name="ce10"/>
          <table:table-cell table:number-columns-repeated="16347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314.2" table:style-name="ce216">
            <text:p>314</text:p>
          </table:table-cell>
          <table:table-cell office:value-type="float" office:value="188.8" table:style-name="ce301">
            <text:p>189</text:p>
          </table:table-cell>
          <table:table-cell office:value-type="float" office:value="125.4" table:style-name="ce301">
            <text:p>125</text:p>
          </table:table-cell>
          <table:table-cell office:value-type="float" office:value="171.8" table:style-name="ce216">
            <text:p>172</text:p>
          </table:table-cell>
          <table:table-cell office:value-type="float" office:value="37.799999999999997" table:style-name="ce301">
            <text:p>38</text:p>
          </table:table-cell>
          <table:table-cell office:value-type="float" office:value="134" table:style-name="ce301">
            <text:p>134</text:p>
          </table:table-cell>
          <table:table-cell office:value-type="float" office:value="544" table:style-name="ce302">
            <text:p>544</text:p>
          </table:table-cell>
          <table:table-cell table:style-name="ce379"/>
          <table:table-cell office:value-type="string" table:style-name="ce380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1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44.5" table:style-name="ce216">
            <text:p>645</text:p>
          </table:table-cell>
          <table:table-cell office:value-type="float" office:value="623.29999999999995" table:style-name="ce301">
            <text:p>623</text:p>
          </table:table-cell>
          <table:table-cell office:value-type="float" office:value="21.2" table:style-name="ce301">
            <text:p>21</text:p>
          </table:table-cell>
          <table:table-cell office:value-type="float" office:value="292.95" table:style-name="ce216">
            <text:p>293</text:p>
          </table:table-cell>
          <table:table-cell office:value-type="float" office:value="100.5" table:style-name="ce301">
            <text:p>101</text:p>
          </table:table-cell>
          <table:table-cell office:value-type="float" office:value="192.45" table:style-name="ce301">
            <text:p>192</text:p>
          </table:table-cell>
          <table:table-cell office:value-type="float" office:value="416.88" table:style-name="ce216">
            <text:p>417</text:p>
          </table:table-cell>
          <table:table-cell office:value-type="float" office:value="13.5" table:style-name="ce301">
            <text:p>14</text:p>
          </table:table-cell>
          <table:table-cell office:value-type="float" office:value="403.38" table:style-name="ce301">
            <text:p>403</text:p>
          </table:table-cell>
          <table:table-cell office:value-type="float" office:value="1354.33" table:style-name="ce302">
            <text:p>1,354</text:p>
          </table:table-cell>
          <table:table-cell table:style-name="ce379"/>
          <table:table-cell office:value-type="string" table:style-name="ce380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92.3" table:style-name="ce216">
            <text:p>392</text:p>
          </table:table-cell>
          <table:table-cell office:value-type="float" office:value="388.8" table:style-name="ce301">
            <text:p>389</text:p>
          </table:table-cell>
          <table:table-cell office:value-type="float" office:value="3.5" table:style-name="ce301">
            <text:p>4</text:p>
          </table:table-cell>
          <table:table-cell office:value-type="float" office:value="272.86" table:style-name="ce216">
            <text:p>273</text:p>
          </table:table-cell>
          <table:table-cell office:value-type="float" office:value="173.9" table:style-name="ce301">
            <text:p>174</text:p>
          </table:table-cell>
          <table:table-cell office:value-type="float" office:value="98.96" table:style-name="ce301">
            <text:p>99</text:p>
          </table:table-cell>
          <table:table-cell office:value-type="float" office:value="296.58" table:style-name="ce216">
            <text:p>297</text:p>
          </table:table-cell>
          <table:table-cell office:value-type="float" office:value="10.7" table:style-name="ce301">
            <text:p>11</text:p>
          </table:table-cell>
          <table:table-cell office:value-type="float" office:value="285.88" table:style-name="ce301">
            <text:p>286</text:p>
          </table:table-cell>
          <table:table-cell office:value-type="float" office:value="961.74" table:style-name="ce302">
            <text:p>962</text:p>
          </table:table-cell>
          <table:table-cell table:style-name="ce379"/>
          <table:table-cell office:value-type="string" table:style-name="ce380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3.7" table:style-name="ce216">
            <text:p>194</text:p>
          </table:table-cell>
          <table:table-cell office:value-type="float" office:value="193.7" table:style-name="ce301">
            <text:p>194</text:p>
          </table:table-cell>
          <table:table-cell office:value-type="float" office:value="0" table:style-name="ce301">
            <text:p>0</text:p>
          </table:table-cell>
          <table:table-cell office:value-type="float" office:value="504.82" table:style-name="ce216">
            <text:p>505</text:p>
          </table:table-cell>
          <table:table-cell office:value-type="float" office:value="338.7" table:style-name="ce301">
            <text:p>339</text:p>
          </table:table-cell>
          <table:table-cell office:value-type="float" office:value="166.12" table:style-name="ce301">
            <text:p>166</text:p>
          </table:table-cell>
          <table:table-cell office:value-type="float" office:value="165.15" table:style-name="ce216">
            <text:p>165</text:p>
          </table:table-cell>
          <table:table-cell office:value-type="float" office:value="29" table:style-name="ce301">
            <text:p>29</text:p>
          </table:table-cell>
          <table:table-cell office:value-type="float" office:value="136.15" table:style-name="ce301">
            <text:p>136</text:p>
          </table:table-cell>
          <table:table-cell office:value-type="float" office:value="863.67" table:style-name="ce302">
            <text:p>864</text:p>
          </table:table-cell>
          <table:table-cell table:style-name="ce379"/>
          <table:table-cell office:value-type="string" table:style-name="ce380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12.4" table:style-name="ce216">
            <text:p>412</text:p>
          </table:table-cell>
          <table:table-cell office:value-type="float" office:value="409.2" table:style-name="ce301">
            <text:p>409</text:p>
          </table:table-cell>
          <table:table-cell office:value-type="float" office:value="3.2" table:style-name="ce301">
            <text:p>3</text:p>
          </table:table-cell>
          <table:table-cell office:value-type="float" office:value="347.55" table:style-name="ce216">
            <text:p>348</text:p>
          </table:table-cell>
          <table:table-cell office:value-type="float" office:value="173.6" table:style-name="ce301">
            <text:p>174</text:p>
          </table:table-cell>
          <table:table-cell office:value-type="float" office:value="173.95" table:style-name="ce301">
            <text:p>174</text:p>
          </table:table-cell>
          <table:table-cell office:value-type="float" office:value="360.12" table:style-name="ce216">
            <text:p>360</text:p>
          </table:table-cell>
          <table:table-cell office:value-type="float" office:value="31" table:style-name="ce301">
            <text:p>31</text:p>
          </table:table-cell>
          <table:table-cell office:value-type="float" office:value="329.12" table:style-name="ce301">
            <text:p>329</text:p>
          </table:table-cell>
          <table:table-cell office:value-type="float" office:value="1120.07" table:style-name="ce302">
            <text:p>1,120</text:p>
          </table:table-cell>
          <table:table-cell table:style-name="ce379"/>
          <table:table-cell office:value-type="string" table:style-name="ce380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7.39999999999998" table:style-name="ce216">
            <text:p>267</text:p>
          </table:table-cell>
          <table:table-cell office:value-type="float" office:value="267.39999999999998" table:style-name="ce301">
            <text:p>267</text:p>
          </table:table-cell>
          <table:table-cell office:value-type="float" office:value="0" table:style-name="ce301">
            <text:p>0</text:p>
          </table:table-cell>
          <table:table-cell office:value-type="float" office:value="848.53" table:style-name="ce216">
            <text:p>849</text:p>
          </table:table-cell>
          <table:table-cell office:value-type="float" office:value="538.72" table:style-name="ce301">
            <text:p>539</text:p>
          </table:table-cell>
          <table:table-cell office:value-type="float" office:value="309.81" table:style-name="ce301">
            <text:p>310</text:p>
          </table:table-cell>
          <table:table-cell office:value-type="float" office:value="184.56" table:style-name="ce216">
            <text:p>185</text:p>
          </table:table-cell>
          <table:table-cell office:value-type="float" office:value="23.5" table:style-name="ce301">
            <text:p>24</text:p>
          </table:table-cell>
          <table:table-cell office:value-type="float" office:value="161.06" table:style-name="ce301">
            <text:p>161</text:p>
          </table:table-cell>
          <table:table-cell office:value-type="float" office:value="1300.48" table:style-name="ce302">
            <text:p>1,300</text:p>
          </table:table-cell>
          <table:table-cell table:style-name="ce379"/>
          <table:table-cell office:value-type="string" table:style-name="ce380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216">
            <text:p>23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301">
            <text:p>23</text:p>
          </table:table-cell>
          <table:table-cell office:value-type="float" office:value="411.65" table:style-name="ce216">
            <text:p>412</text:p>
          </table:table-cell>
          <table:table-cell office:value-type="float" office:value="0" table:style-name="ce301">
            <text:p>0</text:p>
          </table:table-cell>
          <table:table-cell office:value-type="float" office:value="411.65" table:style-name="ce301">
            <text:p>412</text:p>
          </table:table-cell>
          <table:table-cell office:value-type="float" office:value="495.05" table:style-name="ce302">
            <text:p>495</text:p>
          </table:table-cell>
          <table:table-cell table:style-name="ce379"/>
          <table:table-cell office:value-type="string" table:style-name="ce380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3.1" table:style-name="ce216">
            <text:p>653</text:p>
          </table:table-cell>
          <table:table-cell office:value-type="float" office:value="642.5" table:style-name="ce301">
            <text:p>643</text:p>
          </table:table-cell>
          <table:table-cell office:value-type="float" office:value="10.6" table:style-name="ce301">
            <text:p>11</text:p>
          </table:table-cell>
          <table:table-cell office:value-type="float" office:value="898.61" table:style-name="ce216">
            <text:p>899</text:p>
          </table:table-cell>
          <table:table-cell office:value-type="float" office:value="479.2" table:style-name="ce301">
            <text:p>479</text:p>
          </table:table-cell>
          <table:table-cell office:value-type="float" office:value="419.41" table:style-name="ce301">
            <text:p>419</text:p>
          </table:table-cell>
          <table:table-cell office:value-type="float" office:value="367.5" table:style-name="ce216">
            <text:p>368</text:p>
          </table:table-cell>
          <table:table-cell office:value-type="float" office:value="29.6" table:style-name="ce301">
            <text:p>30</text:p>
          </table:table-cell>
          <table:table-cell office:value-type="float" office:value="337.9" table:style-name="ce301">
            <text:p>338</text:p>
          </table:table-cell>
          <table:table-cell office:value-type="float" office:value="1919.21" table:style-name="ce302">
            <text:p>1,919</text:p>
          </table:table-cell>
          <table:table-cell table:style-name="ce379"/>
          <table:table-cell office:value-type="string" table:style-name="ce380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7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545.78" table:style-name="ce216">
            <text:p>546</text:p>
          </table:table-cell>
          <table:table-cell office:value-type="float" office:value="399.4" table:style-name="ce301">
            <text:p>399</text:p>
          </table:table-cell>
          <table:table-cell office:value-type="float" office:value="146.38" table:style-name="ce301">
            <text:p>146</text:p>
          </table:table-cell>
          <table:table-cell office:value-type="float" office:value="181.84" table:style-name="ce216">
            <text:p>182</text:p>
          </table:table-cell>
          <table:table-cell office:value-type="float" office:value="17.399999999999999" table:style-name="ce301">
            <text:p>17</text:p>
          </table:table-cell>
          <table:table-cell office:value-type="float" office:value="164.44" table:style-name="ce301">
            <text:p>164</text:p>
          </table:table-cell>
          <table:table-cell office:value-type="float" office:value="1054.42" table:style-name="ce302">
            <text:p>1,054</text:p>
          </table:table-cell>
          <table:table-cell table:style-name="ce379"/>
          <table:table-cell office:value-type="string" table:style-name="ce380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7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3008.3" table:style-name="ce368">
            <text:p>3,008</text:p>
          </table:table-cell>
          <table:table-cell office:value-type="float" office:value="2967.4" table:style-name="ce306">
            <text:p>2,967</text:p>
          </table:table-cell>
          <table:table-cell office:value-type="float" office:value="40.9" table:style-name="ce306">
            <text:p>41</text:p>
          </table:table-cell>
          <table:table-cell office:value-type="float" office:value="4048.59" table:style-name="ce302">
            <text:p>4,049</text:p>
          </table:table-cell>
          <table:table-cell office:value-type="float" office:value="2392.8200000000002" table:style-name="ce306">
            <text:p>2,393</text:p>
          </table:table-cell>
          <table:table-cell office:value-type="float" office:value="1655.78" table:style-name="ce306">
            <text:p>1,656</text:p>
          </table:table-cell>
          <table:table-cell office:value-type="float" office:value="2556.0700000000002" table:style-name="ce302">
            <text:p>2,556</text:p>
          </table:table-cell>
          <table:table-cell office:value-type="float" office:value="192.5" table:style-name="ce306">
            <text:p>193</text:p>
          </table:table-cell>
          <table:table-cell office:value-type="float" office:value="2363.5700000000002" table:style-name="ce306">
            <text:p>2,364</text:p>
          </table:table-cell>
          <table:table-cell office:value-type="float" office:value="9612.9599999999991" table:style-name="ce302">
            <text:p>9,613</text:p>
          </table:table-cell>
          <table:table-cell table:style-name="ce381"/>
          <table:table-cell office:value-type="string" table:style-name="ce380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7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425.8" table:style-name="ce216">
            <text:p>426</text:p>
          </table:table-cell>
          <table:table-cell office:value-type="float" office:value="334.3" table:style-name="ce301">
            <text:p>334</text:p>
          </table:table-cell>
          <table:table-cell office:value-type="float" office:value="91.5" table:style-name="ce301">
            <text:p>92</text:p>
          </table:table-cell>
          <table:table-cell office:value-type="float" office:value="122.2" table:style-name="ce216">
            <text:p>122</text:p>
          </table:table-cell>
          <table:table-cell office:value-type="float" office:value="18.8" table:style-name="ce301">
            <text:p>19</text:p>
          </table:table-cell>
          <table:table-cell office:value-type="float" office:value="103.4" table:style-name="ce301">
            <text:p>103</text:p>
          </table:table-cell>
          <table:table-cell office:value-type="float" office:value="689.3" table:style-name="ce302">
            <text:p>689</text:p>
          </table:table-cell>
          <table:table-cell table:style-name="ce379"/>
          <table:table-cell office:value-type="string" table:style-name="ce380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987" table:style-name="ce341"/>
          <table:table-cell table:number-columns-repeated="15360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438.47" table:style-name="ce216">
            <text:p>438</text:p>
          </table:table-cell>
          <table:table-cell office:value-type="float" office:value="438.47" table:style-name="ce301">
            <text:p>438</text:p>
          </table:table-cell>
          <table:table-cell office:value-type="float" office:value="0" table:style-name="ce301">
            <text:p>0</text:p>
          </table:table-cell>
          <table:table-cell office:value-type="float" office:value="543.5" table:style-name="ce216">
            <text:p>544</text:p>
          </table:table-cell>
          <table:table-cell office:value-type="float" office:value="452.5" table:style-name="ce301">
            <text:p>453</text:p>
          </table:table-cell>
          <table:table-cell office:value-type="float" office:value="91" table:style-name="ce301">
            <text:p>91</text:p>
          </table:table-cell>
          <table:table-cell office:value-type="float" office:value="235.68" table:style-name="ce216">
            <text:p>236</text:p>
          </table:table-cell>
          <table:table-cell office:value-type="float" office:value="49.7" table:style-name="ce301">
            <text:p>50</text:p>
          </table:table-cell>
          <table:table-cell office:value-type="float" office:value="185.98" table:style-name="ce301">
            <text:p>186</text:p>
          </table:table-cell>
          <table:table-cell office:value-type="float" office:value="1217.6500000000001" table:style-name="ce302">
            <text:p>1,218</text:p>
          </table:table-cell>
          <table:table-cell table:style-name="ce379"/>
          <table:table-cell office:value-type="string" table:style-name="ce380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987" table:style-name="ce341"/>
          <table:table-cell table:number-columns-repeated="15360"/>
        </table:table-row>
        <table:table-row table:style-name="ro9">
          <table:table-cell office:value-type="string" table:style-name="ce382">
            <text:p>K03000001</text:p>
          </table:table-cell>
          <table:table-cell office:value-type="string" table:style-name="ce383">
            <text:p>Great Britain</text:p>
          </table:table-cell>
          <table:table-cell table:style-name="ce383"/>
          <table:table-cell office:value-type="float" office:value="3588.07" table:style-name="ce384">
            <text:p>3,588</text:p>
          </table:table-cell>
          <table:table-cell office:value-type="float" office:value="3547.17" table:style-name="ce385">
            <text:p>3,547</text:p>
          </table:table-cell>
          <table:table-cell office:value-type="float" office:value="40.9" table:style-name="ce385">
            <text:p>41</text:p>
          </table:table-cell>
          <table:table-cell office:value-type="float" office:value="5017.8900000000003" table:style-name="ce384">
            <text:p>5,018</text:p>
          </table:table-cell>
          <table:table-cell office:value-type="float" office:value="3179.62" table:style-name="ce385">
            <text:p>3,180</text:p>
          </table:table-cell>
          <table:table-cell office:value-type="float" office:value="1838.28" table:style-name="ce385">
            <text:p>1,838</text:p>
          </table:table-cell>
          <table:table-cell office:value-type="float" office:value="2913.95" table:style-name="ce384">
            <text:p>2,914</text:p>
          </table:table-cell>
          <table:table-cell office:value-type="float" office:value="261" table:style-name="ce385">
            <text:p>261</text:p>
          </table:table-cell>
          <table:table-cell office:value-type="float" office:value="2652.95" table:style-name="ce385">
            <text:p>2,653</text:p>
          </table:table-cell>
          <table:table-cell office:value-type="float" office:value="11519.91" table:style-name="ce384">
            <text:p>11,520</text:p>
          </table:table-cell>
          <table:table-cell table:style-name="ce386"/>
          <table:table-cell office:value-type="string" table:style-name="ce387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table:style-name="ce382"/>
          <table:table-cell office:value-type="string" table:style-name="ce388">
            <text:p>.</text:p>
          </table:table-cell>
          <table:table-cell table:number-columns-repeated="14" table:style-name="ce10"/>
          <table:table-cell table:number-columns-repeated="16347" table:style-name="ce342"/>
        </table:table-row>
        <table:table-row table:style-name="ro11">
          <table:table-cell table:style-name="ce342"/>
          <table:table-cell table:number-columns-repeated="2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number-columns-repeated="3" table:style-name="ce342"/>
          <table:table-cell table:number-columns-repeated="14" table:style-name="ce10"/>
          <table:table-cell table:number-columns-repeated="16347" table:style-name="ce342"/>
        </table:table-row>
        <table:table-row table:style-name="ro11">
          <table:table-cell office:value-type="string" table:style-name="ce171">
            <text:p>Values may not sum to totals due to rounding</text:p>
          </table:table-cell>
          <table:table-cell table:style-name="ce281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style-name="ce233"/>
          <table:table-cell table:style-name="ce327"/>
          <table:table-cell table:style-name="ce326"/>
          <table:table-cell table:number-columns-repeated="2" table:style-name="ce327"/>
          <table:table-cell table:style-name="ce326"/>
          <table:table-cell table:number-columns-repeated="2" table:style-name="ce327"/>
          <table:table-cell table:number-columns-repeated="3" table:style-name="ce268"/>
          <table:table-cell table:number-columns-repeated="234" table:style-name="ce10"/>
          <table:table-cell table:number-columns-repeated="16128" table:style-name="ce268"/>
        </table:table-row>
        <table:table-row table:style-name="ro11">
          <table:table-cell office:value-type="string" table:style-name="ce390">
            <text:p>1. Minor roads figures in 2013 have been derived differently, with C and U roads combined, as no R199b road length consultation took place.</text:p>
          </table:table-cell>
          <table:table-cell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number-columns-repeated="3" table:style-name="ce342"/>
          <table:table-cell table:number-columns-repeated="234" table:style-name="ce10"/>
          <table:table-cell table:number-columns-repeated="16128" table:style-name="ce342"/>
        </table:table-row>
        <table:table-row table:style-name="ro11">
          <table:table-cell office:value-type="string" table:style-name="ce341">
            <text:p>2. Use controls at top of sheet to expand/collapse selection</text:p>
          </table:table-cell>
          <table:table-cell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number-columns-repeated="3" table:style-name="ce342"/>
          <table:table-cell table:number-columns-repeated="234" table:style-name="ce10"/>
          <table:table-cell table:number-columns-repeated="16128" table:style-name="ce342"/>
        </table:table-row>
        <table:table-row table:style-name="ro11">
          <table:table-cell table:number-columns-repeated="2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number-columns-repeated="3" table:style-name="ce342"/>
          <table:table-cell table:number-columns-repeated="234" table:style-name="ce10"/>
          <table:table-cell table:number-columns-repeated="16128" table:style-name="ce342"/>
        </table:table-row>
        <table:table-row table:style-name="ro11">
          <table:table-cell office:value-type="string" table:style-name="ce248">
            <text:p>Symbols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style-name="ce174"/>
          <table:table-cell table:number-columns-repeated="234" table:style-name="ce10"/>
          <table:table-cell table:number-columns-repeated="16128" table:style-name="ce174"/>
        </table:table-row>
        <table:table-row table:style-name="ro11">
          <table:table-cell office:value-type="string" table:style-name="ce171">
            <text:p>. <text:s/>Not applicable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style-name="ce174"/>
          <table:table-cell table:number-columns-repeated="234" table:style-name="ce10"/>
          <table:table-cell table:number-columns-repeated="16128" table:style-name="ce174"/>
        </table:table-row>
        <table:table-row table:style-name="ro11">
          <table:table-cell table:style-name="ce171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style-name="ce174"/>
          <table:table-cell table:number-columns-repeated="234" table:style-name="ce10"/>
          <table:table-cell table:number-columns-repeated="16128" table:style-name="ce174"/>
        </table:table-row>
        <table:table-row table:style-name="ro11">
          <table:table-cell office:value-type="string" table:style-name="ce391">
            <text:p>Telephone: 020 7944 5032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2" table:style-name="ce341"/>
          <table:table-cell table:style-name="ce340"/>
          <table:table-cell table:number-columns-repeated="4" table:style-name="ce341"/>
          <table:table-cell table:style-name="ce342"/>
          <table:table-cell office:value-type="string" table:style-name="ce392">
            <text:p>Source: Department for Transport</text:p>
          </table:table-cell>
          <table:table-cell table:number-columns-repeated="14" table:style-name="ce10"/>
          <table:table-cell table:number-columns-repeated="987" table:style-name="ce341"/>
          <table:table-cell table:number-columns-repeated="15360"/>
        </table:table-row>
        <table:table-row table:style-name="ro11">
          <table:table-cell office:value-type="string" table:style-name="ce251">
            <text:p><text:a xlink:href="mailto:road.length@dft.gsi.gov.uk">Email: road.length@dft.gsi.gov.uk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8" table:style-name="ce341"/>
          <table:table-cell table:style-name="ce342"/>
          <table:table-cell table:style-name="ce393"/>
          <table:table-cell table:number-columns-repeated="14" table:style-name="ce10"/>
          <table:table-cell table:number-columns-repeated="987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8" table:style-name="ce341"/>
          <table:table-cell table:style-name="ce342"/>
          <table:table-cell office:value-type="string" table:style-name="ce255">
            <text:p>Last updated: 19 May 2016</text:p>
          </table:table-cell>
          <table:table-cell table:number-columns-repeated="14" table:style-name="ce10"/>
          <table:table-cell table:number-columns-repeated="987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7/road-length-statistics-methodology.pdf">Methodology note</text:a></text:p>
          </table:table-cell>
          <table:table-cell table:style-name="ce341"/>
          <table:table-cell table:style-name="ce394"/>
          <table:table-cell table:number-columns-repeated="3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8" table:style-name="ce341"/>
          <table:table-cell table:style-name="ce342"/>
          <table:table-cell office:value-type="string" table:style-name="ce255">
            <text:p>Next update: May 2017</text:p>
          </table:table-cell>
          <table:table-cell table:number-columns-repeated="14" table:style-name="ce10"/>
          <table:table-cell table:number-columns-repeated="987" table:style-name="ce341"/>
          <table:table-cell table:number-columns-repeated="15360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table:style-name="ce341">
            <text:p>The figures in this table are National Statistics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8" table:style-name="ce341"/>
          <table:table-cell table:style-name="ce342"/>
          <table:table-cell table:number-columns-repeated="16362"/>
        </table:table-row>
        <table:table-row table:number-rows-repeated="2" table:style-name="ro10">
          <table:table-cell table:number-columns-repeated="6" table:style-name="ce10"/>
          <table:table-cell table:number-columns-repeated="2" table:style-name="ce395"/>
          <table:table-cell table:style-name="ce10"/>
          <table:table-cell table:number-columns-repeated="4" table:style-name="ce395"/>
          <table:table-cell table:number-columns-repeated="8" table:style-name="ce10"/>
          <table:table-cell table:style-name="ce396"/>
          <table:table-cell table:number-columns-repeated="16362" table:style-name="ce10"/>
        </table:table-row>
        <table:table-row table:number-rows-repeated="1048524" table:style-name="ro10">
          <table:table-cell table:number-columns-repeated="16384"/>
        </table:table-row>
        <table:named-expressions>
          <table:named-range table:name="Print_Area" table:cell-range-address="RDL0201_(2013).$A$1:RDL0201_(2013).$W$52" table:base-cell-address="RDL0201_(2013).$A$1"/>
        </table:named-expressions>
      </table:table>
      <table:table table:name="RDL0201_(2012)" table:style-name="ta6">
        <table:table-column table:style-name="co1" table:number-columns-repeated="2" table:default-cell-style-name="ce341"/>
        <table:table-column table:style-name="co2" table:default-cell-style-name="ce341"/>
        <table:table-column table:style-name="co4" table:default-cell-style-name="ce341"/>
        <table:table-column-group>
          <table:table-column table:style-name="co4" table:default-cell-style-name="ce341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default-cell-style-name="ce339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number-columns-repeated="2" table:default-cell-style-name="ce339"/>
        </table:table-column-group>
        <table:table-column table:style-name="co4" table:default-cell-style-name="ce339"/>
        <table:table-column table:style-name="co10" table:default-cell-style-name="ce341"/>
        <table:table-column table:style-name="co4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8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4" table:default-cell-style-name="ce341"/>
        <table:table-column table:style-name="co10" table:default-cell-style-name="ce342"/>
        <table:table-column table:style-name="co11" table:default-cell-style-name="ce341"/>
        <table:table-column table:style-name="co11" table:number-columns-repeated="14" table:default-cell-style-name="ce10"/>
        <table:table-column table:style-name="co11" table:number-columns-repeated="985" table:default-cell-style-name="ce341"/>
        <table:table-column table:style-name="co15" table:number-columns-repeated="15360" table:default-cell-style-name="ce1"/>
        <table:table-row table:style-name="ro1">
          <table:table-cell office:value-type="string" table:style-name="ce337">
            <text:p>Department for Transport statistics</text:p>
          </table:table-cell>
          <table:table-cell table:number-columns-repeated="2" table:style-name="ce337"/>
          <table:table-cell table:number-columns-repeated="2" table:style-name="ce338"/>
          <table:table-cell table:style-name="ce337"/>
          <table:table-cell table:number-columns-repeated="2" table:style-name="ce339"/>
          <table:table-cell table:style-name="ce337"/>
          <table:table-cell table:number-columns-repeated="4" table:style-name="ce339"/>
          <table:table-cell table:style-name="ce337"/>
          <table:table-cell table:number-columns-repeated="3" table:style-name="ce338"/>
          <table:table-cell table:style-name="ce337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2">
          <table:table-cell office:value-type="string" table:style-name="ce170">
            <text:p><text:a xlink:href="https://www.gov.uk/government/collections/road-network-size-and-condition">Road lengths statistics</text:a>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table:style-name="ce341"/>
          <table:table-cell table:number-columns-repeated="14" table:style-name="ce10"/>
          <table:table-cell table:number-columns-repeated="16345"/>
        </table:table-row>
        <table:table-row table:style-name="ro3">
          <table:table-cell office:value-type="string" table:style-name="ce343">
            <text:p>Table RDL0201</text:p>
          </table:table-cell>
          <table:table-cell table:number-columns-repeated="2" table:style-name="ce343"/>
          <table:table-cell table:number-columns-repeated="2" table:style-name="ce338"/>
          <table:table-cell table:style-name="ce343"/>
          <table:table-cell table:number-columns-repeated="2" table:style-name="ce339"/>
          <table:table-cell table:style-name="ce343"/>
          <table:table-cell table:number-columns-repeated="4" table:style-name="ce339"/>
          <table:table-cell table:style-name="ce343"/>
          <table:table-cell table:number-columns-repeated="3" table:style-name="ce338"/>
          <table:table-cell table:style-name="ce343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1">
          <table:table-cell office:value-type="string" table:style-name="ce344">
            <text:p>Road lengths (kilometres) by road type and region and country in Great Britain, 2012</text:p>
          </table:table-cell>
          <table:table-cell table:number-columns-repeated="2" table:style-name="ce343"/>
          <table:table-cell table:number-columns-repeated="2" table:style-name="ce345"/>
          <table:table-cell table:style-name="ce343"/>
          <table:table-cell table:number-columns-repeated="2" table:style-name="ce346"/>
          <table:table-cell table:style-name="ce343"/>
          <table:table-cell table:number-columns-repeated="4" table:style-name="ce346"/>
          <table:table-cell table:style-name="ce343"/>
          <table:table-cell table:number-columns-repeated="3" table:style-name="ce338"/>
          <table:table-cell table:style-name="ce343"/>
          <table:table-cell table:number-columns-repeated="4" table:style-name="ce338"/>
          <table:table-cell table:style-name="ce346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4">
          <table:table-cell table:style-name="ce347"/>
          <table:table-cell table:style-name="ce348"/>
          <table:table-cell table:number-columns-repeated="2" table:style-name="ce349"/>
          <table:table-cell table:number-columns-repeated="2" table:style-name="ce350"/>
          <table:table-cell table:style-name="ce349"/>
          <table:table-cell table:number-columns-repeated="2" table:style-name="ce351"/>
          <table:table-cell table:style-name="ce349"/>
          <table:table-cell table:number-columns-repeated="4" table:style-name="ce351"/>
          <table:table-cell table:style-name="ce349"/>
          <table:table-cell table:number-columns-repeated="3" table:style-name="ce347"/>
          <table:table-cell table:style-name="ce349"/>
          <table:table-cell table:number-columns-repeated="4" table:style-name="ce347"/>
          <table:table-cell table:style-name="ce351"/>
          <table:table-cell office:value-type="string" table:style-name="ce352">
            <text:p>Kilometres</text:p>
          </table:table-cell>
          <table:table-cell table:number-columns-repeated="14" table:style-name="ce10"/>
          <table:table-cell table:number-columns-repeated="16345" table:style-name="ce338"/>
        </table:table-row>
        <table:table-row table:style-name="ro5">
          <table:table-cell table:style-name="ce353"/>
          <table:table-cell table:number-columns-repeated="2" table:style-name="ce354"/>
          <table:table-cell office:value-type="string" table:number-columns-spanned="10" table:number-rows-spanned="1" table:style-name="ce397">
            <text:p>Major roads</text:p>
          </table:table-cell>
          <table:covered-table-cell table:number-columns-repeated="9"/>
          <table:table-cell table:style-name="ce355"/>
          <table:table-cell office:value-type="string" table:number-columns-spanned="9" table:number-rows-spanned="1" table:style-name="ce397">
            <text:p>Minor roads</text:p>
          </table:table-cell>
          <table:covered-table-cell table:number-columns-repeated="8"/>
          <table:table-cell table:style-name="ce355"/>
          <table:table-cell office:value-type="string" table:number-columns-spanned="1" table:number-rows-spanned="3" table:style-name="ce398">
            <text:p>All roads</text:p>
          </table:table-cell>
          <table:table-cell table:number-columns-repeated="14" table:style-name="ce10"/>
          <table:table-cell table:number-columns-repeated="16345" table:style-name="ce353"/>
        </table:table-row>
        <table:table-row table:style-name="ro6">
          <table:table-cell table:style-name="ce353"/>
          <table:table-cell table:number-columns-repeated="3"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office:value-type="string" table:number-columns-spanned="1" table:number-rows-spanned="2" table:style-name="ce400">
            <text:p>All major roads</text:p>
          </table:table-cell>
          <table:table-cell table:style-name="ce356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400">
            <text:p>All minor roads</text:p>
          </table:table-cell>
          <table:table-cell table:style-name="ce356"/>
          <table:covered-table-cell/>
          <table:table-cell table:number-columns-repeated="14" table:style-name="ce10"/>
          <table:table-cell table:number-columns-repeated="16345" table:style-name="ce353"/>
        </table:table-row>
        <table:table-row table:style-name="ro8">
          <table:table-cell office:value-type="string" table:style-name="ce285">
            <text:p>ONS Area</text:p>
            <text:p>Code</text:p>
          </table:table-cell>
          <table:table-cell table:style-name="ce357"/>
          <table:table-cell table:style-name="ce358"/>
          <table:table-cell office:value-type="string" table:style-name="ce358">
            <text:p>Motorways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Rural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Urban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covered-table-cell/>
          <table:table-cell table:style-name="ce360"/>
          <table:table-cell office:value-type="string" table:style-name="ce358">
            <text:p>Minor rural<text:span text:style-name="T1">1</text:span></text:p>
          </table:table-cell>
          <table:table-cell office:value-type="string" table:style-name="ce359">
            <text:p>Rural 'B'</text:p>
          </table:table-cell>
          <table:table-cell office:value-type="string" table:style-name="ce359">
            <text:p>Rural 'C'</text:p>
          </table:table-cell>
          <table:table-cell office:value-type="string" table:style-name="ce359">
            <text:p>Rural 'U'</text:p>
          </table:table-cell>
          <table:table-cell office:value-type="string" table:style-name="ce358">
            <text:p>Minor urban<text:span text:style-name="T1">1</text:span></text:p>
          </table:table-cell>
          <table:table-cell office:value-type="string" table:style-name="ce359">
            <text:p>Urban 'B'</text:p>
          </table:table-cell>
          <table:table-cell office:value-type="string" table:style-name="ce359">
            <text:p>Urban 'C'</text:p>
          </table:table-cell>
          <table:table-cell office:value-type="string" table:style-name="ce359">
            <text:p>Urban 'U'</text:p>
          </table:table-cell>
          <table:covered-table-cell/>
          <table:table-cell table:style-name="ce360"/>
          <table:covered-table-cell/>
          <table:table-cell table:number-columns-repeated="14" table:style-name="ce10"/>
          <table:table-cell table:number-columns-repeated="16345" table:style-name="ce361"/>
        </table:table-row>
        <table:table-row table:style-name="ro8">
          <table:table-cell table:style-name="ce362"/>
          <table:table-cell office:value-type="string" table:style-name="ce363">
            <text:p>(a) Total length</text:p>
          </table:table-cell>
          <table:table-cell table:number-columns-repeated="2" table:style-name="ce364"/>
          <table:table-cell table:number-columns-repeated="2" table:style-name="ce365"/>
          <table:table-cell table:style-name="ce364"/>
          <table:table-cell table:number-columns-repeated="2" table:style-name="ce366"/>
          <table:table-cell table:style-name="ce364"/>
          <table:table-cell table:number-columns-repeated="4" table:style-name="ce366"/>
          <table:table-cell table:style-name="ce364"/>
          <table:table-cell table:number-columns-repeated="3" table:style-name="ce362"/>
          <table:table-cell table:style-name="ce364"/>
          <table:table-cell table:number-columns-repeated="4" table:style-name="ce362"/>
          <table:table-cell table:style-name="ce366"/>
          <table:table-cell table:style-name="ce367"/>
          <table:table-cell table:number-columns-repeated="14" table:style-name="ce10"/>
          <table:table-cell table:number-columns-repeated="16345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1271.6600000000001" table:style-name="ce216">
            <text:p>1,272</text:p>
          </table:table-cell>
          <table:table-cell office:value-type="float" office:value="293.7" table:style-name="ce301">
            <text:p>294</text:p>
          </table:table-cell>
          <table:table-cell office:value-type="float" office:value="977.96" table:style-name="ce301">
            <text:p>978</text:p>
          </table:table-cell>
          <table:table-cell office:value-type="float" office:value="495.92" table:style-name="ce216">
            <text:p>496</text:p>
          </table:table-cell>
          <table:table-cell office:value-type="float" office:value="48.67" table:style-name="ce301">
            <text:p>49</text:p>
          </table:table-cell>
          <table:table-cell office:value-type="float" office:value="447.25" table:style-name="ce301">
            <text:p>447</text:p>
          </table:table-cell>
          <table:table-cell office:value-type="float" office:value="1825.58" table:style-name="ce302">
            <text:p>1,826</text:p>
          </table:table-cell>
          <table:table-cell table:style-name="ce301"/>
          <table:table-cell office:value-type="float" office:value="7450.9" table:style-name="ce216">
            <text:p>7,451</text:p>
          </table:table-cell>
          <table:table-cell office:value-type="float" office:value="1085.9000000000001" table:style-name="ce301">
            <text:p>1,086</text:p>
          </table:table-cell>
          <table:table-cell office:value-type="float" office:value="2375.1" table:style-name="ce301">
            <text:p>2,375</text:p>
          </table:table-cell>
          <table:table-cell office:value-type="float" office:value="3989.9" table:style-name="ce301">
            <text:p>3,990</text:p>
          </table:table-cell>
          <table:table-cell office:value-type="float" office:value="6922" table:style-name="ce216">
            <text:p>6,922</text:p>
          </table:table-cell>
          <table:table-cell office:value-type="float" office:value="254.9" table:style-name="ce301">
            <text:p>255</text:p>
          </table:table-cell>
          <table:table-cell office:value-type="float" office:value="468.8" table:style-name="ce301">
            <text:p>469</text:p>
          </table:table-cell>
          <table:table-cell office:value-type="float" office:value="6198.3" table:style-name="ce301">
            <text:p>6,198</text:p>
          </table:table-cell>
          <table:table-cell office:value-type="float" office:value="14372.9" table:style-name="ce302">
            <text:p>14,373</text:p>
          </table:table-cell>
          <table:table-cell table:style-name="ce301"/>
          <table:table-cell office:value-type="float" office:value="16198.48" table:style-name="ce302">
            <text:p>16,198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46.29999999999995" table:style-name="ce216">
            <text:p>646</text:p>
          </table:table-cell>
          <table:table-cell office:value-type="float" office:value="624.6" table:style-name="ce301">
            <text:p>625</text:p>
          </table:table-cell>
          <table:table-cell office:value-type="float" office:value="21.7" table:style-name="ce301">
            <text:p>22</text:p>
          </table:table-cell>
          <table:table-cell office:value-type="float" office:value="2320.1799999999998" table:style-name="ce216">
            <text:p>2,320</text:p>
          </table:table-cell>
          <table:table-cell office:value-type="float" office:value="272.93" table:style-name="ce301">
            <text:p>273</text:p>
          </table:table-cell>
          <table:table-cell office:value-type="float" office:value="2047.25" table:style-name="ce301">
            <text:p>2,047</text:p>
          </table:table-cell>
          <table:table-cell office:value-type="float" office:value="1680.12" table:style-name="ce216">
            <text:p>1,680</text:p>
          </table:table-cell>
          <table:table-cell office:value-type="float" office:value="32.200000000000003" table:style-name="ce301">
            <text:p>32</text:p>
          </table:table-cell>
          <table:table-cell office:value-type="float" office:value="1647.92" table:style-name="ce301">
            <text:p>1,648</text:p>
          </table:table-cell>
          <table:table-cell office:value-type="float" office:value="4646.6000000000004" table:style-name="ce302">
            <text:p>4,647</text:p>
          </table:table-cell>
          <table:table-cell table:style-name="ce301"/>
          <table:table-cell office:value-type="float" office:value="13681.9" table:style-name="ce216">
            <text:p>13,682</text:p>
          </table:table-cell>
          <table:table-cell office:value-type="float" office:value="1274.2" table:style-name="ce301">
            <text:p>1,274</text:p>
          </table:table-cell>
          <table:table-cell office:value-type="float" office:value="4472.2" table:style-name="ce301">
            <text:p>4,472</text:p>
          </table:table-cell>
          <table:table-cell office:value-type="float" office:value="7935.5" table:style-name="ce301">
            <text:p>7,936</text:p>
          </table:table-cell>
          <table:table-cell office:value-type="float" office:value="18663.099999999999" table:style-name="ce216">
            <text:p>18,663</text:p>
          </table:table-cell>
          <table:table-cell office:value-type="float" office:value="730.5" table:style-name="ce301">
            <text:p>731</text:p>
          </table:table-cell>
          <table:table-cell office:value-type="float" office:value="1174.7" table:style-name="ce301">
            <text:p>1,175</text:p>
          </table:table-cell>
          <table:table-cell office:value-type="float" office:value="16757.900000000001" table:style-name="ce301">
            <text:p>16,758</text:p>
          </table:table-cell>
          <table:table-cell office:value-type="float" office:value="32345" table:style-name="ce302">
            <text:p>32,345</text:p>
          </table:table-cell>
          <table:table-cell table:style-name="ce302"/>
          <table:table-cell office:value-type="float" office:value="36991.599999999999" table:style-name="ce302">
            <text:p>36,992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83.5" table:style-name="ce216">
            <text:p>384</text:p>
          </table:table-cell>
          <table:table-cell office:value-type="float" office:value="380" table:style-name="ce301">
            <text:p>380</text:p>
          </table:table-cell>
          <table:table-cell office:value-type="float" office:value="3.5" table:style-name="ce301">
            <text:p>4</text:p>
          </table:table-cell>
          <table:table-cell office:value-type="float" office:value="2271.19" table:style-name="ce216">
            <text:p>2,271</text:p>
          </table:table-cell>
          <table:table-cell office:value-type="float" office:value="283.07" table:style-name="ce301">
            <text:p>283</text:p>
          </table:table-cell>
          <table:table-cell office:value-type="float" office:value="1988.12" table:style-name="ce301">
            <text:p>1,988</text:p>
          </table:table-cell>
          <table:table-cell office:value-type="float" office:value="1071.5899999999999" table:style-name="ce216">
            <text:p>1,072</text:p>
          </table:table-cell>
          <table:table-cell office:value-type="float" office:value="14.95" table:style-name="ce301">
            <text:p>15</text:p>
          </table:table-cell>
          <table:table-cell office:value-type="float" office:value="1056.6400000000001" table:style-name="ce301">
            <text:p>1,057</text:p>
          </table:table-cell>
          <table:table-cell office:value-type="float" office:value="3726.28" table:style-name="ce302">
            <text:p>3,726</text:p>
          </table:table-cell>
          <table:table-cell table:style-name="ce301"/>
          <table:table-cell office:value-type="float" office:value="15573.2" table:style-name="ce216">
            <text:p>15,573</text:p>
          </table:table-cell>
          <table:table-cell office:value-type="float" office:value="1466.6" table:style-name="ce301">
            <text:p>1,467</text:p>
          </table:table-cell>
          <table:table-cell office:value-type="float" office:value="4829.7" table:style-name="ce301">
            <text:p>4,830</text:p>
          </table:table-cell>
          <table:table-cell office:value-type="float" office:value="9276.9" table:style-name="ce301">
            <text:p>9,277</text:p>
          </table:table-cell>
          <table:table-cell office:value-type="float" office:value="12715.2" table:style-name="ce216">
            <text:p>12,715</text:p>
          </table:table-cell>
          <table:table-cell office:value-type="float" office:value="453.4" table:style-name="ce301">
            <text:p>453</text:p>
          </table:table-cell>
          <table:table-cell office:value-type="float" office:value="983.5" table:style-name="ce301">
            <text:p>984</text:p>
          </table:table-cell>
          <table:table-cell office:value-type="float" office:value="11278.3" table:style-name="ce301">
            <text:p>11,278</text:p>
          </table:table-cell>
          <table:table-cell office:value-type="float" office:value="28288.400000000001" table:style-name="ce302">
            <text:p>28,288</text:p>
          </table:table-cell>
          <table:table-cell table:style-name="ce302"/>
          <table:table-cell office:value-type="float" office:value="32014.68" table:style-name="ce302">
            <text:p>32,015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5.4" table:style-name="ce216">
            <text:p>195</text:p>
          </table:table-cell>
          <table:table-cell office:value-type="float" office:value="195.4" table:style-name="ce301">
            <text:p>195</text:p>
          </table:table-cell>
          <table:table-cell office:value-type="float" office:value="0" table:style-name="ce301">
            <text:p>0</text:p>
          </table:table-cell>
          <table:table-cell office:value-type="float" office:value="3174.06" table:style-name="ce216">
            <text:p>3,174</text:p>
          </table:table-cell>
          <table:table-cell office:value-type="float" office:value="554.41999999999996" table:style-name="ce301">
            <text:p>554</text:p>
          </table:table-cell>
          <table:table-cell office:value-type="float" office:value="2619.64" table:style-name="ce301">
            <text:p>2,620</text:p>
          </table:table-cell>
          <table:table-cell office:value-type="float" office:value="688.67" table:style-name="ce216">
            <text:p>689</text:p>
          </table:table-cell>
          <table:table-cell office:value-type="float" office:value="34.700000000000003" table:style-name="ce301">
            <text:p>35</text:p>
          </table:table-cell>
          <table:table-cell office:value-type="float" office:value="653.97" table:style-name="ce301">
            <text:p>654</text:p>
          </table:table-cell>
          <table:table-cell office:value-type="float" office:value="4058.13" table:style-name="ce302">
            <text:p>4,058</text:p>
          </table:table-cell>
          <table:table-cell table:style-name="ce301"/>
          <table:table-cell office:value-type="float" office:value="18288.5" table:style-name="ce216">
            <text:p>18,289</text:p>
          </table:table-cell>
          <table:table-cell office:value-type="float" office:value="1622.8" table:style-name="ce301">
            <text:p>1,623</text:p>
          </table:table-cell>
          <table:table-cell office:value-type="float" office:value="6872.2" table:style-name="ce301">
            <text:p>6,872</text:p>
          </table:table-cell>
          <table:table-cell office:value-type="float" office:value="9793.5" table:style-name="ce301">
            <text:p>9,794</text:p>
          </table:table-cell>
          <table:table-cell office:value-type="float" office:value="9011.1" table:style-name="ce216">
            <text:p>9,011</text:p>
          </table:table-cell>
          <table:table-cell office:value-type="float" office:value="387.4" table:style-name="ce301">
            <text:p>387</text:p>
          </table:table-cell>
          <table:table-cell office:value-type="float" office:value="929.8" table:style-name="ce301">
            <text:p>930</text:p>
          </table:table-cell>
          <table:table-cell office:value-type="float" office:value="7693.9" table:style-name="ce301">
            <text:p>7,694</text:p>
          </table:table-cell>
          <table:table-cell office:value-type="float" office:value="27299.599999999999" table:style-name="ce302">
            <text:p>27,300</text:p>
          </table:table-cell>
          <table:table-cell table:style-name="ce302"/>
          <table:table-cell office:value-type="float" office:value="31357.73" table:style-name="ce302">
            <text:p>31,358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30.2" table:style-name="ce216">
            <text:p>430</text:p>
          </table:table-cell>
          <table:table-cell office:value-type="float" office:value="427" table:style-name="ce301">
            <text:p>427</text:p>
          </table:table-cell>
          <table:table-cell office:value-type="float" office:value="3.2" table:style-name="ce301">
            <text:p>3</text:p>
          </table:table-cell>
          <table:table-cell office:value-type="float" office:value="2452.6799999999998" table:style-name="ce216">
            <text:p>2,453</text:p>
          </table:table-cell>
          <table:table-cell office:value-type="float" office:value="397.78" table:style-name="ce301">
            <text:p>398</text:p>
          </table:table-cell>
          <table:table-cell office:value-type="float" office:value="2054.9" table:style-name="ce301">
            <text:p>2,055</text:p>
          </table:table-cell>
          <table:table-cell office:value-type="float" office:value="1094.75" table:style-name="ce216">
            <text:p>1,095</text:p>
          </table:table-cell>
          <table:table-cell office:value-type="float" office:value="41.3" table:style-name="ce301">
            <text:p>41</text:p>
          </table:table-cell>
          <table:table-cell office:value-type="float" office:value="1053.45" table:style-name="ce301">
            <text:p>1,053</text:p>
          </table:table-cell>
          <table:table-cell office:value-type="float" office:value="3977.63" table:style-name="ce302">
            <text:p>3,978</text:p>
          </table:table-cell>
          <table:table-cell table:style-name="ce301"/>
          <table:table-cell office:value-type="float" office:value="16115.4" table:style-name="ce216">
            <text:p>16,115</text:p>
          </table:table-cell>
          <table:table-cell office:value-type="float" office:value="1863.6" table:style-name="ce301">
            <text:p>1,864</text:p>
          </table:table-cell>
          <table:table-cell office:value-type="float" office:value="5879.8" table:style-name="ce301">
            <text:p>5,880</text:p>
          </table:table-cell>
          <table:table-cell office:value-type="float" office:value="8372" table:style-name="ce301">
            <text:p>8,372</text:p>
          </table:table-cell>
          <table:table-cell office:value-type="float" office:value="12796.7" table:style-name="ce216">
            <text:p>12,797</text:p>
          </table:table-cell>
          <table:table-cell office:value-type="float" office:value="633.9" table:style-name="ce301">
            <text:p>634</text:p>
          </table:table-cell>
          <table:table-cell office:value-type="float" office:value="1042.8" table:style-name="ce301">
            <text:p>1,043</text:p>
          </table:table-cell>
          <table:table-cell office:value-type="float" office:value="11120" table:style-name="ce301">
            <text:p>11,120</text:p>
          </table:table-cell>
          <table:table-cell office:value-type="float" office:value="28912.1" table:style-name="ce302">
            <text:p>28,912</text:p>
          </table:table-cell>
          <table:table-cell table:style-name="ce302"/>
          <table:table-cell office:value-type="float" office:value="32889.730000000003" table:style-name="ce302">
            <text:p>32,890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6.8" table:style-name="ce216">
            <text:p>267</text:p>
          </table:table-cell>
          <table:table-cell office:value-type="float" office:value="266.8" table:style-name="ce301">
            <text:p>267</text:p>
          </table:table-cell>
          <table:table-cell office:value-type="float" office:value="0" table:style-name="ce301">
            <text:p>0</text:p>
          </table:table-cell>
          <table:table-cell office:value-type="float" office:value="3078.49" table:style-name="ce216">
            <text:p>3,078</text:p>
          </table:table-cell>
          <table:table-cell office:value-type="float" office:value="740.09" table:style-name="ce301">
            <text:p>740</text:p>
          </table:table-cell>
          <table:table-cell office:value-type="float" office:value="2338.4" table:style-name="ce301">
            <text:p>2,338</text:p>
          </table:table-cell>
          <table:table-cell office:value-type="float" office:value="807" table:style-name="ce216">
            <text:p>807</text:p>
          </table:table-cell>
          <table:table-cell office:value-type="float" office:value="33.799999999999997" table:style-name="ce301">
            <text:p>34</text:p>
          </table:table-cell>
          <table:table-cell office:value-type="float" office:value="773.2" table:style-name="ce301">
            <text:p>773</text:p>
          </table:table-cell>
          <table:table-cell office:value-type="float" office:value="4152.29" table:style-name="ce302">
            <text:p>4,152</text:p>
          </table:table-cell>
          <table:table-cell table:style-name="ce301"/>
          <table:table-cell office:value-type="float" office:value="24623.1" table:style-name="ce216">
            <text:p>24,623</text:p>
          </table:table-cell>
          <table:table-cell office:value-type="float" office:value="2810.2" table:style-name="ce301">
            <text:p>2,810</text:p>
          </table:table-cell>
          <table:table-cell office:value-type="float" office:value="8583.7000000000007" table:style-name="ce301">
            <text:p>8,584</text:p>
          </table:table-cell>
          <table:table-cell office:value-type="float" office:value="13229.2" table:style-name="ce301">
            <text:p>13,229</text:p>
          </table:table-cell>
          <table:table-cell office:value-type="float" office:value="10933.9" table:style-name="ce216">
            <text:p>10,934</text:p>
          </table:table-cell>
          <table:table-cell office:value-type="float" office:value="427.1" table:style-name="ce301">
            <text:p>427</text:p>
          </table:table-cell>
          <table:table-cell office:value-type="float" office:value="1255.7" table:style-name="ce301">
            <text:p>1,256</text:p>
          </table:table-cell>
          <table:table-cell office:value-type="float" office:value="9251.1" table:style-name="ce301">
            <text:p>9,251</text:p>
          </table:table-cell>
          <table:table-cell office:value-type="float" office:value="35557" table:style-name="ce302">
            <text:p>35,557</text:p>
          </table:table-cell>
          <table:table-cell table:style-name="ce302"/>
          <table:table-cell office:value-type="float" office:value="39709.29" table:style-name="ce302">
            <text:p>39,709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216">
            <text:p>62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301">
            <text:p>62</text:p>
          </table:table-cell>
          <table:table-cell office:value-type="float" office:value="1651.06" table:style-name="ce216">
            <text:p>1,651</text:p>
          </table:table-cell>
          <table:table-cell office:value-type="float" office:value="0" table:style-name="ce301">
            <text:p>0</text:p>
          </table:table-cell>
          <table:table-cell office:value-type="float" office:value="1651.06" table:style-name="ce301">
            <text:p>1,651</text:p>
          </table:table-cell>
          <table:table-cell office:value-type="float" office:value="1772.66" table:style-name="ce302">
            <text:p>1,773</text:p>
          </table:table-cell>
          <table:table-cell table:style-name="ce301"/>
          <table:table-cell office:value-type="float" office:value="305.8" table:style-name="ce216">
            <text:p>306</text:p>
          </table:table-cell>
          <table:table-cell office:value-type="float" office:value="39.200000000000003" table:style-name="ce301">
            <text:p>39</text:p>
          </table:table-cell>
          <table:table-cell office:value-type="float" office:value="75.400000000000006" table:style-name="ce301">
            <text:p>75</text:p>
          </table:table-cell>
          <table:table-cell office:value-type="float" office:value="191.2" table:style-name="ce301">
            <text:p>191</text:p>
          </table:table-cell>
          <table:table-cell office:value-type="float" office:value="12735.6" table:style-name="ce216">
            <text:p>12,736</text:p>
          </table:table-cell>
          <table:table-cell office:value-type="float" office:value="478.3" table:style-name="ce301">
            <text:p>478</text:p>
          </table:table-cell>
          <table:table-cell office:value-type="float" office:value="786.4" table:style-name="ce301">
            <text:p>786</text:p>
          </table:table-cell>
          <table:table-cell office:value-type="float" office:value="11470.9" table:style-name="ce301">
            <text:p>11,471</text:p>
          </table:table-cell>
          <table:table-cell office:value-type="float" office:value="13041.4" table:style-name="ce302">
            <text:p>13,041</text:p>
          </table:table-cell>
          <table:table-cell table:style-name="ce302"/>
          <table:table-cell office:value-type="float" office:value="14814.06" table:style-name="ce302">
            <text:p>14,814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4.6" table:style-name="ce216">
            <text:p>655</text:p>
          </table:table-cell>
          <table:table-cell office:value-type="float" office:value="644" table:style-name="ce301">
            <text:p>644</text:p>
          </table:table-cell>
          <table:table-cell office:value-type="float" office:value="10.6" table:style-name="ce301">
            <text:p>11</text:p>
          </table:table-cell>
          <table:table-cell office:value-type="float" office:value="3780.7" table:style-name="ce216">
            <text:p>3,781</text:p>
          </table:table-cell>
          <table:table-cell office:value-type="float" office:value="629.9" table:style-name="ce301">
            <text:p>630</text:p>
          </table:table-cell>
          <table:table-cell office:value-type="float" office:value="3150.8" table:style-name="ce301">
            <text:p>3,151</text:p>
          </table:table-cell>
          <table:table-cell office:value-type="float" office:value="1452.68" table:style-name="ce216">
            <text:p>1,453</text:p>
          </table:table-cell>
          <table:table-cell office:value-type="float" office:value="43.4" table:style-name="ce301">
            <text:p>43</text:p>
          </table:table-cell>
          <table:table-cell office:value-type="float" office:value="1409.28" table:style-name="ce301">
            <text:p>1,409</text:p>
          </table:table-cell>
          <table:table-cell office:value-type="float" office:value="5887.98" table:style-name="ce302">
            <text:p>5,888</text:p>
          </table:table-cell>
          <table:table-cell table:style-name="ce301"/>
          <table:table-cell office:value-type="float" office:value="22968.5" table:style-name="ce216">
            <text:p>22,969</text:p>
          </table:table-cell>
          <table:table-cell office:value-type="float" office:value="2281.1999999999998" table:style-name="ce301">
            <text:p>2,281</text:p>
          </table:table-cell>
          <table:table-cell office:value-type="float" office:value="7686.2" table:style-name="ce301">
            <text:p>7,686</text:p>
          </table:table-cell>
          <table:table-cell office:value-type="float" office:value="13001.1" table:style-name="ce301">
            <text:p>13,001</text:p>
          </table:table-cell>
          <table:table-cell office:value-type="float" office:value="18843.8" table:style-name="ce216">
            <text:p>18,844</text:p>
          </table:table-cell>
          <table:table-cell office:value-type="float" office:value="799.1" table:style-name="ce301">
            <text:p>799</text:p>
          </table:table-cell>
          <table:table-cell office:value-type="float" office:value="2034.6" table:style-name="ce301">
            <text:p>2,035</text:p>
          </table:table-cell>
          <table:table-cell office:value-type="float" office:value="16010.1" table:style-name="ce301">
            <text:p>16,010</text:p>
          </table:table-cell>
          <table:table-cell office:value-type="float" office:value="41812.300000000003" table:style-name="ce302">
            <text:p>41,812</text:p>
          </table:table-cell>
          <table:table-cell table:style-name="ce302"/>
          <table:table-cell office:value-type="float" office:value="47700.28" table:style-name="ce302">
            <text:p>47,700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4234.6099999999997" table:style-name="ce216">
            <text:p>4,235</text:p>
          </table:table-cell>
          <table:table-cell office:value-type="float" office:value="709.2" table:style-name="ce301">
            <text:p>709</text:p>
          </table:table-cell>
          <table:table-cell office:value-type="float" office:value="3525.41" table:style-name="ce301">
            <text:p>3,525</text:p>
          </table:table-cell>
          <table:table-cell office:value-type="float" office:value="712.37" table:style-name="ce216">
            <text:p>712</text:p>
          </table:table-cell>
          <table:table-cell office:value-type="float" office:value="27.3" table:style-name="ce301">
            <text:p>27</text:p>
          </table:table-cell>
          <table:table-cell office:value-type="float" office:value="685.07" table:style-name="ce301">
            <text:p>685</text:p>
          </table:table-cell>
          <table:table-cell office:value-type="float" office:value="5273.78" table:style-name="ce302">
            <text:p>5,274</text:p>
          </table:table-cell>
          <table:table-cell table:style-name="ce301"/>
          <table:table-cell office:value-type="float" office:value="34393.199999999997" table:style-name="ce216">
            <text:p>34,393</text:p>
          </table:table-cell>
          <table:table-cell office:value-type="float" office:value="2831.2" table:style-name="ce301">
            <text:p>2,831</text:p>
          </table:table-cell>
          <table:table-cell office:value-type="float" office:value="13781.3" table:style-name="ce301">
            <text:p>13,781</text:p>
          </table:table-cell>
          <table:table-cell office:value-type="float" office:value="17780.7" table:style-name="ce301">
            <text:p>17,781</text:p>
          </table:table-cell>
          <table:table-cell office:value-type="float" office:value="10309.700000000001" table:style-name="ce216">
            <text:p>10,310</text:p>
          </table:table-cell>
          <table:table-cell office:value-type="float" office:value="452.4" table:style-name="ce301">
            <text:p>452</text:p>
          </table:table-cell>
          <table:table-cell office:value-type="float" office:value="1187.5999999999999" table:style-name="ce301">
            <text:p>1,188</text:p>
          </table:table-cell>
          <table:table-cell office:value-type="float" office:value="8669.7000000000007" table:style-name="ce301">
            <text:p>8,670</text:p>
          </table:table-cell>
          <table:table-cell office:value-type="float" office:value="44702.9" table:style-name="ce302">
            <text:p>44,703</text:p>
          </table:table-cell>
          <table:table-cell table:style-name="ce302"/>
          <table:table-cell office:value-type="float" office:value="49976.68" table:style-name="ce302">
            <text:p>49,977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3021.7" table:style-name="ce368">
            <text:p>3,022</text:p>
          </table:table-cell>
          <table:table-cell office:value-type="float" office:value="2980.3" table:style-name="ce306">
            <text:p>2,980</text:p>
          </table:table-cell>
          <table:table-cell office:value-type="float" office:value="41.4" table:style-name="ce306">
            <text:p>41</text:p>
          </table:table-cell>
          <table:table-cell office:value-type="float" office:value="22645.07" table:style-name="ce368">
            <text:p>22,645</text:p>
          </table:table-cell>
          <table:table-cell office:value-type="float" office:value="3881.09" table:style-name="ce306">
            <text:p>3,881</text:p>
          </table:table-cell>
          <table:table-cell office:value-type="float" office:value="18763.98" table:style-name="ce306">
            <text:p>18,764</text:p>
          </table:table-cell>
          <table:table-cell office:value-type="float" office:value="9654.16" table:style-name="ce368">
            <text:p>9,654</text:p>
          </table:table-cell>
          <table:table-cell office:value-type="float" office:value="276.32" table:style-name="ce306">
            <text:p>276</text:p>
          </table:table-cell>
          <table:table-cell office:value-type="float" office:value="9377.84" table:style-name="ce306">
            <text:p>9,378</text:p>
          </table:table-cell>
          <table:table-cell office:value-type="float" office:value="35320.93" table:style-name="ce302">
            <text:p>35,321</text:p>
          </table:table-cell>
          <table:table-cell table:style-name="ce306"/>
          <table:table-cell office:value-type="float" office:value="153400.5" table:style-name="ce368">
            <text:p>153,401</text:p>
          </table:table-cell>
          <table:table-cell office:value-type="float" office:value="15274.9" table:style-name="ce306">
            <text:p>15,275</text:p>
          </table:table-cell>
          <table:table-cell office:value-type="float" office:value="54555.6" table:style-name="ce306">
            <text:p>54,556</text:p>
          </table:table-cell>
          <table:table-cell office:value-type="float" office:value="83570" table:style-name="ce306">
            <text:p>83,570</text:p>
          </table:table-cell>
          <table:table-cell office:value-type="float" office:value="112931.1" table:style-name="ce368">
            <text:p>112,931</text:p>
          </table:table-cell>
          <table:table-cell office:value-type="float" office:value="4617" table:style-name="ce306">
            <text:p>4,617</text:p>
          </table:table-cell>
          <table:table-cell office:value-type="float" office:value="9863.9" table:style-name="ce306">
            <text:p>9,864</text:p>
          </table:table-cell>
          <table:table-cell office:value-type="float" office:value="98450.2" table:style-name="ce306">
            <text:p>98,450</text:p>
          </table:table-cell>
          <table:table-cell office:value-type="float" office:value="266331.59999999998" table:style-name="ce302">
            <text:p>266,332</text:p>
          </table:table-cell>
          <table:table-cell table:style-name="ce302"/>
          <table:table-cell office:value-type="float" office:value="301652.53000000003" table:style-name="ce302">
            <text:p>301,653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3645.19" table:style-name="ce216">
            <text:p>3,645</text:p>
          </table:table-cell>
          <table:table-cell office:value-type="float" office:value="1498.58" table:style-name="ce301">
            <text:p>1,499</text:p>
          </table:table-cell>
          <table:table-cell office:value-type="float" office:value="2146.61" table:style-name="ce301">
            <text:p>2,147</text:p>
          </table:table-cell>
          <table:table-cell office:value-type="float" office:value="516" table:style-name="ce216">
            <text:p>516</text:p>
          </table:table-cell>
          <table:table-cell office:value-type="float" office:value="48.02" table:style-name="ce301">
            <text:p>48</text:p>
          </table:table-cell>
          <table:table-cell office:value-type="float" office:value="467.98" table:style-name="ce301">
            <text:p>468</text:p>
          </table:table-cell>
          <table:table-cell office:value-type="float" office:value="4302.49" table:style-name="ce302">
            <text:p>4,302</text:p>
          </table:table-cell>
          <table:table-cell table:style-name="ce301"/>
          <table:table-cell office:value-type="float" office:value="22684.799999999999" table:style-name="ce216">
            <text:p>22,685</text:p>
          </table:table-cell>
          <table:table-cell office:value-type="float" office:value="2626.9" table:style-name="ce301">
            <text:p>2,627</text:p>
          </table:table-cell>
          <table:table-cell office:value-type="float" office:value="9162.4" table:style-name="ce301">
            <text:p>9,162</text:p>
          </table:table-cell>
          <table:table-cell office:value-type="float" office:value="10895.5" table:style-name="ce301">
            <text:p>10,896</text:p>
          </table:table-cell>
          <table:table-cell office:value-type="float" office:value="6869.5" table:style-name="ce216">
            <text:p>6,870</text:p>
          </table:table-cell>
          <table:table-cell office:value-type="float" office:value="378.2" table:style-name="ce301">
            <text:p>378</text:p>
          </table:table-cell>
          <table:table-cell office:value-type="float" office:value="634.20000000000005" table:style-name="ce301">
            <text:p>634</text:p>
          </table:table-cell>
          <table:table-cell office:value-type="float" office:value="5857.1" table:style-name="ce301">
            <text:p>5,857</text:p>
          </table:table-cell>
          <table:table-cell office:value-type="float" office:value="29554.3" table:style-name="ce302">
            <text:p>29,554</text:p>
          </table:table-cell>
          <table:table-cell table:style-name="ce302"/>
          <table:table-cell office:value-type="float" office:value="33856.79" table:style-name="ce302">
            <text:p>33,857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454.02" table:style-name="ce216">
            <text:p>454</text:p>
          </table:table-cell>
          <table:table-cell office:value-type="float" office:value="454.02" table:style-name="ce301">
            <text:p>454</text:p>
          </table:table-cell>
          <table:table-cell office:value-type="float" office:value="0" table:style-name="ce301">
            <text:p>0</text:p>
          </table:table-cell>
          <table:table-cell office:value-type="float" office:value="9374.06" table:style-name="ce216">
            <text:p>9,374</text:p>
          </table:table-cell>
          <table:table-cell office:value-type="float" office:value="2715.06" table:style-name="ce301">
            <text:p>2,715</text:p>
          </table:table-cell>
          <table:table-cell office:value-type="float" office:value="6659" table:style-name="ce301">
            <text:p>6,659</text:p>
          </table:table-cell>
          <table:table-cell office:value-type="float" office:value="907.09" table:style-name="ce216">
            <text:p>907</text:p>
          </table:table-cell>
          <table:table-cell office:value-type="float" office:value="87.8" table:style-name="ce301">
            <text:p>88</text:p>
          </table:table-cell>
          <table:table-cell office:value-type="float" office:value="819.29" table:style-name="ce301">
            <text:p>819</text:p>
          </table:table-cell>
          <table:table-cell office:value-type="float" office:value="10735.17" table:style-name="ce302">
            <text:p>10,735</text:p>
          </table:table-cell>
          <table:table-cell table:style-name="ce301"/>
          <table:table-cell office:value-type="float" office:value="36878" table:style-name="ce216">
            <text:p>36,878</text:p>
          </table:table-cell>
          <table:table-cell office:value-type="float" office:value="6814.8" table:style-name="ce301">
            <text:p>6,815</text:p>
          </table:table-cell>
          <table:table-cell office:value-type="float" office:value="9918.7999999999993" table:style-name="ce301">
            <text:p>9,919</text:p>
          </table:table-cell>
          <table:table-cell office:value-type="float" office:value="20144.400000000001" table:style-name="ce301">
            <text:p>20,144</text:p>
          </table:table-cell>
          <table:table-cell office:value-type="float" office:value="11767.1" table:style-name="ce216">
            <text:p>11,767</text:p>
          </table:table-cell>
          <table:table-cell office:value-type="float" office:value="502.3" table:style-name="ce301">
            <text:p>502</text:p>
          </table:table-cell>
          <table:table-cell office:value-type="float" office:value="768.2" table:style-name="ce301">
            <text:p>768</text:p>
          </table:table-cell>
          <table:table-cell office:value-type="float" office:value="10496.6" table:style-name="ce301">
            <text:p>10,497</text:p>
          </table:table-cell>
          <table:table-cell office:value-type="float" office:value="48645.1" table:style-name="ce302">
            <text:p>48,645</text:p>
          </table:table-cell>
          <table:table-cell table:style-name="ce302"/>
          <table:table-cell office:value-type="float" office:value="59380.27" table:style-name="ce302">
            <text:p>59,380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K03000001</text:p>
          </table:table-cell>
          <table:table-cell office:value-type="string" table:style-name="ce354">
            <text:p>Great Britain</text:p>
          </table:table-cell>
          <table:table-cell table:style-name="ce354"/>
          <table:table-cell office:value-type="float" office:value="3617.02" table:style-name="ce368">
            <text:p>3,617</text:p>
          </table:table-cell>
          <table:table-cell office:value-type="float" office:value="3575.62" table:style-name="ce370">
            <text:p>3,576</text:p>
          </table:table-cell>
          <table:table-cell office:value-type="float" office:value="41.4" table:style-name="ce370">
            <text:p>41</text:p>
          </table:table-cell>
          <table:table-cell office:value-type="float" office:value="35664.32" table:style-name="ce368">
            <text:p>35,664</text:p>
          </table:table-cell>
          <table:table-cell office:value-type="float" office:value="8094.73" table:style-name="ce370">
            <text:p>8,095</text:p>
          </table:table-cell>
          <table:table-cell office:value-type="float" office:value="27569.59" table:style-name="ce370">
            <text:p>27,570</text:p>
          </table:table-cell>
          <table:table-cell office:value-type="float" office:value="11077.25" table:style-name="ce368">
            <text:p>11,077</text:p>
          </table:table-cell>
          <table:table-cell office:value-type="float" office:value="412.14" table:style-name="ce370">
            <text:p>412</text:p>
          </table:table-cell>
          <table:table-cell office:value-type="float" office:value="10665.11" table:style-name="ce370">
            <text:p>10,665</text:p>
          </table:table-cell>
          <table:table-cell office:value-type="float" office:value="50358.59" table:style-name="ce302">
            <text:p>50,359</text:p>
          </table:table-cell>
          <table:table-cell table:style-name="ce370"/>
          <table:table-cell office:value-type="float" office:value="212963.3" table:style-name="ce368">
            <text:p>212,963</text:p>
          </table:table-cell>
          <table:table-cell office:value-type="float" office:value="24716.6" table:style-name="ce370">
            <text:p>24,717</text:p>
          </table:table-cell>
          <table:table-cell office:value-type="float" office:value="73636.800000000003" table:style-name="ce370">
            <text:p>73,637</text:p>
          </table:table-cell>
          <table:table-cell office:value-type="float" office:value="114609.9" table:style-name="ce370">
            <text:p>114,610</text:p>
          </table:table-cell>
          <table:table-cell office:value-type="float" office:value="131567.70000000001" table:style-name="ce368">
            <text:p>131,568</text:p>
          </table:table-cell>
          <table:table-cell office:value-type="float" office:value="5497.5" table:style-name="ce370">
            <text:p>5,498</text:p>
          </table:table-cell>
          <table:table-cell office:value-type="float" office:value="11266.3" table:style-name="ce370">
            <text:p>11,266</text:p>
          </table:table-cell>
          <table:table-cell office:value-type="float" office:value="114803.9" table:style-name="ce370">
            <text:p>114,804</text:p>
          </table:table-cell>
          <table:table-cell office:value-type="float" office:value="344531" table:style-name="ce342">
            <text:p>344,531</text:p>
          </table:table-cell>
          <table:table-cell table:style-name="ce342"/>
          <table:table-cell office:value-type="float" office:value="394889.59" table:style-name="ce342">
            <text:p>394,890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8">
          <table:table-cell table:style-name="ce371"/>
          <table:table-cell office:value-type="string" table:style-name="ce372">
            <text:p>(b) Length which is major road dual carriageway</text:p>
          </table:table-cell>
          <table:table-cell table:style-name="ce373"/>
          <table:table-cell table:style-name="ce374"/>
          <table:table-cell table:number-columns-repeated="2" table:style-name="ce375"/>
          <table:table-cell table:style-name="ce374"/>
          <table:table-cell table:number-columns-repeated="2" table:style-name="ce376"/>
          <table:table-cell table:style-name="ce374"/>
          <table:table-cell table:number-columns-repeated="4" table:style-name="ce376"/>
          <table:table-cell table:style-name="ce374"/>
          <table:table-cell table:number-columns-repeated="3" table:style-name="ce377"/>
          <table:table-cell table:style-name="ce374"/>
          <table:table-cell table:number-columns-repeated="4" table:style-name="ce377"/>
          <table:table-cell table:style-name="ce376"/>
          <table:table-cell table:style-name="ce378"/>
          <table:table-cell table:number-columns-repeated="14" table:style-name="ce10"/>
          <table:table-cell table:number-columns-repeated="16345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314.2" table:style-name="ce216">
            <text:p>314</text:p>
          </table:table-cell>
          <table:table-cell office:value-type="float" office:value="188.8" table:style-name="ce301">
            <text:p>189</text:p>
          </table:table-cell>
          <table:table-cell office:value-type="float" office:value="125.4" table:style-name="ce301">
            <text:p>125</text:p>
          </table:table-cell>
          <table:table-cell office:value-type="float" office:value="167.2" table:style-name="ce216">
            <text:p>167</text:p>
          </table:table-cell>
          <table:table-cell office:value-type="float" office:value="38" table:style-name="ce301">
            <text:p>38</text:p>
          </table:table-cell>
          <table:table-cell office:value-type="float" office:value="129.19999999999999" table:style-name="ce301">
            <text:p>129</text:p>
          </table:table-cell>
          <table:table-cell office:value-type="float" office:value="539.4" table:style-name="ce302">
            <text:p>539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1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44.5" table:style-name="ce216">
            <text:p>645</text:p>
          </table:table-cell>
          <table:table-cell office:value-type="float" office:value="623.29999999999995" table:style-name="ce301">
            <text:p>623</text:p>
          </table:table-cell>
          <table:table-cell office:value-type="float" office:value="21.2" table:style-name="ce301">
            <text:p>21</text:p>
          </table:table-cell>
          <table:table-cell office:value-type="float" office:value="292.95" table:style-name="ce216">
            <text:p>293</text:p>
          </table:table-cell>
          <table:table-cell office:value-type="float" office:value="100.5" table:style-name="ce301">
            <text:p>101</text:p>
          </table:table-cell>
          <table:table-cell office:value-type="float" office:value="192.45" table:style-name="ce301">
            <text:p>192</text:p>
          </table:table-cell>
          <table:table-cell office:value-type="float" office:value="417.18" table:style-name="ce216">
            <text:p>417</text:p>
          </table:table-cell>
          <table:table-cell office:value-type="float" office:value="13.5" table:style-name="ce301">
            <text:p>14</text:p>
          </table:table-cell>
          <table:table-cell office:value-type="float" office:value="403.68" table:style-name="ce301">
            <text:p>404</text:p>
          </table:table-cell>
          <table:table-cell office:value-type="float" office:value="1354.63" table:style-name="ce302">
            <text:p>1,35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72" table:style-name="ce216">
            <text:p>372</text:p>
          </table:table-cell>
          <table:table-cell office:value-type="float" office:value="368.5" table:style-name="ce301">
            <text:p>369</text:p>
          </table:table-cell>
          <table:table-cell office:value-type="float" office:value="3.5" table:style-name="ce301">
            <text:p>4</text:p>
          </table:table-cell>
          <table:table-cell office:value-type="float" office:value="293.15600000000001" table:style-name="ce216">
            <text:p>293</text:p>
          </table:table-cell>
          <table:table-cell office:value-type="float" office:value="194.2" table:style-name="ce301">
            <text:p>194</text:p>
          </table:table-cell>
          <table:table-cell office:value-type="float" office:value="98.956000000000003" table:style-name="ce301">
            <text:p>99</text:p>
          </table:table-cell>
          <table:table-cell office:value-type="float" office:value="296.48" table:style-name="ce216">
            <text:p>296</text:p>
          </table:table-cell>
          <table:table-cell office:value-type="float" office:value="10.7" table:style-name="ce301">
            <text:p>11</text:p>
          </table:table-cell>
          <table:table-cell office:value-type="float" office:value="285.77999999999997" table:style-name="ce301">
            <text:p>286</text:p>
          </table:table-cell>
          <table:table-cell office:value-type="float" office:value="961.63599999999997" table:style-name="ce302">
            <text:p>962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3.7" table:style-name="ce216">
            <text:p>194</text:p>
          </table:table-cell>
          <table:table-cell office:value-type="float" office:value="193.7" table:style-name="ce301">
            <text:p>194</text:p>
          </table:table-cell>
          <table:table-cell office:value-type="float" office:value="0" table:style-name="ce301">
            <text:p>0</text:p>
          </table:table-cell>
          <table:table-cell office:value-type="float" office:value="504.82" table:style-name="ce216">
            <text:p>505</text:p>
          </table:table-cell>
          <table:table-cell office:value-type="float" office:value="338.7" table:style-name="ce301">
            <text:p>339</text:p>
          </table:table-cell>
          <table:table-cell office:value-type="float" office:value="166.12" table:style-name="ce301">
            <text:p>166</text:p>
          </table:table-cell>
          <table:table-cell office:value-type="float" office:value="165.15" table:style-name="ce216">
            <text:p>165</text:p>
          </table:table-cell>
          <table:table-cell office:value-type="float" office:value="29" table:style-name="ce301">
            <text:p>29</text:p>
          </table:table-cell>
          <table:table-cell office:value-type="float" office:value="136.15" table:style-name="ce301">
            <text:p>136</text:p>
          </table:table-cell>
          <table:table-cell office:value-type="float" office:value="863.67" table:style-name="ce302">
            <text:p>86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12.4" table:style-name="ce216">
            <text:p>412</text:p>
          </table:table-cell>
          <table:table-cell office:value-type="float" office:value="409.2" table:style-name="ce301">
            <text:p>409</text:p>
          </table:table-cell>
          <table:table-cell office:value-type="float" office:value="3.2" table:style-name="ce301">
            <text:p>3</text:p>
          </table:table-cell>
          <table:table-cell office:value-type="float" office:value="347.55" table:style-name="ce216">
            <text:p>348</text:p>
          </table:table-cell>
          <table:table-cell office:value-type="float" office:value="173.6" table:style-name="ce301">
            <text:p>174</text:p>
          </table:table-cell>
          <table:table-cell office:value-type="float" office:value="173.95" table:style-name="ce301">
            <text:p>174</text:p>
          </table:table-cell>
          <table:table-cell office:value-type="float" office:value="360.12" table:style-name="ce216">
            <text:p>360</text:p>
          </table:table-cell>
          <table:table-cell office:value-type="float" office:value="31" table:style-name="ce301">
            <text:p>31</text:p>
          </table:table-cell>
          <table:table-cell office:value-type="float" office:value="329.12" table:style-name="ce301">
            <text:p>329</text:p>
          </table:table-cell>
          <table:table-cell office:value-type="float" office:value="1120.07" table:style-name="ce302">
            <text:p>1,120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7.39999999999998" table:style-name="ce216">
            <text:p>267</text:p>
          </table:table-cell>
          <table:table-cell office:value-type="float" office:value="267.39999999999998" table:style-name="ce301">
            <text:p>267</text:p>
          </table:table-cell>
          <table:table-cell office:value-type="float" office:value="0" table:style-name="ce301">
            <text:p>0</text:p>
          </table:table-cell>
          <table:table-cell office:value-type="float" office:value="848.125" table:style-name="ce216">
            <text:p>848</text:p>
          </table:table-cell>
          <table:table-cell office:value-type="float" office:value="538.31500000000005" table:style-name="ce301">
            <text:p>538</text:p>
          </table:table-cell>
          <table:table-cell office:value-type="float" office:value="309.81" table:style-name="ce301">
            <text:p>310</text:p>
          </table:table-cell>
          <table:table-cell office:value-type="float" office:value="184.655" table:style-name="ce216">
            <text:p>185</text:p>
          </table:table-cell>
          <table:table-cell office:value-type="float" office:value="23.5" table:style-name="ce301">
            <text:p>24</text:p>
          </table:table-cell>
          <table:table-cell office:value-type="float" office:value="161.155" table:style-name="ce301">
            <text:p>161</text:p>
          </table:table-cell>
          <table:table-cell office:value-type="float" office:value="1300.18" table:style-name="ce302">
            <text:p>1,300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216">
            <text:p>23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301">
            <text:p>23</text:p>
          </table:table-cell>
          <table:table-cell office:value-type="float" office:value="411.15" table:style-name="ce216">
            <text:p>411</text:p>
          </table:table-cell>
          <table:table-cell office:value-type="float" office:value="0" table:style-name="ce301">
            <text:p>0</text:p>
          </table:table-cell>
          <table:table-cell office:value-type="float" office:value="411.15" table:style-name="ce301">
            <text:p>411</text:p>
          </table:table-cell>
          <table:table-cell office:value-type="float" office:value="494.55" table:style-name="ce302">
            <text:p>49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3.1" table:style-name="ce216">
            <text:p>653</text:p>
          </table:table-cell>
          <table:table-cell office:value-type="float" office:value="642.5" table:style-name="ce301">
            <text:p>643</text:p>
          </table:table-cell>
          <table:table-cell office:value-type="float" office:value="10.6" table:style-name="ce301">
            <text:p>11</text:p>
          </table:table-cell>
          <table:table-cell office:value-type="float" office:value="898.61" table:style-name="ce216">
            <text:p>899</text:p>
          </table:table-cell>
          <table:table-cell office:value-type="float" office:value="479.2" table:style-name="ce301">
            <text:p>479</text:p>
          </table:table-cell>
          <table:table-cell office:value-type="float" office:value="419.41" table:style-name="ce301">
            <text:p>419</text:p>
          </table:table-cell>
          <table:table-cell office:value-type="float" office:value="367.5" table:style-name="ce216">
            <text:p>368</text:p>
          </table:table-cell>
          <table:table-cell office:value-type="float" office:value="29.6" table:style-name="ce301">
            <text:p>30</text:p>
          </table:table-cell>
          <table:table-cell office:value-type="float" office:value="337.9" table:style-name="ce301">
            <text:p>338</text:p>
          </table:table-cell>
          <table:table-cell office:value-type="float" office:value="1919.21" table:style-name="ce302">
            <text:p>1,919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545.78" table:style-name="ce216">
            <text:p>546</text:p>
          </table:table-cell>
          <table:table-cell office:value-type="float" office:value="399.4" table:style-name="ce301">
            <text:p>399</text:p>
          </table:table-cell>
          <table:table-cell office:value-type="float" office:value="146.38" table:style-name="ce301">
            <text:p>146</text:p>
          </table:table-cell>
          <table:table-cell office:value-type="float" office:value="181.83500000000001" table:style-name="ce216">
            <text:p>182</text:p>
          </table:table-cell>
          <table:table-cell office:value-type="float" office:value="17.399999999999999" table:style-name="ce301">
            <text:p>17</text:p>
          </table:table-cell>
          <table:table-cell office:value-type="float" office:value="164.435" table:style-name="ce301">
            <text:p>164</text:p>
          </table:table-cell>
          <table:table-cell office:value-type="float" office:value="1054.415" table:style-name="ce302">
            <text:p>1,05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2988" table:style-name="ce368">
            <text:p>2,988</text:p>
          </table:table-cell>
          <table:table-cell office:value-type="float" office:value="2947.1" table:style-name="ce306">
            <text:p>2,947</text:p>
          </table:table-cell>
          <table:table-cell office:value-type="float" office:value="40.9" table:style-name="ce306">
            <text:p>41</text:p>
          </table:table-cell>
          <table:table-cell office:value-type="float" office:value="4068.491" table:style-name="ce368">
            <text:p>4,068</text:p>
          </table:table-cell>
          <table:table-cell office:value-type="float" office:value="2412.7150000000001" table:style-name="ce306">
            <text:p>2,413</text:p>
          </table:table-cell>
          <table:table-cell office:value-type="float" office:value="1655.7760000000001" table:style-name="ce306">
            <text:p>1,656</text:p>
          </table:table-cell>
          <table:table-cell office:value-type="float" office:value="2551.27" table:style-name="ce368">
            <text:p>2,551</text:p>
          </table:table-cell>
          <table:table-cell office:value-type="float" office:value="192.7" table:style-name="ce306">
            <text:p>193</text:p>
          </table:table-cell>
          <table:table-cell office:value-type="float" office:value="2358.5700000000002" table:style-name="ce306">
            <text:p>2,359</text:p>
          </table:table-cell>
          <table:table-cell office:value-type="float" office:value="9607.7610000000004" table:style-name="ce302">
            <text:p>9,608</text:p>
          </table:table-cell>
          <table:table-cell table:style-name="ce306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425.8" table:style-name="ce216">
            <text:p>426</text:p>
          </table:table-cell>
          <table:table-cell office:value-type="float" office:value="328.8" table:style-name="ce301">
            <text:p>329</text:p>
          </table:table-cell>
          <table:table-cell office:value-type="float" office:value="97" table:style-name="ce301">
            <text:p>97</text:p>
          </table:table-cell>
          <table:table-cell office:value-type="float" office:value="122.2" table:style-name="ce216">
            <text:p>122</text:p>
          </table:table-cell>
          <table:table-cell office:value-type="float" office:value="18.7" table:style-name="ce301">
            <text:p>19</text:p>
          </table:table-cell>
          <table:table-cell office:value-type="float" office:value="103.5" table:style-name="ce301">
            <text:p>104</text:p>
          </table:table-cell>
          <table:table-cell office:value-type="float" office:value="689.3" table:style-name="ce302">
            <text:p>689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436.47" table:style-name="ce216">
            <text:p>436</text:p>
          </table:table-cell>
          <table:table-cell office:value-type="float" office:value="436.47" table:style-name="ce301">
            <text:p>436</text:p>
          </table:table-cell>
          <table:table-cell office:value-type="float" office:value="0" table:style-name="ce301">
            <text:p>0</text:p>
          </table:table-cell>
          <table:table-cell office:value-type="float" office:value="543.5" table:style-name="ce216">
            <text:p>544</text:p>
          </table:table-cell>
          <table:table-cell office:value-type="float" office:value="452.5" table:style-name="ce301">
            <text:p>453</text:p>
          </table:table-cell>
          <table:table-cell office:value-type="float" office:value="91" table:style-name="ce301">
            <text:p>91</text:p>
          </table:table-cell>
          <table:table-cell office:value-type="float" office:value="234.58" table:style-name="ce216">
            <text:p>235</text:p>
          </table:table-cell>
          <table:table-cell office:value-type="float" office:value="49.7" table:style-name="ce301">
            <text:p>50</text:p>
          </table:table-cell>
          <table:table-cell office:value-type="float" office:value="184.88" table:style-name="ce301">
            <text:p>185</text:p>
          </table:table-cell>
          <table:table-cell office:value-type="float" office:value="1214.55" table:style-name="ce302">
            <text:p>1,21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9">
          <table:table-cell office:value-type="string" table:style-name="ce382">
            <text:p>K03000001</text:p>
          </table:table-cell>
          <table:table-cell office:value-type="string" table:style-name="ce383">
            <text:p>Great Britain</text:p>
          </table:table-cell>
          <table:table-cell table:style-name="ce383"/>
          <table:table-cell office:value-type="float" office:value="3565.77" table:style-name="ce384">
            <text:p>3,566</text:p>
          </table:table-cell>
          <table:table-cell office:value-type="float" office:value="3524.87" table:style-name="ce401">
            <text:p>3,525</text:p>
          </table:table-cell>
          <table:table-cell office:value-type="float" office:value="40.9" table:style-name="ce401">
            <text:p>41</text:p>
          </table:table-cell>
          <table:table-cell office:value-type="float" office:value="5037.7910000000002" table:style-name="ce384">
            <text:p>5,038</text:p>
          </table:table-cell>
          <table:table-cell office:value-type="float" office:value="3194.0149999999999" table:style-name="ce401">
            <text:p>3,194</text:p>
          </table:table-cell>
          <table:table-cell office:value-type="float" office:value="1843.7760000000001" table:style-name="ce401">
            <text:p>1,844</text:p>
          </table:table-cell>
          <table:table-cell office:value-type="float" office:value="2908.05" table:style-name="ce384">
            <text:p>2,908</text:p>
          </table:table-cell>
          <table:table-cell office:value-type="float" office:value="261.10000000000002" table:style-name="ce401">
            <text:p>261</text:p>
          </table:table-cell>
          <table:table-cell office:value-type="float" office:value="2646.95" table:style-name="ce401">
            <text:p>2,647</text:p>
          </table:table-cell>
          <table:table-cell office:value-type="float" office:value="11511.611000000001" table:style-name="ce402">
            <text:p>11,512</text:p>
          </table:table-cell>
          <table:table-cell table:style-name="ce401"/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table:style-name="ce382"/>
          <table:table-cell office:value-type="string" table:style-name="ce388">
            <text:p>.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table:style-name="ce342"/>
          <table:table-cell table:number-columns-repeated="2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office:value-type="string" table:style-name="ce171">
            <text:p>Values may not sum to totals due to rounding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10"/>
          <table:table-cell table:number-columns-repeated="16128" table:style-name="ce174"/>
        </table:table-row>
        <table:table-row table:style-name="ro11">
          <table:table-cell office:value-type="string" table:style-name="ce341">
            <text:p>1. Use controls at top of sheet to expand/collapse selection</text:p>
          </table:table-cell>
          <table:table-cell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4" table:style-name="ce342"/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table:number-columns-repeated="2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232" table:style-name="ce10"/>
          <table:table-cell table:number-columns-repeated="16128" table:style-name="ce342"/>
        </table:table-row>
        <table:table-row table:style-name="ro11">
          <table:table-cell office:value-type="string" table:style-name="ce248">
            <text:p>Symbols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10"/>
          <table:table-cell table:number-columns-repeated="16128" table:style-name="ce174"/>
        </table:table-row>
        <table:table-row table:style-name="ro11">
          <table:table-cell office:value-type="string" table:style-name="ce171">
            <text:p>. <text:s/>Not applicable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10"/>
          <table:table-cell table:number-columns-repeated="16128" table:style-name="ce174"/>
        </table:table-row>
        <table:table-row table:style-name="ro11">
          <table:table-cell table:style-name="ce171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10"/>
          <table:table-cell table:number-columns-repeated="16128" table:style-name="ce174"/>
        </table:table-row>
        <table:table-row table:style-name="ro11">
          <table:table-cell office:value-type="string" table:style-name="ce391">
            <text:p>Telephone: 020 7944 5032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office:value-type="string" table:style-name="ce392">
            <text:p>Source: Department for Transport</text:p>
          </table:table-cell>
          <table:table-cell table:number-columns-repeated="231" table:style-name="ce10"/>
          <table:table-cell table:number-columns-repeated="16128"/>
        </table:table-row>
        <table:table-row table:style-name="ro11">
          <table:table-cell office:value-type="string" table:style-name="ce251">
            <text:p><text:a xlink:href="mailto:road.length@dft.gsi.gov.uk">Email: road.length@dft.gsi.gov.uk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table:style-name="ce393"/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office:value-type="string" table:style-name="ce255">
            <text:p>Last updated: 19 May 2016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7/road-length-statistics-methodology.pdf">Methodology note</text:a></text:p>
          </table:table-cell>
          <table:table-cell table:style-name="ce341"/>
          <table:table-cell table:style-name="ce394"/>
          <table:table-cell table:number-columns-repeated="3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office:value-type="string" table:style-name="ce255">
            <text:p>Next update: May 2017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table:style-name="ce341">
            <text:p>The figures in this table are National Statistics</text:p>
          </table:table-cell>
          <table:table-cell table:number-columns-repeated="16383"/>
        </table:table-row>
        <table:table-row table:number-rows-repeated="1048527" table:style-name="ro10">
          <table:table-cell table:number-columns-repeated="16384"/>
        </table:table-row>
        <table:named-expressions>
          <table:named-range table:name="Print_Area" table:cell-range-address="RDL0201_(2012).$A$1:RDL0201_(2012).$Y$49" table:base-cell-address="RDL0201_(2012).$A$1"/>
        </table:named-expressions>
      </table:table>
      <table:table table:name="RDL0201_(2011)" table:style-name="ta6">
        <table:table-column table:style-name="co1" table:number-columns-repeated="2" table:default-cell-style-name="ce341"/>
        <table:table-column table:style-name="co2" table:default-cell-style-name="ce341"/>
        <table:table-column table:style-name="co4" table:default-cell-style-name="ce341"/>
        <table:table-column-group>
          <table:table-column table:style-name="co4" table:default-cell-style-name="ce341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default-cell-style-name="ce339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number-columns-repeated="2" table:default-cell-style-name="ce339"/>
        </table:table-column-group>
        <table:table-column table:style-name="co4" table:default-cell-style-name="ce339"/>
        <table:table-column table:style-name="co10" table:default-cell-style-name="ce341"/>
        <table:table-column table:style-name="co5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8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4" table:default-cell-style-name="ce341"/>
        <table:table-column table:style-name="co10" table:default-cell-style-name="ce342"/>
        <table:table-column table:style-name="co11" table:default-cell-style-name="ce341"/>
        <table:table-column table:style-name="co11" table:number-columns-repeated="14" table:default-cell-style-name="ce10"/>
        <table:table-column table:style-name="co11" table:number-columns-repeated="985" table:default-cell-style-name="ce341"/>
        <table:table-column table:style-name="co15" table:number-columns-repeated="15360" table:default-cell-style-name="ce1"/>
        <table:table-row table:style-name="ro1">
          <table:table-cell office:value-type="string" table:style-name="ce337">
            <text:p>Department for Transport statistics</text:p>
          </table:table-cell>
          <table:table-cell table:number-columns-repeated="2" table:style-name="ce337"/>
          <table:table-cell table:number-columns-repeated="2" table:style-name="ce338"/>
          <table:table-cell table:style-name="ce337"/>
          <table:table-cell table:number-columns-repeated="2" table:style-name="ce339"/>
          <table:table-cell table:style-name="ce337"/>
          <table:table-cell table:number-columns-repeated="4" table:style-name="ce339"/>
          <table:table-cell table:style-name="ce337"/>
          <table:table-cell table:number-columns-repeated="3" table:style-name="ce338"/>
          <table:table-cell table:style-name="ce337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2">
          <table:table-cell office:value-type="string" table:style-name="ce170">
            <text:p><text:a xlink:href="https://www.gov.uk/government/collections/road-network-size-and-condition">Road lengths statistics</text:a>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table:style-name="ce341"/>
          <table:table-cell table:number-columns-repeated="14" table:style-name="ce10"/>
          <table:table-cell table:number-columns-repeated="16345"/>
        </table:table-row>
        <table:table-row table:style-name="ro3">
          <table:table-cell office:value-type="string" table:style-name="ce343">
            <text:p>Table RDL0201</text:p>
          </table:table-cell>
          <table:table-cell table:number-columns-repeated="2" table:style-name="ce343"/>
          <table:table-cell table:number-columns-repeated="2" table:style-name="ce338"/>
          <table:table-cell table:style-name="ce343"/>
          <table:table-cell table:number-columns-repeated="2" table:style-name="ce339"/>
          <table:table-cell table:style-name="ce343"/>
          <table:table-cell table:number-columns-repeated="4" table:style-name="ce339"/>
          <table:table-cell table:style-name="ce343"/>
          <table:table-cell table:number-columns-repeated="3" table:style-name="ce338"/>
          <table:table-cell table:style-name="ce343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1">
          <table:table-cell office:value-type="string" table:style-name="ce344">
            <text:p>Road lengths (kilometres) by road type and region and country in Great Britain, 2011</text:p>
          </table:table-cell>
          <table:table-cell table:number-columns-repeated="2" table:style-name="ce343"/>
          <table:table-cell table:number-columns-repeated="2" table:style-name="ce345"/>
          <table:table-cell table:style-name="ce343"/>
          <table:table-cell table:number-columns-repeated="2" table:style-name="ce346"/>
          <table:table-cell table:style-name="ce343"/>
          <table:table-cell table:number-columns-repeated="4" table:style-name="ce346"/>
          <table:table-cell table:style-name="ce343"/>
          <table:table-cell table:number-columns-repeated="3" table:style-name="ce338"/>
          <table:table-cell table:style-name="ce343"/>
          <table:table-cell table:number-columns-repeated="4" table:style-name="ce338"/>
          <table:table-cell table:style-name="ce346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4">
          <table:table-cell table:style-name="ce347"/>
          <table:table-cell table:style-name="ce348"/>
          <table:table-cell table:number-columns-repeated="2" table:style-name="ce349"/>
          <table:table-cell table:number-columns-repeated="2" table:style-name="ce350"/>
          <table:table-cell table:style-name="ce349"/>
          <table:table-cell table:number-columns-repeated="2" table:style-name="ce351"/>
          <table:table-cell table:style-name="ce349"/>
          <table:table-cell table:number-columns-repeated="4" table:style-name="ce351"/>
          <table:table-cell table:style-name="ce349"/>
          <table:table-cell table:number-columns-repeated="3" table:style-name="ce347"/>
          <table:table-cell table:style-name="ce349"/>
          <table:table-cell table:number-columns-repeated="4" table:style-name="ce347"/>
          <table:table-cell table:style-name="ce351"/>
          <table:table-cell office:value-type="string" table:style-name="ce352">
            <text:p>Kilometres</text:p>
          </table:table-cell>
          <table:table-cell table:number-columns-repeated="14" table:style-name="ce10"/>
          <table:table-cell table:number-columns-repeated="16345" table:style-name="ce338"/>
        </table:table-row>
        <table:table-row table:style-name="ro5">
          <table:table-cell table:style-name="ce353"/>
          <table:table-cell table:number-columns-repeated="2" table:style-name="ce354"/>
          <table:table-cell office:value-type="string" table:number-columns-spanned="10" table:number-rows-spanned="1" table:style-name="ce397">
            <text:p>Major roads</text:p>
          </table:table-cell>
          <table:covered-table-cell table:number-columns-repeated="9"/>
          <table:table-cell table:style-name="ce355"/>
          <table:table-cell office:value-type="string" table:number-columns-spanned="9" table:number-rows-spanned="1" table:style-name="ce397">
            <text:p>Minor roads</text:p>
          </table:table-cell>
          <table:covered-table-cell table:number-columns-repeated="8"/>
          <table:table-cell table:style-name="ce355"/>
          <table:table-cell office:value-type="string" table:number-columns-spanned="1" table:number-rows-spanned="3" table:style-name="ce398">
            <text:p>All roads</text:p>
          </table:table-cell>
          <table:table-cell table:number-columns-repeated="14" table:style-name="ce10"/>
          <table:table-cell table:number-columns-repeated="16345" table:style-name="ce353"/>
        </table:table-row>
        <table:table-row table:style-name="ro6">
          <table:table-cell table:style-name="ce353"/>
          <table:table-cell table:number-columns-repeated="3"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office:value-type="string" table:number-columns-spanned="1" table:number-rows-spanned="2" table:style-name="ce400">
            <text:p>All major roads</text:p>
          </table:table-cell>
          <table:table-cell table:style-name="ce356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400">
            <text:p>All minor roads</text:p>
          </table:table-cell>
          <table:table-cell table:style-name="ce356"/>
          <table:covered-table-cell/>
          <table:table-cell table:number-columns-repeated="14" table:style-name="ce10"/>
          <table:table-cell table:number-columns-repeated="16345" table:style-name="ce353"/>
        </table:table-row>
        <table:table-row table:style-name="ro8">
          <table:table-cell office:value-type="string" table:style-name="ce357">
            <text:p>ONS Area</text:p>
            <text:p>Code</text:p>
          </table:table-cell>
          <table:table-cell table:style-name="ce357"/>
          <table:table-cell table:style-name="ce358"/>
          <table:table-cell office:value-type="string" table:style-name="ce358">
            <text:p>Motorways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Rural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Urban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covered-table-cell/>
          <table:table-cell table:style-name="ce360"/>
          <table:table-cell office:value-type="string" table:style-name="ce358">
            <text:p>Minor rural<text:span text:style-name="T1">1</text:span></text:p>
          </table:table-cell>
          <table:table-cell office:value-type="string" table:style-name="ce359">
            <text:p>Rural 'B'</text:p>
          </table:table-cell>
          <table:table-cell office:value-type="string" table:style-name="ce359">
            <text:p>Rural 'C'</text:p>
          </table:table-cell>
          <table:table-cell office:value-type="string" table:style-name="ce359">
            <text:p>Rural 'U'</text:p>
          </table:table-cell>
          <table:table-cell office:value-type="string" table:style-name="ce358">
            <text:p>Minor urban<text:span text:style-name="T1">1</text:span></text:p>
          </table:table-cell>
          <table:table-cell office:value-type="string" table:style-name="ce359">
            <text:p>Urban 'B'</text:p>
          </table:table-cell>
          <table:table-cell office:value-type="string" table:style-name="ce359">
            <text:p>Urban 'C'</text:p>
          </table:table-cell>
          <table:table-cell office:value-type="string" table:style-name="ce359">
            <text:p>Urban 'U'</text:p>
          </table:table-cell>
          <table:covered-table-cell/>
          <table:table-cell table:style-name="ce360"/>
          <table:covered-table-cell/>
          <table:table-cell table:number-columns-repeated="14" table:style-name="ce10"/>
          <table:table-cell table:number-columns-repeated="16345" table:style-name="ce361"/>
        </table:table-row>
        <table:table-row table:style-name="ro8">
          <table:table-cell table:style-name="ce362"/>
          <table:table-cell office:value-type="string" table:style-name="ce363">
            <text:p>(a) Total length</text:p>
          </table:table-cell>
          <table:table-cell table:number-columns-repeated="2" table:style-name="ce364"/>
          <table:table-cell table:number-columns-repeated="2" table:style-name="ce365"/>
          <table:table-cell table:style-name="ce364"/>
          <table:table-cell table:number-columns-repeated="2" table:style-name="ce366"/>
          <table:table-cell table:style-name="ce364"/>
          <table:table-cell table:number-columns-repeated="4" table:style-name="ce366"/>
          <table:table-cell table:style-name="ce364"/>
          <table:table-cell table:number-columns-repeated="3" table:style-name="ce362"/>
          <table:table-cell table:style-name="ce364"/>
          <table:table-cell table:number-columns-repeated="4" table:style-name="ce362"/>
          <table:table-cell table:style-name="ce366"/>
          <table:table-cell table:style-name="ce367"/>
          <table:table-cell table:number-columns-repeated="14" table:style-name="ce10"/>
          <table:table-cell table:number-columns-repeated="16345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1271.5999999999999" table:style-name="ce216">
            <text:p>1,272</text:p>
          </table:table-cell>
          <table:table-cell office:value-type="float" office:value="293.7" table:style-name="ce301">
            <text:p>294</text:p>
          </table:table-cell>
          <table:table-cell office:value-type="float" office:value="977.9" table:style-name="ce301">
            <text:p>978</text:p>
          </table:table-cell>
          <table:table-cell office:value-type="float" office:value="495.9" table:style-name="ce216">
            <text:p>496</text:p>
          </table:table-cell>
          <table:table-cell office:value-type="float" office:value="48.7" table:style-name="ce301">
            <text:p>49</text:p>
          </table:table-cell>
          <table:table-cell office:value-type="float" office:value="447.2" table:style-name="ce301">
            <text:p>447</text:p>
          </table:table-cell>
          <table:table-cell office:value-type="float" office:value="1825.5" table:style-name="ce302">
            <text:p>1,826</text:p>
          </table:table-cell>
          <table:table-cell table:style-name="ce301"/>
          <table:table-cell office:value-type="float" office:value="7438.6" table:style-name="ce216">
            <text:p>7,439</text:p>
          </table:table-cell>
          <table:table-cell office:value-type="float" office:value="1085.7" table:style-name="ce301">
            <text:p>1,086</text:p>
          </table:table-cell>
          <table:table-cell office:value-type="float" office:value="2376.3000000000002" table:style-name="ce301">
            <text:p>2,376</text:p>
          </table:table-cell>
          <table:table-cell office:value-type="float" office:value="3976.6" table:style-name="ce301">
            <text:p>3,977</text:p>
          </table:table-cell>
          <table:table-cell office:value-type="float" office:value="6899.2" table:style-name="ce216">
            <text:p>6,899</text:p>
          </table:table-cell>
          <table:table-cell office:value-type="float" office:value="254.9" table:style-name="ce301">
            <text:p>255</text:p>
          </table:table-cell>
          <table:table-cell office:value-type="float" office:value="467.6" table:style-name="ce301">
            <text:p>468</text:p>
          </table:table-cell>
          <table:table-cell office:value-type="float" office:value="6176.7" table:style-name="ce301">
            <text:p>6,177</text:p>
          </table:table-cell>
          <table:table-cell office:value-type="float" office:value="14337.8" table:style-name="ce302">
            <text:p>14,338</text:p>
          </table:table-cell>
          <table:table-cell table:style-name="ce301"/>
          <table:table-cell office:value-type="float" office:value="16163.3" table:style-name="ce302">
            <text:p>16,163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45.6" table:style-name="ce216">
            <text:p>646</text:p>
          </table:table-cell>
          <table:table-cell office:value-type="float" office:value="624.29999999999995" table:style-name="ce301">
            <text:p>624</text:p>
          </table:table-cell>
          <table:table-cell office:value-type="float" office:value="21.3" table:style-name="ce301">
            <text:p>21</text:p>
          </table:table-cell>
          <table:table-cell office:value-type="float" office:value="2311.8000000000002" table:style-name="ce216">
            <text:p>2,312</text:p>
          </table:table-cell>
          <table:table-cell office:value-type="float" office:value="272.89999999999998" table:style-name="ce301">
            <text:p>273</text:p>
          </table:table-cell>
          <table:table-cell office:value-type="float" office:value="2038.9" table:style-name="ce301">
            <text:p>2,039</text:p>
          </table:table-cell>
          <table:table-cell office:value-type="float" office:value="1680.1" table:style-name="ce216">
            <text:p>1,680</text:p>
          </table:table-cell>
          <table:table-cell office:value-type="float" office:value="32.200000000000003" table:style-name="ce301">
            <text:p>32</text:p>
          </table:table-cell>
          <table:table-cell office:value-type="float" office:value="1647.9" table:style-name="ce301">
            <text:p>1,648</text:p>
          </table:table-cell>
          <table:table-cell office:value-type="float" office:value="4637.5" table:style-name="ce302">
            <text:p>4,638</text:p>
          </table:table-cell>
          <table:table-cell table:style-name="ce301"/>
          <table:table-cell office:value-type="float" office:value="13667.2" table:style-name="ce216">
            <text:p>13,667</text:p>
          </table:table-cell>
          <table:table-cell office:value-type="float" office:value="1270.5" table:style-name="ce301">
            <text:p>1,271</text:p>
          </table:table-cell>
          <table:table-cell office:value-type="float" office:value="4474.1000000000004" table:style-name="ce301">
            <text:p>4,474</text:p>
          </table:table-cell>
          <table:table-cell office:value-type="float" office:value="7922.6" table:style-name="ce301">
            <text:p>7,923</text:p>
          </table:table-cell>
          <table:table-cell office:value-type="float" office:value="18637.400000000001" table:style-name="ce216">
            <text:p>18,637</text:p>
          </table:table-cell>
          <table:table-cell office:value-type="float" office:value="731" table:style-name="ce301">
            <text:p>731</text:p>
          </table:table-cell>
          <table:table-cell office:value-type="float" office:value="1173.3" table:style-name="ce301">
            <text:p>1,173</text:p>
          </table:table-cell>
          <table:table-cell office:value-type="float" office:value="16733.099999999999" table:style-name="ce301">
            <text:p>16,733</text:p>
          </table:table-cell>
          <table:table-cell office:value-type="float" office:value="32304.6" table:style-name="ce302">
            <text:p>32,305</text:p>
          </table:table-cell>
          <table:table-cell table:style-name="ce302"/>
          <table:table-cell office:value-type="float" office:value="36942.1" table:style-name="ce302">
            <text:p>36,942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83.6" table:style-name="ce216">
            <text:p>384</text:p>
          </table:table-cell>
          <table:table-cell office:value-type="float" office:value="380.1" table:style-name="ce301">
            <text:p>380</text:p>
          </table:table-cell>
          <table:table-cell office:value-type="float" office:value="3.5" table:style-name="ce301">
            <text:p>4</text:p>
          </table:table-cell>
          <table:table-cell office:value-type="float" office:value="2270.1999999999998" table:style-name="ce216">
            <text:p>2,270</text:p>
          </table:table-cell>
          <table:table-cell office:value-type="float" office:value="283.10000000000002" table:style-name="ce301">
            <text:p>283</text:p>
          </table:table-cell>
          <table:table-cell office:value-type="float" office:value="1987.1" table:style-name="ce301">
            <text:p>1,987</text:p>
          </table:table-cell>
          <table:table-cell office:value-type="float" office:value="1071.5999999999999" table:style-name="ce216">
            <text:p>1,072</text:p>
          </table:table-cell>
          <table:table-cell office:value-type="float" office:value="14.9" table:style-name="ce301">
            <text:p>15</text:p>
          </table:table-cell>
          <table:table-cell office:value-type="float" office:value="1056.7" table:style-name="ce301">
            <text:p>1,057</text:p>
          </table:table-cell>
          <table:table-cell office:value-type="float" office:value="3725.4" table:style-name="ce302">
            <text:p>3,725</text:p>
          </table:table-cell>
          <table:table-cell table:style-name="ce301"/>
          <table:table-cell office:value-type="float" office:value="15546.3" table:style-name="ce216">
            <text:p>15,546</text:p>
          </table:table-cell>
          <table:table-cell office:value-type="float" office:value="1466.8" table:style-name="ce301">
            <text:p>1,467</text:p>
          </table:table-cell>
          <table:table-cell office:value-type="float" office:value="4825.7" table:style-name="ce301">
            <text:p>4,826</text:p>
          </table:table-cell>
          <table:table-cell office:value-type="float" office:value="9253.7999999999993" table:style-name="ce301">
            <text:p>9,254</text:p>
          </table:table-cell>
          <table:table-cell office:value-type="float" office:value="12687.5" table:style-name="ce216">
            <text:p>12,688</text:p>
          </table:table-cell>
          <table:table-cell office:value-type="float" office:value="451.1" table:style-name="ce301">
            <text:p>451</text:p>
          </table:table-cell>
          <table:table-cell office:value-type="float" office:value="981" table:style-name="ce301">
            <text:p>981</text:p>
          </table:table-cell>
          <table:table-cell office:value-type="float" office:value="11255.4" table:style-name="ce301">
            <text:p>11,255</text:p>
          </table:table-cell>
          <table:table-cell office:value-type="float" office:value="28233.8" table:style-name="ce302">
            <text:p>28,234</text:p>
          </table:table-cell>
          <table:table-cell table:style-name="ce302"/>
          <table:table-cell office:value-type="float" office:value="31959.200000000001" table:style-name="ce302">
            <text:p>31,959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5.4" table:style-name="ce216">
            <text:p>195</text:p>
          </table:table-cell>
          <table:table-cell office:value-type="float" office:value="195.4" table:style-name="ce301">
            <text:p>195</text:p>
          </table:table-cell>
          <table:table-cell office:value-type="float" office:value="0" table:style-name="ce301">
            <text:p>0</text:p>
          </table:table-cell>
          <table:table-cell office:value-type="float" office:value="3173.5" table:style-name="ce216">
            <text:p>3,174</text:p>
          </table:table-cell>
          <table:table-cell office:value-type="float" office:value="554.5" table:style-name="ce301">
            <text:p>555</text:p>
          </table:table-cell>
          <table:table-cell office:value-type="float" office:value="2619" table:style-name="ce301">
            <text:p>2,619</text:p>
          </table:table-cell>
          <table:table-cell office:value-type="float" office:value="688.6" table:style-name="ce216">
            <text:p>689</text:p>
          </table:table-cell>
          <table:table-cell office:value-type="float" office:value="34.700000000000003" table:style-name="ce301">
            <text:p>35</text:p>
          </table:table-cell>
          <table:table-cell office:value-type="float" office:value="653.9" table:style-name="ce301">
            <text:p>654</text:p>
          </table:table-cell>
          <table:table-cell office:value-type="float" office:value="4057.5" table:style-name="ce302">
            <text:p>4,058</text:p>
          </table:table-cell>
          <table:table-cell table:style-name="ce301"/>
          <table:table-cell office:value-type="float" office:value="18258.599999999999" table:style-name="ce216">
            <text:p>18,259</text:p>
          </table:table-cell>
          <table:table-cell office:value-type="float" office:value="1621" table:style-name="ce301">
            <text:p>1,621</text:p>
          </table:table-cell>
          <table:table-cell office:value-type="float" office:value="6873.6" table:style-name="ce301">
            <text:p>6,874</text:p>
          </table:table-cell>
          <table:table-cell office:value-type="float" office:value="9764" table:style-name="ce301">
            <text:p>9,764</text:p>
          </table:table-cell>
          <table:table-cell office:value-type="float" office:value="8996.9" table:style-name="ce216">
            <text:p>8,997</text:p>
          </table:table-cell>
          <table:table-cell office:value-type="float" office:value="387.5" table:style-name="ce301">
            <text:p>388</text:p>
          </table:table-cell>
          <table:table-cell office:value-type="float" office:value="928.4" table:style-name="ce301">
            <text:p>928</text:p>
          </table:table-cell>
          <table:table-cell office:value-type="float" office:value="7681" table:style-name="ce301">
            <text:p>7,681</text:p>
          </table:table-cell>
          <table:table-cell office:value-type="float" office:value="27255.5" table:style-name="ce302">
            <text:p>27,256</text:p>
          </table:table-cell>
          <table:table-cell table:style-name="ce302"/>
          <table:table-cell office:value-type="float" office:value="31313" table:style-name="ce302">
            <text:p>31,313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30.2" table:style-name="ce216">
            <text:p>430</text:p>
          </table:table-cell>
          <table:table-cell office:value-type="float" office:value="427" table:style-name="ce301">
            <text:p>427</text:p>
          </table:table-cell>
          <table:table-cell office:value-type="float" office:value="3.2" table:style-name="ce301">
            <text:p>3</text:p>
          </table:table-cell>
          <table:table-cell office:value-type="float" office:value="2452.6999999999998" table:style-name="ce216">
            <text:p>2,453</text:p>
          </table:table-cell>
          <table:table-cell office:value-type="float" office:value="397.8" table:style-name="ce301">
            <text:p>398</text:p>
          </table:table-cell>
          <table:table-cell office:value-type="float" office:value="2054.9" table:style-name="ce301">
            <text:p>2,055</text:p>
          </table:table-cell>
          <table:table-cell office:value-type="float" office:value="1093.8" table:style-name="ce216">
            <text:p>1,094</text:p>
          </table:table-cell>
          <table:table-cell office:value-type="float" office:value="41.3" table:style-name="ce301">
            <text:p>41</text:p>
          </table:table-cell>
          <table:table-cell office:value-type="float" office:value="1052.5" table:style-name="ce301">
            <text:p>1,053</text:p>
          </table:table-cell>
          <table:table-cell office:value-type="float" office:value="3976.7" table:style-name="ce302">
            <text:p>3,977</text:p>
          </table:table-cell>
          <table:table-cell table:style-name="ce301"/>
          <table:table-cell office:value-type="float" office:value="16105.7" table:style-name="ce216">
            <text:p>16,106</text:p>
          </table:table-cell>
          <table:table-cell office:value-type="float" office:value="1870.9" table:style-name="ce301">
            <text:p>1,871</text:p>
          </table:table-cell>
          <table:table-cell office:value-type="float" office:value="5880.5" table:style-name="ce301">
            <text:p>5,881</text:p>
          </table:table-cell>
          <table:table-cell office:value-type="float" office:value="8354.2999999999993" table:style-name="ce301">
            <text:p>8,354</text:p>
          </table:table-cell>
          <table:table-cell office:value-type="float" office:value="12768.4" table:style-name="ce216">
            <text:p>12,768</text:p>
          </table:table-cell>
          <table:table-cell office:value-type="float" office:value="632.5" table:style-name="ce301">
            <text:p>633</text:p>
          </table:table-cell>
          <table:table-cell office:value-type="float" office:value="1041" table:style-name="ce301">
            <text:p>1,041</text:p>
          </table:table-cell>
          <table:table-cell office:value-type="float" office:value="11094.9" table:style-name="ce301">
            <text:p>11,095</text:p>
          </table:table-cell>
          <table:table-cell office:value-type="float" office:value="28874.1" table:style-name="ce302">
            <text:p>28,874</text:p>
          </table:table-cell>
          <table:table-cell table:style-name="ce302"/>
          <table:table-cell office:value-type="float" office:value="32850.800000000003" table:style-name="ce302">
            <text:p>32,851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5" table:style-name="ce216">
            <text:p>265</text:p>
          </table:table-cell>
          <table:table-cell office:value-type="float" office:value="265" table:style-name="ce301">
            <text:p>265</text:p>
          </table:table-cell>
          <table:table-cell office:value-type="float" office:value="0" table:style-name="ce301">
            <text:p>0</text:p>
          </table:table-cell>
          <table:table-cell office:value-type="float" office:value="3068.2" table:style-name="ce216">
            <text:p>3,068</text:p>
          </table:table-cell>
          <table:table-cell office:value-type="float" office:value="740" table:style-name="ce301">
            <text:p>740</text:p>
          </table:table-cell>
          <table:table-cell office:value-type="float" office:value="2328.1999999999998" table:style-name="ce301">
            <text:p>2,328</text:p>
          </table:table-cell>
          <table:table-cell office:value-type="float" office:value="815.6" table:style-name="ce216">
            <text:p>816</text:p>
          </table:table-cell>
          <table:table-cell office:value-type="float" office:value="33.799999999999997" table:style-name="ce301">
            <text:p>34</text:p>
          </table:table-cell>
          <table:table-cell office:value-type="float" office:value="781.8" table:style-name="ce301">
            <text:p>782</text:p>
          </table:table-cell>
          <table:table-cell office:value-type="float" office:value="4148.8" table:style-name="ce302">
            <text:p>4,149</text:p>
          </table:table-cell>
          <table:table-cell table:style-name="ce301"/>
          <table:table-cell office:value-type="float" office:value="24578.3" table:style-name="ce216">
            <text:p>24,578</text:p>
          </table:table-cell>
          <table:table-cell office:value-type="float" office:value="2810.8" table:style-name="ce301">
            <text:p>2,811</text:p>
          </table:table-cell>
          <table:table-cell office:value-type="float" office:value="8559.5" table:style-name="ce301">
            <text:p>8,560</text:p>
          </table:table-cell>
          <table:table-cell office:value-type="float" office:value="13208" table:style-name="ce301">
            <text:p>13,208</text:p>
          </table:table-cell>
          <table:table-cell office:value-type="float" office:value="10907.3" table:style-name="ce216">
            <text:p>10,907</text:p>
          </table:table-cell>
          <table:table-cell office:value-type="float" office:value="427.5" table:style-name="ce301">
            <text:p>428</text:p>
          </table:table-cell>
          <table:table-cell office:value-type="float" office:value="1253" table:style-name="ce301">
            <text:p>1,253</text:p>
          </table:table-cell>
          <table:table-cell office:value-type="float" office:value="9226.7999999999993" table:style-name="ce301">
            <text:p>9,227</text:p>
          </table:table-cell>
          <table:table-cell office:value-type="float" office:value="35485.599999999999" table:style-name="ce302">
            <text:p>35,486</text:p>
          </table:table-cell>
          <table:table-cell table:style-name="ce302"/>
          <table:table-cell office:value-type="float" office:value="39634.400000000001" table:style-name="ce302">
            <text:p>39,634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216">
            <text:p>62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301">
            <text:p>62</text:p>
          </table:table-cell>
          <table:table-cell office:value-type="float" office:value="1651.4" table:style-name="ce216">
            <text:p>1,651</text:p>
          </table:table-cell>
          <table:table-cell office:value-type="float" office:value="0" table:style-name="ce301">
            <text:p>0</text:p>
          </table:table-cell>
          <table:table-cell office:value-type="float" office:value="1651.4" table:style-name="ce301">
            <text:p>1,651</text:p>
          </table:table-cell>
          <table:table-cell office:value-type="float" office:value="1773" table:style-name="ce302">
            <text:p>1,773</text:p>
          </table:table-cell>
          <table:table-cell table:style-name="ce301"/>
          <table:table-cell office:value-type="float" office:value="305.8" table:style-name="ce216">
            <text:p>306</text:p>
          </table:table-cell>
          <table:table-cell office:value-type="float" office:value="37.799999999999997" table:style-name="ce301">
            <text:p>38</text:p>
          </table:table-cell>
          <table:table-cell office:value-type="float" office:value="75.900000000000006" table:style-name="ce301">
            <text:p>76</text:p>
          </table:table-cell>
          <table:table-cell office:value-type="float" office:value="192.1" table:style-name="ce301">
            <text:p>192</text:p>
          </table:table-cell>
          <table:table-cell office:value-type="float" office:value="12721.3" table:style-name="ce216">
            <text:p>12,721</text:p>
          </table:table-cell>
          <table:table-cell office:value-type="float" office:value="478.5" table:style-name="ce301">
            <text:p>479</text:p>
          </table:table-cell>
          <table:table-cell office:value-type="float" office:value="785.4" table:style-name="ce301">
            <text:p>785</text:p>
          </table:table-cell>
          <table:table-cell office:value-type="float" office:value="11457.4" table:style-name="ce301">
            <text:p>11,457</text:p>
          </table:table-cell>
          <table:table-cell office:value-type="float" office:value="13027.1" table:style-name="ce302">
            <text:p>13,027</text:p>
          </table:table-cell>
          <table:table-cell table:style-name="ce302"/>
          <table:table-cell office:value-type="float" office:value="14800.1" table:style-name="ce302">
            <text:p>14,800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4.6" table:style-name="ce216">
            <text:p>655</text:p>
          </table:table-cell>
          <table:table-cell office:value-type="float" office:value="644" table:style-name="ce301">
            <text:p>644</text:p>
          </table:table-cell>
          <table:table-cell office:value-type="float" office:value="10.6" table:style-name="ce301">
            <text:p>11</text:p>
          </table:table-cell>
          <table:table-cell office:value-type="float" office:value="3777.4" table:style-name="ce216">
            <text:p>3,777</text:p>
          </table:table-cell>
          <table:table-cell office:value-type="float" office:value="626.70000000000005" table:style-name="ce301">
            <text:p>627</text:p>
          </table:table-cell>
          <table:table-cell office:value-type="float" office:value="3150.7" table:style-name="ce301">
            <text:p>3,151</text:p>
          </table:table-cell>
          <table:table-cell office:value-type="float" office:value="1455.9" table:style-name="ce216">
            <text:p>1,456</text:p>
          </table:table-cell>
          <table:table-cell office:value-type="float" office:value="44.8" table:style-name="ce301">
            <text:p>45</text:p>
          </table:table-cell>
          <table:table-cell office:value-type="float" office:value="1411.1" table:style-name="ce301">
            <text:p>1,411</text:p>
          </table:table-cell>
          <table:table-cell office:value-type="float" office:value="5887.9" table:style-name="ce302">
            <text:p>5,888</text:p>
          </table:table-cell>
          <table:table-cell table:style-name="ce301"/>
          <table:table-cell office:value-type="float" office:value="22924.799999999999" table:style-name="ce216">
            <text:p>22,925</text:p>
          </table:table-cell>
          <table:table-cell office:value-type="float" office:value="2278.8000000000002" table:style-name="ce301">
            <text:p>2,279</text:p>
          </table:table-cell>
          <table:table-cell office:value-type="float" office:value="7691" table:style-name="ce301">
            <text:p>7,691</text:p>
          </table:table-cell>
          <table:table-cell office:value-type="float" office:value="12955" table:style-name="ce301">
            <text:p>12,955</text:p>
          </table:table-cell>
          <table:table-cell office:value-type="float" office:value="18803.900000000001" table:style-name="ce216">
            <text:p>18,804</text:p>
          </table:table-cell>
          <table:table-cell office:value-type="float" office:value="799.9" table:style-name="ce301">
            <text:p>800</text:p>
          </table:table-cell>
          <table:table-cell office:value-type="float" office:value="2030.4" table:style-name="ce301">
            <text:p>2,030</text:p>
          </table:table-cell>
          <table:table-cell office:value-type="float" office:value="15973.6" table:style-name="ce301">
            <text:p>15,974</text:p>
          </table:table-cell>
          <table:table-cell office:value-type="float" office:value="41728.699999999997" table:style-name="ce302">
            <text:p>41,729</text:p>
          </table:table-cell>
          <table:table-cell table:style-name="ce302"/>
          <table:table-cell office:value-type="float" office:value="47616.6" table:style-name="ce302">
            <text:p>47,617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4236.8" table:style-name="ce216">
            <text:p>4,237</text:p>
          </table:table-cell>
          <table:table-cell office:value-type="float" office:value="709.2" table:style-name="ce301">
            <text:p>709</text:p>
          </table:table-cell>
          <table:table-cell office:value-type="float" office:value="3527.6" table:style-name="ce301">
            <text:p>3,528</text:p>
          </table:table-cell>
          <table:table-cell office:value-type="float" office:value="710.9" table:style-name="ce216">
            <text:p>711</text:p>
          </table:table-cell>
          <table:table-cell office:value-type="float" office:value="27.3" table:style-name="ce301">
            <text:p>27</text:p>
          </table:table-cell>
          <table:table-cell office:value-type="float" office:value="683.6" table:style-name="ce301">
            <text:p>684</text:p>
          </table:table-cell>
          <table:table-cell office:value-type="float" office:value="5274.5" table:style-name="ce302">
            <text:p>5,275</text:p>
          </table:table-cell>
          <table:table-cell table:style-name="ce301"/>
          <table:table-cell office:value-type="float" office:value="34339.1" table:style-name="ce216">
            <text:p>34,339</text:p>
          </table:table-cell>
          <table:table-cell office:value-type="float" office:value="2828.8" table:style-name="ce301">
            <text:p>2,829</text:p>
          </table:table-cell>
          <table:table-cell office:value-type="float" office:value="13772" table:style-name="ce301">
            <text:p>13,772</text:p>
          </table:table-cell>
          <table:table-cell office:value-type="float" office:value="17738.3" table:style-name="ce301">
            <text:p>17,738</text:p>
          </table:table-cell>
          <table:table-cell office:value-type="float" office:value="10285" table:style-name="ce216">
            <text:p>10,285</text:p>
          </table:table-cell>
          <table:table-cell office:value-type="float" office:value="450.3" table:style-name="ce301">
            <text:p>450</text:p>
          </table:table-cell>
          <table:table-cell office:value-type="float" office:value="1184.0999999999999" table:style-name="ce301">
            <text:p>1,184</text:p>
          </table:table-cell>
          <table:table-cell office:value-type="float" office:value="8650.6" table:style-name="ce301">
            <text:p>8,651</text:p>
          </table:table-cell>
          <table:table-cell office:value-type="float" office:value="44624.1" table:style-name="ce302">
            <text:p>44,624</text:p>
          </table:table-cell>
          <table:table-cell table:style-name="ce302"/>
          <table:table-cell office:value-type="float" office:value="49898.6" table:style-name="ce302">
            <text:p>49,899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3019.3" table:style-name="ce368">
            <text:p>3,019</text:p>
          </table:table-cell>
          <table:table-cell office:value-type="float" office:value="2978.3" table:style-name="ce306">
            <text:p>2,978</text:p>
          </table:table-cell>
          <table:table-cell office:value-type="float" office:value="41" table:style-name="ce306">
            <text:p>41</text:p>
          </table:table-cell>
          <table:table-cell office:value-type="float" office:value="22623.7" table:style-name="ce368">
            <text:p>22,624</text:p>
          </table:table-cell>
          <table:table-cell office:value-type="float" office:value="3877.9" table:style-name="ce306">
            <text:p>3,878</text:p>
          </table:table-cell>
          <table:table-cell office:value-type="float" office:value="18745.8" table:style-name="ce306">
            <text:p>18,746</text:p>
          </table:table-cell>
          <table:table-cell office:value-type="float" office:value="9663.7999999999993" table:style-name="ce368">
            <text:p>9,664</text:p>
          </table:table-cell>
          <table:table-cell office:value-type="float" office:value="277.7" table:style-name="ce306">
            <text:p>278</text:p>
          </table:table-cell>
          <table:table-cell office:value-type="float" office:value="9386.1" table:style-name="ce306">
            <text:p>9,386</text:p>
          </table:table-cell>
          <table:table-cell office:value-type="float" office:value="35306.800000000003" table:style-name="ce302">
            <text:p>35,307</text:p>
          </table:table-cell>
          <table:table-cell table:style-name="ce306"/>
          <table:table-cell office:value-type="float" office:value="153164.4" table:style-name="ce368">
            <text:p>153,164</text:p>
          </table:table-cell>
          <table:table-cell office:value-type="float" office:value="15271.1" table:style-name="ce306">
            <text:p>15,271</text:p>
          </table:table-cell>
          <table:table-cell office:value-type="float" office:value="54528.6" table:style-name="ce306">
            <text:p>54,529</text:p>
          </table:table-cell>
          <table:table-cell office:value-type="float" office:value="83364.7" table:style-name="ce306">
            <text:p>83,365</text:p>
          </table:table-cell>
          <table:table-cell office:value-type="float" office:value="112706.9" table:style-name="ce368">
            <text:p>112,707</text:p>
          </table:table-cell>
          <table:table-cell office:value-type="float" office:value="4613.2" table:style-name="ce306">
            <text:p>4,613</text:p>
          </table:table-cell>
          <table:table-cell office:value-type="float" office:value="9844.2000000000007" table:style-name="ce306">
            <text:p>9,844</text:p>
          </table:table-cell>
          <table:table-cell office:value-type="float" office:value="98249.5" table:style-name="ce306">
            <text:p>98,250</text:p>
          </table:table-cell>
          <table:table-cell office:value-type="float" office:value="265871.3" table:style-name="ce302">
            <text:p>265,871</text:p>
          </table:table-cell>
          <table:table-cell table:style-name="ce302"/>
          <table:table-cell office:value-type="float" office:value="301178.09999999998" table:style-name="ce302">
            <text:p>301,178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3645.2" table:style-name="ce216">
            <text:p>3,645</text:p>
          </table:table-cell>
          <table:table-cell office:value-type="float" office:value="1498.6" table:style-name="ce301">
            <text:p>1,499</text:p>
          </table:table-cell>
          <table:table-cell office:value-type="float" office:value="2146.6" table:style-name="ce301">
            <text:p>2,147</text:p>
          </table:table-cell>
          <table:table-cell office:value-type="float" office:value="516" table:style-name="ce216">
            <text:p>516</text:p>
          </table:table-cell>
          <table:table-cell office:value-type="float" office:value="48" table:style-name="ce301">
            <text:p>48</text:p>
          </table:table-cell>
          <table:table-cell office:value-type="float" office:value="468" table:style-name="ce301">
            <text:p>468</text:p>
          </table:table-cell>
          <table:table-cell office:value-type="float" office:value="4302.5" table:style-name="ce302">
            <text:p>4,303</text:p>
          </table:table-cell>
          <table:table-cell table:style-name="ce301"/>
          <table:table-cell office:value-type="float" office:value="22668.3" table:style-name="ce216">
            <text:p>22,668</text:p>
          </table:table-cell>
          <table:table-cell office:value-type="float" office:value="2628.7" table:style-name="ce301">
            <text:p>2,629</text:p>
          </table:table-cell>
          <table:table-cell office:value-type="float" office:value="9172.9" table:style-name="ce301">
            <text:p>9,173</text:p>
          </table:table-cell>
          <table:table-cell office:value-type="float" office:value="10866.7" table:style-name="ce301">
            <text:p>10,867</text:p>
          </table:table-cell>
          <table:table-cell office:value-type="float" office:value="6858.9" table:style-name="ce216">
            <text:p>6,859</text:p>
          </table:table-cell>
          <table:table-cell office:value-type="float" office:value="380.9" table:style-name="ce301">
            <text:p>381</text:p>
          </table:table-cell>
          <table:table-cell office:value-type="float" office:value="632.9" table:style-name="ce301">
            <text:p>633</text:p>
          </table:table-cell>
          <table:table-cell office:value-type="float" office:value="5845.1" table:style-name="ce301">
            <text:p>5,845</text:p>
          </table:table-cell>
          <table:table-cell office:value-type="float" office:value="29527.200000000001" table:style-name="ce302">
            <text:p>29,527</text:p>
          </table:table-cell>
          <table:table-cell table:style-name="ce302"/>
          <table:table-cell office:value-type="float" office:value="33829.699999999997" table:style-name="ce302">
            <text:p>33,830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409.6" table:style-name="ce216">
            <text:p>410</text:p>
          </table:table-cell>
          <table:table-cell office:value-type="float" office:value="409.6" table:style-name="ce301">
            <text:p>410</text:p>
          </table:table-cell>
          <table:table-cell office:value-type="float" office:value="0" table:style-name="ce301">
            <text:p>0</text:p>
          </table:table-cell>
          <table:table-cell office:value-type="float" office:value="9377.1" table:style-name="ce216">
            <text:p>9,377</text:p>
          </table:table-cell>
          <table:table-cell office:value-type="float" office:value="2718.2" table:style-name="ce301">
            <text:p>2,718</text:p>
          </table:table-cell>
          <table:table-cell office:value-type="float" office:value="6658.9" table:style-name="ce301">
            <text:p>6,659</text:p>
          </table:table-cell>
          <table:table-cell office:value-type="float" office:value="907.8" table:style-name="ce216">
            <text:p>908</text:p>
          </table:table-cell>
          <table:table-cell office:value-type="float" office:value="87.8" table:style-name="ce301">
            <text:p>88</text:p>
          </table:table-cell>
          <table:table-cell office:value-type="float" office:value="820" table:style-name="ce301">
            <text:p>820</text:p>
          </table:table-cell>
          <table:table-cell office:value-type="float" office:value="10694.5" table:style-name="ce302">
            <text:p>10,695</text:p>
          </table:table-cell>
          <table:table-cell table:style-name="ce301"/>
          <table:table-cell office:value-type="float" office:value="36848.300000000003" table:style-name="ce216">
            <text:p>36,848</text:p>
          </table:table-cell>
          <table:table-cell office:value-type="float" office:value="6811.2" table:style-name="ce301">
            <text:p>6,811</text:p>
          </table:table-cell>
          <table:table-cell office:value-type="float" office:value="9885.1" table:style-name="ce301">
            <text:p>9,885</text:p>
          </table:table-cell>
          <table:table-cell office:value-type="float" office:value="20152" table:style-name="ce301">
            <text:p>20,152</text:p>
          </table:table-cell>
          <table:table-cell office:value-type="float" office:value="11745.2" table:style-name="ce216">
            <text:p>11,745</text:p>
          </table:table-cell>
          <table:table-cell office:value-type="float" office:value="502.7" table:style-name="ce301">
            <text:p>503</text:p>
          </table:table-cell>
          <table:table-cell office:value-type="float" office:value="767.6" table:style-name="ce301">
            <text:p>768</text:p>
          </table:table-cell>
          <table:table-cell office:value-type="float" office:value="10474.9" table:style-name="ce301">
            <text:p>10,475</text:p>
          </table:table-cell>
          <table:table-cell office:value-type="float" office:value="48593.5" table:style-name="ce302">
            <text:p>48,594</text:p>
          </table:table-cell>
          <table:table-cell table:style-name="ce302"/>
          <table:table-cell office:value-type="float" office:value="59288" table:style-name="ce302">
            <text:p>59,288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K03000001</text:p>
          </table:table-cell>
          <table:table-cell office:value-type="string" table:style-name="ce354">
            <text:p>Great Britain</text:p>
          </table:table-cell>
          <table:table-cell table:style-name="ce354"/>
          <table:table-cell office:value-type="float" office:value="3570.2" table:style-name="ce368">
            <text:p>3,570</text:p>
          </table:table-cell>
          <table:table-cell office:value-type="float" office:value="3529.2" table:style-name="ce370">
            <text:p>3,529</text:p>
          </table:table-cell>
          <table:table-cell office:value-type="float" office:value="41" table:style-name="ce370">
            <text:p>41</text:p>
          </table:table-cell>
          <table:table-cell office:value-type="float" office:value="35646" table:style-name="ce368">
            <text:p>35,646</text:p>
          </table:table-cell>
          <table:table-cell office:value-type="float" office:value="8094.7" table:style-name="ce370">
            <text:p>8,095</text:p>
          </table:table-cell>
          <table:table-cell office:value-type="float" office:value="27551.3" table:style-name="ce370">
            <text:p>27,551</text:p>
          </table:table-cell>
          <table:table-cell office:value-type="float" office:value="11087.6" table:style-name="ce368">
            <text:p>11,088</text:p>
          </table:table-cell>
          <table:table-cell office:value-type="float" office:value="413.5" table:style-name="ce370">
            <text:p>414</text:p>
          </table:table-cell>
          <table:table-cell office:value-type="float" office:value="10674.1" table:style-name="ce370">
            <text:p>10,674</text:p>
          </table:table-cell>
          <table:table-cell office:value-type="float" office:value="50303.8" table:style-name="ce302">
            <text:p>50,304</text:p>
          </table:table-cell>
          <table:table-cell table:style-name="ce370"/>
          <table:table-cell office:value-type="float" office:value="212681" table:style-name="ce368">
            <text:p>212,681</text:p>
          </table:table-cell>
          <table:table-cell office:value-type="float" office:value="24711" table:style-name="ce370">
            <text:p>24,711</text:p>
          </table:table-cell>
          <table:table-cell office:value-type="float" office:value="73586.600000000006" table:style-name="ce370">
            <text:p>73,587</text:p>
          </table:table-cell>
          <table:table-cell office:value-type="float" office:value="114383.4" table:style-name="ce370">
            <text:p>114,383</text:p>
          </table:table-cell>
          <table:table-cell office:value-type="float" office:value="131311" table:style-name="ce368">
            <text:p>131,311</text:p>
          </table:table-cell>
          <table:table-cell office:value-type="float" office:value="5496.8" table:style-name="ce370">
            <text:p>5,497</text:p>
          </table:table-cell>
          <table:table-cell office:value-type="float" office:value="11244.7" table:style-name="ce370">
            <text:p>11,245</text:p>
          </table:table-cell>
          <table:table-cell office:value-type="float" office:value="114569.5" table:style-name="ce370">
            <text:p>114,570</text:p>
          </table:table-cell>
          <table:table-cell office:value-type="float" office:value="343992" table:style-name="ce342">
            <text:p>343,992</text:p>
          </table:table-cell>
          <table:table-cell table:style-name="ce342"/>
          <table:table-cell office:value-type="float" office:value="394295.8" table:style-name="ce342">
            <text:p>394,296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8">
          <table:table-cell table:style-name="ce371"/>
          <table:table-cell office:value-type="string" table:style-name="ce372">
            <text:p>(b) Length which is major road dual carriageway</text:p>
          </table:table-cell>
          <table:table-cell table:style-name="ce373"/>
          <table:table-cell table:style-name="ce374"/>
          <table:table-cell table:number-columns-repeated="2" table:style-name="ce375"/>
          <table:table-cell table:style-name="ce374"/>
          <table:table-cell table:number-columns-repeated="2" table:style-name="ce376"/>
          <table:table-cell table:style-name="ce374"/>
          <table:table-cell table:number-columns-repeated="4" table:style-name="ce376"/>
          <table:table-cell table:style-name="ce374"/>
          <table:table-cell table:number-columns-repeated="3" table:style-name="ce377"/>
          <table:table-cell table:style-name="ce374"/>
          <table:table-cell table:number-columns-repeated="4" table:style-name="ce377"/>
          <table:table-cell table:style-name="ce376"/>
          <table:table-cell table:style-name="ce378"/>
          <table:table-cell table:number-columns-repeated="14" table:style-name="ce10"/>
          <table:table-cell table:number-columns-repeated="16345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314.2" table:style-name="ce216">
            <text:p>314</text:p>
          </table:table-cell>
          <table:table-cell office:value-type="float" office:value="188.8" table:style-name="ce301">
            <text:p>189</text:p>
          </table:table-cell>
          <table:table-cell office:value-type="float" office:value="125.4" table:style-name="ce301">
            <text:p>125</text:p>
          </table:table-cell>
          <table:table-cell office:value-type="float" office:value="167.2" table:style-name="ce216">
            <text:p>167</text:p>
          </table:table-cell>
          <table:table-cell office:value-type="float" office:value="38" table:style-name="ce301">
            <text:p>38</text:p>
          </table:table-cell>
          <table:table-cell office:value-type="float" office:value="129.19999999999999" table:style-name="ce301">
            <text:p>129</text:p>
          </table:table-cell>
          <table:table-cell office:value-type="float" office:value="539.4" table:style-name="ce302">
            <text:p>539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1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44.1" table:style-name="ce216">
            <text:p>644</text:p>
          </table:table-cell>
          <table:table-cell office:value-type="float" office:value="623.29999999999995" table:style-name="ce301">
            <text:p>623</text:p>
          </table:table-cell>
          <table:table-cell office:value-type="float" office:value="20.8" table:style-name="ce301">
            <text:p>21</text:p>
          </table:table-cell>
          <table:table-cell office:value-type="float" office:value="293.35000000000002" table:style-name="ce216">
            <text:p>293</text:p>
          </table:table-cell>
          <table:table-cell office:value-type="float" office:value="100.5" table:style-name="ce301">
            <text:p>101</text:p>
          </table:table-cell>
          <table:table-cell office:value-type="float" office:value="192.85" table:style-name="ce301">
            <text:p>193</text:p>
          </table:table-cell>
          <table:table-cell office:value-type="float" office:value="417.18" table:style-name="ce216">
            <text:p>417</text:p>
          </table:table-cell>
          <table:table-cell office:value-type="float" office:value="13.5" table:style-name="ce301">
            <text:p>14</text:p>
          </table:table-cell>
          <table:table-cell office:value-type="float" office:value="403.68" table:style-name="ce301">
            <text:p>404</text:p>
          </table:table-cell>
          <table:table-cell office:value-type="float" office:value="1354.63" table:style-name="ce302">
            <text:p>1,35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72" table:style-name="ce216">
            <text:p>372</text:p>
          </table:table-cell>
          <table:table-cell office:value-type="float" office:value="368.5" table:style-name="ce301">
            <text:p>369</text:p>
          </table:table-cell>
          <table:table-cell office:value-type="float" office:value="3.5" table:style-name="ce301">
            <text:p>4</text:p>
          </table:table-cell>
          <table:table-cell office:value-type="float" office:value="293.15600000000001" table:style-name="ce216">
            <text:p>293</text:p>
          </table:table-cell>
          <table:table-cell office:value-type="float" office:value="194.2" table:style-name="ce301">
            <text:p>194</text:p>
          </table:table-cell>
          <table:table-cell office:value-type="float" office:value="98.956000000000003" table:style-name="ce301">
            <text:p>99</text:p>
          </table:table-cell>
          <table:table-cell office:value-type="float" office:value="296.48" table:style-name="ce216">
            <text:p>296</text:p>
          </table:table-cell>
          <table:table-cell office:value-type="float" office:value="10.7" table:style-name="ce301">
            <text:p>11</text:p>
          </table:table-cell>
          <table:table-cell office:value-type="float" office:value="285.77999999999997" table:style-name="ce301">
            <text:p>286</text:p>
          </table:table-cell>
          <table:table-cell office:value-type="float" office:value="961.63599999999997" table:style-name="ce302">
            <text:p>962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3.7" table:style-name="ce216">
            <text:p>194</text:p>
          </table:table-cell>
          <table:table-cell office:value-type="float" office:value="193.7" table:style-name="ce301">
            <text:p>194</text:p>
          </table:table-cell>
          <table:table-cell office:value-type="float" office:value="0" table:style-name="ce301">
            <text:p>0</text:p>
          </table:table-cell>
          <table:table-cell office:value-type="float" office:value="505.12" table:style-name="ce216">
            <text:p>505</text:p>
          </table:table-cell>
          <table:table-cell office:value-type="float" office:value="339" table:style-name="ce301">
            <text:p>339</text:p>
          </table:table-cell>
          <table:table-cell office:value-type="float" office:value="166.12" table:style-name="ce301">
            <text:p>166</text:p>
          </table:table-cell>
          <table:table-cell office:value-type="float" office:value="165.15" table:style-name="ce216">
            <text:p>165</text:p>
          </table:table-cell>
          <table:table-cell office:value-type="float" office:value="29" table:style-name="ce301">
            <text:p>29</text:p>
          </table:table-cell>
          <table:table-cell office:value-type="float" office:value="136.15" table:style-name="ce301">
            <text:p>136</text:p>
          </table:table-cell>
          <table:table-cell office:value-type="float" office:value="863.97" table:style-name="ce302">
            <text:p>86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12.4" table:style-name="ce216">
            <text:p>412</text:p>
          </table:table-cell>
          <table:table-cell office:value-type="float" office:value="409.2" table:style-name="ce301">
            <text:p>409</text:p>
          </table:table-cell>
          <table:table-cell office:value-type="float" office:value="3.2" table:style-name="ce301">
            <text:p>3</text:p>
          </table:table-cell>
          <table:table-cell office:value-type="float" office:value="347.55" table:style-name="ce216">
            <text:p>348</text:p>
          </table:table-cell>
          <table:table-cell office:value-type="float" office:value="173.6" table:style-name="ce301">
            <text:p>174</text:p>
          </table:table-cell>
          <table:table-cell office:value-type="float" office:value="173.95" table:style-name="ce301">
            <text:p>174</text:p>
          </table:table-cell>
          <table:table-cell office:value-type="float" office:value="360.22" table:style-name="ce216">
            <text:p>360</text:p>
          </table:table-cell>
          <table:table-cell office:value-type="float" office:value="31" table:style-name="ce301">
            <text:p>31</text:p>
          </table:table-cell>
          <table:table-cell office:value-type="float" office:value="329.22" table:style-name="ce301">
            <text:p>329</text:p>
          </table:table-cell>
          <table:table-cell office:value-type="float" office:value="1120.17" table:style-name="ce302">
            <text:p>1,120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5" table:style-name="ce216">
            <text:p>265</text:p>
          </table:table-cell>
          <table:table-cell office:value-type="float" office:value="265" table:style-name="ce301">
            <text:p>265</text:p>
          </table:table-cell>
          <table:table-cell office:value-type="float" office:value="0" table:style-name="ce301">
            <text:p>0</text:p>
          </table:table-cell>
          <table:table-cell office:value-type="float" office:value="846.42499999999995" table:style-name="ce216">
            <text:p>846</text:p>
          </table:table-cell>
          <table:table-cell office:value-type="float" office:value="538.31500000000005" table:style-name="ce301">
            <text:p>538</text:p>
          </table:table-cell>
          <table:table-cell office:value-type="float" office:value="308.11" table:style-name="ce301">
            <text:p>308</text:p>
          </table:table-cell>
          <table:table-cell office:value-type="float" office:value="184.755" table:style-name="ce216">
            <text:p>185</text:p>
          </table:table-cell>
          <table:table-cell office:value-type="float" office:value="23.5" table:style-name="ce301">
            <text:p>24</text:p>
          </table:table-cell>
          <table:table-cell office:value-type="float" office:value="161.255" table:style-name="ce301">
            <text:p>161</text:p>
          </table:table-cell>
          <table:table-cell office:value-type="float" office:value="1296.18" table:style-name="ce302">
            <text:p>1,296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216">
            <text:p>23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301">
            <text:p>23</text:p>
          </table:table-cell>
          <table:table-cell office:value-type="float" office:value="411.15" table:style-name="ce216">
            <text:p>411</text:p>
          </table:table-cell>
          <table:table-cell office:value-type="float" office:value="0" table:style-name="ce301">
            <text:p>0</text:p>
          </table:table-cell>
          <table:table-cell office:value-type="float" office:value="411.15" table:style-name="ce301">
            <text:p>411</text:p>
          </table:table-cell>
          <table:table-cell office:value-type="float" office:value="494.55" table:style-name="ce302">
            <text:p>49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3.1" table:style-name="ce216">
            <text:p>653</text:p>
          </table:table-cell>
          <table:table-cell office:value-type="float" office:value="642.5" table:style-name="ce301">
            <text:p>643</text:p>
          </table:table-cell>
          <table:table-cell office:value-type="float" office:value="10.6" table:style-name="ce301">
            <text:p>11</text:p>
          </table:table-cell>
          <table:table-cell office:value-type="float" office:value="892.51" table:style-name="ce216">
            <text:p>893</text:p>
          </table:table-cell>
          <table:table-cell office:value-type="float" office:value="473.1" table:style-name="ce301">
            <text:p>473</text:p>
          </table:table-cell>
          <table:table-cell office:value-type="float" office:value="419.41" table:style-name="ce301">
            <text:p>419</text:p>
          </table:table-cell>
          <table:table-cell office:value-type="float" office:value="367.5" table:style-name="ce216">
            <text:p>368</text:p>
          </table:table-cell>
          <table:table-cell office:value-type="float" office:value="29.7" table:style-name="ce301">
            <text:p>30</text:p>
          </table:table-cell>
          <table:table-cell office:value-type="float" office:value="337.8" table:style-name="ce301">
            <text:p>338</text:p>
          </table:table-cell>
          <table:table-cell office:value-type="float" office:value="1913.11" table:style-name="ce302">
            <text:p>1,913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545.98" table:style-name="ce216">
            <text:p>546</text:p>
          </table:table-cell>
          <table:table-cell office:value-type="float" office:value="399.4" table:style-name="ce301">
            <text:p>399</text:p>
          </table:table-cell>
          <table:table-cell office:value-type="float" office:value="146.58000000000001" table:style-name="ce301">
            <text:p>147</text:p>
          </table:table-cell>
          <table:table-cell office:value-type="float" office:value="182.13499999999999" table:style-name="ce216">
            <text:p>182</text:p>
          </table:table-cell>
          <table:table-cell office:value-type="float" office:value="17.399999999999999" table:style-name="ce301">
            <text:p>17</text:p>
          </table:table-cell>
          <table:table-cell office:value-type="float" office:value="164.73500000000001" table:style-name="ce301">
            <text:p>165</text:p>
          </table:table-cell>
          <table:table-cell office:value-type="float" office:value="1054.915" table:style-name="ce302">
            <text:p>1,05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2985.2" table:style-name="ce368">
            <text:p>2,985</text:p>
          </table:table-cell>
          <table:table-cell office:value-type="float" office:value="2944.7" table:style-name="ce306">
            <text:p>2,945</text:p>
          </table:table-cell>
          <table:table-cell office:value-type="float" office:value="40.5" table:style-name="ce306">
            <text:p>41</text:p>
          </table:table-cell>
          <table:table-cell office:value-type="float" office:value="4061.5909999999999" table:style-name="ce368">
            <text:p>4,062</text:p>
          </table:table-cell>
          <table:table-cell office:value-type="float" office:value="2406.915" table:style-name="ce306">
            <text:p>2,407</text:p>
          </table:table-cell>
          <table:table-cell office:value-type="float" office:value="1654.6759999999999" table:style-name="ce306">
            <text:p>1,655</text:p>
          </table:table-cell>
          <table:table-cell office:value-type="float" office:value="2551.77" table:style-name="ce368">
            <text:p>2,552</text:p>
          </table:table-cell>
          <table:table-cell office:value-type="float" office:value="192.8" table:style-name="ce306">
            <text:p>193</text:p>
          </table:table-cell>
          <table:table-cell office:value-type="float" office:value="2358.9699999999998" table:style-name="ce306">
            <text:p>2,359</text:p>
          </table:table-cell>
          <table:table-cell office:value-type="float" office:value="9598.5609999999997" table:style-name="ce302">
            <text:p>9,599</text:p>
          </table:table-cell>
          <table:table-cell table:style-name="ce306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425.8" table:style-name="ce216">
            <text:p>426</text:p>
          </table:table-cell>
          <table:table-cell office:value-type="float" office:value="328.8" table:style-name="ce301">
            <text:p>329</text:p>
          </table:table-cell>
          <table:table-cell office:value-type="float" office:value="97" table:style-name="ce301">
            <text:p>97</text:p>
          </table:table-cell>
          <table:table-cell office:value-type="float" office:value="122.2" table:style-name="ce216">
            <text:p>122</text:p>
          </table:table-cell>
          <table:table-cell office:value-type="float" office:value="18.7" table:style-name="ce301">
            <text:p>19</text:p>
          </table:table-cell>
          <table:table-cell office:value-type="float" office:value="103.5" table:style-name="ce301">
            <text:p>104</text:p>
          </table:table-cell>
          <table:table-cell office:value-type="float" office:value="689.3" table:style-name="ce302">
            <text:p>689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394.77" table:style-name="ce216">
            <text:p>395</text:p>
          </table:table-cell>
          <table:table-cell office:value-type="float" office:value="394.77" table:style-name="ce301">
            <text:p>395</text:p>
          </table:table-cell>
          <table:table-cell office:value-type="float" office:value="0" table:style-name="ce301">
            <text:p>0</text:p>
          </table:table-cell>
          <table:table-cell office:value-type="float" office:value="546.70000000000005" table:style-name="ce216">
            <text:p>547</text:p>
          </table:table-cell>
          <table:table-cell office:value-type="float" office:value="455.7" table:style-name="ce301">
            <text:p>456</text:p>
          </table:table-cell>
          <table:table-cell office:value-type="float" office:value="91" table:style-name="ce301">
            <text:p>91</text:p>
          </table:table-cell>
          <table:table-cell office:value-type="float" office:value="234.78" table:style-name="ce216">
            <text:p>235</text:p>
          </table:table-cell>
          <table:table-cell office:value-type="float" office:value="49.7" table:style-name="ce301">
            <text:p>50</text:p>
          </table:table-cell>
          <table:table-cell office:value-type="float" office:value="185.08" table:style-name="ce301">
            <text:p>185</text:p>
          </table:table-cell>
          <table:table-cell office:value-type="float" office:value="1176.25" table:style-name="ce302">
            <text:p>1,176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9">
          <table:table-cell office:value-type="string" table:style-name="ce382">
            <text:p>K03000001</text:p>
          </table:table-cell>
          <table:table-cell office:value-type="string" table:style-name="ce383">
            <text:p>Great Britain</text:p>
          </table:table-cell>
          <table:table-cell table:style-name="ce383"/>
          <table:table-cell office:value-type="float" office:value="3521.27" table:style-name="ce384">
            <text:p>3,521</text:p>
          </table:table-cell>
          <table:table-cell office:value-type="float" office:value="3480.77" table:style-name="ce401">
            <text:p>3,481</text:p>
          </table:table-cell>
          <table:table-cell office:value-type="float" office:value="40.5" table:style-name="ce401">
            <text:p>41</text:p>
          </table:table-cell>
          <table:table-cell office:value-type="float" office:value="5034.0910000000003" table:style-name="ce384">
            <text:p>5,034</text:p>
          </table:table-cell>
          <table:table-cell office:value-type="float" office:value="3191.415" table:style-name="ce401">
            <text:p>3,191</text:p>
          </table:table-cell>
          <table:table-cell office:value-type="float" office:value="1842.6759999999999" table:style-name="ce401">
            <text:p>1,843</text:p>
          </table:table-cell>
          <table:table-cell office:value-type="float" office:value="2908.75" table:style-name="ce384">
            <text:p>2,909</text:p>
          </table:table-cell>
          <table:table-cell office:value-type="float" office:value="261.2" table:style-name="ce401">
            <text:p>261</text:p>
          </table:table-cell>
          <table:table-cell office:value-type="float" office:value="2647.55" table:style-name="ce401">
            <text:p>2,648</text:p>
          </table:table-cell>
          <table:table-cell office:value-type="float" office:value="11464.111000000001" table:style-name="ce402">
            <text:p>11,464</text:p>
          </table:table-cell>
          <table:table-cell table:style-name="ce401"/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table:style-name="ce382"/>
          <table:table-cell office:value-type="string" table:style-name="ce388">
            <text:p>.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table:number-columns-repeated="3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office:value-type="string" table:style-name="ce171">
            <text:p>Values may not sum to totals due to rounding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10"/>
          <table:table-cell table:number-columns-repeated="16128" table:style-name="ce174"/>
        </table:table-row>
        <table:table-row table:style-name="ro11">
          <table:table-cell office:value-type="string" table:style-name="ce341">
            <text:p>1. Use controls at top of sheet to expand/collapse selection</text:p>
          </table:table-cell>
          <table:table-cell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232" table:style-name="ce10"/>
          <table:table-cell table:number-columns-repeated="16128" table:style-name="ce342"/>
        </table:table-row>
        <table:table-row table:style-name="ro11">
          <table:table-cell table:number-columns-repeated="2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232" table:style-name="ce10"/>
          <table:table-cell table:number-columns-repeated="16128" table:style-name="ce342"/>
        </table:table-row>
        <table:table-row table:style-name="ro11">
          <table:table-cell office:value-type="string" table:style-name="ce248">
            <text:p>Symbols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10"/>
          <table:table-cell table:number-columns-repeated="16128" table:style-name="ce174"/>
        </table:table-row>
        <table:table-row table:style-name="ro11">
          <table:table-cell office:value-type="string" table:style-name="ce171">
            <text:p>. <text:s/>Not applicable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10"/>
          <table:table-cell table:number-columns-repeated="16128" table:style-name="ce174"/>
        </table:table-row>
        <table:table-row table:style-name="ro11">
          <table:table-cell table:style-name="ce171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10"/>
          <table:table-cell table:number-columns-repeated="16128" table:style-name="ce174"/>
        </table:table-row>
        <table:table-row table:style-name="ro11">
          <table:table-cell office:value-type="string" table:style-name="ce391">
            <text:p>Telephone: 020 7944 5032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office:value-type="string" table:style-name="ce392">
            <text:p>Source: Department for Transport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1">
            <text:p><text:a xlink:href="mailto:road.length@dft.gsi.gov.uk">Email: road.length@dft.gsi.gov.uk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table:style-name="ce393"/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office:value-type="string" table:style-name="ce255">
            <text:p>Last updated: 19 May 2016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7/road-length-statistics-methodology.pdf">Methodology note</text:a></text:p>
          </table:table-cell>
          <table:table-cell table:style-name="ce341"/>
          <table:table-cell table:style-name="ce394"/>
          <table:table-cell table:number-columns-repeated="3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office:value-type="string" table:style-name="ce255">
            <text:p>Next update: May 2017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table:style-name="ce341">
            <text:p>The figures in this table are National Statistics</text:p>
          </table:table-cell>
          <table:table-cell table:number-columns-repeated="16383"/>
        </table:table-row>
        <table:table-row table:number-rows-repeated="1048527" table:style-name="ro10">
          <table:table-cell table:number-columns-repeated="16384"/>
        </table:table-row>
        <table:named-expressions>
          <table:named-range table:name="Print_Area" table:cell-range-address="RDL0201_(2011).$A$1:RDL0201_(2011).$Y$49" table:base-cell-address="RDL0201_(2011).$A$1"/>
        </table:named-expressions>
      </table:table>
      <table:table table:name="RDL0201_(2010)" table:style-name="ta6">
        <table:table-column table:style-name="co1" table:number-columns-repeated="2" table:default-cell-style-name="ce341"/>
        <table:table-column table:style-name="co2" table:default-cell-style-name="ce341"/>
        <table:table-column table:style-name="co4" table:default-cell-style-name="ce341"/>
        <table:table-column-group>
          <table:table-column table:style-name="co4" table:default-cell-style-name="ce341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default-cell-style-name="ce339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number-columns-repeated="2" table:default-cell-style-name="ce339"/>
        </table:table-column-group>
        <table:table-column table:style-name="co4" table:default-cell-style-name="ce339"/>
        <table:table-column table:style-name="co10" table:default-cell-style-name="ce341"/>
        <table:table-column table:style-name="co4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8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4" table:default-cell-style-name="ce341"/>
        <table:table-column table:style-name="co10" table:default-cell-style-name="ce342"/>
        <table:table-column table:style-name="co11" table:default-cell-style-name="ce341"/>
        <table:table-column table:style-name="co11" table:number-columns-repeated="14" table:default-cell-style-name="ce10"/>
        <table:table-column table:style-name="co11" table:number-columns-repeated="985" table:default-cell-style-name="ce341"/>
        <table:table-column table:style-name="co15" table:number-columns-repeated="15360" table:default-cell-style-name="ce1"/>
        <table:table-row table:style-name="ro1">
          <table:table-cell office:value-type="string" table:style-name="ce337">
            <text:p>Department for Transport statistics</text:p>
          </table:table-cell>
          <table:table-cell table:number-columns-repeated="2" table:style-name="ce337"/>
          <table:table-cell table:number-columns-repeated="2" table:style-name="ce338"/>
          <table:table-cell table:style-name="ce337"/>
          <table:table-cell table:number-columns-repeated="2" table:style-name="ce339"/>
          <table:table-cell table:style-name="ce337"/>
          <table:table-cell table:number-columns-repeated="4" table:style-name="ce339"/>
          <table:table-cell table:style-name="ce337"/>
          <table:table-cell table:number-columns-repeated="3" table:style-name="ce338"/>
          <table:table-cell table:style-name="ce337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2">
          <table:table-cell office:value-type="string" table:style-name="ce170">
            <text:p><text:a xlink:href="https://www.gov.uk/government/collections/road-network-size-and-condition">Road lengths statistics</text:a>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table:style-name="ce341"/>
          <table:table-cell table:number-columns-repeated="14" table:style-name="ce10"/>
          <table:table-cell table:number-columns-repeated="16345"/>
        </table:table-row>
        <table:table-row table:style-name="ro3">
          <table:table-cell office:value-type="string" table:style-name="ce343">
            <text:p>Table RDL0201</text:p>
          </table:table-cell>
          <table:table-cell table:number-columns-repeated="2" table:style-name="ce343"/>
          <table:table-cell table:number-columns-repeated="2" table:style-name="ce338"/>
          <table:table-cell table:style-name="ce343"/>
          <table:table-cell table:number-columns-repeated="2" table:style-name="ce339"/>
          <table:table-cell table:style-name="ce343"/>
          <table:table-cell table:number-columns-repeated="4" table:style-name="ce339"/>
          <table:table-cell table:style-name="ce343"/>
          <table:table-cell table:number-columns-repeated="3" table:style-name="ce338"/>
          <table:table-cell table:style-name="ce343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1">
          <table:table-cell office:value-type="string" table:style-name="ce344">
            <text:p>Road lengths (kilometres) by road type and region and country in Great Britain, 2010</text:p>
          </table:table-cell>
          <table:table-cell table:number-columns-repeated="2" table:style-name="ce343"/>
          <table:table-cell table:number-columns-repeated="2" table:style-name="ce345"/>
          <table:table-cell table:style-name="ce343"/>
          <table:table-cell table:number-columns-repeated="2" table:style-name="ce346"/>
          <table:table-cell table:style-name="ce343"/>
          <table:table-cell table:number-columns-repeated="4" table:style-name="ce346"/>
          <table:table-cell table:style-name="ce343"/>
          <table:table-cell table:number-columns-repeated="3" table:style-name="ce338"/>
          <table:table-cell table:style-name="ce343"/>
          <table:table-cell table:number-columns-repeated="4" table:style-name="ce338"/>
          <table:table-cell table:style-name="ce346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4">
          <table:table-cell table:style-name="ce347"/>
          <table:table-cell table:style-name="ce348"/>
          <table:table-cell table:number-columns-repeated="2" table:style-name="ce349"/>
          <table:table-cell table:number-columns-repeated="2" table:style-name="ce350"/>
          <table:table-cell table:style-name="ce349"/>
          <table:table-cell table:number-columns-repeated="2" table:style-name="ce351"/>
          <table:table-cell table:style-name="ce349"/>
          <table:table-cell table:number-columns-repeated="4" table:style-name="ce351"/>
          <table:table-cell table:style-name="ce349"/>
          <table:table-cell table:number-columns-repeated="3" table:style-name="ce347"/>
          <table:table-cell table:style-name="ce349"/>
          <table:table-cell table:number-columns-repeated="4" table:style-name="ce347"/>
          <table:table-cell table:style-name="ce351"/>
          <table:table-cell office:value-type="string" table:style-name="ce352">
            <text:p>Kilometres</text:p>
          </table:table-cell>
          <table:table-cell table:number-columns-repeated="14" table:style-name="ce10"/>
          <table:table-cell table:number-columns-repeated="16345" table:style-name="ce338"/>
        </table:table-row>
        <table:table-row table:style-name="ro5">
          <table:table-cell table:style-name="ce353"/>
          <table:table-cell table:number-columns-repeated="2" table:style-name="ce354"/>
          <table:table-cell office:value-type="string" table:number-columns-spanned="10" table:number-rows-spanned="1" table:style-name="ce397">
            <text:p>Major roads</text:p>
          </table:table-cell>
          <table:covered-table-cell table:number-columns-repeated="9"/>
          <table:table-cell table:style-name="ce355"/>
          <table:table-cell office:value-type="string" table:number-columns-spanned="9" table:number-rows-spanned="1" table:style-name="ce397">
            <text:p>Minor roads</text:p>
          </table:table-cell>
          <table:covered-table-cell table:number-columns-repeated="8"/>
          <table:table-cell table:style-name="ce355"/>
          <table:table-cell office:value-type="string" table:number-columns-spanned="1" table:number-rows-spanned="3" table:style-name="ce398">
            <text:p>All roads</text:p>
          </table:table-cell>
          <table:table-cell table:number-columns-repeated="14" table:style-name="ce10"/>
          <table:table-cell table:number-columns-repeated="16345" table:style-name="ce353"/>
        </table:table-row>
        <table:table-row table:style-name="ro6">
          <table:table-cell table:style-name="ce353"/>
          <table:table-cell table:number-columns-repeated="3"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office:value-type="string" table:number-columns-spanned="1" table:number-rows-spanned="2" table:style-name="ce400">
            <text:p>All major roads</text:p>
          </table:table-cell>
          <table:table-cell table:style-name="ce356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400">
            <text:p>All minor roads</text:p>
          </table:table-cell>
          <table:table-cell table:style-name="ce356"/>
          <table:covered-table-cell/>
          <table:table-cell table:number-columns-repeated="14" table:style-name="ce10"/>
          <table:table-cell table:number-columns-repeated="16345" table:style-name="ce353"/>
        </table:table-row>
        <table:table-row table:style-name="ro8">
          <table:table-cell office:value-type="string" table:style-name="ce357">
            <text:p>ONS Area</text:p>
            <text:p>Code</text:p>
          </table:table-cell>
          <table:table-cell table:style-name="ce357"/>
          <table:table-cell table:style-name="ce358"/>
          <table:table-cell office:value-type="string" table:style-name="ce358">
            <text:p>Motorways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Rural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Urban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covered-table-cell/>
          <table:table-cell table:style-name="ce360"/>
          <table:table-cell office:value-type="string" table:style-name="ce358">
            <text:p>Minor rural<text:span text:style-name="T1">1</text:span></text:p>
          </table:table-cell>
          <table:table-cell office:value-type="string" table:style-name="ce359">
            <text:p>Rural 'B'</text:p>
          </table:table-cell>
          <table:table-cell office:value-type="string" table:style-name="ce359">
            <text:p>Rural 'C'</text:p>
          </table:table-cell>
          <table:table-cell office:value-type="string" table:style-name="ce359">
            <text:p>Rural 'U'</text:p>
          </table:table-cell>
          <table:table-cell office:value-type="string" table:style-name="ce358">
            <text:p>Minor urban<text:span text:style-name="T1">1</text:span></text:p>
          </table:table-cell>
          <table:table-cell office:value-type="string" table:style-name="ce359">
            <text:p>Urban 'B'</text:p>
          </table:table-cell>
          <table:table-cell office:value-type="string" table:style-name="ce359">
            <text:p>Urban 'C'</text:p>
          </table:table-cell>
          <table:table-cell office:value-type="string" table:style-name="ce359">
            <text:p>Urban 'U'</text:p>
          </table:table-cell>
          <table:covered-table-cell/>
          <table:table-cell table:style-name="ce360"/>
          <table:covered-table-cell/>
          <table:table-cell table:number-columns-repeated="14" table:style-name="ce10"/>
          <table:table-cell table:number-columns-repeated="16345" table:style-name="ce361"/>
        </table:table-row>
        <table:table-row table:style-name="ro8">
          <table:table-cell table:style-name="ce362"/>
          <table:table-cell office:value-type="string" table:style-name="ce363">
            <text:p>(a) Total length</text:p>
          </table:table-cell>
          <table:table-cell table:number-columns-repeated="2" table:style-name="ce364"/>
          <table:table-cell table:number-columns-repeated="2" table:style-name="ce365"/>
          <table:table-cell table:style-name="ce364"/>
          <table:table-cell table:number-columns-repeated="2" table:style-name="ce366"/>
          <table:table-cell table:style-name="ce364"/>
          <table:table-cell table:number-columns-repeated="4" table:style-name="ce366"/>
          <table:table-cell table:style-name="ce364"/>
          <table:table-cell table:number-columns-repeated="3" table:style-name="ce362"/>
          <table:table-cell table:style-name="ce364"/>
          <table:table-cell table:number-columns-repeated="4" table:style-name="ce362"/>
          <table:table-cell table:style-name="ce366"/>
          <table:table-cell table:style-name="ce367"/>
          <table:table-cell table:number-columns-repeated="14" table:style-name="ce10"/>
          <table:table-cell table:number-columns-repeated="16345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1267.0999999999999" table:style-name="ce216">
            <text:p>1,267</text:p>
          </table:table-cell>
          <table:table-cell office:value-type="float" office:value="291.2" table:style-name="ce301">
            <text:p>291</text:p>
          </table:table-cell>
          <table:table-cell office:value-type="float" office:value="975.9" table:style-name="ce301">
            <text:p>976</text:p>
          </table:table-cell>
          <table:table-cell office:value-type="float" office:value="497" table:style-name="ce216">
            <text:p>497</text:p>
          </table:table-cell>
          <table:table-cell office:value-type="float" office:value="48.7" table:style-name="ce301">
            <text:p>49</text:p>
          </table:table-cell>
          <table:table-cell office:value-type="float" office:value="448.3" table:style-name="ce301">
            <text:p>448</text:p>
          </table:table-cell>
          <table:table-cell office:value-type="float" office:value="1822.1" table:style-name="ce302">
            <text:p>1,822</text:p>
          </table:table-cell>
          <table:table-cell table:style-name="ce301"/>
          <table:table-cell office:value-type="float" office:value="7448.1" table:style-name="ce216">
            <text:p>7,448</text:p>
          </table:table-cell>
          <table:table-cell office:value-type="float" office:value="1082.9000000000001" table:style-name="ce301">
            <text:p>1,083</text:p>
          </table:table-cell>
          <table:table-cell office:value-type="float" office:value="2376.6999999999998" table:style-name="ce301">
            <text:p>2,377</text:p>
          </table:table-cell>
          <table:table-cell office:value-type="float" office:value="3988.5" table:style-name="ce301">
            <text:p>3,989</text:p>
          </table:table-cell>
          <table:table-cell office:value-type="float" office:value="6899.6" table:style-name="ce216">
            <text:p>6,900</text:p>
          </table:table-cell>
          <table:table-cell office:value-type="float" office:value="254" table:style-name="ce301">
            <text:p>254</text:p>
          </table:table-cell>
          <table:table-cell office:value-type="float" office:value="467.5" table:style-name="ce301">
            <text:p>468</text:p>
          </table:table-cell>
          <table:table-cell office:value-type="float" office:value="6178.1" table:style-name="ce301">
            <text:p>6,178</text:p>
          </table:table-cell>
          <table:table-cell office:value-type="float" office:value="14347.7" table:style-name="ce302">
            <text:p>14,348</text:p>
          </table:table-cell>
          <table:table-cell table:style-name="ce301"/>
          <table:table-cell office:value-type="float" office:value="16169.8" table:style-name="ce302">
            <text:p>16,170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36" table:style-name="ce216">
            <text:p>636</text:p>
          </table:table-cell>
          <table:table-cell office:value-type="float" office:value="614.70000000000005" table:style-name="ce301">
            <text:p>615</text:p>
          </table:table-cell>
          <table:table-cell office:value-type="float" office:value="21.3" table:style-name="ce301">
            <text:p>21</text:p>
          </table:table-cell>
          <table:table-cell office:value-type="float" office:value="2326" table:style-name="ce216">
            <text:p>2,326</text:p>
          </table:table-cell>
          <table:table-cell office:value-type="float" office:value="292.5" table:style-name="ce301">
            <text:p>293</text:p>
          </table:table-cell>
          <table:table-cell office:value-type="float" office:value="2033.5" table:style-name="ce301">
            <text:p>2,034</text:p>
          </table:table-cell>
          <table:table-cell office:value-type="float" office:value="1679.5" table:style-name="ce216">
            <text:p>1,680</text:p>
          </table:table-cell>
          <table:table-cell office:value-type="float" office:value="34.299999999999997" table:style-name="ce301">
            <text:p>34</text:p>
          </table:table-cell>
          <table:table-cell office:value-type="float" office:value="1645.2" table:style-name="ce301">
            <text:p>1,645</text:p>
          </table:table-cell>
          <table:table-cell office:value-type="float" office:value="4641.5" table:style-name="ce302">
            <text:p>4,642</text:p>
          </table:table-cell>
          <table:table-cell table:style-name="ce301"/>
          <table:table-cell office:value-type="float" office:value="13669.5" table:style-name="ce216">
            <text:p>13,670</text:p>
          </table:table-cell>
          <table:table-cell office:value-type="float" office:value="1267.4000000000001" table:style-name="ce301">
            <text:p>1,267</text:p>
          </table:table-cell>
          <table:table-cell office:value-type="float" office:value="4474.1000000000004" table:style-name="ce301">
            <text:p>4,474</text:p>
          </table:table-cell>
          <table:table-cell office:value-type="float" office:value="7928" table:style-name="ce301">
            <text:p>7,928</text:p>
          </table:table-cell>
          <table:table-cell office:value-type="float" office:value="18649.5" table:style-name="ce216">
            <text:p>18,650</text:p>
          </table:table-cell>
          <table:table-cell office:value-type="float" office:value="729.3" table:style-name="ce301">
            <text:p>729</text:p>
          </table:table-cell>
          <table:table-cell office:value-type="float" office:value="1174" table:style-name="ce301">
            <text:p>1,174</text:p>
          </table:table-cell>
          <table:table-cell office:value-type="float" office:value="16746.2" table:style-name="ce301">
            <text:p>16,746</text:p>
          </table:table-cell>
          <table:table-cell office:value-type="float" office:value="32319" table:style-name="ce302">
            <text:p>32,319</text:p>
          </table:table-cell>
          <table:table-cell table:style-name="ce302"/>
          <table:table-cell office:value-type="float" office:value="36960.5" table:style-name="ce302">
            <text:p>36,961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83.6" table:style-name="ce216">
            <text:p>384</text:p>
          </table:table-cell>
          <table:table-cell office:value-type="float" office:value="380.1" table:style-name="ce301">
            <text:p>380</text:p>
          </table:table-cell>
          <table:table-cell office:value-type="float" office:value="3.5" table:style-name="ce301">
            <text:p>4</text:p>
          </table:table-cell>
          <table:table-cell office:value-type="float" office:value="2255.9" table:style-name="ce216">
            <text:p>2,256</text:p>
          </table:table-cell>
          <table:table-cell office:value-type="float" office:value="283.60000000000002" table:style-name="ce301">
            <text:p>284</text:p>
          </table:table-cell>
          <table:table-cell office:value-type="float" office:value="1972.3" table:style-name="ce301">
            <text:p>1,972</text:p>
          </table:table-cell>
          <table:table-cell office:value-type="float" office:value="1077.3" table:style-name="ce216">
            <text:p>1,077</text:p>
          </table:table-cell>
          <table:table-cell office:value-type="float" office:value="14.9" table:style-name="ce301">
            <text:p>15</text:p>
          </table:table-cell>
          <table:table-cell office:value-type="float" office:value="1062.4000000000001" table:style-name="ce301">
            <text:p>1,062</text:p>
          </table:table-cell>
          <table:table-cell office:value-type="float" office:value="3716.8" table:style-name="ce302">
            <text:p>3,717</text:p>
          </table:table-cell>
          <table:table-cell table:style-name="ce301"/>
          <table:table-cell office:value-type="float" office:value="15551.8" table:style-name="ce216">
            <text:p>15,552</text:p>
          </table:table-cell>
          <table:table-cell office:value-type="float" office:value="1469.6" table:style-name="ce301">
            <text:p>1,470</text:p>
          </table:table-cell>
          <table:table-cell office:value-type="float" office:value="4823.2" table:style-name="ce301">
            <text:p>4,823</text:p>
          </table:table-cell>
          <table:table-cell office:value-type="float" office:value="9259" table:style-name="ce301">
            <text:p>9,259</text:p>
          </table:table-cell>
          <table:table-cell office:value-type="float" office:value="12698.8" table:style-name="ce216">
            <text:p>12,699</text:p>
          </table:table-cell>
          <table:table-cell office:value-type="float" office:value="450.7" table:style-name="ce301">
            <text:p>451</text:p>
          </table:table-cell>
          <table:table-cell office:value-type="float" office:value="981.7" table:style-name="ce301">
            <text:p>982</text:p>
          </table:table-cell>
          <table:table-cell office:value-type="float" office:value="11266.4" table:style-name="ce301">
            <text:p>11,266</text:p>
          </table:table-cell>
          <table:table-cell office:value-type="float" office:value="28250.6" table:style-name="ce302">
            <text:p>28,251</text:p>
          </table:table-cell>
          <table:table-cell table:style-name="ce302"/>
          <table:table-cell office:value-type="float" office:value="31967.4" table:style-name="ce302">
            <text:p>31,967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5.4" table:style-name="ce216">
            <text:p>195</text:p>
          </table:table-cell>
          <table:table-cell office:value-type="float" office:value="195.4" table:style-name="ce301">
            <text:p>195</text:p>
          </table:table-cell>
          <table:table-cell office:value-type="float" office:value="0" table:style-name="ce301">
            <text:p>0</text:p>
          </table:table-cell>
          <table:table-cell office:value-type="float" office:value="3153.8" table:style-name="ce216">
            <text:p>3,154</text:p>
          </table:table-cell>
          <table:table-cell office:value-type="float" office:value="518.29999999999995" table:style-name="ce301">
            <text:p>518</text:p>
          </table:table-cell>
          <table:table-cell office:value-type="float" office:value="2635.5" table:style-name="ce301">
            <text:p>2,636</text:p>
          </table:table-cell>
          <table:table-cell office:value-type="float" office:value="706.4" table:style-name="ce216">
            <text:p>706</text:p>
          </table:table-cell>
          <table:table-cell office:value-type="float" office:value="34.700000000000003" table:style-name="ce301">
            <text:p>35</text:p>
          </table:table-cell>
          <table:table-cell office:value-type="float" office:value="671.7" table:style-name="ce301">
            <text:p>672</text:p>
          </table:table-cell>
          <table:table-cell office:value-type="float" office:value="4055.6" table:style-name="ce302">
            <text:p>4,056</text:p>
          </table:table-cell>
          <table:table-cell table:style-name="ce301"/>
          <table:table-cell office:value-type="float" office:value="18253.900000000001" table:style-name="ce216">
            <text:p>18,254</text:p>
          </table:table-cell>
          <table:table-cell office:value-type="float" office:value="1622.1" table:style-name="ce301">
            <text:p>1,622</text:p>
          </table:table-cell>
          <table:table-cell office:value-type="float" office:value="6867.2" table:style-name="ce301">
            <text:p>6,867</text:p>
          </table:table-cell>
          <table:table-cell office:value-type="float" office:value="9764.6" table:style-name="ce301">
            <text:p>9,765</text:p>
          </table:table-cell>
          <table:table-cell office:value-type="float" office:value="8995.5" table:style-name="ce216">
            <text:p>8,996</text:p>
          </table:table-cell>
          <table:table-cell office:value-type="float" office:value="387.6" table:style-name="ce301">
            <text:p>388</text:p>
          </table:table-cell>
          <table:table-cell office:value-type="float" office:value="931.3" table:style-name="ce301">
            <text:p>931</text:p>
          </table:table-cell>
          <table:table-cell office:value-type="float" office:value="7676.6" table:style-name="ce301">
            <text:p>7,677</text:p>
          </table:table-cell>
          <table:table-cell office:value-type="float" office:value="27249.4" table:style-name="ce302">
            <text:p>27,249</text:p>
          </table:table-cell>
          <table:table-cell table:style-name="ce302"/>
          <table:table-cell office:value-type="float" office:value="31305" table:style-name="ce302">
            <text:p>31,305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30.2" table:style-name="ce216">
            <text:p>430</text:p>
          </table:table-cell>
          <table:table-cell office:value-type="float" office:value="427" table:style-name="ce301">
            <text:p>427</text:p>
          </table:table-cell>
          <table:table-cell office:value-type="float" office:value="3.2" table:style-name="ce301">
            <text:p>3</text:p>
          </table:table-cell>
          <table:table-cell office:value-type="float" office:value="2439.8000000000002" table:style-name="ce216">
            <text:p>2,440</text:p>
          </table:table-cell>
          <table:table-cell office:value-type="float" office:value="396.3" table:style-name="ce301">
            <text:p>396</text:p>
          </table:table-cell>
          <table:table-cell office:value-type="float" office:value="2043.5" table:style-name="ce301">
            <text:p>2,044</text:p>
          </table:table-cell>
          <table:table-cell office:value-type="float" office:value="1087.4000000000001" table:style-name="ce216">
            <text:p>1,087</text:p>
          </table:table-cell>
          <table:table-cell office:value-type="float" office:value="41.3" table:style-name="ce301">
            <text:p>41</text:p>
          </table:table-cell>
          <table:table-cell office:value-type="float" office:value="1046.0999999999999" table:style-name="ce301">
            <text:p>1,046</text:p>
          </table:table-cell>
          <table:table-cell office:value-type="float" office:value="3957.4" table:style-name="ce302">
            <text:p>3,957</text:p>
          </table:table-cell>
          <table:table-cell table:style-name="ce301"/>
          <table:table-cell office:value-type="float" office:value="16108.8" table:style-name="ce216">
            <text:p>16,109</text:p>
          </table:table-cell>
          <table:table-cell office:value-type="float" office:value="1872.9" table:style-name="ce301">
            <text:p>1,873</text:p>
          </table:table-cell>
          <table:table-cell office:value-type="float" office:value="5877.9" table:style-name="ce301">
            <text:p>5,878</text:p>
          </table:table-cell>
          <table:table-cell office:value-type="float" office:value="8358" table:style-name="ce301">
            <text:p>8,358</text:p>
          </table:table-cell>
          <table:table-cell office:value-type="float" office:value="12764.7" table:style-name="ce216">
            <text:p>12,765</text:p>
          </table:table-cell>
          <table:table-cell office:value-type="float" office:value="632.20000000000005" table:style-name="ce301">
            <text:p>632</text:p>
          </table:table-cell>
          <table:table-cell office:value-type="float" office:value="1041.5999999999999" table:style-name="ce301">
            <text:p>1,042</text:p>
          </table:table-cell>
          <table:table-cell office:value-type="float" office:value="11090.9" table:style-name="ce301">
            <text:p>11,091</text:p>
          </table:table-cell>
          <table:table-cell office:value-type="float" office:value="28873.5" table:style-name="ce302">
            <text:p>28,874</text:p>
          </table:table-cell>
          <table:table-cell table:style-name="ce302"/>
          <table:table-cell office:value-type="float" office:value="32830.9" table:style-name="ce302">
            <text:p>32,831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5" table:style-name="ce216">
            <text:p>265</text:p>
          </table:table-cell>
          <table:table-cell office:value-type="float" office:value="265" table:style-name="ce301">
            <text:p>265</text:p>
          </table:table-cell>
          <table:table-cell office:value-type="float" office:value="0" table:style-name="ce301">
            <text:p>0</text:p>
          </table:table-cell>
          <table:table-cell office:value-type="float" office:value="3053" table:style-name="ce216">
            <text:p>3,053</text:p>
          </table:table-cell>
          <table:table-cell office:value-type="float" office:value="738.6" table:style-name="ce301">
            <text:p>739</text:p>
          </table:table-cell>
          <table:table-cell office:value-type="float" office:value="2314.4" table:style-name="ce301">
            <text:p>2,314</text:p>
          </table:table-cell>
          <table:table-cell office:value-type="float" office:value="822.7" table:style-name="ce216">
            <text:p>823</text:p>
          </table:table-cell>
          <table:table-cell office:value-type="float" office:value="33.799999999999997" table:style-name="ce301">
            <text:p>34</text:p>
          </table:table-cell>
          <table:table-cell office:value-type="float" office:value="788.9" table:style-name="ce301">
            <text:p>789</text:p>
          </table:table-cell>
          <table:table-cell office:value-type="float" office:value="4140.7" table:style-name="ce302">
            <text:p>4,141</text:p>
          </table:table-cell>
          <table:table-cell table:style-name="ce301"/>
          <table:table-cell office:value-type="float" office:value="24577.7" table:style-name="ce216">
            <text:p>24,578</text:p>
          </table:table-cell>
          <table:table-cell office:value-type="float" office:value="2832" table:style-name="ce301">
            <text:p>2,832</text:p>
          </table:table-cell>
          <table:table-cell office:value-type="float" office:value="8565.2000000000007" table:style-name="ce301">
            <text:p>8,565</text:p>
          </table:table-cell>
          <table:table-cell office:value-type="float" office:value="13180.5" table:style-name="ce301">
            <text:p>13,181</text:p>
          </table:table-cell>
          <table:table-cell office:value-type="float" office:value="10893.2" table:style-name="ce216">
            <text:p>10,893</text:p>
          </table:table-cell>
          <table:table-cell office:value-type="float" office:value="426.6" table:style-name="ce301">
            <text:p>427</text:p>
          </table:table-cell>
          <table:table-cell office:value-type="float" office:value="1251.5" table:style-name="ce301">
            <text:p>1,252</text:p>
          </table:table-cell>
          <table:table-cell office:value-type="float" office:value="9215.1" table:style-name="ce301">
            <text:p>9,215</text:p>
          </table:table-cell>
          <table:table-cell office:value-type="float" office:value="35470.9" table:style-name="ce302">
            <text:p>35,471</text:p>
          </table:table-cell>
          <table:table-cell table:style-name="ce302"/>
          <table:table-cell office:value-type="float" office:value="39611.599999999999" table:style-name="ce302">
            <text:p>39,612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216">
            <text:p>62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301">
            <text:p>62</text:p>
          </table:table-cell>
          <table:table-cell office:value-type="float" office:value="1658.3" table:style-name="ce216">
            <text:p>1,658</text:p>
          </table:table-cell>
          <table:table-cell office:value-type="float" office:value="0" table:style-name="ce301">
            <text:p>0</text:p>
          </table:table-cell>
          <table:table-cell office:value-type="float" office:value="1658.3" table:style-name="ce301">
            <text:p>1,658</text:p>
          </table:table-cell>
          <table:table-cell office:value-type="float" office:value="1779.9" table:style-name="ce302">
            <text:p>1,780</text:p>
          </table:table-cell>
          <table:table-cell table:style-name="ce301"/>
          <table:table-cell office:value-type="float" office:value="303" table:style-name="ce216">
            <text:p>303</text:p>
          </table:table-cell>
          <table:table-cell office:value-type="float" office:value="36.6" table:style-name="ce301">
            <text:p>37</text:p>
          </table:table-cell>
          <table:table-cell office:value-type="float" office:value="75.599999999999994" table:style-name="ce301">
            <text:p>76</text:p>
          </table:table-cell>
          <table:table-cell office:value-type="float" office:value="190.8" table:style-name="ce301">
            <text:p>191</text:p>
          </table:table-cell>
          <table:table-cell office:value-type="float" office:value="12736.2" table:style-name="ce216">
            <text:p>12,736</text:p>
          </table:table-cell>
          <table:table-cell office:value-type="float" office:value="478.5" table:style-name="ce301">
            <text:p>479</text:p>
          </table:table-cell>
          <table:table-cell office:value-type="float" office:value="787.7" table:style-name="ce301">
            <text:p>788</text:p>
          </table:table-cell>
          <table:table-cell office:value-type="float" office:value="11470" table:style-name="ce301">
            <text:p>11,470</text:p>
          </table:table-cell>
          <table:table-cell office:value-type="float" office:value="13039.2" table:style-name="ce302">
            <text:p>13,039</text:p>
          </table:table-cell>
          <table:table-cell table:style-name="ce302"/>
          <table:table-cell office:value-type="float" office:value="14819.1" table:style-name="ce302">
            <text:p>14,819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4.6" table:style-name="ce216">
            <text:p>655</text:p>
          </table:table-cell>
          <table:table-cell office:value-type="float" office:value="644" table:style-name="ce301">
            <text:p>644</text:p>
          </table:table-cell>
          <table:table-cell office:value-type="float" office:value="10.6" table:style-name="ce301">
            <text:p>11</text:p>
          </table:table-cell>
          <table:table-cell office:value-type="float" office:value="3775" table:style-name="ce216">
            <text:p>3,775</text:p>
          </table:table-cell>
          <table:table-cell office:value-type="float" office:value="626.1" table:style-name="ce301">
            <text:p>626</text:p>
          </table:table-cell>
          <table:table-cell office:value-type="float" office:value="3148.9" table:style-name="ce301">
            <text:p>3,149</text:p>
          </table:table-cell>
          <table:table-cell office:value-type="float" office:value="1455.3" table:style-name="ce216">
            <text:p>1,455</text:p>
          </table:table-cell>
          <table:table-cell office:value-type="float" office:value="44.8" table:style-name="ce301">
            <text:p>45</text:p>
          </table:table-cell>
          <table:table-cell office:value-type="float" office:value="1410.5" table:style-name="ce301">
            <text:p>1,411</text:p>
          </table:table-cell>
          <table:table-cell office:value-type="float" office:value="5884.9" table:style-name="ce302">
            <text:p>5,885</text:p>
          </table:table-cell>
          <table:table-cell table:style-name="ce301"/>
          <table:table-cell office:value-type="float" office:value="22899.7" table:style-name="ce216">
            <text:p>22,900</text:p>
          </table:table-cell>
          <table:table-cell office:value-type="float" office:value="2282.1999999999998" table:style-name="ce301">
            <text:p>2,282</text:p>
          </table:table-cell>
          <table:table-cell office:value-type="float" office:value="7691.9" table:style-name="ce301">
            <text:p>7,692</text:p>
          </table:table-cell>
          <table:table-cell office:value-type="float" office:value="12925.6" table:style-name="ce301">
            <text:p>12,926</text:p>
          </table:table-cell>
          <table:table-cell office:value-type="float" office:value="18771.099999999999" table:style-name="ce216">
            <text:p>18,771</text:p>
          </table:table-cell>
          <table:table-cell office:value-type="float" office:value="799.1" table:style-name="ce301">
            <text:p>799</text:p>
          </table:table-cell>
          <table:table-cell office:value-type="float" office:value="2026.4" table:style-name="ce301">
            <text:p>2,026</text:p>
          </table:table-cell>
          <table:table-cell office:value-type="float" office:value="15945.6" table:style-name="ce301">
            <text:p>15,946</text:p>
          </table:table-cell>
          <table:table-cell office:value-type="float" office:value="41670.800000000003" table:style-name="ce302">
            <text:p>41,671</text:p>
          </table:table-cell>
          <table:table-cell table:style-name="ce302"/>
          <table:table-cell office:value-type="float" office:value="47555.7" table:style-name="ce302">
            <text:p>47,556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4242.3999999999996" table:style-name="ce216">
            <text:p>4,242</text:p>
          </table:table-cell>
          <table:table-cell office:value-type="float" office:value="709.6" table:style-name="ce301">
            <text:p>710</text:p>
          </table:table-cell>
          <table:table-cell office:value-type="float" office:value="3532.8" table:style-name="ce301">
            <text:p>3,533</text:p>
          </table:table-cell>
          <table:table-cell office:value-type="float" office:value="705.7" table:style-name="ce216">
            <text:p>706</text:p>
          </table:table-cell>
          <table:table-cell office:value-type="float" office:value="27.3" table:style-name="ce301">
            <text:p>27</text:p>
          </table:table-cell>
          <table:table-cell office:value-type="float" office:value="678.4" table:style-name="ce301">
            <text:p>678</text:p>
          </table:table-cell>
          <table:table-cell office:value-type="float" office:value="5274.9" table:style-name="ce302">
            <text:p>5,275</text:p>
          </table:table-cell>
          <table:table-cell table:style-name="ce301"/>
          <table:table-cell office:value-type="float" office:value="34346.1" table:style-name="ce216">
            <text:p>34,346</text:p>
          </table:table-cell>
          <table:table-cell office:value-type="float" office:value="2807.8" table:style-name="ce301">
            <text:p>2,808</text:p>
          </table:table-cell>
          <table:table-cell office:value-type="float" office:value="13771.8" table:style-name="ce301">
            <text:p>13,772</text:p>
          </table:table-cell>
          <table:table-cell office:value-type="float" office:value="17766.5" table:style-name="ce301">
            <text:p>17,767</text:p>
          </table:table-cell>
          <table:table-cell office:value-type="float" office:value="10285.1" table:style-name="ce216">
            <text:p>10,285</text:p>
          </table:table-cell>
          <table:table-cell office:value-type="float" office:value="450.3" table:style-name="ce301">
            <text:p>450</text:p>
          </table:table-cell>
          <table:table-cell office:value-type="float" office:value="1182.7" table:style-name="ce301">
            <text:p>1,183</text:p>
          </table:table-cell>
          <table:table-cell office:value-type="float" office:value="8652.1" table:style-name="ce301">
            <text:p>8,652</text:p>
          </table:table-cell>
          <table:table-cell office:value-type="float" office:value="44631.199999999997" table:style-name="ce302">
            <text:p>44,631</text:p>
          </table:table-cell>
          <table:table-cell table:style-name="ce302"/>
          <table:table-cell office:value-type="float" office:value="49906.1" table:style-name="ce302">
            <text:p>49,906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3009.7" table:style-name="ce368">
            <text:p>3,010</text:p>
          </table:table-cell>
          <table:table-cell office:value-type="float" office:value="2968.7" table:style-name="ce306">
            <text:p>2,969</text:p>
          </table:table-cell>
          <table:table-cell office:value-type="float" office:value="41" table:style-name="ce306">
            <text:p>41</text:p>
          </table:table-cell>
          <table:table-cell office:value-type="float" office:value="22574.5" table:style-name="ce368">
            <text:p>22,575</text:p>
          </table:table-cell>
          <table:table-cell office:value-type="float" office:value="3856.2" table:style-name="ce306">
            <text:p>3,856</text:p>
          </table:table-cell>
          <table:table-cell office:value-type="float" office:value="18718.3" table:style-name="ce306">
            <text:p>18,718</text:p>
          </table:table-cell>
          <table:table-cell office:value-type="float" office:value="9689.6" table:style-name="ce368">
            <text:p>9,690</text:p>
          </table:table-cell>
          <table:table-cell office:value-type="float" office:value="279.8" table:style-name="ce306">
            <text:p>280</text:p>
          </table:table-cell>
          <table:table-cell office:value-type="float" office:value="9409.7999999999993" table:style-name="ce306">
            <text:p>9,410</text:p>
          </table:table-cell>
          <table:table-cell office:value-type="float" office:value="35273.800000000003" table:style-name="ce302">
            <text:p>35,274</text:p>
          </table:table-cell>
          <table:table-cell table:style-name="ce306"/>
          <table:table-cell office:value-type="float" office:value="153158.6" table:style-name="ce368">
            <text:p>153,159</text:p>
          </table:table-cell>
          <table:table-cell office:value-type="float" office:value="15273.5" table:style-name="ce306">
            <text:p>15,274</text:p>
          </table:table-cell>
          <table:table-cell office:value-type="float" office:value="54523.6" table:style-name="ce306">
            <text:p>54,524</text:p>
          </table:table-cell>
          <table:table-cell office:value-type="float" office:value="83361.5" table:style-name="ce306">
            <text:p>83,362</text:p>
          </table:table-cell>
          <table:table-cell office:value-type="float" office:value="112693.7" table:style-name="ce368">
            <text:p>112,694</text:p>
          </table:table-cell>
          <table:table-cell office:value-type="float" office:value="4608.3" table:style-name="ce306">
            <text:p>4,608</text:p>
          </table:table-cell>
          <table:table-cell office:value-type="float" office:value="9844.4" table:style-name="ce306">
            <text:p>9,844</text:p>
          </table:table-cell>
          <table:table-cell office:value-type="float" office:value="98241" table:style-name="ce306">
            <text:p>98,241</text:p>
          </table:table-cell>
          <table:table-cell office:value-type="float" office:value="265852.3" table:style-name="ce302">
            <text:p>265,852</text:p>
          </table:table-cell>
          <table:table-cell table:style-name="ce302"/>
          <table:table-cell office:value-type="float" office:value="301126.09999999998" table:style-name="ce302">
            <text:p>301,126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3649.4" table:style-name="ce216">
            <text:p>3,649</text:p>
          </table:table-cell>
          <table:table-cell office:value-type="float" office:value="1498.6" table:style-name="ce301">
            <text:p>1,499</text:p>
          </table:table-cell>
          <table:table-cell office:value-type="float" office:value="2150.8000000000002" table:style-name="ce301">
            <text:p>2,151</text:p>
          </table:table-cell>
          <table:table-cell office:value-type="float" office:value="514.20000000000005" table:style-name="ce216">
            <text:p>514</text:p>
          </table:table-cell>
          <table:table-cell office:value-type="float" office:value="48" table:style-name="ce301">
            <text:p>48</text:p>
          </table:table-cell>
          <table:table-cell office:value-type="float" office:value="466.2" table:style-name="ce301">
            <text:p>466</text:p>
          </table:table-cell>
          <table:table-cell office:value-type="float" office:value="4304.8999999999996" table:style-name="ce302">
            <text:p>4,305</text:p>
          </table:table-cell>
          <table:table-cell table:style-name="ce301"/>
          <table:table-cell office:value-type="float" office:value="22679.1" table:style-name="ce216">
            <text:p>22,679</text:p>
          </table:table-cell>
          <table:table-cell office:value-type="float" office:value="2623" table:style-name="ce301">
            <text:p>2,623</text:p>
          </table:table-cell>
          <table:table-cell office:value-type="float" office:value="9173.5" table:style-name="ce301">
            <text:p>9,174</text:p>
          </table:table-cell>
          <table:table-cell office:value-type="float" office:value="10882.6" table:style-name="ce301">
            <text:p>10,883</text:p>
          </table:table-cell>
          <table:table-cell office:value-type="float" office:value="6851.7" table:style-name="ce216">
            <text:p>6,852</text:p>
          </table:table-cell>
          <table:table-cell office:value-type="float" office:value="372.9" table:style-name="ce301">
            <text:p>373</text:p>
          </table:table-cell>
          <table:table-cell office:value-type="float" office:value="632.9" table:style-name="ce301">
            <text:p>633</text:p>
          </table:table-cell>
          <table:table-cell office:value-type="float" office:value="5845.9" table:style-name="ce301">
            <text:p>5,846</text:p>
          </table:table-cell>
          <table:table-cell office:value-type="float" office:value="29530.799999999999" table:style-name="ce302">
            <text:p>29,531</text:p>
          </table:table-cell>
          <table:table-cell table:style-name="ce302"/>
          <table:table-cell office:value-type="float" office:value="33835.699999999997" table:style-name="ce302">
            <text:p>33,836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406.6" table:style-name="ce216">
            <text:p>407</text:p>
          </table:table-cell>
          <table:table-cell office:value-type="float" office:value="406.6" table:style-name="ce301">
            <text:p>407</text:p>
          </table:table-cell>
          <table:table-cell office:value-type="float" office:value="0" table:style-name="ce301">
            <text:p>0</text:p>
          </table:table-cell>
          <table:table-cell office:value-type="float" office:value="9372.2000000000007" table:style-name="ce216">
            <text:p>9,372</text:p>
          </table:table-cell>
          <table:table-cell office:value-type="float" office:value="2718.2" table:style-name="ce301">
            <text:p>2,718</text:p>
          </table:table-cell>
          <table:table-cell office:value-type="float" office:value="6654" table:style-name="ce301">
            <text:p>6,654</text:p>
          </table:table-cell>
          <table:table-cell office:value-type="float" office:value="907.1" table:style-name="ce216">
            <text:p>907</text:p>
          </table:table-cell>
          <table:table-cell office:value-type="float" office:value="87.8" table:style-name="ce301">
            <text:p>88</text:p>
          </table:table-cell>
          <table:table-cell office:value-type="float" office:value="819.3" table:style-name="ce301">
            <text:p>819</text:p>
          </table:table-cell>
          <table:table-cell office:value-type="float" office:value="10685.9" table:style-name="ce302">
            <text:p>10,686</text:p>
          </table:table-cell>
          <table:table-cell table:style-name="ce301"/>
          <table:table-cell office:value-type="float" office:value="36869" table:style-name="ce216">
            <text:p>36,869</text:p>
          </table:table-cell>
          <table:table-cell office:value-type="float" office:value="6811.5" table:style-name="ce301">
            <text:p>6,812</text:p>
          </table:table-cell>
          <table:table-cell office:value-type="float" office:value="9884.9" table:style-name="ce301">
            <text:p>9,885</text:p>
          </table:table-cell>
          <table:table-cell office:value-type="float" office:value="20172.599999999999" table:style-name="ce301">
            <text:p>20,173</text:p>
          </table:table-cell>
          <table:table-cell office:value-type="float" office:value="11736.4" table:style-name="ce216">
            <text:p>11,736</text:p>
          </table:table-cell>
          <table:table-cell office:value-type="float" office:value="502.7" table:style-name="ce301">
            <text:p>503</text:p>
          </table:table-cell>
          <table:table-cell office:value-type="float" office:value="767.3" table:style-name="ce301">
            <text:p>767</text:p>
          </table:table-cell>
          <table:table-cell office:value-type="float" office:value="10466.4" table:style-name="ce301">
            <text:p>10,466</text:p>
          </table:table-cell>
          <table:table-cell office:value-type="float" office:value="48605.4" table:style-name="ce302">
            <text:p>48,605</text:p>
          </table:table-cell>
          <table:table-cell table:style-name="ce302"/>
          <table:table-cell office:value-type="float" office:value="59291.3" table:style-name="ce302">
            <text:p>59,291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K03000001</text:p>
          </table:table-cell>
          <table:table-cell office:value-type="string" table:style-name="ce354">
            <text:p>Great Britain</text:p>
          </table:table-cell>
          <table:table-cell table:style-name="ce354"/>
          <table:table-cell office:value-type="float" office:value="3557.6" table:style-name="ce368">
            <text:p>3,558</text:p>
          </table:table-cell>
          <table:table-cell office:value-type="float" office:value="3516.6" table:style-name="ce370">
            <text:p>3,517</text:p>
          </table:table-cell>
          <table:table-cell office:value-type="float" office:value="41" table:style-name="ce370">
            <text:p>41</text:p>
          </table:table-cell>
          <table:table-cell office:value-type="float" office:value="35596.1" table:style-name="ce368">
            <text:p>35,596</text:p>
          </table:table-cell>
          <table:table-cell office:value-type="float" office:value="8073" table:style-name="ce370">
            <text:p>8,073</text:p>
          </table:table-cell>
          <table:table-cell office:value-type="float" office:value="27523.1" table:style-name="ce370">
            <text:p>27,523</text:p>
          </table:table-cell>
          <table:table-cell office:value-type="float" office:value="11110.9" table:style-name="ce368">
            <text:p>11,111</text:p>
          </table:table-cell>
          <table:table-cell office:value-type="float" office:value="415.6" table:style-name="ce370">
            <text:p>416</text:p>
          </table:table-cell>
          <table:table-cell office:value-type="float" office:value="10695.3" table:style-name="ce370">
            <text:p>10,695</text:p>
          </table:table-cell>
          <table:table-cell office:value-type="float" office:value="50264.6" table:style-name="ce302">
            <text:p>50,265</text:p>
          </table:table-cell>
          <table:table-cell table:style-name="ce370"/>
          <table:table-cell office:value-type="float" office:value="212706.7" table:style-name="ce368">
            <text:p>212,707</text:p>
          </table:table-cell>
          <table:table-cell office:value-type="float" office:value="24708" table:style-name="ce370">
            <text:p>24,708</text:p>
          </table:table-cell>
          <table:table-cell office:value-type="float" office:value="73582" table:style-name="ce370">
            <text:p>73,582</text:p>
          </table:table-cell>
          <table:table-cell office:value-type="float" office:value="114416.7" table:style-name="ce370">
            <text:p>114,417</text:p>
          </table:table-cell>
          <table:table-cell office:value-type="float" office:value="131281.79999999999" table:style-name="ce368">
            <text:p>131,282</text:p>
          </table:table-cell>
          <table:table-cell office:value-type="float" office:value="5483.9" table:style-name="ce370">
            <text:p>5,484</text:p>
          </table:table-cell>
          <table:table-cell office:value-type="float" office:value="11244.6" table:style-name="ce370">
            <text:p>11,245</text:p>
          </table:table-cell>
          <table:table-cell office:value-type="float" office:value="114553.3" table:style-name="ce370">
            <text:p>114,553</text:p>
          </table:table-cell>
          <table:table-cell office:value-type="float" office:value="343988.5" table:style-name="ce342">
            <text:p>343,989</text:p>
          </table:table-cell>
          <table:table-cell table:style-name="ce342"/>
          <table:table-cell office:value-type="float" office:value="394253.1" table:style-name="ce342">
            <text:p>394,253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8">
          <table:table-cell table:style-name="ce371"/>
          <table:table-cell office:value-type="string" table:style-name="ce372">
            <text:p>(b) Length which is major road dual carriageway</text:p>
          </table:table-cell>
          <table:table-cell table:style-name="ce373"/>
          <table:table-cell table:style-name="ce374"/>
          <table:table-cell table:number-columns-repeated="2" table:style-name="ce375"/>
          <table:table-cell table:style-name="ce374"/>
          <table:table-cell table:number-columns-repeated="2" table:style-name="ce376"/>
          <table:table-cell table:style-name="ce374"/>
          <table:table-cell table:number-columns-repeated="4" table:style-name="ce376"/>
          <table:table-cell table:style-name="ce374"/>
          <table:table-cell table:number-columns-repeated="3" table:style-name="ce377"/>
          <table:table-cell table:style-name="ce374"/>
          <table:table-cell table:number-columns-repeated="4" table:style-name="ce377"/>
          <table:table-cell table:style-name="ce376"/>
          <table:table-cell table:style-name="ce378"/>
          <table:table-cell table:number-columns-repeated="14" table:style-name="ce10"/>
          <table:table-cell table:number-columns-repeated="16345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312.39999999999998" table:style-name="ce216">
            <text:p>312</text:p>
          </table:table-cell>
          <table:table-cell office:value-type="float" office:value="186.7" table:style-name="ce301">
            <text:p>187</text:p>
          </table:table-cell>
          <table:table-cell office:value-type="float" office:value="125.7" table:style-name="ce301">
            <text:p>126</text:p>
          </table:table-cell>
          <table:table-cell office:value-type="float" office:value="166.9" table:style-name="ce216">
            <text:p>167</text:p>
          </table:table-cell>
          <table:table-cell office:value-type="float" office:value="38" table:style-name="ce301">
            <text:p>38</text:p>
          </table:table-cell>
          <table:table-cell office:value-type="float" office:value="128.9" table:style-name="ce301">
            <text:p>129</text:p>
          </table:table-cell>
          <table:table-cell office:value-type="float" office:value="537.29999999999995" table:style-name="ce302">
            <text:p>537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1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35.1" table:style-name="ce216">
            <text:p>635</text:p>
          </table:table-cell>
          <table:table-cell office:value-type="float" office:value="614.29999999999995" table:style-name="ce301">
            <text:p>614</text:p>
          </table:table-cell>
          <table:table-cell office:value-type="float" office:value="20.8" table:style-name="ce301">
            <text:p>21</text:p>
          </table:table-cell>
          <table:table-cell office:value-type="float" office:value="303.14999999999998" table:style-name="ce216">
            <text:p>303</text:p>
          </table:table-cell>
          <table:table-cell office:value-type="float" office:value="109.9" table:style-name="ce301">
            <text:p>110</text:p>
          </table:table-cell>
          <table:table-cell office:value-type="float" office:value="193.25" table:style-name="ce301">
            <text:p>193</text:p>
          </table:table-cell>
          <table:table-cell office:value-type="float" office:value="416.58" table:style-name="ce216">
            <text:p>417</text:p>
          </table:table-cell>
          <table:table-cell office:value-type="float" office:value="13.5" table:style-name="ce301">
            <text:p>14</text:p>
          </table:table-cell>
          <table:table-cell office:value-type="float" office:value="403.08" table:style-name="ce301">
            <text:p>403</text:p>
          </table:table-cell>
          <table:table-cell office:value-type="float" office:value="1354.83" table:style-name="ce302">
            <text:p>1,35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72" table:style-name="ce216">
            <text:p>372</text:p>
          </table:table-cell>
          <table:table-cell office:value-type="float" office:value="368.5" table:style-name="ce301">
            <text:p>369</text:p>
          </table:table-cell>
          <table:table-cell office:value-type="float" office:value="3.5" table:style-name="ce301">
            <text:p>4</text:p>
          </table:table-cell>
          <table:table-cell office:value-type="float" office:value="293.65600000000001" table:style-name="ce216">
            <text:p>294</text:p>
          </table:table-cell>
          <table:table-cell office:value-type="float" office:value="194.7" table:style-name="ce301">
            <text:p>195</text:p>
          </table:table-cell>
          <table:table-cell office:value-type="float" office:value="98.956000000000003" table:style-name="ce301">
            <text:p>99</text:p>
          </table:table-cell>
          <table:table-cell office:value-type="float" office:value="297.52999999999997" table:style-name="ce216">
            <text:p>298</text:p>
          </table:table-cell>
          <table:table-cell office:value-type="float" office:value="10.7" table:style-name="ce301">
            <text:p>11</text:p>
          </table:table-cell>
          <table:table-cell office:value-type="float" office:value="286.83" table:style-name="ce301">
            <text:p>287</text:p>
          </table:table-cell>
          <table:table-cell office:value-type="float" office:value="963.18600000000004" table:style-name="ce302">
            <text:p>963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3.7" table:style-name="ce216">
            <text:p>194</text:p>
          </table:table-cell>
          <table:table-cell office:value-type="float" office:value="193.7" table:style-name="ce301">
            <text:p>194</text:p>
          </table:table-cell>
          <table:table-cell office:value-type="float" office:value="0" table:style-name="ce301">
            <text:p>0</text:p>
          </table:table-cell>
          <table:table-cell office:value-type="float" office:value="506.62" table:style-name="ce216">
            <text:p>507</text:p>
          </table:table-cell>
          <table:table-cell office:value-type="float" office:value="311.89999999999998" table:style-name="ce301">
            <text:p>312</text:p>
          </table:table-cell>
          <table:table-cell office:value-type="float" office:value="194.72" table:style-name="ce301">
            <text:p>195</text:p>
          </table:table-cell>
          <table:table-cell office:value-type="float" office:value="164.15" table:style-name="ce216">
            <text:p>164</text:p>
          </table:table-cell>
          <table:table-cell office:value-type="float" office:value="29" table:style-name="ce301">
            <text:p>29</text:p>
          </table:table-cell>
          <table:table-cell office:value-type="float" office:value="135.15" table:style-name="ce301">
            <text:p>135</text:p>
          </table:table-cell>
          <table:table-cell office:value-type="float" office:value="864.47" table:style-name="ce302">
            <text:p>86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12.4" table:style-name="ce216">
            <text:p>412</text:p>
          </table:table-cell>
          <table:table-cell office:value-type="float" office:value="409.2" table:style-name="ce301">
            <text:p>409</text:p>
          </table:table-cell>
          <table:table-cell office:value-type="float" office:value="3.2" table:style-name="ce301">
            <text:p>3</text:p>
          </table:table-cell>
          <table:table-cell office:value-type="float" office:value="342.35" table:style-name="ce216">
            <text:p>342</text:p>
          </table:table-cell>
          <table:table-cell office:value-type="float" office:value="173.1" table:style-name="ce301">
            <text:p>173</text:p>
          </table:table-cell>
          <table:table-cell office:value-type="float" office:value="169.25" table:style-name="ce301">
            <text:p>169</text:p>
          </table:table-cell>
          <table:table-cell office:value-type="float" office:value="360.42" table:style-name="ce216">
            <text:p>360</text:p>
          </table:table-cell>
          <table:table-cell office:value-type="float" office:value="31" table:style-name="ce301">
            <text:p>31</text:p>
          </table:table-cell>
          <table:table-cell office:value-type="float" office:value="329.42" table:style-name="ce301">
            <text:p>329</text:p>
          </table:table-cell>
          <table:table-cell office:value-type="float" office:value="1115.17" table:style-name="ce302">
            <text:p>1,11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5" table:style-name="ce216">
            <text:p>265</text:p>
          </table:table-cell>
          <table:table-cell office:value-type="float" office:value="265" table:style-name="ce301">
            <text:p>265</text:p>
          </table:table-cell>
          <table:table-cell office:value-type="float" office:value="0" table:style-name="ce301">
            <text:p>0</text:p>
          </table:table-cell>
          <table:table-cell office:value-type="float" office:value="843.97500000000002" table:style-name="ce216">
            <text:p>844</text:p>
          </table:table-cell>
          <table:table-cell office:value-type="float" office:value="537.41499999999996" table:style-name="ce301">
            <text:p>537</text:p>
          </table:table-cell>
          <table:table-cell office:value-type="float" office:value="306.56" table:style-name="ce301">
            <text:p>307</text:p>
          </table:table-cell>
          <table:table-cell office:value-type="float" office:value="184.755" table:style-name="ce216">
            <text:p>185</text:p>
          </table:table-cell>
          <table:table-cell office:value-type="float" office:value="23.5" table:style-name="ce301">
            <text:p>24</text:p>
          </table:table-cell>
          <table:table-cell office:value-type="float" office:value="161.255" table:style-name="ce301">
            <text:p>161</text:p>
          </table:table-cell>
          <table:table-cell office:value-type="float" office:value="1293.73" table:style-name="ce302">
            <text:p>1,29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216">
            <text:p>23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301">
            <text:p>23</text:p>
          </table:table-cell>
          <table:table-cell office:value-type="float" office:value="411.95" table:style-name="ce216">
            <text:p>412</text:p>
          </table:table-cell>
          <table:table-cell office:value-type="float" office:value="0" table:style-name="ce301">
            <text:p>0</text:p>
          </table:table-cell>
          <table:table-cell office:value-type="float" office:value="411.95" table:style-name="ce301">
            <text:p>412</text:p>
          </table:table-cell>
          <table:table-cell office:value-type="float" office:value="495.35" table:style-name="ce302">
            <text:p>49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3.1" table:style-name="ce216">
            <text:p>653</text:p>
          </table:table-cell>
          <table:table-cell office:value-type="float" office:value="642.5" table:style-name="ce301">
            <text:p>643</text:p>
          </table:table-cell>
          <table:table-cell office:value-type="float" office:value="10.6" table:style-name="ce301">
            <text:p>11</text:p>
          </table:table-cell>
          <table:table-cell office:value-type="float" office:value="893.71" table:style-name="ce216">
            <text:p>894</text:p>
          </table:table-cell>
          <table:table-cell office:value-type="float" office:value="474.3" table:style-name="ce301">
            <text:p>474</text:p>
          </table:table-cell>
          <table:table-cell office:value-type="float" office:value="419.41" table:style-name="ce301">
            <text:p>419</text:p>
          </table:table-cell>
          <table:table-cell office:value-type="float" office:value="367.5" table:style-name="ce216">
            <text:p>368</text:p>
          </table:table-cell>
          <table:table-cell office:value-type="float" office:value="29.7" table:style-name="ce301">
            <text:p>30</text:p>
          </table:table-cell>
          <table:table-cell office:value-type="float" office:value="337.8" table:style-name="ce301">
            <text:p>338</text:p>
          </table:table-cell>
          <table:table-cell office:value-type="float" office:value="1914.31" table:style-name="ce302">
            <text:p>1,91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546.08000000000004" table:style-name="ce216">
            <text:p>546</text:p>
          </table:table-cell>
          <table:table-cell office:value-type="float" office:value="399.5" table:style-name="ce301">
            <text:p>400</text:p>
          </table:table-cell>
          <table:table-cell office:value-type="float" office:value="146.58000000000001" table:style-name="ce301">
            <text:p>147</text:p>
          </table:table-cell>
          <table:table-cell office:value-type="float" office:value="181.33500000000001" table:style-name="ce216">
            <text:p>181</text:p>
          </table:table-cell>
          <table:table-cell office:value-type="float" office:value="17.399999999999999" table:style-name="ce301">
            <text:p>17</text:p>
          </table:table-cell>
          <table:table-cell office:value-type="float" office:value="163.935" table:style-name="ce301">
            <text:p>164</text:p>
          </table:table-cell>
          <table:table-cell office:value-type="float" office:value="1054.2149999999999" table:style-name="ce302">
            <text:p>1,05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2976.2" table:style-name="ce368">
            <text:p>2,976</text:p>
          </table:table-cell>
          <table:table-cell office:value-type="float" office:value="2935.7" table:style-name="ce306">
            <text:p>2,936</text:p>
          </table:table-cell>
          <table:table-cell office:value-type="float" office:value="40.5" table:style-name="ce306">
            <text:p>41</text:p>
          </table:table-cell>
          <table:table-cell office:value-type="float" office:value="4065.241" table:style-name="ce368">
            <text:p>4,065</text:p>
          </table:table-cell>
          <table:table-cell office:value-type="float" office:value="2387.5149999999999" table:style-name="ce306">
            <text:p>2,388</text:p>
          </table:table-cell>
          <table:table-cell office:value-type="float" office:value="1677.7260000000001" table:style-name="ce306">
            <text:p>1,678</text:p>
          </table:table-cell>
          <table:table-cell office:value-type="float" office:value="2551.12" table:style-name="ce368">
            <text:p>2,551</text:p>
          </table:table-cell>
          <table:table-cell office:value-type="float" office:value="192.8" table:style-name="ce306">
            <text:p>193</text:p>
          </table:table-cell>
          <table:table-cell office:value-type="float" office:value="2358.3200000000002" table:style-name="ce306">
            <text:p>2,358</text:p>
          </table:table-cell>
          <table:table-cell office:value-type="float" office:value="9592.5609999999997" table:style-name="ce302">
            <text:p>9,593</text:p>
          </table:table-cell>
          <table:table-cell table:style-name="ce306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425.8" table:style-name="ce216">
            <text:p>426</text:p>
          </table:table-cell>
          <table:table-cell office:value-type="float" office:value="328.8" table:style-name="ce301">
            <text:p>329</text:p>
          </table:table-cell>
          <table:table-cell office:value-type="float" office:value="97" table:style-name="ce301">
            <text:p>97</text:p>
          </table:table-cell>
          <table:table-cell office:value-type="float" office:value="122.8" table:style-name="ce216">
            <text:p>123</text:p>
          </table:table-cell>
          <table:table-cell office:value-type="float" office:value="18.7" table:style-name="ce301">
            <text:p>19</text:p>
          </table:table-cell>
          <table:table-cell office:value-type="float" office:value="104.1" table:style-name="ce301">
            <text:p>104</text:p>
          </table:table-cell>
          <table:table-cell office:value-type="float" office:value="689.9" table:style-name="ce302">
            <text:p>690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384.9" table:style-name="ce216">
            <text:p>385</text:p>
          </table:table-cell>
          <table:table-cell office:value-type="float" office:value="384.9" table:style-name="ce301">
            <text:p>385</text:p>
          </table:table-cell>
          <table:table-cell office:value-type="float" office:value="0" table:style-name="ce301">
            <text:p>0</text:p>
          </table:table-cell>
          <table:table-cell office:value-type="float" office:value="547.70000000000005" table:style-name="ce216">
            <text:p>548</text:p>
          </table:table-cell>
          <table:table-cell office:value-type="float" office:value="455.7" table:style-name="ce301">
            <text:p>456</text:p>
          </table:table-cell>
          <table:table-cell office:value-type="float" office:value="92" table:style-name="ce301">
            <text:p>92</text:p>
          </table:table-cell>
          <table:table-cell office:value-type="float" office:value="234.68" table:style-name="ce216">
            <text:p>235</text:p>
          </table:table-cell>
          <table:table-cell office:value-type="float" office:value="49.7" table:style-name="ce301">
            <text:p>50</text:p>
          </table:table-cell>
          <table:table-cell office:value-type="float" office:value="184.98" table:style-name="ce301">
            <text:p>185</text:p>
          </table:table-cell>
          <table:table-cell office:value-type="float" office:value="1167.28" table:style-name="ce302">
            <text:p>1,167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9">
          <table:table-cell office:value-type="string" table:style-name="ce382">
            <text:p>K03000001</text:p>
          </table:table-cell>
          <table:table-cell office:value-type="string" table:style-name="ce383">
            <text:p>Great Britain</text:p>
          </table:table-cell>
          <table:table-cell table:style-name="ce383"/>
          <table:table-cell office:value-type="float" office:value="3502.4" table:style-name="ce384">
            <text:p>3,502</text:p>
          </table:table-cell>
          <table:table-cell office:value-type="float" office:value="3461.9" table:style-name="ce401">
            <text:p>3,462</text:p>
          </table:table-cell>
          <table:table-cell office:value-type="float" office:value="40.5" table:style-name="ce401">
            <text:p>41</text:p>
          </table:table-cell>
          <table:table-cell office:value-type="float" office:value="5038.741" table:style-name="ce384">
            <text:p>5,039</text:p>
          </table:table-cell>
          <table:table-cell office:value-type="float" office:value="3172.0149999999999" table:style-name="ce401">
            <text:p>3,172</text:p>
          </table:table-cell>
          <table:table-cell office:value-type="float" office:value="1866.7260000000001" table:style-name="ce401">
            <text:p>1,867</text:p>
          </table:table-cell>
          <table:table-cell office:value-type="float" office:value="2908.6" table:style-name="ce384">
            <text:p>2,909</text:p>
          </table:table-cell>
          <table:table-cell office:value-type="float" office:value="261.2" table:style-name="ce401">
            <text:p>261</text:p>
          </table:table-cell>
          <table:table-cell office:value-type="float" office:value="2647.4" table:style-name="ce401">
            <text:p>2,647</text:p>
          </table:table-cell>
          <table:table-cell office:value-type="float" office:value="11449.741" table:style-name="ce402">
            <text:p>11,450</text:p>
          </table:table-cell>
          <table:table-cell table:style-name="ce401"/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table:style-name="ce382"/>
          <table:table-cell office:value-type="string" table:style-name="ce388">
            <text:p>.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table:number-columns-repeated="3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office:value-type="string" table:style-name="ce171">
            <text:p>Values may not sum to totals due to rounding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10"/>
          <table:table-cell table:number-columns-repeated="16128" table:style-name="ce174"/>
        </table:table-row>
        <table:table-row table:style-name="ro11">
          <table:table-cell office:value-type="string" table:style-name="ce341">
            <text:p>1. Use controls at top of sheet to expand/collapse selection</text:p>
          </table:table-cell>
          <table:table-cell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232" table:style-name="ce10"/>
          <table:table-cell table:number-columns-repeated="16128" table:style-name="ce342"/>
        </table:table-row>
        <table:table-row table:style-name="ro11">
          <table:table-cell table:number-columns-repeated="2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232" table:style-name="ce10"/>
          <table:table-cell table:number-columns-repeated="16128" table:style-name="ce342"/>
        </table:table-row>
        <table:table-row table:style-name="ro11">
          <table:table-cell office:value-type="string" table:style-name="ce248">
            <text:p>Symbols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10"/>
          <table:table-cell table:number-columns-repeated="16128" table:style-name="ce174"/>
        </table:table-row>
        <table:table-row table:style-name="ro11">
          <table:table-cell office:value-type="string" table:style-name="ce171">
            <text:p>. <text:s/>Not applicable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10"/>
          <table:table-cell table:number-columns-repeated="16128" table:style-name="ce174"/>
        </table:table-row>
        <table:table-row table:style-name="ro11">
          <table:table-cell table:style-name="ce171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10"/>
          <table:table-cell table:number-columns-repeated="16128" table:style-name="ce174"/>
        </table:table-row>
        <table:table-row table:style-name="ro11">
          <table:table-cell office:value-type="string" table:style-name="ce391">
            <text:p>Telephone: 020 7944 5032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office:value-type="string" table:style-name="ce392">
            <text:p>Source: Department for Transport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1">
            <text:p><text:a xlink:href="mailto:road.length@dft.gsi.gov.uk">Email: road.length@dft.gsi.gov.uk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table:style-name="ce393"/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office:value-type="string" table:style-name="ce255">
            <text:p>Last updated: 19 May 2016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7/road-length-statistics-methodology.pdf">Methodology note</text:a></text:p>
          </table:table-cell>
          <table:table-cell table:style-name="ce341"/>
          <table:table-cell table:style-name="ce394"/>
          <table:table-cell table:number-columns-repeated="3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office:value-type="string" table:style-name="ce255">
            <text:p>Next update: May 2017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table:style-name="ce341">
            <text:p>The figures in this table are National Statistics</text:p>
          </table:table-cell>
          <table:table-cell table:number-columns-repeated="16383"/>
        </table:table-row>
        <table:table-row table:number-rows-repeated="1048527" table:style-name="ro10">
          <table:table-cell table:number-columns-repeated="16384"/>
        </table:table-row>
        <table:named-expressions>
          <table:named-range table:name="Print_Area" table:cell-range-address="RDL0201_(2010).$A$1:RDL0201_(2010).$Y$49" table:base-cell-address="RDL0201_(2010).$A$1"/>
        </table:named-expressions>
      </table:table>
      <table:table table:name="RDL0201_(2009)" table:style-name="ta7">
        <table:table-column table:style-name="co1" table:number-columns-repeated="2" table:default-cell-style-name="ce341"/>
        <table:table-column table:style-name="co18" table:default-cell-style-name="ce341"/>
        <table:table-column table:style-name="co4" table:default-cell-style-name="ce341"/>
        <table:table-column-group>
          <table:table-column table:style-name="co4" table:number-columns-repeated="2" table:default-cell-style-name="ce341"/>
        </table:table-column-group>
        <table:table-column table:style-name="co4" table:default-cell-style-name="ce339"/>
        <table:table-column-group>
          <table:table-column table:style-name="co4" table:default-cell-style-name="ce339"/>
          <table:table-column table:style-name="co4" table:default-cell-style-name="ce341"/>
        </table:table-column-group>
        <table:table-column table:style-name="co4" table:default-cell-style-name="ce339"/>
        <table:table-column-group>
          <table:table-column table:style-name="co4" table:number-columns-repeated="2" table:default-cell-style-name="ce339"/>
        </table:table-column-group>
        <table:table-column table:style-name="co4" table:default-cell-style-name="ce339"/>
        <table:table-column table:style-name="co10" table:default-cell-style-name="ce341"/>
        <table:table-column table:style-name="co4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8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4" table:default-cell-style-name="ce341"/>
        <table:table-column table:style-name="co10" table:default-cell-style-name="ce342"/>
        <table:table-column table:style-name="co11" table:default-cell-style-name="ce341"/>
        <table:table-column table:style-name="co11" table:number-columns-repeated="14" table:default-cell-style-name="ce10"/>
        <table:table-column table:style-name="co11" table:number-columns-repeated="985" table:default-cell-style-name="ce341"/>
        <table:table-column table:style-name="co15" table:number-columns-repeated="15360" table:default-cell-style-name="ce1"/>
        <table:table-row table:style-name="ro1">
          <table:table-cell office:value-type="string" table:style-name="ce337">
            <text:p>Department for Transport statistics</text:p>
          </table:table-cell>
          <table:table-cell table:number-columns-repeated="2" table:style-name="ce337"/>
          <table:table-cell table:number-columns-repeated="2" table:style-name="ce338"/>
          <table:table-cell table:style-name="ce337"/>
          <table:table-cell table:number-columns-repeated="2" table:style-name="ce339"/>
          <table:table-cell table:style-name="ce337"/>
          <table:table-cell table:number-columns-repeated="4" table:style-name="ce339"/>
          <table:table-cell table:style-name="ce337"/>
          <table:table-cell table:number-columns-repeated="3" table:style-name="ce338"/>
          <table:table-cell table:style-name="ce337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2">
          <table:table-cell office:value-type="string" table:style-name="ce170">
            <text:p><text:a xlink:href="https://www.gov.uk/government/collections/road-network-size-and-condition">Road lengths statistics</text:a>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table:style-name="ce341"/>
          <table:table-cell table:number-columns-repeated="14" table:style-name="ce10"/>
          <table:table-cell table:number-columns-repeated="16345"/>
        </table:table-row>
        <table:table-row table:style-name="ro3">
          <table:table-cell office:value-type="string" table:style-name="ce343">
            <text:p>Table RDL0201</text:p>
          </table:table-cell>
          <table:table-cell table:number-columns-repeated="2" table:style-name="ce343"/>
          <table:table-cell table:number-columns-repeated="2" table:style-name="ce338"/>
          <table:table-cell table:style-name="ce343"/>
          <table:table-cell table:number-columns-repeated="2" table:style-name="ce339"/>
          <table:table-cell table:style-name="ce343"/>
          <table:table-cell table:number-columns-repeated="4" table:style-name="ce339"/>
          <table:table-cell table:style-name="ce343"/>
          <table:table-cell table:number-columns-repeated="3" table:style-name="ce338"/>
          <table:table-cell table:style-name="ce343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1">
          <table:table-cell office:value-type="string" table:style-name="ce344">
            <text:p>Road lengths (kilometres) by road type and region and country in Great Britain, 2009</text:p>
          </table:table-cell>
          <table:table-cell table:number-columns-repeated="2" table:style-name="ce343"/>
          <table:table-cell table:number-columns-repeated="2" table:style-name="ce345"/>
          <table:table-cell table:style-name="ce343"/>
          <table:table-cell table:number-columns-repeated="2" table:style-name="ce346"/>
          <table:table-cell table:style-name="ce343"/>
          <table:table-cell table:number-columns-repeated="4" table:style-name="ce346"/>
          <table:table-cell table:style-name="ce343"/>
          <table:table-cell table:number-columns-repeated="3" table:style-name="ce338"/>
          <table:table-cell table:style-name="ce343"/>
          <table:table-cell table:number-columns-repeated="4" table:style-name="ce338"/>
          <table:table-cell table:style-name="ce346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4">
          <table:table-cell table:style-name="ce348"/>
          <table:table-cell table:number-columns-repeated="2" table:style-name="ce349"/>
          <table:table-cell table:number-columns-repeated="2" table:style-name="ce350"/>
          <table:table-cell table:style-name="ce349"/>
          <table:table-cell table:number-columns-repeated="2" table:style-name="ce351"/>
          <table:table-cell table:style-name="ce349"/>
          <table:table-cell table:number-columns-repeated="4" table:style-name="ce351"/>
          <table:table-cell table:style-name="ce349"/>
          <table:table-cell table:number-columns-repeated="3" table:style-name="ce347"/>
          <table:table-cell table:style-name="ce349"/>
          <table:table-cell table:number-columns-repeated="4" table:style-name="ce347"/>
          <table:table-cell table:style-name="ce351"/>
          <table:table-cell table:style-name="ce338"/>
          <table:table-cell office:value-type="string" table:style-name="ce352">
            <text:p>Kilometres</text:p>
          </table:table-cell>
          <table:table-cell table:number-columns-repeated="14" table:style-name="ce10"/>
          <table:table-cell table:number-columns-repeated="16345" table:style-name="ce338"/>
        </table:table-row>
        <table:table-row table:style-name="ro5">
          <table:table-cell table:style-name="ce353"/>
          <table:table-cell table:number-columns-repeated="2" table:style-name="ce354"/>
          <table:table-cell office:value-type="string" table:number-columns-spanned="10" table:number-rows-spanned="1" table:style-name="ce397">
            <text:p>Major roads</text:p>
          </table:table-cell>
          <table:covered-table-cell table:number-columns-repeated="9"/>
          <table:table-cell table:style-name="ce355"/>
          <table:table-cell office:value-type="string" table:number-columns-spanned="9" table:number-rows-spanned="1" table:style-name="ce397">
            <text:p>Minor roads</text:p>
          </table:table-cell>
          <table:covered-table-cell table:number-columns-repeated="8"/>
          <table:table-cell table:style-name="ce355"/>
          <table:table-cell office:value-type="string" table:number-columns-spanned="1" table:number-rows-spanned="3" table:style-name="ce398">
            <text:p>All roads</text:p>
          </table:table-cell>
          <table:table-cell table:number-columns-repeated="14" table:style-name="ce10"/>
          <table:table-cell table:number-columns-repeated="16345" table:style-name="ce353"/>
        </table:table-row>
        <table:table-row table:style-name="ro6">
          <table:table-cell table:style-name="ce353"/>
          <table:table-cell table:number-columns-repeated="3"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office:value-type="string" table:number-columns-spanned="1" table:number-rows-spanned="2" table:style-name="ce400">
            <text:p>All major roads</text:p>
          </table:table-cell>
          <table:table-cell table:style-name="ce356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400">
            <text:p>All minor roads</text:p>
          </table:table-cell>
          <table:table-cell table:style-name="ce356"/>
          <table:covered-table-cell/>
          <table:table-cell table:number-columns-repeated="14" table:style-name="ce10"/>
          <table:table-cell table:number-columns-repeated="16345" table:style-name="ce353"/>
        </table:table-row>
        <table:table-row table:style-name="ro8">
          <table:table-cell office:value-type="string" table:style-name="ce357">
            <text:p>ONS Area</text:p>
            <text:p>Code</text:p>
          </table:table-cell>
          <table:table-cell table:style-name="ce357"/>
          <table:table-cell table:style-name="ce358"/>
          <table:table-cell office:value-type="string" table:style-name="ce358">
            <text:p>Motorways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Rural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Urban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covered-table-cell/>
          <table:table-cell table:style-name="ce360"/>
          <table:table-cell office:value-type="string" table:style-name="ce358">
            <text:p>Minor rural<text:span text:style-name="T1">1</text:span></text:p>
          </table:table-cell>
          <table:table-cell office:value-type="string" table:style-name="ce359">
            <text:p>Rural 'B'</text:p>
          </table:table-cell>
          <table:table-cell office:value-type="string" table:style-name="ce359">
            <text:p>Rural 'C'</text:p>
          </table:table-cell>
          <table:table-cell office:value-type="string" table:style-name="ce359">
            <text:p>Rural 'U'</text:p>
          </table:table-cell>
          <table:table-cell office:value-type="string" table:style-name="ce358">
            <text:p>Minor urban<text:span text:style-name="T1">1</text:span></text:p>
          </table:table-cell>
          <table:table-cell office:value-type="string" table:style-name="ce359">
            <text:p>Urban 'B'</text:p>
          </table:table-cell>
          <table:table-cell office:value-type="string" table:style-name="ce359">
            <text:p>Urban 'C'</text:p>
          </table:table-cell>
          <table:table-cell office:value-type="string" table:style-name="ce359">
            <text:p>Urban 'U'</text:p>
          </table:table-cell>
          <table:covered-table-cell/>
          <table:table-cell table:style-name="ce360"/>
          <table:covered-table-cell/>
          <table:table-cell table:number-columns-repeated="14" table:style-name="ce10"/>
          <table:table-cell table:number-columns-repeated="16345" table:style-name="ce361"/>
        </table:table-row>
        <table:table-row table:style-name="ro8">
          <table:table-cell table:style-name="ce362"/>
          <table:table-cell office:value-type="string" table:style-name="ce363">
            <text:p>(a) Total length</text:p>
          </table:table-cell>
          <table:table-cell table:number-columns-repeated="2" table:style-name="ce364"/>
          <table:table-cell table:number-columns-repeated="2" table:style-name="ce365"/>
          <table:table-cell table:style-name="ce364"/>
          <table:table-cell table:number-columns-repeated="2" table:style-name="ce366"/>
          <table:table-cell table:style-name="ce364"/>
          <table:table-cell table:number-columns-repeated="4" table:style-name="ce366"/>
          <table:table-cell table:style-name="ce364"/>
          <table:table-cell table:number-columns-repeated="3" table:style-name="ce362"/>
          <table:table-cell table:style-name="ce364"/>
          <table:table-cell table:number-columns-repeated="4" table:style-name="ce362"/>
          <table:table-cell table:style-name="ce366"/>
          <table:table-cell table:style-name="ce367"/>
          <table:table-cell table:number-columns-repeated="14" table:style-name="ce10"/>
          <table:table-cell table:number-columns-repeated="16345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1266.9000000000001" table:style-name="ce216">
            <text:p>1,267</text:p>
          </table:table-cell>
          <table:table-cell office:value-type="float" office:value="291.2" table:style-name="ce301">
            <text:p>291</text:p>
          </table:table-cell>
          <table:table-cell office:value-type="float" office:value="975.7" table:style-name="ce301">
            <text:p>976</text:p>
          </table:table-cell>
          <table:table-cell office:value-type="float" office:value="497.2" table:style-name="ce216">
            <text:p>497</text:p>
          </table:table-cell>
          <table:table-cell office:value-type="float" office:value="51.3" table:style-name="ce301">
            <text:p>51</text:p>
          </table:table-cell>
          <table:table-cell office:value-type="float" office:value="445.9" table:style-name="ce301">
            <text:p>446</text:p>
          </table:table-cell>
          <table:table-cell office:value-type="float" office:value="1822.1" table:style-name="ce302">
            <text:p>1,822</text:p>
          </table:table-cell>
          <table:table-cell table:style-name="ce301"/>
          <table:table-cell office:value-type="float" office:value="7473.8" table:style-name="ce216">
            <text:p>7,474</text:p>
          </table:table-cell>
          <table:table-cell office:value-type="float" office:value="1084.5" table:style-name="ce301">
            <text:p>1,085</text:p>
          </table:table-cell>
          <table:table-cell office:value-type="float" office:value="2378.1999999999998" table:style-name="ce301">
            <text:p>2,378</text:p>
          </table:table-cell>
          <table:table-cell office:value-type="float" office:value="4011.1" table:style-name="ce301">
            <text:p>4,011</text:p>
          </table:table-cell>
          <table:table-cell office:value-type="float" office:value="6903.1" table:style-name="ce216">
            <text:p>6,903</text:p>
          </table:table-cell>
          <table:table-cell office:value-type="float" office:value="253.6" table:style-name="ce301">
            <text:p>254</text:p>
          </table:table-cell>
          <table:table-cell office:value-type="float" office:value="468" table:style-name="ce301">
            <text:p>468</text:p>
          </table:table-cell>
          <table:table-cell office:value-type="float" office:value="6181.5" table:style-name="ce301">
            <text:p>6,182</text:p>
          </table:table-cell>
          <table:table-cell office:value-type="float" office:value="14376.9" table:style-name="ce302">
            <text:p>14,377</text:p>
          </table:table-cell>
          <table:table-cell table:style-name="ce301"/>
          <table:table-cell office:value-type="float" office:value="16199" table:style-name="ce302">
            <text:p>16,199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38.20000000000005" table:style-name="ce216">
            <text:p>638</text:p>
          </table:table-cell>
          <table:table-cell office:value-type="float" office:value="616.9" table:style-name="ce301">
            <text:p>617</text:p>
          </table:table-cell>
          <table:table-cell office:value-type="float" office:value="21.3" table:style-name="ce301">
            <text:p>21</text:p>
          </table:table-cell>
          <table:table-cell office:value-type="float" office:value="2328.6999999999998" table:style-name="ce216">
            <text:p>2,329</text:p>
          </table:table-cell>
          <table:table-cell office:value-type="float" office:value="310.3" table:style-name="ce301">
            <text:p>310</text:p>
          </table:table-cell>
          <table:table-cell office:value-type="float" office:value="2018.4" table:style-name="ce301">
            <text:p>2,018</text:p>
          </table:table-cell>
          <table:table-cell office:value-type="float" office:value="1679.1" table:style-name="ce216">
            <text:p>1,679</text:p>
          </table:table-cell>
          <table:table-cell office:value-type="float" office:value="32.200000000000003" table:style-name="ce301">
            <text:p>32</text:p>
          </table:table-cell>
          <table:table-cell office:value-type="float" office:value="1646.9" table:style-name="ce301">
            <text:p>1,647</text:p>
          </table:table-cell>
          <table:table-cell office:value-type="float" office:value="4646" table:style-name="ce302">
            <text:p>4,646</text:p>
          </table:table-cell>
          <table:table-cell table:style-name="ce301"/>
          <table:table-cell office:value-type="float" office:value="13669.8" table:style-name="ce216">
            <text:p>13,670</text:p>
          </table:table-cell>
          <table:table-cell office:value-type="float" office:value="1256.9000000000001" table:style-name="ce301">
            <text:p>1,257</text:p>
          </table:table-cell>
          <table:table-cell office:value-type="float" office:value="4461.5" table:style-name="ce301">
            <text:p>4,462</text:p>
          </table:table-cell>
          <table:table-cell office:value-type="float" office:value="7951.4" table:style-name="ce301">
            <text:p>7,951</text:p>
          </table:table-cell>
          <table:table-cell office:value-type="float" office:value="18663.8" table:style-name="ce216">
            <text:p>18,664</text:p>
          </table:table-cell>
          <table:table-cell office:value-type="float" office:value="726.7" table:style-name="ce301">
            <text:p>727</text:p>
          </table:table-cell>
          <table:table-cell office:value-type="float" office:value="1175.4000000000001" table:style-name="ce301">
            <text:p>1,175</text:p>
          </table:table-cell>
          <table:table-cell office:value-type="float" office:value="16761.7" table:style-name="ce301">
            <text:p>16,762</text:p>
          </table:table-cell>
          <table:table-cell office:value-type="float" office:value="32333.599999999999" table:style-name="ce302">
            <text:p>32,334</text:p>
          </table:table-cell>
          <table:table-cell table:style-name="ce302"/>
          <table:table-cell office:value-type="float" office:value="36979.599999999999" table:style-name="ce302">
            <text:p>36,980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83.5" table:style-name="ce216">
            <text:p>384</text:p>
          </table:table-cell>
          <table:table-cell office:value-type="float" office:value="380" table:style-name="ce301">
            <text:p>380</text:p>
          </table:table-cell>
          <table:table-cell office:value-type="float" office:value="3.5" table:style-name="ce301">
            <text:p>4</text:p>
          </table:table-cell>
          <table:table-cell office:value-type="float" office:value="2253.8000000000002" table:style-name="ce216">
            <text:p>2,254</text:p>
          </table:table-cell>
          <table:table-cell office:value-type="float" office:value="354.7" table:style-name="ce301">
            <text:p>355</text:p>
          </table:table-cell>
          <table:table-cell office:value-type="float" office:value="1899.1" table:style-name="ce301">
            <text:p>1,899</text:p>
          </table:table-cell>
          <table:table-cell office:value-type="float" office:value="1081.0999999999999" table:style-name="ce216">
            <text:p>1,081</text:p>
          </table:table-cell>
          <table:table-cell office:value-type="float" office:value="15.7" table:style-name="ce301">
            <text:p>16</text:p>
          </table:table-cell>
          <table:table-cell office:value-type="float" office:value="1065.4000000000001" table:style-name="ce301">
            <text:p>1,065</text:p>
          </table:table-cell>
          <table:table-cell office:value-type="float" office:value="3718.4" table:style-name="ce302">
            <text:p>3,718</text:p>
          </table:table-cell>
          <table:table-cell table:style-name="ce301"/>
          <table:table-cell office:value-type="float" office:value="15608.4" table:style-name="ce216">
            <text:p>15,608</text:p>
          </table:table-cell>
          <table:table-cell office:value-type="float" office:value="1467.2" table:style-name="ce301">
            <text:p>1,467</text:p>
          </table:table-cell>
          <table:table-cell office:value-type="float" office:value="4820.6000000000004" table:style-name="ce301">
            <text:p>4,821</text:p>
          </table:table-cell>
          <table:table-cell office:value-type="float" office:value="9320.6" table:style-name="ce301">
            <text:p>9,321</text:p>
          </table:table-cell>
          <table:table-cell office:value-type="float" office:value="12727.4" table:style-name="ce216">
            <text:p>12,727</text:p>
          </table:table-cell>
          <table:table-cell office:value-type="float" office:value="451.3" table:style-name="ce301">
            <text:p>451</text:p>
          </table:table-cell>
          <table:table-cell office:value-type="float" office:value="984.2" table:style-name="ce301">
            <text:p>984</text:p>
          </table:table-cell>
          <table:table-cell office:value-type="float" office:value="11291.9" table:style-name="ce301">
            <text:p>11,292</text:p>
          </table:table-cell>
          <table:table-cell office:value-type="float" office:value="28335.8" table:style-name="ce302">
            <text:p>28,336</text:p>
          </table:table-cell>
          <table:table-cell table:style-name="ce302"/>
          <table:table-cell office:value-type="float" office:value="32054.2" table:style-name="ce302">
            <text:p>32,054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5.4" table:style-name="ce216">
            <text:p>195</text:p>
          </table:table-cell>
          <table:table-cell office:value-type="float" office:value="195.4" table:style-name="ce301">
            <text:p>195</text:p>
          </table:table-cell>
          <table:table-cell office:value-type="float" office:value="0" table:style-name="ce301">
            <text:p>0</text:p>
          </table:table-cell>
          <table:table-cell office:value-type="float" office:value="3153.8" table:style-name="ce216">
            <text:p>3,154</text:p>
          </table:table-cell>
          <table:table-cell office:value-type="float" office:value="518.29999999999995" table:style-name="ce301">
            <text:p>518</text:p>
          </table:table-cell>
          <table:table-cell office:value-type="float" office:value="2635.5" table:style-name="ce301">
            <text:p>2,636</text:p>
          </table:table-cell>
          <table:table-cell office:value-type="float" office:value="706.2" table:style-name="ce216">
            <text:p>706</text:p>
          </table:table-cell>
          <table:table-cell office:value-type="float" office:value="34.700000000000003" table:style-name="ce301">
            <text:p>35</text:p>
          </table:table-cell>
          <table:table-cell office:value-type="float" office:value="671.5" table:style-name="ce301">
            <text:p>672</text:p>
          </table:table-cell>
          <table:table-cell office:value-type="float" office:value="4055.4" table:style-name="ce302">
            <text:p>4,055</text:p>
          </table:table-cell>
          <table:table-cell table:style-name="ce301"/>
          <table:table-cell office:value-type="float" office:value="18244.400000000001" table:style-name="ce216">
            <text:p>18,244</text:p>
          </table:table-cell>
          <table:table-cell office:value-type="float" office:value="1623.3" table:style-name="ce301">
            <text:p>1,623</text:p>
          </table:table-cell>
          <table:table-cell office:value-type="float" office:value="6867.9" table:style-name="ce301">
            <text:p>6,868</text:p>
          </table:table-cell>
          <table:table-cell office:value-type="float" office:value="9753.2000000000007" table:style-name="ce301">
            <text:p>9,753</text:p>
          </table:table-cell>
          <table:table-cell office:value-type="float" office:value="8989.1" table:style-name="ce216">
            <text:p>8,989</text:p>
          </table:table-cell>
          <table:table-cell office:value-type="float" office:value="387.8" table:style-name="ce301">
            <text:p>388</text:p>
          </table:table-cell>
          <table:table-cell office:value-type="float" office:value="930.6" table:style-name="ce301">
            <text:p>931</text:p>
          </table:table-cell>
          <table:table-cell office:value-type="float" office:value="7670.7" table:style-name="ce301">
            <text:p>7,671</text:p>
          </table:table-cell>
          <table:table-cell office:value-type="float" office:value="27233.5" table:style-name="ce302">
            <text:p>27,234</text:p>
          </table:table-cell>
          <table:table-cell table:style-name="ce302"/>
          <table:table-cell office:value-type="float" office:value="31288.9" table:style-name="ce302">
            <text:p>31,289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30.2" table:style-name="ce216">
            <text:p>430</text:p>
          </table:table-cell>
          <table:table-cell office:value-type="float" office:value="427" table:style-name="ce301">
            <text:p>427</text:p>
          </table:table-cell>
          <table:table-cell office:value-type="float" office:value="3.2" table:style-name="ce301">
            <text:p>3</text:p>
          </table:table-cell>
          <table:table-cell office:value-type="float" office:value="2439.8000000000002" table:style-name="ce216">
            <text:p>2,440</text:p>
          </table:table-cell>
          <table:table-cell office:value-type="float" office:value="414.8" table:style-name="ce301">
            <text:p>415</text:p>
          </table:table-cell>
          <table:table-cell office:value-type="float" office:value="2025" table:style-name="ce301">
            <text:p>2,025</text:p>
          </table:table-cell>
          <table:table-cell office:value-type="float" office:value="1090.8" table:style-name="ce216">
            <text:p>1,091</text:p>
          </table:table-cell>
          <table:table-cell office:value-type="float" office:value="41.3" table:style-name="ce301">
            <text:p>41</text:p>
          </table:table-cell>
          <table:table-cell office:value-type="float" office:value="1049.5" table:style-name="ce301">
            <text:p>1,050</text:p>
          </table:table-cell>
          <table:table-cell office:value-type="float" office:value="3960.8" table:style-name="ce302">
            <text:p>3,961</text:p>
          </table:table-cell>
          <table:table-cell table:style-name="ce301"/>
          <table:table-cell office:value-type="float" office:value="16115.3" table:style-name="ce216">
            <text:p>16,115</text:p>
          </table:table-cell>
          <table:table-cell office:value-type="float" office:value="1874.3" table:style-name="ce301">
            <text:p>1,874</text:p>
          </table:table-cell>
          <table:table-cell office:value-type="float" office:value="5871.7" table:style-name="ce301">
            <text:p>5,872</text:p>
          </table:table-cell>
          <table:table-cell office:value-type="float" office:value="8369.2999999999993" table:style-name="ce301">
            <text:p>8,369</text:p>
          </table:table-cell>
          <table:table-cell office:value-type="float" office:value="12759.2" table:style-name="ce216">
            <text:p>12,759</text:p>
          </table:table-cell>
          <table:table-cell office:value-type="float" office:value="630.70000000000005" table:style-name="ce301">
            <text:p>631</text:p>
          </table:table-cell>
          <table:table-cell office:value-type="float" office:value="1041.4000000000001" table:style-name="ce301">
            <text:p>1,041</text:p>
          </table:table-cell>
          <table:table-cell office:value-type="float" office:value="11087.1" table:style-name="ce301">
            <text:p>11,087</text:p>
          </table:table-cell>
          <table:table-cell office:value-type="float" office:value="28874.5" table:style-name="ce302">
            <text:p>28,875</text:p>
          </table:table-cell>
          <table:table-cell table:style-name="ce302"/>
          <table:table-cell office:value-type="float" office:value="32835.300000000003" table:style-name="ce302">
            <text:p>32,835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5" table:style-name="ce216">
            <text:p>265</text:p>
          </table:table-cell>
          <table:table-cell office:value-type="float" office:value="265" table:style-name="ce301">
            <text:p>265</text:p>
          </table:table-cell>
          <table:table-cell office:value-type="float" office:value="0" table:style-name="ce301">
            <text:p>0</text:p>
          </table:table-cell>
          <table:table-cell office:value-type="float" office:value="3086.4" table:style-name="ce216">
            <text:p>3,086</text:p>
          </table:table-cell>
          <table:table-cell office:value-type="float" office:value="736.5" table:style-name="ce301">
            <text:p>737</text:p>
          </table:table-cell>
          <table:table-cell office:value-type="float" office:value="2349.9" table:style-name="ce301">
            <text:p>2,350</text:p>
          </table:table-cell>
          <table:table-cell office:value-type="float" office:value="830" table:style-name="ce216">
            <text:p>830</text:p>
          </table:table-cell>
          <table:table-cell office:value-type="float" office:value="33.799999999999997" table:style-name="ce301">
            <text:p>34</text:p>
          </table:table-cell>
          <table:table-cell office:value-type="float" office:value="796.2" table:style-name="ce301">
            <text:p>796</text:p>
          </table:table-cell>
          <table:table-cell office:value-type="float" office:value="4181.3999999999996" table:style-name="ce302">
            <text:p>4,181</text:p>
          </table:table-cell>
          <table:table-cell table:style-name="ce301"/>
          <table:table-cell office:value-type="float" office:value="24548.5" table:style-name="ce216">
            <text:p>24,549</text:p>
          </table:table-cell>
          <table:table-cell office:value-type="float" office:value="2813.6" table:style-name="ce301">
            <text:p>2,814</text:p>
          </table:table-cell>
          <table:table-cell office:value-type="float" office:value="8568.7000000000007" table:style-name="ce301">
            <text:p>8,569</text:p>
          </table:table-cell>
          <table:table-cell office:value-type="float" office:value="13166.2" table:style-name="ce301">
            <text:p>13,166</text:p>
          </table:table-cell>
          <table:table-cell office:value-type="float" office:value="10877.7" table:style-name="ce216">
            <text:p>10,878</text:p>
          </table:table-cell>
          <table:table-cell office:value-type="float" office:value="426.8" table:style-name="ce301">
            <text:p>427</text:p>
          </table:table-cell>
          <table:table-cell office:value-type="float" office:value="1250.3" table:style-name="ce301">
            <text:p>1,250</text:p>
          </table:table-cell>
          <table:table-cell office:value-type="float" office:value="9200.6" table:style-name="ce301">
            <text:p>9,201</text:p>
          </table:table-cell>
          <table:table-cell office:value-type="float" office:value="35426.199999999997" table:style-name="ce302">
            <text:p>35,426</text:p>
          </table:table-cell>
          <table:table-cell table:style-name="ce302"/>
          <table:table-cell office:value-type="float" office:value="39607.599999999999" table:style-name="ce302">
            <text:p>39,608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216">
            <text:p>62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301">
            <text:p>62</text:p>
          </table:table-cell>
          <table:table-cell office:value-type="float" office:value="1659.4" table:style-name="ce216">
            <text:p>1,659</text:p>
          </table:table-cell>
          <table:table-cell office:value-type="float" office:value="0" table:style-name="ce301">
            <text:p>0</text:p>
          </table:table-cell>
          <table:table-cell office:value-type="float" office:value="1659.4" table:style-name="ce301">
            <text:p>1,659</text:p>
          </table:table-cell>
          <table:table-cell office:value-type="float" office:value="1781" table:style-name="ce302">
            <text:p>1,781</text:p>
          </table:table-cell>
          <table:table-cell table:style-name="ce301"/>
          <table:table-cell office:value-type="float" office:value="291" table:style-name="ce216">
            <text:p>291</text:p>
          </table:table-cell>
          <table:table-cell office:value-type="float" office:value="28.6" table:style-name="ce301">
            <text:p>29</text:p>
          </table:table-cell>
          <table:table-cell office:value-type="float" office:value="70.8" table:style-name="ce301">
            <text:p>71</text:p>
          </table:table-cell>
          <table:table-cell office:value-type="float" office:value="191.6" table:style-name="ce301">
            <text:p>192</text:p>
          </table:table-cell>
          <table:table-cell office:value-type="float" office:value="12728.6" table:style-name="ce216">
            <text:p>12,729</text:p>
          </table:table-cell>
          <table:table-cell office:value-type="float" office:value="479.6" table:style-name="ce301">
            <text:p>480</text:p>
          </table:table-cell>
          <table:table-cell office:value-type="float" office:value="787.5" table:style-name="ce301">
            <text:p>788</text:p>
          </table:table-cell>
          <table:table-cell office:value-type="float" office:value="11461.5" table:style-name="ce301">
            <text:p>11,462</text:p>
          </table:table-cell>
          <table:table-cell office:value-type="float" office:value="13019.6" table:style-name="ce302">
            <text:p>13,020</text:p>
          </table:table-cell>
          <table:table-cell table:style-name="ce302"/>
          <table:table-cell office:value-type="float" office:value="14800.6" table:style-name="ce302">
            <text:p>14,801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4.6" table:style-name="ce216">
            <text:p>655</text:p>
          </table:table-cell>
          <table:table-cell office:value-type="float" office:value="644" table:style-name="ce301">
            <text:p>644</text:p>
          </table:table-cell>
          <table:table-cell office:value-type="float" office:value="10.6" table:style-name="ce301">
            <text:p>11</text:p>
          </table:table-cell>
          <table:table-cell office:value-type="float" office:value="3775" table:style-name="ce216">
            <text:p>3,775</text:p>
          </table:table-cell>
          <table:table-cell office:value-type="float" office:value="626.1" table:style-name="ce301">
            <text:p>626</text:p>
          </table:table-cell>
          <table:table-cell office:value-type="float" office:value="3148.9" table:style-name="ce301">
            <text:p>3,149</text:p>
          </table:table-cell>
          <table:table-cell office:value-type="float" office:value="1455.6" table:style-name="ce216">
            <text:p>1,456</text:p>
          </table:table-cell>
          <table:table-cell office:value-type="float" office:value="44.8" table:style-name="ce301">
            <text:p>45</text:p>
          </table:table-cell>
          <table:table-cell office:value-type="float" office:value="1410.8" table:style-name="ce301">
            <text:p>1,411</text:p>
          </table:table-cell>
          <table:table-cell office:value-type="float" office:value="5885.2" table:style-name="ce302">
            <text:p>5,885</text:p>
          </table:table-cell>
          <table:table-cell table:style-name="ce301"/>
          <table:table-cell office:value-type="float" office:value="22862.1" table:style-name="ce216">
            <text:p>22,862</text:p>
          </table:table-cell>
          <table:table-cell office:value-type="float" office:value="2275.9" table:style-name="ce301">
            <text:p>2,276</text:p>
          </table:table-cell>
          <table:table-cell office:value-type="float" office:value="7698.8" table:style-name="ce301">
            <text:p>7,699</text:p>
          </table:table-cell>
          <table:table-cell office:value-type="float" office:value="12887.4" table:style-name="ce301">
            <text:p>12,887</text:p>
          </table:table-cell>
          <table:table-cell office:value-type="float" office:value="18737" table:style-name="ce216">
            <text:p>18,737</text:p>
          </table:table-cell>
          <table:table-cell office:value-type="float" office:value="798.5" table:style-name="ce301">
            <text:p>799</text:p>
          </table:table-cell>
          <table:table-cell office:value-type="float" office:value="2022.6" table:style-name="ce301">
            <text:p>2,023</text:p>
          </table:table-cell>
          <table:table-cell office:value-type="float" office:value="15915.9" table:style-name="ce301">
            <text:p>15,916</text:p>
          </table:table-cell>
          <table:table-cell office:value-type="float" office:value="41599.1" table:style-name="ce302">
            <text:p>41,599</text:p>
          </table:table-cell>
          <table:table-cell table:style-name="ce302"/>
          <table:table-cell office:value-type="float" office:value="47484.3" table:style-name="ce302">
            <text:p>47,484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4242.8" table:style-name="ce216">
            <text:p>4,243</text:p>
          </table:table-cell>
          <table:table-cell office:value-type="float" office:value="710.4" table:style-name="ce301">
            <text:p>710</text:p>
          </table:table-cell>
          <table:table-cell office:value-type="float" office:value="3532.4" table:style-name="ce301">
            <text:p>3,532</text:p>
          </table:table-cell>
          <table:table-cell office:value-type="float" office:value="709.6" table:style-name="ce216">
            <text:p>710</text:p>
          </table:table-cell>
          <table:table-cell office:value-type="float" office:value="27.5" table:style-name="ce301">
            <text:p>28</text:p>
          </table:table-cell>
          <table:table-cell office:value-type="float" office:value="682.1" table:style-name="ce301">
            <text:p>682</text:p>
          </table:table-cell>
          <table:table-cell office:value-type="float" office:value="5279.2" table:style-name="ce302">
            <text:p>5,279</text:p>
          </table:table-cell>
          <table:table-cell table:style-name="ce301"/>
          <table:table-cell office:value-type="float" office:value="34377.199999999997" table:style-name="ce216">
            <text:p>34,377</text:p>
          </table:table-cell>
          <table:table-cell office:value-type="float" office:value="2813.5" table:style-name="ce301">
            <text:p>2,814</text:p>
          </table:table-cell>
          <table:table-cell office:value-type="float" office:value="13773.7" table:style-name="ce301">
            <text:p>13,774</text:p>
          </table:table-cell>
          <table:table-cell office:value-type="float" office:value="17790" table:style-name="ce301">
            <text:p>17,790</text:p>
          </table:table-cell>
          <table:table-cell office:value-type="float" office:value="10281.4" table:style-name="ce216">
            <text:p>10,281</text:p>
          </table:table-cell>
          <table:table-cell office:value-type="float" office:value="450.6" table:style-name="ce301">
            <text:p>451</text:p>
          </table:table-cell>
          <table:table-cell office:value-type="float" office:value="1181.3" table:style-name="ce301">
            <text:p>1,181</text:p>
          </table:table-cell>
          <table:table-cell office:value-type="float" office:value="8649.5" table:style-name="ce301">
            <text:p>8,650</text:p>
          </table:table-cell>
          <table:table-cell office:value-type="float" office:value="44658.6" table:style-name="ce302">
            <text:p>44,659</text:p>
          </table:table-cell>
          <table:table-cell table:style-name="ce302"/>
          <table:table-cell office:value-type="float" office:value="49937.8" table:style-name="ce302">
            <text:p>49,938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3011.8" table:style-name="ce368">
            <text:p>3,012</text:p>
          </table:table-cell>
          <table:table-cell office:value-type="float" office:value="2970.8" table:style-name="ce306">
            <text:p>2,971</text:p>
          </table:table-cell>
          <table:table-cell office:value-type="float" office:value="41" table:style-name="ce306">
            <text:p>41</text:p>
          </table:table-cell>
          <table:table-cell office:value-type="float" office:value="22608.7" table:style-name="ce368">
            <text:p>22,609</text:p>
          </table:table-cell>
          <table:table-cell office:value-type="float" office:value="3962.3" table:style-name="ce306">
            <text:p>3,962</text:p>
          </table:table-cell>
          <table:table-cell office:value-type="float" office:value="18646.400000000001" table:style-name="ce306">
            <text:p>18,646</text:p>
          </table:table-cell>
          <table:table-cell office:value-type="float" office:value="9709" table:style-name="ce368">
            <text:p>9,709</text:p>
          </table:table-cell>
          <table:table-cell office:value-type="float" office:value="281.3" table:style-name="ce306">
            <text:p>281</text:p>
          </table:table-cell>
          <table:table-cell office:value-type="float" office:value="9427.7000000000007" table:style-name="ce306">
            <text:p>9,428</text:p>
          </table:table-cell>
          <table:table-cell office:value-type="float" office:value="35329.5" table:style-name="ce302">
            <text:p>35,330</text:p>
          </table:table-cell>
          <table:table-cell table:style-name="ce306"/>
          <table:table-cell office:value-type="float" office:value="153190.5" table:style-name="ce368">
            <text:p>153,191</text:p>
          </table:table-cell>
          <table:table-cell office:value-type="float" office:value="15237.8" table:style-name="ce306">
            <text:p>15,238</text:p>
          </table:table-cell>
          <table:table-cell office:value-type="float" office:value="54511.9" table:style-name="ce306">
            <text:p>54,512</text:p>
          </table:table-cell>
          <table:table-cell office:value-type="float" office:value="83440.800000000003" table:style-name="ce306">
            <text:p>83,441</text:p>
          </table:table-cell>
          <table:table-cell office:value-type="float" office:value="112667.3" table:style-name="ce368">
            <text:p>112,667</text:p>
          </table:table-cell>
          <table:table-cell office:value-type="float" office:value="4605.6000000000004" table:style-name="ce306">
            <text:p>4,606</text:p>
          </table:table-cell>
          <table:table-cell office:value-type="float" office:value="9841.2999999999993" table:style-name="ce306">
            <text:p>9,841</text:p>
          </table:table-cell>
          <table:table-cell office:value-type="float" office:value="98220.4" table:style-name="ce306">
            <text:p>98,220</text:p>
          </table:table-cell>
          <table:table-cell office:value-type="float" office:value="265857.8" table:style-name="ce302">
            <text:p>265,858</text:p>
          </table:table-cell>
          <table:table-cell table:style-name="ce302"/>
          <table:table-cell office:value-type="float" office:value="301187.3" table:style-name="ce302">
            <text:p>301,187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3649.4" table:style-name="ce216">
            <text:p>3,649</text:p>
          </table:table-cell>
          <table:table-cell office:value-type="float" office:value="1498.6" table:style-name="ce301">
            <text:p>1,499</text:p>
          </table:table-cell>
          <table:table-cell office:value-type="float" office:value="2150.8000000000002" table:style-name="ce301">
            <text:p>2,151</text:p>
          </table:table-cell>
          <table:table-cell office:value-type="float" office:value="514.70000000000005" table:style-name="ce216">
            <text:p>515</text:p>
          </table:table-cell>
          <table:table-cell office:value-type="float" office:value="48" table:style-name="ce301">
            <text:p>48</text:p>
          </table:table-cell>
          <table:table-cell office:value-type="float" office:value="466.7" table:style-name="ce301">
            <text:p>467</text:p>
          </table:table-cell>
          <table:table-cell office:value-type="float" office:value="4305.3999999999996" table:style-name="ce302">
            <text:p>4,305</text:p>
          </table:table-cell>
          <table:table-cell table:style-name="ce301"/>
          <table:table-cell office:value-type="float" office:value="22697" table:style-name="ce216">
            <text:p>22,697</text:p>
          </table:table-cell>
          <table:table-cell office:value-type="float" office:value="2617.6" table:style-name="ce301">
            <text:p>2,618</text:p>
          </table:table-cell>
          <table:table-cell office:value-type="float" office:value="9160.1" table:style-name="ce301">
            <text:p>9,160</text:p>
          </table:table-cell>
          <table:table-cell office:value-type="float" office:value="10919.3" table:style-name="ce301">
            <text:p>10,919</text:p>
          </table:table-cell>
          <table:table-cell office:value-type="float" office:value="6849" table:style-name="ce216">
            <text:p>6,849</text:p>
          </table:table-cell>
          <table:table-cell office:value-type="float" office:value="372" table:style-name="ce301">
            <text:p>372</text:p>
          </table:table-cell>
          <table:table-cell office:value-type="float" office:value="632.9" table:style-name="ce301">
            <text:p>633</text:p>
          </table:table-cell>
          <table:table-cell office:value-type="float" office:value="5844.1" table:style-name="ce301">
            <text:p>5,844</text:p>
          </table:table-cell>
          <table:table-cell office:value-type="float" office:value="29546" table:style-name="ce302">
            <text:p>29,546</text:p>
          </table:table-cell>
          <table:table-cell table:style-name="ce302"/>
          <table:table-cell office:value-type="float" office:value="33851.4" table:style-name="ce302">
            <text:p>33,851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406.6" table:style-name="ce216">
            <text:p>407</text:p>
          </table:table-cell>
          <table:table-cell office:value-type="float" office:value="406.6" table:style-name="ce301">
            <text:p>407</text:p>
          </table:table-cell>
          <table:table-cell office:value-type="float" office:value="0" table:style-name="ce301">
            <text:p>0</text:p>
          </table:table-cell>
          <table:table-cell office:value-type="float" office:value="9380.6" table:style-name="ce216">
            <text:p>9,381</text:p>
          </table:table-cell>
          <table:table-cell office:value-type="float" office:value="2718.2" table:style-name="ce301">
            <text:p>2,718</text:p>
          </table:table-cell>
          <table:table-cell office:value-type="float" office:value="6662.4" table:style-name="ce301">
            <text:p>6,662</text:p>
          </table:table-cell>
          <table:table-cell office:value-type="float" office:value="907.1" table:style-name="ce216">
            <text:p>907</text:p>
          </table:table-cell>
          <table:table-cell office:value-type="float" office:value="87.8" table:style-name="ce301">
            <text:p>88</text:p>
          </table:table-cell>
          <table:table-cell office:value-type="float" office:value="819.3" table:style-name="ce301">
            <text:p>819</text:p>
          </table:table-cell>
          <table:table-cell office:value-type="float" office:value="10694.3" table:style-name="ce302">
            <text:p>10,694</text:p>
          </table:table-cell>
          <table:table-cell table:style-name="ce301"/>
          <table:table-cell office:value-type="float" office:value="36992" table:style-name="ce216">
            <text:p>36,992</text:p>
          </table:table-cell>
          <table:table-cell office:value-type="float" office:value="6807.4" table:style-name="ce301">
            <text:p>6,807</text:p>
          </table:table-cell>
          <table:table-cell office:value-type="float" office:value="9898.9" table:style-name="ce301">
            <text:p>9,899</text:p>
          </table:table-cell>
          <table:table-cell office:value-type="float" office:value="20285.7" table:style-name="ce301">
            <text:p>20,286</text:p>
          </table:table-cell>
          <table:table-cell office:value-type="float" office:value="11703.2" table:style-name="ce216">
            <text:p>11,703</text:p>
          </table:table-cell>
          <table:table-cell office:value-type="float" office:value="500.9" table:style-name="ce301">
            <text:p>501</text:p>
          </table:table-cell>
          <table:table-cell office:value-type="float" office:value="767.8" table:style-name="ce301">
            <text:p>768</text:p>
          </table:table-cell>
          <table:table-cell office:value-type="float" office:value="10434.5" table:style-name="ce301">
            <text:p>10,435</text:p>
          </table:table-cell>
          <table:table-cell office:value-type="float" office:value="48695.199999999997" table:style-name="ce302">
            <text:p>48,695</text:p>
          </table:table-cell>
          <table:table-cell table:style-name="ce302"/>
          <table:table-cell office:value-type="float" office:value="59389.5" table:style-name="ce302">
            <text:p>59,390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K03000001</text:p>
          </table:table-cell>
          <table:table-cell office:value-type="string" table:style-name="ce354">
            <text:p>Great Britain</text:p>
          </table:table-cell>
          <table:table-cell table:style-name="ce354"/>
          <table:table-cell office:value-type="float" office:value="3559.7" table:style-name="ce368">
            <text:p>3,560</text:p>
          </table:table-cell>
          <table:table-cell office:value-type="float" office:value="3518.7" table:style-name="ce370">
            <text:p>3,519</text:p>
          </table:table-cell>
          <table:table-cell office:value-type="float" office:value="41" table:style-name="ce370">
            <text:p>41</text:p>
          </table:table-cell>
          <table:table-cell office:value-type="float" office:value="35638.699999999997" table:style-name="ce368">
            <text:p>35,639</text:p>
          </table:table-cell>
          <table:table-cell office:value-type="float" office:value="8179.1" table:style-name="ce370">
            <text:p>8,179</text:p>
          </table:table-cell>
          <table:table-cell office:value-type="float" office:value="27459.599999999999" table:style-name="ce370">
            <text:p>27,460</text:p>
          </table:table-cell>
          <table:table-cell office:value-type="float" office:value="11130.8" table:style-name="ce368">
            <text:p>11,131</text:p>
          </table:table-cell>
          <table:table-cell office:value-type="float" office:value="417.1" table:style-name="ce370">
            <text:p>417</text:p>
          </table:table-cell>
          <table:table-cell office:value-type="float" office:value="10713.7" table:style-name="ce370">
            <text:p>10,714</text:p>
          </table:table-cell>
          <table:table-cell office:value-type="float" office:value="50329.2" table:style-name="ce302">
            <text:p>50,329</text:p>
          </table:table-cell>
          <table:table-cell table:style-name="ce370"/>
          <table:table-cell office:value-type="float" office:value="212879.5" table:style-name="ce368">
            <text:p>212,880</text:p>
          </table:table-cell>
          <table:table-cell office:value-type="float" office:value="24662.799999999999" table:style-name="ce370">
            <text:p>24,663</text:p>
          </table:table-cell>
          <table:table-cell office:value-type="float" office:value="73570.899999999994" table:style-name="ce370">
            <text:p>73,571</text:p>
          </table:table-cell>
          <table:table-cell office:value-type="float" office:value="114645.8" table:style-name="ce370">
            <text:p>114,646</text:p>
          </table:table-cell>
          <table:table-cell office:value-type="float" office:value="131219.5" table:style-name="ce368">
            <text:p>131,220</text:p>
          </table:table-cell>
          <table:table-cell office:value-type="float" office:value="5478.5" table:style-name="ce370">
            <text:p>5,479</text:p>
          </table:table-cell>
          <table:table-cell office:value-type="float" office:value="11242" table:style-name="ce370">
            <text:p>11,242</text:p>
          </table:table-cell>
          <table:table-cell office:value-type="float" office:value="114499" table:style-name="ce370">
            <text:p>114,499</text:p>
          </table:table-cell>
          <table:table-cell office:value-type="float" office:value="344099" table:style-name="ce342">
            <text:p>344,099</text:p>
          </table:table-cell>
          <table:table-cell table:style-name="ce342"/>
          <table:table-cell office:value-type="float" office:value="394428.2" table:style-name="ce342">
            <text:p>394,428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8">
          <table:table-cell table:style-name="ce371"/>
          <table:table-cell office:value-type="string" table:style-name="ce372">
            <text:p>(b) Length which is major road dual carriageway</text:p>
          </table:table-cell>
          <table:table-cell table:style-name="ce373"/>
          <table:table-cell table:style-name="ce374"/>
          <table:table-cell table:number-columns-repeated="2" table:style-name="ce375"/>
          <table:table-cell table:style-name="ce374"/>
          <table:table-cell table:number-columns-repeated="2" table:style-name="ce376"/>
          <table:table-cell table:style-name="ce374"/>
          <table:table-cell table:number-columns-repeated="4" table:style-name="ce376"/>
          <table:table-cell table:style-name="ce374"/>
          <table:table-cell table:number-columns-repeated="3" table:style-name="ce377"/>
          <table:table-cell table:style-name="ce374"/>
          <table:table-cell table:number-columns-repeated="4" table:style-name="ce377"/>
          <table:table-cell table:style-name="ce376"/>
          <table:table-cell table:style-name="ce378"/>
          <table:table-cell table:number-columns-repeated="14" table:style-name="ce10"/>
          <table:table-cell table:number-columns-repeated="16345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312.39999999999998" table:style-name="ce216">
            <text:p>312</text:p>
          </table:table-cell>
          <table:table-cell office:value-type="float" office:value="186.7" table:style-name="ce301">
            <text:p>187</text:p>
          </table:table-cell>
          <table:table-cell office:value-type="float" office:value="125.7" table:style-name="ce301">
            <text:p>126</text:p>
          </table:table-cell>
          <table:table-cell office:value-type="float" office:value="166.9" table:style-name="ce216">
            <text:p>167</text:p>
          </table:table-cell>
          <table:table-cell office:value-type="float" office:value="38.4" table:style-name="ce301">
            <text:p>38</text:p>
          </table:table-cell>
          <table:table-cell office:value-type="float" office:value="128.5" table:style-name="ce301">
            <text:p>129</text:p>
          </table:table-cell>
          <table:table-cell office:value-type="float" office:value="537.29999999999995" table:style-name="ce302">
            <text:p>537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1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37.29999999999995" table:style-name="ce216">
            <text:p>637</text:p>
          </table:table-cell>
          <table:table-cell office:value-type="float" office:value="616.5" table:style-name="ce301">
            <text:p>617</text:p>
          </table:table-cell>
          <table:table-cell office:value-type="float" office:value="20.8" table:style-name="ce301">
            <text:p>21</text:p>
          </table:table-cell>
          <table:table-cell office:value-type="float" office:value="303.14999999999998" table:style-name="ce216">
            <text:p>303</text:p>
          </table:table-cell>
          <table:table-cell office:value-type="float" office:value="110.8" table:style-name="ce301">
            <text:p>111</text:p>
          </table:table-cell>
          <table:table-cell office:value-type="float" office:value="192.35" table:style-name="ce301">
            <text:p>192</text:p>
          </table:table-cell>
          <table:table-cell office:value-type="float" office:value="416.68" table:style-name="ce216">
            <text:p>417</text:p>
          </table:table-cell>
          <table:table-cell office:value-type="float" office:value="13.5" table:style-name="ce301">
            <text:p>14</text:p>
          </table:table-cell>
          <table:table-cell office:value-type="float" office:value="403.18" table:style-name="ce301">
            <text:p>403</text:p>
          </table:table-cell>
          <table:table-cell office:value-type="float" office:value="1357.13" table:style-name="ce302">
            <text:p>1,357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72" table:style-name="ce216">
            <text:p>372</text:p>
          </table:table-cell>
          <table:table-cell office:value-type="float" office:value="368.5" table:style-name="ce301">
            <text:p>369</text:p>
          </table:table-cell>
          <table:table-cell office:value-type="float" office:value="3.5" table:style-name="ce301">
            <text:p>4</text:p>
          </table:table-cell>
          <table:table-cell office:value-type="float" office:value="294.35599999999999" table:style-name="ce216">
            <text:p>294</text:p>
          </table:table-cell>
          <table:table-cell office:value-type="float" office:value="195.2" table:style-name="ce301">
            <text:p>195</text:p>
          </table:table-cell>
          <table:table-cell office:value-type="float" office:value="99.156000000000006" table:style-name="ce301">
            <text:p>99</text:p>
          </table:table-cell>
          <table:table-cell office:value-type="float" office:value="298.77999999999997" table:style-name="ce216">
            <text:p>299</text:p>
          </table:table-cell>
          <table:table-cell office:value-type="float" office:value="10.7" table:style-name="ce301">
            <text:p>11</text:p>
          </table:table-cell>
          <table:table-cell office:value-type="float" office:value="288.08" table:style-name="ce301">
            <text:p>288</text:p>
          </table:table-cell>
          <table:table-cell office:value-type="float" office:value="965.13599999999997" table:style-name="ce302">
            <text:p>96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3.7" table:style-name="ce216">
            <text:p>194</text:p>
          </table:table-cell>
          <table:table-cell office:value-type="float" office:value="193.7" table:style-name="ce301">
            <text:p>194</text:p>
          </table:table-cell>
          <table:table-cell office:value-type="float" office:value="0" table:style-name="ce301">
            <text:p>0</text:p>
          </table:table-cell>
          <table:table-cell office:value-type="float" office:value="506.62" table:style-name="ce216">
            <text:p>507</text:p>
          </table:table-cell>
          <table:table-cell office:value-type="float" office:value="311.89999999999998" table:style-name="ce301">
            <text:p>312</text:p>
          </table:table-cell>
          <table:table-cell office:value-type="float" office:value="194.72" table:style-name="ce301">
            <text:p>195</text:p>
          </table:table-cell>
          <table:table-cell office:value-type="float" office:value="164.15" table:style-name="ce216">
            <text:p>164</text:p>
          </table:table-cell>
          <table:table-cell office:value-type="float" office:value="29" table:style-name="ce301">
            <text:p>29</text:p>
          </table:table-cell>
          <table:table-cell office:value-type="float" office:value="135.15" table:style-name="ce301">
            <text:p>135</text:p>
          </table:table-cell>
          <table:table-cell office:value-type="float" office:value="864.47" table:style-name="ce302">
            <text:p>86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12.4" table:style-name="ce216">
            <text:p>412</text:p>
          </table:table-cell>
          <table:table-cell office:value-type="float" office:value="409.2" table:style-name="ce301">
            <text:p>409</text:p>
          </table:table-cell>
          <table:table-cell office:value-type="float" office:value="3.2" table:style-name="ce301">
            <text:p>3</text:p>
          </table:table-cell>
          <table:table-cell office:value-type="float" office:value="342.35" table:style-name="ce216">
            <text:p>342</text:p>
          </table:table-cell>
          <table:table-cell office:value-type="float" office:value="180.7" table:style-name="ce301">
            <text:p>181</text:p>
          </table:table-cell>
          <table:table-cell office:value-type="float" office:value="161.65" table:style-name="ce301">
            <text:p>162</text:p>
          </table:table-cell>
          <table:table-cell office:value-type="float" office:value="360.42" table:style-name="ce216">
            <text:p>360</text:p>
          </table:table-cell>
          <table:table-cell office:value-type="float" office:value="31" table:style-name="ce301">
            <text:p>31</text:p>
          </table:table-cell>
          <table:table-cell office:value-type="float" office:value="329.42" table:style-name="ce301">
            <text:p>329</text:p>
          </table:table-cell>
          <table:table-cell office:value-type="float" office:value="1115.17" table:style-name="ce302">
            <text:p>1,11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5" table:style-name="ce216">
            <text:p>265</text:p>
          </table:table-cell>
          <table:table-cell office:value-type="float" office:value="265" table:style-name="ce301">
            <text:p>265</text:p>
          </table:table-cell>
          <table:table-cell office:value-type="float" office:value="0" table:style-name="ce301">
            <text:p>0</text:p>
          </table:table-cell>
          <table:table-cell office:value-type="float" office:value="841.875" table:style-name="ce216">
            <text:p>842</text:p>
          </table:table-cell>
          <table:table-cell office:value-type="float" office:value="535.31500000000005" table:style-name="ce301">
            <text:p>535</text:p>
          </table:table-cell>
          <table:table-cell office:value-type="float" office:value="306.56" table:style-name="ce301">
            <text:p>307</text:p>
          </table:table-cell>
          <table:table-cell office:value-type="float" office:value="184.755" table:style-name="ce216">
            <text:p>185</text:p>
          </table:table-cell>
          <table:table-cell office:value-type="float" office:value="23.5" table:style-name="ce301">
            <text:p>24</text:p>
          </table:table-cell>
          <table:table-cell office:value-type="float" office:value="161.255" table:style-name="ce301">
            <text:p>161</text:p>
          </table:table-cell>
          <table:table-cell office:value-type="float" office:value="1291.6300000000001" table:style-name="ce302">
            <text:p>1,292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216">
            <text:p>23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301">
            <text:p>23</text:p>
          </table:table-cell>
          <table:table-cell office:value-type="float" office:value="411.95" table:style-name="ce216">
            <text:p>412</text:p>
          </table:table-cell>
          <table:table-cell office:value-type="float" office:value="0" table:style-name="ce301">
            <text:p>0</text:p>
          </table:table-cell>
          <table:table-cell office:value-type="float" office:value="411.95" table:style-name="ce301">
            <text:p>412</text:p>
          </table:table-cell>
          <table:table-cell office:value-type="float" office:value="495.35" table:style-name="ce302">
            <text:p>49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3.1" table:style-name="ce216">
            <text:p>653</text:p>
          </table:table-cell>
          <table:table-cell office:value-type="float" office:value="642.5" table:style-name="ce301">
            <text:p>643</text:p>
          </table:table-cell>
          <table:table-cell office:value-type="float" office:value="10.6" table:style-name="ce301">
            <text:p>11</text:p>
          </table:table-cell>
          <table:table-cell office:value-type="float" office:value="893.71" table:style-name="ce216">
            <text:p>894</text:p>
          </table:table-cell>
          <table:table-cell office:value-type="float" office:value="474.3" table:style-name="ce301">
            <text:p>474</text:p>
          </table:table-cell>
          <table:table-cell office:value-type="float" office:value="419.41" table:style-name="ce301">
            <text:p>419</text:p>
          </table:table-cell>
          <table:table-cell office:value-type="float" office:value="367.5" table:style-name="ce216">
            <text:p>368</text:p>
          </table:table-cell>
          <table:table-cell office:value-type="float" office:value="29.7" table:style-name="ce301">
            <text:p>30</text:p>
          </table:table-cell>
          <table:table-cell office:value-type="float" office:value="337.8" table:style-name="ce301">
            <text:p>338</text:p>
          </table:table-cell>
          <table:table-cell office:value-type="float" office:value="1914.31" table:style-name="ce302">
            <text:p>1,91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546.08000000000004" table:style-name="ce216">
            <text:p>546</text:p>
          </table:table-cell>
          <table:table-cell office:value-type="float" office:value="399.5" table:style-name="ce301">
            <text:p>400</text:p>
          </table:table-cell>
          <table:table-cell office:value-type="float" office:value="146.58000000000001" table:style-name="ce301">
            <text:p>147</text:p>
          </table:table-cell>
          <table:table-cell office:value-type="float" office:value="181.535" table:style-name="ce216">
            <text:p>182</text:p>
          </table:table-cell>
          <table:table-cell office:value-type="float" office:value="17.5" table:style-name="ce301">
            <text:p>18</text:p>
          </table:table-cell>
          <table:table-cell office:value-type="float" office:value="164.035" table:style-name="ce301">
            <text:p>164</text:p>
          </table:table-cell>
          <table:table-cell office:value-type="float" office:value="1054.415" table:style-name="ce302">
            <text:p>1,05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2978.4" table:style-name="ce368">
            <text:p>2,978</text:p>
          </table:table-cell>
          <table:table-cell office:value-type="float" office:value="2937.9" table:style-name="ce306">
            <text:p>2,938</text:p>
          </table:table-cell>
          <table:table-cell office:value-type="float" office:value="40.5" table:style-name="ce306">
            <text:p>41</text:p>
          </table:table-cell>
          <table:table-cell office:value-type="float" office:value="4063.8409999999999" table:style-name="ce368">
            <text:p>4,064</text:p>
          </table:table-cell>
          <table:table-cell office:value-type="float" office:value="2394.415" table:style-name="ce306">
            <text:p>2,394</text:p>
          </table:table-cell>
          <table:table-cell office:value-type="float" office:value="1669.4259999999999" table:style-name="ce306">
            <text:p>1,669</text:p>
          </table:table-cell>
          <table:table-cell office:value-type="float" office:value="2552.67" table:style-name="ce368">
            <text:p>2,553</text:p>
          </table:table-cell>
          <table:table-cell office:value-type="float" office:value="193.3" table:style-name="ce306">
            <text:p>193</text:p>
          </table:table-cell>
          <table:table-cell office:value-type="float" office:value="2359.37" table:style-name="ce306">
            <text:p>2,359</text:p>
          </table:table-cell>
          <table:table-cell office:value-type="float" office:value="9594.9110000000001" table:style-name="ce302">
            <text:p>9,595</text:p>
          </table:table-cell>
          <table:table-cell table:style-name="ce306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425.8" table:style-name="ce216">
            <text:p>426</text:p>
          </table:table-cell>
          <table:table-cell office:value-type="float" office:value="328.8" table:style-name="ce301">
            <text:p>329</text:p>
          </table:table-cell>
          <table:table-cell office:value-type="float" office:value="97" table:style-name="ce301">
            <text:p>97</text:p>
          </table:table-cell>
          <table:table-cell office:value-type="float" office:value="123" table:style-name="ce216">
            <text:p>123</text:p>
          </table:table-cell>
          <table:table-cell office:value-type="float" office:value="18.7" table:style-name="ce301">
            <text:p>19</text:p>
          </table:table-cell>
          <table:table-cell office:value-type="float" office:value="104.3" table:style-name="ce301">
            <text:p>104</text:p>
          </table:table-cell>
          <table:table-cell office:value-type="float" office:value="690.1" table:style-name="ce302">
            <text:p>690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384.9" table:style-name="ce216">
            <text:p>385</text:p>
          </table:table-cell>
          <table:table-cell office:value-type="float" office:value="384.9" table:style-name="ce301">
            <text:p>385</text:p>
          </table:table-cell>
          <table:table-cell office:value-type="float" office:value="0" table:style-name="ce301">
            <text:p>0</text:p>
          </table:table-cell>
          <table:table-cell office:value-type="float" office:value="547.70000000000005" table:style-name="ce216">
            <text:p>548</text:p>
          </table:table-cell>
          <table:table-cell office:value-type="float" office:value="455.7" table:style-name="ce301">
            <text:p>456</text:p>
          </table:table-cell>
          <table:table-cell office:value-type="float" office:value="92" table:style-name="ce301">
            <text:p>92</text:p>
          </table:table-cell>
          <table:table-cell office:value-type="float" office:value="234.68" table:style-name="ce216">
            <text:p>235</text:p>
          </table:table-cell>
          <table:table-cell office:value-type="float" office:value="49.7" table:style-name="ce301">
            <text:p>50</text:p>
          </table:table-cell>
          <table:table-cell office:value-type="float" office:value="184.98" table:style-name="ce301">
            <text:p>185</text:p>
          </table:table-cell>
          <table:table-cell office:value-type="float" office:value="1167.28" table:style-name="ce302">
            <text:p>1,167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9">
          <table:table-cell office:value-type="string" table:style-name="ce382">
            <text:p>K03000001</text:p>
          </table:table-cell>
          <table:table-cell office:value-type="string" table:style-name="ce383">
            <text:p>Great Britain</text:p>
          </table:table-cell>
          <table:table-cell table:style-name="ce383"/>
          <table:table-cell office:value-type="float" office:value="3504.6" table:style-name="ce384">
            <text:p>3,505</text:p>
          </table:table-cell>
          <table:table-cell office:value-type="float" office:value="3464.1" table:style-name="ce401">
            <text:p>3,464</text:p>
          </table:table-cell>
          <table:table-cell office:value-type="float" office:value="40.5" table:style-name="ce401">
            <text:p>41</text:p>
          </table:table-cell>
          <table:table-cell office:value-type="float" office:value="5037.3410000000003" table:style-name="ce384">
            <text:p>5,037</text:p>
          </table:table-cell>
          <table:table-cell office:value-type="float" office:value="3178.915" table:style-name="ce401">
            <text:p>3,179</text:p>
          </table:table-cell>
          <table:table-cell office:value-type="float" office:value="1858.4259999999999" table:style-name="ce401">
            <text:p>1,858</text:p>
          </table:table-cell>
          <table:table-cell office:value-type="float" office:value="2910.35" table:style-name="ce384">
            <text:p>2,910</text:p>
          </table:table-cell>
          <table:table-cell office:value-type="float" office:value="261.7" table:style-name="ce401">
            <text:p>262</text:p>
          </table:table-cell>
          <table:table-cell office:value-type="float" office:value="2648.65" table:style-name="ce401">
            <text:p>2,649</text:p>
          </table:table-cell>
          <table:table-cell office:value-type="float" office:value="11452.290999999999" table:style-name="ce402">
            <text:p>11,452</text:p>
          </table:table-cell>
          <table:table-cell table:style-name="ce401"/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table:style-name="ce382"/>
          <table:table-cell office:value-type="string" table:style-name="ce388">
            <text:p>.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table:number-columns-repeated="2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4" table:style-name="ce342"/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office:value-type="string" table:style-name="ce171">
            <text:p>Values may not sum to totals due to rounding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338"/>
          <table:table-cell table:number-columns-repeated="16128" table:style-name="ce174"/>
        </table:table-row>
        <table:table-row table:style-name="ro11">
          <table:table-cell office:value-type="string" table:style-name="ce341">
            <text:p>1. Use controls at top of sheet to expand/collapse selection</text:p>
          </table:table-cell>
          <table:table-cell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232" table:style-name="ce341"/>
          <table:table-cell table:number-columns-repeated="16128" table:style-name="ce342"/>
        </table:table-row>
        <table:table-row table:style-name="ro11">
          <table:table-cell table:number-columns-repeated="2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232" table:style-name="ce341"/>
          <table:table-cell table:number-columns-repeated="16128" table:style-name="ce342"/>
        </table:table-row>
        <table:table-row table:style-name="ro11">
          <table:table-cell office:value-type="string" table:style-name="ce248">
            <text:p>Symbols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office:value-type="string" table:style-name="ce171">
            <text:p>. <text:s/>Not applicable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table:style-name="ce171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338"/>
          <table:table-cell table:number-columns-repeated="16128" table:style-name="ce174"/>
        </table:table-row>
        <table:table-row table:style-name="ro11">
          <table:table-cell office:value-type="string" table:style-name="ce391">
            <text:p>Telephone: 020 7944 5032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office:value-type="string" table:style-name="ce392">
            <text:p>Source: Department for Transport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1">
            <text:p><text:a xlink:href="mailto:road.length@dft.gsi.gov.uk">Email: road.length@dft.gsi.gov.uk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table:style-name="ce393"/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office:value-type="string" table:style-name="ce255">
            <text:p>Last updated: 19 May 2016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7/road-length-statistics-methodology.pdf">Methodology note</text:a></text:p>
          </table:table-cell>
          <table:table-cell table:style-name="ce341"/>
          <table:table-cell table:style-name="ce394"/>
          <table:table-cell table:number-columns-repeated="3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office:value-type="string" table:style-name="ce255">
            <text:p>Next update: May 2017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table:style-name="ce341">
            <text:p>The figures in this table are National Statistics</text:p>
          </table:table-cell>
          <table:table-cell table:number-columns-repeated="16383"/>
        </table:table-row>
        <table:table-row table:number-rows-repeated="1048527" table:style-name="ro10">
          <table:table-cell table:number-columns-repeated="16384"/>
        </table:table-row>
        <table:named-expressions>
          <table:named-range table:name="Print_Area" table:cell-range-address="RDL0201_(2009).$A$1:RDL0201_(2009).$Y$49" table:base-cell-address="RDL0201_(2009).$A$1"/>
        </table:named-expressions>
      </table:table>
      <table:table table:name="RDL0201_(2008)" table:style-name="ta6">
        <table:table-column table:style-name="co1" table:number-columns-repeated="2" table:default-cell-style-name="ce341"/>
        <table:table-column table:style-name="co19" table:default-cell-style-name="ce341"/>
        <table:table-column table:style-name="co4" table:default-cell-style-name="ce341"/>
        <table:table-column-group>
          <table:table-column table:style-name="co4" table:default-cell-style-name="ce341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default-cell-style-name="ce339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number-columns-repeated="2" table:default-cell-style-name="ce339"/>
        </table:table-column-group>
        <table:table-column table:style-name="co4" table:default-cell-style-name="ce339"/>
        <table:table-column table:style-name="co10" table:default-cell-style-name="ce341"/>
        <table:table-column table:style-name="co4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8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4" table:default-cell-style-name="ce341"/>
        <table:table-column table:style-name="co10" table:default-cell-style-name="ce342"/>
        <table:table-column table:style-name="co11" table:default-cell-style-name="ce341"/>
        <table:table-column table:style-name="co11" table:number-columns-repeated="14" table:default-cell-style-name="ce10"/>
        <table:table-column table:style-name="co11" table:number-columns-repeated="985" table:default-cell-style-name="ce341"/>
        <table:table-column table:style-name="co15" table:number-columns-repeated="15360" table:default-cell-style-name="ce1"/>
        <table:table-row table:style-name="ro1">
          <table:table-cell office:value-type="string" table:style-name="ce337">
            <text:p>Department for Transport statistics</text:p>
          </table:table-cell>
          <table:table-cell table:number-columns-repeated="2" table:style-name="ce337"/>
          <table:table-cell table:number-columns-repeated="2" table:style-name="ce338"/>
          <table:table-cell table:style-name="ce337"/>
          <table:table-cell table:number-columns-repeated="2" table:style-name="ce339"/>
          <table:table-cell table:style-name="ce337"/>
          <table:table-cell table:number-columns-repeated="4" table:style-name="ce339"/>
          <table:table-cell table:style-name="ce337"/>
          <table:table-cell table:number-columns-repeated="3" table:style-name="ce338"/>
          <table:table-cell table:style-name="ce337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2">
          <table:table-cell office:value-type="string" table:style-name="ce170">
            <text:p><text:a xlink:href="https://www.gov.uk/government/collections/road-network-size-and-condition">Road lengths statistics</text:a>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table:style-name="ce341"/>
          <table:table-cell table:number-columns-repeated="14" table:style-name="ce10"/>
          <table:table-cell table:number-columns-repeated="16345"/>
        </table:table-row>
        <table:table-row table:style-name="ro3">
          <table:table-cell office:value-type="string" table:style-name="ce343">
            <text:p>Table RDL0201</text:p>
          </table:table-cell>
          <table:table-cell table:number-columns-repeated="2" table:style-name="ce343"/>
          <table:table-cell table:number-columns-repeated="2" table:style-name="ce338"/>
          <table:table-cell table:style-name="ce343"/>
          <table:table-cell table:number-columns-repeated="2" table:style-name="ce339"/>
          <table:table-cell table:style-name="ce343"/>
          <table:table-cell table:number-columns-repeated="4" table:style-name="ce339"/>
          <table:table-cell table:style-name="ce343"/>
          <table:table-cell table:number-columns-repeated="3" table:style-name="ce338"/>
          <table:table-cell table:style-name="ce343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1">
          <table:table-cell office:value-type="string" table:style-name="ce344">
            <text:p>Road lengths (kilometres) by road type and region and country in Great Britain, 2008</text:p>
          </table:table-cell>
          <table:table-cell table:number-columns-repeated="2" table:style-name="ce343"/>
          <table:table-cell table:number-columns-repeated="2" table:style-name="ce345"/>
          <table:table-cell table:style-name="ce343"/>
          <table:table-cell table:number-columns-repeated="2" table:style-name="ce346"/>
          <table:table-cell table:style-name="ce343"/>
          <table:table-cell table:number-columns-repeated="4" table:style-name="ce346"/>
          <table:table-cell table:style-name="ce343"/>
          <table:table-cell table:number-columns-repeated="3" table:style-name="ce338"/>
          <table:table-cell table:style-name="ce343"/>
          <table:table-cell table:number-columns-repeated="4" table:style-name="ce338"/>
          <table:table-cell table:style-name="ce346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4">
          <table:table-cell table:number-columns-repeated="2" table:style-name="ce348"/>
          <table:table-cell table:number-columns-repeated="2" table:style-name="ce349"/>
          <table:table-cell table:number-columns-repeated="2" table:style-name="ce350"/>
          <table:table-cell table:style-name="ce349"/>
          <table:table-cell table:number-columns-repeated="2" table:style-name="ce351"/>
          <table:table-cell table:style-name="ce349"/>
          <table:table-cell table:number-columns-repeated="4" table:style-name="ce351"/>
          <table:table-cell table:style-name="ce349"/>
          <table:table-cell table:number-columns-repeated="3" table:style-name="ce347"/>
          <table:table-cell table:style-name="ce349"/>
          <table:table-cell table:number-columns-repeated="4" table:style-name="ce347"/>
          <table:table-cell table:style-name="ce351"/>
          <table:table-cell office:value-type="string" table:style-name="ce352">
            <text:p>Kilometres</text:p>
          </table:table-cell>
          <table:table-cell table:number-columns-repeated="14" table:style-name="ce10"/>
          <table:table-cell table:number-columns-repeated="16345" table:style-name="ce338"/>
        </table:table-row>
        <table:table-row table:style-name="ro5">
          <table:table-cell table:style-name="ce353"/>
          <table:table-cell table:number-columns-repeated="2" table:style-name="ce354"/>
          <table:table-cell office:value-type="string" table:number-columns-spanned="10" table:number-rows-spanned="1" table:style-name="ce397">
            <text:p>Major roads</text:p>
          </table:table-cell>
          <table:covered-table-cell table:number-columns-repeated="9"/>
          <table:table-cell table:style-name="ce355"/>
          <table:table-cell office:value-type="string" table:number-columns-spanned="9" table:number-rows-spanned="1" table:style-name="ce397">
            <text:p>Minor roads</text:p>
          </table:table-cell>
          <table:covered-table-cell table:number-columns-repeated="8"/>
          <table:table-cell table:style-name="ce355"/>
          <table:table-cell office:value-type="string" table:number-columns-spanned="1" table:number-rows-spanned="3" table:style-name="ce398">
            <text:p>All roads</text:p>
          </table:table-cell>
          <table:table-cell table:number-columns-repeated="14" table:style-name="ce10"/>
          <table:table-cell table:number-columns-repeated="16345" table:style-name="ce353"/>
        </table:table-row>
        <table:table-row table:style-name="ro6">
          <table:table-cell table:style-name="ce353"/>
          <table:table-cell table:number-columns-repeated="3"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office:value-type="string" table:number-columns-spanned="1" table:number-rows-spanned="2" table:style-name="ce400">
            <text:p>All major roads</text:p>
          </table:table-cell>
          <table:table-cell table:style-name="ce356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400">
            <text:p>All minor roads</text:p>
          </table:table-cell>
          <table:table-cell table:style-name="ce356"/>
          <table:covered-table-cell/>
          <table:table-cell table:number-columns-repeated="14" table:style-name="ce10"/>
          <table:table-cell table:number-columns-repeated="16345" table:style-name="ce353"/>
        </table:table-row>
        <table:table-row table:style-name="ro8">
          <table:table-cell office:value-type="string" table:style-name="ce357">
            <text:p>ONS Area</text:p>
            <text:p>Code</text:p>
          </table:table-cell>
          <table:table-cell table:style-name="ce357"/>
          <table:table-cell table:style-name="ce358"/>
          <table:table-cell office:value-type="string" table:style-name="ce358">
            <text:p>Motorways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Rural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Urban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covered-table-cell/>
          <table:table-cell table:style-name="ce360"/>
          <table:table-cell office:value-type="string" table:style-name="ce358">
            <text:p>Minor rural<text:span text:style-name="T1">1</text:span></text:p>
          </table:table-cell>
          <table:table-cell office:value-type="string" table:style-name="ce359">
            <text:p>Rural 'B'</text:p>
          </table:table-cell>
          <table:table-cell office:value-type="string" table:style-name="ce359">
            <text:p>Rural 'C'</text:p>
          </table:table-cell>
          <table:table-cell office:value-type="string" table:style-name="ce359">
            <text:p>Rural 'U'</text:p>
          </table:table-cell>
          <table:table-cell office:value-type="string" table:style-name="ce358">
            <text:p>Minor urban<text:span text:style-name="T1">1</text:span></text:p>
          </table:table-cell>
          <table:table-cell office:value-type="string" table:style-name="ce359">
            <text:p>Urban 'B'</text:p>
          </table:table-cell>
          <table:table-cell office:value-type="string" table:style-name="ce359">
            <text:p>Urban 'C'</text:p>
          </table:table-cell>
          <table:table-cell office:value-type="string" table:style-name="ce359">
            <text:p>Urban 'U'</text:p>
          </table:table-cell>
          <table:covered-table-cell/>
          <table:table-cell table:style-name="ce360"/>
          <table:covered-table-cell/>
          <table:table-cell table:number-columns-repeated="14" table:style-name="ce10"/>
          <table:table-cell table:number-columns-repeated="16345" table:style-name="ce361"/>
        </table:table-row>
        <table:table-row table:style-name="ro8">
          <table:table-cell table:style-name="ce362"/>
          <table:table-cell office:value-type="string" table:style-name="ce363">
            <text:p>(a) Total length</text:p>
          </table:table-cell>
          <table:table-cell table:number-columns-repeated="2" table:style-name="ce364"/>
          <table:table-cell table:number-columns-repeated="2" table:style-name="ce365"/>
          <table:table-cell table:style-name="ce364"/>
          <table:table-cell table:number-columns-repeated="2" table:style-name="ce366"/>
          <table:table-cell table:style-name="ce364"/>
          <table:table-cell table:number-columns-repeated="4" table:style-name="ce366"/>
          <table:table-cell table:style-name="ce364"/>
          <table:table-cell table:number-columns-repeated="3" table:style-name="ce362"/>
          <table:table-cell table:style-name="ce364"/>
          <table:table-cell table:number-columns-repeated="4" table:style-name="ce362"/>
          <table:table-cell table:style-name="ce366"/>
          <table:table-cell table:style-name="ce367"/>
          <table:table-cell table:number-columns-repeated="14" table:style-name="ce10"/>
          <table:table-cell table:number-columns-repeated="16345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1262.9000000000001" table:style-name="ce216">
            <text:p>1,263</text:p>
          </table:table-cell>
          <table:table-cell office:value-type="float" office:value="291.60000000000002" table:style-name="ce301">
            <text:p>292</text:p>
          </table:table-cell>
          <table:table-cell office:value-type="float" office:value="971.3" table:style-name="ce301">
            <text:p>971</text:p>
          </table:table-cell>
          <table:table-cell office:value-type="float" office:value="497.2" table:style-name="ce216">
            <text:p>497</text:p>
          </table:table-cell>
          <table:table-cell office:value-type="float" office:value="51.3" table:style-name="ce301">
            <text:p>51</text:p>
          </table:table-cell>
          <table:table-cell office:value-type="float" office:value="445.9" table:style-name="ce301">
            <text:p>446</text:p>
          </table:table-cell>
          <table:table-cell office:value-type="float" office:value="1818.1" table:style-name="ce302">
            <text:p>1,818</text:p>
          </table:table-cell>
          <table:table-cell table:style-name="ce301"/>
          <table:table-cell office:value-type="float" office:value="7513.4" table:style-name="ce216">
            <text:p>7,513</text:p>
          </table:table-cell>
          <table:table-cell office:value-type="float" office:value="1086.2" table:style-name="ce301">
            <text:p>1,086</text:p>
          </table:table-cell>
          <table:table-cell office:value-type="float" office:value="2378.1999999999998" table:style-name="ce301">
            <text:p>2,378</text:p>
          </table:table-cell>
          <table:table-cell office:value-type="float" office:value="4049" table:style-name="ce301">
            <text:p>4,049</text:p>
          </table:table-cell>
          <table:table-cell office:value-type="float" office:value="6865.2" table:style-name="ce216">
            <text:p>6,865</text:p>
          </table:table-cell>
          <table:table-cell office:value-type="float" office:value="251.9" table:style-name="ce301">
            <text:p>252</text:p>
          </table:table-cell>
          <table:table-cell office:value-type="float" office:value="466.6" table:style-name="ce301">
            <text:p>467</text:p>
          </table:table-cell>
          <table:table-cell office:value-type="float" office:value="6146.7" table:style-name="ce301">
            <text:p>6,147</text:p>
          </table:table-cell>
          <table:table-cell office:value-type="float" office:value="14378.6" table:style-name="ce302">
            <text:p>14,379</text:p>
          </table:table-cell>
          <table:table-cell table:style-name="ce301"/>
          <table:table-cell office:value-type="float" office:value="16196.7" table:style-name="ce302">
            <text:p>16,197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37.1" table:style-name="ce216">
            <text:p>637</text:p>
          </table:table-cell>
          <table:table-cell office:value-type="float" office:value="615.79999999999995" table:style-name="ce301">
            <text:p>616</text:p>
          </table:table-cell>
          <table:table-cell office:value-type="float" office:value="21.3" table:style-name="ce301">
            <text:p>21</text:p>
          </table:table-cell>
          <table:table-cell office:value-type="float" office:value="2319.6" table:style-name="ce216">
            <text:p>2,320</text:p>
          </table:table-cell>
          <table:table-cell office:value-type="float" office:value="299.5" table:style-name="ce301">
            <text:p>300</text:p>
          </table:table-cell>
          <table:table-cell office:value-type="float" office:value="2020.1" table:style-name="ce301">
            <text:p>2,020</text:p>
          </table:table-cell>
          <table:table-cell office:value-type="float" office:value="1677.2" table:style-name="ce216">
            <text:p>1,677</text:p>
          </table:table-cell>
          <table:table-cell office:value-type="float" office:value="32.200000000000003" table:style-name="ce301">
            <text:p>32</text:p>
          </table:table-cell>
          <table:table-cell office:value-type="float" office:value="1645" table:style-name="ce301">
            <text:p>1,645</text:p>
          </table:table-cell>
          <table:table-cell office:value-type="float" office:value="4633.8999999999996" table:style-name="ce302">
            <text:p>4,634</text:p>
          </table:table-cell>
          <table:table-cell table:style-name="ce301"/>
          <table:table-cell office:value-type="float" office:value="13652.1" table:style-name="ce216">
            <text:p>13,652</text:p>
          </table:table-cell>
          <table:table-cell office:value-type="float" office:value="1254.4000000000001" table:style-name="ce301">
            <text:p>1,254</text:p>
          </table:table-cell>
          <table:table-cell office:value-type="float" office:value="4465.7" table:style-name="ce301">
            <text:p>4,466</text:p>
          </table:table-cell>
          <table:table-cell office:value-type="float" office:value="7932" table:style-name="ce301">
            <text:p>7,932</text:p>
          </table:table-cell>
          <table:table-cell office:value-type="float" office:value="18614.900000000001" table:style-name="ce216">
            <text:p>18,615</text:p>
          </table:table-cell>
          <table:table-cell office:value-type="float" office:value="723.6" table:style-name="ce301">
            <text:p>724</text:p>
          </table:table-cell>
          <table:table-cell office:value-type="float" office:value="1173.5" table:style-name="ce301">
            <text:p>1,174</text:p>
          </table:table-cell>
          <table:table-cell office:value-type="float" office:value="16717.8" table:style-name="ce301">
            <text:p>16,718</text:p>
          </table:table-cell>
          <table:table-cell office:value-type="float" office:value="32267" table:style-name="ce302">
            <text:p>32,267</text:p>
          </table:table-cell>
          <table:table-cell table:style-name="ce302"/>
          <table:table-cell office:value-type="float" office:value="36900.9" table:style-name="ce302">
            <text:p>36,901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83.5" table:style-name="ce216">
            <text:p>384</text:p>
          </table:table-cell>
          <table:table-cell office:value-type="float" office:value="380" table:style-name="ce301">
            <text:p>380</text:p>
          </table:table-cell>
          <table:table-cell office:value-type="float" office:value="3.5" table:style-name="ce301">
            <text:p>4</text:p>
          </table:table-cell>
          <table:table-cell office:value-type="float" office:value="2251.1" table:style-name="ce216">
            <text:p>2,251</text:p>
          </table:table-cell>
          <table:table-cell office:value-type="float" office:value="362" table:style-name="ce301">
            <text:p>362</text:p>
          </table:table-cell>
          <table:table-cell office:value-type="float" office:value="1889.1" table:style-name="ce301">
            <text:p>1,889</text:p>
          </table:table-cell>
          <table:table-cell office:value-type="float" office:value="1077.0999999999999" table:style-name="ce216">
            <text:p>1,077</text:p>
          </table:table-cell>
          <table:table-cell office:value-type="float" office:value="15.7" table:style-name="ce301">
            <text:p>16</text:p>
          </table:table-cell>
          <table:table-cell office:value-type="float" office:value="1061.4000000000001" table:style-name="ce301">
            <text:p>1,061</text:p>
          </table:table-cell>
          <table:table-cell office:value-type="float" office:value="3711.7" table:style-name="ce302">
            <text:p>3,712</text:p>
          </table:table-cell>
          <table:table-cell table:style-name="ce301"/>
          <table:table-cell office:value-type="float" office:value="15654.4" table:style-name="ce216">
            <text:p>15,654</text:p>
          </table:table-cell>
          <table:table-cell office:value-type="float" office:value="1464.4" table:style-name="ce301">
            <text:p>1,464</text:p>
          </table:table-cell>
          <table:table-cell office:value-type="float" office:value="4819.5" table:style-name="ce301">
            <text:p>4,820</text:p>
          </table:table-cell>
          <table:table-cell office:value-type="float" office:value="9370.5" table:style-name="ce301">
            <text:p>9,371</text:p>
          </table:table-cell>
          <table:table-cell office:value-type="float" office:value="12729.7" table:style-name="ce216">
            <text:p>12,730</text:p>
          </table:table-cell>
          <table:table-cell office:value-type="float" office:value="449.4" table:style-name="ce301">
            <text:p>449</text:p>
          </table:table-cell>
          <table:table-cell office:value-type="float" office:value="985.3" table:style-name="ce301">
            <text:p>985</text:p>
          </table:table-cell>
          <table:table-cell office:value-type="float" office:value="11295" table:style-name="ce301">
            <text:p>11,295</text:p>
          </table:table-cell>
          <table:table-cell office:value-type="float" office:value="28384.1" table:style-name="ce302">
            <text:p>28,384</text:p>
          </table:table-cell>
          <table:table-cell table:style-name="ce302"/>
          <table:table-cell office:value-type="float" office:value="32095.8" table:style-name="ce302">
            <text:p>32,096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5.4" table:style-name="ce216">
            <text:p>195</text:p>
          </table:table-cell>
          <table:table-cell office:value-type="float" office:value="195.4" table:style-name="ce301">
            <text:p>195</text:p>
          </table:table-cell>
          <table:table-cell office:value-type="float" office:value="0" table:style-name="ce301">
            <text:p>0</text:p>
          </table:table-cell>
          <table:table-cell office:value-type="float" office:value="3154.5" table:style-name="ce216">
            <text:p>3,155</text:p>
          </table:table-cell>
          <table:table-cell office:value-type="float" office:value="524.6" table:style-name="ce301">
            <text:p>525</text:p>
          </table:table-cell>
          <table:table-cell office:value-type="float" office:value="2629.9" table:style-name="ce301">
            <text:p>2,630</text:p>
          </table:table-cell>
          <table:table-cell office:value-type="float" office:value="706.2" table:style-name="ce216">
            <text:p>706</text:p>
          </table:table-cell>
          <table:table-cell office:value-type="float" office:value="34.700000000000003" table:style-name="ce301">
            <text:p>35</text:p>
          </table:table-cell>
          <table:table-cell office:value-type="float" office:value="671.5" table:style-name="ce301">
            <text:p>672</text:p>
          </table:table-cell>
          <table:table-cell office:value-type="float" office:value="4056.1" table:style-name="ce302">
            <text:p>4,056</text:p>
          </table:table-cell>
          <table:table-cell table:style-name="ce301"/>
          <table:table-cell office:value-type="float" office:value="18200.5" table:style-name="ce216">
            <text:p>18,201</text:p>
          </table:table-cell>
          <table:table-cell office:value-type="float" office:value="1622.8" table:style-name="ce301">
            <text:p>1,623</text:p>
          </table:table-cell>
          <table:table-cell office:value-type="float" office:value="6870.3" table:style-name="ce301">
            <text:p>6,870</text:p>
          </table:table-cell>
          <table:table-cell office:value-type="float" office:value="9707.4" table:style-name="ce301">
            <text:p>9,707</text:p>
          </table:table-cell>
          <table:table-cell office:value-type="float" office:value="8966.9" table:style-name="ce216">
            <text:p>8,967</text:p>
          </table:table-cell>
          <table:table-cell office:value-type="float" office:value="388" table:style-name="ce301">
            <text:p>388</text:p>
          </table:table-cell>
          <table:table-cell office:value-type="float" office:value="928.2" table:style-name="ce301">
            <text:p>928</text:p>
          </table:table-cell>
          <table:table-cell office:value-type="float" office:value="7650.7" table:style-name="ce301">
            <text:p>7,651</text:p>
          </table:table-cell>
          <table:table-cell office:value-type="float" office:value="27167.4" table:style-name="ce302">
            <text:p>27,167</text:p>
          </table:table-cell>
          <table:table-cell table:style-name="ce302"/>
          <table:table-cell office:value-type="float" office:value="31223.5" table:style-name="ce302">
            <text:p>31,224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30.2" table:style-name="ce216">
            <text:p>430</text:p>
          </table:table-cell>
          <table:table-cell office:value-type="float" office:value="427" table:style-name="ce301">
            <text:p>427</text:p>
          </table:table-cell>
          <table:table-cell office:value-type="float" office:value="3.2" table:style-name="ce301">
            <text:p>3</text:p>
          </table:table-cell>
          <table:table-cell office:value-type="float" office:value="2439.8000000000002" table:style-name="ce216">
            <text:p>2,440</text:p>
          </table:table-cell>
          <table:table-cell office:value-type="float" office:value="444" table:style-name="ce301">
            <text:p>444</text:p>
          </table:table-cell>
          <table:table-cell office:value-type="float" office:value="1995.8" table:style-name="ce301">
            <text:p>1,996</text:p>
          </table:table-cell>
          <table:table-cell office:value-type="float" office:value="1084" table:style-name="ce216">
            <text:p>1,084</text:p>
          </table:table-cell>
          <table:table-cell office:value-type="float" office:value="44.5" table:style-name="ce301">
            <text:p>45</text:p>
          </table:table-cell>
          <table:table-cell office:value-type="float" office:value="1039.5" table:style-name="ce301">
            <text:p>1,040</text:p>
          </table:table-cell>
          <table:table-cell office:value-type="float" office:value="3954" table:style-name="ce302">
            <text:p>3,954</text:p>
          </table:table-cell>
          <table:table-cell table:style-name="ce301"/>
          <table:table-cell office:value-type="float" office:value="16125.5" table:style-name="ce216">
            <text:p>16,126</text:p>
          </table:table-cell>
          <table:table-cell office:value-type="float" office:value="1874.4" table:style-name="ce301">
            <text:p>1,874</text:p>
          </table:table-cell>
          <table:table-cell office:value-type="float" office:value="5877.4" table:style-name="ce301">
            <text:p>5,877</text:p>
          </table:table-cell>
          <table:table-cell office:value-type="float" office:value="8373.7000000000007" table:style-name="ce301">
            <text:p>8,374</text:p>
          </table:table-cell>
          <table:table-cell office:value-type="float" office:value="12724.8" table:style-name="ce216">
            <text:p>12,725</text:p>
          </table:table-cell>
          <table:table-cell office:value-type="float" office:value="634.29999999999995" table:style-name="ce301">
            <text:p>634</text:p>
          </table:table-cell>
          <table:table-cell office:value-type="float" office:value="1039.5" table:style-name="ce301">
            <text:p>1,040</text:p>
          </table:table-cell>
          <table:table-cell office:value-type="float" office:value="11051" table:style-name="ce301">
            <text:p>11,051</text:p>
          </table:table-cell>
          <table:table-cell office:value-type="float" office:value="28850.3" table:style-name="ce302">
            <text:p>28,850</text:p>
          </table:table-cell>
          <table:table-cell table:style-name="ce302"/>
          <table:table-cell office:value-type="float" office:value="32804.300000000003" table:style-name="ce302">
            <text:p>32,804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5" table:style-name="ce216">
            <text:p>265</text:p>
          </table:table-cell>
          <table:table-cell office:value-type="float" office:value="265" table:style-name="ce301">
            <text:p>265</text:p>
          </table:table-cell>
          <table:table-cell office:value-type="float" office:value="0" table:style-name="ce301">
            <text:p>0</text:p>
          </table:table-cell>
          <table:table-cell office:value-type="float" office:value="3067.2" table:style-name="ce216">
            <text:p>3,067</text:p>
          </table:table-cell>
          <table:table-cell office:value-type="float" office:value="737.5" table:style-name="ce301">
            <text:p>738</text:p>
          </table:table-cell>
          <table:table-cell office:value-type="float" office:value="2329.6999999999998" table:style-name="ce301">
            <text:p>2,330</text:p>
          </table:table-cell>
          <table:table-cell office:value-type="float" office:value="820.3" table:style-name="ce216">
            <text:p>820</text:p>
          </table:table-cell>
          <table:table-cell office:value-type="float" office:value="33.799999999999997" table:style-name="ce301">
            <text:p>34</text:p>
          </table:table-cell>
          <table:table-cell office:value-type="float" office:value="786.5" table:style-name="ce301">
            <text:p>787</text:p>
          </table:table-cell>
          <table:table-cell office:value-type="float" office:value="4152.5" table:style-name="ce302">
            <text:p>4,153</text:p>
          </table:table-cell>
          <table:table-cell table:style-name="ce301"/>
          <table:table-cell office:value-type="float" office:value="24647.4" table:style-name="ce216">
            <text:p>24,647</text:p>
          </table:table-cell>
          <table:table-cell office:value-type="float" office:value="2826.6" table:style-name="ce301">
            <text:p>2,827</text:p>
          </table:table-cell>
          <table:table-cell office:value-type="float" office:value="8565.7000000000007" table:style-name="ce301">
            <text:p>8,566</text:p>
          </table:table-cell>
          <table:table-cell office:value-type="float" office:value="13255.1" table:style-name="ce301">
            <text:p>13,255</text:p>
          </table:table-cell>
          <table:table-cell office:value-type="float" office:value="10855.3" table:style-name="ce216">
            <text:p>10,855</text:p>
          </table:table-cell>
          <table:table-cell office:value-type="float" office:value="424" table:style-name="ce301">
            <text:p>424</text:p>
          </table:table-cell>
          <table:table-cell office:value-type="float" office:value="1249.7" table:style-name="ce301">
            <text:p>1,250</text:p>
          </table:table-cell>
          <table:table-cell office:value-type="float" office:value="9181.6" table:style-name="ce301">
            <text:p>9,182</text:p>
          </table:table-cell>
          <table:table-cell office:value-type="float" office:value="35502.699999999997" table:style-name="ce302">
            <text:p>35,503</text:p>
          </table:table-cell>
          <table:table-cell table:style-name="ce302"/>
          <table:table-cell office:value-type="float" office:value="39655.199999999997" table:style-name="ce302">
            <text:p>39,655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216">
            <text:p>62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301">
            <text:p>62</text:p>
          </table:table-cell>
          <table:table-cell office:value-type="float" office:value="1658.6" table:style-name="ce216">
            <text:p>1,659</text:p>
          </table:table-cell>
          <table:table-cell office:value-type="float" office:value="0" table:style-name="ce301">
            <text:p>0</text:p>
          </table:table-cell>
          <table:table-cell office:value-type="float" office:value="1658.6" table:style-name="ce301">
            <text:p>1,659</text:p>
          </table:table-cell>
          <table:table-cell office:value-type="float" office:value="1780.2" table:style-name="ce302">
            <text:p>1,780</text:p>
          </table:table-cell>
          <table:table-cell table:style-name="ce301"/>
          <table:table-cell office:value-type="float" office:value="327.60000000000002" table:style-name="ce216">
            <text:p>328</text:p>
          </table:table-cell>
          <table:table-cell office:value-type="float" office:value="31" table:style-name="ce301">
            <text:p>31</text:p>
          </table:table-cell>
          <table:table-cell office:value-type="float" office:value="98.9" table:style-name="ce301">
            <text:p>99</text:p>
          </table:table-cell>
          <table:table-cell office:value-type="float" office:value="197.7" table:style-name="ce301">
            <text:p>198</text:p>
          </table:table-cell>
          <table:table-cell office:value-type="float" office:value="12688" table:style-name="ce216">
            <text:p>12,688</text:p>
          </table:table-cell>
          <table:table-cell office:value-type="float" office:value="478.9" table:style-name="ce301">
            <text:p>479</text:p>
          </table:table-cell>
          <table:table-cell office:value-type="float" office:value="759.4" table:style-name="ce301">
            <text:p>759</text:p>
          </table:table-cell>
          <table:table-cell office:value-type="float" office:value="11449.7" table:style-name="ce301">
            <text:p>11,450</text:p>
          </table:table-cell>
          <table:table-cell office:value-type="float" office:value="13015.6" table:style-name="ce302">
            <text:p>13,016</text:p>
          </table:table-cell>
          <table:table-cell table:style-name="ce302"/>
          <table:table-cell office:value-type="float" office:value="14795.8" table:style-name="ce302">
            <text:p>14,796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4.6" table:style-name="ce216">
            <text:p>655</text:p>
          </table:table-cell>
          <table:table-cell office:value-type="float" office:value="644" table:style-name="ce301">
            <text:p>644</text:p>
          </table:table-cell>
          <table:table-cell office:value-type="float" office:value="10.6" table:style-name="ce301">
            <text:p>11</text:p>
          </table:table-cell>
          <table:table-cell office:value-type="float" office:value="3775.1" table:style-name="ce216">
            <text:p>3,775</text:p>
          </table:table-cell>
          <table:table-cell office:value-type="float" office:value="626.1" table:style-name="ce301">
            <text:p>626</text:p>
          </table:table-cell>
          <table:table-cell office:value-type="float" office:value="3149" table:style-name="ce301">
            <text:p>3,149</text:p>
          </table:table-cell>
          <table:table-cell office:value-type="float" office:value="1455.6" table:style-name="ce216">
            <text:p>1,456</text:p>
          </table:table-cell>
          <table:table-cell office:value-type="float" office:value="44.8" table:style-name="ce301">
            <text:p>45</text:p>
          </table:table-cell>
          <table:table-cell office:value-type="float" office:value="1410.8" table:style-name="ce301">
            <text:p>1,411</text:p>
          </table:table-cell>
          <table:table-cell office:value-type="float" office:value="5885.3" table:style-name="ce302">
            <text:p>5,885</text:p>
          </table:table-cell>
          <table:table-cell table:style-name="ce301"/>
          <table:table-cell office:value-type="float" office:value="22776.3" table:style-name="ce216">
            <text:p>22,776</text:p>
          </table:table-cell>
          <table:table-cell office:value-type="float" office:value="2277.3000000000002" table:style-name="ce301">
            <text:p>2,277</text:p>
          </table:table-cell>
          <table:table-cell office:value-type="float" office:value="7710.9" table:style-name="ce301">
            <text:p>7,711</text:p>
          </table:table-cell>
          <table:table-cell office:value-type="float" office:value="12788.1" table:style-name="ce301">
            <text:p>12,788</text:p>
          </table:table-cell>
          <table:table-cell office:value-type="float" office:value="18646" table:style-name="ce216">
            <text:p>18,646</text:p>
          </table:table-cell>
          <table:table-cell office:value-type="float" office:value="799" table:style-name="ce301">
            <text:p>799</text:p>
          </table:table-cell>
          <table:table-cell office:value-type="float" office:value="2012.2" table:style-name="ce301">
            <text:p>2,012</text:p>
          </table:table-cell>
          <table:table-cell office:value-type="float" office:value="15834.8" table:style-name="ce301">
            <text:p>15,835</text:p>
          </table:table-cell>
          <table:table-cell office:value-type="float" office:value="41422.300000000003" table:style-name="ce302">
            <text:p>41,422</text:p>
          </table:table-cell>
          <table:table-cell table:style-name="ce302"/>
          <table:table-cell office:value-type="float" office:value="47307.6" table:style-name="ce302">
            <text:p>47,308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4242.8" table:style-name="ce216">
            <text:p>4,243</text:p>
          </table:table-cell>
          <table:table-cell office:value-type="float" office:value="710.4" table:style-name="ce301">
            <text:p>710</text:p>
          </table:table-cell>
          <table:table-cell office:value-type="float" office:value="3532.4" table:style-name="ce301">
            <text:p>3,532</text:p>
          </table:table-cell>
          <table:table-cell office:value-type="float" office:value="704.7" table:style-name="ce216">
            <text:p>705</text:p>
          </table:table-cell>
          <table:table-cell office:value-type="float" office:value="27.5" table:style-name="ce301">
            <text:p>28</text:p>
          </table:table-cell>
          <table:table-cell office:value-type="float" office:value="677.2" table:style-name="ce301">
            <text:p>677</text:p>
          </table:table-cell>
          <table:table-cell office:value-type="float" office:value="5274.3" table:style-name="ce302">
            <text:p>5,274</text:p>
          </table:table-cell>
          <table:table-cell table:style-name="ce301"/>
          <table:table-cell office:value-type="float" office:value="34441.599999999999" table:style-name="ce216">
            <text:p>34,442</text:p>
          </table:table-cell>
          <table:table-cell office:value-type="float" office:value="2815.9" table:style-name="ce301">
            <text:p>2,816</text:p>
          </table:table-cell>
          <table:table-cell office:value-type="float" office:value="13777.6" table:style-name="ce301">
            <text:p>13,778</text:p>
          </table:table-cell>
          <table:table-cell office:value-type="float" office:value="17848.099999999999" table:style-name="ce301">
            <text:p>17,848</text:p>
          </table:table-cell>
          <table:table-cell office:value-type="float" office:value="10270.799999999999" table:style-name="ce216">
            <text:p>10,271</text:p>
          </table:table-cell>
          <table:table-cell office:value-type="float" office:value="450.8" table:style-name="ce301">
            <text:p>451</text:p>
          </table:table-cell>
          <table:table-cell office:value-type="float" office:value="1179.5999999999999" table:style-name="ce301">
            <text:p>1,180</text:p>
          </table:table-cell>
          <table:table-cell office:value-type="float" office:value="8640.4" table:style-name="ce301">
            <text:p>8,640</text:p>
          </table:table-cell>
          <table:table-cell office:value-type="float" office:value="44712.4" table:style-name="ce302">
            <text:p>44,712</text:p>
          </table:table-cell>
          <table:table-cell table:style-name="ce302"/>
          <table:table-cell office:value-type="float" office:value="49986.7" table:style-name="ce302">
            <text:p>49,987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3010.7" table:style-name="ce368">
            <text:p>3,011</text:p>
          </table:table-cell>
          <table:table-cell office:value-type="float" office:value="2969.7" table:style-name="ce306">
            <text:p>2,970</text:p>
          </table:table-cell>
          <table:table-cell office:value-type="float" office:value="41" table:style-name="ce306">
            <text:p>41</text:p>
          </table:table-cell>
          <table:table-cell office:value-type="float" office:value="22574.5" table:style-name="ce368">
            <text:p>22,575</text:p>
          </table:table-cell>
          <table:table-cell office:value-type="float" office:value="3995.7" table:style-name="ce306">
            <text:p>3,996</text:p>
          </table:table-cell>
          <table:table-cell office:value-type="float" office:value="18578.8" table:style-name="ce306">
            <text:p>18,579</text:p>
          </table:table-cell>
          <table:table-cell office:value-type="float" office:value="9680.9" table:style-name="ce368">
            <text:p>9,681</text:p>
          </table:table-cell>
          <table:table-cell office:value-type="float" office:value="284.5" table:style-name="ce306">
            <text:p>285</text:p>
          </table:table-cell>
          <table:table-cell office:value-type="float" office:value="9396.4" table:style-name="ce306">
            <text:p>9,396</text:p>
          </table:table-cell>
          <table:table-cell office:value-type="float" office:value="35266.1" table:style-name="ce302">
            <text:p>35,266</text:p>
          </table:table-cell>
          <table:table-cell table:style-name="ce306"/>
          <table:table-cell office:value-type="float" office:value="153338.79999999999" table:style-name="ce368">
            <text:p>153,339</text:p>
          </table:table-cell>
          <table:table-cell office:value-type="float" office:value="15253" table:style-name="ce306">
            <text:p>15,253</text:p>
          </table:table-cell>
          <table:table-cell office:value-type="float" office:value="54564.2" table:style-name="ce306">
            <text:p>54,564</text:p>
          </table:table-cell>
          <table:table-cell office:value-type="float" office:value="83521.600000000006" table:style-name="ce306">
            <text:p>83,522</text:p>
          </table:table-cell>
          <table:table-cell office:value-type="float" office:value="112361.60000000001" table:style-name="ce368">
            <text:p>112,362</text:p>
          </table:table-cell>
          <table:table-cell office:value-type="float" office:value="4599.8999999999996" table:style-name="ce306">
            <text:p>4,600</text:p>
          </table:table-cell>
          <table:table-cell office:value-type="float" office:value="9794" table:style-name="ce306">
            <text:p>9,794</text:p>
          </table:table-cell>
          <table:table-cell office:value-type="float" office:value="97967.7" table:style-name="ce306">
            <text:p>97,968</text:p>
          </table:table-cell>
          <table:table-cell office:value-type="float" office:value="265700.40000000002" table:style-name="ce302">
            <text:p>265,700</text:p>
          </table:table-cell>
          <table:table-cell table:style-name="ce302"/>
          <table:table-cell office:value-type="float" office:value="300966.5" table:style-name="ce302">
            <text:p>300,967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3646.6" table:style-name="ce216">
            <text:p>3,647</text:p>
          </table:table-cell>
          <table:table-cell office:value-type="float" office:value="1498.6" table:style-name="ce301">
            <text:p>1,499</text:p>
          </table:table-cell>
          <table:table-cell office:value-type="float" office:value="2148" table:style-name="ce301">
            <text:p>2,148</text:p>
          </table:table-cell>
          <table:table-cell office:value-type="float" office:value="517.5" table:style-name="ce216">
            <text:p>518</text:p>
          </table:table-cell>
          <table:table-cell office:value-type="float" office:value="48" table:style-name="ce301">
            <text:p>48</text:p>
          </table:table-cell>
          <table:table-cell office:value-type="float" office:value="469.5" table:style-name="ce301">
            <text:p>470</text:p>
          </table:table-cell>
          <table:table-cell office:value-type="float" office:value="4305.3999999999996" table:style-name="ce302">
            <text:p>4,305</text:p>
          </table:table-cell>
          <table:table-cell table:style-name="ce301"/>
          <table:table-cell office:value-type="float" office:value="22710.400000000001" table:style-name="ce216">
            <text:p>22,710</text:p>
          </table:table-cell>
          <table:table-cell office:value-type="float" office:value="2616.3000000000002" table:style-name="ce301">
            <text:p>2,616</text:p>
          </table:table-cell>
          <table:table-cell office:value-type="float" office:value="9164.6" table:style-name="ce301">
            <text:p>9,165</text:p>
          </table:table-cell>
          <table:table-cell office:value-type="float" office:value="10929.5" table:style-name="ce301">
            <text:p>10,930</text:p>
          </table:table-cell>
          <table:table-cell office:value-type="float" office:value="6842.4" table:style-name="ce216">
            <text:p>6,842</text:p>
          </table:table-cell>
          <table:table-cell office:value-type="float" office:value="372.9" table:style-name="ce301">
            <text:p>373</text:p>
          </table:table-cell>
          <table:table-cell office:value-type="float" office:value="632.70000000000005" table:style-name="ce301">
            <text:p>633</text:p>
          </table:table-cell>
          <table:table-cell office:value-type="float" office:value="5836.8" table:style-name="ce301">
            <text:p>5,837</text:p>
          </table:table-cell>
          <table:table-cell office:value-type="float" office:value="29552.799999999999" table:style-name="ce302">
            <text:p>29,553</text:p>
          </table:table-cell>
          <table:table-cell table:style-name="ce302"/>
          <table:table-cell office:value-type="float" office:value="33858.199999999997" table:style-name="ce302">
            <text:p>33,858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406.6" table:style-name="ce216">
            <text:p>407</text:p>
          </table:table-cell>
          <table:table-cell office:value-type="float" office:value="406.6" table:style-name="ce301">
            <text:p>407</text:p>
          </table:table-cell>
          <table:table-cell office:value-type="float" office:value="0" table:style-name="ce301">
            <text:p>0</text:p>
          </table:table-cell>
          <table:table-cell office:value-type="float" office:value="9364.2000000000007" table:style-name="ce216">
            <text:p>9,364</text:p>
          </table:table-cell>
          <table:table-cell office:value-type="float" office:value="2719.1" table:style-name="ce301">
            <text:p>2,719</text:p>
          </table:table-cell>
          <table:table-cell office:value-type="float" office:value="6645.1" table:style-name="ce301">
            <text:p>6,645</text:p>
          </table:table-cell>
          <table:table-cell office:value-type="float" office:value="907.1" table:style-name="ce216">
            <text:p>907</text:p>
          </table:table-cell>
          <table:table-cell office:value-type="float" office:value="87.8" table:style-name="ce301">
            <text:p>88</text:p>
          </table:table-cell>
          <table:table-cell office:value-type="float" office:value="819.3" table:style-name="ce301">
            <text:p>819</text:p>
          </table:table-cell>
          <table:table-cell office:value-type="float" office:value="10677.9" table:style-name="ce302">
            <text:p>10,678</text:p>
          </table:table-cell>
          <table:table-cell table:style-name="ce301"/>
          <table:table-cell office:value-type="float" office:value="37250.1" table:style-name="ce216">
            <text:p>37,250</text:p>
          </table:table-cell>
          <table:table-cell office:value-type="float" office:value="6815.9" table:style-name="ce301">
            <text:p>6,816</text:p>
          </table:table-cell>
          <table:table-cell office:value-type="float" office:value="9853.4" table:style-name="ce301">
            <text:p>9,853</text:p>
          </table:table-cell>
          <table:table-cell office:value-type="float" office:value="20580.8" table:style-name="ce301">
            <text:p>20,581</text:p>
          </table:table-cell>
          <table:table-cell office:value-type="float" office:value="11714" table:style-name="ce216">
            <text:p>11,714</text:p>
          </table:table-cell>
          <table:table-cell office:value-type="float" office:value="503.2" table:style-name="ce301">
            <text:p>503</text:p>
          </table:table-cell>
          <table:table-cell office:value-type="float" office:value="565.20000000000005" table:style-name="ce301">
            <text:p>565</text:p>
          </table:table-cell>
          <table:table-cell office:value-type="float" office:value="10645.6" table:style-name="ce301">
            <text:p>10,646</text:p>
          </table:table-cell>
          <table:table-cell office:value-type="float" office:value="48964.1" table:style-name="ce302">
            <text:p>48,964</text:p>
          </table:table-cell>
          <table:table-cell table:style-name="ce302"/>
          <table:table-cell office:value-type="float" office:value="59642" table:style-name="ce302">
            <text:p>59,642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9">
          <table:table-cell office:value-type="string" table:style-name="ce342">
            <text:p>K03000001</text:p>
          </table:table-cell>
          <table:table-cell office:value-type="string" table:style-name="ce354">
            <text:p>Great Britain</text:p>
          </table:table-cell>
          <table:table-cell table:style-name="ce354"/>
          <table:table-cell office:value-type="float" office:value="3558.6" table:style-name="ce368">
            <text:p>3,559</text:p>
          </table:table-cell>
          <table:table-cell office:value-type="float" office:value="3517.6" table:style-name="ce370">
            <text:p>3,518</text:p>
          </table:table-cell>
          <table:table-cell office:value-type="float" office:value="41" table:style-name="ce370">
            <text:p>41</text:p>
          </table:table-cell>
          <table:table-cell office:value-type="float" office:value="35585.300000000003" table:style-name="ce368">
            <text:p>35,585</text:p>
          </table:table-cell>
          <table:table-cell office:value-type="float" office:value="8213.4" table:style-name="ce370">
            <text:p>8,213</text:p>
          </table:table-cell>
          <table:table-cell office:value-type="float" office:value="27371.9" table:style-name="ce370">
            <text:p>27,372</text:p>
          </table:table-cell>
          <table:table-cell office:value-type="float" office:value="11105.5" table:style-name="ce368">
            <text:p>11,106</text:p>
          </table:table-cell>
          <table:table-cell office:value-type="float" office:value="420.3" table:style-name="ce370">
            <text:p>420</text:p>
          </table:table-cell>
          <table:table-cell office:value-type="float" office:value="10685.2" table:style-name="ce370">
            <text:p>10,685</text:p>
          </table:table-cell>
          <table:table-cell office:value-type="float" office:value="50249.4" table:style-name="ce302">
            <text:p>50,249</text:p>
          </table:table-cell>
          <table:table-cell table:style-name="ce370"/>
          <table:table-cell office:value-type="float" office:value="213299.3" table:style-name="ce368">
            <text:p>213,299</text:p>
          </table:table-cell>
          <table:table-cell office:value-type="float" office:value="24685.200000000001" table:style-name="ce370">
            <text:p>24,685</text:p>
          </table:table-cell>
          <table:table-cell office:value-type="float" office:value="73582.2" table:style-name="ce370">
            <text:p>73,582</text:p>
          </table:table-cell>
          <table:table-cell office:value-type="float" office:value="115031.9" table:style-name="ce370">
            <text:p>115,032</text:p>
          </table:table-cell>
          <table:table-cell office:value-type="float" office:value="130918" table:style-name="ce368">
            <text:p>130,918</text:p>
          </table:table-cell>
          <table:table-cell office:value-type="float" office:value="5476" table:style-name="ce370">
            <text:p>5,476</text:p>
          </table:table-cell>
          <table:table-cell office:value-type="float" office:value="10991.9" table:style-name="ce370">
            <text:p>10,992</text:p>
          </table:table-cell>
          <table:table-cell office:value-type="float" office:value="114450.1" table:style-name="ce370">
            <text:p>114,450</text:p>
          </table:table-cell>
          <table:table-cell office:value-type="float" office:value="344217.3" table:style-name="ce342">
            <text:p>344,217</text:p>
          </table:table-cell>
          <table:table-cell table:style-name="ce342"/>
          <table:table-cell office:value-type="float" office:value="394466.7" table:style-name="ce342">
            <text:p>394,467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8">
          <table:table-cell table:style-name="ce371"/>
          <table:table-cell office:value-type="string" table:style-name="ce372">
            <text:p>(b) Length which is major road dual carriageway</text:p>
          </table:table-cell>
          <table:table-cell table:style-name="ce373"/>
          <table:table-cell table:style-name="ce374"/>
          <table:table-cell table:number-columns-repeated="2" table:style-name="ce375"/>
          <table:table-cell table:style-name="ce374"/>
          <table:table-cell table:number-columns-repeated="2" table:style-name="ce376"/>
          <table:table-cell table:style-name="ce374"/>
          <table:table-cell table:number-columns-repeated="4" table:style-name="ce376"/>
          <table:table-cell table:style-name="ce374"/>
          <table:table-cell table:number-columns-repeated="3" table:style-name="ce377"/>
          <table:table-cell table:style-name="ce374"/>
          <table:table-cell table:number-columns-repeated="4" table:style-name="ce377"/>
          <table:table-cell table:style-name="ce376"/>
          <table:table-cell table:style-name="ce378"/>
          <table:table-cell table:number-columns-repeated="14" table:style-name="ce10"/>
          <table:table-cell table:number-columns-repeated="2" table:style-name="ce403"/>
          <table:table-cell table:number-columns-repeated="16343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310" table:style-name="ce216">
            <text:p>310</text:p>
          </table:table-cell>
          <table:table-cell office:value-type="float" office:value="186.7" table:style-name="ce301">
            <text:p>187</text:p>
          </table:table-cell>
          <table:table-cell office:value-type="float" office:value="123.3" table:style-name="ce301">
            <text:p>123</text:p>
          </table:table-cell>
          <table:table-cell office:value-type="float" office:value="168.4" table:style-name="ce216">
            <text:p>168</text:p>
          </table:table-cell>
          <table:table-cell office:value-type="float" office:value="39.9" table:style-name="ce301">
            <text:p>40</text:p>
          </table:table-cell>
          <table:table-cell office:value-type="float" office:value="128.5" table:style-name="ce301">
            <text:p>129</text:p>
          </table:table-cell>
          <table:table-cell office:value-type="float" office:value="536.4" table:style-name="ce302">
            <text:p>536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1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2" table:style-name="ce404"/>
          <table:table-cell table:number-columns-repeated="16343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28.9" table:style-name="ce216">
            <text:p>629</text:p>
          </table:table-cell>
          <table:table-cell office:value-type="float" office:value="608.1" table:style-name="ce301">
            <text:p>608</text:p>
          </table:table-cell>
          <table:table-cell office:value-type="float" office:value="20.8" table:style-name="ce301">
            <text:p>21</text:p>
          </table:table-cell>
          <table:table-cell office:value-type="float" office:value="293.89999999999998" table:style-name="ce216">
            <text:p>294</text:p>
          </table:table-cell>
          <table:table-cell office:value-type="float" office:value="101.6" table:style-name="ce301">
            <text:p>102</text:p>
          </table:table-cell>
          <table:table-cell office:value-type="float" office:value="192.3" table:style-name="ce301">
            <text:p>192</text:p>
          </table:table-cell>
          <table:table-cell office:value-type="float" office:value="416.7" table:style-name="ce216">
            <text:p>417</text:p>
          </table:table-cell>
          <table:table-cell office:value-type="float" office:value="13.5" table:style-name="ce301">
            <text:p>14</text:p>
          </table:table-cell>
          <table:table-cell office:value-type="float" office:value="403.2" table:style-name="ce301">
            <text:p>403</text:p>
          </table:table-cell>
          <table:table-cell office:value-type="float" office:value="1339.5" table:style-name="ce302">
            <text:p>1,340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2" table:style-name="ce404"/>
          <table:table-cell table:number-columns-repeated="16343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72" table:style-name="ce216">
            <text:p>372</text:p>
          </table:table-cell>
          <table:table-cell office:value-type="float" office:value="368.5" table:style-name="ce301">
            <text:p>369</text:p>
          </table:table-cell>
          <table:table-cell office:value-type="float" office:value="3.5" table:style-name="ce301">
            <text:p>4</text:p>
          </table:table-cell>
          <table:table-cell office:value-type="float" office:value="294.39999999999998" table:style-name="ce216">
            <text:p>294</text:p>
          </table:table-cell>
          <table:table-cell office:value-type="float" office:value="202.5" table:style-name="ce301">
            <text:p>203</text:p>
          </table:table-cell>
          <table:table-cell office:value-type="float" office:value="91.9" table:style-name="ce301">
            <text:p>92</text:p>
          </table:table-cell>
          <table:table-cell office:value-type="float" office:value="297.5" table:style-name="ce216">
            <text:p>298</text:p>
          </table:table-cell>
          <table:table-cell office:value-type="float" office:value="10.7" table:style-name="ce301">
            <text:p>11</text:p>
          </table:table-cell>
          <table:table-cell office:value-type="float" office:value="286.8" table:style-name="ce301">
            <text:p>287</text:p>
          </table:table-cell>
          <table:table-cell office:value-type="float" office:value="963.9" table:style-name="ce302">
            <text:p>96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2" table:style-name="ce404"/>
          <table:table-cell table:number-columns-repeated="16343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3.7" table:style-name="ce216">
            <text:p>194</text:p>
          </table:table-cell>
          <table:table-cell office:value-type="float" office:value="193.7" table:style-name="ce301">
            <text:p>194</text:p>
          </table:table-cell>
          <table:table-cell office:value-type="float" office:value="0" table:style-name="ce301">
            <text:p>0</text:p>
          </table:table-cell>
          <table:table-cell office:value-type="float" office:value="506.7" table:style-name="ce216">
            <text:p>507</text:p>
          </table:table-cell>
          <table:table-cell office:value-type="float" office:value="312" table:style-name="ce301">
            <text:p>312</text:p>
          </table:table-cell>
          <table:table-cell office:value-type="float" office:value="194.7" table:style-name="ce301">
            <text:p>195</text:p>
          </table:table-cell>
          <table:table-cell office:value-type="float" office:value="164.1" table:style-name="ce216">
            <text:p>164</text:p>
          </table:table-cell>
          <table:table-cell office:value-type="float" office:value="29" table:style-name="ce301">
            <text:p>29</text:p>
          </table:table-cell>
          <table:table-cell office:value-type="float" office:value="135.1" table:style-name="ce301">
            <text:p>135</text:p>
          </table:table-cell>
          <table:table-cell office:value-type="float" office:value="864.5" table:style-name="ce302">
            <text:p>86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2" table:style-name="ce404"/>
          <table:table-cell table:number-columns-repeated="16343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15.6" table:style-name="ce216">
            <text:p>416</text:p>
          </table:table-cell>
          <table:table-cell office:value-type="float" office:value="412.4" table:style-name="ce301">
            <text:p>412</text:p>
          </table:table-cell>
          <table:table-cell office:value-type="float" office:value="3.2" table:style-name="ce301">
            <text:p>3</text:p>
          </table:table-cell>
          <table:table-cell office:value-type="float" office:value="342.4" table:style-name="ce216">
            <text:p>342</text:p>
          </table:table-cell>
          <table:table-cell office:value-type="float" office:value="207" table:style-name="ce301">
            <text:p>207</text:p>
          </table:table-cell>
          <table:table-cell office:value-type="float" office:value="135.4" table:style-name="ce301">
            <text:p>135</text:p>
          </table:table-cell>
          <table:table-cell office:value-type="float" office:value="360.9" table:style-name="ce216">
            <text:p>361</text:p>
          </table:table-cell>
          <table:table-cell office:value-type="float" office:value="32.6" table:style-name="ce301">
            <text:p>33</text:p>
          </table:table-cell>
          <table:table-cell office:value-type="float" office:value="328.3" table:style-name="ce301">
            <text:p>328</text:p>
          </table:table-cell>
          <table:table-cell office:value-type="float" office:value="1118.9000000000001" table:style-name="ce302">
            <text:p>1,119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2" table:style-name="ce404"/>
          <table:table-cell table:number-columns-repeated="16343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5" table:style-name="ce216">
            <text:p>265</text:p>
          </table:table-cell>
          <table:table-cell office:value-type="float" office:value="265" table:style-name="ce301">
            <text:p>265</text:p>
          </table:table-cell>
          <table:table-cell office:value-type="float" office:value="0" table:style-name="ce301">
            <text:p>0</text:p>
          </table:table-cell>
          <table:table-cell office:value-type="float" office:value="841.2" table:style-name="ce216">
            <text:p>841</text:p>
          </table:table-cell>
          <table:table-cell office:value-type="float" office:value="537.20000000000005" table:style-name="ce301">
            <text:p>537</text:p>
          </table:table-cell>
          <table:table-cell office:value-type="float" office:value="304" table:style-name="ce301">
            <text:p>304</text:p>
          </table:table-cell>
          <table:table-cell office:value-type="float" office:value="184.4" table:style-name="ce216">
            <text:p>184</text:p>
          </table:table-cell>
          <table:table-cell office:value-type="float" office:value="23.5" table:style-name="ce301">
            <text:p>24</text:p>
          </table:table-cell>
          <table:table-cell office:value-type="float" office:value="160.9" table:style-name="ce301">
            <text:p>161</text:p>
          </table:table-cell>
          <table:table-cell office:value-type="float" office:value="1290.5999999999999" table:style-name="ce302">
            <text:p>1,291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2" table:style-name="ce404"/>
          <table:table-cell table:number-columns-repeated="16343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216">
            <text:p>23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301">
            <text:p>23</text:p>
          </table:table-cell>
          <table:table-cell office:value-type="float" office:value="412" table:style-name="ce216">
            <text:p>412</text:p>
          </table:table-cell>
          <table:table-cell office:value-type="float" office:value="0" table:style-name="ce301">
            <text:p>0</text:p>
          </table:table-cell>
          <table:table-cell office:value-type="float" office:value="412" table:style-name="ce301">
            <text:p>412</text:p>
          </table:table-cell>
          <table:table-cell office:value-type="float" office:value="495.4" table:style-name="ce302">
            <text:p>49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style-name="ce405"/>
          <table:table-cell table:style-name="ce404"/>
          <table:table-cell table:number-columns-repeated="16343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3.1" table:style-name="ce216">
            <text:p>653</text:p>
          </table:table-cell>
          <table:table-cell office:value-type="float" office:value="642.5" table:style-name="ce301">
            <text:p>643</text:p>
          </table:table-cell>
          <table:table-cell office:value-type="float" office:value="10.6" table:style-name="ce301">
            <text:p>11</text:p>
          </table:table-cell>
          <table:table-cell office:value-type="float" office:value="893.8" table:style-name="ce216">
            <text:p>894</text:p>
          </table:table-cell>
          <table:table-cell office:value-type="float" office:value="474.3" table:style-name="ce301">
            <text:p>474</text:p>
          </table:table-cell>
          <table:table-cell office:value-type="float" office:value="419.5" table:style-name="ce301">
            <text:p>420</text:p>
          </table:table-cell>
          <table:table-cell office:value-type="float" office:value="367.5" table:style-name="ce216">
            <text:p>368</text:p>
          </table:table-cell>
          <table:table-cell office:value-type="float" office:value="29.7" table:style-name="ce301">
            <text:p>30</text:p>
          </table:table-cell>
          <table:table-cell office:value-type="float" office:value="337.8" table:style-name="ce301">
            <text:p>338</text:p>
          </table:table-cell>
          <table:table-cell office:value-type="float" office:value="1914.4" table:style-name="ce302">
            <text:p>1,91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2" table:style-name="ce404"/>
          <table:table-cell table:number-columns-repeated="16343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546.1" table:style-name="ce216">
            <text:p>546</text:p>
          </table:table-cell>
          <table:table-cell office:value-type="float" office:value="399.5" table:style-name="ce301">
            <text:p>400</text:p>
          </table:table-cell>
          <table:table-cell office:value-type="float" office:value="146.6" table:style-name="ce301">
            <text:p>147</text:p>
          </table:table-cell>
          <table:table-cell office:value-type="float" office:value="181.4" table:style-name="ce216">
            <text:p>181</text:p>
          </table:table-cell>
          <table:table-cell office:value-type="float" office:value="17.5" table:style-name="ce301">
            <text:p>18</text:p>
          </table:table-cell>
          <table:table-cell office:value-type="float" office:value="163.9" table:style-name="ce301">
            <text:p>164</text:p>
          </table:table-cell>
          <table:table-cell office:value-type="float" office:value="1054.3" table:style-name="ce302">
            <text:p>1,05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2" table:style-name="ce404"/>
          <table:table-cell table:number-columns-repeated="16343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2973.2" table:style-name="ce368">
            <text:p>2,973</text:p>
          </table:table-cell>
          <table:table-cell office:value-type="float" office:value="2932.7" table:style-name="ce306">
            <text:p>2,933</text:p>
          </table:table-cell>
          <table:table-cell office:value-type="float" office:value="40.5" table:style-name="ce306">
            <text:p>41</text:p>
          </table:table-cell>
          <table:table-cell office:value-type="float" office:value="4051.8" table:style-name="ce368">
            <text:p>4,052</text:p>
          </table:table-cell>
          <table:table-cell office:value-type="float" office:value="2420.8000000000002" table:style-name="ce306">
            <text:p>2,421</text:p>
          </table:table-cell>
          <table:table-cell office:value-type="float" office:value="1631" table:style-name="ce306">
            <text:p>1,631</text:p>
          </table:table-cell>
          <table:table-cell office:value-type="float" office:value="2552.9" table:style-name="ce368">
            <text:p>2,553</text:p>
          </table:table-cell>
          <table:table-cell office:value-type="float" office:value="196.4" table:style-name="ce306">
            <text:p>196</text:p>
          </table:table-cell>
          <table:table-cell office:value-type="float" office:value="2356.5" table:style-name="ce306">
            <text:p>2,357</text:p>
          </table:table-cell>
          <table:table-cell office:value-type="float" office:value="9577.9" table:style-name="ce302">
            <text:p>9,578</text:p>
          </table:table-cell>
          <table:table-cell table:style-name="ce306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2" table:style-name="ce404"/>
          <table:table-cell table:number-columns-repeated="16343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425.8" table:style-name="ce216">
            <text:p>426</text:p>
          </table:table-cell>
          <table:table-cell office:value-type="float" office:value="328.8" table:style-name="ce301">
            <text:p>329</text:p>
          </table:table-cell>
          <table:table-cell office:value-type="float" office:value="97" table:style-name="ce301">
            <text:p>97</text:p>
          </table:table-cell>
          <table:table-cell office:value-type="float" office:value="123" table:style-name="ce216">
            <text:p>123</text:p>
          </table:table-cell>
          <table:table-cell office:value-type="float" office:value="18.7" table:style-name="ce301">
            <text:p>19</text:p>
          </table:table-cell>
          <table:table-cell office:value-type="float" office:value="104.3" table:style-name="ce301">
            <text:p>104</text:p>
          </table:table-cell>
          <table:table-cell office:value-type="float" office:value="690.1" table:style-name="ce302">
            <text:p>690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2" table:style-name="ce404"/>
          <table:table-cell table:number-columns-repeated="983" table:style-name="ce341"/>
          <table:table-cell table:number-columns-repeated="15360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384.9" table:style-name="ce216">
            <text:p>385</text:p>
          </table:table-cell>
          <table:table-cell office:value-type="float" office:value="384.9" table:style-name="ce301">
            <text:p>385</text:p>
          </table:table-cell>
          <table:table-cell office:value-type="float" office:value="0" table:style-name="ce301">
            <text:p>0</text:p>
          </table:table-cell>
          <table:table-cell office:value-type="float" office:value="547.70000000000005" table:style-name="ce216">
            <text:p>548</text:p>
          </table:table-cell>
          <table:table-cell office:value-type="float" office:value="455.7" table:style-name="ce301">
            <text:p>456</text:p>
          </table:table-cell>
          <table:table-cell office:value-type="float" office:value="92" table:style-name="ce301">
            <text:p>92</text:p>
          </table:table-cell>
          <table:table-cell office:value-type="float" office:value="234.7" table:style-name="ce216">
            <text:p>235</text:p>
          </table:table-cell>
          <table:table-cell office:value-type="float" office:value="49.7" table:style-name="ce301">
            <text:p>50</text:p>
          </table:table-cell>
          <table:table-cell office:value-type="float" office:value="185" table:style-name="ce301">
            <text:p>185</text:p>
          </table:table-cell>
          <table:table-cell office:value-type="float" office:value="1167.3" table:style-name="ce302">
            <text:p>1,167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9">
          <table:table-cell office:value-type="string" table:style-name="ce382">
            <text:p>K03000001</text:p>
          </table:table-cell>
          <table:table-cell office:value-type="string" table:style-name="ce383">
            <text:p>Great Britain</text:p>
          </table:table-cell>
          <table:table-cell table:style-name="ce383"/>
          <table:table-cell office:value-type="float" office:value="3499.4" table:style-name="ce384">
            <text:p>3,499</text:p>
          </table:table-cell>
          <table:table-cell office:value-type="float" office:value="3458.9" table:style-name="ce401">
            <text:p>3,459</text:p>
          </table:table-cell>
          <table:table-cell office:value-type="float" office:value="40.5" table:style-name="ce401">
            <text:p>41</text:p>
          </table:table-cell>
          <table:table-cell office:value-type="float" office:value="5025.3" table:style-name="ce384">
            <text:p>5,025</text:p>
          </table:table-cell>
          <table:table-cell office:value-type="float" office:value="3205.3" table:style-name="ce401">
            <text:p>3,205</text:p>
          </table:table-cell>
          <table:table-cell office:value-type="float" office:value="1820" table:style-name="ce401">
            <text:p>1,820</text:p>
          </table:table-cell>
          <table:table-cell office:value-type="float" office:value="2910.6" table:style-name="ce384">
            <text:p>2,911</text:p>
          </table:table-cell>
          <table:table-cell office:value-type="float" office:value="264.8" table:style-name="ce401">
            <text:p>265</text:p>
          </table:table-cell>
          <table:table-cell office:value-type="float" office:value="2645.8" table:style-name="ce401">
            <text:p>2,646</text:p>
          </table:table-cell>
          <table:table-cell office:value-type="float" office:value="11435.3" table:style-name="ce402">
            <text:p>11,435</text:p>
          </table:table-cell>
          <table:table-cell table:style-name="ce401"/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table:style-name="ce382"/>
          <table:table-cell office:value-type="string" table:style-name="ce388">
            <text:p>.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table:number-columns-repeated="3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office:value-type="string" table:style-name="ce171">
            <text:p>Values may not sum to totals due to rounding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office:value-type="string" table:style-name="ce341">
            <text:p>1. Use controls at top of sheet to expand/collapse selection</text:p>
          </table:table-cell>
          <table:table-cell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232" table:style-name="ce341"/>
          <table:table-cell table:number-columns-repeated="16128" table:style-name="ce342"/>
        </table:table-row>
        <table:table-row table:style-name="ro11">
          <table:table-cell table:number-columns-repeated="2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232" table:style-name="ce341"/>
          <table:table-cell table:number-columns-repeated="16128" table:style-name="ce342"/>
        </table:table-row>
        <table:table-row table:style-name="ro11">
          <table:table-cell office:value-type="string" table:style-name="ce248">
            <text:p>Symbols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office:value-type="string" table:style-name="ce171">
            <text:p>. <text:s/>Not applicable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table:style-name="ce171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342"/>
          <table:table-cell table:number-columns-repeated="16128" table:style-name="ce174"/>
        </table:table-row>
        <table:table-row table:style-name="ro11">
          <table:table-cell office:value-type="string" table:style-name="ce391">
            <text:p>Telephone: 020 7944 5032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office:value-type="string" table:style-name="ce392">
            <text:p>Source: Department for Transport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1">
            <text:p><text:a xlink:href="mailto:road.length@dft.gsi.gov.uk">Email: road.length@dft.gsi.gov.uk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table:style-name="ce393"/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office:value-type="string" table:style-name="ce255">
            <text:p>Last updated: 19 May 2016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7/road-length-statistics-methodology.pdf">Methodology note</text:a></text:p>
          </table:table-cell>
          <table:table-cell table:style-name="ce341"/>
          <table:table-cell table:style-name="ce394"/>
          <table:table-cell table:number-columns-repeated="3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0" table:style-name="ce341"/>
          <table:table-cell table:style-name="ce342"/>
          <table:table-cell office:value-type="string" table:style-name="ce255">
            <text:p>Next update: May 2017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table:style-name="ce341">
            <text:p>The figures in this table are National Statistics</text:p>
          </table:table-cell>
          <table:table-cell table:number-columns-repeated="16383"/>
        </table:table-row>
        <table:table-row table:number-rows-repeated="1048527" table:style-name="ro10">
          <table:table-cell table:number-columns-repeated="16384"/>
        </table:table-row>
        <table:named-expressions>
          <table:named-range table:name="Print_Area" table:cell-range-address="RDL0201_(2008).$A$1:RDL0201_(2008).$Y$49" table:base-cell-address="RDL0201_(2008).$A$1"/>
        </table:named-expressions>
      </table:table>
      <table:table table:name="RDL0201_(2007)" table:style-name="ta6">
        <table:table-column table:style-name="co1" table:number-columns-repeated="2" table:default-cell-style-name="ce341"/>
        <table:table-column table:style-name="co2" table:default-cell-style-name="ce341"/>
        <table:table-column table:style-name="co4" table:default-cell-style-name="ce341"/>
        <table:table-column-group>
          <table:table-column table:style-name="co4" table:default-cell-style-name="ce341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default-cell-style-name="ce339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number-columns-repeated="2" table:default-cell-style-name="ce339"/>
        </table:table-column-group>
        <table:table-column table:style-name="co4" table:default-cell-style-name="ce339"/>
        <table:table-column table:style-name="co10" table:default-cell-style-name="ce341"/>
        <table:table-column table:style-name="co4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8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4" table:default-cell-style-name="ce341"/>
        <table:table-column table:style-name="co10" table:default-cell-style-name="ce342"/>
        <table:table-column table:style-name="co11" table:default-cell-style-name="ce341"/>
        <table:table-column table:style-name="co11" table:number-columns-repeated="14" table:default-cell-style-name="ce10"/>
        <table:table-column table:style-name="co11" table:number-columns-repeated="985" table:default-cell-style-name="ce341"/>
        <table:table-column table:style-name="co15" table:number-columns-repeated="15360" table:default-cell-style-name="ce1"/>
        <table:table-row table:style-name="ro1">
          <table:table-cell office:value-type="string" table:style-name="ce337">
            <text:p>Department for Transport statistics</text:p>
          </table:table-cell>
          <table:table-cell table:number-columns-repeated="2" table:style-name="ce337"/>
          <table:table-cell table:number-columns-repeated="2" table:style-name="ce338"/>
          <table:table-cell table:style-name="ce337"/>
          <table:table-cell table:number-columns-repeated="2" table:style-name="ce339"/>
          <table:table-cell table:style-name="ce337"/>
          <table:table-cell table:number-columns-repeated="4" table:style-name="ce339"/>
          <table:table-cell table:style-name="ce337"/>
          <table:table-cell table:number-columns-repeated="3" table:style-name="ce338"/>
          <table:table-cell table:style-name="ce337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2">
          <table:table-cell office:value-type="string" table:style-name="ce170">
            <text:p><text:a xlink:href="https://www.gov.uk/government/collections/road-network-size-and-condition">Road lengths statistics</text:a>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table:style-name="ce341"/>
          <table:table-cell table:number-columns-repeated="14" table:style-name="ce10"/>
          <table:table-cell table:number-columns-repeated="16345"/>
        </table:table-row>
        <table:table-row table:style-name="ro3">
          <table:table-cell office:value-type="string" table:style-name="ce343">
            <text:p>Table RDL0201</text:p>
          </table:table-cell>
          <table:table-cell table:number-columns-repeated="2" table:style-name="ce343"/>
          <table:table-cell table:number-columns-repeated="2" table:style-name="ce338"/>
          <table:table-cell table:style-name="ce343"/>
          <table:table-cell table:number-columns-repeated="2" table:style-name="ce339"/>
          <table:table-cell table:style-name="ce343"/>
          <table:table-cell table:number-columns-repeated="4" table:style-name="ce339"/>
          <table:table-cell table:style-name="ce343"/>
          <table:table-cell table:number-columns-repeated="3" table:style-name="ce338"/>
          <table:table-cell table:style-name="ce343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1">
          <table:table-cell office:value-type="string" table:style-name="ce344">
            <text:p>Road lengths (kilometres) by road type and region and country in Great Britain, 2007</text:p>
          </table:table-cell>
          <table:table-cell table:number-columns-repeated="2" table:style-name="ce343"/>
          <table:table-cell table:number-columns-repeated="2" table:style-name="ce345"/>
          <table:table-cell table:style-name="ce343"/>
          <table:table-cell table:number-columns-repeated="2" table:style-name="ce346"/>
          <table:table-cell table:style-name="ce343"/>
          <table:table-cell table:number-columns-repeated="4" table:style-name="ce346"/>
          <table:table-cell table:style-name="ce343"/>
          <table:table-cell table:number-columns-repeated="3" table:style-name="ce338"/>
          <table:table-cell table:style-name="ce343"/>
          <table:table-cell table:number-columns-repeated="4" table:style-name="ce338"/>
          <table:table-cell table:style-name="ce346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4">
          <table:table-cell table:number-columns-repeated="2" table:style-name="ce348"/>
          <table:table-cell table:number-columns-repeated="2" table:style-name="ce349"/>
          <table:table-cell table:number-columns-repeated="2" table:style-name="ce350"/>
          <table:table-cell table:style-name="ce349"/>
          <table:table-cell table:number-columns-repeated="2" table:style-name="ce351"/>
          <table:table-cell table:style-name="ce349"/>
          <table:table-cell table:number-columns-repeated="4" table:style-name="ce351"/>
          <table:table-cell table:style-name="ce349"/>
          <table:table-cell table:number-columns-repeated="3" table:style-name="ce347"/>
          <table:table-cell table:style-name="ce349"/>
          <table:table-cell table:number-columns-repeated="4" table:style-name="ce347"/>
          <table:table-cell table:style-name="ce351"/>
          <table:table-cell office:value-type="string" table:style-name="ce352">
            <text:p>Kilometres</text:p>
          </table:table-cell>
          <table:table-cell table:number-columns-repeated="14" table:style-name="ce10"/>
          <table:table-cell table:number-columns-repeated="16345" table:style-name="ce338"/>
        </table:table-row>
        <table:table-row table:style-name="ro5">
          <table:table-cell table:style-name="ce353"/>
          <table:table-cell table:number-columns-repeated="2" table:style-name="ce354"/>
          <table:table-cell office:value-type="string" table:number-columns-spanned="10" table:number-rows-spanned="1" table:style-name="ce397">
            <text:p>Major roads</text:p>
          </table:table-cell>
          <table:covered-table-cell table:number-columns-repeated="9"/>
          <table:table-cell table:style-name="ce355"/>
          <table:table-cell office:value-type="string" table:number-columns-spanned="9" table:number-rows-spanned="1" table:style-name="ce397">
            <text:p>Minor roads</text:p>
          </table:table-cell>
          <table:covered-table-cell table:number-columns-repeated="8"/>
          <table:table-cell table:style-name="ce355"/>
          <table:table-cell office:value-type="string" table:number-columns-spanned="1" table:number-rows-spanned="3" table:style-name="ce398">
            <text:p>All roads</text:p>
          </table:table-cell>
          <table:table-cell table:number-columns-repeated="14" table:style-name="ce10"/>
          <table:table-cell table:number-columns-repeated="16345" table:style-name="ce353"/>
        </table:table-row>
        <table:table-row table:style-name="ro6">
          <table:table-cell table:style-name="ce353"/>
          <table:table-cell table:number-columns-repeated="3"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office:value-type="string" table:number-columns-spanned="1" table:number-rows-spanned="2" table:style-name="ce400">
            <text:p>All major roads</text:p>
          </table:table-cell>
          <table:table-cell table:style-name="ce356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400">
            <text:p>All minor roads</text:p>
          </table:table-cell>
          <table:table-cell table:style-name="ce356"/>
          <table:covered-table-cell/>
          <table:table-cell table:number-columns-repeated="14" table:style-name="ce10"/>
          <table:table-cell table:number-columns-repeated="16345" table:style-name="ce353"/>
        </table:table-row>
        <table:table-row table:style-name="ro8">
          <table:table-cell office:value-type="string" table:style-name="ce357">
            <text:p>ONS Area</text:p>
            <text:p>Code</text:p>
          </table:table-cell>
          <table:table-cell table:style-name="ce357"/>
          <table:table-cell table:style-name="ce358"/>
          <table:table-cell office:value-type="string" table:style-name="ce358">
            <text:p>Motorways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Rural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Urban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covered-table-cell/>
          <table:table-cell table:style-name="ce360"/>
          <table:table-cell office:value-type="string" table:style-name="ce358">
            <text:p>Minor rural<text:span text:style-name="T1">1</text:span></text:p>
          </table:table-cell>
          <table:table-cell office:value-type="string" table:style-name="ce359">
            <text:p>Rural 'B'</text:p>
          </table:table-cell>
          <table:table-cell office:value-type="string" table:style-name="ce359">
            <text:p>Rural 'C'</text:p>
          </table:table-cell>
          <table:table-cell office:value-type="string" table:style-name="ce359">
            <text:p>Rural 'U'</text:p>
          </table:table-cell>
          <table:table-cell office:value-type="string" table:style-name="ce358">
            <text:p>Minor urban<text:span text:style-name="T1">1</text:span></text:p>
          </table:table-cell>
          <table:table-cell office:value-type="string" table:style-name="ce359">
            <text:p>Urban 'B'</text:p>
          </table:table-cell>
          <table:table-cell office:value-type="string" table:style-name="ce359">
            <text:p>Urban 'C'</text:p>
          </table:table-cell>
          <table:table-cell office:value-type="string" table:style-name="ce359">
            <text:p>Urban 'U'</text:p>
          </table:table-cell>
          <table:covered-table-cell/>
          <table:table-cell table:style-name="ce360"/>
          <table:covered-table-cell/>
          <table:table-cell table:number-columns-repeated="14" table:style-name="ce10"/>
          <table:table-cell table:number-columns-repeated="16345" table:style-name="ce361"/>
        </table:table-row>
        <table:table-row table:style-name="ro8">
          <table:table-cell table:style-name="ce362"/>
          <table:table-cell office:value-type="string" table:style-name="ce363">
            <text:p>(a) Total length</text:p>
          </table:table-cell>
          <table:table-cell table:number-columns-repeated="2" table:style-name="ce364"/>
          <table:table-cell table:number-columns-repeated="2" table:style-name="ce365"/>
          <table:table-cell table:style-name="ce364"/>
          <table:table-cell table:number-columns-repeated="2" table:style-name="ce366"/>
          <table:table-cell table:style-name="ce364"/>
          <table:table-cell table:number-columns-repeated="4" table:style-name="ce366"/>
          <table:table-cell table:style-name="ce364"/>
          <table:table-cell table:number-columns-repeated="3" table:style-name="ce362"/>
          <table:table-cell table:style-name="ce364"/>
          <table:table-cell table:number-columns-repeated="4" table:style-name="ce362"/>
          <table:table-cell table:style-name="ce366"/>
          <table:table-cell table:style-name="ce367"/>
          <table:table-cell table:number-columns-repeated="14" table:style-name="ce10"/>
          <table:table-cell table:number-columns-repeated="16345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1261.1099999999999" table:style-name="ce216">
            <text:p>1,261</text:p>
          </table:table-cell>
          <table:table-cell office:value-type="float" office:value="296.2" table:style-name="ce301">
            <text:p>296</text:p>
          </table:table-cell>
          <table:table-cell office:value-type="float" office:value="964.91" table:style-name="ce301">
            <text:p>965</text:p>
          </table:table-cell>
          <table:table-cell office:value-type="float" office:value="502.8" table:style-name="ce216">
            <text:p>503</text:p>
          </table:table-cell>
          <table:table-cell office:value-type="float" office:value="51.3" table:style-name="ce301">
            <text:p>51</text:p>
          </table:table-cell>
          <table:table-cell office:value-type="float" office:value="451.5" table:style-name="ce301">
            <text:p>452</text:p>
          </table:table-cell>
          <table:table-cell office:value-type="float" office:value="1821.91" table:style-name="ce302">
            <text:p>1,822</text:p>
          </table:table-cell>
          <table:table-cell table:style-name="ce301"/>
          <table:table-cell office:value-type="float" office:value="7523.0000002679999" table:style-name="ce216">
            <text:p>7,523</text:p>
          </table:table-cell>
          <table:table-cell office:value-type="float" office:value="1086" table:style-name="ce301">
            <text:p>1,086</text:p>
          </table:table-cell>
          <table:table-cell office:value-type="float" office:value="2369.5547634740001" table:style-name="ce301">
            <text:p>2,370</text:p>
          </table:table-cell>
          <table:table-cell office:value-type="float" office:value="4067.4452367939998" table:style-name="ce301">
            <text:p>4,067</text:p>
          </table:table-cell>
          <table:table-cell office:value-type="float" office:value="6852.9000000300002" table:style-name="ce216">
            <text:p>6,853</text:p>
          </table:table-cell>
          <table:table-cell office:value-type="float" office:value="252.3" table:style-name="ce301">
            <text:p>252</text:p>
          </table:table-cell>
          <table:table-cell office:value-type="float" office:value="465.84523693" table:style-name="ce301">
            <text:p>466</text:p>
          </table:table-cell>
          <table:table-cell office:value-type="float" office:value="6134.7547630999998" table:style-name="ce301">
            <text:p>6,135</text:p>
          </table:table-cell>
          <table:table-cell office:value-type="float" office:value="14375.900000297999" table:style-name="ce302">
            <text:p>14,376</text:p>
          </table:table-cell>
          <table:table-cell table:style-name="ce301"/>
          <table:table-cell office:value-type="float" office:value="16197.810000298001" table:style-name="ce302">
            <text:p>16,198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37.5" table:style-name="ce216">
            <text:p>638</text:p>
          </table:table-cell>
          <table:table-cell office:value-type="float" office:value="615.79999999999995" table:style-name="ce301">
            <text:p>616</text:p>
          </table:table-cell>
          <table:table-cell office:value-type="float" office:value="21.7" table:style-name="ce301">
            <text:p>22</text:p>
          </table:table-cell>
          <table:table-cell office:value-type="float" office:value="2328.5500000000002" table:style-name="ce216">
            <text:p>2,329</text:p>
          </table:table-cell>
          <table:table-cell office:value-type="float" office:value="318.89999999999998" table:style-name="ce301">
            <text:p>319</text:p>
          </table:table-cell>
          <table:table-cell office:value-type="float" office:value="2009.65" table:style-name="ce301">
            <text:p>2,010</text:p>
          </table:table-cell>
          <table:table-cell office:value-type="float" office:value="1674.9" table:style-name="ce216">
            <text:p>1,675</text:p>
          </table:table-cell>
          <table:table-cell office:value-type="float" office:value="32.200000000000003" table:style-name="ce301">
            <text:p>32</text:p>
          </table:table-cell>
          <table:table-cell office:value-type="float" office:value="1642.7" table:style-name="ce301">
            <text:p>1,643</text:p>
          </table:table-cell>
          <table:table-cell office:value-type="float" office:value="4640.95" table:style-name="ce302">
            <text:p>4,641</text:p>
          </table:table-cell>
          <table:table-cell table:style-name="ce301"/>
          <table:table-cell office:value-type="float" office:value="13684.13980952" table:style-name="ce216">
            <text:p>13,684</text:p>
          </table:table-cell>
          <table:table-cell office:value-type="float" office:value="1264.5" table:style-name="ce301">
            <text:p>1,265</text:p>
          </table:table-cell>
          <table:table-cell office:value-type="float" office:value="4466.7456218850002" table:style-name="ce301">
            <text:p>4,467</text:p>
          </table:table-cell>
          <table:table-cell office:value-type="float" office:value="7952.894187635" table:style-name="ce301">
            <text:p>7,953</text:p>
          </table:table-cell>
          <table:table-cell office:value-type="float" office:value="18587.860190012001" table:style-name="ce216">
            <text:p>18,588</text:p>
          </table:table-cell>
          <table:table-cell office:value-type="float" office:value="719.9" table:style-name="ce301">
            <text:p>720</text:p>
          </table:table-cell>
          <table:table-cell office:value-type="float" office:value="1172.4543779119999" table:style-name="ce301">
            <text:p>1,172</text:p>
          </table:table-cell>
          <table:table-cell office:value-type="float" office:value="16695.5058121" table:style-name="ce301">
            <text:p>16,696</text:p>
          </table:table-cell>
          <table:table-cell office:value-type="float" office:value="32271.999999531999" table:style-name="ce302">
            <text:p>32,272</text:p>
          </table:table-cell>
          <table:table-cell table:style-name="ce302"/>
          <table:table-cell office:value-type="float" office:value="36912.949999532" table:style-name="ce302">
            <text:p>36,913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83.5" table:style-name="ce216">
            <text:p>384</text:p>
          </table:table-cell>
          <table:table-cell office:value-type="float" office:value="380" table:style-name="ce301">
            <text:p>380</text:p>
          </table:table-cell>
          <table:table-cell office:value-type="float" office:value="3.5" table:style-name="ce301">
            <text:p>4</text:p>
          </table:table-cell>
          <table:table-cell office:value-type="float" office:value="2244.67" table:style-name="ce216">
            <text:p>2,245</text:p>
          </table:table-cell>
          <table:table-cell office:value-type="float" office:value="363.77" table:style-name="ce301">
            <text:p>364</text:p>
          </table:table-cell>
          <table:table-cell office:value-type="float" office:value="1880.9" table:style-name="ce301">
            <text:p>1,881</text:p>
          </table:table-cell>
          <table:table-cell office:value-type="float" office:value="1086.7" table:style-name="ce216">
            <text:p>1,087</text:p>
          </table:table-cell>
          <table:table-cell office:value-type="float" office:value="15.7" table:style-name="ce301">
            <text:p>16</text:p>
          </table:table-cell>
          <table:table-cell office:value-type="float" office:value="1071" table:style-name="ce301">
            <text:p>1,071</text:p>
          </table:table-cell>
          <table:table-cell office:value-type="float" office:value="3714.87" table:style-name="ce302">
            <text:p>3,715</text:p>
          </table:table-cell>
          <table:table-cell table:style-name="ce301"/>
          <table:table-cell office:value-type="float" office:value="15719.79999999" table:style-name="ce216">
            <text:p>15,720</text:p>
          </table:table-cell>
          <table:table-cell office:value-type="float" office:value="1476.4" table:style-name="ce301">
            <text:p>1,476</text:p>
          </table:table-cell>
          <table:table-cell office:value-type="float" office:value="4740.9041110999997" table:style-name="ce301">
            <text:p>4,741</text:p>
          </table:table-cell>
          <table:table-cell office:value-type="float" office:value="9502.4958888900001" table:style-name="ce301">
            <text:p>9,502</text:p>
          </table:table-cell>
          <table:table-cell office:value-type="float" office:value="12700.10000006" table:style-name="ce216">
            <text:p>12,700</text:p>
          </table:table-cell>
          <table:table-cell office:value-type="float" office:value="452.1" table:style-name="ce301">
            <text:p>452</text:p>
          </table:table-cell>
          <table:table-cell office:value-type="float" office:value="982.79588885999999" table:style-name="ce301">
            <text:p>983</text:p>
          </table:table-cell>
          <table:table-cell office:value-type="float" office:value="11265.204111200001" table:style-name="ce301">
            <text:p>11,265</text:p>
          </table:table-cell>
          <table:table-cell office:value-type="float" office:value="28419.900000049998" table:style-name="ce302">
            <text:p>28,420</text:p>
          </table:table-cell>
          <table:table-cell table:style-name="ce302"/>
          <table:table-cell office:value-type="float" office:value="32134.770000050001" table:style-name="ce302">
            <text:p>32,135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5.4" table:style-name="ce216">
            <text:p>195</text:p>
          </table:table-cell>
          <table:table-cell office:value-type="float" office:value="195.4" table:style-name="ce301">
            <text:p>195</text:p>
          </table:table-cell>
          <table:table-cell office:value-type="float" office:value="0" table:style-name="ce301">
            <text:p>0</text:p>
          </table:table-cell>
          <table:table-cell office:value-type="float" office:value="3154.86" table:style-name="ce216">
            <text:p>3,155</text:p>
          </table:table-cell>
          <table:table-cell office:value-type="float" office:value="514.32000000000005" table:style-name="ce301">
            <text:p>514</text:p>
          </table:table-cell>
          <table:table-cell office:value-type="float" office:value="2640.54" table:style-name="ce301">
            <text:p>2,641</text:p>
          </table:table-cell>
          <table:table-cell office:value-type="float" office:value="701.2" table:style-name="ce216">
            <text:p>701</text:p>
          </table:table-cell>
          <table:table-cell office:value-type="float" office:value="34.700000000000003" table:style-name="ce301">
            <text:p>35</text:p>
          </table:table-cell>
          <table:table-cell office:value-type="float" office:value="666.5" table:style-name="ce301">
            <text:p>667</text:p>
          </table:table-cell>
          <table:table-cell office:value-type="float" office:value="4051.46" table:style-name="ce302">
            <text:p>4,051</text:p>
          </table:table-cell>
          <table:table-cell table:style-name="ce301"/>
          <table:table-cell office:value-type="float" office:value="18208.215019755" table:style-name="ce216">
            <text:p>18,208</text:p>
          </table:table-cell>
          <table:table-cell office:value-type="float" office:value="1642.8" table:style-name="ce301">
            <text:p>1,643</text:p>
          </table:table-cell>
          <table:table-cell office:value-type="float" office:value="6871.9022160750001" table:style-name="ce301">
            <text:p>6,872</text:p>
          </table:table-cell>
          <table:table-cell office:value-type="float" office:value="9693.5128036799997" table:style-name="ce301">
            <text:p>9,694</text:p>
          </table:table-cell>
          <table:table-cell office:value-type="float" office:value="8946.884979421" table:style-name="ce216">
            <text:p>8,947</text:p>
          </table:table-cell>
          <table:table-cell office:value-type="float" office:value="388.2" table:style-name="ce301">
            <text:p>388</text:p>
          </table:table-cell>
          <table:table-cell office:value-type="float" office:value="925.59778278099998" table:style-name="ce301">
            <text:p>926</text:p>
          </table:table-cell>
          <table:table-cell office:value-type="float" office:value="7633.08719664" table:style-name="ce301">
            <text:p>7,633</text:p>
          </table:table-cell>
          <table:table-cell office:value-type="float" office:value="27155.099999176" table:style-name="ce302">
            <text:p>27,155</text:p>
          </table:table-cell>
          <table:table-cell table:style-name="ce302"/>
          <table:table-cell office:value-type="float" office:value="31206.559999175999" table:style-name="ce302">
            <text:p>31,207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30.2" table:style-name="ce216">
            <text:p>430</text:p>
          </table:table-cell>
          <table:table-cell office:value-type="float" office:value="427" table:style-name="ce301">
            <text:p>427</text:p>
          </table:table-cell>
          <table:table-cell office:value-type="float" office:value="3.2" table:style-name="ce301">
            <text:p>3</text:p>
          </table:table-cell>
          <table:table-cell office:value-type="float" office:value="2430.17" table:style-name="ce216">
            <text:p>2,430</text:p>
          </table:table-cell>
          <table:table-cell office:value-type="float" office:value="455.88" table:style-name="ce301">
            <text:p>456</text:p>
          </table:table-cell>
          <table:table-cell office:value-type="float" office:value="1974.29" table:style-name="ce301">
            <text:p>1,974</text:p>
          </table:table-cell>
          <table:table-cell office:value-type="float" office:value="1095" table:style-name="ce216">
            <text:p>1,095</text:p>
          </table:table-cell>
          <table:table-cell office:value-type="float" office:value="49.3" table:style-name="ce301">
            <text:p>49</text:p>
          </table:table-cell>
          <table:table-cell office:value-type="float" office:value="1045.7" table:style-name="ce301">
            <text:p>1,046</text:p>
          </table:table-cell>
          <table:table-cell office:value-type="float" office:value="3955.37" table:style-name="ce302">
            <text:p>3,955</text:p>
          </table:table-cell>
          <table:table-cell table:style-name="ce301"/>
          <table:table-cell office:value-type="float" office:value="16137.198651537999" table:style-name="ce216">
            <text:p>16,137</text:p>
          </table:table-cell>
          <table:table-cell office:value-type="float" office:value="1872.21" table:style-name="ce301">
            <text:p>1,872</text:p>
          </table:table-cell>
          <table:table-cell office:value-type="float" office:value="5875.7368478709996" table:style-name="ce301">
            <text:p>5,876</text:p>
          </table:table-cell>
          <table:table-cell office:value-type="float" office:value="8389.2518036670008" table:style-name="ce301">
            <text:p>8,389</text:p>
          </table:table-cell>
          <table:table-cell office:value-type="float" office:value="12679.011348739999" table:style-name="ce216">
            <text:p>12,679</text:p>
          </table:table-cell>
          <table:table-cell office:value-type="float" office:value="634.29999999999995" table:style-name="ce301">
            <text:p>634</text:p>
          </table:table-cell>
          <table:table-cell office:value-type="float" office:value="1036.3631528400001" table:style-name="ce301">
            <text:p>1,036</text:p>
          </table:table-cell>
          <table:table-cell office:value-type="float" office:value="11008.3481959" table:style-name="ce301">
            <text:p>11,008</text:p>
          </table:table-cell>
          <table:table-cell office:value-type="float" office:value="28816.210000277999" table:style-name="ce302">
            <text:p>28,816</text:p>
          </table:table-cell>
          <table:table-cell table:style-name="ce302"/>
          <table:table-cell office:value-type="float" office:value="32771.580000278002" table:style-name="ce302">
            <text:p>32,772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5" table:style-name="ce216">
            <text:p>265</text:p>
          </table:table-cell>
          <table:table-cell office:value-type="float" office:value="265" table:style-name="ce301">
            <text:p>265</text:p>
          </table:table-cell>
          <table:table-cell office:value-type="float" office:value="0" table:style-name="ce301">
            <text:p>0</text:p>
          </table:table-cell>
          <table:table-cell office:value-type="float" office:value="3078.77" table:style-name="ce216">
            <text:p>3,079</text:p>
          </table:table-cell>
          <table:table-cell office:value-type="float" office:value="744.54" table:style-name="ce301">
            <text:p>745</text:p>
          </table:table-cell>
          <table:table-cell office:value-type="float" office:value="2334.23" table:style-name="ce301">
            <text:p>2,334</text:p>
          </table:table-cell>
          <table:table-cell office:value-type="float" office:value="829.28" table:style-name="ce216">
            <text:p>829</text:p>
          </table:table-cell>
          <table:table-cell office:value-type="float" office:value="33.799999999999997" table:style-name="ce301">
            <text:p>34</text:p>
          </table:table-cell>
          <table:table-cell office:value-type="float" office:value="795.48" table:style-name="ce301">
            <text:p>795</text:p>
          </table:table-cell>
          <table:table-cell office:value-type="float" office:value="4173.05" table:style-name="ce302">
            <text:p>4,173</text:p>
          </table:table-cell>
          <table:table-cell table:style-name="ce301"/>
          <table:table-cell office:value-type="float" office:value="24679.115646786999" table:style-name="ce216">
            <text:p>24,679</text:p>
          </table:table-cell>
          <table:table-cell office:value-type="float" office:value="2828.7" table:style-name="ce301">
            <text:p>2,829</text:p>
          </table:table-cell>
          <table:table-cell office:value-type="float" office:value="8540.1206583250005" table:style-name="ce301">
            <text:p>8,540</text:p>
          </table:table-cell>
          <table:table-cell office:value-type="float" office:value="13310.294988461999" table:style-name="ce301">
            <text:p>13,310</text:p>
          </table:table-cell>
          <table:table-cell office:value-type="float" office:value="11093.684353340001" table:style-name="ce216">
            <text:p>11,094</text:p>
          </table:table-cell>
          <table:table-cell office:value-type="float" office:value="426.9" table:style-name="ce301">
            <text:p>427</text:p>
          </table:table-cell>
          <table:table-cell office:value-type="float" office:value="1270.9793417400001" table:style-name="ce301">
            <text:p>1,271</text:p>
          </table:table-cell>
          <table:table-cell office:value-type="float" office:value="9395.8050115999995" table:style-name="ce301">
            <text:p>9,396</text:p>
          </table:table-cell>
          <table:table-cell office:value-type="float" office:value="35772.800000126997" table:style-name="ce302">
            <text:p>35,773</text:p>
          </table:table-cell>
          <table:table-cell table:style-name="ce302"/>
          <table:table-cell office:value-type="float" office:value="39945.850000127" table:style-name="ce302">
            <text:p>39,946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216">
            <text:p>62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301">
            <text:p>62</text:p>
          </table:table-cell>
          <table:table-cell office:value-type="float" office:value="1658.6" table:style-name="ce216">
            <text:p>1,659</text:p>
          </table:table-cell>
          <table:table-cell office:value-type="float" office:value="0" table:style-name="ce301">
            <text:p>0</text:p>
          </table:table-cell>
          <table:table-cell office:value-type="float" office:value="1658.6" table:style-name="ce301">
            <text:p>1,659</text:p>
          </table:table-cell>
          <table:table-cell office:value-type="float" office:value="1780.2" table:style-name="ce302">
            <text:p>1,780</text:p>
          </table:table-cell>
          <table:table-cell table:style-name="ce301"/>
          <table:table-cell office:value-type="float" office:value="320.30131096600002" table:style-name="ce216">
            <text:p>320</text:p>
          </table:table-cell>
          <table:table-cell office:value-type="float" office:value="24.7" table:style-name="ce301">
            <text:p>25</text:p>
          </table:table-cell>
          <table:table-cell office:value-type="float" office:value="99.379308026000004" table:style-name="ce301">
            <text:p>99</text:p>
          </table:table-cell>
          <table:table-cell office:value-type="float" office:value="196.22200294000001" table:style-name="ce301">
            <text:p>196</text:p>
          </table:table-cell>
          <table:table-cell office:value-type="float" office:value="12683.028688980001" table:style-name="ce216">
            <text:p>12,683</text:p>
          </table:table-cell>
          <table:table-cell office:value-type="float" office:value="473.8" table:style-name="ce301">
            <text:p>474</text:p>
          </table:table-cell>
          <table:table-cell office:value-type="float" office:value="760.49069197999995" table:style-name="ce301">
            <text:p>760</text:p>
          </table:table-cell>
          <table:table-cell office:value-type="float" office:value="11448.737997" table:style-name="ce301">
            <text:p>11,449</text:p>
          </table:table-cell>
          <table:table-cell office:value-type="float" office:value="13003.329999946" table:style-name="ce302">
            <text:p>13,003</text:p>
          </table:table-cell>
          <table:table-cell table:style-name="ce302"/>
          <table:table-cell office:value-type="float" office:value="14783.529999946" table:style-name="ce302">
            <text:p>14,784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4.6" table:style-name="ce216">
            <text:p>655</text:p>
          </table:table-cell>
          <table:table-cell office:value-type="float" office:value="644" table:style-name="ce301">
            <text:p>644</text:p>
          </table:table-cell>
          <table:table-cell office:value-type="float" office:value="10.6" table:style-name="ce301">
            <text:p>11</text:p>
          </table:table-cell>
          <table:table-cell office:value-type="float" office:value="3769.3" table:style-name="ce216">
            <text:p>3,769</text:p>
          </table:table-cell>
          <table:table-cell office:value-type="float" office:value="626.1" table:style-name="ce301">
            <text:p>626</text:p>
          </table:table-cell>
          <table:table-cell office:value-type="float" office:value="3143.2" table:style-name="ce301">
            <text:p>3,143</text:p>
          </table:table-cell>
          <table:table-cell office:value-type="float" office:value="1457.69" table:style-name="ce216">
            <text:p>1,458</text:p>
          </table:table-cell>
          <table:table-cell office:value-type="float" office:value="44.8" table:style-name="ce301">
            <text:p>45</text:p>
          </table:table-cell>
          <table:table-cell office:value-type="float" office:value="1412.89" table:style-name="ce301">
            <text:p>1,413</text:p>
          </table:table-cell>
          <table:table-cell office:value-type="float" office:value="5881.59" table:style-name="ce302">
            <text:p>5,882</text:p>
          </table:table-cell>
          <table:table-cell table:style-name="ce301"/>
          <table:table-cell office:value-type="float" office:value="22904.604931796999" table:style-name="ce216">
            <text:p>22,905</text:p>
          </table:table-cell>
          <table:table-cell office:value-type="float" office:value="2326.1" table:style-name="ce301">
            <text:p>2,326</text:p>
          </table:table-cell>
          <table:table-cell office:value-type="float" office:value="7720.2730939800003" table:style-name="ce301">
            <text:p>7,720</text:p>
          </table:table-cell>
          <table:table-cell office:value-type="float" office:value="12858.231837817" table:style-name="ce301">
            <text:p>12,858</text:p>
          </table:table-cell>
          <table:table-cell office:value-type="float" office:value="18637.695068140001" table:style-name="ce216">
            <text:p>18,638</text:p>
          </table:table-cell>
          <table:table-cell office:value-type="float" office:value="798.9" table:style-name="ce301">
            <text:p>799</text:p>
          </table:table-cell>
          <table:table-cell office:value-type="float" office:value="1954.47690584" table:style-name="ce301">
            <text:p>1,954</text:p>
          </table:table-cell>
          <table:table-cell office:value-type="float" office:value="15884.3181623" table:style-name="ce301">
            <text:p>15,884</text:p>
          </table:table-cell>
          <table:table-cell office:value-type="float" office:value="41542.299999937" table:style-name="ce302">
            <text:p>41,542</text:p>
          </table:table-cell>
          <table:table-cell table:style-name="ce302"/>
          <table:table-cell office:value-type="float" office:value="47423.889999936997" table:style-name="ce302">
            <text:p>47,424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4237.16" table:style-name="ce216">
            <text:p>4,237</text:p>
          </table:table-cell>
          <table:table-cell office:value-type="float" office:value="707.2" table:style-name="ce301">
            <text:p>707</text:p>
          </table:table-cell>
          <table:table-cell office:value-type="float" office:value="3529.96" table:style-name="ce301">
            <text:p>3,530</text:p>
          </table:table-cell>
          <table:table-cell office:value-type="float" office:value="703" table:style-name="ce216">
            <text:p>703</text:p>
          </table:table-cell>
          <table:table-cell office:value-type="float" office:value="27.5" table:style-name="ce301">
            <text:p>28</text:p>
          </table:table-cell>
          <table:table-cell office:value-type="float" office:value="675.5" table:style-name="ce301">
            <text:p>676</text:p>
          </table:table-cell>
          <table:table-cell office:value-type="float" office:value="5266.96" table:style-name="ce302">
            <text:p>5,267</text:p>
          </table:table-cell>
          <table:table-cell table:style-name="ce301"/>
          <table:table-cell office:value-type="float" office:value="34534.192578823" table:style-name="ce216">
            <text:p>34,534</text:p>
          </table:table-cell>
          <table:table-cell office:value-type="float" office:value="2843" table:style-name="ce301">
            <text:p>2,843</text:p>
          </table:table-cell>
          <table:table-cell office:value-type="float" office:value="13774.017844499" table:style-name="ce301">
            <text:p>13,774</text:p>
          </table:table-cell>
          <table:table-cell office:value-type="float" office:value="17917.174734323999" table:style-name="ce301">
            <text:p>17,917</text:p>
          </table:table-cell>
          <table:table-cell office:value-type="float" office:value="10261.707421450001" table:style-name="ce216">
            <text:p>10,262</text:p>
          </table:table-cell>
          <table:table-cell office:value-type="float" office:value="452.5" table:style-name="ce301">
            <text:p>453</text:p>
          </table:table-cell>
          <table:table-cell office:value-type="float" office:value="1179.08215505" table:style-name="ce301">
            <text:p>1,179</text:p>
          </table:table-cell>
          <table:table-cell office:value-type="float" office:value="8630.1252664000003" table:style-name="ce301">
            <text:p>8,630</text:p>
          </table:table-cell>
          <table:table-cell office:value-type="float" office:value="44795.900000273003" table:style-name="ce302">
            <text:p>44,796</text:p>
          </table:table-cell>
          <table:table-cell table:style-name="ce302"/>
          <table:table-cell office:value-type="float" office:value="50062.860000273002" table:style-name="ce302">
            <text:p>50,063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3011.1" table:style-name="ce368">
            <text:p>3,011</text:p>
          </table:table-cell>
          <table:table-cell office:value-type="float" office:value="2969.7" table:style-name="ce306">
            <text:p>2,970</text:p>
          </table:table-cell>
          <table:table-cell office:value-type="float" office:value="41.4" table:style-name="ce306">
            <text:p>41</text:p>
          </table:table-cell>
          <table:table-cell office:value-type="float" office:value="22566.09" table:style-name="ce368">
            <text:p>22,566</text:p>
          </table:table-cell>
          <table:table-cell office:value-type="float" office:value="4026.91" table:style-name="ce306">
            <text:p>4,027</text:p>
          </table:table-cell>
          <table:table-cell office:value-type="float" office:value="18539.18" table:style-name="ce306">
            <text:p>18,539</text:p>
          </table:table-cell>
          <table:table-cell office:value-type="float" office:value="9709.17" table:style-name="ce368">
            <text:p>9,709</text:p>
          </table:table-cell>
          <table:table-cell office:value-type="float" office:value="289.3" table:style-name="ce306">
            <text:p>289</text:p>
          </table:table-cell>
          <table:table-cell office:value-type="float" office:value="9419.8700000000008" table:style-name="ce306">
            <text:p>9,420</text:p>
          </table:table-cell>
          <table:table-cell office:value-type="float" office:value="35286.36" table:style-name="ce302">
            <text:p>35,286</text:p>
          </table:table-cell>
          <table:table-cell table:style-name="ce306"/>
          <table:table-cell office:value-type="float" office:value="153710.567949444" table:style-name="ce368">
            <text:p>153,711</text:p>
          </table:table-cell>
          <table:table-cell office:value-type="float" office:value="15364.41" table:style-name="ce306">
            <text:p>15,364</text:p>
          </table:table-cell>
          <table:table-cell office:value-type="float" office:value="54458.634465235002" table:style-name="ce306">
            <text:p>54,459</text:p>
          </table:table-cell>
          <table:table-cell office:value-type="float" office:value="83887.523484208999" table:style-name="ce306">
            <text:p>83,888</text:p>
          </table:table-cell>
          <table:table-cell office:value-type="float" office:value="112442.872050173" table:style-name="ce368">
            <text:p>112,443</text:p>
          </table:table-cell>
          <table:table-cell office:value-type="float" office:value="4598.8999999999996" table:style-name="ce306">
            <text:p>4,599</text:p>
          </table:table-cell>
          <table:table-cell office:value-type="float" office:value="9748.0855339329992" table:style-name="ce306">
            <text:p>9,748</text:p>
          </table:table-cell>
          <table:table-cell office:value-type="float" office:value="98095.886516240003" table:style-name="ce306">
            <text:p>98,096</text:p>
          </table:table-cell>
          <table:table-cell office:value-type="float" office:value="266153.439999617" table:style-name="ce302">
            <text:p>266,153</text:p>
          </table:table-cell>
          <table:table-cell table:style-name="ce302"/>
          <table:table-cell office:value-type="float" office:value="301439.79999961698" table:style-name="ce302">
            <text:p>301,440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3642.84" table:style-name="ce216">
            <text:p>3,643</text:p>
          </table:table-cell>
          <table:table-cell office:value-type="float" office:value="1498.58" table:style-name="ce301">
            <text:p>1,499</text:p>
          </table:table-cell>
          <table:table-cell office:value-type="float" office:value="2144.2600000000002" table:style-name="ce301">
            <text:p>2,144</text:p>
          </table:table-cell>
          <table:table-cell office:value-type="float" office:value="523.1" table:style-name="ce216">
            <text:p>523</text:p>
          </table:table-cell>
          <table:table-cell office:value-type="float" office:value="48.02" table:style-name="ce301">
            <text:p>48</text:p>
          </table:table-cell>
          <table:table-cell office:value-type="float" office:value="475.08" table:style-name="ce301">
            <text:p>475</text:p>
          </table:table-cell>
          <table:table-cell office:value-type="float" office:value="4307.24" table:style-name="ce302">
            <text:p>4,307</text:p>
          </table:table-cell>
          <table:table-cell table:style-name="ce301"/>
          <table:table-cell office:value-type="float" office:value="22723.799999669998" table:style-name="ce216">
            <text:p>22,724</text:p>
          </table:table-cell>
          <table:table-cell office:value-type="float" office:value="2615" table:style-name="ce301">
            <text:p>2,615</text:p>
          </table:table-cell>
          <table:table-cell office:value-type="float" office:value="9165.7837248100004" table:style-name="ce301">
            <text:p>9,166</text:p>
          </table:table-cell>
          <table:table-cell office:value-type="float" office:value="10943.01627486" table:style-name="ce301">
            <text:p>10,943</text:p>
          </table:table-cell>
          <table:table-cell office:value-type="float" office:value="6830.1999997149996" table:style-name="ce216">
            <text:p>6,830</text:p>
          </table:table-cell>
          <table:table-cell office:value-type="float" office:value="366.8" table:style-name="ce301">
            <text:p>367</text:p>
          </table:table-cell>
          <table:table-cell office:value-type="float" office:value="631.47627484500003" table:style-name="ce301">
            <text:p>631</text:p>
          </table:table-cell>
          <table:table-cell office:value-type="float" office:value="5831.9237248700001" table:style-name="ce301">
            <text:p>5,832</text:p>
          </table:table-cell>
          <table:table-cell office:value-type="float" office:value="29553.999999385" table:style-name="ce302">
            <text:p>29,554</text:p>
          </table:table-cell>
          <table:table-cell table:style-name="ce302"/>
          <table:table-cell office:value-type="float" office:value="33861.239999384998" table:style-name="ce302">
            <text:p>33,861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407.04" table:style-name="ce216">
            <text:p>407</text:p>
          </table:table-cell>
          <table:table-cell office:value-type="float" office:value="407.04" table:style-name="ce301">
            <text:p>407</text:p>
          </table:table-cell>
          <table:table-cell office:value-type="float" office:value="0" table:style-name="ce301">
            <text:p>0</text:p>
          </table:table-cell>
          <table:table-cell office:value-type="float" office:value="9394.51" table:style-name="ce216">
            <text:p>9,395</text:p>
          </table:table-cell>
          <table:table-cell office:value-type="float" office:value="2719.16" table:style-name="ce301">
            <text:p>2,719</text:p>
          </table:table-cell>
          <table:table-cell office:value-type="float" office:value="6675.35" table:style-name="ce301">
            <text:p>6,675</text:p>
          </table:table-cell>
          <table:table-cell office:value-type="float" office:value="907.05" table:style-name="ce216">
            <text:p>907</text:p>
          </table:table-cell>
          <table:table-cell office:value-type="float" office:value="87.8" table:style-name="ce301">
            <text:p>88</text:p>
          </table:table-cell>
          <table:table-cell office:value-type="float" office:value="819.25" table:style-name="ce301">
            <text:p>819</text:p>
          </table:table-cell>
          <table:table-cell office:value-type="float" office:value="10708.6" table:style-name="ce302">
            <text:p>10,709</text:p>
          </table:table-cell>
          <table:table-cell table:style-name="ce301"/>
          <table:table-cell office:value-type="float" office:value="37206.299999529998" table:style-name="ce216">
            <text:p>37,206</text:p>
          </table:table-cell>
          <table:table-cell office:value-type="float" office:value="6816" table:style-name="ce301">
            <text:p>6,816</text:p>
          </table:table-cell>
          <table:table-cell office:value-type="float" office:value="9855.7709278099992" table:style-name="ce301">
            <text:p>9,856</text:p>
          </table:table-cell>
          <table:table-cell office:value-type="float" office:value="20534.529071720001" table:style-name="ce301">
            <text:p>20,535</text:p>
          </table:table-cell>
          <table:table-cell office:value-type="float" office:value="11663.400000301001" table:style-name="ce216">
            <text:p>11,663</text:p>
          </table:table-cell>
          <table:table-cell office:value-type="float" office:value="504.3" table:style-name="ce301">
            <text:p>504</text:p>
          </table:table-cell>
          <table:table-cell office:value-type="float" office:value="562.79907254099999" table:style-name="ce301">
            <text:p>563</text:p>
          </table:table-cell>
          <table:table-cell office:value-type="float" office:value="10596.300927759999" table:style-name="ce301">
            <text:p>10,596</text:p>
          </table:table-cell>
          <table:table-cell office:value-type="float" office:value="48869.699999830998" table:style-name="ce302">
            <text:p>48,870</text:p>
          </table:table-cell>
          <table:table-cell table:style-name="ce302"/>
          <table:table-cell office:value-type="float" office:value="59578.299999830997" table:style-name="ce302">
            <text:p>59,578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K03000001</text:p>
          </table:table-cell>
          <table:table-cell office:value-type="string" table:style-name="ce354">
            <text:p>Great Britain</text:p>
          </table:table-cell>
          <table:table-cell table:style-name="ce354"/>
          <table:table-cell office:value-type="float" office:value="3559.44" table:style-name="ce368">
            <text:p>3,559</text:p>
          </table:table-cell>
          <table:table-cell office:value-type="float" office:value="3518.04" table:style-name="ce370">
            <text:p>3,518</text:p>
          </table:table-cell>
          <table:table-cell office:value-type="float" office:value="41.4" table:style-name="ce370">
            <text:p>41</text:p>
          </table:table-cell>
          <table:table-cell office:value-type="float" office:value="35603.440000000002" table:style-name="ce368">
            <text:p>35,603</text:p>
          </table:table-cell>
          <table:table-cell office:value-type="float" office:value="8244.65" table:style-name="ce370">
            <text:p>8,245</text:p>
          </table:table-cell>
          <table:table-cell office:value-type="float" office:value="27358.79" table:style-name="ce370">
            <text:p>27,359</text:p>
          </table:table-cell>
          <table:table-cell office:value-type="float" office:value="11139.32" table:style-name="ce368">
            <text:p>11,139</text:p>
          </table:table-cell>
          <table:table-cell office:value-type="float" office:value="425.12" table:style-name="ce370">
            <text:p>425</text:p>
          </table:table-cell>
          <table:table-cell office:value-type="float" office:value="10714.2" table:style-name="ce370">
            <text:p>10,714</text:p>
          </table:table-cell>
          <table:table-cell office:value-type="float" office:value="50302.2" table:style-name="ce302">
            <text:p>50,302</text:p>
          </table:table-cell>
          <table:table-cell table:style-name="ce370"/>
          <table:table-cell office:value-type="float" office:value="213640.667948644" table:style-name="ce368">
            <text:p>213,641</text:p>
          </table:table-cell>
          <table:table-cell office:value-type="float" office:value="24795.41" table:style-name="ce370">
            <text:p>24,795</text:p>
          </table:table-cell>
          <table:table-cell office:value-type="float" office:value="73480.189117854999" table:style-name="ce370">
            <text:p>73,480</text:p>
          </table:table-cell>
          <table:table-cell office:value-type="float" office:value="115365.06883078899" table:style-name="ce370">
            <text:p>115,365</text:p>
          </table:table-cell>
          <table:table-cell office:value-type="float" office:value="130936.472050189" table:style-name="ce368">
            <text:p>130,936</text:p>
          </table:table-cell>
          <table:table-cell office:value-type="float" office:value="5470" table:style-name="ce370">
            <text:p>5,470</text:p>
          </table:table-cell>
          <table:table-cell office:value-type="float" office:value="10942.360881319" table:style-name="ce370">
            <text:p>10,942</text:p>
          </table:table-cell>
          <table:table-cell office:value-type="float" office:value="114524.11116887" table:style-name="ce370">
            <text:p>114,524</text:p>
          </table:table-cell>
          <table:table-cell office:value-type="float" office:value="344577.13999883301" table:style-name="ce342">
            <text:p>344,577</text:p>
          </table:table-cell>
          <table:table-cell table:style-name="ce342"/>
          <table:table-cell office:value-type="float" office:value="394879.33999883302" table:style-name="ce342">
            <text:p>394,879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8">
          <table:table-cell table:style-name="ce371"/>
          <table:table-cell office:value-type="string" table:style-name="ce372">
            <text:p>(b) Length which is major road dual carriageway</text:p>
          </table:table-cell>
          <table:table-cell table:style-name="ce373"/>
          <table:table-cell table:style-name="ce374"/>
          <table:table-cell table:number-columns-repeated="2" table:style-name="ce375"/>
          <table:table-cell table:style-name="ce374"/>
          <table:table-cell table:number-columns-repeated="2" table:style-name="ce376"/>
          <table:table-cell table:style-name="ce374"/>
          <table:table-cell table:number-columns-repeated="4" table:style-name="ce376"/>
          <table:table-cell table:style-name="ce374"/>
          <table:table-cell table:number-columns-repeated="3" table:style-name="ce377"/>
          <table:table-cell table:style-name="ce374"/>
          <table:table-cell table:number-columns-repeated="4" table:style-name="ce377"/>
          <table:table-cell table:style-name="ce376"/>
          <table:table-cell table:style-name="ce378"/>
          <table:table-cell table:number-columns-repeated="14" table:style-name="ce10"/>
          <table:table-cell table:number-columns-repeated="16345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309.39999999999998" table:style-name="ce216">
            <text:p>309</text:p>
          </table:table-cell>
          <table:table-cell office:value-type="float" office:value="186.7" table:style-name="ce301">
            <text:p>187</text:p>
          </table:table-cell>
          <table:table-cell office:value-type="float" office:value="122.7" table:style-name="ce301">
            <text:p>123</text:p>
          </table:table-cell>
          <table:table-cell office:value-type="float" office:value="168.1" table:style-name="ce216">
            <text:p>168</text:p>
          </table:table-cell>
          <table:table-cell office:value-type="float" office:value="39.9" table:style-name="ce301">
            <text:p>40</text:p>
          </table:table-cell>
          <table:table-cell office:value-type="float" office:value="128.19999999999999" table:style-name="ce301">
            <text:p>128</text:p>
          </table:table-cell>
          <table:table-cell office:value-type="float" office:value="535.5" table:style-name="ce302">
            <text:p>536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1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36.6" table:style-name="ce216">
            <text:p>637</text:p>
          </table:table-cell>
          <table:table-cell office:value-type="float" office:value="615.4" table:style-name="ce301">
            <text:p>615</text:p>
          </table:table-cell>
          <table:table-cell office:value-type="float" office:value="21.2" table:style-name="ce301">
            <text:p>21</text:p>
          </table:table-cell>
          <table:table-cell office:value-type="float" office:value="297.05" table:style-name="ce216">
            <text:p>297</text:p>
          </table:table-cell>
          <table:table-cell office:value-type="float" office:value="105.3" table:style-name="ce301">
            <text:p>105</text:p>
          </table:table-cell>
          <table:table-cell office:value-type="float" office:value="191.75" table:style-name="ce301">
            <text:p>192</text:p>
          </table:table-cell>
          <table:table-cell office:value-type="float" office:value="417.58" table:style-name="ce216">
            <text:p>418</text:p>
          </table:table-cell>
          <table:table-cell office:value-type="float" office:value="13.5" table:style-name="ce301">
            <text:p>14</text:p>
          </table:table-cell>
          <table:table-cell office:value-type="float" office:value="404.08" table:style-name="ce301">
            <text:p>404</text:p>
          </table:table-cell>
          <table:table-cell office:value-type="float" office:value="1351.23" table:style-name="ce302">
            <text:p>1,351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72" table:style-name="ce216">
            <text:p>372</text:p>
          </table:table-cell>
          <table:table-cell office:value-type="float" office:value="368.5" table:style-name="ce301">
            <text:p>369</text:p>
          </table:table-cell>
          <table:table-cell office:value-type="float" office:value="3.5" table:style-name="ce301">
            <text:p>4</text:p>
          </table:table-cell>
          <table:table-cell office:value-type="float" office:value="293.35599999999999" table:style-name="ce216">
            <text:p>293</text:p>
          </table:table-cell>
          <table:table-cell office:value-type="float" office:value="203.8" table:style-name="ce301">
            <text:p>204</text:p>
          </table:table-cell>
          <table:table-cell office:value-type="float" office:value="89.555999999999997" table:style-name="ce301">
            <text:p>90</text:p>
          </table:table-cell>
          <table:table-cell office:value-type="float" office:value="300.48" table:style-name="ce216">
            <text:p>300</text:p>
          </table:table-cell>
          <table:table-cell office:value-type="float" office:value="10.7" table:style-name="ce301">
            <text:p>11</text:p>
          </table:table-cell>
          <table:table-cell office:value-type="float" office:value="289.77999999999997" table:style-name="ce301">
            <text:p>290</text:p>
          </table:table-cell>
          <table:table-cell office:value-type="float" office:value="965.83600000000001" table:style-name="ce302">
            <text:p>966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3.7" table:style-name="ce216">
            <text:p>194</text:p>
          </table:table-cell>
          <table:table-cell office:value-type="float" office:value="193.7" table:style-name="ce301">
            <text:p>194</text:p>
          </table:table-cell>
          <table:table-cell office:value-type="float" office:value="0" table:style-name="ce301">
            <text:p>0</text:p>
          </table:table-cell>
          <table:table-cell office:value-type="float" office:value="506.72" table:style-name="ce216">
            <text:p>507</text:p>
          </table:table-cell>
          <table:table-cell office:value-type="float" office:value="312" table:style-name="ce301">
            <text:p>312</text:p>
          </table:table-cell>
          <table:table-cell office:value-type="float" office:value="194.72" table:style-name="ce301">
            <text:p>195</text:p>
          </table:table-cell>
          <table:table-cell office:value-type="float" office:value="163.35" table:style-name="ce216">
            <text:p>163</text:p>
          </table:table-cell>
          <table:table-cell office:value-type="float" office:value="29" table:style-name="ce301">
            <text:p>29</text:p>
          </table:table-cell>
          <table:table-cell office:value-type="float" office:value="134.35" table:style-name="ce301">
            <text:p>134</text:p>
          </table:table-cell>
          <table:table-cell office:value-type="float" office:value="863.77" table:style-name="ce302">
            <text:p>86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15.6" table:style-name="ce216">
            <text:p>416</text:p>
          </table:table-cell>
          <table:table-cell office:value-type="float" office:value="412.4" table:style-name="ce301">
            <text:p>412</text:p>
          </table:table-cell>
          <table:table-cell office:value-type="float" office:value="3.2" table:style-name="ce301">
            <text:p>3</text:p>
          </table:table-cell>
          <table:table-cell office:value-type="float" office:value="342.55" table:style-name="ce216">
            <text:p>343</text:p>
          </table:table-cell>
          <table:table-cell office:value-type="float" office:value="211" table:style-name="ce301">
            <text:p>211</text:p>
          </table:table-cell>
          <table:table-cell office:value-type="float" office:value="131.55000000000001" table:style-name="ce301">
            <text:p>132</text:p>
          </table:table-cell>
          <table:table-cell office:value-type="float" office:value="365.62" table:style-name="ce216">
            <text:p>366</text:p>
          </table:table-cell>
          <table:table-cell office:value-type="float" office:value="36.5" table:style-name="ce301">
            <text:p>37</text:p>
          </table:table-cell>
          <table:table-cell office:value-type="float" office:value="329.12" table:style-name="ce301">
            <text:p>329</text:p>
          </table:table-cell>
          <table:table-cell office:value-type="float" office:value="1123.77" table:style-name="ce302">
            <text:p>1,124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5" table:style-name="ce216">
            <text:p>265</text:p>
          </table:table-cell>
          <table:table-cell office:value-type="float" office:value="265" table:style-name="ce301">
            <text:p>265</text:p>
          </table:table-cell>
          <table:table-cell office:value-type="float" office:value="0" table:style-name="ce301">
            <text:p>0</text:p>
          </table:table-cell>
          <table:table-cell office:value-type="float" office:value="835.57500000000005" table:style-name="ce216">
            <text:p>836</text:p>
          </table:table-cell>
          <table:table-cell office:value-type="float" office:value="538.81500000000005" table:style-name="ce301">
            <text:p>539</text:p>
          </table:table-cell>
          <table:table-cell office:value-type="float" office:value="296.76" table:style-name="ce301">
            <text:p>297</text:p>
          </table:table-cell>
          <table:table-cell office:value-type="float" office:value="184.755" table:style-name="ce216">
            <text:p>185</text:p>
          </table:table-cell>
          <table:table-cell office:value-type="float" office:value="23.5" table:style-name="ce301">
            <text:p>24</text:p>
          </table:table-cell>
          <table:table-cell office:value-type="float" office:value="161.255" table:style-name="ce301">
            <text:p>161</text:p>
          </table:table-cell>
          <table:table-cell office:value-type="float" office:value="1285.33" table:style-name="ce302">
            <text:p>1,28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216">
            <text:p>23</text:p>
          </table:table-cell>
          <table:table-cell office:value-type="float" office:value="0" table:style-name="ce301">
            <text:p>0</text:p>
          </table:table-cell>
          <table:table-cell office:value-type="float" office:value="23.3" table:style-name="ce301">
            <text:p>23</text:p>
          </table:table-cell>
          <table:table-cell office:value-type="float" office:value="411.95" table:style-name="ce216">
            <text:p>412</text:p>
          </table:table-cell>
          <table:table-cell office:value-type="float" office:value="0" table:style-name="ce301">
            <text:p>0</text:p>
          </table:table-cell>
          <table:table-cell office:value-type="float" office:value="411.95" table:style-name="ce301">
            <text:p>412</text:p>
          </table:table-cell>
          <table:table-cell office:value-type="float" office:value="495.35" table:style-name="ce302">
            <text:p>495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3.1" table:style-name="ce216">
            <text:p>653</text:p>
          </table:table-cell>
          <table:table-cell office:value-type="float" office:value="642.5" table:style-name="ce301">
            <text:p>643</text:p>
          </table:table-cell>
          <table:table-cell office:value-type="float" office:value="10.6" table:style-name="ce301">
            <text:p>11</text:p>
          </table:table-cell>
          <table:table-cell office:value-type="float" office:value="890.81" table:style-name="ce216">
            <text:p>891</text:p>
          </table:table-cell>
          <table:table-cell office:value-type="float" office:value="474.3" table:style-name="ce301">
            <text:p>474</text:p>
          </table:table-cell>
          <table:table-cell office:value-type="float" office:value="416.51" table:style-name="ce301">
            <text:p>417</text:p>
          </table:table-cell>
          <table:table-cell office:value-type="float" office:value="368.03" table:style-name="ce216">
            <text:p>368</text:p>
          </table:table-cell>
          <table:table-cell office:value-type="float" office:value="29.7" table:style-name="ce301">
            <text:p>30</text:p>
          </table:table-cell>
          <table:table-cell office:value-type="float" office:value="338.33" table:style-name="ce301">
            <text:p>338</text:p>
          </table:table-cell>
          <table:table-cell office:value-type="float" office:value="1911.94" table:style-name="ce302">
            <text:p>1,912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6.8" table:style-name="ce301">
            <text:p>327</text:p>
          </table:table-cell>
          <table:table-cell office:value-type="float" office:value="0" table:style-name="ce301">
            <text:p>0</text:p>
          </table:table-cell>
          <table:table-cell office:value-type="float" office:value="544.98" table:style-name="ce216">
            <text:p>545</text:p>
          </table:table-cell>
          <table:table-cell office:value-type="float" office:value="398.4" table:style-name="ce301">
            <text:p>398</text:p>
          </table:table-cell>
          <table:table-cell office:value-type="float" office:value="146.58000000000001" table:style-name="ce301">
            <text:p>147</text:p>
          </table:table-cell>
          <table:table-cell office:value-type="float" office:value="181.435" table:style-name="ce216">
            <text:p>181</text:p>
          </table:table-cell>
          <table:table-cell office:value-type="float" office:value="17.5" table:style-name="ce301">
            <text:p>18</text:p>
          </table:table-cell>
          <table:table-cell office:value-type="float" office:value="163.935" table:style-name="ce301">
            <text:p>164</text:p>
          </table:table-cell>
          <table:table-cell office:value-type="float" office:value="1053.2149999999999" table:style-name="ce302">
            <text:p>1,053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2980.9" table:style-name="ce368">
            <text:p>2,981</text:p>
          </table:table-cell>
          <table:table-cell office:value-type="float" office:value="2940" table:style-name="ce306">
            <text:p>2,940</text:p>
          </table:table-cell>
          <table:table-cell office:value-type="float" office:value="40.9" table:style-name="ce306">
            <text:p>41</text:p>
          </table:table-cell>
          <table:table-cell office:value-type="float" office:value="4043.741" table:style-name="ce368">
            <text:p>4,044</text:p>
          </table:table-cell>
          <table:table-cell office:value-type="float" office:value="2430.3150000000001" table:style-name="ce306">
            <text:p>2,430</text:p>
          </table:table-cell>
          <table:table-cell office:value-type="float" office:value="1613.4259999999999" table:style-name="ce306">
            <text:p>1,613</text:p>
          </table:table-cell>
          <table:table-cell office:value-type="float" office:value="2561.3000000000002" table:style-name="ce368">
            <text:p>2,561</text:p>
          </table:table-cell>
          <table:table-cell office:value-type="float" office:value="200.3" table:style-name="ce306">
            <text:p>200</text:p>
          </table:table-cell>
          <table:table-cell office:value-type="float" office:value="2361" table:style-name="ce306">
            <text:p>2,361</text:p>
          </table:table-cell>
          <table:table-cell office:value-type="float" office:value="9585.9410000000007" table:style-name="ce302">
            <text:p>9,586</text:p>
          </table:table-cell>
          <table:table-cell table:style-name="ce306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425.8" table:style-name="ce216">
            <text:p>426</text:p>
          </table:table-cell>
          <table:table-cell office:value-type="float" office:value="328.8" table:style-name="ce301">
            <text:p>329</text:p>
          </table:table-cell>
          <table:table-cell office:value-type="float" office:value="97" table:style-name="ce301">
            <text:p>97</text:p>
          </table:table-cell>
          <table:table-cell office:value-type="float" office:value="122.9" table:style-name="ce216">
            <text:p>123</text:p>
          </table:table-cell>
          <table:table-cell office:value-type="float" office:value="18.7" table:style-name="ce301">
            <text:p>19</text:p>
          </table:table-cell>
          <table:table-cell office:value-type="float" office:value="104.2" table:style-name="ce301">
            <text:p>104</text:p>
          </table:table-cell>
          <table:table-cell office:value-type="float" office:value="690" table:style-name="ce302">
            <text:p>690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384.2" table:style-name="ce216">
            <text:p>384</text:p>
          </table:table-cell>
          <table:table-cell office:value-type="float" office:value="384.2" table:style-name="ce301">
            <text:p>384</text:p>
          </table:table-cell>
          <table:table-cell office:value-type="float" office:value="0" table:style-name="ce301">
            <text:p>0</text:p>
          </table:table-cell>
          <table:table-cell office:value-type="float" office:value="547.70000000000005" table:style-name="ce216">
            <text:p>548</text:p>
          </table:table-cell>
          <table:table-cell office:value-type="float" office:value="455.7" table:style-name="ce301">
            <text:p>456</text:p>
          </table:table-cell>
          <table:table-cell office:value-type="float" office:value="92" table:style-name="ce301">
            <text:p>92</text:p>
          </table:table-cell>
          <table:table-cell office:value-type="float" office:value="234.68" table:style-name="ce216">
            <text:p>235</text:p>
          </table:table-cell>
          <table:table-cell office:value-type="float" office:value="49.7" table:style-name="ce301">
            <text:p>50</text:p>
          </table:table-cell>
          <table:table-cell office:value-type="float" office:value="184.98" table:style-name="ce301">
            <text:p>185</text:p>
          </table:table-cell>
          <table:table-cell office:value-type="float" office:value="1166.58" table:style-name="ce302">
            <text:p>1,167</text:p>
          </table:table-cell>
          <table:table-cell table:style-name="ce301"/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office:value-type="string" table:style-name="ce216">
            <text:p>.</text:p>
          </table:table-cell>
          <table:table-cell table:style-name="ce302"/>
          <table:table-cell office:value-type="string" table:style-name="ce216">
            <text:p>.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9">
          <table:table-cell office:value-type="string" table:style-name="ce382">
            <text:p>K03000001</text:p>
          </table:table-cell>
          <table:table-cell office:value-type="string" table:style-name="ce383">
            <text:p>Great Britain</text:p>
          </table:table-cell>
          <table:table-cell table:style-name="ce383"/>
          <table:table-cell office:value-type="float" office:value="3506.4" table:style-name="ce384">
            <text:p>3,506</text:p>
          </table:table-cell>
          <table:table-cell office:value-type="float" office:value="3465.5" table:style-name="ce401">
            <text:p>3,466</text:p>
          </table:table-cell>
          <table:table-cell office:value-type="float" office:value="40.9" table:style-name="ce401">
            <text:p>41</text:p>
          </table:table-cell>
          <table:table-cell office:value-type="float" office:value="5017.241" table:style-name="ce384">
            <text:p>5,017</text:p>
          </table:table-cell>
          <table:table-cell office:value-type="float" office:value="3214.8150000000001" table:style-name="ce401">
            <text:p>3,215</text:p>
          </table:table-cell>
          <table:table-cell office:value-type="float" office:value="1802.4259999999999" table:style-name="ce401">
            <text:p>1,802</text:p>
          </table:table-cell>
          <table:table-cell office:value-type="float" office:value="2918.88" table:style-name="ce384">
            <text:p>2,919</text:p>
          </table:table-cell>
          <table:table-cell office:value-type="float" office:value="268.7" table:style-name="ce401">
            <text:p>269</text:p>
          </table:table-cell>
          <table:table-cell office:value-type="float" office:value="2650.18" table:style-name="ce401">
            <text:p>2,650</text:p>
          </table:table-cell>
          <table:table-cell office:value-type="float" office:value="11442.521000000001" table:style-name="ce402">
            <text:p>11,443</text:p>
          </table:table-cell>
          <table:table-cell table:style-name="ce401"/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office:value-type="string" table:style-name="ce388">
            <text:p>.</text:p>
          </table:table-cell>
          <table:table-cell table:style-name="ce382"/>
          <table:table-cell office:value-type="string" table:style-name="ce388">
            <text:p>.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table:number-columns-repeated="3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office:value-type="string" table:style-name="ce171">
            <text:p>Values may not sum to totals due to rounding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office:value-type="string" table:style-name="ce341">
            <text:p>1. Use controls at top of sheet to expand/collapse selection</text:p>
          </table:table-cell>
          <table:table-cell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232" table:style-name="ce341"/>
          <table:table-cell table:number-columns-repeated="16128" table:style-name="ce342"/>
        </table:table-row>
        <table:table-row table:style-name="ro11">
          <table:table-cell table:number-columns-repeated="2" table:style-name="ce354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68"/>
          <table:table-cell table:number-columns-repeated="2" table:style-name="ce389"/>
          <table:table-cell table:style-name="ce302"/>
          <table:table-cell table:style-name="ce389"/>
          <table:table-cell table:style-name="ce368"/>
          <table:table-cell table:number-columns-repeated="3" table:style-name="ce389"/>
          <table:table-cell table:style-name="ce368"/>
          <table:table-cell table:number-columns-repeated="3" table:style-name="ce389"/>
          <table:table-cell table:number-columns-repeated="3" table:style-name="ce342"/>
          <table:table-cell table:number-columns-repeated="232" table:style-name="ce341"/>
          <table:table-cell table:number-columns-repeated="16128" table:style-name="ce342"/>
        </table:table-row>
        <table:table-row table:style-name="ro11">
          <table:table-cell office:value-type="string" table:style-name="ce248">
            <text:p>Symbols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342"/>
          <table:table-cell table:number-columns-repeated="16128" table:style-name="ce174"/>
        </table:table-row>
        <table:table-row table:style-name="ro11">
          <table:table-cell office:value-type="string" table:style-name="ce171">
            <text:p>. <text:s/>Not applicable</text:p>
          </table:table-cell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table:style-name="ce171"/>
          <table:table-cell table:style-name="ce193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46"/>
          <table:table-cell table:number-columns-repeated="2" table:style-name="ce247"/>
          <table:table-cell table:style-name="ce233"/>
          <table:table-cell table:style-name="ce247"/>
          <table:table-cell table:style-name="ce246"/>
          <table:table-cell table:number-columns-repeated="3" table:style-name="ce247"/>
          <table:table-cell table:style-name="ce246"/>
          <table:table-cell table:number-columns-repeated="3" table:style-name="ce24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office:value-type="string" table:style-name="ce391">
            <text:p>Telephone: 020 7944 5032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6" table:style-name="ce341"/>
          <table:table-cell office:value-type="string" table:style-name="ce392">
            <text:p>Source: Department for Transport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1">
            <text:p><text:a xlink:href="mailto:road.length@dft.gsi.gov.uk">Email: road.length@dft.gsi.gov.uk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1" table:style-name="ce341"/>
          <table:table-cell table:style-name="ce393"/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5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1" table:style-name="ce341"/>
          <table:table-cell office:value-type="string" table:style-name="ce255">
            <text:p>Last updated: 19 May 2016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7/road-length-statistics-methodology.pdf">Methodology note</text:a></text:p>
          </table:table-cell>
          <table:table-cell table:style-name="ce341"/>
          <table:table-cell table:style-name="ce394"/>
          <table:table-cell table:number-columns-repeated="3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1" table:style-name="ce341"/>
          <table:table-cell office:value-type="string" table:style-name="ce255">
            <text:p>Next update: May 2017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table:number-columns-repeated="16384"/>
        </table:table-row>
        <table:table-row table:style-name="ro10">
          <table:table-cell office:value-type="string" table:style-name="ce341">
            <text:p>The figures in this table are National Statistics</text:p>
          </table:table-cell>
          <table:table-cell table:number-columns-repeated="16383"/>
        </table:table-row>
        <table:table-row table:number-rows-repeated="1048527" table:style-name="ro10">
          <table:table-cell table:number-columns-repeated="16384"/>
        </table:table-row>
        <table:named-expressions>
          <table:named-range table:name="Print_Area" table:cell-range-address="RDL0201_(2007).$A$1:RDL0201_(2007).$Y$49" table:base-cell-address="RDL0201_(2007).$A$1"/>
        </table:named-expressions>
      </table:table>
      <table:table table:name="RDL0201_(2006)" table:style-name="ta6">
        <table:table-column table:style-name="co1" table:number-columns-repeated="2" table:default-cell-style-name="ce341"/>
        <table:table-column table:style-name="co2" table:default-cell-style-name="ce341"/>
        <table:table-column table:style-name="co4" table:default-cell-style-name="ce341"/>
        <table:table-column-group>
          <table:table-column table:style-name="co4" table:default-cell-style-name="ce341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default-cell-style-name="ce339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number-columns-repeated="2" table:default-cell-style-name="ce339"/>
        </table:table-column-group>
        <table:table-column table:style-name="co20" table:default-cell-style-name="ce339"/>
        <table:table-column table:style-name="co10" table:default-cell-style-name="ce341"/>
        <table:table-column table:style-name="co4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8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4" table:default-cell-style-name="ce341"/>
        <table:table-column table:style-name="co10" table:default-cell-style-name="ce342"/>
        <table:table-column table:style-name="co11" table:default-cell-style-name="ce341"/>
        <table:table-column table:style-name="co11" table:number-columns-repeated="14" table:default-cell-style-name="ce10"/>
        <table:table-column table:style-name="co11" table:number-columns-repeated="985" table:default-cell-style-name="ce341"/>
        <table:table-column table:style-name="co15" table:number-columns-repeated="15360" table:default-cell-style-name="ce1"/>
        <table:table-row table:style-name="ro1">
          <table:table-cell office:value-type="string" table:style-name="ce337">
            <text:p>Department for Transport statistics</text:p>
          </table:table-cell>
          <table:table-cell table:number-columns-repeated="2" table:style-name="ce337"/>
          <table:table-cell table:number-columns-repeated="2" table:style-name="ce338"/>
          <table:table-cell table:style-name="ce337"/>
          <table:table-cell table:number-columns-repeated="2" table:style-name="ce339"/>
          <table:table-cell table:style-name="ce337"/>
          <table:table-cell table:number-columns-repeated="4" table:style-name="ce339"/>
          <table:table-cell table:style-name="ce337"/>
          <table:table-cell table:number-columns-repeated="3" table:style-name="ce338"/>
          <table:table-cell table:style-name="ce337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2">
          <table:table-cell office:value-type="string" table:style-name="ce170">
            <text:p><text:a xlink:href="https://www.gov.uk/government/collections/road-network-size-and-condition">Road lengths statistics</text:a>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table:style-name="ce341"/>
          <table:table-cell table:number-columns-repeated="14" table:style-name="ce10"/>
          <table:table-cell table:number-columns-repeated="16345"/>
        </table:table-row>
        <table:table-row table:style-name="ro3">
          <table:table-cell office:value-type="string" table:style-name="ce343">
            <text:p>Table RDL0201</text:p>
          </table:table-cell>
          <table:table-cell table:number-columns-repeated="2" table:style-name="ce343"/>
          <table:table-cell table:number-columns-repeated="2" table:style-name="ce338"/>
          <table:table-cell table:style-name="ce343"/>
          <table:table-cell table:number-columns-repeated="2" table:style-name="ce339"/>
          <table:table-cell table:style-name="ce343"/>
          <table:table-cell table:number-columns-repeated="4" table:style-name="ce339"/>
          <table:table-cell table:style-name="ce343"/>
          <table:table-cell table:number-columns-repeated="3" table:style-name="ce338"/>
          <table:table-cell table:style-name="ce343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1">
          <table:table-cell office:value-type="string" table:style-name="ce344">
            <text:p>Road lengths (kilometres) by road type and region and country in Great Britain, 2006</text:p>
          </table:table-cell>
          <table:table-cell table:number-columns-repeated="2" table:style-name="ce343"/>
          <table:table-cell table:number-columns-repeated="2" table:style-name="ce345"/>
          <table:table-cell table:style-name="ce343"/>
          <table:table-cell table:number-columns-repeated="2" table:style-name="ce346"/>
          <table:table-cell table:style-name="ce343"/>
          <table:table-cell table:number-columns-repeated="4" table:style-name="ce346"/>
          <table:table-cell table:style-name="ce343"/>
          <table:table-cell table:number-columns-repeated="3" table:style-name="ce338"/>
          <table:table-cell table:style-name="ce343"/>
          <table:table-cell table:number-columns-repeated="4" table:style-name="ce338"/>
          <table:table-cell table:style-name="ce346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4">
          <table:table-cell table:number-columns-repeated="2" table:style-name="ce348"/>
          <table:table-cell table:number-columns-repeated="2" table:style-name="ce349"/>
          <table:table-cell table:number-columns-repeated="2" table:style-name="ce350"/>
          <table:table-cell table:style-name="ce349"/>
          <table:table-cell table:number-columns-repeated="2" table:style-name="ce351"/>
          <table:table-cell table:style-name="ce349"/>
          <table:table-cell table:number-columns-repeated="4" table:style-name="ce351"/>
          <table:table-cell table:style-name="ce349"/>
          <table:table-cell table:number-columns-repeated="3" table:style-name="ce347"/>
          <table:table-cell table:style-name="ce349"/>
          <table:table-cell table:number-columns-repeated="4" table:style-name="ce347"/>
          <table:table-cell table:style-name="ce351"/>
          <table:table-cell office:value-type="string" table:style-name="ce352">
            <text:p>Kilometres</text:p>
          </table:table-cell>
          <table:table-cell table:number-columns-repeated="14" table:style-name="ce10"/>
          <table:table-cell table:number-columns-repeated="16345" table:style-name="ce338"/>
        </table:table-row>
        <table:table-row table:style-name="ro5">
          <table:table-cell table:style-name="ce353"/>
          <table:table-cell table:number-columns-repeated="2" table:style-name="ce354"/>
          <table:table-cell office:value-type="string" table:number-columns-spanned="10" table:number-rows-spanned="1" table:style-name="ce397">
            <text:p>Major roads</text:p>
          </table:table-cell>
          <table:covered-table-cell table:number-columns-repeated="9"/>
          <table:table-cell table:style-name="ce355"/>
          <table:table-cell office:value-type="string" table:number-columns-spanned="9" table:number-rows-spanned="1" table:style-name="ce397">
            <text:p>Minor roads</text:p>
          </table:table-cell>
          <table:covered-table-cell table:number-columns-repeated="8"/>
          <table:table-cell table:style-name="ce355"/>
          <table:table-cell office:value-type="string" table:number-columns-spanned="1" table:number-rows-spanned="3" table:style-name="ce398">
            <text:p>All roads</text:p>
          </table:table-cell>
          <table:table-cell table:number-columns-repeated="14" table:style-name="ce10"/>
          <table:table-cell table:number-columns-repeated="16345" table:style-name="ce353"/>
        </table:table-row>
        <table:table-row table:style-name="ro6">
          <table:table-cell table:style-name="ce353"/>
          <table:table-cell table:number-columns-repeated="3"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office:value-type="string" table:number-columns-spanned="1" table:number-rows-spanned="2" table:style-name="ce400">
            <text:p>All major roads</text:p>
          </table:table-cell>
          <table:table-cell table:style-name="ce356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400">
            <text:p>All minor roads</text:p>
          </table:table-cell>
          <table:table-cell table:style-name="ce356"/>
          <table:covered-table-cell/>
          <table:table-cell table:number-columns-repeated="14" table:style-name="ce10"/>
          <table:table-cell table:number-columns-repeated="16345" table:style-name="ce353"/>
        </table:table-row>
        <table:table-row table:style-name="ro8">
          <table:table-cell office:value-type="string" table:style-name="ce357">
            <text:p>ONS Area</text:p>
            <text:p>Code</text:p>
          </table:table-cell>
          <table:table-cell table:style-name="ce357"/>
          <table:table-cell table:style-name="ce358"/>
          <table:table-cell office:value-type="string" table:style-name="ce358">
            <text:p>Motorways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Rural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Urban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covered-table-cell/>
          <table:table-cell table:style-name="ce360"/>
          <table:table-cell office:value-type="string" table:style-name="ce358">
            <text:p>Minor rural<text:span text:style-name="T1">1</text:span></text:p>
          </table:table-cell>
          <table:table-cell office:value-type="string" table:style-name="ce359">
            <text:p>Rural 'B'</text:p>
          </table:table-cell>
          <table:table-cell office:value-type="string" table:style-name="ce359">
            <text:p>Rural 'C'</text:p>
          </table:table-cell>
          <table:table-cell office:value-type="string" table:style-name="ce359">
            <text:p>Rural 'U'</text:p>
          </table:table-cell>
          <table:table-cell office:value-type="string" table:style-name="ce358">
            <text:p>Minor urban<text:span text:style-name="T1">1</text:span></text:p>
          </table:table-cell>
          <table:table-cell office:value-type="string" table:style-name="ce359">
            <text:p>Urban 'B'</text:p>
          </table:table-cell>
          <table:table-cell office:value-type="string" table:style-name="ce359">
            <text:p>Urban 'C'</text:p>
          </table:table-cell>
          <table:table-cell office:value-type="string" table:style-name="ce359">
            <text:p>Urban 'U'</text:p>
          </table:table-cell>
          <table:covered-table-cell/>
          <table:table-cell table:style-name="ce360"/>
          <table:covered-table-cell/>
          <table:table-cell table:number-columns-repeated="14" table:style-name="ce10"/>
          <table:table-cell table:number-columns-repeated="16345" table:style-name="ce361"/>
        </table:table-row>
        <table:table-row table:style-name="ro8">
          <table:table-cell table:style-name="ce362"/>
          <table:table-cell office:value-type="string" table:style-name="ce363">
            <text:p>Total length</text:p>
          </table:table-cell>
          <table:table-cell table:number-columns-repeated="2" table:style-name="ce364"/>
          <table:table-cell table:number-columns-repeated="2" table:style-name="ce365"/>
          <table:table-cell table:style-name="ce364"/>
          <table:table-cell table:number-columns-repeated="2" table:style-name="ce366"/>
          <table:table-cell table:style-name="ce364"/>
          <table:table-cell table:number-columns-repeated="4" table:style-name="ce366"/>
          <table:table-cell table:style-name="ce364"/>
          <table:table-cell table:number-columns-repeated="3" table:style-name="ce362"/>
          <table:table-cell table:style-name="ce364"/>
          <table:table-cell table:number-columns-repeated="4" table:style-name="ce362"/>
          <table:table-cell table:style-name="ce366"/>
          <table:table-cell table:style-name="ce367"/>
          <table:table-cell table:number-columns-repeated="14" table:style-name="ce10"/>
          <table:table-cell table:number-columns-repeated="16345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1261.81" table:style-name="ce216">
            <text:p>1,262</text:p>
          </table:table-cell>
          <table:table-cell office:value-type="float" office:value="296.2" table:style-name="ce301">
            <text:p>296</text:p>
          </table:table-cell>
          <table:table-cell office:value-type="float" office:value="965.61" table:style-name="ce301">
            <text:p>966</text:p>
          </table:table-cell>
          <table:table-cell office:value-type="float" office:value="499.9" table:style-name="ce216">
            <text:p>500</text:p>
          </table:table-cell>
          <table:table-cell office:value-type="float" office:value="49.8" table:style-name="ce301">
            <text:p>50</text:p>
          </table:table-cell>
          <table:table-cell office:value-type="float" office:value="450.1" table:style-name="ce301">
            <text:p>450</text:p>
          </table:table-cell>
          <table:table-cell office:value-type="float" office:value="1819.71" table:style-name="ce302">
            <text:p>1,820</text:p>
          </table:table-cell>
          <table:table-cell table:style-name="ce301"/>
          <table:table-cell office:value-type="float" office:value="7485.5" table:style-name="ce216">
            <text:p>7,486</text:p>
          </table:table-cell>
          <table:table-cell office:value-type="float" office:value="1069.2" table:style-name="ce301">
            <text:p>1,069</text:p>
          </table:table-cell>
          <table:table-cell office:value-type="float" office:value="2366.6999999999998" table:style-name="ce301">
            <text:p>2,367</text:p>
          </table:table-cell>
          <table:table-cell office:value-type="float" office:value="4049.6" table:style-name="ce301">
            <text:p>4,050</text:p>
          </table:table-cell>
          <table:table-cell office:value-type="float" office:value="6851.2" table:style-name="ce216">
            <text:p>6,851</text:p>
          </table:table-cell>
          <table:table-cell office:value-type="float" office:value="252.7" table:style-name="ce301">
            <text:p>253</text:p>
          </table:table-cell>
          <table:table-cell office:value-type="float" office:value="465.5" table:style-name="ce301">
            <text:p>466</text:p>
          </table:table-cell>
          <table:table-cell office:value-type="float" office:value="6133" table:style-name="ce301">
            <text:p>6,133</text:p>
          </table:table-cell>
          <table:table-cell office:value-type="float" office:value="14336.7" table:style-name="ce302">
            <text:p>14,337</text:p>
          </table:table-cell>
          <table:table-cell table:style-name="ce301"/>
          <table:table-cell office:value-type="float" office:value="16156.41" table:style-name="ce302">
            <text:p>16,156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37.5" table:style-name="ce216">
            <text:p>638</text:p>
          </table:table-cell>
          <table:table-cell office:value-type="float" office:value="611.5" table:style-name="ce301">
            <text:p>612</text:p>
          </table:table-cell>
          <table:table-cell office:value-type="float" office:value="26" table:style-name="ce301">
            <text:p>26</text:p>
          </table:table-cell>
          <table:table-cell office:value-type="float" office:value="2326.25" table:style-name="ce216">
            <text:p>2,326</text:p>
          </table:table-cell>
          <table:table-cell office:value-type="float" office:value="299.5" table:style-name="ce301">
            <text:p>300</text:p>
          </table:table-cell>
          <table:table-cell office:value-type="float" office:value="2026.75" table:style-name="ce301">
            <text:p>2,027</text:p>
          </table:table-cell>
          <table:table-cell office:value-type="float" office:value="1678.1" table:style-name="ce216">
            <text:p>1,678</text:p>
          </table:table-cell>
          <table:table-cell office:value-type="float" office:value="37.9" table:style-name="ce301">
            <text:p>38</text:p>
          </table:table-cell>
          <table:table-cell office:value-type="float" office:value="1640.2" table:style-name="ce301">
            <text:p>1,640</text:p>
          </table:table-cell>
          <table:table-cell office:value-type="float" office:value="4641.8500000000004" table:style-name="ce302">
            <text:p>4,642</text:p>
          </table:table-cell>
          <table:table-cell table:style-name="ce301"/>
          <table:table-cell office:value-type="float" office:value="13671.2" table:style-name="ce216">
            <text:p>13,671</text:p>
          </table:table-cell>
          <table:table-cell office:value-type="float" office:value="1232.9000000000001" table:style-name="ce301">
            <text:p>1,233</text:p>
          </table:table-cell>
          <table:table-cell office:value-type="float" office:value="4468" table:style-name="ce301">
            <text:p>4,468</text:p>
          </table:table-cell>
          <table:table-cell office:value-type="float" office:value="7970.3" table:style-name="ce301">
            <text:p>7,970</text:p>
          </table:table-cell>
          <table:table-cell office:value-type="float" office:value="18567.7" table:style-name="ce216">
            <text:p>18,568</text:p>
          </table:table-cell>
          <table:table-cell office:value-type="float" office:value="719.4" table:style-name="ce301">
            <text:p>719</text:p>
          </table:table-cell>
          <table:table-cell office:value-type="float" office:value="1171.2" table:style-name="ce301">
            <text:p>1,171</text:p>
          </table:table-cell>
          <table:table-cell office:value-type="float" office:value="16677.099999999999" table:style-name="ce301">
            <text:p>16,677</text:p>
          </table:table-cell>
          <table:table-cell office:value-type="float" office:value="32238.9" table:style-name="ce302">
            <text:p>32,239</text:p>
          </table:table-cell>
          <table:table-cell table:style-name="ce302"/>
          <table:table-cell office:value-type="float" office:value="36880.75" table:style-name="ce302">
            <text:p>36,881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79.3" table:style-name="ce216">
            <text:p>379</text:p>
          </table:table-cell>
          <table:table-cell office:value-type="float" office:value="375.8" table:style-name="ce301">
            <text:p>376</text:p>
          </table:table-cell>
          <table:table-cell office:value-type="float" office:value="3.5" table:style-name="ce301">
            <text:p>4</text:p>
          </table:table-cell>
          <table:table-cell office:value-type="float" office:value="2248.87" table:style-name="ce216">
            <text:p>2,249</text:p>
          </table:table-cell>
          <table:table-cell office:value-type="float" office:value="392.57" table:style-name="ce301">
            <text:p>393</text:p>
          </table:table-cell>
          <table:table-cell office:value-type="float" office:value="1856.3" table:style-name="ce301">
            <text:p>1,856</text:p>
          </table:table-cell>
          <table:table-cell office:value-type="float" office:value="1088" table:style-name="ce216">
            <text:p>1,088</text:p>
          </table:table-cell>
          <table:table-cell office:value-type="float" office:value="24.3" table:style-name="ce301">
            <text:p>24</text:p>
          </table:table-cell>
          <table:table-cell office:value-type="float" office:value="1063.7" table:style-name="ce301">
            <text:p>1,064</text:p>
          </table:table-cell>
          <table:table-cell office:value-type="float" office:value="3716.17" table:style-name="ce302">
            <text:p>3,716</text:p>
          </table:table-cell>
          <table:table-cell table:style-name="ce301"/>
          <table:table-cell office:value-type="float" office:value="15705.6" table:style-name="ce216">
            <text:p>15,706</text:p>
          </table:table-cell>
          <table:table-cell office:value-type="float" office:value="1451.5" table:style-name="ce301">
            <text:p>1,452</text:p>
          </table:table-cell>
          <table:table-cell office:value-type="float" office:value="4731" table:style-name="ce301">
            <text:p>4,731</text:p>
          </table:table-cell>
          <table:table-cell office:value-type="float" office:value="9523.1" table:style-name="ce301">
            <text:p>9,523</text:p>
          </table:table-cell>
          <table:table-cell office:value-type="float" office:value="12684.9" table:style-name="ce216">
            <text:p>12,685</text:p>
          </table:table-cell>
          <table:table-cell office:value-type="float" office:value="448.5" table:style-name="ce301">
            <text:p>449</text:p>
          </table:table-cell>
          <table:table-cell office:value-type="float" office:value="982.5" table:style-name="ce301">
            <text:p>983</text:p>
          </table:table-cell>
          <table:table-cell office:value-type="float" office:value="11253.9" table:style-name="ce301">
            <text:p>11,254</text:p>
          </table:table-cell>
          <table:table-cell office:value-type="float" office:value="28390.5" table:style-name="ce302">
            <text:p>28,391</text:p>
          </table:table-cell>
          <table:table-cell table:style-name="ce302"/>
          <table:table-cell office:value-type="float" office:value="32106.67" table:style-name="ce302">
            <text:p>32,107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5.4" table:style-name="ce216">
            <text:p>195</text:p>
          </table:table-cell>
          <table:table-cell office:value-type="float" office:value="195.4" table:style-name="ce301">
            <text:p>195</text:p>
          </table:table-cell>
          <table:table-cell office:value-type="float" office:value="0" table:style-name="ce301">
            <text:p>0</text:p>
          </table:table-cell>
          <table:table-cell office:value-type="float" office:value="3140.86" table:style-name="ce216">
            <text:p>3,141</text:p>
          </table:table-cell>
          <table:table-cell office:value-type="float" office:value="516.12" table:style-name="ce301">
            <text:p>516</text:p>
          </table:table-cell>
          <table:table-cell office:value-type="float" office:value="2624.74" table:style-name="ce301">
            <text:p>2,625</text:p>
          </table:table-cell>
          <table:table-cell office:value-type="float" office:value="703" table:style-name="ce216">
            <text:p>703</text:p>
          </table:table-cell>
          <table:table-cell office:value-type="float" office:value="34.700000000000003" table:style-name="ce301">
            <text:p>35</text:p>
          </table:table-cell>
          <table:table-cell office:value-type="float" office:value="668.3" table:style-name="ce301">
            <text:p>668</text:p>
          </table:table-cell>
          <table:table-cell office:value-type="float" office:value="4039.26" table:style-name="ce302">
            <text:p>4,039</text:p>
          </table:table-cell>
          <table:table-cell table:style-name="ce301"/>
          <table:table-cell office:value-type="float" office:value="18239.900000000001" table:style-name="ce216">
            <text:p>18,240</text:p>
          </table:table-cell>
          <table:table-cell office:value-type="float" office:value="1616.5" table:style-name="ce301">
            <text:p>1,617</text:p>
          </table:table-cell>
          <table:table-cell office:value-type="float" office:value="6868.7" table:style-name="ce301">
            <text:p>6,869</text:p>
          </table:table-cell>
          <table:table-cell office:value-type="float" office:value="9754.7000000000007" table:style-name="ce301">
            <text:p>9,755</text:p>
          </table:table-cell>
          <table:table-cell office:value-type="float" office:value="8978.2999999999993" table:style-name="ce216">
            <text:p>8,978</text:p>
          </table:table-cell>
          <table:table-cell office:value-type="float" office:value="386.3" table:style-name="ce301">
            <text:p>386</text:p>
          </table:table-cell>
          <table:table-cell office:value-type="float" office:value="928.8" table:style-name="ce301">
            <text:p>929</text:p>
          </table:table-cell>
          <table:table-cell office:value-type="float" office:value="7663.2" table:style-name="ce301">
            <text:p>7,663</text:p>
          </table:table-cell>
          <table:table-cell office:value-type="float" office:value="27218.2" table:style-name="ce302">
            <text:p>27,218</text:p>
          </table:table-cell>
          <table:table-cell table:style-name="ce302"/>
          <table:table-cell office:value-type="float" office:value="31257.46" table:style-name="ce302">
            <text:p>31,257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30.4" table:style-name="ce216">
            <text:p>430</text:p>
          </table:table-cell>
          <table:table-cell office:value-type="float" office:value="426.1" table:style-name="ce301">
            <text:p>426</text:p>
          </table:table-cell>
          <table:table-cell office:value-type="float" office:value="4.3" table:style-name="ce301">
            <text:p>4</text:p>
          </table:table-cell>
          <table:table-cell office:value-type="float" office:value="2431.67" table:style-name="ce216">
            <text:p>2,432</text:p>
          </table:table-cell>
          <table:table-cell office:value-type="float" office:value="485.68" table:style-name="ce301">
            <text:p>486</text:p>
          </table:table-cell>
          <table:table-cell office:value-type="float" office:value="1945.99" table:style-name="ce301">
            <text:p>1,946</text:p>
          </table:table-cell>
          <table:table-cell office:value-type="float" office:value="1094.5" table:style-name="ce216">
            <text:p>1,095</text:p>
          </table:table-cell>
          <table:table-cell office:value-type="float" office:value="55.6" table:style-name="ce301">
            <text:p>56</text:p>
          </table:table-cell>
          <table:table-cell office:value-type="float" office:value="1038.9000000000001" table:style-name="ce301">
            <text:p>1,039</text:p>
          </table:table-cell>
          <table:table-cell office:value-type="float" office:value="3956.57" table:style-name="ce302">
            <text:p>3,957</text:p>
          </table:table-cell>
          <table:table-cell table:style-name="ce301"/>
          <table:table-cell office:value-type="float" office:value="16125" table:style-name="ce216">
            <text:p>16,125</text:p>
          </table:table-cell>
          <table:table-cell office:value-type="float" office:value="1872.8" table:style-name="ce301">
            <text:p>1,873</text:p>
          </table:table-cell>
          <table:table-cell office:value-type="float" office:value="5876.9" table:style-name="ce301">
            <text:p>5,877</text:p>
          </table:table-cell>
          <table:table-cell office:value-type="float" office:value="8375.2999999999993" table:style-name="ce301">
            <text:p>8,375</text:p>
          </table:table-cell>
          <table:table-cell office:value-type="float" office:value="12657.9" table:style-name="ce216">
            <text:p>12,658</text:p>
          </table:table-cell>
          <table:table-cell office:value-type="float" office:value="630.29999999999995" table:style-name="ce301">
            <text:p>630</text:p>
          </table:table-cell>
          <table:table-cell office:value-type="float" office:value="1034.7" table:style-name="ce301">
            <text:p>1,035</text:p>
          </table:table-cell>
          <table:table-cell office:value-type="float" office:value="10992.9" table:style-name="ce301">
            <text:p>10,993</text:p>
          </table:table-cell>
          <table:table-cell office:value-type="float" office:value="28782.9" table:style-name="ce302">
            <text:p>28,783</text:p>
          </table:table-cell>
          <table:table-cell table:style-name="ce302"/>
          <table:table-cell office:value-type="float" office:value="32739.47" table:style-name="ce302">
            <text:p>32,739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5" table:style-name="ce216">
            <text:p>265</text:p>
          </table:table-cell>
          <table:table-cell office:value-type="float" office:value="265" table:style-name="ce301">
            <text:p>265</text:p>
          </table:table-cell>
          <table:table-cell office:value-type="float" office:value="0" table:style-name="ce301">
            <text:p>0</text:p>
          </table:table-cell>
          <table:table-cell office:value-type="float" office:value="3064.75" table:style-name="ce216">
            <text:p>3,065</text:p>
          </table:table-cell>
          <table:table-cell office:value-type="float" office:value="750.42" table:style-name="ce301">
            <text:p>750</text:p>
          </table:table-cell>
          <table:table-cell office:value-type="float" office:value="2314.33" table:style-name="ce301">
            <text:p>2,314</text:p>
          </table:table-cell>
          <table:table-cell office:value-type="float" office:value="817.68" table:style-name="ce216">
            <text:p>818</text:p>
          </table:table-cell>
          <table:table-cell office:value-type="float" office:value="38.4" table:style-name="ce301">
            <text:p>38</text:p>
          </table:table-cell>
          <table:table-cell office:value-type="float" office:value="779.28" table:style-name="ce301">
            <text:p>779</text:p>
          </table:table-cell>
          <table:table-cell office:value-type="float" office:value="4147.43" table:style-name="ce302">
            <text:p>4,147</text:p>
          </table:table-cell>
          <table:table-cell table:style-name="ce301"/>
          <table:table-cell office:value-type="float" office:value="24590.2" table:style-name="ce216">
            <text:p>24,590</text:p>
          </table:table-cell>
          <table:table-cell office:value-type="float" office:value="2779.5" table:style-name="ce301">
            <text:p>2,780</text:p>
          </table:table-cell>
          <table:table-cell office:value-type="float" office:value="8727" table:style-name="ce301">
            <text:p>8,727</text:p>
          </table:table-cell>
          <table:table-cell office:value-type="float" office:value="13083.7" table:style-name="ce301">
            <text:p>13,084</text:p>
          </table:table-cell>
          <table:table-cell office:value-type="float" office:value="11061.8" table:style-name="ce216">
            <text:p>11,062</text:p>
          </table:table-cell>
          <table:table-cell office:value-type="float" office:value="413.8" table:style-name="ce301">
            <text:p>414</text:p>
          </table:table-cell>
          <table:table-cell office:value-type="float" office:value="1268.8" table:style-name="ce301">
            <text:p>1,269</text:p>
          </table:table-cell>
          <table:table-cell office:value-type="float" office:value="9379.2000000000007" table:style-name="ce301">
            <text:p>9,379</text:p>
          </table:table-cell>
          <table:table-cell office:value-type="float" office:value="35652" table:style-name="ce302">
            <text:p>35,652</text:p>
          </table:table-cell>
          <table:table-cell table:style-name="ce302"/>
          <table:table-cell office:value-type="float" office:value="39799.43" table:style-name="ce302">
            <text:p>39,799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216">
            <text:p>62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301">
            <text:p>62</text:p>
          </table:table-cell>
          <table:table-cell office:value-type="float" office:value="1658.2" table:style-name="ce216">
            <text:p>1,658</text:p>
          </table:table-cell>
          <table:table-cell office:value-type="float" office:value="0" table:style-name="ce301">
            <text:p>0</text:p>
          </table:table-cell>
          <table:table-cell office:value-type="float" office:value="1658.2" table:style-name="ce301">
            <text:p>1,658</text:p>
          </table:table-cell>
          <table:table-cell office:value-type="float" office:value="1779.8" table:style-name="ce302">
            <text:p>1,780</text:p>
          </table:table-cell>
          <table:table-cell table:style-name="ce301"/>
          <table:table-cell office:value-type="float" office:value="326.8" table:style-name="ce216">
            <text:p>327</text:p>
          </table:table-cell>
          <table:table-cell office:value-type="float" office:value="24" table:style-name="ce301">
            <text:p>24</text:p>
          </table:table-cell>
          <table:table-cell office:value-type="float" office:value="78.3" table:style-name="ce301">
            <text:p>78</text:p>
          </table:table-cell>
          <table:table-cell office:value-type="float" office:value="224.5" table:style-name="ce301">
            <text:p>225</text:p>
          </table:table-cell>
          <table:table-cell office:value-type="float" office:value="12639" table:style-name="ce216">
            <text:p>12,639</text:p>
          </table:table-cell>
          <table:table-cell office:value-type="float" office:value="473" table:style-name="ce301">
            <text:p>473</text:p>
          </table:table-cell>
          <table:table-cell office:value-type="float" office:value="751.8" table:style-name="ce301">
            <text:p>752</text:p>
          </table:table-cell>
          <table:table-cell office:value-type="float" office:value="11414.2" table:style-name="ce301">
            <text:p>11,414</text:p>
          </table:table-cell>
          <table:table-cell office:value-type="float" office:value="12965.8" table:style-name="ce302">
            <text:p>12,966</text:p>
          </table:table-cell>
          <table:table-cell table:style-name="ce302"/>
          <table:table-cell office:value-type="float" office:value="14745.6" table:style-name="ce302">
            <text:p>14,746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4.6" table:style-name="ce216">
            <text:p>655</text:p>
          </table:table-cell>
          <table:table-cell office:value-type="float" office:value="644" table:style-name="ce301">
            <text:p>644</text:p>
          </table:table-cell>
          <table:table-cell office:value-type="float" office:value="10.6" table:style-name="ce301">
            <text:p>11</text:p>
          </table:table-cell>
          <table:table-cell office:value-type="float" office:value="3767.3" table:style-name="ce216">
            <text:p>3,767</text:p>
          </table:table-cell>
          <table:table-cell office:value-type="float" office:value="621.20000000000005" table:style-name="ce301">
            <text:p>621</text:p>
          </table:table-cell>
          <table:table-cell office:value-type="float" office:value="3146.1" table:style-name="ce301">
            <text:p>3,146</text:p>
          </table:table-cell>
          <table:table-cell office:value-type="float" office:value="1457.69" table:style-name="ce216">
            <text:p>1,458</text:p>
          </table:table-cell>
          <table:table-cell office:value-type="float" office:value="44.8" table:style-name="ce301">
            <text:p>45</text:p>
          </table:table-cell>
          <table:table-cell office:value-type="float" office:value="1412.89" table:style-name="ce301">
            <text:p>1,413</text:p>
          </table:table-cell>
          <table:table-cell office:value-type="float" office:value="5879.59" table:style-name="ce302">
            <text:p>5,880</text:p>
          </table:table-cell>
          <table:table-cell table:style-name="ce301"/>
          <table:table-cell office:value-type="float" office:value="22913.8" table:style-name="ce216">
            <text:p>22,914</text:p>
          </table:table-cell>
          <table:table-cell office:value-type="float" office:value="2277.6" table:style-name="ce301">
            <text:p>2,278</text:p>
          </table:table-cell>
          <table:table-cell office:value-type="float" office:value="7721.3" table:style-name="ce301">
            <text:p>7,721</text:p>
          </table:table-cell>
          <table:table-cell office:value-type="float" office:value="12914.9" table:style-name="ce301">
            <text:p>12,915</text:p>
          </table:table-cell>
          <table:table-cell office:value-type="float" office:value="18614.7" table:style-name="ce216">
            <text:p>18,615</text:p>
          </table:table-cell>
          <table:table-cell office:value-type="float" office:value="798.7" table:style-name="ce301">
            <text:p>799</text:p>
          </table:table-cell>
          <table:table-cell office:value-type="float" office:value="1952" table:style-name="ce301">
            <text:p>1,952</text:p>
          </table:table-cell>
          <table:table-cell office:value-type="float" office:value="15864" table:style-name="ce301">
            <text:p>15,864</text:p>
          </table:table-cell>
          <table:table-cell office:value-type="float" office:value="41528.5" table:style-name="ce302">
            <text:p>41,529</text:p>
          </table:table-cell>
          <table:table-cell table:style-name="ce302"/>
          <table:table-cell office:value-type="float" office:value="47408.09" table:style-name="ce302">
            <text:p>47,408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5.7" table:style-name="ce301">
            <text:p>326</text:p>
          </table:table-cell>
          <table:table-cell office:value-type="float" office:value="1.1000000000000001" table:style-name="ce301">
            <text:p>1</text:p>
          </table:table-cell>
          <table:table-cell office:value-type="float" office:value="4233.09" table:style-name="ce216">
            <text:p>4,233</text:p>
          </table:table-cell>
          <table:table-cell office:value-type="float" office:value="680.2" table:style-name="ce301">
            <text:p>680</text:p>
          </table:table-cell>
          <table:table-cell office:value-type="float" office:value="3552.89" table:style-name="ce301">
            <text:p>3,553</text:p>
          </table:table-cell>
          <table:table-cell office:value-type="float" office:value="703.2" table:style-name="ce216">
            <text:p>703</text:p>
          </table:table-cell>
          <table:table-cell office:value-type="float" office:value="24.9" table:style-name="ce301">
            <text:p>25</text:p>
          </table:table-cell>
          <table:table-cell office:value-type="float" office:value="678.3" table:style-name="ce301">
            <text:p>678</text:p>
          </table:table-cell>
          <table:table-cell office:value-type="float" office:value="5263.09" table:style-name="ce302">
            <text:p>5,263</text:p>
          </table:table-cell>
          <table:table-cell table:style-name="ce301"/>
          <table:table-cell office:value-type="float" office:value="34436.6" table:style-name="ce216">
            <text:p>34,437</text:p>
          </table:table-cell>
          <table:table-cell office:value-type="float" office:value="2818.3" table:style-name="ce301">
            <text:p>2,818</text:p>
          </table:table-cell>
          <table:table-cell office:value-type="float" office:value="13773.4" table:style-name="ce301">
            <text:p>13,773</text:p>
          </table:table-cell>
          <table:table-cell office:value-type="float" office:value="17844.900000000001" table:style-name="ce301">
            <text:p>17,845</text:p>
          </table:table-cell>
          <table:table-cell office:value-type="float" office:value="10243.5" table:style-name="ce216">
            <text:p>10,244</text:p>
          </table:table-cell>
          <table:table-cell office:value-type="float" office:value="453.8" table:style-name="ce301">
            <text:p>454</text:p>
          </table:table-cell>
          <table:table-cell office:value-type="float" office:value="1176.0999999999999" table:style-name="ce301">
            <text:p>1,176</text:p>
          </table:table-cell>
          <table:table-cell office:value-type="float" office:value="8613.6" table:style-name="ce301">
            <text:p>8,614</text:p>
          </table:table-cell>
          <table:table-cell office:value-type="float" office:value="44680.1" table:style-name="ce302">
            <text:p>44,680</text:p>
          </table:table-cell>
          <table:table-cell table:style-name="ce302"/>
          <table:table-cell office:value-type="float" office:value="49943.19" table:style-name="ce302">
            <text:p>49,943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3007.1" table:style-name="ce368">
            <text:p>3,007</text:p>
          </table:table-cell>
          <table:table-cell office:value-type="float" office:value="2959.2" table:style-name="ce306">
            <text:p>2,959</text:p>
          </table:table-cell>
          <table:table-cell office:value-type="float" office:value="47.9" table:style-name="ce306">
            <text:p>48</text:p>
          </table:table-cell>
          <table:table-cell office:value-type="float" office:value="22536.1" table:style-name="ce368">
            <text:p>22,536</text:p>
          </table:table-cell>
          <table:table-cell office:value-type="float" office:value="4041.89" table:style-name="ce306">
            <text:p>4,042</text:p>
          </table:table-cell>
          <table:table-cell office:value-type="float" office:value="18494.21" table:style-name="ce306">
            <text:p>18,494</text:p>
          </table:table-cell>
          <table:table-cell office:value-type="float" office:value="9700.27" table:style-name="ce368">
            <text:p>9,700</text:p>
          </table:table-cell>
          <table:table-cell office:value-type="float" office:value="310.39999999999998" table:style-name="ce306">
            <text:p>310</text:p>
          </table:table-cell>
          <table:table-cell office:value-type="float" office:value="9389.8700000000008" table:style-name="ce306">
            <text:p>9,390</text:p>
          </table:table-cell>
          <table:table-cell office:value-type="float" office:value="35243.47" table:style-name="ce302">
            <text:p>35,243</text:p>
          </table:table-cell>
          <table:table-cell table:style-name="ce306"/>
          <table:table-cell office:value-type="float" office:value="153494.6" table:style-name="ce368">
            <text:p>153,495</text:p>
          </table:table-cell>
          <table:table-cell office:value-type="float" office:value="15142.3" table:style-name="ce306">
            <text:p>15,142</text:p>
          </table:table-cell>
          <table:table-cell office:value-type="float" office:value="54611.3" table:style-name="ce306">
            <text:p>54,611</text:p>
          </table:table-cell>
          <table:table-cell office:value-type="float" office:value="83741" table:style-name="ce306">
            <text:p>83,741</text:p>
          </table:table-cell>
          <table:table-cell office:value-type="float" office:value="112299" table:style-name="ce368">
            <text:p>112,299</text:p>
          </table:table-cell>
          <table:table-cell office:value-type="float" office:value="4576.5" table:style-name="ce306">
            <text:p>4,577</text:p>
          </table:table-cell>
          <table:table-cell office:value-type="float" office:value="9731.4" table:style-name="ce306">
            <text:p>9,731</text:p>
          </table:table-cell>
          <table:table-cell office:value-type="float" office:value="97991.1" table:style-name="ce306">
            <text:p>97,991</text:p>
          </table:table-cell>
          <table:table-cell office:value-type="float" office:value="265793.59999999998" table:style-name="ce302">
            <text:p>265,794</text:p>
          </table:table-cell>
          <table:table-cell table:style-name="ce302"/>
          <table:table-cell office:value-type="float" office:value="301037.07" table:style-name="ce302">
            <text:p>301,037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3640.34" table:style-name="ce216">
            <text:p>3,640</text:p>
          </table:table-cell>
          <table:table-cell office:value-type="float" office:value="1498.58" table:style-name="ce301">
            <text:p>1,499</text:p>
          </table:table-cell>
          <table:table-cell office:value-type="float" office:value="2141.7600000000002" table:style-name="ce301">
            <text:p>2,142</text:p>
          </table:table-cell>
          <table:table-cell office:value-type="float" office:value="533.29999999999995" table:style-name="ce216">
            <text:p>533</text:p>
          </table:table-cell>
          <table:table-cell office:value-type="float" office:value="48.02" table:style-name="ce301">
            <text:p>48</text:p>
          </table:table-cell>
          <table:table-cell office:value-type="float" office:value="485.28" table:style-name="ce301">
            <text:p>485</text:p>
          </table:table-cell>
          <table:table-cell office:value-type="float" office:value="4314.9399999999996" table:style-name="ce302">
            <text:p>4,315</text:p>
          </table:table-cell>
          <table:table-cell table:style-name="ce301"/>
          <table:table-cell office:value-type="float" office:value="22725.8" table:style-name="ce216">
            <text:p>22,726</text:p>
          </table:table-cell>
          <table:table-cell office:value-type="float" office:value="2609.6" table:style-name="ce301">
            <text:p>2,610</text:p>
          </table:table-cell>
          <table:table-cell office:value-type="float" office:value="9160.7000000000007" table:style-name="ce301">
            <text:p>9,161</text:p>
          </table:table-cell>
          <table:table-cell office:value-type="float" office:value="10955.5" table:style-name="ce301">
            <text:p>10,956</text:p>
          </table:table-cell>
          <table:table-cell office:value-type="float" office:value="6806.1" table:style-name="ce216">
            <text:p>6,806</text:p>
          </table:table-cell>
          <table:table-cell office:value-type="float" office:value="361.6" table:style-name="ce301">
            <text:p>362</text:p>
          </table:table-cell>
          <table:table-cell office:value-type="float" office:value="629.9" table:style-name="ce301">
            <text:p>630</text:p>
          </table:table-cell>
          <table:table-cell office:value-type="float" office:value="5814.6" table:style-name="ce301">
            <text:p>5,815</text:p>
          </table:table-cell>
          <table:table-cell office:value-type="float" office:value="29531.9" table:style-name="ce302">
            <text:p>29,532</text:p>
          </table:table-cell>
          <table:table-cell table:style-name="ce302"/>
          <table:table-cell office:value-type="float" office:value="33846.839999999997" table:style-name="ce302">
            <text:p>33,847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407.04" table:style-name="ce216">
            <text:p>407</text:p>
          </table:table-cell>
          <table:table-cell office:value-type="float" office:value="407.04" table:style-name="ce301">
            <text:p>407</text:p>
          </table:table-cell>
          <table:table-cell office:value-type="float" office:value="0" table:style-name="ce301">
            <text:p>0</text:p>
          </table:table-cell>
          <table:table-cell office:value-type="float" office:value="9418.91" table:style-name="ce216">
            <text:p>9,419</text:p>
          </table:table-cell>
          <table:table-cell office:value-type="float" office:value="2719.16" table:style-name="ce301">
            <text:p>2,719</text:p>
          </table:table-cell>
          <table:table-cell office:value-type="float" office:value="6699.75" table:style-name="ce301">
            <text:p>6,700</text:p>
          </table:table-cell>
          <table:table-cell office:value-type="float" office:value="906.55" table:style-name="ce216">
            <text:p>907</text:p>
          </table:table-cell>
          <table:table-cell office:value-type="float" office:value="87.8" table:style-name="ce301">
            <text:p>88</text:p>
          </table:table-cell>
          <table:table-cell office:value-type="float" office:value="818.75" table:style-name="ce301">
            <text:p>819</text:p>
          </table:table-cell>
          <table:table-cell office:value-type="float" office:value="10732.5" table:style-name="ce302">
            <text:p>10,733</text:p>
          </table:table-cell>
          <table:table-cell table:style-name="ce301"/>
          <table:table-cell office:value-type="float" office:value="37150.800000000003" table:style-name="ce216">
            <text:p>37,151</text:p>
          </table:table-cell>
          <table:table-cell office:value-type="float" office:value="6821.6" table:style-name="ce301">
            <text:p>6,822</text:p>
          </table:table-cell>
          <table:table-cell office:value-type="float" office:value="9776" table:style-name="ce301">
            <text:p>9,776</text:p>
          </table:table-cell>
          <table:table-cell office:value-type="float" office:value="20553.2" table:style-name="ce301">
            <text:p>20,553</text:p>
          </table:table-cell>
          <table:table-cell office:value-type="float" office:value="11615.8" table:style-name="ce216">
            <text:p>11,616</text:p>
          </table:table-cell>
          <table:table-cell office:value-type="float" office:value="506.4" table:style-name="ce301">
            <text:p>506</text:p>
          </table:table-cell>
          <table:table-cell office:value-type="float" office:value="559.70000000000005" table:style-name="ce301">
            <text:p>560</text:p>
          </table:table-cell>
          <table:table-cell office:value-type="float" office:value="10549.7" table:style-name="ce301">
            <text:p>10,550</text:p>
          </table:table-cell>
          <table:table-cell office:value-type="float" office:value="48766.6" table:style-name="ce302">
            <text:p>48,767</text:p>
          </table:table-cell>
          <table:table-cell table:style-name="ce302"/>
          <table:table-cell office:value-type="float" office:value="59499.1" table:style-name="ce302">
            <text:p>59,499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9">
          <table:table-cell office:value-type="string" table:style-name="ce382">
            <text:p>K03000001</text:p>
          </table:table-cell>
          <table:table-cell office:value-type="string" table:style-name="ce383">
            <text:p>Great Britain</text:p>
          </table:table-cell>
          <table:table-cell table:style-name="ce383"/>
          <table:table-cell office:value-type="float" office:value="3555.44" table:style-name="ce384">
            <text:p>3,555</text:p>
          </table:table-cell>
          <table:table-cell office:value-type="float" office:value="3507.54" table:style-name="ce401">
            <text:p>3,508</text:p>
          </table:table-cell>
          <table:table-cell office:value-type="float" office:value="47.9" table:style-name="ce401">
            <text:p>48</text:p>
          </table:table-cell>
          <table:table-cell office:value-type="float" office:value="35595.35" table:style-name="ce384">
            <text:p>35,595</text:p>
          </table:table-cell>
          <table:table-cell office:value-type="float" office:value="8259.6299999999992" table:style-name="ce401">
            <text:p>8,260</text:p>
          </table:table-cell>
          <table:table-cell office:value-type="float" office:value="27335.72" table:style-name="ce401">
            <text:p>27,336</text:p>
          </table:table-cell>
          <table:table-cell office:value-type="float" office:value="11140.12" table:style-name="ce384">
            <text:p>11,140</text:p>
          </table:table-cell>
          <table:table-cell office:value-type="float" office:value="446.22" table:style-name="ce401">
            <text:p>446</text:p>
          </table:table-cell>
          <table:table-cell office:value-type="float" office:value="10693.9" table:style-name="ce401">
            <text:p>10,694</text:p>
          </table:table-cell>
          <table:table-cell office:value-type="float" office:value="50290.91" table:style-name="ce402">
            <text:p>50,291</text:p>
          </table:table-cell>
          <table:table-cell table:style-name="ce401"/>
          <table:table-cell office:value-type="float" office:value="213371.2" table:style-name="ce384">
            <text:p>213,371</text:p>
          </table:table-cell>
          <table:table-cell office:value-type="float" office:value="24573.5" table:style-name="ce401">
            <text:p>24,574</text:p>
          </table:table-cell>
          <table:table-cell office:value-type="float" office:value="73548" table:style-name="ce401">
            <text:p>73,548</text:p>
          </table:table-cell>
          <table:table-cell office:value-type="float" office:value="115249.7" table:style-name="ce401">
            <text:p>115,250</text:p>
          </table:table-cell>
          <table:table-cell office:value-type="float" office:value="130720.9" table:style-name="ce384">
            <text:p>130,721</text:p>
          </table:table-cell>
          <table:table-cell office:value-type="float" office:value="5444.5" table:style-name="ce401">
            <text:p>5,445</text:p>
          </table:table-cell>
          <table:table-cell office:value-type="float" office:value="10921" table:style-name="ce401">
            <text:p>10,921</text:p>
          </table:table-cell>
          <table:table-cell office:value-type="float" office:value="114355.4" table:style-name="ce401">
            <text:p>114,355</text:p>
          </table:table-cell>
          <table:table-cell office:value-type="float" office:value="344092.1" table:style-name="ce382">
            <text:p>344,092</text:p>
          </table:table-cell>
          <table:table-cell table:style-name="ce382"/>
          <table:table-cell office:value-type="float" office:value="394383.01" table:style-name="ce382">
            <text:p>394,383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table:style-name="ce338"/>
          <table:table-cell table:number-columns-repeated="2" table:style-name="ce354"/>
          <table:table-cell table:style-name="ce368"/>
          <table:table-cell table:number-columns-repeated="2" table:style-name="ce370"/>
          <table:table-cell table:style-name="ce368"/>
          <table:table-cell table:number-columns-repeated="2" table:style-name="ce370"/>
          <table:table-cell table:style-name="ce368"/>
          <table:table-cell table:number-columns-repeated="2" table:style-name="ce370"/>
          <table:table-cell table:style-name="ce302"/>
          <table:table-cell table:style-name="ce370"/>
          <table:table-cell table:style-name="ce368"/>
          <table:table-cell table:number-columns-repeated="3" table:style-name="ce370"/>
          <table:table-cell table:style-name="ce368"/>
          <table:table-cell table:number-columns-repeated="3" table:style-name="ce370"/>
          <table:table-cell table:number-columns-repeated="3" table:style-name="ce342"/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office:value-type="string" table:style-name="ce341">
            <text:p>Values may not sum to totals due to rounding</text:p>
          </table:table-cell>
          <table:table-cell table:style-name="ce406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33"/>
          <table:table-cell table:style-name="ce407"/>
          <table:table-cell table:style-name="ce246"/>
          <table:table-cell table:number-columns-repeated="3" table:style-name="ce407"/>
          <table:table-cell table:style-name="ce246"/>
          <table:table-cell table:number-columns-repeated="3" table:style-name="ce40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office:value-type="string" table:style-name="ce341">
            <text:p>1. Use controls at top of sheet to expand/collapse selection</text:p>
          </table:table-cell>
          <table:table-cell table:style-name="ce354"/>
          <table:table-cell table:style-name="ce368"/>
          <table:table-cell table:number-columns-repeated="2" table:style-name="ce370"/>
          <table:table-cell table:style-name="ce368"/>
          <table:table-cell table:number-columns-repeated="2" table:style-name="ce370"/>
          <table:table-cell table:style-name="ce368"/>
          <table:table-cell table:number-columns-repeated="2" table:style-name="ce370"/>
          <table:table-cell table:style-name="ce302"/>
          <table:table-cell table:style-name="ce370"/>
          <table:table-cell table:style-name="ce368"/>
          <table:table-cell table:number-columns-repeated="3" table:style-name="ce370"/>
          <table:table-cell table:style-name="ce368"/>
          <table:table-cell table:number-columns-repeated="3" table:style-name="ce370"/>
          <table:table-cell table:number-columns-repeated="3" table:style-name="ce342"/>
          <table:table-cell table:number-columns-repeated="232" table:style-name="ce341"/>
          <table:table-cell table:number-columns-repeated="16128" table:style-name="ce342"/>
        </table:table-row>
        <table:table-row table:style-name="ro11">
          <table:table-cell table:number-columns-repeated="2" table:style-name="ce354"/>
          <table:table-cell table:style-name="ce368"/>
          <table:table-cell table:number-columns-repeated="2" table:style-name="ce370"/>
          <table:table-cell table:style-name="ce368"/>
          <table:table-cell table:number-columns-repeated="2" table:style-name="ce370"/>
          <table:table-cell table:style-name="ce368"/>
          <table:table-cell table:number-columns-repeated="2" table:style-name="ce370"/>
          <table:table-cell table:style-name="ce302"/>
          <table:table-cell table:style-name="ce370"/>
          <table:table-cell table:style-name="ce368"/>
          <table:table-cell table:number-columns-repeated="3" table:style-name="ce370"/>
          <table:table-cell table:style-name="ce368"/>
          <table:table-cell table:number-columns-repeated="3" table:style-name="ce370"/>
          <table:table-cell table:number-columns-repeated="3" table:style-name="ce342"/>
          <table:table-cell table:number-columns-repeated="232" table:style-name="ce341"/>
          <table:table-cell table:number-columns-repeated="16128" table:style-name="ce342"/>
        </table:table-row>
        <table:table-row table:style-name="ro11">
          <table:table-cell office:value-type="string" table:style-name="ce248">
            <text:p>Symbols</text:p>
          </table:table-cell>
          <table:table-cell table:style-name="ce193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33"/>
          <table:table-cell table:style-name="ce407"/>
          <table:table-cell table:style-name="ce246"/>
          <table:table-cell table:number-columns-repeated="3" table:style-name="ce407"/>
          <table:table-cell table:style-name="ce246"/>
          <table:table-cell table:number-columns-repeated="3" table:style-name="ce40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office:value-type="string" table:style-name="ce171">
            <text:p>. <text:s/>Not applicable</text:p>
          </table:table-cell>
          <table:table-cell table:style-name="ce193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33"/>
          <table:table-cell table:style-name="ce407"/>
          <table:table-cell table:style-name="ce246"/>
          <table:table-cell table:number-columns-repeated="3" table:style-name="ce407"/>
          <table:table-cell table:style-name="ce246"/>
          <table:table-cell table:number-columns-repeated="3" table:style-name="ce40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table:style-name="ce171"/>
          <table:table-cell table:style-name="ce193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33"/>
          <table:table-cell table:style-name="ce407"/>
          <table:table-cell table:style-name="ce246"/>
          <table:table-cell table:number-columns-repeated="3" table:style-name="ce407"/>
          <table:table-cell table:style-name="ce246"/>
          <table:table-cell table:number-columns-repeated="3" table:style-name="ce40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office:value-type="string" table:style-name="ce391">
            <text:p>Telephone: 020 7944 5032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408"/>
          <table:table-cell table:style-name="ce340"/>
          <table:table-cell table:number-columns-repeated="4" table:style-name="ce408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office:value-type="string" table:style-name="ce392">
            <text:p>Source: Department for Transport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1">
            <text:p><text:a xlink:href="mailto:road.length@dft.gsi.gov.uk">Email: road.length@dft.gsi.gov.uk</text:a></text:p>
          </table:table-cell>
          <table:table-cell table:number-columns-repeated="5" table:style-name="ce341"/>
          <table:table-cell table:number-columns-repeated="2" table:style-name="ce408"/>
          <table:table-cell table:style-name="ce341"/>
          <table:table-cell table:number-columns-repeated="4" table:style-name="ce408"/>
          <table:table-cell table:number-columns-repeated="10" table:style-name="ce341"/>
          <table:table-cell table:style-name="ce342"/>
          <table:table-cell table:style-name="ce393"/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5" table:style-name="ce341"/>
          <table:table-cell table:number-columns-repeated="2" table:style-name="ce408"/>
          <table:table-cell table:style-name="ce341"/>
          <table:table-cell table:number-columns-repeated="4" table:style-name="ce408"/>
          <table:table-cell table:number-columns-repeated="10" table:style-name="ce341"/>
          <table:table-cell table:style-name="ce342"/>
          <table:table-cell office:value-type="string" table:style-name="ce255">
            <text:p>Last updated: 19 May 2016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7/road-length-statistics-methodology.pdf">Methodology note</text:a></text:p>
          </table:table-cell>
          <table:table-cell table:style-name="ce341"/>
          <table:table-cell table:style-name="ce394"/>
          <table:table-cell table:number-columns-repeated="3" table:style-name="ce341"/>
          <table:table-cell table:number-columns-repeated="2" table:style-name="ce408"/>
          <table:table-cell table:style-name="ce341"/>
          <table:table-cell table:number-columns-repeated="4" table:style-name="ce408"/>
          <table:table-cell table:number-columns-repeated="10" table:style-name="ce341"/>
          <table:table-cell table:style-name="ce342"/>
          <table:table-cell office:value-type="string" table:style-name="ce255">
            <text:p>Next update: May 2017</text:p>
          </table:table-cell>
          <table:table-cell table:number-columns-repeated="16359"/>
        </table:table-row>
        <table:table-row table:style-name="ro10">
          <table:table-cell table:number-columns-repeated="6" table:style-name="ce341"/>
          <table:table-cell table:number-columns-repeated="2" table:style-name="ce408"/>
          <table:table-cell table:style-name="ce341"/>
          <table:table-cell table:number-columns-repeated="4" table:style-name="ce408"/>
          <table:table-cell table:number-columns-repeated="12" table:style-name="ce341"/>
          <table:table-cell table:number-columns-repeated="16359"/>
        </table:table-row>
        <table:table-row table:style-name="ro10">
          <table:table-cell office:value-type="string" table:style-name="ce341">
            <text:p>The figures in this table are National Statistics</text:p>
          </table:table-cell>
          <table:table-cell table:number-columns-repeated="5" table:style-name="ce341"/>
          <table:table-cell table:number-columns-repeated="2" table:style-name="ce408"/>
          <table:table-cell table:style-name="ce341"/>
          <table:table-cell table:number-columns-repeated="4" table:style-name="ce408"/>
          <table:table-cell table:number-columns-repeated="12" table:style-name="ce341"/>
          <table:table-cell table:number-columns-repeated="16359"/>
        </table:table-row>
        <table:table-row table:style-name="ro10">
          <table:table-cell table:number-columns-repeated="6" table:style-name="ce341"/>
          <table:table-cell table:number-columns-repeated="2" table:style-name="ce408"/>
          <table:table-cell table:style-name="ce341"/>
          <table:table-cell table:number-columns-repeated="4" table:style-name="ce408"/>
          <table:table-cell table:number-columns-repeated="12" table:style-name="ce341"/>
          <table:table-cell table:number-columns-repeated="16359"/>
        </table:table-row>
        <table:table-row table:number-rows-repeated="4" table:style-name="ro10">
          <table:table-cell table:number-columns-repeated="6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2" table:style-name="ce341"/>
          <table:table-cell table:number-columns-repeated="16359"/>
        </table:table-row>
        <table:table-row table:number-rows-repeated="1048536" table:style-name="ro10">
          <table:table-cell table:number-columns-repeated="16384"/>
        </table:table-row>
        <table:named-expressions>
          <table:named-range table:name="Print_Area" table:cell-range-address="RDL0201_(2006).$A$1:RDL0201_(2006).$Y$35" table:base-cell-address="RDL0201_(2006).$A$1"/>
        </table:named-expressions>
      </table:table>
      <table:table table:name="RDL0201_(2005)" table:style-name="ta6">
        <table:table-column table:style-name="co1" table:number-columns-repeated="2" table:default-cell-style-name="ce341"/>
        <table:table-column table:style-name="co2" table:default-cell-style-name="ce341"/>
        <table:table-column table:style-name="co4" table:default-cell-style-name="ce341"/>
        <table:table-column-group>
          <table:table-column table:style-name="co4" table:default-cell-style-name="ce341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default-cell-style-name="ce339"/>
          <table:table-column table:style-name="co5" table:default-cell-style-name="ce341"/>
        </table:table-column-group>
        <table:table-column table:style-name="co4" table:default-cell-style-name="ce339"/>
        <table:table-column-group>
          <table:table-column table:style-name="co4" table:number-columns-repeated="2" table:default-cell-style-name="ce339"/>
        </table:table-column-group>
        <table:table-column table:style-name="co4" table:default-cell-style-name="ce339"/>
        <table:table-column table:style-name="co10" table:default-cell-style-name="ce341"/>
        <table:table-column table:style-name="co4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8" table:default-cell-style-name="ce341"/>
        <table:table-column-group>
          <table:table-column table:style-name="co4" table:number-columns-repeated="3" table:default-cell-style-name="ce341"/>
        </table:table-column-group>
        <table:table-column table:style-name="co4" table:default-cell-style-name="ce341"/>
        <table:table-column table:style-name="co10" table:default-cell-style-name="ce342"/>
        <table:table-column table:style-name="co11" table:default-cell-style-name="ce341"/>
        <table:table-column table:style-name="co11" table:number-columns-repeated="14" table:default-cell-style-name="ce10"/>
        <table:table-column table:style-name="co11" table:number-columns-repeated="985" table:default-cell-style-name="ce341"/>
        <table:table-column table:style-name="co15" table:number-columns-repeated="15360" table:default-cell-style-name="ce1"/>
        <table:table-row table:style-name="ro1">
          <table:table-cell office:value-type="string" table:style-name="ce337">
            <text:p>Department for Transport statistics</text:p>
          </table:table-cell>
          <table:table-cell table:number-columns-repeated="2" table:style-name="ce337"/>
          <table:table-cell table:number-columns-repeated="2" table:style-name="ce338"/>
          <table:table-cell table:style-name="ce337"/>
          <table:table-cell table:number-columns-repeated="2" table:style-name="ce339"/>
          <table:table-cell table:style-name="ce337"/>
          <table:table-cell table:number-columns-repeated="4" table:style-name="ce339"/>
          <table:table-cell table:style-name="ce337"/>
          <table:table-cell table:number-columns-repeated="3" table:style-name="ce338"/>
          <table:table-cell table:style-name="ce337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2">
          <table:table-cell office:value-type="string" table:style-name="ce251">
            <text:p><text:a xlink:href="https://www.gov.uk/government/collections/road-network-size-and-condition">Road lengths statistics</text:a>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339"/>
          <table:table-cell table:style-name="ce340"/>
          <table:table-cell table:number-columns-repeated="4" table:style-name="ce339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table:style-name="ce341"/>
          <table:table-cell table:number-columns-repeated="14" table:style-name="ce10"/>
          <table:table-cell table:number-columns-repeated="16345"/>
        </table:table-row>
        <table:table-row table:style-name="ro3">
          <table:table-cell office:value-type="string" table:style-name="ce343">
            <text:p>Table RDL0201</text:p>
          </table:table-cell>
          <table:table-cell table:number-columns-repeated="2" table:style-name="ce343"/>
          <table:table-cell table:number-columns-repeated="2" table:style-name="ce338"/>
          <table:table-cell table:style-name="ce343"/>
          <table:table-cell table:number-columns-repeated="2" table:style-name="ce339"/>
          <table:table-cell table:style-name="ce343"/>
          <table:table-cell table:number-columns-repeated="4" table:style-name="ce339"/>
          <table:table-cell table:style-name="ce343"/>
          <table:table-cell table:number-columns-repeated="3" table:style-name="ce338"/>
          <table:table-cell table:style-name="ce343"/>
          <table:table-cell table:number-columns-repeated="5" table:style-name="ce338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1">
          <table:table-cell office:value-type="string" table:style-name="ce344">
            <text:p>Road lengths (kilometres) by road type and region and country in Great Britain, 2005</text:p>
          </table:table-cell>
          <table:table-cell table:number-columns-repeated="2" table:style-name="ce343"/>
          <table:table-cell table:number-columns-repeated="2" table:style-name="ce345"/>
          <table:table-cell table:style-name="ce343"/>
          <table:table-cell table:number-columns-repeated="2" table:style-name="ce346"/>
          <table:table-cell table:style-name="ce343"/>
          <table:table-cell table:number-columns-repeated="4" table:style-name="ce346"/>
          <table:table-cell table:style-name="ce343"/>
          <table:table-cell table:number-columns-repeated="3" table:style-name="ce338"/>
          <table:table-cell table:style-name="ce343"/>
          <table:table-cell table:number-columns-repeated="4" table:style-name="ce338"/>
          <table:table-cell table:style-name="ce346"/>
          <table:table-cell table:style-name="ce337"/>
          <table:table-cell table:style-name="ce338"/>
          <table:table-cell table:number-columns-repeated="14" table:style-name="ce10"/>
          <table:table-cell table:number-columns-repeated="16345" table:style-name="ce338"/>
        </table:table-row>
        <table:table-row table:style-name="ro4">
          <table:table-cell table:number-columns-repeated="2" table:style-name="ce348"/>
          <table:table-cell table:number-columns-repeated="2" table:style-name="ce349"/>
          <table:table-cell table:number-columns-repeated="2" table:style-name="ce350"/>
          <table:table-cell table:style-name="ce349"/>
          <table:table-cell table:number-columns-repeated="2" table:style-name="ce351"/>
          <table:table-cell table:style-name="ce349"/>
          <table:table-cell table:number-columns-repeated="4" table:style-name="ce351"/>
          <table:table-cell table:style-name="ce349"/>
          <table:table-cell table:number-columns-repeated="3" table:style-name="ce347"/>
          <table:table-cell table:style-name="ce349"/>
          <table:table-cell table:number-columns-repeated="4" table:style-name="ce347"/>
          <table:table-cell table:style-name="ce351"/>
          <table:table-cell office:value-type="string" table:style-name="ce352">
            <text:p>Kilometres</text:p>
          </table:table-cell>
          <table:table-cell table:number-columns-repeated="14" table:style-name="ce10"/>
          <table:table-cell table:number-columns-repeated="16345" table:style-name="ce338"/>
        </table:table-row>
        <table:table-row table:style-name="ro5">
          <table:table-cell table:style-name="ce353"/>
          <table:table-cell table:number-columns-repeated="2" table:style-name="ce354"/>
          <table:table-cell office:value-type="string" table:number-columns-spanned="10" table:number-rows-spanned="1" table:style-name="ce397">
            <text:p>Major roads</text:p>
          </table:table-cell>
          <table:covered-table-cell table:number-columns-repeated="9"/>
          <table:table-cell table:style-name="ce355"/>
          <table:table-cell office:value-type="string" table:number-columns-spanned="9" table:number-rows-spanned="1" table:style-name="ce397">
            <text:p>Minor roads</text:p>
          </table:table-cell>
          <table:covered-table-cell table:number-columns-repeated="8"/>
          <table:table-cell table:style-name="ce355"/>
          <table:table-cell office:value-type="string" table:number-columns-spanned="1" table:number-rows-spanned="3" table:style-name="ce398">
            <text:p>All roads</text:p>
          </table:table-cell>
          <table:table-cell table:number-columns-repeated="14" table:style-name="ce10"/>
          <table:table-cell table:number-columns-repeated="16345" table:style-name="ce353"/>
        </table:table-row>
        <table:table-row table:style-name="ro6">
          <table:table-cell table:style-name="ce353"/>
          <table:table-cell table:number-columns-repeated="3"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table:style-name="ce354"/>
          <table:table-cell office:value-type="string" table:number-columns-spanned="2" table:number-rows-spanned="1" table:style-name="ce399">
            <text:p>of which</text:p>
          </table:table-cell>
          <table:covered-table-cell/>
          <table:table-cell office:value-type="string" table:number-columns-spanned="1" table:number-rows-spanned="2" table:style-name="ce400">
            <text:p>All major roads</text:p>
          </table:table-cell>
          <table:table-cell table:style-name="ce356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table:style-name="ce354"/>
          <table:table-cell office:value-type="string" table:number-columns-spanned="3" table:number-rows-spanned="1" table:style-name="ce399">
            <text:p>of which</text:p>
          </table:table-cell>
          <table:covered-table-cell table:number-columns-repeated="2"/>
          <table:table-cell office:value-type="string" table:number-columns-spanned="1" table:number-rows-spanned="2" table:style-name="ce400">
            <text:p>All minor roads</text:p>
          </table:table-cell>
          <table:table-cell table:style-name="ce356"/>
          <table:covered-table-cell/>
          <table:table-cell table:number-columns-repeated="14" table:style-name="ce10"/>
          <table:table-cell table:number-columns-repeated="16345" table:style-name="ce353"/>
        </table:table-row>
        <table:table-row table:style-name="ro8">
          <table:table-cell office:value-type="string" table:style-name="ce357">
            <text:p>ONS Area</text:p>
            <text:p>Code</text:p>
          </table:table-cell>
          <table:table-cell table:style-name="ce357"/>
          <table:table-cell table:style-name="ce358"/>
          <table:table-cell office:value-type="string" table:style-name="ce358">
            <text:p>Motorways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Rural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table-cell office:value-type="string" table:style-name="ce358">
            <text:p>Urban 'A'<text:s/><text:span text:style-name="T1">1</text:span></text:p>
          </table:table-cell>
          <table:table-cell office:value-type="string" table:style-name="ce359">
            <text:p>Trunk</text:p>
          </table:table-cell>
          <table:table-cell office:value-type="string" table:style-name="ce359">
            <text:p>Principal</text:p>
          </table:table-cell>
          <table:covered-table-cell/>
          <table:table-cell table:style-name="ce360"/>
          <table:table-cell office:value-type="string" table:style-name="ce358">
            <text:p>Minor rural<text:span text:style-name="T1">1</text:span></text:p>
          </table:table-cell>
          <table:table-cell office:value-type="string" table:style-name="ce359">
            <text:p>Rural 'B'</text:p>
          </table:table-cell>
          <table:table-cell office:value-type="string" table:style-name="ce359">
            <text:p>Rural 'C'</text:p>
          </table:table-cell>
          <table:table-cell office:value-type="string" table:style-name="ce359">
            <text:p>Rural 'U'</text:p>
          </table:table-cell>
          <table:table-cell office:value-type="string" table:style-name="ce358">
            <text:p>Minor urban<text:span text:style-name="T1">1</text:span></text:p>
          </table:table-cell>
          <table:table-cell office:value-type="string" table:style-name="ce359">
            <text:p>Urban 'B'</text:p>
          </table:table-cell>
          <table:table-cell office:value-type="string" table:style-name="ce359">
            <text:p>Urban 'C'</text:p>
          </table:table-cell>
          <table:table-cell office:value-type="string" table:style-name="ce359">
            <text:p>Urban 'U'</text:p>
          </table:table-cell>
          <table:covered-table-cell/>
          <table:table-cell table:style-name="ce360"/>
          <table:covered-table-cell/>
          <table:table-cell table:number-columns-repeated="14" table:style-name="ce10"/>
          <table:table-cell table:number-columns-repeated="16345" table:style-name="ce361"/>
        </table:table-row>
        <table:table-row table:style-name="ro8">
          <table:table-cell table:style-name="ce362"/>
          <table:table-cell office:value-type="string" table:style-name="ce363">
            <text:p>Total length</text:p>
          </table:table-cell>
          <table:table-cell table:number-columns-repeated="2" table:style-name="ce364"/>
          <table:table-cell table:number-columns-repeated="2" table:style-name="ce365"/>
          <table:table-cell table:style-name="ce364"/>
          <table:table-cell table:number-columns-repeated="2" table:style-name="ce366"/>
          <table:table-cell table:style-name="ce364"/>
          <table:table-cell table:number-columns-repeated="4" table:style-name="ce366"/>
          <table:table-cell table:style-name="ce364"/>
          <table:table-cell table:number-columns-repeated="3" table:style-name="ce362"/>
          <table:table-cell table:style-name="ce364"/>
          <table:table-cell table:number-columns-repeated="4" table:style-name="ce362"/>
          <table:table-cell table:style-name="ce366"/>
          <table:table-cell table:style-name="ce367"/>
          <table:table-cell table:number-columns-repeated="14" table:style-name="ce10"/>
          <table:table-cell table:number-columns-repeated="16345" table:style-name="ce338"/>
        </table:table-row>
        <table:table-row table:style-name="ro9">
          <table:table-cell office:value-type="string" table:style-name="ce341">
            <text:p>E12000001</text:p>
          </table:table-cell>
          <table:table-cell office:value-type="string" table:style-name="ce354">
            <text:p>North East</text:p>
          </table:table-cell>
          <table:table-cell table:style-name="ce354"/>
          <table:table-cell office:value-type="float" office:value="58" table:style-name="ce216">
            <text:p>58</text:p>
          </table:table-cell>
          <table:table-cell office:value-type="float" office:value="55.6" table:style-name="ce301">
            <text:p>56</text:p>
          </table:table-cell>
          <table:table-cell office:value-type="float" office:value="2.4" table:style-name="ce301">
            <text:p>2</text:p>
          </table:table-cell>
          <table:table-cell office:value-type="float" office:value="1258.22" table:style-name="ce216">
            <text:p>1,258</text:p>
          </table:table-cell>
          <table:table-cell office:value-type="float" office:value="296.2" table:style-name="ce301">
            <text:p>296</text:p>
          </table:table-cell>
          <table:table-cell office:value-type="float" office:value="962.02" table:style-name="ce301">
            <text:p>962</text:p>
          </table:table-cell>
          <table:table-cell office:value-type="float" office:value="500.65" table:style-name="ce216">
            <text:p>501</text:p>
          </table:table-cell>
          <table:table-cell office:value-type="float" office:value="51.3" table:style-name="ce301">
            <text:p>51</text:p>
          </table:table-cell>
          <table:table-cell office:value-type="float" office:value="449.35" table:style-name="ce301">
            <text:p>449</text:p>
          </table:table-cell>
          <table:table-cell office:value-type="float" office:value="1816.87" table:style-name="ce302">
            <text:p>1,817</text:p>
          </table:table-cell>
          <table:table-cell table:style-name="ce301"/>
          <table:table-cell office:value-type="float" office:value="7222" table:style-name="ce216">
            <text:p>7,222</text:p>
          </table:table-cell>
          <table:table-cell office:value-type="float" office:value="1082" table:style-name="ce301">
            <text:p>1,082</text:p>
          </table:table-cell>
          <table:table-cell office:value-type="float" office:value="2374.8000000000002" table:style-name="ce301">
            <text:p>2,375</text:p>
          </table:table-cell>
          <table:table-cell office:value-type="float" office:value="3765.2" table:style-name="ce301">
            <text:p>3,765</text:p>
          </table:table-cell>
          <table:table-cell office:value-type="float" office:value="6801.3" table:style-name="ce216">
            <text:p>6,801</text:p>
          </table:table-cell>
          <table:table-cell office:value-type="float" office:value="257.60000000000002" table:style-name="ce301">
            <text:p>258</text:p>
          </table:table-cell>
          <table:table-cell office:value-type="float" office:value="461.4" table:style-name="ce301">
            <text:p>461</text:p>
          </table:table-cell>
          <table:table-cell office:value-type="float" office:value="6082.3" table:style-name="ce301">
            <text:p>6,082</text:p>
          </table:table-cell>
          <table:table-cell office:value-type="float" office:value="14023.3" table:style-name="ce302">
            <text:p>14,023</text:p>
          </table:table-cell>
          <table:table-cell table:style-name="ce301"/>
          <table:table-cell office:value-type="float" office:value="15840.17" table:style-name="ce302">
            <text:p>15,840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2</text:p>
          </table:table-cell>
          <table:table-cell office:value-type="string" table:style-name="ce354">
            <text:p>North West</text:p>
          </table:table-cell>
          <table:table-cell table:style-name="ce354"/>
          <table:table-cell office:value-type="float" office:value="637.5" table:style-name="ce216">
            <text:p>638</text:p>
          </table:table-cell>
          <table:table-cell office:value-type="float" office:value="611.5" table:style-name="ce301">
            <text:p>612</text:p>
          </table:table-cell>
          <table:table-cell office:value-type="float" office:value="26" table:style-name="ce301">
            <text:p>26</text:p>
          </table:table-cell>
          <table:table-cell office:value-type="float" office:value="2337.1799999999998" table:style-name="ce216">
            <text:p>2,337</text:p>
          </table:table-cell>
          <table:table-cell office:value-type="float" office:value="302" table:style-name="ce301">
            <text:p>302</text:p>
          </table:table-cell>
          <table:table-cell office:value-type="float" office:value="2035.18" table:style-name="ce301">
            <text:p>2,035</text:p>
          </table:table-cell>
          <table:table-cell office:value-type="float" office:value="1677" table:style-name="ce216">
            <text:p>1,677</text:p>
          </table:table-cell>
          <table:table-cell office:value-type="float" office:value="33.6" table:style-name="ce301">
            <text:p>34</text:p>
          </table:table-cell>
          <table:table-cell office:value-type="float" office:value="1643.4" table:style-name="ce301">
            <text:p>1,643</text:p>
          </table:table-cell>
          <table:table-cell office:value-type="float" office:value="4651.68" table:style-name="ce302">
            <text:p>4,652</text:p>
          </table:table-cell>
          <table:table-cell table:style-name="ce301"/>
          <table:table-cell office:value-type="float" office:value="13207.8" table:style-name="ce216">
            <text:p>13,208</text:p>
          </table:table-cell>
          <table:table-cell office:value-type="float" office:value="1232.8" table:style-name="ce301">
            <text:p>1,233</text:p>
          </table:table-cell>
          <table:table-cell office:value-type="float" office:value="4459.8999999999996" table:style-name="ce301">
            <text:p>4,460</text:p>
          </table:table-cell>
          <table:table-cell office:value-type="float" office:value="7515.1" table:style-name="ce301">
            <text:p>7,515</text:p>
          </table:table-cell>
          <table:table-cell office:value-type="float" office:value="18674.5" table:style-name="ce216">
            <text:p>18,675</text:p>
          </table:table-cell>
          <table:table-cell office:value-type="float" office:value="728.6" table:style-name="ce301">
            <text:p>729</text:p>
          </table:table-cell>
          <table:table-cell office:value-type="float" office:value="1172" table:style-name="ce301">
            <text:p>1,172</text:p>
          </table:table-cell>
          <table:table-cell office:value-type="float" office:value="16773.900000000001" table:style-name="ce301">
            <text:p>16,774</text:p>
          </table:table-cell>
          <table:table-cell office:value-type="float" office:value="31882.3" table:style-name="ce302">
            <text:p>31,882</text:p>
          </table:table-cell>
          <table:table-cell table:style-name="ce302"/>
          <table:table-cell office:value-type="float" office:value="36533.980000000003" table:style-name="ce302">
            <text:p>36,534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3</text:p>
          </table:table-cell>
          <table:table-cell office:value-type="string" table:style-name="ce354">
            <text:p>Yorkshire and the Humber</text:p>
          </table:table-cell>
          <table:table-cell table:style-name="ce354"/>
          <table:table-cell office:value-type="float" office:value="365.5" table:style-name="ce216">
            <text:p>366</text:p>
          </table:table-cell>
          <table:table-cell office:value-type="float" office:value="362" table:style-name="ce301">
            <text:p>362</text:p>
          </table:table-cell>
          <table:table-cell office:value-type="float" office:value="3.5" table:style-name="ce301">
            <text:p>4</text:p>
          </table:table-cell>
          <table:table-cell office:value-type="float" office:value="2244.27" table:style-name="ce216">
            <text:p>2,244</text:p>
          </table:table-cell>
          <table:table-cell office:value-type="float" office:value="393.35" table:style-name="ce301">
            <text:p>393</text:p>
          </table:table-cell>
          <table:table-cell office:value-type="float" office:value="1850.92" table:style-name="ce301">
            <text:p>1,851</text:p>
          </table:table-cell>
          <table:table-cell office:value-type="float" office:value="1085.8900000000001" table:style-name="ce216">
            <text:p>1,086</text:p>
          </table:table-cell>
          <table:table-cell office:value-type="float" office:value="24.35" table:style-name="ce301">
            <text:p>24</text:p>
          </table:table-cell>
          <table:table-cell office:value-type="float" office:value="1061.54" table:style-name="ce301">
            <text:p>1,062</text:p>
          </table:table-cell>
          <table:table-cell office:value-type="float" office:value="3695.66" table:style-name="ce302">
            <text:p>3,696</text:p>
          </table:table-cell>
          <table:table-cell table:style-name="ce301"/>
          <table:table-cell office:value-type="float" office:value="15511.4" table:style-name="ce216">
            <text:p>15,511</text:p>
          </table:table-cell>
          <table:table-cell office:value-type="float" office:value="1451" table:style-name="ce301">
            <text:p>1,451</text:p>
          </table:table-cell>
          <table:table-cell office:value-type="float" office:value="4732.2" table:style-name="ce301">
            <text:p>4,732</text:p>
          </table:table-cell>
          <table:table-cell office:value-type="float" office:value="9328.2000000000007" table:style-name="ce301">
            <text:p>9,328</text:p>
          </table:table-cell>
          <table:table-cell office:value-type="float" office:value="12701.2" table:style-name="ce216">
            <text:p>12,701</text:p>
          </table:table-cell>
          <table:table-cell office:value-type="float" office:value="460.1" table:style-name="ce301">
            <text:p>460</text:p>
          </table:table-cell>
          <table:table-cell office:value-type="float" office:value="978.7" table:style-name="ce301">
            <text:p>979</text:p>
          </table:table-cell>
          <table:table-cell office:value-type="float" office:value="11262.4" table:style-name="ce301">
            <text:p>11,262</text:p>
          </table:table-cell>
          <table:table-cell office:value-type="float" office:value="28212.6" table:style-name="ce302">
            <text:p>28,213</text:p>
          </table:table-cell>
          <table:table-cell table:style-name="ce302"/>
          <table:table-cell office:value-type="float" office:value="31908.26" table:style-name="ce302">
            <text:p>31,908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4</text:p>
          </table:table-cell>
          <table:table-cell office:value-type="string" table:style-name="ce354">
            <text:p>East Midlands</text:p>
          </table:table-cell>
          <table:table-cell table:style-name="ce354"/>
          <table:table-cell office:value-type="float" office:value="195.4" table:style-name="ce216">
            <text:p>195</text:p>
          </table:table-cell>
          <table:table-cell office:value-type="float" office:value="195.4" table:style-name="ce301">
            <text:p>195</text:p>
          </table:table-cell>
          <table:table-cell office:value-type="float" office:value="0" table:style-name="ce301">
            <text:p>0</text:p>
          </table:table-cell>
          <table:table-cell office:value-type="float" office:value="3163.81" table:style-name="ce216">
            <text:p>3,164</text:p>
          </table:table-cell>
          <table:table-cell office:value-type="float" office:value="515.64" table:style-name="ce301">
            <text:p>516</text:p>
          </table:table-cell>
          <table:table-cell office:value-type="float" office:value="2648.17" table:style-name="ce301">
            <text:p>2,648</text:p>
          </table:table-cell>
          <table:table-cell office:value-type="float" office:value="689.71" table:style-name="ce216">
            <text:p>690</text:p>
          </table:table-cell>
          <table:table-cell office:value-type="float" office:value="34.700000000000003" table:style-name="ce301">
            <text:p>35</text:p>
          </table:table-cell>
          <table:table-cell office:value-type="float" office:value="655.01" table:style-name="ce301">
            <text:p>655</text:p>
          </table:table-cell>
          <table:table-cell office:value-type="float" office:value="4048.92" table:style-name="ce302">
            <text:p>4,049</text:p>
          </table:table-cell>
          <table:table-cell table:style-name="ce301"/>
          <table:table-cell office:value-type="float" office:value="17868.5" table:style-name="ce216">
            <text:p>17,869</text:p>
          </table:table-cell>
          <table:table-cell office:value-type="float" office:value="1621.9" table:style-name="ce301">
            <text:p>1,622</text:p>
          </table:table-cell>
          <table:table-cell office:value-type="float" office:value="6866.1" table:style-name="ce301">
            <text:p>6,866</text:p>
          </table:table-cell>
          <table:table-cell office:value-type="float" office:value="9380.5" table:style-name="ce301">
            <text:p>9,381</text:p>
          </table:table-cell>
          <table:table-cell office:value-type="float" office:value="8952.1" table:style-name="ce216">
            <text:p>8,952</text:p>
          </table:table-cell>
          <table:table-cell office:value-type="float" office:value="391.3" table:style-name="ce301">
            <text:p>391</text:p>
          </table:table-cell>
          <table:table-cell office:value-type="float" office:value="924" table:style-name="ce301">
            <text:p>924</text:p>
          </table:table-cell>
          <table:table-cell office:value-type="float" office:value="7636.8" table:style-name="ce301">
            <text:p>7,637</text:p>
          </table:table-cell>
          <table:table-cell office:value-type="float" office:value="26820.6" table:style-name="ce302">
            <text:p>26,821</text:p>
          </table:table-cell>
          <table:table-cell table:style-name="ce302"/>
          <table:table-cell office:value-type="float" office:value="30869.52" table:style-name="ce302">
            <text:p>30,870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5</text:p>
          </table:table-cell>
          <table:table-cell office:value-type="string" table:style-name="ce354">
            <text:p>West Midlands</text:p>
          </table:table-cell>
          <table:table-cell table:style-name="ce354"/>
          <table:table-cell office:value-type="float" office:value="428.4" table:style-name="ce216">
            <text:p>428</text:p>
          </table:table-cell>
          <table:table-cell office:value-type="float" office:value="424.1" table:style-name="ce301">
            <text:p>424</text:p>
          </table:table-cell>
          <table:table-cell office:value-type="float" office:value="4.3" table:style-name="ce301">
            <text:p>4</text:p>
          </table:table-cell>
          <table:table-cell office:value-type="float" office:value="2426.21" table:style-name="ce216">
            <text:p>2,426</text:p>
          </table:table-cell>
          <table:table-cell office:value-type="float" office:value="484.48" table:style-name="ce301">
            <text:p>484</text:p>
          </table:table-cell>
          <table:table-cell office:value-type="float" office:value="1941.73" table:style-name="ce301">
            <text:p>1,942</text:p>
          </table:table-cell>
          <table:table-cell office:value-type="float" office:value="1090.3399999999999" table:style-name="ce216">
            <text:p>1,090</text:p>
          </table:table-cell>
          <table:table-cell office:value-type="float" office:value="55.6" table:style-name="ce301">
            <text:p>56</text:p>
          </table:table-cell>
          <table:table-cell office:value-type="float" office:value="1034.74" table:style-name="ce301">
            <text:p>1,035</text:p>
          </table:table-cell>
          <table:table-cell office:value-type="float" office:value="3944.95" table:style-name="ce302">
            <text:p>3,945</text:p>
          </table:table-cell>
          <table:table-cell table:style-name="ce301"/>
          <table:table-cell office:value-type="float" office:value="15885.7" table:style-name="ce216">
            <text:p>15,886</text:p>
          </table:table-cell>
          <table:table-cell office:value-type="float" office:value="1870.9" table:style-name="ce301">
            <text:p>1,871</text:p>
          </table:table-cell>
          <table:table-cell office:value-type="float" office:value="5883.1" table:style-name="ce301">
            <text:p>5,883</text:p>
          </table:table-cell>
          <table:table-cell office:value-type="float" office:value="8131.7" table:style-name="ce301">
            <text:p>8,132</text:p>
          </table:table-cell>
          <table:table-cell office:value-type="float" office:value="12608.6" table:style-name="ce216">
            <text:p>12,609</text:p>
          </table:table-cell>
          <table:table-cell office:value-type="float" office:value="646.70000000000005" table:style-name="ce301">
            <text:p>647</text:p>
          </table:table-cell>
          <table:table-cell office:value-type="float" office:value="1031.7" table:style-name="ce301">
            <text:p>1,032</text:p>
          </table:table-cell>
          <table:table-cell office:value-type="float" office:value="10930.2" table:style-name="ce301">
            <text:p>10,930</text:p>
          </table:table-cell>
          <table:table-cell office:value-type="float" office:value="28494.3" table:style-name="ce302">
            <text:p>28,494</text:p>
          </table:table-cell>
          <table:table-cell table:style-name="ce302"/>
          <table:table-cell office:value-type="float" office:value="32439.25" table:style-name="ce302">
            <text:p>32,439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6</text:p>
          </table:table-cell>
          <table:table-cell office:value-type="string" table:style-name="ce354">
            <text:p>East of England</text:p>
          </table:table-cell>
          <table:table-cell table:style-name="ce354"/>
          <table:table-cell office:value-type="float" office:value="264.39999999999998" table:style-name="ce216">
            <text:p>264</text:p>
          </table:table-cell>
          <table:table-cell office:value-type="float" office:value="264.39999999999998" table:style-name="ce301">
            <text:p>264</text:p>
          </table:table-cell>
          <table:table-cell office:value-type="float" office:value="0" table:style-name="ce301">
            <text:p>0</text:p>
          </table:table-cell>
          <table:table-cell office:value-type="float" office:value="3077.73" table:style-name="ce216">
            <text:p>3,078</text:p>
          </table:table-cell>
          <table:table-cell office:value-type="float" office:value="748.67" table:style-name="ce301">
            <text:p>749</text:p>
          </table:table-cell>
          <table:table-cell office:value-type="float" office:value="2329.06" table:style-name="ce301">
            <text:p>2,329</text:p>
          </table:table-cell>
          <table:table-cell office:value-type="float" office:value="820.7" table:style-name="ce216">
            <text:p>821</text:p>
          </table:table-cell>
          <table:table-cell office:value-type="float" office:value="36.700000000000003" table:style-name="ce301">
            <text:p>37</text:p>
          </table:table-cell>
          <table:table-cell office:value-type="float" office:value="784" table:style-name="ce301">
            <text:p>784</text:p>
          </table:table-cell>
          <table:table-cell office:value-type="float" office:value="4162.83" table:style-name="ce302">
            <text:p>4,163</text:p>
          </table:table-cell>
          <table:table-cell table:style-name="ce301"/>
          <table:table-cell office:value-type="float" office:value="24228.9" table:style-name="ce216">
            <text:p>24,229</text:p>
          </table:table-cell>
          <table:table-cell office:value-type="float" office:value="2814.1" table:style-name="ce301">
            <text:p>2,814</text:p>
          </table:table-cell>
          <table:table-cell office:value-type="float" office:value="8730.7000000000007" table:style-name="ce301">
            <text:p>8,731</text:p>
          </table:table-cell>
          <table:table-cell office:value-type="float" office:value="12684.1" table:style-name="ce301">
            <text:p>12,684</text:p>
          </table:table-cell>
          <table:table-cell office:value-type="float" office:value="10760.1" table:style-name="ce216">
            <text:p>10,760</text:p>
          </table:table-cell>
          <table:table-cell office:value-type="float" office:value="422.8" table:style-name="ce301">
            <text:p>423</text:p>
          </table:table-cell>
          <table:table-cell office:value-type="float" office:value="1238.8" table:style-name="ce301">
            <text:p>1,239</text:p>
          </table:table-cell>
          <table:table-cell office:value-type="float" office:value="9098.5" table:style-name="ce301">
            <text:p>9,099</text:p>
          </table:table-cell>
          <table:table-cell office:value-type="float" office:value="34989" table:style-name="ce302">
            <text:p>34,989</text:p>
          </table:table-cell>
          <table:table-cell table:style-name="ce302"/>
          <table:table-cell office:value-type="float" office:value="39151.83" table:style-name="ce302">
            <text:p>39,152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7</text:p>
          </table:table-cell>
          <table:table-cell office:value-type="string" table:style-name="ce354">
            <text:p>London</text:p>
          </table:table-cell>
          <table:table-cell table:style-name="ce354"/>
          <table:table-cell office:value-type="float" office:value="60.1" table:style-name="ce216">
            <text:p>60</text:p>
          </table:table-cell>
          <table:table-cell office:value-type="float" office:value="60.1" table:style-name="ce301">
            <text:p>60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216">
            <text:p>62</text:p>
          </table:table-cell>
          <table:table-cell office:value-type="float" office:value="0" table:style-name="ce301">
            <text:p>0</text:p>
          </table:table-cell>
          <table:table-cell office:value-type="float" office:value="61.5" table:style-name="ce301">
            <text:p>62</text:p>
          </table:table-cell>
          <table:table-cell office:value-type="float" office:value="1657.46" table:style-name="ce216">
            <text:p>1,657</text:p>
          </table:table-cell>
          <table:table-cell office:value-type="float" office:value="0" table:style-name="ce301">
            <text:p>0</text:p>
          </table:table-cell>
          <table:table-cell office:value-type="float" office:value="1657.46" table:style-name="ce301">
            <text:p>1,657</text:p>
          </table:table-cell>
          <table:table-cell office:value-type="float" office:value="1779.06" table:style-name="ce302">
            <text:p>1,779</text:p>
          </table:table-cell>
          <table:table-cell table:style-name="ce301"/>
          <table:table-cell office:value-type="float" office:value="315.3" table:style-name="ce216">
            <text:p>315</text:p>
          </table:table-cell>
          <table:table-cell office:value-type="float" office:value="25.2" table:style-name="ce301">
            <text:p>25</text:p>
          </table:table-cell>
          <table:table-cell office:value-type="float" office:value="78.3" table:style-name="ce301">
            <text:p>78</text:p>
          </table:table-cell>
          <table:table-cell office:value-type="float" office:value="211.8" table:style-name="ce301">
            <text:p>212</text:p>
          </table:table-cell>
          <table:table-cell office:value-type="float" office:value="12646.9" table:style-name="ce216">
            <text:p>12,647</text:p>
          </table:table-cell>
          <table:table-cell office:value-type="float" office:value="486.3" table:style-name="ce301">
            <text:p>486</text:p>
          </table:table-cell>
          <table:table-cell office:value-type="float" office:value="780" table:style-name="ce301">
            <text:p>780</text:p>
          </table:table-cell>
          <table:table-cell office:value-type="float" office:value="11380.6" table:style-name="ce301">
            <text:p>11,381</text:p>
          </table:table-cell>
          <table:table-cell office:value-type="float" office:value="12962.2" table:style-name="ce302">
            <text:p>12,962</text:p>
          </table:table-cell>
          <table:table-cell table:style-name="ce302"/>
          <table:table-cell office:value-type="float" office:value="14741.26" table:style-name="ce302">
            <text:p>14,741</text:p>
          </table:table-cell>
          <table:table-cell table:number-columns-repeated="14" table:style-name="ce10"/>
          <table:table-cell table:number-columns-repeated="16345"/>
        </table:table-row>
        <table:table-row table:style-name="ro10">
          <table:table-cell office:value-type="string" table:style-name="ce341">
            <text:p>E12000008</text:p>
          </table:table-cell>
          <table:table-cell office:value-type="string" table:style-name="ce354">
            <text:p>South East</text:p>
          </table:table-cell>
          <table:table-cell table:style-name="ce354"/>
          <table:table-cell office:value-type="float" office:value="654.6" table:style-name="ce216">
            <text:p>655</text:p>
          </table:table-cell>
          <table:table-cell office:value-type="float" office:value="644" table:style-name="ce301">
            <text:p>644</text:p>
          </table:table-cell>
          <table:table-cell office:value-type="float" office:value="10.6" table:style-name="ce301">
            <text:p>11</text:p>
          </table:table-cell>
          <table:table-cell office:value-type="float" office:value="3768.1" table:style-name="ce216">
            <text:p>3,768</text:p>
          </table:table-cell>
          <table:table-cell office:value-type="float" office:value="621.4" table:style-name="ce301">
            <text:p>621</text:p>
          </table:table-cell>
          <table:table-cell office:value-type="float" office:value="3146.7" table:style-name="ce301">
            <text:p>3,147</text:p>
          </table:table-cell>
          <table:table-cell office:value-type="float" office:value="1453.65" table:style-name="ce216">
            <text:p>1,454</text:p>
          </table:table-cell>
          <table:table-cell office:value-type="float" office:value="44.8" table:style-name="ce301">
            <text:p>45</text:p>
          </table:table-cell>
          <table:table-cell office:value-type="float" office:value="1408.85" table:style-name="ce301">
            <text:p>1,409</text:p>
          </table:table-cell>
          <table:table-cell office:value-type="float" office:value="5876.35" table:style-name="ce302">
            <text:p>5,876</text:p>
          </table:table-cell>
          <table:table-cell table:style-name="ce301"/>
          <table:table-cell office:value-type="float" office:value="22693" table:style-name="ce216">
            <text:p>22,693</text:p>
          </table:table-cell>
          <table:table-cell office:value-type="float" office:value="2281.1999999999998" table:style-name="ce301">
            <text:p>2,281</text:p>
          </table:table-cell>
          <table:table-cell office:value-type="float" office:value="7684.5" table:style-name="ce301">
            <text:p>7,685</text:p>
          </table:table-cell>
          <table:table-cell office:value-type="float" office:value="12727.3" table:style-name="ce301">
            <text:p>12,727</text:p>
          </table:table-cell>
          <table:table-cell office:value-type="float" office:value="18673.2" table:style-name="ce216">
            <text:p>18,673</text:p>
          </table:table-cell>
          <table:table-cell office:value-type="float" office:value="810.7" table:style-name="ce301">
            <text:p>811</text:p>
          </table:table-cell>
          <table:table-cell office:value-type="float" office:value="1955.8" table:style-name="ce301">
            <text:p>1,956</text:p>
          </table:table-cell>
          <table:table-cell office:value-type="float" office:value="15906.7" table:style-name="ce301">
            <text:p>15,907</text:p>
          </table:table-cell>
          <table:table-cell office:value-type="float" office:value="41366.199999999997" table:style-name="ce302">
            <text:p>41,366</text:p>
          </table:table-cell>
          <table:table-cell table:style-name="ce302"/>
          <table:table-cell office:value-type="float" office:value="47242.55" table:style-name="ce302">
            <text:p>47,243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office:value-type="string" table:style-name="ce341">
            <text:p>E12000009</text:p>
          </table:table-cell>
          <table:table-cell office:value-type="string" table:style-name="ce354">
            <text:p>South West</text:p>
          </table:table-cell>
          <table:table-cell table:style-name="ce354"/>
          <table:table-cell office:value-type="float" office:value="326.8" table:style-name="ce216">
            <text:p>327</text:p>
          </table:table-cell>
          <table:table-cell office:value-type="float" office:value="325.7" table:style-name="ce301">
            <text:p>326</text:p>
          </table:table-cell>
          <table:table-cell office:value-type="float" office:value="1.1000000000000001" table:style-name="ce301">
            <text:p>1</text:p>
          </table:table-cell>
          <table:table-cell office:value-type="float" office:value="4232.59" table:style-name="ce216">
            <text:p>4,233</text:p>
          </table:table-cell>
          <table:table-cell office:value-type="float" office:value="679.7" table:style-name="ce301">
            <text:p>680</text:p>
          </table:table-cell>
          <table:table-cell office:value-type="float" office:value="3552.89" table:style-name="ce301">
            <text:p>3,553</text:p>
          </table:table-cell>
          <table:table-cell office:value-type="float" office:value="702.22" table:style-name="ce216">
            <text:p>702</text:p>
          </table:table-cell>
          <table:table-cell office:value-type="float" office:value="24.9" table:style-name="ce301">
            <text:p>25</text:p>
          </table:table-cell>
          <table:table-cell office:value-type="float" office:value="677.32" table:style-name="ce301">
            <text:p>677</text:p>
          </table:table-cell>
          <table:table-cell office:value-type="float" office:value="5261.61" table:style-name="ce302">
            <text:p>5,262</text:p>
          </table:table-cell>
          <table:table-cell table:style-name="ce301"/>
          <table:table-cell office:value-type="float" office:value="33822.300000000003" table:style-name="ce216">
            <text:p>33,822</text:p>
          </table:table-cell>
          <table:table-cell office:value-type="float" office:value="2816.5" table:style-name="ce301">
            <text:p>2,817</text:p>
          </table:table-cell>
          <table:table-cell office:value-type="float" office:value="13786.5" table:style-name="ce301">
            <text:p>13,787</text:p>
          </table:table-cell>
          <table:table-cell office:value-type="float" office:value="17219.3" table:style-name="ce301">
            <text:p>17,219</text:p>
          </table:table-cell>
          <table:table-cell office:value-type="float" office:value="10131.4" table:style-name="ce216">
            <text:p>10,131</text:p>
          </table:table-cell>
          <table:table-cell office:value-type="float" office:value="463" table:style-name="ce301">
            <text:p>463</text:p>
          </table:table-cell>
          <table:table-cell office:value-type="float" office:value="1155.8" table:style-name="ce301">
            <text:p>1,156</text:p>
          </table:table-cell>
          <table:table-cell office:value-type="float" office:value="8512.6" table:style-name="ce301">
            <text:p>8,513</text:p>
          </table:table-cell>
          <table:table-cell office:value-type="float" office:value="43953.7" table:style-name="ce302">
            <text:p>43,954</text:p>
          </table:table-cell>
          <table:table-cell table:style-name="ce302"/>
          <table:table-cell office:value-type="float" office:value="49215.31" table:style-name="ce302">
            <text:p>49,215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9">
          <table:table-cell office:value-type="string" table:style-name="ce342">
            <text:p>E92000001</text:p>
          </table:table-cell>
          <table:table-cell office:value-type="string" table:style-name="ce354">
            <text:p>England</text:p>
          </table:table-cell>
          <table:table-cell table:style-name="ce354"/>
          <table:table-cell office:value-type="float" office:value="2990.7" table:style-name="ce368">
            <text:p>2,991</text:p>
          </table:table-cell>
          <table:table-cell office:value-type="float" office:value="2942.8" table:style-name="ce306">
            <text:p>2,943</text:p>
          </table:table-cell>
          <table:table-cell office:value-type="float" office:value="47.9" table:style-name="ce306">
            <text:p>48</text:p>
          </table:table-cell>
          <table:table-cell office:value-type="float" office:value="22569.61" table:style-name="ce368">
            <text:p>22,570</text:p>
          </table:table-cell>
          <table:table-cell office:value-type="float" office:value="4041.44" table:style-name="ce306">
            <text:p>4,041</text:p>
          </table:table-cell>
          <table:table-cell office:value-type="float" office:value="18528.169999999998" table:style-name="ce306">
            <text:p>18,528</text:p>
          </table:table-cell>
          <table:table-cell office:value-type="float" office:value="9677.6200000000008" table:style-name="ce368">
            <text:p>9,678</text:p>
          </table:table-cell>
          <table:table-cell office:value-type="float" office:value="305.95" table:style-name="ce306">
            <text:p>306</text:p>
          </table:table-cell>
          <table:table-cell office:value-type="float" office:value="9371.67" table:style-name="ce306">
            <text:p>9,372</text:p>
          </table:table-cell>
          <table:table-cell office:value-type="float" office:value="35237.93" table:style-name="ce302">
            <text:p>35,238</text:p>
          </table:table-cell>
          <table:table-cell table:style-name="ce306"/>
          <table:table-cell office:value-type="float" office:value="150754.9" table:style-name="ce368">
            <text:p>150,755</text:p>
          </table:table-cell>
          <table:table-cell office:value-type="float" office:value="15195.6" table:style-name="ce306">
            <text:p>15,196</text:p>
          </table:table-cell>
          <table:table-cell office:value-type="float" office:value="54596.1" table:style-name="ce306">
            <text:p>54,596</text:p>
          </table:table-cell>
          <table:table-cell office:value-type="float" office:value="80963.199999999997" table:style-name="ce306">
            <text:p>80,963</text:p>
          </table:table-cell>
          <table:table-cell office:value-type="float" office:value="111949.3" table:style-name="ce368">
            <text:p>111,949</text:p>
          </table:table-cell>
          <table:table-cell office:value-type="float" office:value="4667.1000000000004" table:style-name="ce306">
            <text:p>4,667</text:p>
          </table:table-cell>
          <table:table-cell office:value-type="float" office:value="9698.2000000000007" table:style-name="ce306">
            <text:p>9,698</text:p>
          </table:table-cell>
          <table:table-cell office:value-type="float" office:value="97584" table:style-name="ce306">
            <text:p>97,584</text:p>
          </table:table-cell>
          <table:table-cell office:value-type="float" office:value="262704.2" table:style-name="ce302">
            <text:p>262,704</text:p>
          </table:table-cell>
          <table:table-cell table:style-name="ce302"/>
          <table:table-cell office:value-type="float" office:value="297942.13" table:style-name="ce302">
            <text:p>297,942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9">
          <table:table-cell office:value-type="string" table:style-name="ce341">
            <text:p>W92000004</text:p>
          </table:table-cell>
          <table:table-cell office:value-type="string" table:style-name="ce354">
            <text:p>Wales</text:p>
          </table:table-cell>
          <table:table-cell table:style-name="ce354"/>
          <table:table-cell office:value-type="float" office:value="141.30000000000001" table:style-name="ce216">
            <text:p>141</text:p>
          </table:table-cell>
          <table:table-cell office:value-type="float" office:value="141.30000000000001" table:style-name="ce301">
            <text:p>141</text:p>
          </table:table-cell>
          <table:table-cell office:value-type="float" office:value="0" table:style-name="ce301">
            <text:p>0</text:p>
          </table:table-cell>
          <table:table-cell office:value-type="float" office:value="3640.29" table:style-name="ce216">
            <text:p>3,640</text:p>
          </table:table-cell>
          <table:table-cell office:value-type="float" office:value="1498.58" table:style-name="ce301">
            <text:p>1,499</text:p>
          </table:table-cell>
          <table:table-cell office:value-type="float" office:value="2141.71" table:style-name="ce301">
            <text:p>2,142</text:p>
          </table:table-cell>
          <table:table-cell office:value-type="float" office:value="533.29999999999995" table:style-name="ce216">
            <text:p>533</text:p>
          </table:table-cell>
          <table:table-cell office:value-type="float" office:value="48.02" table:style-name="ce301">
            <text:p>48</text:p>
          </table:table-cell>
          <table:table-cell office:value-type="float" office:value="485.28" table:style-name="ce301">
            <text:p>485</text:p>
          </table:table-cell>
          <table:table-cell office:value-type="float" office:value="4314.8900000000003" table:style-name="ce302">
            <text:p>4,315</text:p>
          </table:table-cell>
          <table:table-cell table:style-name="ce301"/>
          <table:table-cell office:value-type="float" office:value="22135" table:style-name="ce216">
            <text:p>22,135</text:p>
          </table:table-cell>
          <table:table-cell office:value-type="float" office:value="2612.9" table:style-name="ce301">
            <text:p>2,613</text:p>
          </table:table-cell>
          <table:table-cell office:value-type="float" office:value="9213" table:style-name="ce301">
            <text:p>9,213</text:p>
          </table:table-cell>
          <table:table-cell office:value-type="float" office:value="10309.1" table:style-name="ce301">
            <text:p>10,309</text:p>
          </table:table-cell>
          <table:table-cell office:value-type="float" office:value="6784.6" table:style-name="ce216">
            <text:p>6,785</text:p>
          </table:table-cell>
          <table:table-cell office:value-type="float" office:value="368.4" table:style-name="ce301">
            <text:p>368</text:p>
          </table:table-cell>
          <table:table-cell office:value-type="float" office:value="627.4" table:style-name="ce301">
            <text:p>627</text:p>
          </table:table-cell>
          <table:table-cell office:value-type="float" office:value="5788.8" table:style-name="ce301">
            <text:p>5,789</text:p>
          </table:table-cell>
          <table:table-cell office:value-type="float" office:value="28919.599999999999" table:style-name="ce302">
            <text:p>28,920</text:p>
          </table:table-cell>
          <table:table-cell table:style-name="ce302"/>
          <table:table-cell office:value-type="float" office:value="33234.49" table:style-name="ce302">
            <text:p>33,234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0">
          <table:table-cell office:value-type="string" table:style-name="ce341">
            <text:p>S92000003</text:p>
          </table:table-cell>
          <table:table-cell office:value-type="string" table:style-name="ce354">
            <text:p>Scotland</text:p>
          </table:table-cell>
          <table:table-cell table:style-name="ce354"/>
          <table:table-cell office:value-type="float" office:value="386.49" table:style-name="ce216">
            <text:p>386</text:p>
          </table:table-cell>
          <table:table-cell office:value-type="float" office:value="386.49" table:style-name="ce301">
            <text:p>386</text:p>
          </table:table-cell>
          <table:table-cell office:value-type="float" office:value="0" table:style-name="ce301">
            <text:p>0</text:p>
          </table:table-cell>
          <table:table-cell office:value-type="float" office:value="9401" table:style-name="ce216">
            <text:p>9,401</text:p>
          </table:table-cell>
          <table:table-cell office:value-type="float" office:value="2726.03" table:style-name="ce301">
            <text:p>2,726</text:p>
          </table:table-cell>
          <table:table-cell office:value-type="float" office:value="6674.97" table:style-name="ce301">
            <text:p>6,675</text:p>
          </table:table-cell>
          <table:table-cell office:value-type="float" office:value="905.39" table:style-name="ce216">
            <text:p>905</text:p>
          </table:table-cell>
          <table:table-cell office:value-type="float" office:value="87.8" table:style-name="ce301">
            <text:p>88</text:p>
          </table:table-cell>
          <table:table-cell office:value-type="float" office:value="817.59" table:style-name="ce301">
            <text:p>818</text:p>
          </table:table-cell>
          <table:table-cell office:value-type="float" office:value="10692.88" table:style-name="ce302">
            <text:p>10,693</text:p>
          </table:table-cell>
          <table:table-cell table:style-name="ce301"/>
          <table:table-cell office:value-type="float" office:value="34755.1" table:style-name="ce216">
            <text:p>34,755</text:p>
          </table:table-cell>
          <table:table-cell office:value-type="float" office:value="6829.8" table:style-name="ce301">
            <text:p>6,830</text:p>
          </table:table-cell>
          <table:table-cell office:value-type="float" office:value="9771.7999999999993" table:style-name="ce301">
            <text:p>9,772</text:p>
          </table:table-cell>
          <table:table-cell office:value-type="float" office:value="18153.5" table:style-name="ce301">
            <text:p>18,154</text:p>
          </table:table-cell>
          <table:table-cell office:value-type="float" office:value="11451.4" table:style-name="ce216">
            <text:p>11,451</text:p>
          </table:table-cell>
          <table:table-cell office:value-type="float" office:value="514.9" table:style-name="ce301">
            <text:p>515</text:p>
          </table:table-cell>
          <table:table-cell office:value-type="float" office:value="552.4" table:style-name="ce301">
            <text:p>552</text:p>
          </table:table-cell>
          <table:table-cell office:value-type="float" office:value="10384.1" table:style-name="ce301">
            <text:p>10,384</text:p>
          </table:table-cell>
          <table:table-cell office:value-type="float" office:value="46206.5" table:style-name="ce302">
            <text:p>46,207</text:p>
          </table:table-cell>
          <table:table-cell table:style-name="ce302"/>
          <table:table-cell office:value-type="float" office:value="56899.38" table:style-name="ce302">
            <text:p>56,899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9">
          <table:table-cell office:value-type="string" table:style-name="ce382">
            <text:p>K03000001</text:p>
          </table:table-cell>
          <table:table-cell office:value-type="string" table:style-name="ce383">
            <text:p>Great Britain</text:p>
          </table:table-cell>
          <table:table-cell table:style-name="ce383"/>
          <table:table-cell office:value-type="float" office:value="3518.49" table:style-name="ce384">
            <text:p>3,518</text:p>
          </table:table-cell>
          <table:table-cell office:value-type="float" office:value="3470.59" table:style-name="ce401">
            <text:p>3,471</text:p>
          </table:table-cell>
          <table:table-cell office:value-type="float" office:value="47.9" table:style-name="ce401">
            <text:p>48</text:p>
          </table:table-cell>
          <table:table-cell office:value-type="float" office:value="35610.9" table:style-name="ce384">
            <text:p>35,611</text:p>
          </table:table-cell>
          <table:table-cell office:value-type="float" office:value="8266.0499999999993" table:style-name="ce401">
            <text:p>8,266</text:p>
          </table:table-cell>
          <table:table-cell office:value-type="float" office:value="27344.85" table:style-name="ce401">
            <text:p>27,345</text:p>
          </table:table-cell>
          <table:table-cell office:value-type="float" office:value="11116.31" table:style-name="ce384">
            <text:p>11,116</text:p>
          </table:table-cell>
          <table:table-cell office:value-type="float" office:value="441.77" table:style-name="ce401">
            <text:p>442</text:p>
          </table:table-cell>
          <table:table-cell office:value-type="float" office:value="10674.54" table:style-name="ce401">
            <text:p>10,675</text:p>
          </table:table-cell>
          <table:table-cell office:value-type="float" office:value="50245.7" table:style-name="ce402">
            <text:p>50,246</text:p>
          </table:table-cell>
          <table:table-cell table:style-name="ce401"/>
          <table:table-cell office:value-type="float" office:value="207645" table:style-name="ce384">
            <text:p>207,645</text:p>
          </table:table-cell>
          <table:table-cell office:value-type="float" office:value="24638.3" table:style-name="ce401">
            <text:p>24,638</text:p>
          </table:table-cell>
          <table:table-cell office:value-type="float" office:value="73580.899999999994" table:style-name="ce401">
            <text:p>73,581</text:p>
          </table:table-cell>
          <table:table-cell office:value-type="float" office:value="109425.8" table:style-name="ce401">
            <text:p>109,426</text:p>
          </table:table-cell>
          <table:table-cell office:value-type="float" office:value="130185.3" table:style-name="ce384">
            <text:p>130,185</text:p>
          </table:table-cell>
          <table:table-cell office:value-type="float" office:value="5550.4" table:style-name="ce401">
            <text:p>5,550</text:p>
          </table:table-cell>
          <table:table-cell office:value-type="float" office:value="10878" table:style-name="ce401">
            <text:p>10,878</text:p>
          </table:table-cell>
          <table:table-cell office:value-type="float" office:value="113756.9" table:style-name="ce401">
            <text:p>113,757</text:p>
          </table:table-cell>
          <table:table-cell office:value-type="float" office:value="337830.3" table:style-name="ce382">
            <text:p>337,830</text:p>
          </table:table-cell>
          <table:table-cell table:style-name="ce382"/>
          <table:table-cell office:value-type="float" office:value="388076" table:style-name="ce382">
            <text:p>388,076</text:p>
          </table:table-cell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table:style-name="ce338"/>
          <table:table-cell table:number-columns-repeated="2" table:style-name="ce354"/>
          <table:table-cell table:style-name="ce368"/>
          <table:table-cell table:number-columns-repeated="2" table:style-name="ce370"/>
          <table:table-cell table:style-name="ce368"/>
          <table:table-cell table:number-columns-repeated="2" table:style-name="ce370"/>
          <table:table-cell table:style-name="ce368"/>
          <table:table-cell table:number-columns-repeated="2" table:style-name="ce370"/>
          <table:table-cell table:style-name="ce302"/>
          <table:table-cell table:style-name="ce370"/>
          <table:table-cell table:style-name="ce368"/>
          <table:table-cell table:number-columns-repeated="3" table:style-name="ce370"/>
          <table:table-cell table:style-name="ce368"/>
          <table:table-cell table:number-columns-repeated="3" table:style-name="ce370"/>
          <table:table-cell table:number-columns-repeated="3" table:style-name="ce342"/>
          <table:table-cell table:number-columns-repeated="14" table:style-name="ce10"/>
          <table:table-cell table:number-columns-repeated="16345" table:style-name="ce342"/>
        </table:table-row>
        <table:table-row table:style-name="ro11">
          <table:table-cell office:value-type="string" table:style-name="ce171">
            <text:p>Values may not sum to totals due to rounding</text:p>
          </table:table-cell>
          <table:table-cell table:style-name="ce193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33"/>
          <table:table-cell table:style-name="ce407"/>
          <table:table-cell table:style-name="ce246"/>
          <table:table-cell table:number-columns-repeated="3" table:style-name="ce407"/>
          <table:table-cell table:style-name="ce246"/>
          <table:table-cell table:number-columns-repeated="3" table:style-name="ce40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office:value-type="string" table:style-name="ce341">
            <text:p>1. Use controls at top of sheet to expand/collapse selection</text:p>
          </table:table-cell>
          <table:table-cell table:style-name="ce354"/>
          <table:table-cell table:style-name="ce368"/>
          <table:table-cell table:number-columns-repeated="2" table:style-name="ce370"/>
          <table:table-cell table:style-name="ce368"/>
          <table:table-cell table:number-columns-repeated="2" table:style-name="ce370"/>
          <table:table-cell table:style-name="ce368"/>
          <table:table-cell table:number-columns-repeated="2" table:style-name="ce370"/>
          <table:table-cell table:style-name="ce302"/>
          <table:table-cell table:style-name="ce370"/>
          <table:table-cell table:style-name="ce368"/>
          <table:table-cell table:number-columns-repeated="3" table:style-name="ce370"/>
          <table:table-cell table:style-name="ce368"/>
          <table:table-cell table:number-columns-repeated="3" table:style-name="ce370"/>
          <table:table-cell table:number-columns-repeated="3" table:style-name="ce342"/>
          <table:table-cell table:number-columns-repeated="232" table:style-name="ce341"/>
          <table:table-cell table:number-columns-repeated="16128" table:style-name="ce342"/>
        </table:table-row>
        <table:table-row table:style-name="ro11">
          <table:table-cell table:number-columns-repeated="2" table:style-name="ce354"/>
          <table:table-cell table:style-name="ce368"/>
          <table:table-cell table:number-columns-repeated="2" table:style-name="ce370"/>
          <table:table-cell table:style-name="ce368"/>
          <table:table-cell table:number-columns-repeated="2" table:style-name="ce370"/>
          <table:table-cell table:style-name="ce368"/>
          <table:table-cell table:number-columns-repeated="2" table:style-name="ce370"/>
          <table:table-cell table:style-name="ce302"/>
          <table:table-cell table:style-name="ce370"/>
          <table:table-cell table:style-name="ce368"/>
          <table:table-cell table:number-columns-repeated="3" table:style-name="ce370"/>
          <table:table-cell table:style-name="ce368"/>
          <table:table-cell table:number-columns-repeated="3" table:style-name="ce370"/>
          <table:table-cell table:number-columns-repeated="3" table:style-name="ce342"/>
          <table:table-cell table:number-columns-repeated="232" table:style-name="ce341"/>
          <table:table-cell table:number-columns-repeated="16128" table:style-name="ce342"/>
        </table:table-row>
        <table:table-row table:style-name="ro11">
          <table:table-cell office:value-type="string" table:style-name="ce248">
            <text:p>Symbols</text:p>
          </table:table-cell>
          <table:table-cell table:style-name="ce193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33"/>
          <table:table-cell table:style-name="ce407"/>
          <table:table-cell table:style-name="ce246"/>
          <table:table-cell table:number-columns-repeated="3" table:style-name="ce407"/>
          <table:table-cell table:style-name="ce246"/>
          <table:table-cell table:number-columns-repeated="3" table:style-name="ce40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office:value-type="string" table:style-name="ce171">
            <text:p>. <text:s/>Not applicable</text:p>
          </table:table-cell>
          <table:table-cell table:style-name="ce193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33"/>
          <table:table-cell table:style-name="ce407"/>
          <table:table-cell table:style-name="ce246"/>
          <table:table-cell table:number-columns-repeated="3" table:style-name="ce407"/>
          <table:table-cell table:style-name="ce246"/>
          <table:table-cell table:number-columns-repeated="3" table:style-name="ce40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table:style-name="ce171"/>
          <table:table-cell table:style-name="ce193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46"/>
          <table:table-cell table:number-columns-repeated="2" table:style-name="ce407"/>
          <table:table-cell table:style-name="ce233"/>
          <table:table-cell table:style-name="ce407"/>
          <table:table-cell table:style-name="ce246"/>
          <table:table-cell table:number-columns-repeated="3" table:style-name="ce407"/>
          <table:table-cell table:style-name="ce246"/>
          <table:table-cell table:number-columns-repeated="3" table:style-name="ce407"/>
          <table:table-cell table:number-columns-repeated="3" table:style-name="ce174"/>
          <table:table-cell table:number-columns-repeated="232" table:style-name="ce341"/>
          <table:table-cell table:number-columns-repeated="16128" table:style-name="ce174"/>
        </table:table-row>
        <table:table-row table:style-name="ro11">
          <table:table-cell office:value-type="string" table:style-name="ce391">
            <text:p>Telephone: 020 7944 5032</text:p>
          </table:table-cell>
          <table:table-cell table:number-columns-repeated="2" table:style-name="ce340"/>
          <table:table-cell table:number-columns-repeated="2" table:style-name="ce341"/>
          <table:table-cell table:style-name="ce340"/>
          <table:table-cell table:number-columns-repeated="2" table:style-name="ce408"/>
          <table:table-cell table:style-name="ce340"/>
          <table:table-cell table:number-columns-repeated="4" table:style-name="ce408"/>
          <table:table-cell table:style-name="ce340"/>
          <table:table-cell table:number-columns-repeated="3" table:style-name="ce341"/>
          <table:table-cell table:style-name="ce340"/>
          <table:table-cell table:number-columns-repeated="5" table:style-name="ce341"/>
          <table:table-cell table:style-name="ce342"/>
          <table:table-cell office:value-type="string" table:style-name="ce392">
            <text:p>Source: Department for Transport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1">
            <text:p><text:a xlink:href="mailto:road.length@dft.gsi.gov.uk">Email: road.length@dft.gsi.gov.uk</text:a></text:p>
          </table:table-cell>
          <table:table-cell table:number-columns-repeated="5" table:style-name="ce341"/>
          <table:table-cell table:number-columns-repeated="2" table:style-name="ce408"/>
          <table:table-cell table:style-name="ce341"/>
          <table:table-cell table:number-columns-repeated="4" table:style-name="ce408"/>
          <table:table-cell table:number-columns-repeated="10" table:style-name="ce341"/>
          <table:table-cell table:style-name="ce342"/>
          <table:table-cell table:style-name="ce393"/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5/road-length-notes-definitions.pdf">Notes and definitions</text:a></text:p>
          </table:table-cell>
          <table:table-cell table:number-columns-repeated="5" table:style-name="ce341"/>
          <table:table-cell table:number-columns-repeated="2" table:style-name="ce408"/>
          <table:table-cell table:style-name="ce341"/>
          <table:table-cell table:number-columns-repeated="4" table:style-name="ce408"/>
          <table:table-cell table:number-columns-repeated="10" table:style-name="ce341"/>
          <table:table-cell table:style-name="ce342"/>
          <table:table-cell office:value-type="string" table:style-name="ce255">
            <text:p>Last updated: 19 May 2016</text:p>
          </table:table-cell>
          <table:table-cell table:number-columns-repeated="14" table:style-name="ce10"/>
          <table:table-cell table:number-columns-repeated="985" table:style-name="ce341"/>
          <table:table-cell table:number-columns-repeated="15360"/>
        </table:table-row>
        <table:table-row table:style-name="ro11">
          <table:table-cell office:value-type="string" table:style-name="ce254">
            <text:p><text:a xlink:href="https://www.gov.uk/government/uploads/system/uploads/attachment_data/file/230607/road-length-statistics-methodology.pdf">Methodology note</text:a></text:p>
          </table:table-cell>
          <table:table-cell table:style-name="ce341"/>
          <table:table-cell table:style-name="ce394"/>
          <table:table-cell table:number-columns-repeated="3" table:style-name="ce341"/>
          <table:table-cell table:number-columns-repeated="2" table:style-name="ce408"/>
          <table:table-cell table:style-name="ce341"/>
          <table:table-cell table:number-columns-repeated="4" table:style-name="ce408"/>
          <table:table-cell table:number-columns-repeated="10" table:style-name="ce341"/>
          <table:table-cell table:style-name="ce342"/>
          <table:table-cell office:value-type="string" table:style-name="ce255">
            <text:p>Next update: May 2017</text:p>
          </table:table-cell>
          <table:table-cell table:number-columns-repeated="16359"/>
        </table:table-row>
        <table:table-row table:style-name="ro10">
          <table:table-cell table:number-columns-repeated="6" table:style-name="ce341"/>
          <table:table-cell table:number-columns-repeated="2" table:style-name="ce408"/>
          <table:table-cell table:style-name="ce341"/>
          <table:table-cell table:number-columns-repeated="4" table:style-name="ce408"/>
          <table:table-cell table:number-columns-repeated="12" table:style-name="ce341"/>
          <table:table-cell table:number-columns-repeated="16359"/>
        </table:table-row>
        <table:table-row table:style-name="ro10">
          <table:table-cell office:value-type="string" table:style-name="ce341">
            <text:p>The figures in this table are National Statistics</text:p>
          </table:table-cell>
          <table:table-cell table:number-columns-repeated="5" table:style-name="ce341"/>
          <table:table-cell table:number-columns-repeated="2" table:style-name="ce408"/>
          <table:table-cell table:style-name="ce341"/>
          <table:table-cell table:number-columns-repeated="4" table:style-name="ce408"/>
          <table:table-cell table:number-columns-repeated="12" table:style-name="ce341"/>
          <table:table-cell table:number-columns-repeated="16359"/>
        </table:table-row>
        <table:table-row table:style-name="ro10">
          <table:table-cell table:number-columns-repeated="6" table:style-name="ce341"/>
          <table:table-cell table:number-columns-repeated="2" table:style-name="ce408"/>
          <table:table-cell table:style-name="ce341"/>
          <table:table-cell table:number-columns-repeated="4" table:style-name="ce408"/>
          <table:table-cell table:number-columns-repeated="12" table:style-name="ce341"/>
          <table:table-cell table:number-columns-repeated="16359"/>
        </table:table-row>
        <table:table-row table:number-rows-repeated="4" table:style-name="ro10">
          <table:table-cell table:number-columns-repeated="6" table:style-name="ce341"/>
          <table:table-cell table:number-columns-repeated="2" table:style-name="ce339"/>
          <table:table-cell table:style-name="ce341"/>
          <table:table-cell table:number-columns-repeated="4" table:style-name="ce339"/>
          <table:table-cell table:number-columns-repeated="12" table:style-name="ce341"/>
          <table:table-cell table:number-columns-repeated="16359"/>
        </table:table-row>
        <table:table-row table:number-rows-repeated="1048536" table:style-name="ro10">
          <table:table-cell table:number-columns-repeated="16384"/>
        </table:table-row>
        <table:named-expressions>
          <table:named-range table:name="Print_Area" table:cell-range-address="RDL0201_(2005).$A$1:RDL0201_(2005).$Y$35" table:base-cell-address="RDL0201_(2005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Tms Rmn" svg:font-family="&quot;Tms Rmn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3" number:min-integer-digits="1" number:grouping="true"/>
    </number:number-style>
    <number:percentage-style style:name="N37">
      <number:number number:decimal-places="1" number:min-integer-digits="1"/>
      <number:text>%</number:text>
    </number:percentage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0" style:apply-style-name="N38P1"/>
    </number:text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8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6._32_New_32_topics_32_2" style:display-name="Heading_6. New topics 2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6._32_New_32_topics_32_3" style:display-name="Heading_6. New topics 3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7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7_32_2" style:display-name="Normal_7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70608_32_updated_32_2" style:display-name="Normal_70608 updated 2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RDL0201_32__40_2008_41_" style:display-name="Normal_RDL0201 (2008)" style:family="table-cell" style:data-style-name="N0">
      <style:table-cell-properties style:vertical-align="automatic" fo:background-color="transparent"/>
    </style:style>
    <style:style style:name="Percent" style:family="table-cell" style:data-style-name="N13">
      <style:table-cell-properties style:vertical-align="automatic" fo:background-color="transparent"/>
    </style:style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3" style:display-name="Percent 3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196850393700787in" fo:margin-right="0.196850393700787in" style:print-orientation="landscape" style:print-page-order="ttb" style:first-page-number="continue" style:scale-to="5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5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4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landscape" style:print-page-order="ttb" style:first-page-number="continue" style:scale-to="47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print-orientation="landscape" style:print-page-order="ttb" style:first-page-number="continue" style:scale-to="48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">
      <style:page-layout-properties fo:margin-top="0.3in" fo:margin-bottom="0.3in" fo:margin-left="0.7in" fo:margin-right="0.7in" style:print-orientation="landscape" style:print-page-order="ttb" style:first-page-number="continue" style:scale-to="46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7">
      <style:page-layout-properties fo:margin-top="0.3in" fo:margin-bottom="0.3in" fo:margin-left="0.7in" fo:margin-right="0.7in" style:print-orientation="landscape" style:print-page-order="ttb" style:first-page-number="continue" style:scale-to="47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shley Singh</meta:initial-creator>
    <dc:creator>Christopher McKee</dc:creator>
    <meta:creation-date>2017-04-13T15:06:22Z</meta:creation-date>
    <dc:date>2018-06-22T13:59:26Z</dc:date>
    <meta:print-date>2017-04-13T15:11:46Z</meta:print-date>
  </office:meta>
</office:document-meta>
</file>